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78070585.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B6B341F.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3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32"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6"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7"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40"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41"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43" style:family="paragraph" style:parent-style-name="Standard">
      <style:paragraph-properties fo:text-align="justify" style:justify-single-word="false"/>
      <style:text-properties officeooo:rsid="0001b48c" officeooo:paragraph-rsid="000a7122"/>
    </style:style>
    <style:style style:name="P44"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margin-top="0cm" fo:margin-bottom="0.499cm" style:contextual-spacing="false" fo:text-align="center" style:justify-single-word="false"/>
    </style:style>
    <style:style style:name="P4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1" style:family="paragraph" style:parent-style-name="Table_20_Contents">
      <style:paragraph-properties fo:text-align="center"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fo:font-weight="normal" style:font-weight-asian="normal" style:font-weight-complex="normal"/>
    </style:style>
    <style:style style:name="T19" style:family="text">
      <style:text-properties fo:font-weight="normal" officeooo:rsid="000966ed" style:font-weight-asian="normal" style:font-weight-complex="normal"/>
    </style:style>
    <style:style style:name="T20" style:family="text">
      <style:text-properties officeooo:rsid="000399bf"/>
    </style:style>
    <style:style style:name="T21" style:family="text">
      <style:text-properties officeooo:rsid="00103fe8"/>
    </style:style>
    <style:style style:name="T22" style:family="text">
      <style:text-properties officeooo:rsid="0014ff12"/>
    </style:style>
    <style:style style:name="T23" style:family="text">
      <style:text-properties officeooo:rsid="00171679"/>
    </style:style>
    <style:style style:name="T24" style:family="text">
      <style:text-properties officeooo:rsid="0019195d"/>
    </style:style>
    <style:style style:name="T25" style:family="text">
      <style:text-properties officeooo:rsid="00194f98"/>
    </style:style>
    <style:style style:name="T26" style:family="text">
      <style:text-properties officeooo:rsid="001dba64"/>
    </style:style>
    <style:style style:name="T27" style:family="text">
      <style:text-properties fo:font-weight="bold" officeooo:rsid="001c0220" style:font-size-asian="12pt" style:font-weight-asian="bold" style:font-weight-complex="bold"/>
    </style:style>
    <style:style style:name="T28" style:family="text">
      <style:text-properties fo:font-weight="bold" officeooo:rsid="001dba64" style:font-size-asian="12pt" style:font-weight-asian="bold" style:font-weight-complex="bold"/>
    </style:style>
    <style:style style:name="T29" style:family="text">
      <style:text-properties officeooo:rsid="0032f547"/>
    </style:style>
    <style:style style:name="T30" style:family="text">
      <style:text-properties officeooo:rsid="003660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n1" text:anchor-type="paragraph" svg:x="0.06cm" svg:y="0.085cm" svg:width="4.921cm" svg:height="5.953cm" draw:z-index="0"><draw:image xlink:href="Pictures/10000201000000BA000000E134E48494.png" xlink:type="simple" xlink:show="embed" xlink:actuate="onLoad"/></draw:frame></text:p>
      <text:p text:style-name="P26"/>
      <text:p text:style-name="P26"/>
      <text:p text:style-name="P26"/>
      <text:p text:style-name="P26"/>
      <text:p text:style-name="P26"/>
      <text:p text:style-name="P26"/>
      <text:p text:style-name="P26">ALGORÍTMICA</text:p>
      <text:p text:style-name="P27"/>
      <text:p text:style-name="P28"/>
      <text:p text:style-name="P27"/>
      <text:p text:style-name="P27"/>
      <text:p text:style-name="P27">PRÁCTICA <text:span text:style-name="T1">2</text:span>: <text:span text:style-name="T1">ALGORITMOS DIVIDE Y VENCERÁS</text:span></text:p>
      <text:p text:style-name="P27"/>
      <text:p text:style-name="P27"/>
      <text:p text:style-name="P32">Memoria final de la práctica</text:p>
      <text:p text:style-name="P32"/>
      <text:p text:style-name="P32"/>
      <text:p text:style-name="P32"/>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30"><text:soft-page-break/>Í<text:span text:style-name="T2">NDICE</text:span></text:p>
      <text:p text:style-name="P30"/>
      <text:p text:style-name="P33">1.<text:tab/><text:span text:style-name="T3">Serie unimodal de números</text:span></text:p>
      <text:p text:style-name="P41"/>
      <text:p text:style-name="P33"><text:span text:style-name="T18"><text:tab/>1.1<text:tab/>Algoritmo Evidente</text:span><text:span text:style-name="T19"> (Código, explicación, gráfica)</text:span></text:p>
      <text:p text:style-name="P34"><text:span text:style-name="T18"><text:tab/>1.2<text:tab/>Primera solución DyV </text:span><text:span text:style-name="T19">(Código, explicación, gráfica)</text:span></text:p>
      <text:p text:style-name="P34"><text:span text:style-name="T18"><text:tab/>1.3 <text:tab/>Segunda solución DyV </text:span><text:span text:style-name="T19">(Código, explicación, gráfica)</text:span></text:p>
      <text:p text:style-name="P39"><text:tab/>1.4<text:tab/>Comparación entre algoritmos</text:p>
      <text:p text:style-name="P39"/>
      <text:p text:style-name="P35">2.<text:tab/><text:span text:style-name="T3">Comparación de preferencias</text:span></text:p>
      <text:p text:style-name="P35"/>
      <text:p text:style-name="P35"><text:span text:style-name="T18"><text:tab/>2.1<text:tab/>Algoritmo Evidente </text:span><text:span text:style-name="T19">(Código, explicación, gráfica)</text:span></text:p>
      <text:p text:style-name="P35"><text:span text:style-name="T19"><text:tab/></text:span><text:span text:style-name="T18">2.2<text:tab/>Solución DyV </text:span><text:span text:style-name="T19">(Código, explicación, gráfica)</text:span></text:p>
      <text:p text:style-name="P36"><text:span text:style-name="T19"><text:tab/></text:span><text:span text:style-name="T18">2.3<text:tab/>Comparación entre algoritmos</text:span></text:p>
      <text:p text:style-name="P40"/>
      <text:p text:style-name="P37">3.<text:tab/><text:span text:style-name="T3">Bibliografía</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4"><text:tab/>En lo que sigue, los miembros del grupo combinamos sistemas operativos y maquinas diferentes para experimentar de la forma más completa y variada la eficiencia de los algoritmos. Estas son las prestaciones de las máquinas:</text:p>
      <text:p text:style-name="P7"><text:tab/></text:p>
      <text:p text:style-name="P7"><text:tab/>- Luis: Fujitsu. Intel Core i5. Ubuntu 14.04</text:p>
      <text:p text:style-name="P7"><text:tab/>- Ignacio: Toshiba. Intel Core i7. Ubuntu 14.04</text:p>
      <text:p text:style-name="P43"><text:tab/>- <text:span text:style-name="T20">Diego: Mac. Intel Core i7. OS X El Capitán</text:span></text:p>
      <text:p text:style-name="P15"><text:tab/>- Miguel Ángel: Toshiba. Intel Core i7. Windows 10</text:p>
      <text:p text:style-name="P15"/>
      <text:p text:style-name="P31">1.<text:tab/><text:span text:style-name="T3">Serie unimodal de números</text:span></text:p>
      <text:p text:style-name="P31"/>
      <text:p text:style-name="P12">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9"/>
      <text:p text:style-name="P38">1.1<text:tab/><text:span text:style-name="T3">Algoritmo Evidente</text:span></text:p>
      <text:p text:style-name="P42"/>
      <text:p text:style-name="P8">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8"/>
      <text:p text:style-name="P13">Presentamos el código:</text:p>
      <text:p text:style-name="P13"/>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using namespace std;</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int serie_unimodal_secuencial(int *v, int n)</text:p>
      <text:p text:style-name="P13">{</text:p>
      <text:p text:style-name="P13"><text:tab/>int i=0;</text:p>
      <text:p text:style-name="P13"><text:tab/>int maximo=0;</text:p>
      <text:p text:style-name="P13"><text:tab/>while(v[i]&lt;v[i+1] &amp;&amp; ((i+1)&lt;n))</text:p>
      <text:p text:style-name="P13"><text:tab/><text:tab/>i++;</text:p>
      <text:p text:style-name="P13"><text:soft-page-break/></text:p>
      <text:p text:style-name="P13"><text:tab/>//maximo=v[i];</text:p>
      <text:p text:style-name="P13"><text:tab/>return i;</text:p>
      <text:p text:style-name="P13">}</text:p>
      <text:p text:style-name="P13"/>
      <text:p text:style-name="P13">using namespace std::chrono;</text:p>
      <text:p text:style-name="P13"/>
      <text:p text:style-name="P13">int main(int argc, char * argv[])</text:p>
      <text:p text:style-name="P13">{</text:p>
      <text:p text:style-name="P13"><text:s text:c="2"/>high_resolution_clock::time_point t1, t2;</text:p>
      <text:p text:style-name="P13"><text:s text:c="2"/>if (argc != 2)</text:p>
      <text:p text:style-name="P13"><text:s text:c="4"/>{</text:p>
      <text:p text:style-name="P13"><text:s text:c="6"/>cerr &lt;&lt; "Formato " &lt;&lt; argv[0] &lt;&lt; " &lt;num_elem&gt;" &lt;&lt; endl;</text:p>
      <text:p text:style-name="P13"><text:s text:c="6"/>return -1;</text:p>
      <text:p text:style-name="P13"><text:s text:c="4"/>}</text:p>
      <text:p text:style-name="P13"/>
      <text:p text:style-name="P13"><text:s text:c="2"/>int n = atoi(argv[1]);</text:p>
      <text:p text:style-name="P13"/>
      <text:p text:style-name="P13"><text:s text:c="2"/>int * T = new int[n];</text:p>
      <text:p text:style-name="P13"><text:s text:c="2"/>assert(T);</text:p>
      <text:p text:style-name="P13"/>
      <text:p text:style-name="P13">srand(time(0));</text:p>
      <text:p text:style-name="P13">double u=uniforme();</text:p>
      <text:p text:style-name="P13">int p=1+(int)((n-2)*u);</text:p>
      <text:p text:style-name="P13">T[p]=n-1;</text:p>
      <text:p text:style-name="P13">for (int i=0; i&lt;p; i++) T[i]=i;</text:p>
      <text:p text:style-name="P13">for (int i=p+1; i&lt;n; i++) T[i]=n-1-i+p;</text:p>
      <text:p text:style-name="P13"/>
      <text:p text:style-name="P13"><text:s text:c="2"/>t1=high_resolution_clock::now();</text:p>
      <text:p text:style-name="P13"><text:s text:c="2"/>int pos_maximo_secuencial=serie_unimodal_secuencial(T,n);</text:p>
      <text:p text:style-name="P13"><text:s text:c="2"/>t2=high_resolution_clock::now();</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3"/>
      <text:p text:style-name="P14">Vemos que la eficiencia del algoritmo en este caso es lineal <text:span text:style-name="T24">comparando entre sí la suma al cuadrado de los residuos de los distintos ajustes realizados.</text:span></text:p>
      <text:p text:style-name="P20">Lineal = <text:span text:style-name="T23">9.07552e-06</text:span></text:p>
      <text:p text:style-name="P21">nlogarítmica = <text:span text:style-name="T23">9.73699e-06</text:span></text:p>
      <text:p text:style-name="P20">logarítmica = <text:span text:style-name="T23">7.55603e-05</text:span></text:p>
      <text:p text:style-name="P20"/>
      <text:p text:style-name="P23">Datos:</text:p>
      <text:p text:style-name="P2">-<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22"/>
      <table:table table:name="Tabla2" table:style-name="Tabla2">
        <table:table-column table:style-name="Tabla2.A"/>
        <table:table-column table:style-name="Tabla2.B"/>
        <table:table-row>
          <table:table-cell table:style-name="Tabla2.A1" office:value-type="string">
            <text:p text:style-name="P45">Tamaño</text:p>
          </table:table-cell>
          <table:table-cell table:style-name="Tabla2.B1" office:value-type="string">
            <text:p text:style-name="P45">Tiempo</text:p>
          </table:table-cell>
        </table:table-row>
        <table:table-row>
          <table:table-cell table:style-name="Tabla2.A2" office:value-type="float" office:value="1">
            <text:p text:style-name="P45">1</text:p>
          </table:table-cell>
          <table:table-cell table:style-name="Tabla2.B202" office:value-type="string">
            <text:p text:style-name="P45">1.27e-07</text:p>
          </table:table-cell>
        </table:table-row>
        <table:table-row>
          <table:table-cell table:style-name="Tabla2.A2" office:value-type="float" office:value="5001">
            <text:p text:style-name="P45">5001</text:p>
          </table:table-cell>
          <table:table-cell table:style-name="Tabla2.B3" office:value-type="float" office:value="0.005903">
            <text:p text:style-name="P45">5,90E-003</text:p>
          </table:table-cell>
        </table:table-row>
        <table:table-row>
          <table:table-cell table:style-name="Tabla2.A2" office:value-type="float" office:value="10001">
            <text:p text:style-name="P45">10001</text:p>
          </table:table-cell>
          <table:table-cell table:style-name="Tabla2.B202" office:value-type="string">
            <text:p text:style-name="P45">1.1943e-05</text:p>
          </table:table-cell>
        </table:table-row>
        <text:soft-page-break/>
        <table:table-row>
          <table:table-cell table:style-name="Tabla2.A2" office:value-type="float" office:value="15001">
            <text:p text:style-name="P45">15001</text:p>
          </table:table-cell>
          <table:table-cell table:style-name="Tabla2.B202" office:value-type="string">
            <text:p text:style-name="P45">1.7457e-05</text:p>
          </table:table-cell>
        </table:table-row>
        <table:table-row>
          <table:table-cell table:style-name="Tabla2.A2" office:value-type="float" office:value="20001">
            <text:p text:style-name="P45">20001</text:p>
          </table:table-cell>
          <table:table-cell table:style-name="Tabla2.B202" office:value-type="string">
            <text:p text:style-name="P45">2.3192e-05</text:p>
          </table:table-cell>
        </table:table-row>
        <table:table-row>
          <table:table-cell table:style-name="Tabla2.A2" office:value-type="float" office:value="25001">
            <text:p text:style-name="P45">25001</text:p>
          </table:table-cell>
          <table:table-cell table:style-name="Tabla2.B202" office:value-type="string">
            <text:p text:style-name="P45">2.8999e-05</text:p>
          </table:table-cell>
        </table:table-row>
        <table:table-row>
          <table:table-cell table:style-name="Tabla2.A2" office:value-type="float" office:value="30001">
            <text:p text:style-name="P45">30001</text:p>
          </table:table-cell>
          <table:table-cell table:style-name="Tabla2.B202" office:value-type="string">
            <text:p text:style-name="P45">3.4822e-05</text:p>
          </table:table-cell>
        </table:table-row>
        <table:table-row>
          <table:table-cell table:style-name="Tabla2.A2" office:value-type="float" office:value="35001">
            <text:p text:style-name="P45">35001</text:p>
          </table:table-cell>
          <table:table-cell table:style-name="Tabla2.B202" office:value-type="string">
            <text:p text:style-name="P45">4.6544e-05</text:p>
          </table:table-cell>
        </table:table-row>
        <table:table-row>
          <table:table-cell table:style-name="Tabla2.A2" office:value-type="float" office:value="40001">
            <text:p text:style-name="P45">40001</text:p>
          </table:table-cell>
          <table:table-cell table:style-name="Tabla2.B202" office:value-type="string">
            <text:p text:style-name="P45">4.6336e-05</text:p>
          </table:table-cell>
        </table:table-row>
        <table:table-row>
          <table:table-cell table:style-name="Tabla2.A2" office:value-type="float" office:value="45001">
            <text:p text:style-name="P45">45001</text:p>
          </table:table-cell>
          <table:table-cell table:style-name="Tabla2.B202" office:value-type="string">
            <text:p text:style-name="P45">5.3974e-05</text:p>
          </table:table-cell>
        </table:table-row>
        <table:table-row>
          <table:table-cell table:style-name="Tabla2.A2" office:value-type="float" office:value="50001">
            <text:p text:style-name="P45">50001</text:p>
          </table:table-cell>
          <table:table-cell table:style-name="Tabla2.B202" office:value-type="string">
            <text:p text:style-name="P45">5.7989e-05</text:p>
          </table:table-cell>
        </table:table-row>
        <table:table-row>
          <table:table-cell table:style-name="Tabla2.A2" office:value-type="float" office:value="55001">
            <text:p text:style-name="P45">55001</text:p>
          </table:table-cell>
          <table:table-cell table:style-name="Tabla2.B202" office:value-type="string">
            <text:p text:style-name="P45">6.3656e-05</text:p>
          </table:table-cell>
        </table:table-row>
        <table:table-row>
          <table:table-cell table:style-name="Tabla2.A2" office:value-type="float" office:value="60001">
            <text:p text:style-name="P45">60001</text:p>
          </table:table-cell>
          <table:table-cell table:style-name="Tabla2.B202" office:value-type="string">
            <text:p text:style-name="P45">6.9476e-05</text:p>
          </table:table-cell>
        </table:table-row>
        <table:table-row>
          <table:table-cell table:style-name="Tabla2.A2" office:value-type="float" office:value="65001">
            <text:p text:style-name="P45">65001</text:p>
          </table:table-cell>
          <table:table-cell table:style-name="Tabla2.B202" office:value-type="string">
            <text:p text:style-name="P45">7.5713e-05</text:p>
          </table:table-cell>
        </table:table-row>
        <table:table-row>
          <table:table-cell table:style-name="Tabla2.A2" office:value-type="float" office:value="70001">
            <text:p text:style-name="P45">70001</text:p>
          </table:table-cell>
          <table:table-cell table:style-name="Tabla2.B202" office:value-type="string">
            <text:p text:style-name="P45">8.1491e-05</text:p>
          </table:table-cell>
        </table:table-row>
        <table:table-row>
          <table:table-cell table:style-name="Tabla2.A2" office:value-type="float" office:value="75001">
            <text:p text:style-name="P45">75001</text:p>
          </table:table-cell>
          <table:table-cell table:style-name="Tabla2.B202" office:value-type="string">
            <text:p text:style-name="P45">9.7841e-05</text:p>
          </table:table-cell>
        </table:table-row>
        <table:table-row>
          <table:table-cell table:style-name="Tabla2.A2" office:value-type="float" office:value="80001">
            <text:p text:style-name="P45">80001</text:p>
          </table:table-cell>
          <table:table-cell table:style-name="Tabla2.B202" office:value-type="string">
            <text:p text:style-name="P45">9.3249e-05</text:p>
          </table:table-cell>
        </table:table-row>
        <table:table-row>
          <table:table-cell table:style-name="Tabla2.A2" office:value-type="float" office:value="85001">
            <text:p text:style-name="P45">85001</text:p>
          </table:table-cell>
          <table:table-cell table:style-name="Tabla2.B3" office:value-type="float" office:value="0.09903">
            <text:p text:style-name="P45">9,90E-002</text:p>
          </table:table-cell>
        </table:table-row>
        <table:table-row>
          <table:table-cell table:style-name="Tabla2.A2" office:value-type="float" office:value="90001">
            <text:p text:style-name="P45">90001</text:p>
          </table:table-cell>
          <table:table-cell table:style-name="Tabla2.B202" office:value-type="string">
            <text:p text:style-name="P45">0.000192161</text:p>
          </table:table-cell>
        </table:table-row>
        <table:table-row>
          <table:table-cell table:style-name="Tabla2.A2" office:value-type="float" office:value="95001">
            <text:p text:style-name="P45">95001</text:p>
          </table:table-cell>
          <table:table-cell table:style-name="Tabla2.B202" office:value-type="string">
            <text:p text:style-name="P45">0.000202677</text:p>
          </table:table-cell>
        </table:table-row>
        <table:table-row>
          <table:table-cell table:style-name="Tabla2.A2" office:value-type="float" office:value="100001">
            <text:p text:style-name="P45">100001</text:p>
          </table:table-cell>
          <table:table-cell table:style-name="Tabla2.B202" office:value-type="string">
            <text:p text:style-name="P45">0.000213223</text:p>
          </table:table-cell>
        </table:table-row>
        <table:table-row>
          <table:table-cell table:style-name="Tabla2.A2" office:value-type="float" office:value="105001">
            <text:p text:style-name="P45">105001</text:p>
          </table:table-cell>
          <table:table-cell table:style-name="Tabla2.B202" office:value-type="string">
            <text:p text:style-name="P45">0.000224879</text:p>
          </table:table-cell>
        </table:table-row>
        <table:table-row>
          <table:table-cell table:style-name="Tabla2.A2" office:value-type="float" office:value="110001">
            <text:p text:style-name="P45">110001</text:p>
          </table:table-cell>
          <table:table-cell table:style-name="Tabla2.B202" office:value-type="string">
            <text:p text:style-name="P45">0.000234944</text:p>
          </table:table-cell>
        </table:table-row>
        <table:table-row>
          <table:table-cell table:style-name="Tabla2.A2" office:value-type="float" office:value="115001">
            <text:p text:style-name="P45">115001</text:p>
          </table:table-cell>
          <table:table-cell table:style-name="Tabla2.B202" office:value-type="string">
            <text:p text:style-name="P45">0.000246068</text:p>
          </table:table-cell>
        </table:table-row>
        <table:table-row>
          <table:table-cell table:style-name="Tabla2.A2" office:value-type="float" office:value="120001">
            <text:p text:style-name="P45">120001</text:p>
          </table:table-cell>
          <table:table-cell table:style-name="Tabla2.B202" office:value-type="string">
            <text:p text:style-name="P45">0.000269558</text:p>
          </table:table-cell>
        </table:table-row>
        <table:table-row>
          <table:table-cell table:style-name="Tabla2.A2" office:value-type="float" office:value="125001">
            <text:p text:style-name="P45">125001</text:p>
          </table:table-cell>
          <table:table-cell table:style-name="Tabla2.B202" office:value-type="string">
            <text:p text:style-name="P45">0.000289279</text:p>
          </table:table-cell>
        </table:table-row>
        <table:table-row>
          <table:table-cell table:style-name="Tabla2.A2" office:value-type="float" office:value="130001">
            <text:p text:style-name="P45">130001</text:p>
          </table:table-cell>
          <table:table-cell table:style-name="Tabla2.B202" office:value-type="string">
            <text:p text:style-name="P45">0.000277595</text:p>
          </table:table-cell>
        </table:table-row>
        <table:table-row>
          <table:table-cell table:style-name="Tabla2.A2" office:value-type="float" office:value="135001">
            <text:p text:style-name="P45">135001</text:p>
          </table:table-cell>
          <table:table-cell table:style-name="Tabla2.B202" office:value-type="string">
            <text:p text:style-name="P45">0.000291965</text:p>
          </table:table-cell>
        </table:table-row>
        <table:table-row>
          <table:table-cell table:style-name="Tabla2.A2" office:value-type="float" office:value="140001">
            <text:p text:style-name="P45">140001</text:p>
          </table:table-cell>
          <table:table-cell table:style-name="Tabla2.B202" office:value-type="string">
            <text:p text:style-name="P45">0.000311541</text:p>
          </table:table-cell>
        </table:table-row>
        <table:table-row>
          <table:table-cell table:style-name="Tabla2.A2" office:value-type="float" office:value="145001">
            <text:p text:style-name="P45">145001</text:p>
          </table:table-cell>
          <table:table-cell table:style-name="Tabla2.B202" office:value-type="string">
            <text:p text:style-name="P45">0.000338547</text:p>
          </table:table-cell>
        </table:table-row>
        <table:table-row>
          <table:table-cell table:style-name="Tabla2.A2" office:value-type="float" office:value="150001">
            <text:p text:style-name="P45">150001</text:p>
          </table:table-cell>
          <table:table-cell table:style-name="Tabla2.B202" office:value-type="string">
            <text:p text:style-name="P45">0.000346358</text:p>
          </table:table-cell>
        </table:table-row>
        <table:table-row>
          <table:table-cell table:style-name="Tabla2.A2" office:value-type="float" office:value="155001">
            <text:p text:style-name="P45">155001</text:p>
          </table:table-cell>
          <table:table-cell table:style-name="Tabla2.B202" office:value-type="string">
            <text:p text:style-name="P45">0.000335746</text:p>
          </table:table-cell>
        </table:table-row>
        <table:table-row>
          <table:table-cell table:style-name="Tabla2.A2" office:value-type="float" office:value="160001">
            <text:p text:style-name="P45">160001</text:p>
          </table:table-cell>
          <table:table-cell table:style-name="Tabla2.B202" office:value-type="string">
            <text:p text:style-name="P45">0.000348103</text:p>
          </table:table-cell>
        </table:table-row>
        <table:table-row>
          <table:table-cell table:style-name="Tabla2.A2" office:value-type="float" office:value="165001">
            <text:p text:style-name="P45">165001</text:p>
          </table:table-cell>
          <table:table-cell table:style-name="Tabla2.B202" office:value-type="string">
            <text:p text:style-name="P45">0.000355319</text:p>
          </table:table-cell>
        </table:table-row>
        <table:table-row>
          <table:table-cell table:style-name="Tabla2.A2" office:value-type="float" office:value="170001">
            <text:p text:style-name="P45">170001</text:p>
          </table:table-cell>
          <table:table-cell table:style-name="Tabla2.B202" office:value-type="string">
            <text:p text:style-name="P45">0.000366716</text:p>
          </table:table-cell>
        </table:table-row>
        <table:table-row>
          <table:table-cell table:style-name="Tabla2.A2" office:value-type="float" office:value="175001">
            <text:p text:style-name="P45">175001</text:p>
          </table:table-cell>
          <table:table-cell table:style-name="Tabla2.B202" office:value-type="string">
            <text:p text:style-name="P45">0.000377835</text:p>
          </table:table-cell>
        </table:table-row>
        <table:table-row>
          <table:table-cell table:style-name="Tabla2.A2" office:value-type="float" office:value="180001">
            <text:p text:style-name="P45">180001</text:p>
          </table:table-cell>
          <table:table-cell table:style-name="Tabla2.B202" office:value-type="string">
            <text:p text:style-name="P45">0.000387789</text:p>
          </table:table-cell>
        </table:table-row>
        <table:table-row>
          <table:table-cell table:style-name="Tabla2.A2" office:value-type="float" office:value="185001">
            <text:p text:style-name="P45">185001</text:p>
          </table:table-cell>
          <table:table-cell table:style-name="Tabla2.B202" office:value-type="string">
            <text:p text:style-name="P45">0.000523113</text:p>
          </table:table-cell>
        </table:table-row>
        <table:table-row>
          <table:table-cell table:style-name="Tabla2.A2" office:value-type="float" office:value="190001">
            <text:p text:style-name="P45">190001</text:p>
          </table:table-cell>
          <table:table-cell table:style-name="Tabla2.B202" office:value-type="string">
            <text:p text:style-name="P45">0.000566678</text:p>
          </table:table-cell>
        </table:table-row>
        <table:table-row>
          <table:table-cell table:style-name="Tabla2.A2" office:value-type="float" office:value="195001">
            <text:p text:style-name="P45">195001</text:p>
          </table:table-cell>
          <table:table-cell table:style-name="Tabla2.B202" office:value-type="string">
            <text:p text:style-name="P45">0.000578435</text:p>
          </table:table-cell>
        </table:table-row>
        <text:soft-page-break/>
        <table:table-row>
          <table:table-cell table:style-name="Tabla2.A2" office:value-type="float" office:value="200001">
            <text:p text:style-name="P45">200001</text:p>
          </table:table-cell>
          <table:table-cell table:style-name="Tabla2.B202" office:value-type="string">
            <text:p text:style-name="P45">0.000590914</text:p>
          </table:table-cell>
        </table:table-row>
        <table:table-row>
          <table:table-cell table:style-name="Tabla2.A2" office:value-type="float" office:value="205001">
            <text:p text:style-name="P45">205001</text:p>
          </table:table-cell>
          <table:table-cell table:style-name="Tabla2.B202" office:value-type="string">
            <text:p text:style-name="P45">0.000500872</text:p>
          </table:table-cell>
        </table:table-row>
        <table:table-row>
          <table:table-cell table:style-name="Tabla2.A2" office:value-type="float" office:value="210001">
            <text:p text:style-name="P45">210001</text:p>
          </table:table-cell>
          <table:table-cell table:style-name="Tabla2.B202" office:value-type="string">
            <text:p text:style-name="P45">0.0004561</text:p>
          </table:table-cell>
        </table:table-row>
        <table:table-row>
          <table:table-cell table:style-name="Tabla2.A2" office:value-type="float" office:value="215001">
            <text:p text:style-name="P45">215001</text:p>
          </table:table-cell>
          <table:table-cell table:style-name="Tabla2.B202" office:value-type="string">
            <text:p text:style-name="P45">0.000485209</text:p>
          </table:table-cell>
        </table:table-row>
        <table:table-row>
          <table:table-cell table:style-name="Tabla2.A2" office:value-type="float" office:value="220001">
            <text:p text:style-name="P45">220001</text:p>
          </table:table-cell>
          <table:table-cell table:style-name="Tabla2.B202" office:value-type="string">
            <text:p text:style-name="P45">0.000505239</text:p>
          </table:table-cell>
        </table:table-row>
        <table:table-row>
          <table:table-cell table:style-name="Tabla2.A2" office:value-type="float" office:value="225001">
            <text:p text:style-name="P45">225001</text:p>
          </table:table-cell>
          <table:table-cell table:style-name="Tabla2.B202" office:value-type="string">
            <text:p text:style-name="P45">0.000472726</text:p>
          </table:table-cell>
        </table:table-row>
        <table:table-row>
          <table:table-cell table:style-name="Tabla2.A2" office:value-type="float" office:value="230001">
            <text:p text:style-name="P45">230001</text:p>
          </table:table-cell>
          <table:table-cell table:style-name="Tabla2.B202" office:value-type="string">
            <text:p text:style-name="P45">0.000496295</text:p>
          </table:table-cell>
        </table:table-row>
        <table:table-row>
          <table:table-cell table:style-name="Tabla2.A2" office:value-type="float" office:value="235001">
            <text:p text:style-name="P45">235001</text:p>
          </table:table-cell>
          <table:table-cell table:style-name="Tabla2.B202" office:value-type="string">
            <text:p text:style-name="P45">0.000506936</text:p>
          </table:table-cell>
        </table:table-row>
        <table:table-row>
          <table:table-cell table:style-name="Tabla2.A2" office:value-type="float" office:value="240001">
            <text:p text:style-name="P45">240001</text:p>
          </table:table-cell>
          <table:table-cell table:style-name="Tabla2.B202" office:value-type="string">
            <text:p text:style-name="P45">0.000628285</text:p>
          </table:table-cell>
        </table:table-row>
        <table:table-row>
          <table:table-cell table:style-name="Tabla2.A2" office:value-type="float" office:value="245001">
            <text:p text:style-name="P45">245001</text:p>
          </table:table-cell>
          <table:table-cell table:style-name="Tabla2.B202" office:value-type="string">
            <text:p text:style-name="P45">0.000527266</text:p>
          </table:table-cell>
        </table:table-row>
        <table:table-row>
          <table:table-cell table:style-name="Tabla2.A2" office:value-type="float" office:value="250001">
            <text:p text:style-name="P45">250001</text:p>
          </table:table-cell>
          <table:table-cell table:style-name="Tabla2.B202" office:value-type="string">
            <text:p text:style-name="P45">0.000596488</text:p>
          </table:table-cell>
        </table:table-row>
        <table:table-row>
          <table:table-cell table:style-name="Tabla2.A2" office:value-type="float" office:value="255001">
            <text:p text:style-name="P45">255001</text:p>
          </table:table-cell>
          <table:table-cell table:style-name="Tabla2.B202" office:value-type="string">
            <text:p text:style-name="P45">0.000784005</text:p>
          </table:table-cell>
        </table:table-row>
        <table:table-row>
          <table:table-cell table:style-name="Tabla2.A2" office:value-type="float" office:value="260001">
            <text:p text:style-name="P45">260001</text:p>
          </table:table-cell>
          <table:table-cell table:style-name="Tabla2.B202" office:value-type="string">
            <text:p text:style-name="P45">0.000766952</text:p>
          </table:table-cell>
        </table:table-row>
        <table:table-row>
          <table:table-cell table:style-name="Tabla2.A2" office:value-type="float" office:value="265001">
            <text:p text:style-name="P45">265001</text:p>
          </table:table-cell>
          <table:table-cell table:style-name="Tabla2.B202" office:value-type="string">
            <text:p text:style-name="P45">0.000781397</text:p>
          </table:table-cell>
        </table:table-row>
        <table:table-row>
          <table:table-cell table:style-name="Tabla2.A2" office:value-type="float" office:value="270001">
            <text:p text:style-name="P45">270001</text:p>
          </table:table-cell>
          <table:table-cell table:style-name="Tabla2.B202" office:value-type="string">
            <text:p text:style-name="P45">0.000581821</text:p>
          </table:table-cell>
        </table:table-row>
        <table:table-row>
          <table:table-cell table:style-name="Tabla2.A2" office:value-type="float" office:value="275001">
            <text:p text:style-name="P45">275001</text:p>
          </table:table-cell>
          <table:table-cell table:style-name="Tabla2.B202" office:value-type="string">
            <text:p text:style-name="P45">0.000665732</text:p>
          </table:table-cell>
        </table:table-row>
        <table:table-row>
          <table:table-cell table:style-name="Tabla2.A2" office:value-type="float" office:value="280001">
            <text:p text:style-name="P45">280001</text:p>
          </table:table-cell>
          <table:table-cell table:style-name="Tabla2.B202" office:value-type="string">
            <text:p text:style-name="P45">0.000651741</text:p>
          </table:table-cell>
        </table:table-row>
        <table:table-row>
          <table:table-cell table:style-name="Tabla2.A2" office:value-type="float" office:value="285001">
            <text:p text:style-name="P45">285001</text:p>
          </table:table-cell>
          <table:table-cell table:style-name="Tabla2.B202" office:value-type="string">
            <text:p text:style-name="P45">0.000621775</text:p>
          </table:table-cell>
        </table:table-row>
        <table:table-row>
          <table:table-cell table:style-name="Tabla2.A2" office:value-type="float" office:value="290001">
            <text:p text:style-name="P45">290001</text:p>
          </table:table-cell>
          <table:table-cell table:style-name="Tabla2.B202" office:value-type="string">
            <text:p text:style-name="P45">0.000625208</text:p>
          </table:table-cell>
        </table:table-row>
        <table:table-row>
          <table:table-cell table:style-name="Tabla2.A2" office:value-type="float" office:value="295001">
            <text:p text:style-name="P45">295001</text:p>
          </table:table-cell>
          <table:table-cell table:style-name="Tabla2.B202" office:value-type="string">
            <text:p text:style-name="P45">0.000639049</text:p>
          </table:table-cell>
        </table:table-row>
        <table:table-row>
          <table:table-cell table:style-name="Tabla2.A2" office:value-type="float" office:value="300001">
            <text:p text:style-name="P45">300001</text:p>
          </table:table-cell>
          <table:table-cell table:style-name="Tabla2.B202" office:value-type="string">
            <text:p text:style-name="P45">0.000646797</text:p>
          </table:table-cell>
        </table:table-row>
        <table:table-row>
          <table:table-cell table:style-name="Tabla2.A2" office:value-type="float" office:value="305001">
            <text:p text:style-name="P45">305001</text:p>
          </table:table-cell>
          <table:table-cell table:style-name="Tabla2.B202" office:value-type="string">
            <text:p text:style-name="P45">0.00080322</text:p>
          </table:table-cell>
        </table:table-row>
        <table:table-row>
          <table:table-cell table:style-name="Tabla2.A2" office:value-type="float" office:value="310001">
            <text:p text:style-name="P45">310001</text:p>
          </table:table-cell>
          <table:table-cell table:style-name="Tabla2.B202" office:value-type="string">
            <text:p text:style-name="P45">0.000674393</text:p>
          </table:table-cell>
        </table:table-row>
        <table:table-row>
          <table:table-cell table:style-name="Tabla2.A2" office:value-type="float" office:value="315001">
            <text:p text:style-name="P45">315001</text:p>
          </table:table-cell>
          <table:table-cell table:style-name="Tabla2.B202" office:value-type="string">
            <text:p text:style-name="P45">0.000697023</text:p>
          </table:table-cell>
        </table:table-row>
        <table:table-row>
          <table:table-cell table:style-name="Tabla2.A2" office:value-type="float" office:value="320001">
            <text:p text:style-name="P45">320001</text:p>
          </table:table-cell>
          <table:table-cell table:style-name="Tabla2.B202" office:value-type="string">
            <text:p text:style-name="P45">0.000694685</text:p>
          </table:table-cell>
        </table:table-row>
        <table:table-row>
          <table:table-cell table:style-name="Tabla2.A2" office:value-type="float" office:value="325001">
            <text:p text:style-name="P45">325001</text:p>
          </table:table-cell>
          <table:table-cell table:style-name="Tabla2.B202" office:value-type="string">
            <text:p text:style-name="P45">0.000700247</text:p>
          </table:table-cell>
        </table:table-row>
        <table:table-row>
          <table:table-cell table:style-name="Tabla2.A2" office:value-type="float" office:value="330001">
            <text:p text:style-name="P45">330001</text:p>
          </table:table-cell>
          <table:table-cell table:style-name="Tabla2.B202" office:value-type="string">
            <text:p text:style-name="P45">0.000737563</text:p>
          </table:table-cell>
        </table:table-row>
        <table:table-row>
          <table:table-cell table:style-name="Tabla2.A2" office:value-type="float" office:value="335001">
            <text:p text:style-name="P45">335001</text:p>
          </table:table-cell>
          <table:table-cell table:style-name="Tabla2.B202" office:value-type="string">
            <text:p text:style-name="P45">0.00081823</text:p>
          </table:table-cell>
        </table:table-row>
        <table:table-row>
          <table:table-cell table:style-name="Tabla2.A2" office:value-type="float" office:value="340001">
            <text:p text:style-name="P45">340001</text:p>
          </table:table-cell>
          <table:table-cell table:style-name="Tabla2.B202" office:value-type="string">
            <text:p text:style-name="P45">0.000856715</text:p>
          </table:table-cell>
        </table:table-row>
        <table:table-row>
          <table:table-cell table:style-name="Tabla2.A2" office:value-type="float" office:value="345001">
            <text:p text:style-name="P45">345001</text:p>
          </table:table-cell>
          <table:table-cell table:style-name="Tabla2.B202" office:value-type="string">
            <text:p text:style-name="P45">0.000737018</text:p>
          </table:table-cell>
        </table:table-row>
        <table:table-row>
          <table:table-cell table:style-name="Tabla2.A2" office:value-type="float" office:value="350001">
            <text:p text:style-name="P45">350001</text:p>
          </table:table-cell>
          <table:table-cell table:style-name="Tabla2.B202" office:value-type="string">
            <text:p text:style-name="P45">0.00107456</text:p>
          </table:table-cell>
        </table:table-row>
        <table:table-row>
          <table:table-cell table:style-name="Tabla2.A2" office:value-type="float" office:value="355001">
            <text:p text:style-name="P45">355001</text:p>
          </table:table-cell>
          <table:table-cell table:style-name="Tabla2.B202" office:value-type="string">
            <text:p text:style-name="P45">0.00135471</text:p>
          </table:table-cell>
        </table:table-row>
        <table:table-row>
          <table:table-cell table:style-name="Tabla2.A2" office:value-type="float" office:value="360001">
            <text:p text:style-name="P45">360001</text:p>
          </table:table-cell>
          <table:table-cell table:style-name="Tabla2.B202" office:value-type="string">
            <text:p text:style-name="P45">0.00121005</text:p>
          </table:table-cell>
        </table:table-row>
        <table:table-row>
          <table:table-cell table:style-name="Tabla2.A2" office:value-type="float" office:value="365001">
            <text:p text:style-name="P45">365001</text:p>
          </table:table-cell>
          <table:table-cell table:style-name="Tabla2.B202" office:value-type="string">
            <text:p text:style-name="P45">0.001119</text:p>
          </table:table-cell>
        </table:table-row>
        <table:table-row>
          <table:table-cell table:style-name="Tabla2.A2" office:value-type="float" office:value="370001">
            <text:p text:style-name="P45">370001</text:p>
          </table:table-cell>
          <table:table-cell table:style-name="Tabla2.B202" office:value-type="string">
            <text:p text:style-name="P45">0.00113662</text:p>
          </table:table-cell>
        </table:table-row>
        <table:table-row>
          <table:table-cell table:style-name="Tabla2.A2" office:value-type="float" office:value="375001">
            <text:p text:style-name="P45">375001</text:p>
          </table:table-cell>
          <table:table-cell table:style-name="Tabla2.B202" office:value-type="string">
            <text:p text:style-name="P45">0.0011993</text:p>
          </table:table-cell>
        </table:table-row>
        <table:table-row>
          <table:table-cell table:style-name="Tabla2.A2" office:value-type="float" office:value="380001">
            <text:p text:style-name="P45">380001</text:p>
          </table:table-cell>
          <table:table-cell table:style-name="Tabla2.B202" office:value-type="string">
            <text:p text:style-name="P45">0.00116807</text:p>
          </table:table-cell>
        </table:table-row>
        <text:soft-page-break/>
        <table:table-row>
          <table:table-cell table:style-name="Tabla2.A2" office:value-type="float" office:value="385001">
            <text:p text:style-name="P45">385001</text:p>
          </table:table-cell>
          <table:table-cell table:style-name="Tabla2.B202" office:value-type="string">
            <text:p text:style-name="P45">0.00127384</text:p>
          </table:table-cell>
        </table:table-row>
        <table:table-row>
          <table:table-cell table:style-name="Tabla2.A2" office:value-type="float" office:value="390001">
            <text:p text:style-name="P45">390001</text:p>
          </table:table-cell>
          <table:table-cell table:style-name="Tabla2.B202" office:value-type="string">
            <text:p text:style-name="P45">0.00123833</text:p>
          </table:table-cell>
        </table:table-row>
        <table:table-row>
          <table:table-cell table:style-name="Tabla2.A2" office:value-type="float" office:value="395001">
            <text:p text:style-name="P45">395001</text:p>
          </table:table-cell>
          <table:table-cell table:style-name="Tabla2.B202" office:value-type="string">
            <text:p text:style-name="P45">0.00123346</text:p>
          </table:table-cell>
        </table:table-row>
        <table:table-row>
          <table:table-cell table:style-name="Tabla2.A2" office:value-type="float" office:value="400001">
            <text:p text:style-name="P45">400001</text:p>
          </table:table-cell>
          <table:table-cell table:style-name="Tabla2.B202" office:value-type="string">
            <text:p text:style-name="P45">0.00122626</text:p>
          </table:table-cell>
        </table:table-row>
        <table:table-row>
          <table:table-cell table:style-name="Tabla2.A2" office:value-type="float" office:value="405001">
            <text:p text:style-name="P45">405001</text:p>
          </table:table-cell>
          <table:table-cell table:style-name="Tabla2.B202" office:value-type="string">
            <text:p text:style-name="P45">0.00124616</text:p>
          </table:table-cell>
        </table:table-row>
        <table:table-row>
          <table:table-cell table:style-name="Tabla2.A2" office:value-type="float" office:value="410001">
            <text:p text:style-name="P45">410001</text:p>
          </table:table-cell>
          <table:table-cell table:style-name="Tabla2.B202" office:value-type="string">
            <text:p text:style-name="P45">0.00128398</text:p>
          </table:table-cell>
        </table:table-row>
        <table:table-row>
          <table:table-cell table:style-name="Tabla2.A2" office:value-type="float" office:value="415001">
            <text:p text:style-name="P45">415001</text:p>
          </table:table-cell>
          <table:table-cell table:style-name="Tabla2.B202" office:value-type="string">
            <text:p text:style-name="P45">0.00128159</text:p>
          </table:table-cell>
        </table:table-row>
        <table:table-row>
          <table:table-cell table:style-name="Tabla2.A2" office:value-type="float" office:value="420001">
            <text:p text:style-name="P45">420001</text:p>
          </table:table-cell>
          <table:table-cell table:style-name="Tabla2.B202" office:value-type="string">
            <text:p text:style-name="P45">0.00131595</text:p>
          </table:table-cell>
        </table:table-row>
        <table:table-row>
          <table:table-cell table:style-name="Tabla2.A2" office:value-type="float" office:value="425001">
            <text:p text:style-name="P45">425001</text:p>
          </table:table-cell>
          <table:table-cell table:style-name="Tabla2.B202" office:value-type="string">
            <text:p text:style-name="P45">0.00135981</text:p>
          </table:table-cell>
        </table:table-row>
        <table:table-row>
          <table:table-cell table:style-name="Tabla2.A2" office:value-type="float" office:value="430001">
            <text:p text:style-name="P45">430001</text:p>
          </table:table-cell>
          <table:table-cell table:style-name="Tabla2.B202" office:value-type="string">
            <text:p text:style-name="P45">0.00132351</text:p>
          </table:table-cell>
        </table:table-row>
        <table:table-row>
          <table:table-cell table:style-name="Tabla2.A2" office:value-type="float" office:value="435001">
            <text:p text:style-name="P45">435001</text:p>
          </table:table-cell>
          <table:table-cell table:style-name="Tabla2.B202" office:value-type="string">
            <text:p text:style-name="P45">0.0013351</text:p>
          </table:table-cell>
        </table:table-row>
        <table:table-row>
          <table:table-cell table:style-name="Tabla2.A2" office:value-type="float" office:value="440001">
            <text:p text:style-name="P45">440001</text:p>
          </table:table-cell>
          <table:table-cell table:style-name="Tabla2.B202" office:value-type="string">
            <text:p text:style-name="P45">0.00137901</text:p>
          </table:table-cell>
        </table:table-row>
        <table:table-row>
          <table:table-cell table:style-name="Tabla2.A2" office:value-type="float" office:value="445001">
            <text:p text:style-name="P45">445001</text:p>
          </table:table-cell>
          <table:table-cell table:style-name="Tabla2.B202" office:value-type="string">
            <text:p text:style-name="P45">0.00139873</text:p>
          </table:table-cell>
        </table:table-row>
        <table:table-row>
          <table:table-cell table:style-name="Tabla2.A2" office:value-type="float" office:value="450001">
            <text:p text:style-name="P45">450001</text:p>
          </table:table-cell>
          <table:table-cell table:style-name="Tabla2.B202" office:value-type="string">
            <text:p text:style-name="P45">0.00132308</text:p>
          </table:table-cell>
        </table:table-row>
        <table:table-row>
          <table:table-cell table:style-name="Tabla2.A2" office:value-type="float" office:value="455001">
            <text:p text:style-name="P45">455001</text:p>
          </table:table-cell>
          <table:table-cell table:style-name="Tabla2.B202" office:value-type="string">
            <text:p text:style-name="P45">0.00134034</text:p>
          </table:table-cell>
        </table:table-row>
        <table:table-row>
          <table:table-cell table:style-name="Tabla2.A2" office:value-type="float" office:value="460001">
            <text:p text:style-name="P45">460001</text:p>
          </table:table-cell>
          <table:table-cell table:style-name="Tabla2.B202" office:value-type="string">
            <text:p text:style-name="P45">0.00143829</text:p>
          </table:table-cell>
        </table:table-row>
        <table:table-row>
          <table:table-cell table:style-name="Tabla2.A2" office:value-type="float" office:value="465001">
            <text:p text:style-name="P45">465001</text:p>
          </table:table-cell>
          <table:table-cell table:style-name="Tabla2.B202" office:value-type="string">
            <text:p text:style-name="P45">0.0013664</text:p>
          </table:table-cell>
        </table:table-row>
        <table:table-row>
          <table:table-cell table:style-name="Tabla2.A2" office:value-type="float" office:value="470001">
            <text:p text:style-name="P45">470001</text:p>
          </table:table-cell>
          <table:table-cell table:style-name="Tabla2.B202" office:value-type="string">
            <text:p text:style-name="P45">0.00138172</text:p>
          </table:table-cell>
        </table:table-row>
        <table:table-row>
          <table:table-cell table:style-name="Tabla2.A2" office:value-type="float" office:value="475001">
            <text:p text:style-name="P45">475001</text:p>
          </table:table-cell>
          <table:table-cell table:style-name="Tabla2.B202" office:value-type="string">
            <text:p text:style-name="P45">0.00145137</text:p>
          </table:table-cell>
        </table:table-row>
        <table:table-row>
          <table:table-cell table:style-name="Tabla2.A2" office:value-type="float" office:value="480001">
            <text:p text:style-name="P45">480001</text:p>
          </table:table-cell>
          <table:table-cell table:style-name="Tabla2.B202" office:value-type="string">
            <text:p text:style-name="P45">0.0014284</text:p>
          </table:table-cell>
        </table:table-row>
        <table:table-row>
          <table:table-cell table:style-name="Tabla2.A2" office:value-type="float" office:value="485001">
            <text:p text:style-name="P45">485001</text:p>
          </table:table-cell>
          <table:table-cell table:style-name="Tabla2.B202" office:value-type="string">
            <text:p text:style-name="P45">0.00149353</text:p>
          </table:table-cell>
        </table:table-row>
        <table:table-row>
          <table:table-cell table:style-name="Tabla2.A2" office:value-type="float" office:value="490001">
            <text:p text:style-name="P45">490001</text:p>
          </table:table-cell>
          <table:table-cell table:style-name="Tabla2.B202" office:value-type="string">
            <text:p text:style-name="P45">0.00150792</text:p>
          </table:table-cell>
        </table:table-row>
        <table:table-row>
          <table:table-cell table:style-name="Tabla2.A2" office:value-type="float" office:value="495001">
            <text:p text:style-name="P45">495001</text:p>
          </table:table-cell>
          <table:table-cell table:style-name="Tabla2.B202" office:value-type="string">
            <text:p text:style-name="P45">0.00149775</text:p>
          </table:table-cell>
        </table:table-row>
        <table:table-row>
          <table:table-cell table:style-name="Tabla2.A2" office:value-type="float" office:value="500001">
            <text:p text:style-name="P45">500001</text:p>
          </table:table-cell>
          <table:table-cell table:style-name="Tabla2.B202" office:value-type="string">
            <text:p text:style-name="P45">0.00106973</text:p>
          </table:table-cell>
        </table:table-row>
        <table:table-row>
          <table:table-cell table:style-name="Tabla2.A2" office:value-type="float" office:value="505001">
            <text:p text:style-name="P45">505001</text:p>
          </table:table-cell>
          <table:table-cell table:style-name="Tabla2.B202" office:value-type="string">
            <text:p text:style-name="P45">0.0010926</text:p>
          </table:table-cell>
        </table:table-row>
        <table:table-row>
          <table:table-cell table:style-name="Tabla2.A2" office:value-type="float" office:value="510001">
            <text:p text:style-name="P45">510001</text:p>
          </table:table-cell>
          <table:table-cell table:style-name="Tabla2.B202" office:value-type="string">
            <text:p text:style-name="P45">0.00120486</text:p>
          </table:table-cell>
        </table:table-row>
        <table:table-row>
          <table:table-cell table:style-name="Tabla2.A2" office:value-type="float" office:value="515001">
            <text:p text:style-name="P45">515001</text:p>
          </table:table-cell>
          <table:table-cell table:style-name="Tabla2.B202" office:value-type="string">
            <text:p text:style-name="P45">0.00111586</text:p>
          </table:table-cell>
        </table:table-row>
        <table:table-row>
          <table:table-cell table:style-name="Tabla2.A2" office:value-type="float" office:value="520001">
            <text:p text:style-name="P45">520001</text:p>
          </table:table-cell>
          <table:table-cell table:style-name="Tabla2.B202" office:value-type="string">
            <text:p text:style-name="P45">0.00111548</text:p>
          </table:table-cell>
        </table:table-row>
        <table:table-row>
          <table:table-cell table:style-name="Tabla2.A2" office:value-type="float" office:value="525001">
            <text:p text:style-name="P45">525001</text:p>
          </table:table-cell>
          <table:table-cell table:style-name="Tabla2.B202" office:value-type="string">
            <text:p text:style-name="P45">0.00112312</text:p>
          </table:table-cell>
        </table:table-row>
        <table:table-row>
          <table:table-cell table:style-name="Tabla2.A2" office:value-type="float" office:value="530001">
            <text:p text:style-name="P45">530001</text:p>
          </table:table-cell>
          <table:table-cell table:style-name="Tabla2.B202" office:value-type="string">
            <text:p text:style-name="P45">0.00115674</text:p>
          </table:table-cell>
        </table:table-row>
        <table:table-row>
          <table:table-cell table:style-name="Tabla2.A2" office:value-type="float" office:value="535001">
            <text:p text:style-name="P45">535001</text:p>
          </table:table-cell>
          <table:table-cell table:style-name="Tabla2.B202" office:value-type="string">
            <text:p text:style-name="P45">0.00118471</text:p>
          </table:table-cell>
        </table:table-row>
        <table:table-row>
          <table:table-cell table:style-name="Tabla2.A2" office:value-type="float" office:value="540001">
            <text:p text:style-name="P45">540001</text:p>
          </table:table-cell>
          <table:table-cell table:style-name="Tabla2.B202" office:value-type="string">
            <text:p text:style-name="P45">0.00112244</text:p>
          </table:table-cell>
        </table:table-row>
        <table:table-row>
          <table:table-cell table:style-name="Tabla2.A2" office:value-type="float" office:value="545001">
            <text:p text:style-name="P45">545001</text:p>
          </table:table-cell>
          <table:table-cell table:style-name="Tabla2.B202" office:value-type="string">
            <text:p text:style-name="P45">0.0011931</text:p>
          </table:table-cell>
        </table:table-row>
        <table:table-row>
          <table:table-cell table:style-name="Tabla2.A2" office:value-type="float" office:value="550001">
            <text:p text:style-name="P45">550001</text:p>
          </table:table-cell>
          <table:table-cell table:style-name="Tabla2.B202" office:value-type="string">
            <text:p text:style-name="P45">0.00124476</text:p>
          </table:table-cell>
        </table:table-row>
        <table:table-row>
          <table:table-cell table:style-name="Tabla2.A2" office:value-type="float" office:value="555001">
            <text:p text:style-name="P45">555001</text:p>
          </table:table-cell>
          <table:table-cell table:style-name="Tabla2.B202" office:value-type="string">
            <text:p text:style-name="P45">0.00119023</text:p>
          </table:table-cell>
        </table:table-row>
        <table:table-row>
          <table:table-cell table:style-name="Tabla2.A2" office:value-type="float" office:value="560001">
            <text:p text:style-name="P45">560001</text:p>
          </table:table-cell>
          <table:table-cell table:style-name="Tabla2.B202" office:value-type="string">
            <text:p text:style-name="P45">0.0012001</text:p>
          </table:table-cell>
        </table:table-row>
        <table:table-row>
          <table:table-cell table:style-name="Tabla2.A2" office:value-type="float" office:value="565001">
            <text:p text:style-name="P45">565001</text:p>
          </table:table-cell>
          <table:table-cell table:style-name="Tabla2.B202" office:value-type="string">
            <text:p text:style-name="P45">0.00153581</text:p>
          </table:table-cell>
        </table:table-row>
        <text:soft-page-break/>
        <table:table-row>
          <table:table-cell table:style-name="Tabla2.A2" office:value-type="float" office:value="570001">
            <text:p text:style-name="P45">570001</text:p>
          </table:table-cell>
          <table:table-cell table:style-name="Tabla2.B202" office:value-type="string">
            <text:p text:style-name="P45">0.00123661</text:p>
          </table:table-cell>
        </table:table-row>
        <table:table-row>
          <table:table-cell table:style-name="Tabla2.A2" office:value-type="float" office:value="575001">
            <text:p text:style-name="P45">575001</text:p>
          </table:table-cell>
          <table:table-cell table:style-name="Tabla2.B202" office:value-type="string">
            <text:p text:style-name="P45">0.00125888</text:p>
          </table:table-cell>
        </table:table-row>
        <table:table-row>
          <table:table-cell table:style-name="Tabla2.A2" office:value-type="float" office:value="580001">
            <text:p text:style-name="P45">580001</text:p>
          </table:table-cell>
          <table:table-cell table:style-name="Tabla2.B202" office:value-type="string">
            <text:p text:style-name="P45">0.00126255</text:p>
          </table:table-cell>
        </table:table-row>
        <table:table-row>
          <table:table-cell table:style-name="Tabla2.A2" office:value-type="float" office:value="585001">
            <text:p text:style-name="P45">585001</text:p>
          </table:table-cell>
          <table:table-cell table:style-name="Tabla2.B202" office:value-type="string">
            <text:p text:style-name="P45">0.00130891</text:p>
          </table:table-cell>
        </table:table-row>
        <table:table-row>
          <table:table-cell table:style-name="Tabla2.A2" office:value-type="float" office:value="590001">
            <text:p text:style-name="P45">590001</text:p>
          </table:table-cell>
          <table:table-cell table:style-name="Tabla2.B202" office:value-type="string">
            <text:p text:style-name="P45">0.0013715</text:p>
          </table:table-cell>
        </table:table-row>
        <table:table-row>
          <table:table-cell table:style-name="Tabla2.A2" office:value-type="float" office:value="595001">
            <text:p text:style-name="P45">595001</text:p>
          </table:table-cell>
          <table:table-cell table:style-name="Tabla2.B202" office:value-type="string">
            <text:p text:style-name="P45">0.00127158</text:p>
          </table:table-cell>
        </table:table-row>
        <table:table-row>
          <table:table-cell table:style-name="Tabla2.A2" office:value-type="float" office:value="600001">
            <text:p text:style-name="P45">600001</text:p>
          </table:table-cell>
          <table:table-cell table:style-name="Tabla2.B202" office:value-type="string">
            <text:p text:style-name="P45">0.00184235</text:p>
          </table:table-cell>
        </table:table-row>
        <table:table-row>
          <table:table-cell table:style-name="Tabla2.A2" office:value-type="float" office:value="605001">
            <text:p text:style-name="P45">605001</text:p>
          </table:table-cell>
          <table:table-cell table:style-name="Tabla2.B202" office:value-type="string">
            <text:p text:style-name="P45">0.0028676</text:p>
          </table:table-cell>
        </table:table-row>
        <table:table-row>
          <table:table-cell table:style-name="Tabla2.A2" office:value-type="float" office:value="610001">
            <text:p text:style-name="P45">610001</text:p>
          </table:table-cell>
          <table:table-cell table:style-name="Tabla2.B202" office:value-type="string">
            <text:p text:style-name="P45">0.00241481</text:p>
          </table:table-cell>
        </table:table-row>
        <table:table-row>
          <table:table-cell table:style-name="Tabla2.A2" office:value-type="float" office:value="615001">
            <text:p text:style-name="P45">615001</text:p>
          </table:table-cell>
          <table:table-cell table:style-name="Tabla2.B202" office:value-type="string">
            <text:p text:style-name="P45">0.00136257</text:p>
          </table:table-cell>
        </table:table-row>
        <table:table-row>
          <table:table-cell table:style-name="Tabla2.A2" office:value-type="float" office:value="620001">
            <text:p text:style-name="P45">620001</text:p>
          </table:table-cell>
          <table:table-cell table:style-name="Tabla2.B202" office:value-type="string">
            <text:p text:style-name="P45">0.00133047</text:p>
          </table:table-cell>
        </table:table-row>
        <table:table-row>
          <table:table-cell table:style-name="Tabla2.A2" office:value-type="float" office:value="625001">
            <text:p text:style-name="P45">625001</text:p>
          </table:table-cell>
          <table:table-cell table:style-name="Tabla2.B202" office:value-type="string">
            <text:p text:style-name="P45">0.00157993</text:p>
          </table:table-cell>
        </table:table-row>
        <table:table-row>
          <table:table-cell table:style-name="Tabla2.A2" office:value-type="float" office:value="630001">
            <text:p text:style-name="P45">630001</text:p>
          </table:table-cell>
          <table:table-cell table:style-name="Tabla2.B202" office:value-type="string">
            <text:p text:style-name="P45">0.00160256</text:p>
          </table:table-cell>
        </table:table-row>
        <table:table-row>
          <table:table-cell table:style-name="Tabla2.A2" office:value-type="float" office:value="635001">
            <text:p text:style-name="P45">635001</text:p>
          </table:table-cell>
          <table:table-cell table:style-name="Tabla2.B202" office:value-type="string">
            <text:p text:style-name="P45">0.00224412</text:p>
          </table:table-cell>
        </table:table-row>
        <table:table-row>
          <table:table-cell table:style-name="Tabla2.A2" office:value-type="float" office:value="640001">
            <text:p text:style-name="P45">640001</text:p>
          </table:table-cell>
          <table:table-cell table:style-name="Tabla2.B202" office:value-type="string">
            <text:p text:style-name="P45">0.00227042</text:p>
          </table:table-cell>
        </table:table-row>
        <table:table-row>
          <table:table-cell table:style-name="Tabla2.A2" office:value-type="float" office:value="645001">
            <text:p text:style-name="P45">645001</text:p>
          </table:table-cell>
          <table:table-cell table:style-name="Tabla2.B202" office:value-type="string">
            <text:p text:style-name="P45">0.00264473</text:p>
          </table:table-cell>
        </table:table-row>
        <table:table-row>
          <table:table-cell table:style-name="Tabla2.A2" office:value-type="float" office:value="650001">
            <text:p text:style-name="P45">650001</text:p>
          </table:table-cell>
          <table:table-cell table:style-name="Tabla2.B202" office:value-type="string">
            <text:p text:style-name="P45">0.00139233</text:p>
          </table:table-cell>
        </table:table-row>
        <table:table-row>
          <table:table-cell table:style-name="Tabla2.A2" office:value-type="float" office:value="655001">
            <text:p text:style-name="P45">655001</text:p>
          </table:table-cell>
          <table:table-cell table:style-name="Tabla2.B202" office:value-type="string">
            <text:p text:style-name="P45">0.00141823</text:p>
          </table:table-cell>
        </table:table-row>
        <table:table-row>
          <table:table-cell table:style-name="Tabla2.A2" office:value-type="float" office:value="660001">
            <text:p text:style-name="P45">660001</text:p>
          </table:table-cell>
          <table:table-cell table:style-name="Tabla2.B202" office:value-type="string">
            <text:p text:style-name="P45">0.00151978</text:p>
          </table:table-cell>
        </table:table-row>
        <table:table-row>
          <table:table-cell table:style-name="Tabla2.A2" office:value-type="float" office:value="665001">
            <text:p text:style-name="P45">665001</text:p>
          </table:table-cell>
          <table:table-cell table:style-name="Tabla2.B202" office:value-type="string">
            <text:p text:style-name="P45">0.00269443</text:p>
          </table:table-cell>
        </table:table-row>
        <table:table-row>
          <table:table-cell table:style-name="Tabla2.A2" office:value-type="float" office:value="670001">
            <text:p text:style-name="P45">670001</text:p>
          </table:table-cell>
          <table:table-cell table:style-name="Tabla2.B202" office:value-type="string">
            <text:p text:style-name="P45">0.00198452</text:p>
          </table:table-cell>
        </table:table-row>
        <table:table-row>
          <table:table-cell table:style-name="Tabla2.A2" office:value-type="float" office:value="675001">
            <text:p text:style-name="P45">675001</text:p>
          </table:table-cell>
          <table:table-cell table:style-name="Tabla2.B202" office:value-type="string">
            <text:p text:style-name="P45">0.00232555</text:p>
          </table:table-cell>
        </table:table-row>
        <table:table-row>
          <table:table-cell table:style-name="Tabla2.A2" office:value-type="float" office:value="680001">
            <text:p text:style-name="P45">680001</text:p>
          </table:table-cell>
          <table:table-cell table:style-name="Tabla2.B202" office:value-type="string">
            <text:p text:style-name="P45">0.00278734</text:p>
          </table:table-cell>
        </table:table-row>
        <table:table-row>
          <table:table-cell table:style-name="Tabla2.A2" office:value-type="float" office:value="685001">
            <text:p text:style-name="P45">685001</text:p>
          </table:table-cell>
          <table:table-cell table:style-name="Tabla2.B202" office:value-type="string">
            <text:p text:style-name="P45">0.0021844</text:p>
          </table:table-cell>
        </table:table-row>
        <table:table-row>
          <table:table-cell table:style-name="Tabla2.A2" office:value-type="float" office:value="690001">
            <text:p text:style-name="P45">690001</text:p>
          </table:table-cell>
          <table:table-cell table:style-name="Tabla2.B202" office:value-type="string">
            <text:p text:style-name="P45">0.00206358</text:p>
          </table:table-cell>
        </table:table-row>
        <table:table-row>
          <table:table-cell table:style-name="Tabla2.A2" office:value-type="float" office:value="695001">
            <text:p text:style-name="P45">695001</text:p>
          </table:table-cell>
          <table:table-cell table:style-name="Tabla2.B202" office:value-type="string">
            <text:p text:style-name="P45">0.00203935</text:p>
          </table:table-cell>
        </table:table-row>
        <table:table-row>
          <table:table-cell table:style-name="Tabla2.A2" office:value-type="float" office:value="700001">
            <text:p text:style-name="P45">700001</text:p>
          </table:table-cell>
          <table:table-cell table:style-name="Tabla2.B202" office:value-type="string">
            <text:p text:style-name="P45">0.00210445</text:p>
          </table:table-cell>
        </table:table-row>
        <table:table-row>
          <table:table-cell table:style-name="Tabla2.A2" office:value-type="float" office:value="705001">
            <text:p text:style-name="P45">705001</text:p>
          </table:table-cell>
          <table:table-cell table:style-name="Tabla2.B202" office:value-type="string">
            <text:p text:style-name="P45">0.00213257</text:p>
          </table:table-cell>
        </table:table-row>
        <table:table-row>
          <table:table-cell table:style-name="Tabla2.A2" office:value-type="float" office:value="710001">
            <text:p text:style-name="P45">710001</text:p>
          </table:table-cell>
          <table:table-cell table:style-name="Tabla2.B202" office:value-type="string">
            <text:p text:style-name="P45">0.0020844</text:p>
          </table:table-cell>
        </table:table-row>
        <table:table-row>
          <table:table-cell table:style-name="Tabla2.A2" office:value-type="float" office:value="715001">
            <text:p text:style-name="P45">715001</text:p>
          </table:table-cell>
          <table:table-cell table:style-name="Tabla2.B202" office:value-type="string">
            <text:p text:style-name="P45">0.00258757</text:p>
          </table:table-cell>
        </table:table-row>
        <table:table-row>
          <table:table-cell table:style-name="Tabla2.A2" office:value-type="float" office:value="720001">
            <text:p text:style-name="P45">720001</text:p>
          </table:table-cell>
          <table:table-cell table:style-name="Tabla2.B202" office:value-type="string">
            <text:p text:style-name="P45">0.00153732</text:p>
          </table:table-cell>
        </table:table-row>
        <table:table-row>
          <table:table-cell table:style-name="Tabla2.A2" office:value-type="float" office:value="725001">
            <text:p text:style-name="P45">725001</text:p>
          </table:table-cell>
          <table:table-cell table:style-name="Tabla2.B202" office:value-type="string">
            <text:p text:style-name="P45">0.00163313</text:p>
          </table:table-cell>
        </table:table-row>
        <table:table-row>
          <table:table-cell table:style-name="Tabla2.A2" office:value-type="float" office:value="730001">
            <text:p text:style-name="P45">730001</text:p>
          </table:table-cell>
          <table:table-cell table:style-name="Tabla2.B202" office:value-type="string">
            <text:p text:style-name="P45">0.00155058</text:p>
          </table:table-cell>
        </table:table-row>
        <table:table-row>
          <table:table-cell table:style-name="Tabla2.A2" office:value-type="float" office:value="735001">
            <text:p text:style-name="P45">735001</text:p>
          </table:table-cell>
          <table:table-cell table:style-name="Tabla2.B202" office:value-type="string">
            <text:p text:style-name="P45">0.00245493</text:p>
          </table:table-cell>
        </table:table-row>
        <table:table-row>
          <table:table-cell table:style-name="Tabla2.A2" office:value-type="float" office:value="740001">
            <text:p text:style-name="P45">740001</text:p>
          </table:table-cell>
          <table:table-cell table:style-name="Tabla2.B202" office:value-type="string">
            <text:p text:style-name="P45">0.00157173</text:p>
          </table:table-cell>
        </table:table-row>
        <table:table-row>
          <table:table-cell table:style-name="Tabla2.A2" office:value-type="float" office:value="745001">
            <text:p text:style-name="P45">745001</text:p>
          </table:table-cell>
          <table:table-cell table:style-name="Tabla2.B202" office:value-type="string">
            <text:p text:style-name="P45">0.00164656</text:p>
          </table:table-cell>
        </table:table-row>
        <table:table-row>
          <table:table-cell table:style-name="Tabla2.A2" office:value-type="float" office:value="750001">
            <text:p text:style-name="P45">750001</text:p>
          </table:table-cell>
          <table:table-cell table:style-name="Tabla2.B202" office:value-type="string">
            <text:p text:style-name="P45">0.00156051</text:p>
          </table:table-cell>
        </table:table-row>
        <text:soft-page-break/>
        <table:table-row>
          <table:table-cell table:style-name="Tabla2.A2" office:value-type="float" office:value="755001">
            <text:p text:style-name="P45">755001</text:p>
          </table:table-cell>
          <table:table-cell table:style-name="Tabla2.B202" office:value-type="string">
            <text:p text:style-name="P45">0.00297318</text:p>
          </table:table-cell>
        </table:table-row>
        <table:table-row>
          <table:table-cell table:style-name="Tabla2.A2" office:value-type="float" office:value="760001">
            <text:p text:style-name="P45">760001</text:p>
          </table:table-cell>
          <table:table-cell table:style-name="Tabla2.B202" office:value-type="string">
            <text:p text:style-name="P45">0.00362019</text:p>
          </table:table-cell>
        </table:table-row>
        <table:table-row>
          <table:table-cell table:style-name="Tabla2.A2" office:value-type="float" office:value="765001">
            <text:p text:style-name="P45">765001</text:p>
          </table:table-cell>
          <table:table-cell table:style-name="Tabla2.B202" office:value-type="string">
            <text:p text:style-name="P45">0.00415503</text:p>
          </table:table-cell>
        </table:table-row>
        <table:table-row>
          <table:table-cell table:style-name="Tabla2.A2" office:value-type="float" office:value="770001">
            <text:p text:style-name="P45">770001</text:p>
          </table:table-cell>
          <table:table-cell table:style-name="Tabla2.B202" office:value-type="string">
            <text:p text:style-name="P45">0.00172869</text:p>
          </table:table-cell>
        </table:table-row>
        <table:table-row>
          <table:table-cell table:style-name="Tabla2.A2" office:value-type="float" office:value="775001">
            <text:p text:style-name="P45">775001</text:p>
          </table:table-cell>
          <table:table-cell table:style-name="Tabla2.B202" office:value-type="string">
            <text:p text:style-name="P45">0.00177365</text:p>
          </table:table-cell>
        </table:table-row>
        <table:table-row>
          <table:table-cell table:style-name="Tabla2.A2" office:value-type="float" office:value="780001">
            <text:p text:style-name="P45">780001</text:p>
          </table:table-cell>
          <table:table-cell table:style-name="Tabla2.B202" office:value-type="string">
            <text:p text:style-name="P45">0.00166782</text:p>
          </table:table-cell>
        </table:table-row>
        <table:table-row>
          <table:table-cell table:style-name="Tabla2.A2" office:value-type="float" office:value="785001">
            <text:p text:style-name="P45">785001</text:p>
          </table:table-cell>
          <table:table-cell table:style-name="Tabla2.B202" office:value-type="string">
            <text:p text:style-name="P45">0.00171216</text:p>
          </table:table-cell>
        </table:table-row>
        <table:table-row>
          <table:table-cell table:style-name="Tabla2.A2" office:value-type="float" office:value="790001">
            <text:p text:style-name="P45">790001</text:p>
          </table:table-cell>
          <table:table-cell table:style-name="Tabla2.B202" office:value-type="string">
            <text:p text:style-name="P45">0.0018537</text:p>
          </table:table-cell>
        </table:table-row>
        <table:table-row>
          <table:table-cell table:style-name="Tabla2.A2" office:value-type="float" office:value="795001">
            <text:p text:style-name="P45">795001</text:p>
          </table:table-cell>
          <table:table-cell table:style-name="Tabla2.B202" office:value-type="string">
            <text:p text:style-name="P45">0.00244351</text:p>
          </table:table-cell>
        </table:table-row>
        <table:table-row>
          <table:table-cell table:style-name="Tabla2.A2" office:value-type="float" office:value="800001">
            <text:p text:style-name="P45">800001</text:p>
          </table:table-cell>
          <table:table-cell table:style-name="Tabla2.B202" office:value-type="string">
            <text:p text:style-name="P45">0.00455048</text:p>
          </table:table-cell>
        </table:table-row>
        <table:table-row>
          <table:table-cell table:style-name="Tabla2.A2" office:value-type="float" office:value="805001">
            <text:p text:style-name="P45">805001</text:p>
          </table:table-cell>
          <table:table-cell table:style-name="Tabla2.B202" office:value-type="string">
            <text:p text:style-name="P45">0.00419158</text:p>
          </table:table-cell>
        </table:table-row>
        <table:table-row>
          <table:table-cell table:style-name="Tabla2.A2" office:value-type="float" office:value="810001">
            <text:p text:style-name="P45">810001</text:p>
          </table:table-cell>
          <table:table-cell table:style-name="Tabla2.B202" office:value-type="string">
            <text:p text:style-name="P45">0.00389429</text:p>
          </table:table-cell>
        </table:table-row>
        <table:table-row>
          <table:table-cell table:style-name="Tabla2.A2" office:value-type="float" office:value="815001">
            <text:p text:style-name="P45">815001</text:p>
          </table:table-cell>
          <table:table-cell table:style-name="Tabla2.B202" office:value-type="string">
            <text:p text:style-name="P45">0.0041388</text:p>
          </table:table-cell>
        </table:table-row>
        <table:table-row>
          <table:table-cell table:style-name="Tabla2.A2" office:value-type="float" office:value="820001">
            <text:p text:style-name="P45">820001</text:p>
          </table:table-cell>
          <table:table-cell table:style-name="Tabla2.B202" office:value-type="string">
            <text:p text:style-name="P45">0.00363567</text:p>
          </table:table-cell>
        </table:table-row>
        <table:table-row>
          <table:table-cell table:style-name="Tabla2.A2" office:value-type="float" office:value="825001">
            <text:p text:style-name="P45">825001</text:p>
          </table:table-cell>
          <table:table-cell table:style-name="Tabla2.B202" office:value-type="string">
            <text:p text:style-name="P45">0.00179199</text:p>
          </table:table-cell>
        </table:table-row>
        <table:table-row>
          <table:table-cell table:style-name="Tabla2.A2" office:value-type="float" office:value="830001">
            <text:p text:style-name="P45">830001</text:p>
          </table:table-cell>
          <table:table-cell table:style-name="Tabla2.B202" office:value-type="string">
            <text:p text:style-name="P45">0.00182496</text:p>
          </table:table-cell>
        </table:table-row>
        <table:table-row>
          <table:table-cell table:style-name="Tabla2.A2" office:value-type="float" office:value="835001">
            <text:p text:style-name="P45">835001</text:p>
          </table:table-cell>
          <table:table-cell table:style-name="Tabla2.B202" office:value-type="string">
            <text:p text:style-name="P45">0.00328139</text:p>
          </table:table-cell>
        </table:table-row>
        <table:table-row>
          <table:table-cell table:style-name="Tabla2.A2" office:value-type="float" office:value="840001">
            <text:p text:style-name="P45">840001</text:p>
          </table:table-cell>
          <table:table-cell table:style-name="Tabla2.B202" office:value-type="string">
            <text:p text:style-name="P45">0.00332854</text:p>
          </table:table-cell>
        </table:table-row>
        <table:table-row>
          <table:table-cell table:style-name="Tabla2.A2" office:value-type="float" office:value="845001">
            <text:p text:style-name="P45">845001</text:p>
          </table:table-cell>
          <table:table-cell table:style-name="Tabla2.B202" office:value-type="string">
            <text:p text:style-name="P45">0.00205908</text:p>
          </table:table-cell>
        </table:table-row>
        <table:table-row>
          <table:table-cell table:style-name="Tabla2.A2" office:value-type="float" office:value="850001">
            <text:p text:style-name="P45">850001</text:p>
          </table:table-cell>
          <table:table-cell table:style-name="Tabla2.B202" office:value-type="string">
            <text:p text:style-name="P45">0.00182589</text:p>
          </table:table-cell>
        </table:table-row>
        <table:table-row>
          <table:table-cell table:style-name="Tabla2.A2" office:value-type="float" office:value="855001">
            <text:p text:style-name="P45">855001</text:p>
          </table:table-cell>
          <table:table-cell table:style-name="Tabla2.B202" office:value-type="string">
            <text:p text:style-name="P45">0.00177933</text:p>
          </table:table-cell>
        </table:table-row>
        <table:table-row>
          <table:table-cell table:style-name="Tabla2.A2" office:value-type="float" office:value="860001">
            <text:p text:style-name="P45">860001</text:p>
          </table:table-cell>
          <table:table-cell table:style-name="Tabla2.B202" office:value-type="string">
            <text:p text:style-name="P45">0.00185662</text:p>
          </table:table-cell>
        </table:table-row>
        <table:table-row>
          <table:table-cell table:style-name="Tabla2.A2" office:value-type="float" office:value="865001">
            <text:p text:style-name="P45">865001</text:p>
          </table:table-cell>
          <table:table-cell table:style-name="Tabla2.B202" office:value-type="string">
            <text:p text:style-name="P45">0.00441101</text:p>
          </table:table-cell>
        </table:table-row>
        <table:table-row>
          <table:table-cell table:style-name="Tabla2.A2" office:value-type="float" office:value="870001">
            <text:p text:style-name="P45">870001</text:p>
          </table:table-cell>
          <table:table-cell table:style-name="Tabla2.B202" office:value-type="string">
            <text:p text:style-name="P45">0.00201723</text:p>
          </table:table-cell>
        </table:table-row>
        <table:table-row>
          <table:table-cell table:style-name="Tabla2.A2" office:value-type="float" office:value="875001">
            <text:p text:style-name="P45">875001</text:p>
          </table:table-cell>
          <table:table-cell table:style-name="Tabla2.B202" office:value-type="string">
            <text:p text:style-name="P45">0.0019275</text:p>
          </table:table-cell>
        </table:table-row>
        <table:table-row>
          <table:table-cell table:style-name="Tabla2.A2" office:value-type="float" office:value="880001">
            <text:p text:style-name="P45">880001</text:p>
          </table:table-cell>
          <table:table-cell table:style-name="Tabla2.B202" office:value-type="string">
            <text:p text:style-name="P45">0.00185379</text:p>
          </table:table-cell>
        </table:table-row>
        <table:table-row>
          <table:table-cell table:style-name="Tabla2.A2" office:value-type="float" office:value="885001">
            <text:p text:style-name="P45">885001</text:p>
          </table:table-cell>
          <table:table-cell table:style-name="Tabla2.B202" office:value-type="string">
            <text:p text:style-name="P45">0.00225509</text:p>
          </table:table-cell>
        </table:table-row>
        <table:table-row>
          <table:table-cell table:style-name="Tabla2.A2" office:value-type="float" office:value="890001">
            <text:p text:style-name="P45">890001</text:p>
          </table:table-cell>
          <table:table-cell table:style-name="Tabla2.B202" office:value-type="string">
            <text:p text:style-name="P45">0.00196903</text:p>
          </table:table-cell>
        </table:table-row>
        <table:table-row>
          <table:table-cell table:style-name="Tabla2.A2" office:value-type="float" office:value="895001">
            <text:p text:style-name="P45">895001</text:p>
          </table:table-cell>
          <table:table-cell table:style-name="Tabla2.B202" office:value-type="string">
            <text:p text:style-name="P45">0.00190935</text:p>
          </table:table-cell>
        </table:table-row>
        <table:table-row>
          <table:table-cell table:style-name="Tabla2.A2" office:value-type="float" office:value="900001">
            <text:p text:style-name="P45">900001</text:p>
          </table:table-cell>
          <table:table-cell table:style-name="Tabla2.B202" office:value-type="string">
            <text:p text:style-name="P45">0.00193913</text:p>
          </table:table-cell>
        </table:table-row>
        <table:table-row>
          <table:table-cell table:style-name="Tabla2.A2" office:value-type="float" office:value="905001">
            <text:p text:style-name="P45">905001</text:p>
          </table:table-cell>
          <table:table-cell table:style-name="Tabla2.B202" office:value-type="string">
            <text:p text:style-name="P45">0.00193483</text:p>
          </table:table-cell>
        </table:table-row>
        <table:table-row>
          <table:table-cell table:style-name="Tabla2.A2" office:value-type="float" office:value="910001">
            <text:p text:style-name="P45">910001</text:p>
          </table:table-cell>
          <table:table-cell table:style-name="Tabla2.B202" office:value-type="string">
            <text:p text:style-name="P45">0.00194731</text:p>
          </table:table-cell>
        </table:table-row>
        <table:table-row>
          <table:table-cell table:style-name="Tabla2.A2" office:value-type="float" office:value="915001">
            <text:p text:style-name="P45">915001</text:p>
          </table:table-cell>
          <table:table-cell table:style-name="Tabla2.B202" office:value-type="string">
            <text:p text:style-name="P45">0.00293374</text:p>
          </table:table-cell>
        </table:table-row>
        <table:table-row>
          <table:table-cell table:style-name="Tabla2.A2" office:value-type="float" office:value="920001">
            <text:p text:style-name="P45">920001</text:p>
          </table:table-cell>
          <table:table-cell table:style-name="Tabla2.B202" office:value-type="string">
            <text:p text:style-name="P45">0.00469932</text:p>
          </table:table-cell>
        </table:table-row>
        <table:table-row>
          <table:table-cell table:style-name="Tabla2.A2" office:value-type="float" office:value="925001">
            <text:p text:style-name="P45">925001</text:p>
          </table:table-cell>
          <table:table-cell table:style-name="Tabla2.B202" office:value-type="string">
            <text:p text:style-name="P45">0.00192188</text:p>
          </table:table-cell>
        </table:table-row>
        <table:table-row>
          <table:table-cell table:style-name="Tabla2.A2" office:value-type="float" office:value="930001">
            <text:p text:style-name="P45">930001</text:p>
          </table:table-cell>
          <table:table-cell table:style-name="Tabla2.B202" office:value-type="string">
            <text:p text:style-name="P45">0.00201045</text:p>
          </table:table-cell>
        </table:table-row>
        <table:table-row>
          <table:table-cell table:style-name="Tabla2.A2" office:value-type="float" office:value="935001">
            <text:p text:style-name="P45">935001</text:p>
          </table:table-cell>
          <table:table-cell table:style-name="Tabla2.B202" office:value-type="string">
            <text:p text:style-name="P45">0.00224927</text:p>
          </table:table-cell>
        </table:table-row>
        <text:soft-page-break/>
        <table:table-row>
          <table:table-cell table:style-name="Tabla2.A2" office:value-type="float" office:value="940001">
            <text:p text:style-name="P45">940001</text:p>
          </table:table-cell>
          <table:table-cell table:style-name="Tabla2.B202" office:value-type="string">
            <text:p text:style-name="P45">0.00204386</text:p>
          </table:table-cell>
        </table:table-row>
        <table:table-row>
          <table:table-cell table:style-name="Tabla2.A2" office:value-type="float" office:value="945001">
            <text:p text:style-name="P45">945001</text:p>
          </table:table-cell>
          <table:table-cell table:style-name="Tabla2.B202" office:value-type="string">
            <text:p text:style-name="P45">0.00213312</text:p>
          </table:table-cell>
        </table:table-row>
        <table:table-row>
          <table:table-cell table:style-name="Tabla2.A2" office:value-type="float" office:value="950001">
            <text:p text:style-name="P45">950001</text:p>
          </table:table-cell>
          <table:table-cell table:style-name="Tabla2.B202" office:value-type="string">
            <text:p text:style-name="P45">0.00332134</text:p>
          </table:table-cell>
        </table:table-row>
        <table:table-row>
          <table:table-cell table:style-name="Tabla2.A2" office:value-type="float" office:value="955001">
            <text:p text:style-name="P45">955001</text:p>
          </table:table-cell>
          <table:table-cell table:style-name="Tabla2.B202" office:value-type="string">
            <text:p text:style-name="P45">0.00205959</text:p>
          </table:table-cell>
        </table:table-row>
        <table:table-row>
          <table:table-cell table:style-name="Tabla2.A2" office:value-type="float" office:value="960001">
            <text:p text:style-name="P45">960001</text:p>
          </table:table-cell>
          <table:table-cell table:style-name="Tabla2.B202" office:value-type="string">
            <text:p text:style-name="P45">0.00328309</text:p>
          </table:table-cell>
        </table:table-row>
        <table:table-row>
          <table:table-cell table:style-name="Tabla2.A2" office:value-type="float" office:value="965001">
            <text:p text:style-name="P45">965001</text:p>
          </table:table-cell>
          <table:table-cell table:style-name="Tabla2.B202" office:value-type="string">
            <text:p text:style-name="P45">0.00209894</text:p>
          </table:table-cell>
        </table:table-row>
        <table:table-row>
          <table:table-cell table:style-name="Tabla2.A2" office:value-type="float" office:value="970001">
            <text:p text:style-name="P45">970001</text:p>
          </table:table-cell>
          <table:table-cell table:style-name="Tabla2.B202" office:value-type="string">
            <text:p text:style-name="P45">0.00223038</text:p>
          </table:table-cell>
        </table:table-row>
        <table:table-row>
          <table:table-cell table:style-name="Tabla2.A2" office:value-type="float" office:value="975001">
            <text:p text:style-name="P45">975001</text:p>
          </table:table-cell>
          <table:table-cell table:style-name="Tabla2.B202" office:value-type="string">
            <text:p text:style-name="P45">0.00210922</text:p>
          </table:table-cell>
        </table:table-row>
        <table:table-row>
          <table:table-cell table:style-name="Tabla2.A2" office:value-type="float" office:value="980001">
            <text:p text:style-name="P45">980001</text:p>
          </table:table-cell>
          <table:table-cell table:style-name="Tabla2.B202" office:value-type="string">
            <text:p text:style-name="P45">0.00221177</text:p>
          </table:table-cell>
        </table:table-row>
        <table:table-row>
          <table:table-cell table:style-name="Tabla2.A2" office:value-type="float" office:value="985001">
            <text:p text:style-name="P45">985001</text:p>
          </table:table-cell>
          <table:table-cell table:style-name="Tabla2.B202" office:value-type="string">
            <text:p text:style-name="P45">0.00331399</text:p>
          </table:table-cell>
        </table:table-row>
        <table:table-row>
          <table:table-cell table:style-name="Tabla2.A2" office:value-type="float" office:value="990001">
            <text:p text:style-name="P45">990001</text:p>
          </table:table-cell>
          <table:table-cell table:style-name="Tabla2.B202" office:value-type="string">
            <text:p text:style-name="P45">0.00222124</text:p>
          </table:table-cell>
        </table:table-row>
        <table:table-row>
          <table:table-cell table:style-name="Tabla2.A2" office:value-type="float" office:value="995001">
            <text:p text:style-name="P45">995001</text:p>
          </table:table-cell>
          <table:table-cell table:style-name="Tabla2.B202" office:value-type="string">
            <text:p text:style-name="P45">0.00212957</text:p>
          </table:table-cell>
        </table:table-row>
        <table:table-row>
          <table:table-cell table:style-name="Tabla2.A2" office:value-type="float" office:value="1000001">
            <text:p text:style-name="P45">1000001</text:p>
          </table:table-cell>
          <table:table-cell table:style-name="Tabla2.B202" office:value-type="string">
            <text:p text:style-name="P45">0.00221753</text:p>
          </table:table-cell>
        </table:table-row>
      </table:table>
      <text:p text:style-name="P22"><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27">-</text:span><text:span text:style-name="T5">Tabla y gŕafica de </text:span><text:span text:style-name="T7">Luis</text:span><text:span text:style-name="T5">(</text:span><text:span text:style-name="T7">Fujitsu</text:span><text:span text:style-name="T28">,</text:span><text:span text:style-name="T6">Linux</text:span><text:span text:style-name="T5">):</text:span></text:p>
      <text:p text:style-name="P8"/>
      <table:table table:name="Tabla3" table:style-name="Tabla3">
        <table:table-column table:style-name="Tabla3.A"/>
        <table:table-column table:style-name="Tabla3.B"/>
        <table:table-row>
          <table:table-cell table:style-name="Tabla3.A1" office:value-type="string">
            <text:p text:style-name="P46">Tamaño</text:p>
          </table:table-cell>
          <table:table-cell table:style-name="Tabla3.B1" office:value-type="string">
            <text:p text:style-name="P46">Tiempo</text:p>
          </table:table-cell>
        </table:table-row>
        <table:table-row>
          <table:table-cell table:style-name="Tabla3.A2" office:value-type="float" office:value="1">
            <text:p text:style-name="P46">1</text:p>
          </table:table-cell>
          <table:table-cell table:style-name="Tabla3.B202" office:value-type="string">
            <text:p text:style-name="P46">1.65e-07</text:p>
          </table:table-cell>
        </table:table-row>
        <table:table-row>
          <table:table-cell table:style-name="Tabla3.A2" office:value-type="float" office:value="5001">
            <text:p text:style-name="P46">5001</text:p>
          </table:table-cell>
          <table:table-cell table:style-name="Tabla3.B3" office:value-type="float" office:value="0.008934">
            <text:p text:style-name="P46">8,93E-003</text:p>
          </table:table-cell>
        </table:table-row>
        <table:table-row>
          <table:table-cell table:style-name="Tabla3.A2" office:value-type="float" office:value="10001">
            <text:p text:style-name="P46">10001</text:p>
          </table:table-cell>
          <table:table-cell table:style-name="Tabla3.B3" office:value-type="float" office:value="0.01424">
            <text:p text:style-name="P46">1,42E-002</text:p>
          </table:table-cell>
        </table:table-row>
        <table:table-row>
          <table:table-cell table:style-name="Tabla3.A2" office:value-type="float" office:value="15001">
            <text:p text:style-name="P46">15001</text:p>
          </table:table-cell>
          <table:table-cell table:style-name="Tabla3.B202" office:value-type="string">
            <text:p text:style-name="P46">2.2072e-05</text:p>
          </table:table-cell>
        </table:table-row>
        <text:soft-page-break/>
        <table:table-row>
          <table:table-cell table:style-name="Tabla3.A2" office:value-type="float" office:value="20001">
            <text:p text:style-name="P46">20001</text:p>
          </table:table-cell>
          <table:table-cell table:style-name="Tabla3.B3" office:value-type="float" office:value="0.02932">
            <text:p text:style-name="P46">2,93E-002</text:p>
          </table:table-cell>
        </table:table-row>
        <table:table-row>
          <table:table-cell table:style-name="Tabla3.A2" office:value-type="float" office:value="25001">
            <text:p text:style-name="P46">25001</text:p>
          </table:table-cell>
          <table:table-cell table:style-name="Tabla3.B202" office:value-type="string">
            <text:p text:style-name="P46">7.3206e-05</text:p>
          </table:table-cell>
        </table:table-row>
        <table:table-row>
          <table:table-cell table:style-name="Tabla3.A2" office:value-type="float" office:value="30001">
            <text:p text:style-name="P46">30001</text:p>
          </table:table-cell>
          <table:table-cell table:style-name="Tabla3.B202" office:value-type="string">
            <text:p text:style-name="P46">4.3995e-05</text:p>
          </table:table-cell>
        </table:table-row>
        <table:table-row>
          <table:table-cell table:style-name="Tabla3.A2" office:value-type="float" office:value="35001">
            <text:p text:style-name="P46">35001</text:p>
          </table:table-cell>
          <table:table-cell table:style-name="Tabla3.B202" office:value-type="string">
            <text:p text:style-name="P46">8.1913e-05</text:p>
          </table:table-cell>
        </table:table-row>
        <table:table-row>
          <table:table-cell table:style-name="Tabla3.A2" office:value-type="float" office:value="40001">
            <text:p text:style-name="P46">40001</text:p>
          </table:table-cell>
          <table:table-cell table:style-name="Tabla3.B202" office:value-type="string">
            <text:p text:style-name="P46">5.8538e-05</text:p>
          </table:table-cell>
        </table:table-row>
        <table:table-row>
          <table:table-cell table:style-name="Tabla3.A2" office:value-type="float" office:value="45001">
            <text:p text:style-name="P46">45001</text:p>
          </table:table-cell>
          <table:table-cell table:style-name="Tabla3.B202" office:value-type="string">
            <text:p text:style-name="P46">0.000131739</text:p>
          </table:table-cell>
        </table:table-row>
        <table:table-row>
          <table:table-cell table:style-name="Tabla3.A2" office:value-type="float" office:value="50001">
            <text:p text:style-name="P46">50001</text:p>
          </table:table-cell>
          <table:table-cell table:style-name="Tabla3.B202" office:value-type="string">
            <text:p text:style-name="P46">7.3047e-05</text:p>
          </table:table-cell>
        </table:table-row>
        <table:table-row>
          <table:table-cell table:style-name="Tabla3.A2" office:value-type="float" office:value="55001">
            <text:p text:style-name="P46">55001</text:p>
          </table:table-cell>
          <table:table-cell table:style-name="Tabla3.B202" office:value-type="string">
            <text:p text:style-name="P46">0.000109569</text:p>
          </table:table-cell>
        </table:table-row>
        <table:table-row>
          <table:table-cell table:style-name="Tabla3.A2" office:value-type="float" office:value="60001">
            <text:p text:style-name="P46">60001</text:p>
          </table:table-cell>
          <table:table-cell table:style-name="Tabla3.B202" office:value-type="string">
            <text:p text:style-name="P46">8.7776e-05</text:p>
          </table:table-cell>
        </table:table-row>
        <table:table-row>
          <table:table-cell table:style-name="Tabla3.A2" office:value-type="float" office:value="65001">
            <text:p text:style-name="P46">65001</text:p>
          </table:table-cell>
          <table:table-cell table:style-name="Tabla3.B202" office:value-type="string">
            <text:p text:style-name="P46">9.5069e-05</text:p>
          </table:table-cell>
        </table:table-row>
        <table:table-row>
          <table:table-cell table:style-name="Tabla3.A2" office:value-type="float" office:value="70001">
            <text:p text:style-name="P46">70001</text:p>
          </table:table-cell>
          <table:table-cell table:style-name="Tabla3.B202" office:value-type="string">
            <text:p text:style-name="P46">0.000102334</text:p>
          </table:table-cell>
        </table:table-row>
        <table:table-row>
          <table:table-cell table:style-name="Tabla3.A2" office:value-type="float" office:value="75001">
            <text:p text:style-name="P46">75001</text:p>
          </table:table-cell>
          <table:table-cell table:style-name="Tabla3.B202" office:value-type="string">
            <text:p text:style-name="P46">0.000109621</text:p>
          </table:table-cell>
        </table:table-row>
        <table:table-row>
          <table:table-cell table:style-name="Tabla3.A2" office:value-type="float" office:value="80001">
            <text:p text:style-name="P46">80001</text:p>
          </table:table-cell>
          <table:table-cell table:style-name="Tabla3.B202" office:value-type="string">
            <text:p text:style-name="P46">0.000166209</text:p>
          </table:table-cell>
        </table:table-row>
        <table:table-row>
          <table:table-cell table:style-name="Tabla3.A2" office:value-type="float" office:value="85001">
            <text:p text:style-name="P46">85001</text:p>
          </table:table-cell>
          <table:table-cell table:style-name="Tabla3.B202" office:value-type="string">
            <text:p text:style-name="P46">0.000149099</text:p>
          </table:table-cell>
        </table:table-row>
        <table:table-row>
          <table:table-cell table:style-name="Tabla3.A2" office:value-type="float" office:value="90001">
            <text:p text:style-name="P46">90001</text:p>
          </table:table-cell>
          <table:table-cell table:style-name="Tabla3.B202" office:value-type="string">
            <text:p text:style-name="P46">0.000168333</text:p>
          </table:table-cell>
        </table:table-row>
        <table:table-row>
          <table:table-cell table:style-name="Tabla3.A2" office:value-type="float" office:value="95001">
            <text:p text:style-name="P46">95001</text:p>
          </table:table-cell>
          <table:table-cell table:style-name="Tabla3.B202" office:value-type="string">
            <text:p text:style-name="P46">0.000231621</text:p>
          </table:table-cell>
        </table:table-row>
        <table:table-row>
          <table:table-cell table:style-name="Tabla3.A2" office:value-type="float" office:value="100001">
            <text:p text:style-name="P46">100001</text:p>
          </table:table-cell>
          <table:table-cell table:style-name="Tabla3.B202" office:value-type="string">
            <text:p text:style-name="P46">0.000153719</text:p>
          </table:table-cell>
        </table:table-row>
        <table:table-row>
          <table:table-cell table:style-name="Tabla3.A2" office:value-type="float" office:value="105001">
            <text:p text:style-name="P46">105001</text:p>
          </table:table-cell>
          <table:table-cell table:style-name="Tabla3.B202" office:value-type="string">
            <text:p text:style-name="P46">0.000159431</text:p>
          </table:table-cell>
        </table:table-row>
        <table:table-row>
          <table:table-cell table:style-name="Tabla3.A2" office:value-type="float" office:value="110001">
            <text:p text:style-name="P46">110001</text:p>
          </table:table-cell>
          <table:table-cell table:style-name="Tabla3.B202" office:value-type="string">
            <text:p text:style-name="P46">0.000210312</text:p>
          </table:table-cell>
        </table:table-row>
        <table:table-row>
          <table:table-cell table:style-name="Tabla3.A2" office:value-type="float" office:value="115001">
            <text:p text:style-name="P46">115001</text:p>
          </table:table-cell>
          <table:table-cell table:style-name="Tabla3.B202" office:value-type="string">
            <text:p text:style-name="P46">0.000176271</text:p>
          </table:table-cell>
        </table:table-row>
        <table:table-row>
          <table:table-cell table:style-name="Tabla3.A2" office:value-type="float" office:value="120001">
            <text:p text:style-name="P46">120001</text:p>
          </table:table-cell>
          <table:table-cell table:style-name="Tabla3.B202" office:value-type="string">
            <text:p text:style-name="P46">0.000198383</text:p>
          </table:table-cell>
        </table:table-row>
        <table:table-row>
          <table:table-cell table:style-name="Tabla3.A2" office:value-type="float" office:value="125001">
            <text:p text:style-name="P46">125001</text:p>
          </table:table-cell>
          <table:table-cell table:style-name="Tabla3.B202" office:value-type="string">
            <text:p text:style-name="P46">0.000240096<text:soft-page-break/></text:p>
          </table:table-cell>
        </table:table-row>
        <table:table-row>
          <table:table-cell table:style-name="Tabla3.A2" office:value-type="float" office:value="130001">
            <text:p text:style-name="P46">130001</text:p>
          </table:table-cell>
          <table:table-cell table:style-name="Tabla3.B202" office:value-type="string">
            <text:p text:style-name="P46">0.000190838</text:p>
          </table:table-cell>
        </table:table-row>
        <table:table-row>
          <table:table-cell table:style-name="Tabla3.A2" office:value-type="float" office:value="135001">
            <text:p text:style-name="P46">135001</text:p>
          </table:table-cell>
          <table:table-cell table:style-name="Tabla3.B202" office:value-type="string">
            <text:p text:style-name="P46">0.000212365</text:p>
          </table:table-cell>
        </table:table-row>
        <table:table-row>
          <table:table-cell table:style-name="Tabla3.A2" office:value-type="float" office:value="140001">
            <text:p text:style-name="P46">140001</text:p>
          </table:table-cell>
          <table:table-cell table:style-name="Tabla3.B202" office:value-type="string">
            <text:p text:style-name="P46">0.000244785</text:p>
          </table:table-cell>
        </table:table-row>
        <table:table-row>
          <table:table-cell table:style-name="Tabla3.A2" office:value-type="float" office:value="145001">
            <text:p text:style-name="P46">145001</text:p>
          </table:table-cell>
          <table:table-cell table:style-name="Tabla3.B202" office:value-type="string">
            <text:p text:style-name="P46">0.000213011</text:p>
          </table:table-cell>
        </table:table-row>
        <table:table-row>
          <table:table-cell table:style-name="Tabla3.A2" office:value-type="float" office:value="150001">
            <text:p text:style-name="P46">150001</text:p>
          </table:table-cell>
          <table:table-cell table:style-name="Tabla3.B202" office:value-type="string">
            <text:p text:style-name="P46">0.000228014</text:p>
          </table:table-cell>
        </table:table-row>
        <table:table-row>
          <table:table-cell table:style-name="Tabla3.A2" office:value-type="float" office:value="155001">
            <text:p text:style-name="P46">155001</text:p>
          </table:table-cell>
          <table:table-cell table:style-name="Tabla3.B202" office:value-type="string">
            <text:p text:style-name="P46">0.000234689</text:p>
          </table:table-cell>
        </table:table-row>
        <table:table-row>
          <table:table-cell table:style-name="Tabla3.A2" office:value-type="float" office:value="160001">
            <text:p text:style-name="P46">160001</text:p>
          </table:table-cell>
          <table:table-cell table:style-name="Tabla3.B202" office:value-type="string">
            <text:p text:style-name="P46">0.000248774</text:p>
          </table:table-cell>
        </table:table-row>
        <table:table-row>
          <table:table-cell table:style-name="Tabla3.A2" office:value-type="float" office:value="165001">
            <text:p text:style-name="P46">165001</text:p>
          </table:table-cell>
          <table:table-cell table:style-name="Tabla3.B202" office:value-type="string">
            <text:p text:style-name="P46">0.000280106</text:p>
          </table:table-cell>
        </table:table-row>
        <table:table-row>
          <table:table-cell table:style-name="Tabla3.A2" office:value-type="float" office:value="170001">
            <text:p text:style-name="P46">170001</text:p>
          </table:table-cell>
          <table:table-cell table:style-name="Tabla3.B202" office:value-type="string">
            <text:p text:style-name="P46">0.000296496</text:p>
          </table:table-cell>
        </table:table-row>
        <table:table-row>
          <table:table-cell table:style-name="Tabla3.A2" office:value-type="float" office:value="175001">
            <text:p text:style-name="P46">175001</text:p>
          </table:table-cell>
          <table:table-cell table:style-name="Tabla3.B202" office:value-type="string">
            <text:p text:style-name="P46">0.000258078</text:p>
          </table:table-cell>
        </table:table-row>
        <table:table-row>
          <table:table-cell table:style-name="Tabla3.A2" office:value-type="float" office:value="180001">
            <text:p text:style-name="P46">180001</text:p>
          </table:table-cell>
          <table:table-cell table:style-name="Tabla3.B202" office:value-type="string">
            <text:p text:style-name="P46">0.000264963</text:p>
          </table:table-cell>
        </table:table-row>
        <table:table-row>
          <table:table-cell table:style-name="Tabla3.A2" office:value-type="float" office:value="185001">
            <text:p text:style-name="P46">185001</text:p>
          </table:table-cell>
          <table:table-cell table:style-name="Tabla3.B202" office:value-type="string">
            <text:p text:style-name="P46">0.000262612</text:p>
          </table:table-cell>
        </table:table-row>
        <table:table-row>
          <table:table-cell table:style-name="Tabla3.A2" office:value-type="float" office:value="190001">
            <text:p text:style-name="P46">190001</text:p>
          </table:table-cell>
          <table:table-cell table:style-name="Tabla3.B202" office:value-type="string">
            <text:p text:style-name="P46">0.00026995</text:p>
          </table:table-cell>
        </table:table-row>
        <table:table-row>
          <table:table-cell table:style-name="Tabla3.A2" office:value-type="float" office:value="195001">
            <text:p text:style-name="P46">195001</text:p>
          </table:table-cell>
          <table:table-cell table:style-name="Tabla3.B202" office:value-type="string">
            <text:p text:style-name="P46">0.000356971</text:p>
          </table:table-cell>
        </table:table-row>
        <table:table-row>
          <table:table-cell table:style-name="Tabla3.A2" office:value-type="float" office:value="200001">
            <text:p text:style-name="P46">200001</text:p>
          </table:table-cell>
          <table:table-cell table:style-name="Tabla3.B202" office:value-type="string">
            <text:p text:style-name="P46">0.000294089</text:p>
          </table:table-cell>
        </table:table-row>
        <table:table-row>
          <table:table-cell table:style-name="Tabla3.A2" office:value-type="float" office:value="205001">
            <text:p text:style-name="P46">205001</text:p>
          </table:table-cell>
          <table:table-cell table:style-name="Tabla3.B202" office:value-type="string">
            <text:p text:style-name="P46">0.000301725</text:p>
          </table:table-cell>
        </table:table-row>
        <table:table-row>
          <table:table-cell table:style-name="Tabla3.A2" office:value-type="float" office:value="210001">
            <text:p text:style-name="P46">210001</text:p>
          </table:table-cell>
          <table:table-cell table:style-name="Tabla3.B202" office:value-type="string">
            <text:p text:style-name="P46">0.000308938</text:p>
          </table:table-cell>
        </table:table-row>
        <table:table-row>
          <table:table-cell table:style-name="Tabla3.A2" office:value-type="float" office:value="215001">
            <text:p text:style-name="P46">215001</text:p>
          </table:table-cell>
          <table:table-cell table:style-name="Tabla3.B202" office:value-type="string">
            <text:p text:style-name="P46">0.000315664</text:p>
          </table:table-cell>
        </table:table-row>
        <table:table-row>
          <table:table-cell table:style-name="Tabla3.A2" office:value-type="float" office:value="220001">
            <text:p text:style-name="P46">220001</text:p>
          </table:table-cell>
          <table:table-cell table:style-name="Tabla3.B202" office:value-type="string">
            <text:p text:style-name="P46">0.00034824</text:p>
          </table:table-cell>
        </table:table-row>
        <table:table-row>
          <table:table-cell table:style-name="Tabla3.A2" office:value-type="float" office:value="225001">
            <text:p text:style-name="P46">225001</text:p>
          </table:table-cell>
          <table:table-cell table:style-name="Tabla3.B202" office:value-type="string">
            <text:p text:style-name="P46">0.0003289</text:p>
          </table:table-cell>
        </table:table-row>
        <table:table-row>
          <table:table-cell table:style-name="Tabla3.A2" office:value-type="float" office:value="230001">
            <text:p text:style-name="P46">230001</text:p>
          </table:table-cell>
          <table:table-cell table:style-name="Tabla3.B202" office:value-type="string">
            <text:p text:style-name="P46">0.000354303<text:soft-page-break/></text:p>
          </table:table-cell>
        </table:table-row>
        <table:table-row>
          <table:table-cell table:style-name="Tabla3.A2" office:value-type="float" office:value="235001">
            <text:p text:style-name="P46">235001</text:p>
          </table:table-cell>
          <table:table-cell table:style-name="Tabla3.B202" office:value-type="string">
            <text:p text:style-name="P46">0.000654191</text:p>
          </table:table-cell>
        </table:table-row>
        <table:table-row>
          <table:table-cell table:style-name="Tabla3.A2" office:value-type="float" office:value="240001">
            <text:p text:style-name="P46">240001</text:p>
          </table:table-cell>
          <table:table-cell table:style-name="Tabla3.B202" office:value-type="string">
            <text:p text:style-name="P46">0.000627257</text:p>
          </table:table-cell>
        </table:table-row>
        <table:table-row>
          <table:table-cell table:style-name="Tabla3.A2" office:value-type="float" office:value="245001">
            <text:p text:style-name="P46">245001</text:p>
          </table:table-cell>
          <table:table-cell table:style-name="Tabla3.B202" office:value-type="string">
            <text:p text:style-name="P46">0.000615984</text:p>
          </table:table-cell>
        </table:table-row>
        <table:table-row>
          <table:table-cell table:style-name="Tabla3.A2" office:value-type="float" office:value="250001">
            <text:p text:style-name="P46">250001</text:p>
          </table:table-cell>
          <table:table-cell table:style-name="Tabla3.B202" office:value-type="string">
            <text:p text:style-name="P46">0.000628281</text:p>
          </table:table-cell>
        </table:table-row>
        <table:table-row>
          <table:table-cell table:style-name="Tabla3.A2" office:value-type="float" office:value="255001">
            <text:p text:style-name="P46">255001</text:p>
          </table:table-cell>
          <table:table-cell table:style-name="Tabla3.B202" office:value-type="string">
            <text:p text:style-name="P46">0.000673397</text:p>
          </table:table-cell>
        </table:table-row>
        <table:table-row>
          <table:table-cell table:style-name="Tabla3.A2" office:value-type="float" office:value="260001">
            <text:p text:style-name="P46">260001</text:p>
          </table:table-cell>
          <table:table-cell table:style-name="Tabla3.B202" office:value-type="string">
            <text:p text:style-name="P46">0.000729668</text:p>
          </table:table-cell>
        </table:table-row>
        <table:table-row>
          <table:table-cell table:style-name="Tabla3.A2" office:value-type="float" office:value="265001">
            <text:p text:style-name="P46">265001</text:p>
          </table:table-cell>
          <table:table-cell table:style-name="Tabla3.B202" office:value-type="string">
            <text:p text:style-name="P46">0.000966332</text:p>
          </table:table-cell>
        </table:table-row>
        <table:table-row>
          <table:table-cell table:style-name="Tabla3.A2" office:value-type="float" office:value="270001">
            <text:p text:style-name="P46">270001</text:p>
          </table:table-cell>
          <table:table-cell table:style-name="Tabla3.B202" office:value-type="string">
            <text:p text:style-name="P46">0.00131237</text:p>
          </table:table-cell>
        </table:table-row>
        <table:table-row>
          <table:table-cell table:style-name="Tabla3.A2" office:value-type="float" office:value="275001">
            <text:p text:style-name="P46">275001</text:p>
          </table:table-cell>
          <table:table-cell table:style-name="Tabla3.B202" office:value-type="string">
            <text:p text:style-name="P46">0.00117727</text:p>
          </table:table-cell>
        </table:table-row>
        <table:table-row>
          <table:table-cell table:style-name="Tabla3.A2" office:value-type="float" office:value="280001">
            <text:p text:style-name="P46">280001</text:p>
          </table:table-cell>
          <table:table-cell table:style-name="Tabla3.B202" office:value-type="string">
            <text:p text:style-name="P46">0.000782564</text:p>
          </table:table-cell>
        </table:table-row>
        <table:table-row>
          <table:table-cell table:style-name="Tabla3.A2" office:value-type="float" office:value="285001">
            <text:p text:style-name="P46">285001</text:p>
          </table:table-cell>
          <table:table-cell table:style-name="Tabla3.B202" office:value-type="string">
            <text:p text:style-name="P46">0.0007658</text:p>
          </table:table-cell>
        </table:table-row>
        <table:table-row>
          <table:table-cell table:style-name="Tabla3.A2" office:value-type="float" office:value="290001">
            <text:p text:style-name="P46">290001</text:p>
          </table:table-cell>
          <table:table-cell table:style-name="Tabla3.B202" office:value-type="string">
            <text:p text:style-name="P46">0.000808406</text:p>
          </table:table-cell>
        </table:table-row>
        <table:table-row>
          <table:table-cell table:style-name="Tabla3.A2" office:value-type="float" office:value="295001">
            <text:p text:style-name="P46">295001</text:p>
          </table:table-cell>
          <table:table-cell table:style-name="Tabla3.B202" office:value-type="string">
            <text:p text:style-name="P46">0.000836961</text:p>
          </table:table-cell>
        </table:table-row>
        <table:table-row>
          <table:table-cell table:style-name="Tabla3.A2" office:value-type="float" office:value="300001">
            <text:p text:style-name="P46">300001</text:p>
          </table:table-cell>
          <table:table-cell table:style-name="Tabla3.B202" office:value-type="string">
            <text:p text:style-name="P46">0.000780479</text:p>
          </table:table-cell>
        </table:table-row>
        <table:table-row>
          <table:table-cell table:style-name="Tabla3.A2" office:value-type="float" office:value="305001">
            <text:p text:style-name="P46">305001</text:p>
          </table:table-cell>
          <table:table-cell table:style-name="Tabla3.B202" office:value-type="string">
            <text:p text:style-name="P46">0.000950285</text:p>
          </table:table-cell>
        </table:table-row>
        <table:table-row>
          <table:table-cell table:style-name="Tabla3.A2" office:value-type="float" office:value="310001">
            <text:p text:style-name="P46">310001</text:p>
          </table:table-cell>
          <table:table-cell table:style-name="Tabla3.B202" office:value-type="string">
            <text:p text:style-name="P46">0.000810363</text:p>
          </table:table-cell>
        </table:table-row>
        <table:table-row>
          <table:table-cell table:style-name="Tabla3.A2" office:value-type="float" office:value="315001">
            <text:p text:style-name="P46">315001</text:p>
          </table:table-cell>
          <table:table-cell table:style-name="Tabla3.B202" office:value-type="string">
            <text:p text:style-name="P46">0.000792879</text:p>
          </table:table-cell>
        </table:table-row>
        <table:table-row>
          <table:table-cell table:style-name="Tabla3.A2" office:value-type="float" office:value="320001">
            <text:p text:style-name="P46">320001</text:p>
          </table:table-cell>
          <table:table-cell table:style-name="Tabla3.B202" office:value-type="string">
            <text:p text:style-name="P46">0.00095634</text:p>
          </table:table-cell>
        </table:table-row>
        <table:table-row>
          <table:table-cell table:style-name="Tabla3.A2" office:value-type="float" office:value="325001">
            <text:p text:style-name="P46">325001</text:p>
          </table:table-cell>
          <table:table-cell table:style-name="Tabla3.B202" office:value-type="string">
            <text:p text:style-name="P46">0.000883486</text:p>
          </table:table-cell>
        </table:table-row>
        <table:table-row>
          <table:table-cell table:style-name="Tabla3.A2" office:value-type="float" office:value="330001">
            <text:p text:style-name="P46">330001</text:p>
          </table:table-cell>
          <table:table-cell table:style-name="Tabla3.B202" office:value-type="string">
            <text:p text:style-name="P46">0.000941352</text:p>
          </table:table-cell>
        </table:table-row>
        <table:table-row>
          <table:table-cell table:style-name="Tabla3.A2" office:value-type="float" office:value="335001">
            <text:p text:style-name="P46">335001</text:p>
          </table:table-cell>
          <table:table-cell table:style-name="Tabla3.B202" office:value-type="string">
            <text:p text:style-name="P46">0.000935697<text:soft-page-break/></text:p>
          </table:table-cell>
        </table:table-row>
        <table:table-row>
          <table:table-cell table:style-name="Tabla3.A2" office:value-type="float" office:value="340001">
            <text:p text:style-name="P46">340001</text:p>
          </table:table-cell>
          <table:table-cell table:style-name="Tabla3.B202" office:value-type="string">
            <text:p text:style-name="P46">0.000883123</text:p>
          </table:table-cell>
        </table:table-row>
        <table:table-row>
          <table:table-cell table:style-name="Tabla3.A2" office:value-type="float" office:value="345001">
            <text:p text:style-name="P46">345001</text:p>
          </table:table-cell>
          <table:table-cell table:style-name="Tabla3.B202" office:value-type="string">
            <text:p text:style-name="P46">0.00092245</text:p>
          </table:table-cell>
        </table:table-row>
        <table:table-row>
          <table:table-cell table:style-name="Tabla3.A2" office:value-type="float" office:value="350001">
            <text:p text:style-name="P46">350001</text:p>
          </table:table-cell>
          <table:table-cell table:style-name="Tabla3.B202" office:value-type="string">
            <text:p text:style-name="P46">0.000982877</text:p>
          </table:table-cell>
        </table:table-row>
        <table:table-row>
          <table:table-cell table:style-name="Tabla3.A2" office:value-type="float" office:value="355001">
            <text:p text:style-name="P46">355001</text:p>
          </table:table-cell>
          <table:table-cell table:style-name="Tabla3.B202" office:value-type="string">
            <text:p text:style-name="P46">0.00089432</text:p>
          </table:table-cell>
        </table:table-row>
        <table:table-row>
          <table:table-cell table:style-name="Tabla3.A2" office:value-type="float" office:value="360001">
            <text:p text:style-name="P46">360001</text:p>
          </table:table-cell>
          <table:table-cell table:style-name="Tabla3.B202" office:value-type="string">
            <text:p text:style-name="P46">0.00100362</text:p>
          </table:table-cell>
        </table:table-row>
        <table:table-row>
          <table:table-cell table:style-name="Tabla3.A2" office:value-type="float" office:value="365001">
            <text:p text:style-name="P46">365001</text:p>
          </table:table-cell>
          <table:table-cell table:style-name="Tabla3.B202" office:value-type="string">
            <text:p text:style-name="P46">0.000950843</text:p>
          </table:table-cell>
        </table:table-row>
        <table:table-row>
          <table:table-cell table:style-name="Tabla3.A2" office:value-type="float" office:value="370001">
            <text:p text:style-name="P46">370001</text:p>
          </table:table-cell>
          <table:table-cell table:style-name="Tabla3.B202" office:value-type="string">
            <text:p text:style-name="P46">0.000961586</text:p>
          </table:table-cell>
        </table:table-row>
        <table:table-row>
          <table:table-cell table:style-name="Tabla3.A2" office:value-type="float" office:value="375001">
            <text:p text:style-name="P46">375001</text:p>
          </table:table-cell>
          <table:table-cell table:style-name="Tabla3.B202" office:value-type="string">
            <text:p text:style-name="P46">0.000943435</text:p>
          </table:table-cell>
        </table:table-row>
        <table:table-row>
          <table:table-cell table:style-name="Tabla3.A2" office:value-type="float" office:value="380001">
            <text:p text:style-name="P46">380001</text:p>
          </table:table-cell>
          <table:table-cell table:style-name="Tabla3.B202" office:value-type="string">
            <text:p text:style-name="P46">0.000982561</text:p>
          </table:table-cell>
        </table:table-row>
        <table:table-row>
          <table:table-cell table:style-name="Tabla3.A2" office:value-type="float" office:value="385001">
            <text:p text:style-name="P46">385001</text:p>
          </table:table-cell>
          <table:table-cell table:style-name="Tabla3.B202" office:value-type="string">
            <text:p text:style-name="P46">0.000997226</text:p>
          </table:table-cell>
        </table:table-row>
        <table:table-row>
          <table:table-cell table:style-name="Tabla3.A2" office:value-type="float" office:value="390001">
            <text:p text:style-name="P46">390001</text:p>
          </table:table-cell>
          <table:table-cell table:style-name="Tabla3.B202" office:value-type="string">
            <text:p text:style-name="P46">0.00103753</text:p>
          </table:table-cell>
        </table:table-row>
        <table:table-row>
          <table:table-cell table:style-name="Tabla3.A2" office:value-type="float" office:value="395001">
            <text:p text:style-name="P46">395001</text:p>
          </table:table-cell>
          <table:table-cell table:style-name="Tabla3.B202" office:value-type="string">
            <text:p text:style-name="P46">0.00119681</text:p>
          </table:table-cell>
        </table:table-row>
        <table:table-row>
          <table:table-cell table:style-name="Tabla3.A2" office:value-type="float" office:value="400001">
            <text:p text:style-name="P46">400001</text:p>
          </table:table-cell>
          <table:table-cell table:style-name="Tabla3.B202" office:value-type="string">
            <text:p text:style-name="P46">0.00110818</text:p>
          </table:table-cell>
        </table:table-row>
        <table:table-row>
          <table:table-cell table:style-name="Tabla3.A2" office:value-type="float" office:value="405001">
            <text:p text:style-name="P46">405001</text:p>
          </table:table-cell>
          <table:table-cell table:style-name="Tabla3.B202" office:value-type="string">
            <text:p text:style-name="P46">0.00104414</text:p>
          </table:table-cell>
        </table:table-row>
        <table:table-row>
          <table:table-cell table:style-name="Tabla3.A2" office:value-type="float" office:value="410001">
            <text:p text:style-name="P46">410001</text:p>
          </table:table-cell>
          <table:table-cell table:style-name="Tabla3.B202" office:value-type="string">
            <text:p text:style-name="P46">0.00106905</text:p>
          </table:table-cell>
        </table:table-row>
        <table:table-row>
          <table:table-cell table:style-name="Tabla3.A2" office:value-type="float" office:value="415001">
            <text:p text:style-name="P46">415001</text:p>
          </table:table-cell>
          <table:table-cell table:style-name="Tabla3.B202" office:value-type="string">
            <text:p text:style-name="P46">0.00125756</text:p>
          </table:table-cell>
        </table:table-row>
        <table:table-row>
          <table:table-cell table:style-name="Tabla3.A2" office:value-type="float" office:value="420001">
            <text:p text:style-name="P46">420001</text:p>
          </table:table-cell>
          <table:table-cell table:style-name="Tabla3.B202" office:value-type="string">
            <text:p text:style-name="P46">0.00108333</text:p>
          </table:table-cell>
        </table:table-row>
        <table:table-row>
          <table:table-cell table:style-name="Tabla3.A2" office:value-type="float" office:value="425001">
            <text:p text:style-name="P46">425001</text:p>
          </table:table-cell>
          <table:table-cell table:style-name="Tabla3.B202" office:value-type="string">
            <text:p text:style-name="P46">0.00110324</text:p>
          </table:table-cell>
        </table:table-row>
        <table:table-row>
          <table:table-cell table:style-name="Tabla3.A2" office:value-type="float" office:value="430001">
            <text:p text:style-name="P46">430001</text:p>
          </table:table-cell>
          <table:table-cell table:style-name="Tabla3.B202" office:value-type="string">
            <text:p text:style-name="P46">0.00112414</text:p>
          </table:table-cell>
        </table:table-row>
        <table:table-row>
          <table:table-cell table:style-name="Tabla3.A2" office:value-type="float" office:value="435001">
            <text:p text:style-name="P46">435001</text:p>
          </table:table-cell>
          <table:table-cell table:style-name="Tabla3.B202" office:value-type="string">
            <text:p text:style-name="P46">0.00117496</text:p>
          </table:table-cell>
        </table:table-row>
        <table:table-row>
          <table:table-cell table:style-name="Tabla3.A2" office:value-type="float" office:value="440001">
            <text:p text:style-name="P46">440001</text:p>
          </table:table-cell>
          <table:table-cell table:style-name="Tabla3.B202" office:value-type="string">
            <text:p text:style-name="P46">0.00117137<text:soft-page-break/></text:p>
          </table:table-cell>
        </table:table-row>
        <table:table-row>
          <table:table-cell table:style-name="Tabla3.A2" office:value-type="float" office:value="445001">
            <text:p text:style-name="P46">445001</text:p>
          </table:table-cell>
          <table:table-cell table:style-name="Tabla3.B202" office:value-type="string">
            <text:p text:style-name="P46">0.00111849</text:p>
          </table:table-cell>
        </table:table-row>
        <table:table-row>
          <table:table-cell table:style-name="Tabla3.A2" office:value-type="float" office:value="450001">
            <text:p text:style-name="P46">450001</text:p>
          </table:table-cell>
          <table:table-cell table:style-name="Tabla3.B202" office:value-type="string">
            <text:p text:style-name="P46">0.00113079</text:p>
          </table:table-cell>
        </table:table-row>
        <table:table-row>
          <table:table-cell table:style-name="Tabla3.A2" office:value-type="float" office:value="455001">
            <text:p text:style-name="P46">455001</text:p>
          </table:table-cell>
          <table:table-cell table:style-name="Tabla3.B202" office:value-type="string">
            <text:p text:style-name="P46">0.00123885</text:p>
          </table:table-cell>
        </table:table-row>
        <table:table-row>
          <table:table-cell table:style-name="Tabla3.A2" office:value-type="float" office:value="460001">
            <text:p text:style-name="P46">460001</text:p>
          </table:table-cell>
          <table:table-cell table:style-name="Tabla3.B202" office:value-type="string">
            <text:p text:style-name="P46">0.00120047</text:p>
          </table:table-cell>
        </table:table-row>
        <table:table-row>
          <table:table-cell table:style-name="Tabla3.A2" office:value-type="float" office:value="465001">
            <text:p text:style-name="P46">465001</text:p>
          </table:table-cell>
          <table:table-cell table:style-name="Tabla3.B202" office:value-type="string">
            <text:p text:style-name="P46">0.0011865</text:p>
          </table:table-cell>
        </table:table-row>
        <table:table-row>
          <table:table-cell table:style-name="Tabla3.A2" office:value-type="float" office:value="470001">
            <text:p text:style-name="P46">470001</text:p>
          </table:table-cell>
          <table:table-cell table:style-name="Tabla3.B202" office:value-type="string">
            <text:p text:style-name="P46">0.00124812</text:p>
          </table:table-cell>
        </table:table-row>
        <table:table-row>
          <table:table-cell table:style-name="Tabla3.A2" office:value-type="float" office:value="475001">
            <text:p text:style-name="P46">475001</text:p>
          </table:table-cell>
          <table:table-cell table:style-name="Tabla3.B202" office:value-type="string">
            <text:p text:style-name="P46">0.00152137</text:p>
          </table:table-cell>
        </table:table-row>
        <table:table-row>
          <table:table-cell table:style-name="Tabla3.A2" office:value-type="float" office:value="480001">
            <text:p text:style-name="P46">480001</text:p>
          </table:table-cell>
          <table:table-cell table:style-name="Tabla3.B202" office:value-type="string">
            <text:p text:style-name="P46">0.00129417</text:p>
          </table:table-cell>
        </table:table-row>
        <table:table-row>
          <table:table-cell table:style-name="Tabla3.A2" office:value-type="float" office:value="485001">
            <text:p text:style-name="P46">485001</text:p>
          </table:table-cell>
          <table:table-cell table:style-name="Tabla3.B202" office:value-type="string">
            <text:p text:style-name="P46">0.00125638</text:p>
          </table:table-cell>
        </table:table-row>
        <table:table-row>
          <table:table-cell table:style-name="Tabla3.A2" office:value-type="float" office:value="490001">
            <text:p text:style-name="P46">490001</text:p>
          </table:table-cell>
          <table:table-cell table:style-name="Tabla3.B202" office:value-type="string">
            <text:p text:style-name="P46">0.0012734</text:p>
          </table:table-cell>
        </table:table-row>
        <table:table-row>
          <table:table-cell table:style-name="Tabla3.A2" office:value-type="float" office:value="495001">
            <text:p text:style-name="P46">495001</text:p>
          </table:table-cell>
          <table:table-cell table:style-name="Tabla3.B202" office:value-type="string">
            <text:p text:style-name="P46">0.00133921</text:p>
          </table:table-cell>
        </table:table-row>
        <table:table-row>
          <table:table-cell table:style-name="Tabla3.A2" office:value-type="float" office:value="500001">
            <text:p text:style-name="P46">500001</text:p>
          </table:table-cell>
          <table:table-cell table:style-name="Tabla3.B202" office:value-type="string">
            <text:p text:style-name="P46">0.0012837</text:p>
          </table:table-cell>
        </table:table-row>
        <table:table-row>
          <table:table-cell table:style-name="Tabla3.A2" office:value-type="float" office:value="505001">
            <text:p text:style-name="P46">505001</text:p>
          </table:table-cell>
          <table:table-cell table:style-name="Tabla3.B202" office:value-type="string">
            <text:p text:style-name="P46">0.00128129</text:p>
          </table:table-cell>
        </table:table-row>
        <table:table-row>
          <table:table-cell table:style-name="Tabla3.A2" office:value-type="float" office:value="510001">
            <text:p text:style-name="P46">510001</text:p>
          </table:table-cell>
          <table:table-cell table:style-name="Tabla3.B202" office:value-type="string">
            <text:p text:style-name="P46">0.00135213</text:p>
          </table:table-cell>
        </table:table-row>
        <table:table-row>
          <table:table-cell table:style-name="Tabla3.A2" office:value-type="float" office:value="515001">
            <text:p text:style-name="P46">515001</text:p>
          </table:table-cell>
          <table:table-cell table:style-name="Tabla3.B202" office:value-type="string">
            <text:p text:style-name="P46">0.00133157</text:p>
          </table:table-cell>
        </table:table-row>
        <table:table-row>
          <table:table-cell table:style-name="Tabla3.A2" office:value-type="float" office:value="520001">
            <text:p text:style-name="P46">520001</text:p>
          </table:table-cell>
          <table:table-cell table:style-name="Tabla3.B202" office:value-type="string">
            <text:p text:style-name="P46">0.00137378</text:p>
          </table:table-cell>
        </table:table-row>
        <table:table-row>
          <table:table-cell table:style-name="Tabla3.A2" office:value-type="float" office:value="525001">
            <text:p text:style-name="P46">525001</text:p>
          </table:table-cell>
          <table:table-cell table:style-name="Tabla3.B202" office:value-type="string">
            <text:p text:style-name="P46">0.00135834</text:p>
          </table:table-cell>
        </table:table-row>
        <table:table-row>
          <table:table-cell table:style-name="Tabla3.A2" office:value-type="float" office:value="530001">
            <text:p text:style-name="P46">530001</text:p>
          </table:table-cell>
          <table:table-cell table:style-name="Tabla3.B202" office:value-type="string">
            <text:p text:style-name="P46">0.0014917</text:p>
          </table:table-cell>
        </table:table-row>
        <table:table-row>
          <table:table-cell table:style-name="Tabla3.A2" office:value-type="float" office:value="535001">
            <text:p text:style-name="P46">535001</text:p>
          </table:table-cell>
          <table:table-cell table:style-name="Tabla3.B202" office:value-type="string">
            <text:p text:style-name="P46">0.00140768</text:p>
          </table:table-cell>
        </table:table-row>
        <table:table-row>
          <table:table-cell table:style-name="Tabla3.A2" office:value-type="float" office:value="540001">
            <text:p text:style-name="P46">540001</text:p>
          </table:table-cell>
          <table:table-cell table:style-name="Tabla3.B202" office:value-type="string">
            <text:p text:style-name="P46">0.00146108</text:p>
          </table:table-cell>
        </table:table-row>
        <table:table-row>
          <table:table-cell table:style-name="Tabla3.A2" office:value-type="float" office:value="545001">
            <text:p text:style-name="P46">545001</text:p>
          </table:table-cell>
          <table:table-cell table:style-name="Tabla3.B202" office:value-type="string">
            <text:p text:style-name="P46">0.0014126<text:soft-page-break/></text:p>
          </table:table-cell>
        </table:table-row>
        <table:table-row>
          <table:table-cell table:style-name="Tabla3.A2" office:value-type="float" office:value="550001">
            <text:p text:style-name="P46">550001</text:p>
          </table:table-cell>
          <table:table-cell table:style-name="Tabla3.B202" office:value-type="string">
            <text:p text:style-name="P46">0.00138364</text:p>
          </table:table-cell>
        </table:table-row>
        <table:table-row>
          <table:table-cell table:style-name="Tabla3.A2" office:value-type="float" office:value="555001">
            <text:p text:style-name="P46">555001</text:p>
          </table:table-cell>
          <table:table-cell table:style-name="Tabla3.B202" office:value-type="string">
            <text:p text:style-name="P46">0.00139476</text:p>
          </table:table-cell>
        </table:table-row>
        <table:table-row>
          <table:table-cell table:style-name="Tabla3.A2" office:value-type="float" office:value="560001">
            <text:p text:style-name="P46">560001</text:p>
          </table:table-cell>
          <table:table-cell table:style-name="Tabla3.B202" office:value-type="string">
            <text:p text:style-name="P46">0.00140883</text:p>
          </table:table-cell>
        </table:table-row>
        <table:table-row>
          <table:table-cell table:style-name="Tabla3.A2" office:value-type="float" office:value="565001">
            <text:p text:style-name="P46">565001</text:p>
          </table:table-cell>
          <table:table-cell table:style-name="Tabla3.B202" office:value-type="string">
            <text:p text:style-name="P46">0.00162786</text:p>
          </table:table-cell>
        </table:table-row>
        <table:table-row>
          <table:table-cell table:style-name="Tabla3.A2" office:value-type="float" office:value="570001">
            <text:p text:style-name="P46">570001</text:p>
          </table:table-cell>
          <table:table-cell table:style-name="Tabla3.B202" office:value-type="string">
            <text:p text:style-name="P46">0.00159838</text:p>
          </table:table-cell>
        </table:table-row>
        <table:table-row>
          <table:table-cell table:style-name="Tabla3.A2" office:value-type="float" office:value="575001">
            <text:p text:style-name="P46">575001</text:p>
          </table:table-cell>
          <table:table-cell table:style-name="Tabla3.B202" office:value-type="string">
            <text:p text:style-name="P46">0.0014476</text:p>
          </table:table-cell>
        </table:table-row>
        <table:table-row>
          <table:table-cell table:style-name="Tabla3.A2" office:value-type="float" office:value="580001">
            <text:p text:style-name="P46">580001</text:p>
          </table:table-cell>
          <table:table-cell table:style-name="Tabla3.B202" office:value-type="string">
            <text:p text:style-name="P46">0.00244171</text:p>
          </table:table-cell>
        </table:table-row>
        <table:table-row>
          <table:table-cell table:style-name="Tabla3.A2" office:value-type="float" office:value="585001">
            <text:p text:style-name="P46">585001</text:p>
          </table:table-cell>
          <table:table-cell table:style-name="Tabla3.B202" office:value-type="string">
            <text:p text:style-name="P46">0.00286447</text:p>
          </table:table-cell>
        </table:table-row>
        <table:table-row>
          <table:table-cell table:style-name="Tabla3.A2" office:value-type="float" office:value="590001">
            <text:p text:style-name="P46">590001</text:p>
          </table:table-cell>
          <table:table-cell table:style-name="Tabla3.B202" office:value-type="string">
            <text:p text:style-name="P46">0.00227871</text:p>
          </table:table-cell>
        </table:table-row>
        <table:table-row>
          <table:table-cell table:style-name="Tabla3.A2" office:value-type="float" office:value="595001">
            <text:p text:style-name="P46">595001</text:p>
          </table:table-cell>
          <table:table-cell table:style-name="Tabla3.B202" office:value-type="string">
            <text:p text:style-name="P46">0.00217518</text:p>
          </table:table-cell>
        </table:table-row>
        <table:table-row>
          <table:table-cell table:style-name="Tabla3.A2" office:value-type="float" office:value="600001">
            <text:p text:style-name="P46">600001</text:p>
          </table:table-cell>
          <table:table-cell table:style-name="Tabla3.B202" office:value-type="string">
            <text:p text:style-name="P46">0.00204661</text:p>
          </table:table-cell>
        </table:table-row>
        <table:table-row>
          <table:table-cell table:style-name="Tabla3.A2" office:value-type="float" office:value="605001">
            <text:p text:style-name="P46">605001</text:p>
          </table:table-cell>
          <table:table-cell table:style-name="Tabla3.B202" office:value-type="string">
            <text:p text:style-name="P46">0.00188058</text:p>
          </table:table-cell>
        </table:table-row>
        <table:table-row>
          <table:table-cell table:style-name="Tabla3.A2" office:value-type="float" office:value="610001">
            <text:p text:style-name="P46">610001</text:p>
          </table:table-cell>
          <table:table-cell table:style-name="Tabla3.B202" office:value-type="string">
            <text:p text:style-name="P46">0.00187855</text:p>
          </table:table-cell>
        </table:table-row>
        <table:table-row>
          <table:table-cell table:style-name="Tabla3.A2" office:value-type="float" office:value="615001">
            <text:p text:style-name="P46">615001</text:p>
          </table:table-cell>
          <table:table-cell table:style-name="Tabla3.B202" office:value-type="string">
            <text:p text:style-name="P46">0.00177752</text:p>
          </table:table-cell>
        </table:table-row>
        <table:table-row>
          <table:table-cell table:style-name="Tabla3.A2" office:value-type="float" office:value="620001">
            <text:p text:style-name="P46">620001</text:p>
          </table:table-cell>
          <table:table-cell table:style-name="Tabla3.B202" office:value-type="string">
            <text:p text:style-name="P46">0.00205222</text:p>
          </table:table-cell>
        </table:table-row>
        <table:table-row>
          <table:table-cell table:style-name="Tabla3.A2" office:value-type="float" office:value="625001">
            <text:p text:style-name="P46">625001</text:p>
          </table:table-cell>
          <table:table-cell table:style-name="Tabla3.B202" office:value-type="string">
            <text:p text:style-name="P46">0.00165675</text:p>
          </table:table-cell>
        </table:table-row>
        <table:table-row>
          <table:table-cell table:style-name="Tabla3.A2" office:value-type="float" office:value="630001">
            <text:p text:style-name="P46">630001</text:p>
          </table:table-cell>
          <table:table-cell table:style-name="Tabla3.B202" office:value-type="string">
            <text:p text:style-name="P46">0.00180923</text:p>
          </table:table-cell>
        </table:table-row>
        <table:table-row>
          <table:table-cell table:style-name="Tabla3.A2" office:value-type="float" office:value="635001">
            <text:p text:style-name="P46">635001</text:p>
          </table:table-cell>
          <table:table-cell table:style-name="Tabla3.B202" office:value-type="string">
            <text:p text:style-name="P46">0.00173059</text:p>
          </table:table-cell>
        </table:table-row>
        <table:table-row>
          <table:table-cell table:style-name="Tabla3.A2" office:value-type="float" office:value="640001">
            <text:p text:style-name="P46">640001</text:p>
          </table:table-cell>
          <table:table-cell table:style-name="Tabla3.B202" office:value-type="string">
            <text:p text:style-name="P46">0.00166831</text:p>
          </table:table-cell>
        </table:table-row>
        <table:table-row>
          <table:table-cell table:style-name="Tabla3.A2" office:value-type="float" office:value="645001">
            <text:p text:style-name="P46">645001</text:p>
          </table:table-cell>
          <table:table-cell table:style-name="Tabla3.B202" office:value-type="string">
            <text:p text:style-name="P46">0.00169786</text:p>
          </table:table-cell>
        </table:table-row>
        <table:table-row>
          <table:table-cell table:style-name="Tabla3.A2" office:value-type="float" office:value="650001">
            <text:p text:style-name="P46">650001</text:p>
          </table:table-cell>
          <table:table-cell table:style-name="Tabla3.B202" office:value-type="string">
            <text:p text:style-name="P46">0.00182026<text:soft-page-break/></text:p>
          </table:table-cell>
        </table:table-row>
        <table:table-row>
          <table:table-cell table:style-name="Tabla3.A2" office:value-type="float" office:value="655001">
            <text:p text:style-name="P46">655001</text:p>
          </table:table-cell>
          <table:table-cell table:style-name="Tabla3.B202" office:value-type="string">
            <text:p text:style-name="P46">0.00164627</text:p>
          </table:table-cell>
        </table:table-row>
        <table:table-row>
          <table:table-cell table:style-name="Tabla3.A2" office:value-type="float" office:value="660001">
            <text:p text:style-name="P46">660001</text:p>
          </table:table-cell>
          <table:table-cell table:style-name="Tabla3.B202" office:value-type="string">
            <text:p text:style-name="P46">0.00172811</text:p>
          </table:table-cell>
        </table:table-row>
        <table:table-row>
          <table:table-cell table:style-name="Tabla3.A2" office:value-type="float" office:value="665001">
            <text:p text:style-name="P46">665001</text:p>
          </table:table-cell>
          <table:table-cell table:style-name="Tabla3.B202" office:value-type="string">
            <text:p text:style-name="P46">0.00194293</text:p>
          </table:table-cell>
        </table:table-row>
        <table:table-row>
          <table:table-cell table:style-name="Tabla3.A2" office:value-type="float" office:value="670001">
            <text:p text:style-name="P46">670001</text:p>
          </table:table-cell>
          <table:table-cell table:style-name="Tabla3.B202" office:value-type="string">
            <text:p text:style-name="P46">0.00169218</text:p>
          </table:table-cell>
        </table:table-row>
        <table:table-row>
          <table:table-cell table:style-name="Tabla3.A2" office:value-type="float" office:value="675001">
            <text:p text:style-name="P46">675001</text:p>
          </table:table-cell>
          <table:table-cell table:style-name="Tabla3.B202" office:value-type="string">
            <text:p text:style-name="P46">0.00171823</text:p>
          </table:table-cell>
        </table:table-row>
        <table:table-row>
          <table:table-cell table:style-name="Tabla3.A2" office:value-type="float" office:value="680001">
            <text:p text:style-name="P46">680001</text:p>
          </table:table-cell>
          <table:table-cell table:style-name="Tabla3.B202" office:value-type="string">
            <text:p text:style-name="P46">0.0018487</text:p>
          </table:table-cell>
        </table:table-row>
        <table:table-row>
          <table:table-cell table:style-name="Tabla3.A2" office:value-type="float" office:value="685001">
            <text:p text:style-name="P46">685001</text:p>
          </table:table-cell>
          <table:table-cell table:style-name="Tabla3.B202" office:value-type="string">
            <text:p text:style-name="P46">0.00179305</text:p>
          </table:table-cell>
        </table:table-row>
        <table:table-row>
          <table:table-cell table:style-name="Tabla3.A2" office:value-type="float" office:value="690001">
            <text:p text:style-name="P46">690001</text:p>
          </table:table-cell>
          <table:table-cell table:style-name="Tabla3.B202" office:value-type="string">
            <text:p text:style-name="P46">0.00177858</text:p>
          </table:table-cell>
        </table:table-row>
        <table:table-row>
          <table:table-cell table:style-name="Tabla3.A2" office:value-type="float" office:value="695001">
            <text:p text:style-name="P46">695001</text:p>
          </table:table-cell>
          <table:table-cell table:style-name="Tabla3.B202" office:value-type="string">
            <text:p text:style-name="P46">0.00192259</text:p>
          </table:table-cell>
        </table:table-row>
        <table:table-row>
          <table:table-cell table:style-name="Tabla3.A2" office:value-type="float" office:value="700001">
            <text:p text:style-name="P46">700001</text:p>
          </table:table-cell>
          <table:table-cell table:style-name="Tabla3.B202" office:value-type="string">
            <text:p text:style-name="P46">0.00182309</text:p>
          </table:table-cell>
        </table:table-row>
        <table:table-row>
          <table:table-cell table:style-name="Tabla3.A2" office:value-type="float" office:value="705001">
            <text:p text:style-name="P46">705001</text:p>
          </table:table-cell>
          <table:table-cell table:style-name="Tabla3.B202" office:value-type="string">
            <text:p text:style-name="P46">0.00205372</text:p>
          </table:table-cell>
        </table:table-row>
        <table:table-row>
          <table:table-cell table:style-name="Tabla3.A2" office:value-type="float" office:value="710001">
            <text:p text:style-name="P46">710001</text:p>
          </table:table-cell>
          <table:table-cell table:style-name="Tabla3.B202" office:value-type="string">
            <text:p text:style-name="P46">0.00204714</text:p>
          </table:table-cell>
        </table:table-row>
        <table:table-row>
          <table:table-cell table:style-name="Tabla3.A2" office:value-type="float" office:value="715001">
            <text:p text:style-name="P46">715001</text:p>
          </table:table-cell>
          <table:table-cell table:style-name="Tabla3.B202" office:value-type="string">
            <text:p text:style-name="P46">0.00188209</text:p>
          </table:table-cell>
        </table:table-row>
        <table:table-row>
          <table:table-cell table:style-name="Tabla3.A2" office:value-type="float" office:value="720001">
            <text:p text:style-name="P46">720001</text:p>
          </table:table-cell>
          <table:table-cell table:style-name="Tabla3.B202" office:value-type="string">
            <text:p text:style-name="P46">0.00183284</text:p>
          </table:table-cell>
        </table:table-row>
        <table:table-row>
          <table:table-cell table:style-name="Tabla3.A2" office:value-type="float" office:value="725001">
            <text:p text:style-name="P46">725001</text:p>
          </table:table-cell>
          <table:table-cell table:style-name="Tabla3.B202" office:value-type="string">
            <text:p text:style-name="P46">0.00206286</text:p>
          </table:table-cell>
        </table:table-row>
        <table:table-row>
          <table:table-cell table:style-name="Tabla3.A2" office:value-type="float" office:value="730001">
            <text:p text:style-name="P46">730001</text:p>
          </table:table-cell>
          <table:table-cell table:style-name="Tabla3.B202" office:value-type="string">
            <text:p text:style-name="P46">0.0020021</text:p>
          </table:table-cell>
        </table:table-row>
        <table:table-row>
          <table:table-cell table:style-name="Tabla3.A2" office:value-type="float" office:value="735001">
            <text:p text:style-name="P46">735001</text:p>
          </table:table-cell>
          <table:table-cell table:style-name="Tabla3.B202" office:value-type="string">
            <text:p text:style-name="P46">0.00191744</text:p>
          </table:table-cell>
        </table:table-row>
        <table:table-row>
          <table:table-cell table:style-name="Tabla3.A2" office:value-type="float" office:value="740001">
            <text:p text:style-name="P46">740001</text:p>
          </table:table-cell>
          <table:table-cell table:style-name="Tabla3.B202" office:value-type="string">
            <text:p text:style-name="P46">0.00221491</text:p>
          </table:table-cell>
        </table:table-row>
        <table:table-row>
          <table:table-cell table:style-name="Tabla3.A2" office:value-type="float" office:value="745001">
            <text:p text:style-name="P46">745001</text:p>
          </table:table-cell>
          <table:table-cell table:style-name="Tabla3.B202" office:value-type="string">
            <text:p text:style-name="P46">0.00187354</text:p>
          </table:table-cell>
        </table:table-row>
        <table:table-row>
          <table:table-cell table:style-name="Tabla3.A2" office:value-type="float" office:value="750001">
            <text:p text:style-name="P46">750001</text:p>
          </table:table-cell>
          <table:table-cell table:style-name="Tabla3.B202" office:value-type="string">
            <text:p text:style-name="P46">0.00198633</text:p>
          </table:table-cell>
        </table:table-row>
        <table:table-row>
          <table:table-cell table:style-name="Tabla3.A2" office:value-type="float" office:value="755001">
            <text:p text:style-name="P46">755001</text:p>
          </table:table-cell>
          <table:table-cell table:style-name="Tabla3.B202" office:value-type="string">
            <text:p text:style-name="P46">0.00205921<text:soft-page-break/></text:p>
          </table:table-cell>
        </table:table-row>
        <table:table-row>
          <table:table-cell table:style-name="Tabla3.A2" office:value-type="float" office:value="760001">
            <text:p text:style-name="P46">760001</text:p>
          </table:table-cell>
          <table:table-cell table:style-name="Tabla3.B202" office:value-type="string">
            <text:p text:style-name="P46">0.00195037</text:p>
          </table:table-cell>
        </table:table-row>
        <table:table-row>
          <table:table-cell table:style-name="Tabla3.A2" office:value-type="float" office:value="765001">
            <text:p text:style-name="P46">765001</text:p>
          </table:table-cell>
          <table:table-cell table:style-name="Tabla3.B202" office:value-type="string">
            <text:p text:style-name="P46">0.00202878</text:p>
          </table:table-cell>
        </table:table-row>
        <table:table-row>
          <table:table-cell table:style-name="Tabla3.A2" office:value-type="float" office:value="770001">
            <text:p text:style-name="P46">770001</text:p>
          </table:table-cell>
          <table:table-cell table:style-name="Tabla3.B202" office:value-type="string">
            <text:p text:style-name="P46">0.00206821</text:p>
          </table:table-cell>
        </table:table-row>
        <table:table-row>
          <table:table-cell table:style-name="Tabla3.A2" office:value-type="float" office:value="775001">
            <text:p text:style-name="P46">775001</text:p>
          </table:table-cell>
          <table:table-cell table:style-name="Tabla3.B202" office:value-type="string">
            <text:p text:style-name="P46">0.00194542</text:p>
          </table:table-cell>
        </table:table-row>
        <table:table-row>
          <table:table-cell table:style-name="Tabla3.A2" office:value-type="float" office:value="780001">
            <text:p text:style-name="P46">780001</text:p>
          </table:table-cell>
          <table:table-cell table:style-name="Tabla3.B202" office:value-type="string">
            <text:p text:style-name="P46">0.00200215</text:p>
          </table:table-cell>
        </table:table-row>
        <table:table-row>
          <table:table-cell table:style-name="Tabla3.A2" office:value-type="float" office:value="785001">
            <text:p text:style-name="P46">785001</text:p>
          </table:table-cell>
          <table:table-cell table:style-name="Tabla3.B202" office:value-type="string">
            <text:p text:style-name="P46">0.00219116</text:p>
          </table:table-cell>
        </table:table-row>
        <table:table-row>
          <table:table-cell table:style-name="Tabla3.A2" office:value-type="float" office:value="790001">
            <text:p text:style-name="P46">790001</text:p>
          </table:table-cell>
          <table:table-cell table:style-name="Tabla3.B202" office:value-type="string">
            <text:p text:style-name="P46">0.00202818</text:p>
          </table:table-cell>
        </table:table-row>
        <table:table-row>
          <table:table-cell table:style-name="Tabla3.A2" office:value-type="float" office:value="795001">
            <text:p text:style-name="P46">795001</text:p>
          </table:table-cell>
          <table:table-cell table:style-name="Tabla3.B202" office:value-type="string">
            <text:p text:style-name="P46">0.00252695</text:p>
          </table:table-cell>
        </table:table-row>
        <table:table-row>
          <table:table-cell table:style-name="Tabla3.A2" office:value-type="float" office:value="800001">
            <text:p text:style-name="P46">800001</text:p>
          </table:table-cell>
          <table:table-cell table:style-name="Tabla3.B202" office:value-type="string">
            <text:p text:style-name="P46">0.00239506</text:p>
          </table:table-cell>
        </table:table-row>
        <table:table-row>
          <table:table-cell table:style-name="Tabla3.A2" office:value-type="float" office:value="805001">
            <text:p text:style-name="P46">805001</text:p>
          </table:table-cell>
          <table:table-cell table:style-name="Tabla3.B202" office:value-type="string">
            <text:p text:style-name="P46">0.00230549</text:p>
          </table:table-cell>
        </table:table-row>
        <table:table-row>
          <table:table-cell table:style-name="Tabla3.A2" office:value-type="float" office:value="810001">
            <text:p text:style-name="P46">810001</text:p>
          </table:table-cell>
          <table:table-cell table:style-name="Tabla3.B202" office:value-type="string">
            <text:p text:style-name="P46">0.00251272</text:p>
          </table:table-cell>
        </table:table-row>
        <table:table-row>
          <table:table-cell table:style-name="Tabla3.A2" office:value-type="float" office:value="815001">
            <text:p text:style-name="P46">815001</text:p>
          </table:table-cell>
          <table:table-cell table:style-name="Tabla3.B202" office:value-type="string">
            <text:p text:style-name="P46">0.0022299</text:p>
          </table:table-cell>
        </table:table-row>
        <table:table-row>
          <table:table-cell table:style-name="Tabla3.A2" office:value-type="float" office:value="820001">
            <text:p text:style-name="P46">820001</text:p>
          </table:table-cell>
          <table:table-cell table:style-name="Tabla3.B202" office:value-type="string">
            <text:p text:style-name="P46">0.00215939</text:p>
          </table:table-cell>
        </table:table-row>
        <table:table-row>
          <table:table-cell table:style-name="Tabla3.A2" office:value-type="float" office:value="825001">
            <text:p text:style-name="P46">825001</text:p>
          </table:table-cell>
          <table:table-cell table:style-name="Tabla3.B202" office:value-type="string">
            <text:p text:style-name="P46">0.00215938</text:p>
          </table:table-cell>
        </table:table-row>
        <table:table-row>
          <table:table-cell table:style-name="Tabla3.A2" office:value-type="float" office:value="830001">
            <text:p text:style-name="P46">830001</text:p>
          </table:table-cell>
          <table:table-cell table:style-name="Tabla3.B202" office:value-type="string">
            <text:p text:style-name="P46">0.00222084</text:p>
          </table:table-cell>
        </table:table-row>
        <table:table-row>
          <table:table-cell table:style-name="Tabla3.A2" office:value-type="float" office:value="835001">
            <text:p text:style-name="P46">835001</text:p>
          </table:table-cell>
          <table:table-cell table:style-name="Tabla3.B202" office:value-type="string">
            <text:p text:style-name="P46">0.00210033</text:p>
          </table:table-cell>
        </table:table-row>
        <table:table-row>
          <table:table-cell table:style-name="Tabla3.A2" office:value-type="float" office:value="840001">
            <text:p text:style-name="P46">840001</text:p>
          </table:table-cell>
          <table:table-cell table:style-name="Tabla3.B202" office:value-type="string">
            <text:p text:style-name="P46">0.00217242</text:p>
          </table:table-cell>
        </table:table-row>
        <table:table-row>
          <table:table-cell table:style-name="Tabla3.A2" office:value-type="float" office:value="845001">
            <text:p text:style-name="P46">845001</text:p>
          </table:table-cell>
          <table:table-cell table:style-name="Tabla3.B202" office:value-type="string">
            <text:p text:style-name="P46">0.00237756</text:p>
          </table:table-cell>
        </table:table-row>
        <table:table-row>
          <table:table-cell table:style-name="Tabla3.A2" office:value-type="float" office:value="850001">
            <text:p text:style-name="P46">850001</text:p>
          </table:table-cell>
          <table:table-cell table:style-name="Tabla3.B202" office:value-type="string">
            <text:p text:style-name="P46">0.00231043</text:p>
          </table:table-cell>
        </table:table-row>
        <table:table-row>
          <table:table-cell table:style-name="Tabla3.A2" office:value-type="float" office:value="855001">
            <text:p text:style-name="P46">855001</text:p>
          </table:table-cell>
          <table:table-cell table:style-name="Tabla3.B202" office:value-type="string">
            <text:p text:style-name="P46">0.00225258</text:p>
          </table:table-cell>
        </table:table-row>
        <table:table-row>
          <table:table-cell table:style-name="Tabla3.A2" office:value-type="float" office:value="860001">
            <text:p text:style-name="P46">860001</text:p>
          </table:table-cell>
          <table:table-cell table:style-name="Tabla3.B202" office:value-type="string">
            <text:p text:style-name="P46">0.00361198<text:soft-page-break/></text:p>
          </table:table-cell>
        </table:table-row>
        <table:table-row>
          <table:table-cell table:style-name="Tabla3.A2" office:value-type="float" office:value="865001">
            <text:p text:style-name="P46">865001</text:p>
          </table:table-cell>
          <table:table-cell table:style-name="Tabla3.B202" office:value-type="string">
            <text:p text:style-name="P46">0.002218</text:p>
          </table:table-cell>
        </table:table-row>
        <table:table-row>
          <table:table-cell table:style-name="Tabla3.A2" office:value-type="float" office:value="870001">
            <text:p text:style-name="P46">870001</text:p>
          </table:table-cell>
          <table:table-cell table:style-name="Tabla3.B202" office:value-type="string">
            <text:p text:style-name="P46">0.00239355</text:p>
          </table:table-cell>
        </table:table-row>
        <table:table-row>
          <table:table-cell table:style-name="Tabla3.A2" office:value-type="float" office:value="875001">
            <text:p text:style-name="P46">875001</text:p>
          </table:table-cell>
          <table:table-cell table:style-name="Tabla3.B202" office:value-type="string">
            <text:p text:style-name="P46">0.00226665</text:p>
          </table:table-cell>
        </table:table-row>
        <table:table-row>
          <table:table-cell table:style-name="Tabla3.A2" office:value-type="float" office:value="880001">
            <text:p text:style-name="P46">880001</text:p>
          </table:table-cell>
          <table:table-cell table:style-name="Tabla3.B202" office:value-type="string">
            <text:p text:style-name="P46">0.0025828</text:p>
          </table:table-cell>
        </table:table-row>
        <table:table-row>
          <table:table-cell table:style-name="Tabla3.A2" office:value-type="float" office:value="885001">
            <text:p text:style-name="P46">885001</text:p>
          </table:table-cell>
          <table:table-cell table:style-name="Tabla3.B202" office:value-type="string">
            <text:p text:style-name="P46">0.00265594</text:p>
          </table:table-cell>
        </table:table-row>
        <table:table-row>
          <table:table-cell table:style-name="Tabla3.A2" office:value-type="float" office:value="890001">
            <text:p text:style-name="P46">890001</text:p>
          </table:table-cell>
          <table:table-cell table:style-name="Tabla3.B202" office:value-type="string">
            <text:p text:style-name="P46">0.00225736</text:p>
          </table:table-cell>
        </table:table-row>
        <table:table-row>
          <table:table-cell table:style-name="Tabla3.A2" office:value-type="float" office:value="895001">
            <text:p text:style-name="P46">895001</text:p>
          </table:table-cell>
          <table:table-cell table:style-name="Tabla3.B202" office:value-type="string">
            <text:p text:style-name="P46">0.00243189</text:p>
          </table:table-cell>
        </table:table-row>
        <table:table-row>
          <table:table-cell table:style-name="Tabla3.A2" office:value-type="float" office:value="900001">
            <text:p text:style-name="P46">900001</text:p>
          </table:table-cell>
          <table:table-cell table:style-name="Tabla3.B202" office:value-type="string">
            <text:p text:style-name="P46">0.00257167</text:p>
          </table:table-cell>
        </table:table-row>
        <table:table-row>
          <table:table-cell table:style-name="Tabla3.A2" office:value-type="float" office:value="905001">
            <text:p text:style-name="P46">905001</text:p>
          </table:table-cell>
          <table:table-cell table:style-name="Tabla3.B202" office:value-type="string">
            <text:p text:style-name="P46">0.00241975</text:p>
          </table:table-cell>
        </table:table-row>
        <table:table-row>
          <table:table-cell table:style-name="Tabla3.A2" office:value-type="float" office:value="910001">
            <text:p text:style-name="P46">910001</text:p>
          </table:table-cell>
          <table:table-cell table:style-name="Tabla3.B202" office:value-type="string">
            <text:p text:style-name="P46">0.00229155</text:p>
          </table:table-cell>
        </table:table-row>
        <table:table-row>
          <table:table-cell table:style-name="Tabla3.A2" office:value-type="float" office:value="915001">
            <text:p text:style-name="P46">915001</text:p>
          </table:table-cell>
          <table:table-cell table:style-name="Tabla3.B202" office:value-type="string">
            <text:p text:style-name="P46">0.00256359</text:p>
          </table:table-cell>
        </table:table-row>
        <table:table-row>
          <table:table-cell table:style-name="Tabla3.A2" office:value-type="float" office:value="920001">
            <text:p text:style-name="P46">920001</text:p>
          </table:table-cell>
          <table:table-cell table:style-name="Tabla3.B202" office:value-type="string">
            <text:p text:style-name="P46">0.00240987</text:p>
          </table:table-cell>
        </table:table-row>
        <table:table-row>
          <table:table-cell table:style-name="Tabla3.A2" office:value-type="float" office:value="925001">
            <text:p text:style-name="P46">925001</text:p>
          </table:table-cell>
          <table:table-cell table:style-name="Tabla3.B202" office:value-type="string">
            <text:p text:style-name="P46">0.00233638</text:p>
          </table:table-cell>
        </table:table-row>
        <table:table-row>
          <table:table-cell table:style-name="Tabla3.A2" office:value-type="float" office:value="930001">
            <text:p text:style-name="P46">930001</text:p>
          </table:table-cell>
          <table:table-cell table:style-name="Tabla3.B202" office:value-type="string">
            <text:p text:style-name="P46">0.00242957</text:p>
          </table:table-cell>
        </table:table-row>
        <table:table-row>
          <table:table-cell table:style-name="Tabla3.A2" office:value-type="float" office:value="935001">
            <text:p text:style-name="P46">935001</text:p>
          </table:table-cell>
          <table:table-cell table:style-name="Tabla3.B202" office:value-type="string">
            <text:p text:style-name="P46">0.00324645</text:p>
          </table:table-cell>
        </table:table-row>
        <table:table-row>
          <table:table-cell table:style-name="Tabla3.A2" office:value-type="float" office:value="940001">
            <text:p text:style-name="P46">940001</text:p>
          </table:table-cell>
          <table:table-cell table:style-name="Tabla3.B202" office:value-type="string">
            <text:p text:style-name="P46">0.00239077</text:p>
          </table:table-cell>
        </table:table-row>
        <table:table-row>
          <table:table-cell table:style-name="Tabla3.A2" office:value-type="float" office:value="945001">
            <text:p text:style-name="P46">945001</text:p>
          </table:table-cell>
          <table:table-cell table:style-name="Tabla3.B202" office:value-type="string">
            <text:p text:style-name="P46">0.00237946</text:p>
          </table:table-cell>
        </table:table-row>
        <table:table-row>
          <table:table-cell table:style-name="Tabla3.A2" office:value-type="float" office:value="950001">
            <text:p text:style-name="P46">950001</text:p>
          </table:table-cell>
          <table:table-cell table:style-name="Tabla3.B202" office:value-type="string">
            <text:p text:style-name="P46">0.00312879</text:p>
          </table:table-cell>
        </table:table-row>
        <table:table-row>
          <table:table-cell table:style-name="Tabla3.A2" office:value-type="float" office:value="955001">
            <text:p text:style-name="P46">955001</text:p>
          </table:table-cell>
          <table:table-cell table:style-name="Tabla3.B202" office:value-type="string">
            <text:p text:style-name="P46">0.00246237</text:p>
          </table:table-cell>
        </table:table-row>
        <table:table-row>
          <table:table-cell table:style-name="Tabla3.A2" office:value-type="float" office:value="960001">
            <text:p text:style-name="P46">960001</text:p>
          </table:table-cell>
          <table:table-cell table:style-name="Tabla3.B202" office:value-type="string">
            <text:p text:style-name="P46">0.0025721</text:p>
          </table:table-cell>
        </table:table-row>
        <table:table-row>
          <table:table-cell table:style-name="Tabla3.A2" office:value-type="float" office:value="965001">
            <text:p text:style-name="P46">965001</text:p>
          </table:table-cell>
          <table:table-cell table:style-name="Tabla3.B202" office:value-type="string">
            <text:p text:style-name="P46">0.00248514<text:soft-page-break/></text:p>
          </table:table-cell>
        </table:table-row>
        <table:table-row>
          <table:table-cell table:style-name="Tabla3.A2" office:value-type="float" office:value="970001">
            <text:p text:style-name="P46">970001</text:p>
          </table:table-cell>
          <table:table-cell table:style-name="Tabla3.B202" office:value-type="string">
            <text:p text:style-name="P46">0.00244678</text:p>
          </table:table-cell>
        </table:table-row>
        <table:table-row>
          <table:table-cell table:style-name="Tabla3.A2" office:value-type="float" office:value="975001">
            <text:p text:style-name="P46">975001</text:p>
          </table:table-cell>
          <table:table-cell table:style-name="Tabla3.B202" office:value-type="string">
            <text:p text:style-name="P46">0.00254417</text:p>
          </table:table-cell>
        </table:table-row>
        <table:table-row>
          <table:table-cell table:style-name="Tabla3.A2" office:value-type="float" office:value="980001">
            <text:p text:style-name="P46">980001</text:p>
          </table:table-cell>
          <table:table-cell table:style-name="Tabla3.B202" office:value-type="string">
            <text:p text:style-name="P46">0.00256283</text:p>
          </table:table-cell>
        </table:table-row>
        <table:table-row>
          <table:table-cell table:style-name="Tabla3.A2" office:value-type="float" office:value="985001">
            <text:p text:style-name="P46">985001</text:p>
          </table:table-cell>
          <table:table-cell table:style-name="Tabla3.B202" office:value-type="string">
            <text:p text:style-name="P46">0.00263438</text:p>
          </table:table-cell>
        </table:table-row>
        <table:table-row>
          <table:table-cell table:style-name="Tabla3.A2" office:value-type="float" office:value="990001">
            <text:p text:style-name="P46">990001</text:p>
          </table:table-cell>
          <table:table-cell table:style-name="Tabla3.B202" office:value-type="string">
            <text:p text:style-name="P46">0.00259345</text:p>
          </table:table-cell>
        </table:table-row>
        <table:table-row>
          <table:table-cell table:style-name="Tabla3.A2" office:value-type="float" office:value="995001">
            <text:p text:style-name="P46">995001</text:p>
          </table:table-cell>
          <table:table-cell table:style-name="Tabla3.B202" office:value-type="string">
            <text:p text:style-name="P46">0.00278291</text:p>
          </table:table-cell>
        </table:table-row>
        <table:table-row>
          <table:table-cell table:style-name="Tabla3.A2" office:value-type="float" office:value="1000001">
            <text:p text:style-name="P46">1000001</text:p>
          </table:table-cell>
          <table:table-cell table:style-name="Tabla3.B202" office:value-type="string">
            <text:p text:style-name="P46">0.00255994</text:p>
          </table:table-cell>
        </table:table-row>
      </table:table>
      <text:p text:style-name="P8"/>
      <text:p text:style-name="P8"><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text:span text:style-name="T27">-</text:span><text:span text:style-name="T5">Tabla y gŕafica de </text:span><text:span text:style-name="T8">Miguel(Toshiba</text:span><text:span text:style-name="T28">,</text:span><text:span text:style-name="T8">Windows</text:span><text:span text:style-name="T5">):</text:span></text:p>
      <text:p text:style-name="P38"/>
      <table:table table:name="Tabla5" table:style-name="Tabla5">
        <table:table-column table:style-name="Tabla5.A"/>
        <table:table-column table:style-name="Tabla5.B"/>
        <table:table-row>
          <table:table-cell table:style-name="Tabla5.A1" office:value-type="string">
            <text:p text:style-name="P45">Tamaño</text:p>
          </table:table-cell>
          <table:table-cell table:style-name="Tabla5.B1" office:value-type="string">
            <text:p text:style-name="P45">Tiempo</text:p>
          </table:table-cell>
        </table:table-row>
        <table:table-row>
          <table:table-cell table:style-name="Tabla5.A2" office:value-type="float" office:value="1">
            <text:p text:style-name="P45">1</text:p>
          </table:table-cell>
          <table:table-cell table:style-name="Tabla5.B2" office:value-type="float" office:value="0">
            <text:p text:style-name="P45">0</text:p>
          </table:table-cell>
        </table:table-row>
        <table:table-row>
          <table:table-cell table:style-name="Tabla5.A2" office:value-type="float" office:value="5001">
            <text:p text:style-name="P45">5001</text:p>
          </table:table-cell>
          <table:table-cell table:style-name="Tabla5.B202" office:value-type="string">
            <text:p text:style-name="P45">2.0955e-005</text:p>
          </table:table-cell>
        </table:table-row>
        <table:table-row>
          <table:table-cell table:style-name="Tabla5.A2" office:value-type="float" office:value="10001">
            <text:p text:style-name="P45">10001</text:p>
          </table:table-cell>
          <table:table-cell table:style-name="Tabla5.B202" office:value-type="string">
            <text:p text:style-name="P45">4.14824e-005</text:p>
          </table:table-cell>
        </table:table-row>
        <table:table-row>
          <table:table-cell table:style-name="Tabla5.A2" office:value-type="float" office:value="15001">
            <text:p text:style-name="P45">15001</text:p>
          </table:table-cell>
          <table:table-cell table:style-name="Tabla5.B202" office:value-type="string">
            <text:p text:style-name="P45">6.20098e-005</text:p>
          </table:table-cell>
        </table:table-row>
        <table:table-row>
          <table:table-cell table:style-name="Tabla5.A2" office:value-type="float" office:value="20001">
            <text:p text:style-name="P45">20001</text:p>
          </table:table-cell>
          <table:table-cell table:style-name="Tabla5.B202" office:value-type="string">
            <text:p text:style-name="P45">8.21096e-005</text:p>
          </table:table-cell>
        </table:table-row>
        <table:table-row>
          <table:table-cell table:style-name="Tabla5.A2" office:value-type="float" office:value="25001">
            <text:p text:style-name="P45">25001</text:p>
          </table:table-cell>
          <table:table-cell table:style-name="Tabla5.B202" office:value-type="string">
            <text:p text:style-name="P45">7.22735e-005</text:p>
          </table:table-cell>
        </table:table-row>
        <text:soft-page-break/>
        <table:table-row>
          <table:table-cell table:style-name="Tabla5.A2" office:value-type="float" office:value="30001">
            <text:p text:style-name="P45">30001</text:p>
          </table:table-cell>
          <table:table-cell table:style-name="Tabla5.B202" office:value-type="string">
            <text:p text:style-name="P45">8.63861e-005</text:p>
          </table:table-cell>
        </table:table-row>
        <table:table-row>
          <table:table-cell table:style-name="Tabla5.A2" office:value-type="float" office:value="35001">
            <text:p text:style-name="P45">35001</text:p>
          </table:table-cell>
          <table:table-cell table:style-name="Tabla5.B202" office:value-type="string">
            <text:p text:style-name="P45">0.000100926</text:p>
          </table:table-cell>
        </table:table-row>
        <table:table-row>
          <table:table-cell table:style-name="Tabla5.A2" office:value-type="float" office:value="40001">
            <text:p text:style-name="P45">40001</text:p>
          </table:table-cell>
          <table:table-cell table:style-name="Tabla5.B202" office:value-type="string">
            <text:p text:style-name="P45">0.000115039</text:p>
          </table:table-cell>
        </table:table-row>
        <table:table-row>
          <table:table-cell table:style-name="Tabla5.A2" office:value-type="float" office:value="45001">
            <text:p text:style-name="P45">45001</text:p>
          </table:table-cell>
          <table:table-cell table:style-name="Tabla5.B202" office:value-type="string">
            <text:p text:style-name="P45">0.00013129</text:p>
          </table:table-cell>
        </table:table-row>
        <table:table-row>
          <table:table-cell table:style-name="Tabla5.A2" office:value-type="float" office:value="50001">
            <text:p text:style-name="P45">50001</text:p>
          </table:table-cell>
          <table:table-cell table:style-name="Tabla5.B202" office:value-type="string">
            <text:p text:style-name="P45">0.000144547</text:p>
          </table:table-cell>
        </table:table-row>
        <table:table-row>
          <table:table-cell table:style-name="Tabla5.A2" office:value-type="float" office:value="55001">
            <text:p text:style-name="P45">55001</text:p>
          </table:table-cell>
          <table:table-cell table:style-name="Tabla5.B202" office:value-type="string">
            <text:p text:style-name="P45">0.000158232</text:p>
          </table:table-cell>
        </table:table-row>
        <table:table-row>
          <table:table-cell table:style-name="Tabla5.A2" office:value-type="float" office:value="60001">
            <text:p text:style-name="P45">60001</text:p>
          </table:table-cell>
          <table:table-cell table:style-name="Tabla5.B202" office:value-type="string">
            <text:p text:style-name="P45">0.0001732</text:p>
          </table:table-cell>
        </table:table-row>
        <table:table-row>
          <table:table-cell table:style-name="Tabla5.A2" office:value-type="float" office:value="65001">
            <text:p text:style-name="P45">65001</text:p>
          </table:table-cell>
          <table:table-cell table:style-name="Tabla5.B202" office:value-type="string">
            <text:p text:style-name="P45">0.000188168</text:p>
          </table:table-cell>
        </table:table-row>
        <table:table-row>
          <table:table-cell table:style-name="Tabla5.A2" office:value-type="float" office:value="70001">
            <text:p text:style-name="P45">70001</text:p>
          </table:table-cell>
          <table:table-cell table:style-name="Tabla5.B202" office:value-type="string">
            <text:p text:style-name="P45">0.000202708</text:p>
          </table:table-cell>
        </table:table-row>
        <table:table-row>
          <table:table-cell table:style-name="Tabla5.A2" office:value-type="float" office:value="75001">
            <text:p text:style-name="P45">75001</text:p>
          </table:table-cell>
          <table:table-cell table:style-name="Tabla5.B202" office:value-type="string">
            <text:p text:style-name="P45">0.000216821</text:p>
          </table:table-cell>
        </table:table-row>
        <table:table-row>
          <table:table-cell table:style-name="Tabla5.A2" office:value-type="float" office:value="80001">
            <text:p text:style-name="P45">80001</text:p>
          </table:table-cell>
          <table:table-cell table:style-name="Tabla5.B202" office:value-type="string">
            <text:p text:style-name="P45">0.000230505</text:p>
          </table:table-cell>
        </table:table-row>
        <table:table-row>
          <table:table-cell table:style-name="Tabla5.A2" office:value-type="float" office:value="85001">
            <text:p text:style-name="P45">85001</text:p>
          </table:table-cell>
          <table:table-cell table:style-name="Tabla5.B202" office:value-type="string">
            <text:p text:style-name="P45">0.000244618</text:p>
          </table:table-cell>
        </table:table-row>
        <table:table-row>
          <table:table-cell table:style-name="Tabla5.A2" office:value-type="float" office:value="90001">
            <text:p text:style-name="P45">90001</text:p>
          </table:table-cell>
          <table:table-cell table:style-name="Tabla5.B202" office:value-type="string">
            <text:p text:style-name="P45">0.000260441</text:p>
          </table:table-cell>
        </table:table-row>
        <table:table-row>
          <table:table-cell table:style-name="Tabla5.A2" office:value-type="float" office:value="95001">
            <text:p text:style-name="P45">95001</text:p>
          </table:table-cell>
          <table:table-cell table:style-name="Tabla5.B202" office:value-type="string">
            <text:p text:style-name="P45">0.000273699</text:p>
          </table:table-cell>
        </table:table-row>
        <table:table-row>
          <table:table-cell table:style-name="Tabla5.A2" office:value-type="float" office:value="100001">
            <text:p text:style-name="P45">100001</text:p>
          </table:table-cell>
          <table:table-cell table:style-name="Tabla5.B202" office:value-type="string">
            <text:p text:style-name="P45">0.000289522</text:p>
          </table:table-cell>
        </table:table-row>
        <table:table-row>
          <table:table-cell table:style-name="Tabla5.A2" office:value-type="float" office:value="105001">
            <text:p text:style-name="P45">105001</text:p>
          </table:table-cell>
          <table:table-cell table:style-name="Tabla5.B202" office:value-type="string">
            <text:p text:style-name="P45">0.000308766</text:p>
          </table:table-cell>
        </table:table-row>
        <table:table-row>
          <table:table-cell table:style-name="Tabla5.A2" office:value-type="float" office:value="110001">
            <text:p text:style-name="P45">110001</text:p>
          </table:table-cell>
          <table:table-cell table:style-name="Tabla5.B202" office:value-type="string">
            <text:p text:style-name="P45">0.000328438</text:p>
          </table:table-cell>
        </table:table-row>
        <table:table-row>
          <table:table-cell table:style-name="Tabla5.A2" office:value-type="float" office:value="115001">
            <text:p text:style-name="P45">115001</text:p>
          </table:table-cell>
          <table:table-cell table:style-name="Tabla5.B202" office:value-type="string">
            <text:p text:style-name="P45">0.000379329</text:p>
          </table:table-cell>
        </table:table-row>
        <table:table-row>
          <table:table-cell table:style-name="Tabla5.A2" office:value-type="float" office:value="120001">
            <text:p text:style-name="P45">120001</text:p>
          </table:table-cell>
          <table:table-cell table:style-name="Tabla5.B202" office:value-type="string">
            <text:p text:style-name="P45">0.00041012</text:p>
          </table:table-cell>
        </table:table-row>
        <table:table-row>
          <table:table-cell table:style-name="Tabla5.A2" office:value-type="float" office:value="125001">
            <text:p text:style-name="P45">125001</text:p>
          </table:table-cell>
          <table:table-cell table:style-name="Tabla5.B202" office:value-type="string">
            <text:p text:style-name="P45">0.000360085</text:p>
          </table:table-cell>
        </table:table-row>
        <table:table-row>
          <table:table-cell table:style-name="Tabla5.A2" office:value-type="float" office:value="130001">
            <text:p text:style-name="P45">130001</text:p>
          </table:table-cell>
          <table:table-cell table:style-name="Tabla5.B202" office:value-type="string">
            <text:p text:style-name="P45">0.000374197</text:p>
          </table:table-cell>
        </table:table-row>
        <table:table-row>
          <table:table-cell table:style-name="Tabla5.A2" office:value-type="float" office:value="135001">
            <text:p text:style-name="P45">135001</text:p>
          </table:table-cell>
          <table:table-cell table:style-name="Tabla5.B202" office:value-type="string">
            <text:p text:style-name="P45">0.000388737</text:p>
          </table:table-cell>
        </table:table-row>
        <table:table-row>
          <table:table-cell table:style-name="Tabla5.A2" office:value-type="float" office:value="140001">
            <text:p text:style-name="P45">140001</text:p>
          </table:table-cell>
          <table:table-cell table:style-name="Tabla5.B202" office:value-type="string">
            <text:p text:style-name="P45">0.000404133</text:p>
          </table:table-cell>
        </table:table-row>
        <table:table-row>
          <table:table-cell table:style-name="Tabla5.A2" office:value-type="float" office:value="145001">
            <text:p text:style-name="P45">145001</text:p>
          </table:table-cell>
          <table:table-cell table:style-name="Tabla5.B202" office:value-type="string">
            <text:p text:style-name="P45">0.00041739</text:p>
          </table:table-cell>
        </table:table-row>
        <table:table-row>
          <table:table-cell table:style-name="Tabla5.A2" office:value-type="float" office:value="150001">
            <text:p text:style-name="P45">150001</text:p>
          </table:table-cell>
          <table:table-cell table:style-name="Tabla5.B202" office:value-type="string">
            <text:p text:style-name="P45">0.000431503</text:p>
          </table:table-cell>
        </table:table-row>
        <table:table-row>
          <table:table-cell table:style-name="Tabla5.A2" office:value-type="float" office:value="155001">
            <text:p text:style-name="P45">155001</text:p>
          </table:table-cell>
          <table:table-cell table:style-name="Tabla5.B202" office:value-type="string">
            <text:p text:style-name="P45">0.000449037</text:p>
          </table:table-cell>
        </table:table-row>
        <table:table-row>
          <table:table-cell table:style-name="Tabla5.A2" office:value-type="float" office:value="160001">
            <text:p text:style-name="P45">160001</text:p>
          </table:table-cell>
          <table:table-cell table:style-name="Tabla5.B202" office:value-type="string">
            <text:p text:style-name="P45">0.000461011</text:p>
          </table:table-cell>
        </table:table-row>
        <table:table-row>
          <table:table-cell table:style-name="Tabla5.A2" office:value-type="float" office:value="165001">
            <text:p text:style-name="P45">165001</text:p>
          </table:table-cell>
          <table:table-cell table:style-name="Tabla5.B202" office:value-type="string">
            <text:p text:style-name="P45">0.000475124</text:p>
          </table:table-cell>
        </table:table-row>
        <table:table-row>
          <table:table-cell table:style-name="Tabla5.A2" office:value-type="float" office:value="170001">
            <text:p text:style-name="P45">170001</text:p>
          </table:table-cell>
          <table:table-cell table:style-name="Tabla5.B202" office:value-type="string">
            <text:p text:style-name="P45">0.00049223</text:p>
          </table:table-cell>
        </table:table-row>
        <table:table-row>
          <table:table-cell table:style-name="Tabla5.A2" office:value-type="float" office:value="175001">
            <text:p text:style-name="P45">175001</text:p>
          </table:table-cell>
          <table:table-cell table:style-name="Tabla5.B202" office:value-type="string">
            <text:p text:style-name="P45">0.00050677</text:p>
          </table:table-cell>
        </table:table-row>
        <table:table-row>
          <table:table-cell table:style-name="Tabla5.A2" office:value-type="float" office:value="180001">
            <text:p text:style-name="P45">180001</text:p>
          </table:table-cell>
          <table:table-cell table:style-name="Tabla5.B202" office:value-type="string">
            <text:p text:style-name="P45">0.000608552</text:p>
          </table:table-cell>
        </table:table-row>
        <table:table-row>
          <table:table-cell table:style-name="Tabla5.A2" office:value-type="float" office:value="185001">
            <text:p text:style-name="P45">185001</text:p>
          </table:table-cell>
          <table:table-cell table:style-name="Tabla5.B202" office:value-type="string">
            <text:p text:style-name="P45">0.000611545</text:p>
          </table:table-cell>
        </table:table-row>
        <table:table-row>
          <table:table-cell table:style-name="Tabla5.A2" office:value-type="float" office:value="190001">
            <text:p text:style-name="P45">190001</text:p>
          </table:table-cell>
          <table:table-cell table:style-name="Tabla5.B202" office:value-type="string">
            <text:p text:style-name="P45">0.000546969</text:p>
          </table:table-cell>
        </table:table-row>
        <table:table-row>
          <table:table-cell table:style-name="Tabla5.A2" office:value-type="float" office:value="195001">
            <text:p text:style-name="P45">195001</text:p>
          </table:table-cell>
          <table:table-cell table:style-name="Tabla5.B202" office:value-type="string">
            <text:p text:style-name="P45">0.000561082</text:p>
          </table:table-cell>
        </table:table-row>
        <table:table-row>
          <table:table-cell table:style-name="Tabla5.A2" office:value-type="float" office:value="200001">
            <text:p text:style-name="P45">200001</text:p>
          </table:table-cell>
          <table:table-cell table:style-name="Tabla5.B202" office:value-type="string">
            <text:p text:style-name="P45">0.000579044</text:p>
          </table:table-cell>
        </table:table-row>
        <table:table-row>
          <table:table-cell table:style-name="Tabla5.A2" office:value-type="float" office:value="205001">
            <text:p text:style-name="P45">205001</text:p>
          </table:table-cell>
          <table:table-cell table:style-name="Tabla5.B202" office:value-type="string">
            <text:p text:style-name="P45">0.000591018</text:p>
          </table:table-cell>
        </table:table-row>
        <table:table-row>
          <table:table-cell table:style-name="Tabla5.A2" office:value-type="float" office:value="210001">
            <text:p text:style-name="P45">210001</text:p>
          </table:table-cell>
          <table:table-cell table:style-name="Tabla5.B202" office:value-type="string">
            <text:p text:style-name="P45">0.000629934</text:p>
          </table:table-cell>
        </table:table-row>
        <text:soft-page-break/>
        <table:table-row>
          <table:table-cell table:style-name="Tabla5.A2" office:value-type="float" office:value="215001">
            <text:p text:style-name="P45">215001</text:p>
          </table:table-cell>
          <table:table-cell table:style-name="Tabla5.B202" office:value-type="string">
            <text:p text:style-name="P45">0.000618388</text:p>
          </table:table-cell>
        </table:table-row>
        <table:table-row>
          <table:table-cell table:style-name="Tabla5.A2" office:value-type="float" office:value="220001">
            <text:p text:style-name="P45">220001</text:p>
          </table:table-cell>
          <table:table-cell table:style-name="Tabla5.B202" office:value-type="string">
            <text:p text:style-name="P45">0.000637204</text:p>
          </table:table-cell>
        </table:table-row>
        <table:table-row>
          <table:table-cell table:style-name="Tabla5.A2" office:value-type="float" office:value="225001">
            <text:p text:style-name="P45">225001</text:p>
          </table:table-cell>
          <table:table-cell table:style-name="Tabla5.B202" office:value-type="string">
            <text:p text:style-name="P45">0.000649179</text:p>
          </table:table-cell>
        </table:table-row>
        <table:table-row>
          <table:table-cell table:style-name="Tabla5.A2" office:value-type="float" office:value="230001">
            <text:p text:style-name="P45">230001</text:p>
          </table:table-cell>
          <table:table-cell table:style-name="Tabla5.B202" office:value-type="string">
            <text:p text:style-name="P45">0.000663719</text:p>
          </table:table-cell>
        </table:table-row>
        <table:table-row>
          <table:table-cell table:style-name="Tabla5.A2" office:value-type="float" office:value="235001">
            <text:p text:style-name="P45">235001</text:p>
          </table:table-cell>
          <table:table-cell table:style-name="Tabla5.B202" office:value-type="string">
            <text:p text:style-name="P45">0.000715037</text:p>
          </table:table-cell>
        </table:table-row>
        <table:table-row>
          <table:table-cell table:style-name="Tabla5.A2" office:value-type="float" office:value="240001">
            <text:p text:style-name="P45">240001</text:p>
          </table:table-cell>
          <table:table-cell table:style-name="Tabla5.B202" office:value-type="string">
            <text:p text:style-name="P45">0.000715893</text:p>
          </table:table-cell>
        </table:table-row>
        <table:table-row>
          <table:table-cell table:style-name="Tabla5.A2" office:value-type="float" office:value="245001">
            <text:p text:style-name="P45">245001</text:p>
          </table:table-cell>
          <table:table-cell table:style-name="Tabla5.B202" office:value-type="string">
            <text:p text:style-name="P45">0.00095153</text:p>
          </table:table-cell>
        </table:table-row>
        <table:table-row>
          <table:table-cell table:style-name="Tabla5.A2" office:value-type="float" office:value="250001">
            <text:p text:style-name="P45">250001</text:p>
          </table:table-cell>
          <table:table-cell table:style-name="Tabla5.B202" office:value-type="string">
            <text:p text:style-name="P45">0.000719742</text:p>
          </table:table-cell>
        </table:table-row>
        <table:table-row>
          <table:table-cell table:style-name="Tabla5.A2" office:value-type="float" office:value="255001">
            <text:p text:style-name="P45">255001</text:p>
          </table:table-cell>
          <table:table-cell table:style-name="Tabla5.B202" office:value-type="string">
            <text:p text:style-name="P45">0.000735565</text:p>
          </table:table-cell>
        </table:table-row>
        <table:table-row>
          <table:table-cell table:style-name="Tabla5.A2" office:value-type="float" office:value="260001">
            <text:p text:style-name="P45">260001</text:p>
          </table:table-cell>
          <table:table-cell table:style-name="Tabla5.B202" office:value-type="string">
            <text:p text:style-name="P45">0.000748394</text:p>
          </table:table-cell>
        </table:table-row>
        <table:table-row>
          <table:table-cell table:style-name="Tabla5.A2" office:value-type="float" office:value="265001">
            <text:p text:style-name="P45">265001</text:p>
          </table:table-cell>
          <table:table-cell table:style-name="Tabla5.B202" office:value-type="string">
            <text:p text:style-name="P45">0.000764645</text:p>
          </table:table-cell>
        </table:table-row>
        <table:table-row>
          <table:table-cell table:style-name="Tabla5.A2" office:value-type="float" office:value="270001">
            <text:p text:style-name="P45">270001</text:p>
          </table:table-cell>
          <table:table-cell table:style-name="Tabla5.B202" office:value-type="string">
            <text:p text:style-name="P45">0.00077662</text:p>
          </table:table-cell>
        </table:table-row>
        <table:table-row>
          <table:table-cell table:style-name="Tabla5.A2" office:value-type="float" office:value="275001">
            <text:p text:style-name="P45">275001</text:p>
          </table:table-cell>
          <table:table-cell table:style-name="Tabla5.B202" office:value-type="string">
            <text:p text:style-name="P45">0.000791588</text:p>
          </table:table-cell>
        </table:table-row>
        <table:table-row>
          <table:table-cell table:style-name="Tabla5.A2" office:value-type="float" office:value="280001">
            <text:p text:style-name="P45">280001</text:p>
          </table:table-cell>
          <table:table-cell table:style-name="Tabla5.B202" office:value-type="string">
            <text:p text:style-name="P45">0.000807411</text:p>
          </table:table-cell>
        </table:table-row>
        <table:table-row>
          <table:table-cell table:style-name="Tabla5.A2" office:value-type="float" office:value="285001">
            <text:p text:style-name="P45">285001</text:p>
          </table:table-cell>
          <table:table-cell table:style-name="Tabla5.B202" office:value-type="string">
            <text:p text:style-name="P45">0.000847183</text:p>
          </table:table-cell>
        </table:table-row>
        <table:table-row>
          <table:table-cell table:style-name="Tabla5.A2" office:value-type="float" office:value="290001">
            <text:p text:style-name="P45">290001</text:p>
          </table:table-cell>
          <table:table-cell table:style-name="Tabla5.B202" office:value-type="string">
            <text:p text:style-name="P45">0.000976334</text:p>
          </table:table-cell>
        </table:table-row>
        <table:table-row>
          <table:table-cell table:style-name="Tabla5.A2" office:value-type="float" office:value="295001">
            <text:p text:style-name="P45">295001</text:p>
          </table:table-cell>
          <table:table-cell table:style-name="Tabla5.B202" office:value-type="string">
            <text:p text:style-name="P45">0.000849748</text:p>
          </table:table-cell>
        </table:table-row>
        <table:table-row>
          <table:table-cell table:style-name="Tabla5.A2" office:value-type="float" office:value="300001">
            <text:p text:style-name="P45">300001</text:p>
          </table:table-cell>
          <table:table-cell table:style-name="Tabla5.B202" office:value-type="string">
            <text:p text:style-name="P45">0.000916462</text:p>
          </table:table-cell>
        </table:table-row>
        <table:table-row>
          <table:table-cell table:style-name="Tabla5.A2" office:value-type="float" office:value="305001">
            <text:p text:style-name="P45">305001</text:p>
          </table:table-cell>
          <table:table-cell table:style-name="Tabla5.B202" office:value-type="string">
            <text:p text:style-name="P45">0.000886527</text:p>
          </table:table-cell>
        </table:table-row>
        <table:table-row>
          <table:table-cell table:style-name="Tabla5.A2" office:value-type="float" office:value="310001">
            <text:p text:style-name="P45">310001</text:p>
          </table:table-cell>
          <table:table-cell table:style-name="Tabla5.B202" office:value-type="string">
            <text:p text:style-name="P45">0.000894652</text:p>
          </table:table-cell>
        </table:table-row>
        <table:table-row>
          <table:table-cell table:style-name="Tabla5.A2" office:value-type="float" office:value="315001">
            <text:p text:style-name="P45">315001</text:p>
          </table:table-cell>
          <table:table-cell table:style-name="Tabla5.B202" office:value-type="string">
            <text:p text:style-name="P45">0.000912186</text:p>
          </table:table-cell>
        </table:table-row>
        <table:table-row>
          <table:table-cell table:style-name="Tabla5.A2" office:value-type="float" office:value="320001">
            <text:p text:style-name="P45">320001</text:p>
          </table:table-cell>
          <table:table-cell table:style-name="Tabla5.B202" office:value-type="string">
            <text:p text:style-name="P45">0.000928864</text:p>
          </table:table-cell>
        </table:table-row>
        <table:table-row>
          <table:table-cell table:style-name="Tabla5.A2" office:value-type="float" office:value="325001">
            <text:p text:style-name="P45">325001</text:p>
          </table:table-cell>
          <table:table-cell table:style-name="Tabla5.B202" office:value-type="string">
            <text:p text:style-name="P45">0.000942977</text:p>
          </table:table-cell>
        </table:table-row>
        <table:table-row>
          <table:table-cell table:style-name="Tabla5.A2" office:value-type="float" office:value="330001">
            <text:p text:style-name="P45">330001</text:p>
          </table:table-cell>
          <table:table-cell table:style-name="Tabla5.B202" office:value-type="string">
            <text:p text:style-name="P45">0.00106272</text:p>
          </table:table-cell>
        </table:table-row>
        <table:table-row>
          <table:table-cell table:style-name="Tabla5.A2" office:value-type="float" office:value="335001">
            <text:p text:style-name="P45">335001</text:p>
          </table:table-cell>
          <table:table-cell table:style-name="Tabla5.B202" office:value-type="string">
            <text:p text:style-name="P45">0.000963932</text:p>
          </table:table-cell>
        </table:table-row>
        <table:table-row>
          <table:table-cell table:style-name="Tabla5.A2" office:value-type="float" office:value="340001">
            <text:p text:style-name="P45">340001</text:p>
          </table:table-cell>
          <table:table-cell table:style-name="Tabla5.B202" office:value-type="string">
            <text:p text:style-name="P45">0.000988308</text:p>
          </table:table-cell>
        </table:table-row>
        <table:table-row>
          <table:table-cell table:style-name="Tabla5.A2" office:value-type="float" office:value="345001">
            <text:p text:style-name="P45">345001</text:p>
          </table:table-cell>
          <table:table-cell table:style-name="Tabla5.B202" office:value-type="string">
            <text:p text:style-name="P45">0.00102637</text:p>
          </table:table-cell>
        </table:table-row>
        <table:table-row>
          <table:table-cell table:style-name="Tabla5.A2" office:value-type="float" office:value="350001">
            <text:p text:style-name="P45">350001</text:p>
          </table:table-cell>
          <table:table-cell table:style-name="Tabla5.B202" office:value-type="string">
            <text:p text:style-name="P45">0.00100798</text:p>
          </table:table-cell>
        </table:table-row>
        <table:table-row>
          <table:table-cell table:style-name="Tabla5.A2" office:value-type="float" office:value="355001">
            <text:p text:style-name="P45">355001</text:p>
          </table:table-cell>
          <table:table-cell table:style-name="Tabla5.B202" office:value-type="string">
            <text:p text:style-name="P45">0.0010315</text:p>
          </table:table-cell>
        </table:table-row>
        <table:table-row>
          <table:table-cell table:style-name="Tabla5.A2" office:value-type="float" office:value="360001">
            <text:p text:style-name="P45">360001</text:p>
          </table:table-cell>
          <table:table-cell table:style-name="Tabla5.B202" office:value-type="string">
            <text:p text:style-name="P45">0.00103749</text:p>
          </table:table-cell>
        </table:table-row>
        <table:table-row>
          <table:table-cell table:style-name="Tabla5.A2" office:value-type="float" office:value="365001">
            <text:p text:style-name="P45">365001</text:p>
          </table:table-cell>
          <table:table-cell table:style-name="Tabla5.B202" office:value-type="string">
            <text:p text:style-name="P45">0.00125174</text:p>
          </table:table-cell>
        </table:table-row>
        <table:table-row>
          <table:table-cell table:style-name="Tabla5.A2" office:value-type="float" office:value="370001">
            <text:p text:style-name="P45">370001</text:p>
          </table:table-cell>
          <table:table-cell table:style-name="Tabla5.B202" office:value-type="string">
            <text:p text:style-name="P45">0.00106785</text:p>
          </table:table-cell>
        </table:table-row>
        <table:table-row>
          <table:table-cell table:style-name="Tabla5.A2" office:value-type="float" office:value="375001">
            <text:p text:style-name="P45">375001</text:p>
          </table:table-cell>
          <table:table-cell table:style-name="Tabla5.B202" office:value-type="string">
            <text:p text:style-name="P45">0.00109565</text:p>
          </table:table-cell>
        </table:table-row>
        <table:table-row>
          <table:table-cell table:style-name="Tabla5.A2" office:value-type="float" office:value="380001">
            <text:p text:style-name="P45">380001</text:p>
          </table:table-cell>
          <table:table-cell table:style-name="Tabla5.B202" office:value-type="string">
            <text:p text:style-name="P45">0.00109351</text:p>
          </table:table-cell>
        </table:table-row>
        <table:table-row>
          <table:table-cell table:style-name="Tabla5.A2" office:value-type="float" office:value="385001">
            <text:p text:style-name="P45">385001</text:p>
          </table:table-cell>
          <table:table-cell table:style-name="Tabla5.B202" office:value-type="string">
            <text:p text:style-name="P45">0.00110976</text:p>
          </table:table-cell>
        </table:table-row>
        <table:table-row>
          <table:table-cell table:style-name="Tabla5.A2" office:value-type="float" office:value="390001">
            <text:p text:style-name="P45">390001</text:p>
          </table:table-cell>
          <table:table-cell table:style-name="Tabla5.B202" office:value-type="string">
            <text:p text:style-name="P45">0.00112687</text:p>
          </table:table-cell>
        </table:table-row>
        <table:table-row>
          <table:table-cell table:style-name="Tabla5.A2" office:value-type="float" office:value="395001">
            <text:p text:style-name="P45">395001</text:p>
          </table:table-cell>
          <table:table-cell table:style-name="Tabla5.B202" office:value-type="string">
            <text:p text:style-name="P45">0.00115167</text:p>
          </table:table-cell>
        </table:table-row>
        <text:soft-page-break/>
        <table:table-row>
          <table:table-cell table:style-name="Tabla5.A2" office:value-type="float" office:value="400001">
            <text:p text:style-name="P45">400001</text:p>
          </table:table-cell>
          <table:table-cell table:style-name="Tabla5.B202" office:value-type="string">
            <text:p text:style-name="P45">0.00115467</text:p>
          </table:table-cell>
        </table:table-row>
        <table:table-row>
          <table:table-cell table:style-name="Tabla5.A2" office:value-type="float" office:value="405001">
            <text:p text:style-name="P45">405001</text:p>
          </table:table-cell>
          <table:table-cell table:style-name="Tabla5.B202" office:value-type="string">
            <text:p text:style-name="P45">0.00123164</text:p>
          </table:table-cell>
        </table:table-row>
        <table:table-row>
          <table:table-cell table:style-name="Tabla5.A2" office:value-type="float" office:value="410001">
            <text:p text:style-name="P45">410001</text:p>
          </table:table-cell>
          <table:table-cell table:style-name="Tabla5.B202" office:value-type="string">
            <text:p text:style-name="P45">0.00121924</text:p>
          </table:table-cell>
        </table:table-row>
        <table:table-row>
          <table:table-cell table:style-name="Tabla5.A2" office:value-type="float" office:value="415001">
            <text:p text:style-name="P45">415001</text:p>
          </table:table-cell>
          <table:table-cell table:style-name="Tabla5.B202" office:value-type="string">
            <text:p text:style-name="P45">0.00119786</text:p>
          </table:table-cell>
        </table:table-row>
        <table:table-row>
          <table:table-cell table:style-name="Tabla5.A2" office:value-type="float" office:value="420001">
            <text:p text:style-name="P45">420001</text:p>
          </table:table-cell>
          <table:table-cell table:style-name="Tabla5.B202" office:value-type="string">
            <text:p text:style-name="P45">0.00121283</text:p>
          </table:table-cell>
        </table:table-row>
        <table:table-row>
          <table:table-cell table:style-name="Tabla5.A2" office:value-type="float" office:value="425001">
            <text:p text:style-name="P45">425001</text:p>
          </table:table-cell>
          <table:table-cell table:style-name="Tabla5.B202" office:value-type="string">
            <text:p text:style-name="P45">0.00134925</text:p>
          </table:table-cell>
        </table:table-row>
        <table:table-row>
          <table:table-cell table:style-name="Tabla5.A2" office:value-type="float" office:value="430001">
            <text:p text:style-name="P45">430001</text:p>
          </table:table-cell>
          <table:table-cell table:style-name="Tabla5.B202" office:value-type="string">
            <text:p text:style-name="P45">0.00124191</text:p>
          </table:table-cell>
        </table:table-row>
        <table:table-row>
          <table:table-cell table:style-name="Tabla5.A2" office:value-type="float" office:value="435001">
            <text:p text:style-name="P45">435001</text:p>
          </table:table-cell>
          <table:table-cell table:style-name="Tabla5.B202" office:value-type="string">
            <text:p text:style-name="P45">0.00127612</text:p>
          </table:table-cell>
        </table:table-row>
        <table:table-row>
          <table:table-cell table:style-name="Tabla5.A2" office:value-type="float" office:value="440001">
            <text:p text:style-name="P45">440001</text:p>
          </table:table-cell>
          <table:table-cell table:style-name="Tabla5.B202" office:value-type="string">
            <text:p text:style-name="P45">0.00128125</text:p>
          </table:table-cell>
        </table:table-row>
        <table:table-row>
          <table:table-cell table:style-name="Tabla5.A2" office:value-type="float" office:value="445001">
            <text:p text:style-name="P45">445001</text:p>
          </table:table-cell>
          <table:table-cell table:style-name="Tabla5.B202" office:value-type="string">
            <text:p text:style-name="P45">0.00132701</text:p>
          </table:table-cell>
        </table:table-row>
        <table:table-row>
          <table:table-cell table:style-name="Tabla5.A2" office:value-type="float" office:value="450001">
            <text:p text:style-name="P45">450001</text:p>
          </table:table-cell>
          <table:table-cell table:style-name="Tabla5.B202" office:value-type="string">
            <text:p text:style-name="P45">0.00129451</text:p>
          </table:table-cell>
        </table:table-row>
        <table:table-row>
          <table:table-cell table:style-name="Tabla5.A2" office:value-type="float" office:value="455001">
            <text:p text:style-name="P45">455001</text:p>
          </table:table-cell>
          <table:table-cell table:style-name="Tabla5.B202" office:value-type="string">
            <text:p text:style-name="P45">0.00139928</text:p>
          </table:table-cell>
        </table:table-row>
        <table:table-row>
          <table:table-cell table:style-name="Tabla5.A2" office:value-type="float" office:value="460001">
            <text:p text:style-name="P45">460001</text:p>
          </table:table-cell>
          <table:table-cell table:style-name="Tabla5.B202" office:value-type="string">
            <text:p text:style-name="P45">0.00141639</text:p>
          </table:table-cell>
        </table:table-row>
        <table:table-row>
          <table:table-cell table:style-name="Tabla5.A2" office:value-type="float" office:value="465001">
            <text:p text:style-name="P45">465001</text:p>
          </table:table-cell>
          <table:table-cell table:style-name="Tabla5.B202" office:value-type="string">
            <text:p text:style-name="P45">0.00135566</text:p>
          </table:table-cell>
        </table:table-row>
        <table:table-row>
          <table:table-cell table:style-name="Tabla5.A2" office:value-type="float" office:value="470001">
            <text:p text:style-name="P45">470001</text:p>
          </table:table-cell>
          <table:table-cell table:style-name="Tabla5.B202" office:value-type="string">
            <text:p text:style-name="P45">0.00135994</text:p>
          </table:table-cell>
        </table:table-row>
        <table:table-row>
          <table:table-cell table:style-name="Tabla5.A2" office:value-type="float" office:value="475001">
            <text:p text:style-name="P45">475001</text:p>
          </table:table-cell>
          <table:table-cell table:style-name="Tabla5.B202" office:value-type="string">
            <text:p text:style-name="P45">0.00138432</text:p>
          </table:table-cell>
        </table:table-row>
        <table:table-row>
          <table:table-cell table:style-name="Tabla5.A2" office:value-type="float" office:value="480001">
            <text:p text:style-name="P45">480001</text:p>
          </table:table-cell>
          <table:table-cell table:style-name="Tabla5.B202" office:value-type="string">
            <text:p text:style-name="P45">0.00138517</text:p>
          </table:table-cell>
        </table:table-row>
        <table:table-row>
          <table:table-cell table:style-name="Tabla5.A2" office:value-type="float" office:value="485001">
            <text:p text:style-name="P45">485001</text:p>
          </table:table-cell>
          <table:table-cell table:style-name="Tabla5.B202" office:value-type="string">
            <text:p text:style-name="P45">0.00140185</text:p>
          </table:table-cell>
        </table:table-row>
        <table:table-row>
          <table:table-cell table:style-name="Tabla5.A2" office:value-type="float" office:value="490001">
            <text:p text:style-name="P45">490001</text:p>
          </table:table-cell>
          <table:table-cell table:style-name="Tabla5.B202" office:value-type="string">
            <text:p text:style-name="P45">0.00143264</text:p>
          </table:table-cell>
        </table:table-row>
        <table:table-row>
          <table:table-cell table:style-name="Tabla5.A2" office:value-type="float" office:value="495001">
            <text:p text:style-name="P45">495001</text:p>
          </table:table-cell>
          <table:table-cell table:style-name="Tabla5.B202" office:value-type="string">
            <text:p text:style-name="P45">0.00146899</text:p>
          </table:table-cell>
        </table:table-row>
        <table:table-row>
          <table:table-cell table:style-name="Tabla5.A2" office:value-type="float" office:value="500001">
            <text:p text:style-name="P45">500001</text:p>
          </table:table-cell>
          <table:table-cell table:style-name="Tabla5.B202" office:value-type="string">
            <text:p text:style-name="P45">0.00144462</text:p>
          </table:table-cell>
        </table:table-row>
        <table:table-row>
          <table:table-cell table:style-name="Tabla5.A2" office:value-type="float" office:value="505001">
            <text:p text:style-name="P45">505001</text:p>
          </table:table-cell>
          <table:table-cell table:style-name="Tabla5.B202" office:value-type="string">
            <text:p text:style-name="P45">0.00147412</text:p>
          </table:table-cell>
        </table:table-row>
        <table:table-row>
          <table:table-cell table:style-name="Tabla5.A2" office:value-type="float" office:value="510001">
            <text:p text:style-name="P45">510001</text:p>
          </table:table-cell>
          <table:table-cell table:style-name="Tabla5.B202" office:value-type="string">
            <text:p text:style-name="P45">0.00160883</text:p>
          </table:table-cell>
        </table:table-row>
        <table:table-row>
          <table:table-cell table:style-name="Tabla5.A2" office:value-type="float" office:value="515001">
            <text:p text:style-name="P45">515001</text:p>
          </table:table-cell>
          <table:table-cell table:style-name="Tabla5.B202" office:value-type="string">
            <text:p text:style-name="P45">0.00150534</text:p>
          </table:table-cell>
        </table:table-row>
        <table:table-row>
          <table:table-cell table:style-name="Tabla5.A2" office:value-type="float" office:value="520001">
            <text:p text:style-name="P45">520001</text:p>
          </table:table-cell>
          <table:table-cell table:style-name="Tabla5.B202" office:value-type="string">
            <text:p text:style-name="P45">0.00150449</text:p>
          </table:table-cell>
        </table:table-row>
        <table:table-row>
          <table:table-cell table:style-name="Tabla5.A2" office:value-type="float" office:value="525001">
            <text:p text:style-name="P45">525001</text:p>
          </table:table-cell>
          <table:table-cell table:style-name="Tabla5.B202" office:value-type="string">
            <text:p text:style-name="P45">0.00151561</text:p>
          </table:table-cell>
        </table:table-row>
        <table:table-row>
          <table:table-cell table:style-name="Tabla5.A2" office:value-type="float" office:value="530001">
            <text:p text:style-name="P45">530001</text:p>
          </table:table-cell>
          <table:table-cell table:style-name="Tabla5.B202" office:value-type="string">
            <text:p text:style-name="P45">0.0015464</text:p>
          </table:table-cell>
        </table:table-row>
        <table:table-row>
          <table:table-cell table:style-name="Tabla5.A2" office:value-type="float" office:value="535001">
            <text:p text:style-name="P45">535001</text:p>
          </table:table-cell>
          <table:table-cell table:style-name="Tabla5.B202" office:value-type="string">
            <text:p text:style-name="P45">0.00161824</text:p>
          </table:table-cell>
        </table:table-row>
        <table:table-row>
          <table:table-cell table:style-name="Tabla5.A2" office:value-type="float" office:value="540001">
            <text:p text:style-name="P45">540001</text:p>
          </table:table-cell>
          <table:table-cell table:style-name="Tabla5.B202" office:value-type="string">
            <text:p text:style-name="P45">0.00156136</text:p>
          </table:table-cell>
        </table:table-row>
        <table:table-row>
          <table:table-cell table:style-name="Tabla5.A2" office:value-type="float" office:value="545001">
            <text:p text:style-name="P45">545001</text:p>
          </table:table-cell>
          <table:table-cell table:style-name="Tabla5.B202" office:value-type="string">
            <text:p text:style-name="P45">0.00162295</text:p>
          </table:table-cell>
        </table:table-row>
        <table:table-row>
          <table:table-cell table:style-name="Tabla5.A2" office:value-type="float" office:value="550001">
            <text:p text:style-name="P45">550001</text:p>
          </table:table-cell>
          <table:table-cell table:style-name="Tabla5.B202" office:value-type="string">
            <text:p text:style-name="P45">0.00158959</text:p>
          </table:table-cell>
        </table:table-row>
        <table:table-row>
          <table:table-cell table:style-name="Tabla5.A2" office:value-type="float" office:value="555001">
            <text:p text:style-name="P45">555001</text:p>
          </table:table-cell>
          <table:table-cell table:style-name="Tabla5.B202" office:value-type="string">
            <text:p text:style-name="P45">0.00159943</text:p>
          </table:table-cell>
        </table:table-row>
        <table:table-row>
          <table:table-cell table:style-name="Tabla5.A2" office:value-type="float" office:value="560001">
            <text:p text:style-name="P45">560001</text:p>
          </table:table-cell>
          <table:table-cell table:style-name="Tabla5.B202" office:value-type="string">
            <text:p text:style-name="P45">0.00188039</text:p>
          </table:table-cell>
        </table:table-row>
        <table:table-row>
          <table:table-cell table:style-name="Tabla5.A2" office:value-type="float" office:value="565001">
            <text:p text:style-name="P45">565001</text:p>
          </table:table-cell>
          <table:table-cell table:style-name="Tabla5.B202" office:value-type="string">
            <text:p text:style-name="P45">0.00188382</text:p>
          </table:table-cell>
        </table:table-row>
        <table:table-row>
          <table:table-cell table:style-name="Tabla5.A2" office:value-type="float" office:value="570001">
            <text:p text:style-name="P45">570001</text:p>
          </table:table-cell>
          <table:table-cell table:style-name="Tabla5.B202" office:value-type="string">
            <text:p text:style-name="P45">0.0019052</text:p>
          </table:table-cell>
        </table:table-row>
        <table:table-row>
          <table:table-cell table:style-name="Tabla5.A2" office:value-type="float" office:value="575001">
            <text:p text:style-name="P45">575001</text:p>
          </table:table-cell>
          <table:table-cell table:style-name="Tabla5.B202" office:value-type="string">
            <text:p text:style-name="P45">0.00208952</text:p>
          </table:table-cell>
        </table:table-row>
        <table:table-row>
          <table:table-cell table:style-name="Tabla5.A2" office:value-type="float" office:value="580001">
            <text:p text:style-name="P45">580001</text:p>
          </table:table-cell>
          <table:table-cell table:style-name="Tabla5.B202" office:value-type="string">
            <text:p text:style-name="P45">0.00167427</text:p>
          </table:table-cell>
        </table:table-row>
        <text:soft-page-break/>
        <table:table-row>
          <table:table-cell table:style-name="Tabla5.A2" office:value-type="float" office:value="585001">
            <text:p text:style-name="P45">585001</text:p>
          </table:table-cell>
          <table:table-cell table:style-name="Tabla5.B202" office:value-type="string">
            <text:p text:style-name="P45">0.00169351</text:p>
          </table:table-cell>
        </table:table-row>
        <table:table-row>
          <table:table-cell table:style-name="Tabla5.A2" office:value-type="float" office:value="590001">
            <text:p text:style-name="P45">590001</text:p>
          </table:table-cell>
          <table:table-cell table:style-name="Tabla5.B202" office:value-type="string">
            <text:p text:style-name="P45">0.00173371</text:p>
          </table:table-cell>
        </table:table-row>
        <table:table-row>
          <table:table-cell table:style-name="Tabla5.A2" office:value-type="float" office:value="595001">
            <text:p text:style-name="P45">595001</text:p>
          </table:table-cell>
          <table:table-cell table:style-name="Tabla5.B202" office:value-type="string">
            <text:p text:style-name="P45">0.0017196</text:p>
          </table:table-cell>
        </table:table-row>
        <table:table-row>
          <table:table-cell table:style-name="Tabla5.A2" office:value-type="float" office:value="600001">
            <text:p text:style-name="P45">600001</text:p>
          </table:table-cell>
          <table:table-cell table:style-name="Tabla5.B202" office:value-type="string">
            <text:p text:style-name="P45">0.00177647</text:p>
          </table:table-cell>
        </table:table-row>
        <table:table-row>
          <table:table-cell table:style-name="Tabla5.A2" office:value-type="float" office:value="605001">
            <text:p text:style-name="P45">605001</text:p>
          </table:table-cell>
          <table:table-cell table:style-name="Tabla5.B202" office:value-type="string">
            <text:p text:style-name="P45">0.00182608</text:p>
          </table:table-cell>
        </table:table-row>
        <table:table-row>
          <table:table-cell table:style-name="Tabla5.A2" office:value-type="float" office:value="610001">
            <text:p text:style-name="P45">610001</text:p>
          </table:table-cell>
          <table:table-cell table:style-name="Tabla5.B202" office:value-type="string">
            <text:p text:style-name="P45">0.00176322</text:p>
          </table:table-cell>
        </table:table-row>
        <table:table-row>
          <table:table-cell table:style-name="Tabla5.A2" office:value-type="float" office:value="615001">
            <text:p text:style-name="P45">615001</text:p>
          </table:table-cell>
          <table:table-cell table:style-name="Tabla5.B202" office:value-type="string">
            <text:p text:style-name="P45">0.00179829</text:p>
          </table:table-cell>
        </table:table-row>
        <table:table-row>
          <table:table-cell table:style-name="Tabla5.A2" office:value-type="float" office:value="620001">
            <text:p text:style-name="P45">620001</text:p>
          </table:table-cell>
          <table:table-cell table:style-name="Tabla5.B202" office:value-type="string">
            <text:p text:style-name="P45">0.0021464</text:p>
          </table:table-cell>
        </table:table-row>
        <table:table-row>
          <table:table-cell table:style-name="Tabla5.A2" office:value-type="float" office:value="625001">
            <text:p text:style-name="P45">625001</text:p>
          </table:table-cell>
          <table:table-cell table:style-name="Tabla5.B202" office:value-type="string">
            <text:p text:style-name="P45">0.00187141</text:p>
          </table:table-cell>
        </table:table-row>
        <table:table-row>
          <table:table-cell table:style-name="Tabla5.A2" office:value-type="float" office:value="630001">
            <text:p text:style-name="P45">630001</text:p>
          </table:table-cell>
          <table:table-cell table:style-name="Tabla5.B202" office:value-type="string">
            <text:p text:style-name="P45">0.00195096</text:p>
          </table:table-cell>
        </table:table-row>
        <table:table-row>
          <table:table-cell table:style-name="Tabla5.A2" office:value-type="float" office:value="635001">
            <text:p text:style-name="P45">635001</text:p>
          </table:table-cell>
          <table:table-cell table:style-name="Tabla5.B202" office:value-type="string">
            <text:p text:style-name="P45">0.00183506</text:p>
          </table:table-cell>
        </table:table-row>
        <table:table-row>
          <table:table-cell table:style-name="Tabla5.A2" office:value-type="float" office:value="640001">
            <text:p text:style-name="P45">640001</text:p>
          </table:table-cell>
          <table:table-cell table:style-name="Tabla5.B202" office:value-type="string">
            <text:p text:style-name="P45">0.00224818</text:p>
          </table:table-cell>
        </table:table-row>
        <table:table-row>
          <table:table-cell table:style-name="Tabla5.A2" office:value-type="float" office:value="645001">
            <text:p text:style-name="P45">645001</text:p>
          </table:table-cell>
          <table:table-cell table:style-name="Tabla5.B202" office:value-type="string">
            <text:p text:style-name="P45">0.0018697</text:p>
          </table:table-cell>
        </table:table-row>
        <table:table-row>
          <table:table-cell table:style-name="Tabla5.A2" office:value-type="float" office:value="650001">
            <text:p text:style-name="P45">650001</text:p>
          </table:table-cell>
          <table:table-cell table:style-name="Tabla5.B202" office:value-type="string">
            <text:p text:style-name="P45">0.0018774</text:p>
          </table:table-cell>
        </table:table-row>
        <table:table-row>
          <table:table-cell table:style-name="Tabla5.A2" office:value-type="float" office:value="655001">
            <text:p text:style-name="P45">655001</text:p>
          </table:table-cell>
          <table:table-cell table:style-name="Tabla5.B202" office:value-type="string">
            <text:p text:style-name="P45">0.00189622</text:p>
          </table:table-cell>
        </table:table-row>
        <table:table-row>
          <table:table-cell table:style-name="Tabla5.A2" office:value-type="float" office:value="660001">
            <text:p text:style-name="P45">660001</text:p>
          </table:table-cell>
          <table:table-cell table:style-name="Tabla5.B202" office:value-type="string">
            <text:p text:style-name="P45">0.00193428</text:p>
          </table:table-cell>
        </table:table-row>
        <table:table-row>
          <table:table-cell table:style-name="Tabla5.A2" office:value-type="float" office:value="665001">
            <text:p text:style-name="P45">665001</text:p>
          </table:table-cell>
          <table:table-cell table:style-name="Tabla5.B202" office:value-type="string">
            <text:p text:style-name="P45">0.00195566</text:p>
          </table:table-cell>
        </table:table-row>
        <table:table-row>
          <table:table-cell table:style-name="Tabla5.A2" office:value-type="float" office:value="670001">
            <text:p text:style-name="P45">670001</text:p>
          </table:table-cell>
          <table:table-cell table:style-name="Tabla5.B202" office:value-type="string">
            <text:p text:style-name="P45">0.00194412</text:p>
          </table:table-cell>
        </table:table-row>
        <table:table-row>
          <table:table-cell table:style-name="Tabla5.A2" office:value-type="float" office:value="675001">
            <text:p text:style-name="P45">675001</text:p>
          </table:table-cell>
          <table:table-cell table:style-name="Tabla5.B202" office:value-type="string">
            <text:p text:style-name="P45">0.00197833</text:p>
          </table:table-cell>
        </table:table-row>
        <table:table-row>
          <table:table-cell table:style-name="Tabla5.A2" office:value-type="float" office:value="680001">
            <text:p text:style-name="P45">680001</text:p>
          </table:table-cell>
          <table:table-cell table:style-name="Tabla5.B202" office:value-type="string">
            <text:p text:style-name="P45">0.0021387</text:p>
          </table:table-cell>
        </table:table-row>
        <table:table-row>
          <table:table-cell table:style-name="Tabla5.A2" office:value-type="float" office:value="685001">
            <text:p text:style-name="P45">685001</text:p>
          </table:table-cell>
          <table:table-cell table:style-name="Tabla5.B202" office:value-type="string">
            <text:p text:style-name="P45">0.00205146</text:p>
          </table:table-cell>
        </table:table-row>
        <table:table-row>
          <table:table-cell table:style-name="Tabla5.A2" office:value-type="float" office:value="690001">
            <text:p text:style-name="P45">690001</text:p>
          </table:table-cell>
          <table:table-cell table:style-name="Tabla5.B202" office:value-type="string">
            <text:p text:style-name="P45">0.00214554</text:p>
          </table:table-cell>
        </table:table-row>
        <table:table-row>
          <table:table-cell table:style-name="Tabla5.A2" office:value-type="float" office:value="695001">
            <text:p text:style-name="P45">695001</text:p>
          </table:table-cell>
          <table:table-cell table:style-name="Tabla5.B202" office:value-type="string">
            <text:p text:style-name="P45">0.0020459</text:p>
          </table:table-cell>
        </table:table-row>
        <table:table-row>
          <table:table-cell table:style-name="Tabla5.A2" office:value-type="float" office:value="700001">
            <text:p text:style-name="P45">700001</text:p>
          </table:table-cell>
          <table:table-cell table:style-name="Tabla5.B202" office:value-type="string">
            <text:p text:style-name="P45">0.00205531</text:p>
          </table:table-cell>
        </table:table-row>
        <table:table-row>
          <table:table-cell table:style-name="Tabla5.A2" office:value-type="float" office:value="705001">
            <text:p text:style-name="P45">705001</text:p>
          </table:table-cell>
          <table:table-cell table:style-name="Tabla5.B202" office:value-type="string">
            <text:p text:style-name="P45">0.00210449</text:p>
          </table:table-cell>
        </table:table-row>
        <table:table-row>
          <table:table-cell table:style-name="Tabla5.A2" office:value-type="float" office:value="710001">
            <text:p text:style-name="P45">710001</text:p>
          </table:table-cell>
          <table:table-cell table:style-name="Tabla5.B202" office:value-type="string">
            <text:p text:style-name="P45">0.00205787</text:p>
          </table:table-cell>
        </table:table-row>
        <table:table-row>
          <table:table-cell table:style-name="Tabla5.A2" office:value-type="float" office:value="715001">
            <text:p text:style-name="P45">715001</text:p>
          </table:table-cell>
          <table:table-cell table:style-name="Tabla5.B202" office:value-type="string">
            <text:p text:style-name="P45">0.0021558</text:p>
          </table:table-cell>
        </table:table-row>
        <table:table-row>
          <table:table-cell table:style-name="Tabla5.A2" office:value-type="float" office:value="720001">
            <text:p text:style-name="P45">720001</text:p>
          </table:table-cell>
          <table:table-cell table:style-name="Tabla5.B202" office:value-type="string">
            <text:p text:style-name="P45">0.00208481</text:p>
          </table:table-cell>
        </table:table-row>
        <table:table-row>
          <table:table-cell table:style-name="Tabla5.A2" office:value-type="float" office:value="725001">
            <text:p text:style-name="P45">725001</text:p>
          </table:table-cell>
          <table:table-cell table:style-name="Tabla5.B202" office:value-type="string">
            <text:p text:style-name="P45">0.00237605</text:p>
          </table:table-cell>
        </table:table-row>
        <table:table-row>
          <table:table-cell table:style-name="Tabla5.A2" office:value-type="float" office:value="730001">
            <text:p text:style-name="P45">730001</text:p>
          </table:table-cell>
          <table:table-cell table:style-name="Tabla5.B202" office:value-type="string">
            <text:p text:style-name="P45">0.00212287</text:p>
          </table:table-cell>
        </table:table-row>
        <table:table-row>
          <table:table-cell table:style-name="Tabla5.A2" office:value-type="float" office:value="735001">
            <text:p text:style-name="P45">735001</text:p>
          </table:table-cell>
          <table:table-cell table:style-name="Tabla5.B202" office:value-type="string">
            <text:p text:style-name="P45">0.00216222</text:p>
          </table:table-cell>
        </table:table-row>
        <table:table-row>
          <table:table-cell table:style-name="Tabla5.A2" office:value-type="float" office:value="740001">
            <text:p text:style-name="P45">740001</text:p>
          </table:table-cell>
          <table:table-cell table:style-name="Tabla5.B202" office:value-type="string">
            <text:p text:style-name="P45">0.00221268</text:p>
          </table:table-cell>
        </table:table-row>
        <table:table-row>
          <table:table-cell table:style-name="Tabla5.A2" office:value-type="float" office:value="745001">
            <text:p text:style-name="P45">745001</text:p>
          </table:table-cell>
          <table:table-cell table:style-name="Tabla5.B202" office:value-type="string">
            <text:p text:style-name="P45">0.00216393</text:p>
          </table:table-cell>
        </table:table-row>
        <table:table-row>
          <table:table-cell table:style-name="Tabla5.A2" office:value-type="float" office:value="750001">
            <text:p text:style-name="P45">750001</text:p>
          </table:table-cell>
          <table:table-cell table:style-name="Tabla5.B202" office:value-type="string">
            <text:p text:style-name="P45">0.00223663</text:p>
          </table:table-cell>
        </table:table-row>
        <table:table-row>
          <table:table-cell table:style-name="Tabla5.A2" office:value-type="float" office:value="755001">
            <text:p text:style-name="P45">755001</text:p>
          </table:table-cell>
          <table:table-cell table:style-name="Tabla5.B202" office:value-type="string">
            <text:p text:style-name="P45">0.00218959</text:p>
          </table:table-cell>
        </table:table-row>
        <table:table-row>
          <table:table-cell table:style-name="Tabla5.A2" office:value-type="float" office:value="760001">
            <text:p text:style-name="P45">760001</text:p>
          </table:table-cell>
          <table:table-cell table:style-name="Tabla5.B202" office:value-type="string">
            <text:p text:style-name="P45">0.0025702</text:p>
          </table:table-cell>
        </table:table-row>
        <table:table-row>
          <table:table-cell table:style-name="Tabla5.A2" office:value-type="float" office:value="765001">
            <text:p text:style-name="P45">765001</text:p>
          </table:table-cell>
          <table:table-cell table:style-name="Tabla5.B202" office:value-type="string">
            <text:p text:style-name="P45">0.00225288</text:p>
          </table:table-cell>
        </table:table-row>
        <text:soft-page-break/>
        <table:table-row>
          <table:table-cell table:style-name="Tabla5.A2" office:value-type="float" office:value="770001">
            <text:p text:style-name="P45">770001</text:p>
          </table:table-cell>
          <table:table-cell table:style-name="Tabla5.B202" office:value-type="string">
            <text:p text:style-name="P45">0.00224091</text:p>
          </table:table-cell>
        </table:table-row>
        <table:table-row>
          <table:table-cell table:style-name="Tabla5.A2" office:value-type="float" office:value="775001">
            <text:p text:style-name="P45">775001</text:p>
          </table:table-cell>
          <table:table-cell table:style-name="Tabla5.B202" office:value-type="string">
            <text:p text:style-name="P45">0.00225203</text:p>
          </table:table-cell>
        </table:table-row>
        <table:table-row>
          <table:table-cell table:style-name="Tabla5.A2" office:value-type="float" office:value="780001">
            <text:p text:style-name="P45">780001</text:p>
          </table:table-cell>
          <table:table-cell table:style-name="Tabla5.B202" office:value-type="string">
            <text:p text:style-name="P45">0.00226186</text:p>
          </table:table-cell>
        </table:table-row>
        <table:table-row>
          <table:table-cell table:style-name="Tabla5.A2" office:value-type="float" office:value="785001">
            <text:p text:style-name="P45">785001</text:p>
          </table:table-cell>
          <table:table-cell table:style-name="Tabla5.B202" office:value-type="string">
            <text:p text:style-name="P45">0.00243335</text:p>
          </table:table-cell>
        </table:table-row>
        <table:table-row>
          <table:table-cell table:style-name="Tabla5.A2" office:value-type="float" office:value="790001">
            <text:p text:style-name="P45">790001</text:p>
          </table:table-cell>
          <table:table-cell table:style-name="Tabla5.B202" office:value-type="string">
            <text:p text:style-name="P45">0.00228966</text:p>
          </table:table-cell>
        </table:table-row>
        <table:table-row>
          <table:table-cell table:style-name="Tabla5.A2" office:value-type="float" office:value="795001">
            <text:p text:style-name="P45">795001</text:p>
          </table:table-cell>
          <table:table-cell table:style-name="Tabla5.B202" office:value-type="string">
            <text:p text:style-name="P45">0.00239401</text:p>
          </table:table-cell>
        </table:table-row>
        <table:table-row>
          <table:table-cell table:style-name="Tabla5.A2" office:value-type="float" office:value="800001">
            <text:p text:style-name="P45">800001</text:p>
          </table:table-cell>
          <table:table-cell table:style-name="Tabla5.B202" office:value-type="string">
            <text:p text:style-name="P45">0.00253128</text:p>
          </table:table-cell>
        </table:table-row>
        <table:table-row>
          <table:table-cell table:style-name="Tabla5.A2" office:value-type="float" office:value="805001">
            <text:p text:style-name="P45">805001</text:p>
          </table:table-cell>
          <table:table-cell table:style-name="Tabla5.B202" office:value-type="string">
            <text:p text:style-name="P45">0.00233927</text:p>
          </table:table-cell>
        </table:table-row>
        <table:table-row>
          <table:table-cell table:style-name="Tabla5.A2" office:value-type="float" office:value="810001">
            <text:p text:style-name="P45">810001</text:p>
          </table:table-cell>
          <table:table-cell table:style-name="Tabla5.B202" office:value-type="string">
            <text:p text:style-name="P45">0.0023444</text:p>
          </table:table-cell>
        </table:table-row>
        <table:table-row>
          <table:table-cell table:style-name="Tabla5.A2" office:value-type="float" office:value="815001">
            <text:p text:style-name="P45">815001</text:p>
          </table:table-cell>
          <table:table-cell table:style-name="Tabla5.B202" office:value-type="string">
            <text:p text:style-name="P45">0.00239999</text:p>
          </table:table-cell>
        </table:table-row>
        <table:table-row>
          <table:table-cell table:style-name="Tabla5.A2" office:value-type="float" office:value="820001">
            <text:p text:style-name="P45">820001</text:p>
          </table:table-cell>
          <table:table-cell table:style-name="Tabla5.B202" office:value-type="string">
            <text:p text:style-name="P45">0.00238161</text:p>
          </table:table-cell>
        </table:table-row>
        <table:table-row>
          <table:table-cell table:style-name="Tabla5.A2" office:value-type="float" office:value="825001">
            <text:p text:style-name="P45">825001</text:p>
          </table:table-cell>
          <table:table-cell table:style-name="Tabla5.B202" office:value-type="string">
            <text:p text:style-name="P45">0.00244661</text:p>
          </table:table-cell>
        </table:table-row>
        <table:table-row>
          <table:table-cell table:style-name="Tabla5.A2" office:value-type="float" office:value="830001">
            <text:p text:style-name="P45">830001</text:p>
          </table:table-cell>
          <table:table-cell table:style-name="Tabla5.B202" office:value-type="string">
            <text:p text:style-name="P45">0.0024094</text:p>
          </table:table-cell>
        </table:table-row>
        <table:table-row>
          <table:table-cell table:style-name="Tabla5.A2" office:value-type="float" office:value="835001">
            <text:p text:style-name="P45">835001</text:p>
          </table:table-cell>
          <table:table-cell table:style-name="Tabla5.B202" office:value-type="string">
            <text:p text:style-name="P45">0.00242565</text:p>
          </table:table-cell>
        </table:table-row>
        <table:table-row>
          <table:table-cell table:style-name="Tabla5.A2" office:value-type="float" office:value="840001">
            <text:p text:style-name="P45">840001</text:p>
          </table:table-cell>
          <table:table-cell table:style-name="Tabla5.B202" office:value-type="string">
            <text:p text:style-name="P45">0.00280284</text:p>
          </table:table-cell>
        </table:table-row>
        <table:table-row>
          <table:table-cell table:style-name="Tabla5.A2" office:value-type="float" office:value="845001">
            <text:p text:style-name="P45">845001</text:p>
          </table:table-cell>
          <table:table-cell table:style-name="Tabla5.B202" office:value-type="string">
            <text:p text:style-name="P45">0.00246371</text:p>
          </table:table-cell>
        </table:table-row>
        <table:table-row>
          <table:table-cell table:style-name="Tabla5.A2" office:value-type="float" office:value="850001">
            <text:p text:style-name="P45">850001</text:p>
          </table:table-cell>
          <table:table-cell table:style-name="Tabla5.B202" office:value-type="string">
            <text:p text:style-name="P45">0.00246927</text:p>
          </table:table-cell>
        </table:table-row>
        <table:table-row>
          <table:table-cell table:style-name="Tabla5.A2" office:value-type="float" office:value="855001">
            <text:p text:style-name="P45">855001</text:p>
          </table:table-cell>
          <table:table-cell table:style-name="Tabla5.B202" office:value-type="string">
            <text:p text:style-name="P45">0.00271175</text:p>
          </table:table-cell>
        </table:table-row>
        <table:table-row>
          <table:table-cell table:style-name="Tabla5.A2" office:value-type="float" office:value="860001">
            <text:p text:style-name="P45">860001</text:p>
          </table:table-cell>
          <table:table-cell table:style-name="Tabla5.B202" office:value-type="string">
            <text:p text:style-name="P45">0.00254198</text:p>
          </table:table-cell>
        </table:table-row>
        <table:table-row>
          <table:table-cell table:style-name="Tabla5.A2" office:value-type="float" office:value="865001">
            <text:p text:style-name="P45">865001</text:p>
          </table:table-cell>
          <table:table-cell table:style-name="Tabla5.B202" office:value-type="string">
            <text:p text:style-name="P45">0.0025176</text:p>
          </table:table-cell>
        </table:table-row>
        <table:table-row>
          <table:table-cell table:style-name="Tabla5.A2" office:value-type="float" office:value="870001">
            <text:p text:style-name="P45">870001</text:p>
          </table:table-cell>
          <table:table-cell table:style-name="Tabla5.B202" office:value-type="string">
            <text:p text:style-name="P45">0.00257106</text:p>
          </table:table-cell>
        </table:table-row>
        <table:table-row>
          <table:table-cell table:style-name="Tabla5.A2" office:value-type="float" office:value="875001">
            <text:p text:style-name="P45">875001</text:p>
          </table:table-cell>
          <table:table-cell table:style-name="Tabla5.B202" office:value-type="string">
            <text:p text:style-name="P45">0.00254411</text:p>
          </table:table-cell>
        </table:table-row>
        <table:table-row>
          <table:table-cell table:style-name="Tabla5.A2" office:value-type="float" office:value="880001">
            <text:p text:style-name="P45">880001</text:p>
          </table:table-cell>
          <table:table-cell table:style-name="Tabla5.B202" office:value-type="string">
            <text:p text:style-name="P45">0.00255309</text:p>
          </table:table-cell>
        </table:table-row>
        <table:table-row>
          <table:table-cell table:style-name="Tabla5.A2" office:value-type="float" office:value="885001">
            <text:p text:style-name="P45">885001</text:p>
          </table:table-cell>
          <table:table-cell table:style-name="Tabla5.B202" office:value-type="string">
            <text:p text:style-name="P45">0.00273399</text:p>
          </table:table-cell>
        </table:table-row>
        <table:table-row>
          <table:table-cell table:style-name="Tabla5.A2" office:value-type="float" office:value="890001">
            <text:p text:style-name="P45">890001</text:p>
          </table:table-cell>
          <table:table-cell table:style-name="Tabla5.B202" office:value-type="string">
            <text:p text:style-name="P45">0.00259201</text:p>
          </table:table-cell>
        </table:table-row>
        <table:table-row>
          <table:table-cell table:style-name="Tabla5.A2" office:value-type="float" office:value="895001">
            <text:p text:style-name="P45">895001</text:p>
          </table:table-cell>
          <table:table-cell table:style-name="Tabla5.B202" office:value-type="string">
            <text:p text:style-name="P45">0.00259201</text:p>
          </table:table-cell>
        </table:table-row>
        <table:table-row>
          <table:table-cell table:style-name="Tabla5.A2" office:value-type="float" office:value="900001">
            <text:p text:style-name="P45">900001</text:p>
          </table:table-cell>
          <table:table-cell table:style-name="Tabla5.B202" office:value-type="string">
            <text:p text:style-name="P45">0.00261468</text:p>
          </table:table-cell>
        </table:table-row>
        <table:table-row>
          <table:table-cell table:style-name="Tabla5.A2" office:value-type="float" office:value="905001">
            <text:p text:style-name="P45">905001</text:p>
          </table:table-cell>
          <table:table-cell table:style-name="Tabla5.B202" office:value-type="string">
            <text:p text:style-name="P45">0.00263905</text:p>
          </table:table-cell>
        </table:table-row>
        <table:table-row>
          <table:table-cell table:style-name="Tabla5.A2" office:value-type="float" office:value="910001">
            <text:p text:style-name="P45">910001</text:p>
          </table:table-cell>
          <table:table-cell table:style-name="Tabla5.B202" office:value-type="string">
            <text:p text:style-name="P45">0.00272544</text:p>
          </table:table-cell>
        </table:table-row>
        <table:table-row>
          <table:table-cell table:style-name="Tabla5.A2" office:value-type="float" office:value="915001">
            <text:p text:style-name="P45">915001</text:p>
          </table:table-cell>
          <table:table-cell table:style-name="Tabla5.B202" office:value-type="string">
            <text:p text:style-name="P45">0.00278531</text:p>
          </table:table-cell>
        </table:table-row>
        <table:table-row>
          <table:table-cell table:style-name="Tabla5.A2" office:value-type="float" office:value="920001">
            <text:p text:style-name="P45">920001</text:p>
          </table:table-cell>
          <table:table-cell table:style-name="Tabla5.B202" office:value-type="string">
            <text:p text:style-name="P45">0.00275495</text:p>
          </table:table-cell>
        </table:table-row>
        <table:table-row>
          <table:table-cell table:style-name="Tabla5.A2" office:value-type="float" office:value="925001">
            <text:p text:style-name="P45">925001</text:p>
          </table:table-cell>
          <table:table-cell table:style-name="Tabla5.B202" office:value-type="string">
            <text:p text:style-name="P45">0.00268481</text:p>
          </table:table-cell>
        </table:table-row>
        <table:table-row>
          <table:table-cell table:style-name="Tabla5.A2" office:value-type="float" office:value="930001">
            <text:p text:style-name="P45">930001</text:p>
          </table:table-cell>
          <table:table-cell table:style-name="Tabla5.B202" office:value-type="string">
            <text:p text:style-name="P45">0.00323349</text:p>
          </table:table-cell>
        </table:table-row>
        <table:table-row>
          <table:table-cell table:style-name="Tabla5.A2" office:value-type="float" office:value="935001">
            <text:p text:style-name="P45">935001</text:p>
          </table:table-cell>
          <table:table-cell table:style-name="Tabla5.B202" office:value-type="string">
            <text:p text:style-name="P45">0.00271945</text:p>
          </table:table-cell>
        </table:table-row>
        <table:table-row>
          <table:table-cell table:style-name="Tabla5.A2" office:value-type="float" office:value="940001">
            <text:p text:style-name="P45">940001</text:p>
          </table:table-cell>
          <table:table-cell table:style-name="Tabla5.B202" office:value-type="string">
            <text:p text:style-name="P45">0.00273314</text:p>
          </table:table-cell>
        </table:table-row>
        <table:table-row>
          <table:table-cell table:style-name="Tabla5.A2" office:value-type="float" office:value="945001">
            <text:p text:style-name="P45">945001</text:p>
          </table:table-cell>
          <table:table-cell table:style-name="Tabla5.B202" office:value-type="string">
            <text:p text:style-name="P45">0.00274853</text:p>
          </table:table-cell>
        </table:table-row>
        <table:table-row>
          <table:table-cell table:style-name="Tabla5.A2" office:value-type="float" office:value="950001">
            <text:p text:style-name="P45">950001</text:p>
          </table:table-cell>
          <table:table-cell table:style-name="Tabla5.B202" office:value-type="string">
            <text:p text:style-name="P45">0.00281952</text:p>
          </table:table-cell>
        </table:table-row>
        <text:soft-page-break/>
        <table:table-row>
          <table:table-cell table:style-name="Tabla5.A2" office:value-type="float" office:value="955001">
            <text:p text:style-name="P45">955001</text:p>
          </table:table-cell>
          <table:table-cell table:style-name="Tabla5.B202" office:value-type="string">
            <text:p text:style-name="P45">0.00300726</text:p>
          </table:table-cell>
        </table:table-row>
        <table:table-row>
          <table:table-cell table:style-name="Tabla5.A2" office:value-type="float" office:value="960001">
            <text:p text:style-name="P45">960001</text:p>
          </table:table-cell>
          <table:table-cell table:style-name="Tabla5.B202" office:value-type="string">
            <text:p text:style-name="P45">0.00279942</text:p>
          </table:table-cell>
        </table:table-row>
        <table:table-row>
          <table:table-cell table:style-name="Tabla5.A2" office:value-type="float" office:value="965001">
            <text:p text:style-name="P45">965001</text:p>
          </table:table-cell>
          <table:table-cell table:style-name="Tabla5.B202" office:value-type="string">
            <text:p text:style-name="P45">0.00280755</text:p>
          </table:table-cell>
        </table:table-row>
        <table:table-row>
          <table:table-cell table:style-name="Tabla5.A2" office:value-type="float" office:value="970001">
            <text:p text:style-name="P45">970001</text:p>
          </table:table-cell>
          <table:table-cell table:style-name="Tabla5.B202" office:value-type="string">
            <text:p text:style-name="P45">0.00282936</text:p>
          </table:table-cell>
        </table:table-row>
        <table:table-row>
          <table:table-cell table:style-name="Tabla5.A2" office:value-type="float" office:value="975001">
            <text:p text:style-name="P45">975001</text:p>
          </table:table-cell>
          <table:table-cell table:style-name="Tabla5.B202" office:value-type="string">
            <text:p text:style-name="P45">0.00284048</text:p>
          </table:table-cell>
        </table:table-row>
        <table:table-row>
          <table:table-cell table:style-name="Tabla5.A2" office:value-type="float" office:value="980001">
            <text:p text:style-name="P45">980001</text:p>
          </table:table-cell>
          <table:table-cell table:style-name="Tabla5.B202" office:value-type="string">
            <text:p text:style-name="P45">0.00288153</text:p>
          </table:table-cell>
        </table:table-row>
        <table:table-row>
          <table:table-cell table:style-name="Tabla5.A2" office:value-type="float" office:value="985001">
            <text:p text:style-name="P45">985001</text:p>
          </table:table-cell>
          <table:table-cell table:style-name="Tabla5.B202" office:value-type="string">
            <text:p text:style-name="P45">0.00286656</text:p>
          </table:table-cell>
        </table:table-row>
        <table:table-row>
          <table:table-cell table:style-name="Tabla5.A2" office:value-type="float" office:value="990001">
            <text:p text:style-name="P45">990001</text:p>
          </table:table-cell>
          <table:table-cell table:style-name="Tabla5.B202" office:value-type="string">
            <text:p text:style-name="P45">0.00288196</text:p>
          </table:table-cell>
        </table:table-row>
        <table:table-row>
          <table:table-cell table:style-name="Tabla5.A2" office:value-type="float" office:value="995001">
            <text:p text:style-name="P45">995001</text:p>
          </table:table-cell>
          <table:table-cell table:style-name="Tabla5.B202" office:value-type="string">
            <text:p text:style-name="P45">0.00290634</text:p>
          </table:table-cell>
        </table:table-row>
        <table:table-row>
          <table:table-cell table:style-name="Tabla5.A2" office:value-type="float" office:value="1000001">
            <text:p text:style-name="P45">1000001</text:p>
          </table:table-cell>
          <table:table-cell table:style-name="Tabla5.B202" office:value-type="string">
            <text:p text:style-name="P45">0.00290078</text:p>
          </table:table-cell>
        </table:table-row>
      </table:table>
      <text:p text:style-name="P38"/>
      <text:p text:style-name="P38"><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1"><text:span text:style-name="T27">-</text:span><text:span text:style-name="T5">Tabla y gŕafica de </text:span><text:span text:style-name="T9">Diego</text:span><text:span text:style-name="T8">(</text:span><text:span text:style-name="T10">MacBook Pro</text:span><text:span text:style-name="T28">,</text:span><text:span text:style-name="T10">MacOS El Capitán</text:span><text:span text:style-name="T5">):</text:span></text:p>
      <text:p text:style-name="P11"/>
      <table:table table:name="Tabla7" table:style-name="Tabla7">
        <table:table-column table:style-name="Tabla7.A"/>
        <table:table-column table:style-name="Tabla7.B"/>
        <table:table-row>
          <table:table-cell table:style-name="Tabla7.A1" office:value-type="string">
            <text:p text:style-name="P45">Tamaño</text:p>
          </table:table-cell>
          <table:table-cell table:style-name="Tabla7.B1" office:value-type="string">
            <text:p text:style-name="P45">Tiempo</text:p>
          </table:table-cell>
        </table:table-row>
        <table:table-row>
          <table:table-cell table:style-name="Tabla7.A2" office:value-type="float" office:value="1">
            <text:p text:style-name="P45">1</text:p>
          </table:table-cell>
          <table:table-cell table:style-name="Tabla7.B202" office:value-type="string">
            <text:p text:style-name="P45">1.46e-07</text:p>
          </table:table-cell>
        </table:table-row>
        <table:table-row>
          <table:table-cell table:style-name="Tabla7.A2" office:value-type="float" office:value="5001">
            <text:p text:style-name="P45">5001</text:p>
          </table:table-cell>
          <table:table-cell table:style-name="Tabla7.B3" office:value-type="float" office:value="0.003357">
            <text:p text:style-name="P45">3,36E-003</text:p>
          </table:table-cell>
        </table:table-row>
        <table:table-row>
          <table:table-cell table:style-name="Tabla7.A2" office:value-type="float" office:value="10001">
            <text:p text:style-name="P45">10001</text:p>
          </table:table-cell>
          <table:table-cell table:style-name="Tabla7.B3" office:value-type="float" office:value="0.008488">
            <text:p text:style-name="P45">8,49E-003</text:p>
          </table:table-cell>
        </table:table-row>
        <table:table-row>
          <table:table-cell table:style-name="Tabla7.A2" office:value-type="float" office:value="15001">
            <text:p text:style-name="P45">15001</text:p>
          </table:table-cell>
          <table:table-cell table:style-name="Tabla7.B3" office:value-type="float" office:value="0.009616">
            <text:p text:style-name="P45">9,62E-003</text:p>
          </table:table-cell>
        </table:table-row>
        <table:table-row>
          <table:table-cell table:style-name="Tabla7.A2" office:value-type="float" office:value="20001">
            <text:p text:style-name="P45">20001</text:p>
          </table:table-cell>
          <table:table-cell table:style-name="Tabla7.B3" office:value-type="float" office:value="0.01547">
            <text:p text:style-name="P45">1,55E-002</text:p>
          </table:table-cell>
        </table:table-row>
        <table:table-row>
          <table:table-cell table:style-name="Tabla7.A2" office:value-type="float" office:value="25001">
            <text:p text:style-name="P45">25001</text:p>
          </table:table-cell>
          <table:table-cell table:style-name="Tabla7.B202" office:value-type="string">
            <text:p text:style-name="P45">1.5962e-05</text:p>
          </table:table-cell>
        </table:table-row>
        <table:table-row>
          <table:table-cell table:style-name="Tabla7.A2" office:value-type="float" office:value="30001">
            <text:p text:style-name="P45">30001</text:p>
          </table:table-cell>
          <table:table-cell table:style-name="Tabla7.B202" office:value-type="string">
            <text:p text:style-name="P45">1.9068e-05</text:p>
          </table:table-cell>
        </table:table-row>
        <table:table-row>
          <table:table-cell table:style-name="Tabla7.A2" office:value-type="float" office:value="35001">
            <text:p text:style-name="P45">35001</text:p>
          </table:table-cell>
          <table:table-cell table:style-name="Tabla7.B202" office:value-type="string">
            <text:p text:style-name="P45">2.2213e-05</text:p>
          </table:table-cell>
        </table:table-row>
        <text:soft-page-break/>
        <table:table-row>
          <table:table-cell table:style-name="Tabla7.A2" office:value-type="float" office:value="40001">
            <text:p text:style-name="P45">40001</text:p>
          </table:table-cell>
          <table:table-cell table:style-name="Tabla7.B202" office:value-type="string">
            <text:p text:style-name="P45">2.5339e-05</text:p>
          </table:table-cell>
        </table:table-row>
        <table:table-row>
          <table:table-cell table:style-name="Tabla7.A2" office:value-type="float" office:value="45001">
            <text:p text:style-name="P45">45001</text:p>
          </table:table-cell>
          <table:table-cell table:style-name="Tabla7.B3" office:value-type="float" office:value="0.02874">
            <text:p text:style-name="P45">2,87E-002</text:p>
          </table:table-cell>
        </table:table-row>
        <table:table-row>
          <table:table-cell table:style-name="Tabla7.A2" office:value-type="float" office:value="50001">
            <text:p text:style-name="P45">50001</text:p>
          </table:table-cell>
          <table:table-cell table:style-name="Tabla7.B202" office:value-type="string">
            <text:p text:style-name="P45">3.1768e-05</text:p>
          </table:table-cell>
        </table:table-row>
        <table:table-row>
          <table:table-cell table:style-name="Tabla7.A2" office:value-type="float" office:value="55001">
            <text:p text:style-name="P45">55001</text:p>
          </table:table-cell>
          <table:table-cell table:style-name="Tabla7.B3" office:value-type="float" office:value="0.04698">
            <text:p text:style-name="P45">4,70E-002</text:p>
          </table:table-cell>
        </table:table-row>
        <table:table-row>
          <table:table-cell table:style-name="Tabla7.A2" office:value-type="float" office:value="60001">
            <text:p text:style-name="P45">60001</text:p>
          </table:table-cell>
          <table:table-cell table:style-name="Tabla7.B202" office:value-type="string">
            <text:p text:style-name="P45">3.7973e-05</text:p>
          </table:table-cell>
        </table:table-row>
        <table:table-row>
          <table:table-cell table:style-name="Tabla7.A2" office:value-type="float" office:value="65001">
            <text:p text:style-name="P45">65001</text:p>
          </table:table-cell>
          <table:table-cell table:style-name="Tabla7.B202" office:value-type="string">
            <text:p text:style-name="P45">4.1143e-05</text:p>
          </table:table-cell>
        </table:table-row>
        <table:table-row>
          <table:table-cell table:style-name="Tabla7.A2" office:value-type="float" office:value="70001">
            <text:p text:style-name="P45">70001</text:p>
          </table:table-cell>
          <table:table-cell table:style-name="Tabla7.B3" office:value-type="float" office:value="0.05069">
            <text:p text:style-name="P45">5,07E-002</text:p>
          </table:table-cell>
        </table:table-row>
        <table:table-row>
          <table:table-cell table:style-name="Tabla7.A2" office:value-type="float" office:value="75001">
            <text:p text:style-name="P45">75001</text:p>
          </table:table-cell>
          <table:table-cell table:style-name="Tabla7.B202" office:value-type="string">
            <text:p text:style-name="P45">4.7415e-05</text:p>
          </table:table-cell>
        </table:table-row>
        <table:table-row>
          <table:table-cell table:style-name="Tabla7.A2" office:value-type="float" office:value="80001">
            <text:p text:style-name="P45">80001</text:p>
          </table:table-cell>
          <table:table-cell table:style-name="Tabla7.B202" office:value-type="string">
            <text:p text:style-name="P45">5.0665e-05</text:p>
          </table:table-cell>
        </table:table-row>
        <table:table-row>
          <table:table-cell table:style-name="Tabla7.A2" office:value-type="float" office:value="85001">
            <text:p text:style-name="P45">85001</text:p>
          </table:table-cell>
          <table:table-cell table:style-name="Tabla7.B202" office:value-type="string">
            <text:p text:style-name="P45">5.3868e-05</text:p>
          </table:table-cell>
        </table:table-row>
        <table:table-row>
          <table:table-cell table:style-name="Tabla7.A2" office:value-type="float" office:value="90001">
            <text:p text:style-name="P45">90001</text:p>
          </table:table-cell>
          <table:table-cell table:style-name="Tabla7.B202" office:value-type="string">
            <text:p text:style-name="P45">5.6742e-05</text:p>
          </table:table-cell>
        </table:table-row>
        <table:table-row>
          <table:table-cell table:style-name="Tabla7.A2" office:value-type="float" office:value="95001">
            <text:p text:style-name="P45">95001</text:p>
          </table:table-cell>
          <table:table-cell table:style-name="Tabla7.B202" office:value-type="string">
            <text:p text:style-name="P45">6.0481e-05</text:p>
          </table:table-cell>
        </table:table-row>
        <table:table-row>
          <table:table-cell table:style-name="Tabla7.A2" office:value-type="float" office:value="100001">
            <text:p text:style-name="P45">100001</text:p>
          </table:table-cell>
          <table:table-cell table:style-name="Tabla7.B3" office:value-type="float" office:value="0.06317">
            <text:p text:style-name="P45">6,32E-002</text:p>
          </table:table-cell>
        </table:table-row>
        <table:table-row>
          <table:table-cell table:style-name="Tabla7.A2" office:value-type="float" office:value="105001">
            <text:p text:style-name="P45">105001</text:p>
          </table:table-cell>
          <table:table-cell table:style-name="Tabla7.B202" office:value-type="string">
            <text:p text:style-name="P45">6.6451e-05</text:p>
          </table:table-cell>
        </table:table-row>
        <table:table-row>
          <table:table-cell table:style-name="Tabla7.A2" office:value-type="float" office:value="110001">
            <text:p text:style-name="P45">110001</text:p>
          </table:table-cell>
          <table:table-cell table:style-name="Tabla7.B202" office:value-type="string">
            <text:p text:style-name="P45">7.0348e-05</text:p>
          </table:table-cell>
        </table:table-row>
        <table:table-row>
          <table:table-cell table:style-name="Tabla7.A2" office:value-type="float" office:value="115001">
            <text:p text:style-name="P45">115001</text:p>
          </table:table-cell>
          <table:table-cell table:style-name="Tabla7.B202" office:value-type="string">
            <text:p text:style-name="P45">8.8778e-05</text:p>
          </table:table-cell>
        </table:table-row>
        <table:table-row>
          <table:table-cell table:style-name="Tabla7.A2" office:value-type="float" office:value="120001">
            <text:p text:style-name="P45">120001</text:p>
          </table:table-cell>
          <table:table-cell table:style-name="Tabla7.B202" office:value-type="string">
            <text:p text:style-name="P45">7.6379e-05</text:p>
          </table:table-cell>
        </table:table-row>
        <table:table-row>
          <table:table-cell table:style-name="Tabla7.A2" office:value-type="float" office:value="125001">
            <text:p text:style-name="P45">125001</text:p>
          </table:table-cell>
          <table:table-cell table:style-name="Tabla7.B202" office:value-type="string">
            <text:p text:style-name="P45">9.0963e-05</text:p>
          </table:table-cell>
        </table:table-row>
        <table:table-row>
          <table:table-cell table:style-name="Tabla7.A2" office:value-type="float" office:value="130001">
            <text:p text:style-name="P45">130001</text:p>
          </table:table-cell>
          <table:table-cell table:style-name="Tabla7.B202" office:value-type="string">
            <text:p text:style-name="P45">9.1459e-05</text:p>
          </table:table-cell>
        </table:table-row>
        <table:table-row>
          <table:table-cell table:style-name="Tabla7.A2" office:value-type="float" office:value="135001">
            <text:p text:style-name="P45">135001</text:p>
          </table:table-cell>
          <table:table-cell table:style-name="Tabla7.B202" office:value-type="string">
            <text:p text:style-name="P45">0.000107813</text:p>
          </table:table-cell>
        </table:table-row>
        <table:table-row>
          <table:table-cell table:style-name="Tabla7.A2" office:value-type="float" office:value="140001">
            <text:p text:style-name="P45">140001</text:p>
          </table:table-cell>
          <table:table-cell table:style-name="Tabla7.B202" office:value-type="string">
            <text:p text:style-name="P45">9.1485e-05</text:p>
          </table:table-cell>
        </table:table-row>
        <table:table-row>
          <table:table-cell table:style-name="Tabla7.A2" office:value-type="float" office:value="145001">
            <text:p text:style-name="P45">145001</text:p>
          </table:table-cell>
          <table:table-cell table:style-name="Tabla7.B202" office:value-type="string">
            <text:p text:style-name="P45">9.2429e-05</text:p>
          </table:table-cell>
        </table:table-row>
        <table:table-row>
          <table:table-cell table:style-name="Tabla7.A2" office:value-type="float" office:value="150001">
            <text:p text:style-name="P45">150001</text:p>
          </table:table-cell>
          <table:table-cell table:style-name="Tabla7.B3" office:value-type="float" office:value="0.09535">
            <text:p text:style-name="P45">9,54E-002</text:p>
          </table:table-cell>
        </table:table-row>
        <table:table-row>
          <table:table-cell table:style-name="Tabla7.A2" office:value-type="float" office:value="155001">
            <text:p text:style-name="P45">155001</text:p>
          </table:table-cell>
          <table:table-cell table:style-name="Tabla7.B3" office:value-type="float" office:value="0.09815">
            <text:p text:style-name="P45">9,82E-002</text:p>
          </table:table-cell>
        </table:table-row>
        <table:table-row>
          <table:table-cell table:style-name="Tabla7.A2" office:value-type="float" office:value="160001">
            <text:p text:style-name="P45">160001</text:p>
          </table:table-cell>
          <table:table-cell table:style-name="Tabla7.B202" office:value-type="string">
            <text:p text:style-name="P45">0.000104178</text:p>
          </table:table-cell>
        </table:table-row>
        <table:table-row>
          <table:table-cell table:style-name="Tabla7.A2" office:value-type="float" office:value="165001">
            <text:p text:style-name="P45">165001</text:p>
          </table:table-cell>
          <table:table-cell table:style-name="Tabla7.B202" office:value-type="string">
            <text:p text:style-name="P45">0.000105868</text:p>
          </table:table-cell>
        </table:table-row>
        <table:table-row>
          <table:table-cell table:style-name="Tabla7.A2" office:value-type="float" office:value="170001">
            <text:p text:style-name="P45">170001</text:p>
          </table:table-cell>
          <table:table-cell table:style-name="Tabla7.B202" office:value-type="string">
            <text:p text:style-name="P45">0.000110005</text:p>
          </table:table-cell>
        </table:table-row>
        <table:table-row>
          <table:table-cell table:style-name="Tabla7.A2" office:value-type="float" office:value="175001">
            <text:p text:style-name="P45">175001</text:p>
          </table:table-cell>
          <table:table-cell table:style-name="Tabla7.B202" office:value-type="string">
            <text:p text:style-name="P45">0.000134818</text:p>
          </table:table-cell>
        </table:table-row>
        <table:table-row>
          <table:table-cell table:style-name="Tabla7.A2" office:value-type="float" office:value="180001">
            <text:p text:style-name="P45">180001</text:p>
          </table:table-cell>
          <table:table-cell table:style-name="Tabla7.B202" office:value-type="string">
            <text:p text:style-name="P45">0.000120587</text:p>
          </table:table-cell>
        </table:table-row>
        <table:table-row>
          <table:table-cell table:style-name="Tabla7.A2" office:value-type="float" office:value="185001">
            <text:p text:style-name="P45">185001</text:p>
          </table:table-cell>
          <table:table-cell table:style-name="Tabla7.B202" office:value-type="string">
            <text:p text:style-name="P45">0.000117758</text:p>
          </table:table-cell>
        </table:table-row>
        <table:table-row>
          <table:table-cell table:style-name="Tabla7.A2" office:value-type="float" office:value="190001">
            <text:p text:style-name="P45">190001</text:p>
          </table:table-cell>
          <table:table-cell table:style-name="Tabla7.B202" office:value-type="string">
            <text:p text:style-name="P45">0.000120811</text:p>
          </table:table-cell>
        </table:table-row>
        <table:table-row>
          <table:table-cell table:style-name="Tabla7.A2" office:value-type="float" office:value="195001">
            <text:p text:style-name="P45">195001</text:p>
          </table:table-cell>
          <table:table-cell table:style-name="Tabla7.B202" office:value-type="string">
            <text:p text:style-name="P45">0.000128354</text:p>
          </table:table-cell>
        </table:table-row>
        <table:table-row>
          <table:table-cell table:style-name="Tabla7.A2" office:value-type="float" office:value="200001">
            <text:p text:style-name="P45">200001</text:p>
          </table:table-cell>
          <table:table-cell table:style-name="Tabla7.B202" office:value-type="string">
            <text:p text:style-name="P45">0.000126392</text:p>
          </table:table-cell>
        </table:table-row>
        <table:table-row>
          <table:table-cell table:style-name="Tabla7.A2" office:value-type="float" office:value="205001">
            <text:p text:style-name="P45">205001</text:p>
          </table:table-cell>
          <table:table-cell table:style-name="Tabla7.B202" office:value-type="string">
            <text:p text:style-name="P45">0.000126681</text:p>
          </table:table-cell>
        </table:table-row>
        <table:table-row>
          <table:table-cell table:style-name="Tabla7.A2" office:value-type="float" office:value="210001">
            <text:p text:style-name="P45">210001</text:p>
          </table:table-cell>
          <table:table-cell table:style-name="Tabla7.B202" office:value-type="string">
            <text:p text:style-name="P45">0.000133319</text:p>
          </table:table-cell>
        </table:table-row>
        <table:table-row>
          <table:table-cell table:style-name="Tabla7.A2" office:value-type="float" office:value="215001">
            <text:p text:style-name="P45">215001</text:p>
          </table:table-cell>
          <table:table-cell table:style-name="Tabla7.B202" office:value-type="string">
            <text:p text:style-name="P45">0.000160284</text:p>
          </table:table-cell>
        </table:table-row>
        <table:table-row>
          <table:table-cell table:style-name="Tabla7.A2" office:value-type="float" office:value="220001">
            <text:p text:style-name="P45">220001</text:p>
          </table:table-cell>
          <table:table-cell table:style-name="Tabla7.B202" office:value-type="string">
            <text:p text:style-name="P45">0.00013935</text:p>
          </table:table-cell>
        </table:table-row>
        <text:soft-page-break/>
        <table:table-row>
          <table:table-cell table:style-name="Tabla7.A2" office:value-type="float" office:value="225001">
            <text:p text:style-name="P45">225001</text:p>
          </table:table-cell>
          <table:table-cell table:style-name="Tabla7.B202" office:value-type="string">
            <text:p text:style-name="P45">0.000145601</text:p>
          </table:table-cell>
        </table:table-row>
        <table:table-row>
          <table:table-cell table:style-name="Tabla7.A2" office:value-type="float" office:value="230001">
            <text:p text:style-name="P45">230001</text:p>
          </table:table-cell>
          <table:table-cell table:style-name="Tabla7.B202" office:value-type="string">
            <text:p text:style-name="P45">0.000145432</text:p>
          </table:table-cell>
        </table:table-row>
        <table:table-row>
          <table:table-cell table:style-name="Tabla7.A2" office:value-type="float" office:value="235001">
            <text:p text:style-name="P45">235001</text:p>
          </table:table-cell>
          <table:table-cell table:style-name="Tabla7.B202" office:value-type="string">
            <text:p text:style-name="P45">0.000148843</text:p>
          </table:table-cell>
        </table:table-row>
        <table:table-row>
          <table:table-cell table:style-name="Tabla7.A2" office:value-type="float" office:value="240001">
            <text:p text:style-name="P45">240001</text:p>
          </table:table-cell>
          <table:table-cell table:style-name="Tabla7.B202" office:value-type="string">
            <text:p text:style-name="P45">0.00017237</text:p>
          </table:table-cell>
        </table:table-row>
        <table:table-row>
          <table:table-cell table:style-name="Tabla7.A2" office:value-type="float" office:value="245001">
            <text:p text:style-name="P45">245001</text:p>
          </table:table-cell>
          <table:table-cell table:style-name="Tabla7.B202" office:value-type="string">
            <text:p text:style-name="P45">0.000163304</text:p>
          </table:table-cell>
        </table:table-row>
        <table:table-row>
          <table:table-cell table:style-name="Tabla7.A2" office:value-type="float" office:value="250001">
            <text:p text:style-name="P45">250001</text:p>
          </table:table-cell>
          <table:table-cell table:style-name="Tabla7.B202" office:value-type="string">
            <text:p text:style-name="P45">0.000158448</text:p>
          </table:table-cell>
        </table:table-row>
        <table:table-row>
          <table:table-cell table:style-name="Tabla7.A2" office:value-type="float" office:value="255001">
            <text:p text:style-name="P45">255001</text:p>
          </table:table-cell>
          <table:table-cell table:style-name="Tabla7.B202" office:value-type="string">
            <text:p text:style-name="P45">0.000161332</text:p>
          </table:table-cell>
        </table:table-row>
        <table:table-row>
          <table:table-cell table:style-name="Tabla7.A2" office:value-type="float" office:value="260001">
            <text:p text:style-name="P45">260001</text:p>
          </table:table-cell>
          <table:table-cell table:style-name="Tabla7.B202" office:value-type="string">
            <text:p text:style-name="P45">0.000165799</text:p>
          </table:table-cell>
        </table:table-row>
        <table:table-row>
          <table:table-cell table:style-name="Tabla7.A2" office:value-type="float" office:value="265001">
            <text:p text:style-name="P45">265001</text:p>
          </table:table-cell>
          <table:table-cell table:style-name="Tabla7.B202" office:value-type="string">
            <text:p text:style-name="P45">0.000167015</text:p>
          </table:table-cell>
        </table:table-row>
        <table:table-row>
          <table:table-cell table:style-name="Tabla7.A2" office:value-type="float" office:value="270001">
            <text:p text:style-name="P45">270001</text:p>
          </table:table-cell>
          <table:table-cell table:style-name="Tabla7.B202" office:value-type="string">
            <text:p text:style-name="P45">0.000180577</text:p>
          </table:table-cell>
        </table:table-row>
        <table:table-row>
          <table:table-cell table:style-name="Tabla7.A2" office:value-type="float" office:value="275001">
            <text:p text:style-name="P45">275001</text:p>
          </table:table-cell>
          <table:table-cell table:style-name="Tabla7.B202" office:value-type="string">
            <text:p text:style-name="P45">0.000174203</text:p>
          </table:table-cell>
        </table:table-row>
        <table:table-row>
          <table:table-cell table:style-name="Tabla7.A2" office:value-type="float" office:value="280001">
            <text:p text:style-name="P45">280001</text:p>
          </table:table-cell>
          <table:table-cell table:style-name="Tabla7.B202" office:value-type="string">
            <text:p text:style-name="P45">0.000177898</text:p>
          </table:table-cell>
        </table:table-row>
        <table:table-row>
          <table:table-cell table:style-name="Tabla7.A2" office:value-type="float" office:value="285001">
            <text:p text:style-name="P45">285001</text:p>
          </table:table-cell>
          <table:table-cell table:style-name="Tabla7.B202" office:value-type="string">
            <text:p text:style-name="P45">0.000181299</text:p>
          </table:table-cell>
        </table:table-row>
        <table:table-row>
          <table:table-cell table:style-name="Tabla7.A2" office:value-type="float" office:value="290001">
            <text:p text:style-name="P45">290001</text:p>
          </table:table-cell>
          <table:table-cell table:style-name="Tabla7.B202" office:value-type="string">
            <text:p text:style-name="P45">0.000203045</text:p>
          </table:table-cell>
        </table:table-row>
        <table:table-row>
          <table:table-cell table:style-name="Tabla7.A2" office:value-type="float" office:value="295001">
            <text:p text:style-name="P45">295001</text:p>
          </table:table-cell>
          <table:table-cell table:style-name="Tabla7.B202" office:value-type="string">
            <text:p text:style-name="P45">0.000189335</text:p>
          </table:table-cell>
        </table:table-row>
        <table:table-row>
          <table:table-cell table:style-name="Tabla7.A2" office:value-type="float" office:value="300001">
            <text:p text:style-name="P45">300001</text:p>
          </table:table-cell>
          <table:table-cell table:style-name="Tabla7.B202" office:value-type="string">
            <text:p text:style-name="P45">0.000243855</text:p>
          </table:table-cell>
        </table:table-row>
        <table:table-row>
          <table:table-cell table:style-name="Tabla7.A2" office:value-type="float" office:value="305001">
            <text:p text:style-name="P45">305001</text:p>
          </table:table-cell>
          <table:table-cell table:style-name="Tabla7.B202" office:value-type="string">
            <text:p text:style-name="P45">0.000209938</text:p>
          </table:table-cell>
        </table:table-row>
        <table:table-row>
          <table:table-cell table:style-name="Tabla7.A2" office:value-type="float" office:value="310001">
            <text:p text:style-name="P45">310001</text:p>
          </table:table-cell>
          <table:table-cell table:style-name="Tabla7.B202" office:value-type="string">
            <text:p text:style-name="P45">0.000197697</text:p>
          </table:table-cell>
        </table:table-row>
        <table:table-row>
          <table:table-cell table:style-name="Tabla7.A2" office:value-type="float" office:value="315001">
            <text:p text:style-name="P45">315001</text:p>
          </table:table-cell>
          <table:table-cell table:style-name="Tabla7.B202" office:value-type="string">
            <text:p text:style-name="P45">0.00020097</text:p>
          </table:table-cell>
        </table:table-row>
        <table:table-row>
          <table:table-cell table:style-name="Tabla7.A2" office:value-type="float" office:value="320001">
            <text:p text:style-name="P45">320001</text:p>
          </table:table-cell>
          <table:table-cell table:style-name="Tabla7.B202" office:value-type="string">
            <text:p text:style-name="P45">0.000201959</text:p>
          </table:table-cell>
        </table:table-row>
        <table:table-row>
          <table:table-cell table:style-name="Tabla7.A2" office:value-type="float" office:value="325001">
            <text:p text:style-name="P45">325001</text:p>
          </table:table-cell>
          <table:table-cell table:style-name="Tabla7.B202" office:value-type="string">
            <text:p text:style-name="P45">0.000217791</text:p>
          </table:table-cell>
        </table:table-row>
        <table:table-row>
          <table:table-cell table:style-name="Tabla7.A2" office:value-type="float" office:value="330001">
            <text:p text:style-name="P45">330001</text:p>
          </table:table-cell>
          <table:table-cell table:style-name="Tabla7.B202" office:value-type="string">
            <text:p text:style-name="P45">0.000209303</text:p>
          </table:table-cell>
        </table:table-row>
        <table:table-row>
          <table:table-cell table:style-name="Tabla7.A2" office:value-type="float" office:value="335001">
            <text:p text:style-name="P45">335001</text:p>
          </table:table-cell>
          <table:table-cell table:style-name="Tabla7.B202" office:value-type="string">
            <text:p text:style-name="P45">0.000226739</text:p>
          </table:table-cell>
        </table:table-row>
        <table:table-row>
          <table:table-cell table:style-name="Tabla7.A2" office:value-type="float" office:value="340001">
            <text:p text:style-name="P45">340001</text:p>
          </table:table-cell>
          <table:table-cell table:style-name="Tabla7.B202" office:value-type="string">
            <text:p text:style-name="P45">0.00021565</text:p>
          </table:table-cell>
        </table:table-row>
        <table:table-row>
          <table:table-cell table:style-name="Tabla7.A2" office:value-type="float" office:value="345001">
            <text:p text:style-name="P45">345001</text:p>
          </table:table-cell>
          <table:table-cell table:style-name="Tabla7.B202" office:value-type="string">
            <text:p text:style-name="P45">0.000227974</text:p>
          </table:table-cell>
        </table:table-row>
        <table:table-row>
          <table:table-cell table:style-name="Tabla7.A2" office:value-type="float" office:value="350001">
            <text:p text:style-name="P45">350001</text:p>
          </table:table-cell>
          <table:table-cell table:style-name="Tabla7.B202" office:value-type="string">
            <text:p text:style-name="P45">0.000236384</text:p>
          </table:table-cell>
        </table:table-row>
        <table:table-row>
          <table:table-cell table:style-name="Tabla7.A2" office:value-type="float" office:value="355001">
            <text:p text:style-name="P45">355001</text:p>
          </table:table-cell>
          <table:table-cell table:style-name="Tabla7.B202" office:value-type="string">
            <text:p text:style-name="P45">0.000224983</text:p>
          </table:table-cell>
        </table:table-row>
        <table:table-row>
          <table:table-cell table:style-name="Tabla7.A2" office:value-type="float" office:value="360001">
            <text:p text:style-name="P45">360001</text:p>
          </table:table-cell>
          <table:table-cell table:style-name="Tabla7.B202" office:value-type="string">
            <text:p text:style-name="P45">0.000227792</text:p>
          </table:table-cell>
        </table:table-row>
        <table:table-row>
          <table:table-cell table:style-name="Tabla7.A2" office:value-type="float" office:value="365001">
            <text:p text:style-name="P45">365001</text:p>
          </table:table-cell>
          <table:table-cell table:style-name="Tabla7.B202" office:value-type="string">
            <text:p text:style-name="P45">0.000231807</text:p>
          </table:table-cell>
        </table:table-row>
        <table:table-row>
          <table:table-cell table:style-name="Tabla7.A2" office:value-type="float" office:value="370001">
            <text:p text:style-name="P45">370001</text:p>
          </table:table-cell>
          <table:table-cell table:style-name="Tabla7.B202" office:value-type="string">
            <text:p text:style-name="P45">0.000222246</text:p>
          </table:table-cell>
        </table:table-row>
        <table:table-row>
          <table:table-cell table:style-name="Tabla7.A2" office:value-type="float" office:value="375001">
            <text:p text:style-name="P45">375001</text:p>
          </table:table-cell>
          <table:table-cell table:style-name="Tabla7.B202" office:value-type="string">
            <text:p text:style-name="P45">0.000239658</text:p>
          </table:table-cell>
        </table:table-row>
        <table:table-row>
          <table:table-cell table:style-name="Tabla7.A2" office:value-type="float" office:value="380001">
            <text:p text:style-name="P45">380001</text:p>
          </table:table-cell>
          <table:table-cell table:style-name="Tabla7.B202" office:value-type="string">
            <text:p text:style-name="P45">0.000261648</text:p>
          </table:table-cell>
        </table:table-row>
        <table:table-row>
          <table:table-cell table:style-name="Tabla7.A2" office:value-type="float" office:value="385001">
            <text:p text:style-name="P45">385001</text:p>
          </table:table-cell>
          <table:table-cell table:style-name="Tabla7.B202" office:value-type="string">
            <text:p text:style-name="P45">0.000255104</text:p>
          </table:table-cell>
        </table:table-row>
        <table:table-row>
          <table:table-cell table:style-name="Tabla7.A2" office:value-type="float" office:value="390001">
            <text:p text:style-name="P45">390001</text:p>
          </table:table-cell>
          <table:table-cell table:style-name="Tabla7.B202" office:value-type="string">
            <text:p text:style-name="P45">0.00025941</text:p>
          </table:table-cell>
        </table:table-row>
        <table:table-row>
          <table:table-cell table:style-name="Tabla7.A2" office:value-type="float" office:value="395001">
            <text:p text:style-name="P45">395001</text:p>
          </table:table-cell>
          <table:table-cell table:style-name="Tabla7.B202" office:value-type="string">
            <text:p text:style-name="P45">0.000249444</text:p>
          </table:table-cell>
        </table:table-row>
        <table:table-row>
          <table:table-cell table:style-name="Tabla7.A2" office:value-type="float" office:value="400001">
            <text:p text:style-name="P45">400001</text:p>
          </table:table-cell>
          <table:table-cell table:style-name="Tabla7.B202" office:value-type="string">
            <text:p text:style-name="P45">0.000260502</text:p>
          </table:table-cell>
        </table:table-row>
        <table:table-row>
          <table:table-cell table:style-name="Tabla7.A2" office:value-type="float" office:value="405001">
            <text:p text:style-name="P45">405001</text:p>
          </table:table-cell>
          <table:table-cell table:style-name="Tabla7.B202" office:value-type="string">
            <text:p text:style-name="P45">0.000278876</text:p>
          </table:table-cell>
        </table:table-row>
        <text:soft-page-break/>
        <table:table-row>
          <table:table-cell table:style-name="Tabla7.A2" office:value-type="float" office:value="410001">
            <text:p text:style-name="P45">410001</text:p>
          </table:table-cell>
          <table:table-cell table:style-name="Tabla7.B202" office:value-type="string">
            <text:p text:style-name="P45">0.000270764</text:p>
          </table:table-cell>
        </table:table-row>
        <table:table-row>
          <table:table-cell table:style-name="Tabla7.A2" office:value-type="float" office:value="415001">
            <text:p text:style-name="P45">415001</text:p>
          </table:table-cell>
          <table:table-cell table:style-name="Tabla7.B202" office:value-type="string">
            <text:p text:style-name="P45">0.000273193</text:p>
          </table:table-cell>
        </table:table-row>
        <table:table-row>
          <table:table-cell table:style-name="Tabla7.A2" office:value-type="float" office:value="420001">
            <text:p text:style-name="P45">420001</text:p>
          </table:table-cell>
          <table:table-cell table:style-name="Tabla7.B202" office:value-type="string">
            <text:p text:style-name="P45">0.000267023</text:p>
          </table:table-cell>
        </table:table-row>
        <table:table-row>
          <table:table-cell table:style-name="Tabla7.A2" office:value-type="float" office:value="425001">
            <text:p text:style-name="P45">425001</text:p>
          </table:table-cell>
          <table:table-cell table:style-name="Tabla7.B202" office:value-type="string">
            <text:p text:style-name="P45">0.000268917</text:p>
          </table:table-cell>
        </table:table-row>
        <table:table-row>
          <table:table-cell table:style-name="Tabla7.A2" office:value-type="float" office:value="430001">
            <text:p text:style-name="P45">430001</text:p>
          </table:table-cell>
          <table:table-cell table:style-name="Tabla7.B202" office:value-type="string">
            <text:p text:style-name="P45">0.000271674</text:p>
          </table:table-cell>
        </table:table-row>
        <table:table-row>
          <table:table-cell table:style-name="Tabla7.A2" office:value-type="float" office:value="435001">
            <text:p text:style-name="P45">435001</text:p>
          </table:table-cell>
          <table:table-cell table:style-name="Tabla7.B202" office:value-type="string">
            <text:p text:style-name="P45">0.00029611</text:p>
          </table:table-cell>
        </table:table-row>
        <table:table-row>
          <table:table-cell table:style-name="Tabla7.A2" office:value-type="float" office:value="440001">
            <text:p text:style-name="P45">440001</text:p>
          </table:table-cell>
          <table:table-cell table:style-name="Tabla7.B202" office:value-type="string">
            <text:p text:style-name="P45">0.000279738</text:p>
          </table:table-cell>
        </table:table-row>
        <table:table-row>
          <table:table-cell table:style-name="Tabla7.A2" office:value-type="float" office:value="445001">
            <text:p text:style-name="P45">445001</text:p>
          </table:table-cell>
          <table:table-cell table:style-name="Tabla7.B202" office:value-type="string">
            <text:p text:style-name="P45">0.000282297</text:p>
          </table:table-cell>
        </table:table-row>
        <table:table-row>
          <table:table-cell table:style-name="Tabla7.A2" office:value-type="float" office:value="450001">
            <text:p text:style-name="P45">450001</text:p>
          </table:table-cell>
          <table:table-cell table:style-name="Tabla7.B202" office:value-type="string">
            <text:p text:style-name="P45">0.000287967</text:p>
          </table:table-cell>
        </table:table-row>
        <table:table-row>
          <table:table-cell table:style-name="Tabla7.A2" office:value-type="float" office:value="455001">
            <text:p text:style-name="P45">455001</text:p>
          </table:table-cell>
          <table:table-cell table:style-name="Tabla7.B202" office:value-type="string">
            <text:p text:style-name="P45">0.000323654</text:p>
          </table:table-cell>
        </table:table-row>
        <table:table-row>
          <table:table-cell table:style-name="Tabla7.A2" office:value-type="float" office:value="460001">
            <text:p text:style-name="P45">460001</text:p>
          </table:table-cell>
          <table:table-cell table:style-name="Tabla7.B202" office:value-type="string">
            <text:p text:style-name="P45">0.000301068</text:p>
          </table:table-cell>
        </table:table-row>
        <table:table-row>
          <table:table-cell table:style-name="Tabla7.A2" office:value-type="float" office:value="465001">
            <text:p text:style-name="P45">465001</text:p>
          </table:table-cell>
          <table:table-cell table:style-name="Tabla7.B202" office:value-type="string">
            <text:p text:style-name="P45">0.000320741</text:p>
          </table:table-cell>
        </table:table-row>
        <table:table-row>
          <table:table-cell table:style-name="Tabla7.A2" office:value-type="float" office:value="470001">
            <text:p text:style-name="P45">470001</text:p>
          </table:table-cell>
          <table:table-cell table:style-name="Tabla7.B202" office:value-type="string">
            <text:p text:style-name="P45">0.000296488</text:p>
          </table:table-cell>
        </table:table-row>
        <table:table-row>
          <table:table-cell table:style-name="Tabla7.A2" office:value-type="float" office:value="475001">
            <text:p text:style-name="P45">475001</text:p>
          </table:table-cell>
          <table:table-cell table:style-name="Tabla7.B202" office:value-type="string">
            <text:p text:style-name="P45">0.000301187</text:p>
          </table:table-cell>
        </table:table-row>
        <table:table-row>
          <table:table-cell table:style-name="Tabla7.A2" office:value-type="float" office:value="480001">
            <text:p text:style-name="P45">480001</text:p>
          </table:table-cell>
          <table:table-cell table:style-name="Tabla7.B202" office:value-type="string">
            <text:p text:style-name="P45">0.000303277</text:p>
          </table:table-cell>
        </table:table-row>
        <table:table-row>
          <table:table-cell table:style-name="Tabla7.A2" office:value-type="float" office:value="485001">
            <text:p text:style-name="P45">485001</text:p>
          </table:table-cell>
          <table:table-cell table:style-name="Tabla7.B202" office:value-type="string">
            <text:p text:style-name="P45">0.000308092</text:p>
          </table:table-cell>
        </table:table-row>
        <table:table-row>
          <table:table-cell table:style-name="Tabla7.A2" office:value-type="float" office:value="490001">
            <text:p text:style-name="P45">490001</text:p>
          </table:table-cell>
          <table:table-cell table:style-name="Tabla7.B202" office:value-type="string">
            <text:p text:style-name="P45">0.000360423</text:p>
          </table:table-cell>
        </table:table-row>
        <table:table-row>
          <table:table-cell table:style-name="Tabla7.A2" office:value-type="float" office:value="495001">
            <text:p text:style-name="P45">495001</text:p>
          </table:table-cell>
          <table:table-cell table:style-name="Tabla7.B202" office:value-type="string">
            <text:p text:style-name="P45">0.000338067</text:p>
          </table:table-cell>
        </table:table-row>
        <table:table-row>
          <table:table-cell table:style-name="Tabla7.A2" office:value-type="float" office:value="500001">
            <text:p text:style-name="P45">500001</text:p>
          </table:table-cell>
          <table:table-cell table:style-name="Tabla7.B202" office:value-type="string">
            <text:p text:style-name="P45">0.000316215</text:p>
          </table:table-cell>
        </table:table-row>
        <table:table-row>
          <table:table-cell table:style-name="Tabla7.A2" office:value-type="float" office:value="505001">
            <text:p text:style-name="P45">505001</text:p>
          </table:table-cell>
          <table:table-cell table:style-name="Tabla7.B202" office:value-type="string">
            <text:p text:style-name="P45">0.000351308</text:p>
          </table:table-cell>
        </table:table-row>
        <table:table-row>
          <table:table-cell table:style-name="Tabla7.A2" office:value-type="float" office:value="510001">
            <text:p text:style-name="P45">510001</text:p>
          </table:table-cell>
          <table:table-cell table:style-name="Tabla7.B202" office:value-type="string">
            <text:p text:style-name="P45">0.000317327</text:p>
          </table:table-cell>
        </table:table-row>
        <table:table-row>
          <table:table-cell table:style-name="Tabla7.A2" office:value-type="float" office:value="515001">
            <text:p text:style-name="P45">515001</text:p>
          </table:table-cell>
          <table:table-cell table:style-name="Tabla7.B202" office:value-type="string">
            <text:p text:style-name="P45">0.000354469</text:p>
          </table:table-cell>
        </table:table-row>
        <table:table-row>
          <table:table-cell table:style-name="Tabla7.A2" office:value-type="float" office:value="520001">
            <text:p text:style-name="P45">520001</text:p>
          </table:table-cell>
          <table:table-cell table:style-name="Tabla7.B202" office:value-type="string">
            <text:p text:style-name="P45">0.000360321</text:p>
          </table:table-cell>
        </table:table-row>
        <table:table-row>
          <table:table-cell table:style-name="Tabla7.A2" office:value-type="float" office:value="525001">
            <text:p text:style-name="P45">525001</text:p>
          </table:table-cell>
          <table:table-cell table:style-name="Tabla7.B202" office:value-type="string">
            <text:p text:style-name="P45">0.000337517</text:p>
          </table:table-cell>
        </table:table-row>
        <table:table-row>
          <table:table-cell table:style-name="Tabla7.A2" office:value-type="float" office:value="530001">
            <text:p text:style-name="P45">530001</text:p>
          </table:table-cell>
          <table:table-cell table:style-name="Tabla7.B202" office:value-type="string">
            <text:p text:style-name="P45">0.000337848</text:p>
          </table:table-cell>
        </table:table-row>
        <table:table-row>
          <table:table-cell table:style-name="Tabla7.A2" office:value-type="float" office:value="535001">
            <text:p text:style-name="P45">535001</text:p>
          </table:table-cell>
          <table:table-cell table:style-name="Tabla7.B202" office:value-type="string">
            <text:p text:style-name="P45">0.000356139</text:p>
          </table:table-cell>
        </table:table-row>
        <table:table-row>
          <table:table-cell table:style-name="Tabla7.A2" office:value-type="float" office:value="540001">
            <text:p text:style-name="P45">540001</text:p>
          </table:table-cell>
          <table:table-cell table:style-name="Tabla7.B202" office:value-type="string">
            <text:p text:style-name="P45">0.000340637</text:p>
          </table:table-cell>
        </table:table-row>
        <table:table-row>
          <table:table-cell table:style-name="Tabla7.A2" office:value-type="float" office:value="545001">
            <text:p text:style-name="P45">545001</text:p>
          </table:table-cell>
          <table:table-cell table:style-name="Tabla7.B202" office:value-type="string">
            <text:p text:style-name="P45">0.000351936</text:p>
          </table:table-cell>
        </table:table-row>
        <table:table-row>
          <table:table-cell table:style-name="Tabla7.A2" office:value-type="float" office:value="550001">
            <text:p text:style-name="P45">550001</text:p>
          </table:table-cell>
          <table:table-cell table:style-name="Tabla7.B202" office:value-type="string">
            <text:p text:style-name="P45">0.000381576</text:p>
          </table:table-cell>
        </table:table-row>
        <table:table-row>
          <table:table-cell table:style-name="Tabla7.A2" office:value-type="float" office:value="555001">
            <text:p text:style-name="P45">555001</text:p>
          </table:table-cell>
          <table:table-cell table:style-name="Tabla7.B202" office:value-type="string">
            <text:p text:style-name="P45">0.00131066</text:p>
          </table:table-cell>
        </table:table-row>
        <table:table-row>
          <table:table-cell table:style-name="Tabla7.A2" office:value-type="float" office:value="560001">
            <text:p text:style-name="P45">560001</text:p>
          </table:table-cell>
          <table:table-cell table:style-name="Tabla7.B202" office:value-type="string">
            <text:p text:style-name="P45">0.00036644</text:p>
          </table:table-cell>
        </table:table-row>
        <table:table-row>
          <table:table-cell table:style-name="Tabla7.A2" office:value-type="float" office:value="565001">
            <text:p text:style-name="P45">565001</text:p>
          </table:table-cell>
          <table:table-cell table:style-name="Tabla7.B202" office:value-type="string">
            <text:p text:style-name="P45">0.000366209</text:p>
          </table:table-cell>
        </table:table-row>
        <table:table-row>
          <table:table-cell table:style-name="Tabla7.A2" office:value-type="float" office:value="570001">
            <text:p text:style-name="P45">570001</text:p>
          </table:table-cell>
          <table:table-cell table:style-name="Tabla7.B202" office:value-type="string">
            <text:p text:style-name="P45">0.000378712</text:p>
          </table:table-cell>
        </table:table-row>
        <table:table-row>
          <table:table-cell table:style-name="Tabla7.A2" office:value-type="float" office:value="575001">
            <text:p text:style-name="P45">575001</text:p>
          </table:table-cell>
          <table:table-cell table:style-name="Tabla7.B202" office:value-type="string">
            <text:p text:style-name="P45">0.00040349</text:p>
          </table:table-cell>
        </table:table-row>
        <table:table-row>
          <table:table-cell table:style-name="Tabla7.A2" office:value-type="float" office:value="580001">
            <text:p text:style-name="P45">580001</text:p>
          </table:table-cell>
          <table:table-cell table:style-name="Tabla7.B202" office:value-type="string">
            <text:p text:style-name="P45">0.000367093</text:p>
          </table:table-cell>
        </table:table-row>
        <table:table-row>
          <table:table-cell table:style-name="Tabla7.A2" office:value-type="float" office:value="585001">
            <text:p text:style-name="P45">585001</text:p>
          </table:table-cell>
          <table:table-cell table:style-name="Tabla7.B202" office:value-type="string">
            <text:p text:style-name="P45">0.000384168</text:p>
          </table:table-cell>
        </table:table-row>
        <table:table-row>
          <table:table-cell table:style-name="Tabla7.A2" office:value-type="float" office:value="590001">
            <text:p text:style-name="P45">590001</text:p>
          </table:table-cell>
          <table:table-cell table:style-name="Tabla7.B202" office:value-type="string">
            <text:p text:style-name="P45">0.000390739</text:p>
          </table:table-cell>
        </table:table-row>
        <text:soft-page-break/>
        <table:table-row>
          <table:table-cell table:style-name="Tabla7.A2" office:value-type="float" office:value="595001">
            <text:p text:style-name="P45">595001</text:p>
          </table:table-cell>
          <table:table-cell table:style-name="Tabla7.B202" office:value-type="string">
            <text:p text:style-name="P45">0.000380573</text:p>
          </table:table-cell>
        </table:table-row>
        <table:table-row>
          <table:table-cell table:style-name="Tabla7.A2" office:value-type="float" office:value="600001">
            <text:p text:style-name="P45">600001</text:p>
          </table:table-cell>
          <table:table-cell table:style-name="Tabla7.B202" office:value-type="string">
            <text:p text:style-name="P45">0.000385717</text:p>
          </table:table-cell>
        </table:table-row>
        <table:table-row>
          <table:table-cell table:style-name="Tabla7.A2" office:value-type="float" office:value="605001">
            <text:p text:style-name="P45">605001</text:p>
          </table:table-cell>
          <table:table-cell table:style-name="Tabla7.B202" office:value-type="string">
            <text:p text:style-name="P45">0.000400861</text:p>
          </table:table-cell>
        </table:table-row>
        <table:table-row>
          <table:table-cell table:style-name="Tabla7.A2" office:value-type="float" office:value="610001">
            <text:p text:style-name="P45">610001</text:p>
          </table:table-cell>
          <table:table-cell table:style-name="Tabla7.B202" office:value-type="string">
            <text:p text:style-name="P45">0.000388419</text:p>
          </table:table-cell>
        </table:table-row>
        <table:table-row>
          <table:table-cell table:style-name="Tabla7.A2" office:value-type="float" office:value="615001">
            <text:p text:style-name="P45">615001</text:p>
          </table:table-cell>
          <table:table-cell table:style-name="Tabla7.B202" office:value-type="string">
            <text:p text:style-name="P45">0.000403319</text:p>
          </table:table-cell>
        </table:table-row>
        <table:table-row>
          <table:table-cell table:style-name="Tabla7.A2" office:value-type="float" office:value="620001">
            <text:p text:style-name="P45">620001</text:p>
          </table:table-cell>
          <table:table-cell table:style-name="Tabla7.B202" office:value-type="string">
            <text:p text:style-name="P45">0.000405218</text:p>
          </table:table-cell>
        </table:table-row>
        <table:table-row>
          <table:table-cell table:style-name="Tabla7.A2" office:value-type="float" office:value="625001">
            <text:p text:style-name="P45">625001</text:p>
          </table:table-cell>
          <table:table-cell table:style-name="Tabla7.B202" office:value-type="string">
            <text:p text:style-name="P45">0.000417977</text:p>
          </table:table-cell>
        </table:table-row>
        <table:table-row>
          <table:table-cell table:style-name="Tabla7.A2" office:value-type="float" office:value="630001">
            <text:p text:style-name="P45">630001</text:p>
          </table:table-cell>
          <table:table-cell table:style-name="Tabla7.B202" office:value-type="string">
            <text:p text:style-name="P45">0.00144584</text:p>
          </table:table-cell>
        </table:table-row>
        <table:table-row>
          <table:table-cell table:style-name="Tabla7.A2" office:value-type="float" office:value="635001">
            <text:p text:style-name="P45">635001</text:p>
          </table:table-cell>
          <table:table-cell table:style-name="Tabla7.B202" office:value-type="string">
            <text:p text:style-name="P45">0.000432179</text:p>
          </table:table-cell>
        </table:table-row>
        <table:table-row>
          <table:table-cell table:style-name="Tabla7.A2" office:value-type="float" office:value="640001">
            <text:p text:style-name="P45">640001</text:p>
          </table:table-cell>
          <table:table-cell table:style-name="Tabla7.B202" office:value-type="string">
            <text:p text:style-name="P45">0.000422046</text:p>
          </table:table-cell>
        </table:table-row>
        <table:table-row>
          <table:table-cell table:style-name="Tabla7.A2" office:value-type="float" office:value="645001">
            <text:p text:style-name="P45">645001</text:p>
          </table:table-cell>
          <table:table-cell table:style-name="Tabla7.B202" office:value-type="string">
            <text:p text:style-name="P45">0.000433095</text:p>
          </table:table-cell>
        </table:table-row>
        <table:table-row>
          <table:table-cell table:style-name="Tabla7.A2" office:value-type="float" office:value="650001">
            <text:p text:style-name="P45">650001</text:p>
          </table:table-cell>
          <table:table-cell table:style-name="Tabla7.B202" office:value-type="string">
            <text:p text:style-name="P45">0.000400294</text:p>
          </table:table-cell>
        </table:table-row>
        <table:table-row>
          <table:table-cell table:style-name="Tabla7.A2" office:value-type="float" office:value="655001">
            <text:p text:style-name="P45">655001</text:p>
          </table:table-cell>
          <table:table-cell table:style-name="Tabla7.B202" office:value-type="string">
            <text:p text:style-name="P45">0.000447429</text:p>
          </table:table-cell>
        </table:table-row>
        <table:table-row>
          <table:table-cell table:style-name="Tabla7.A2" office:value-type="float" office:value="660001">
            <text:p text:style-name="P45">660001</text:p>
          </table:table-cell>
          <table:table-cell table:style-name="Tabla7.B202" office:value-type="string">
            <text:p text:style-name="P45">0.000416906</text:p>
          </table:table-cell>
        </table:table-row>
        <table:table-row>
          <table:table-cell table:style-name="Tabla7.A2" office:value-type="float" office:value="665001">
            <text:p text:style-name="P45">665001</text:p>
          </table:table-cell>
          <table:table-cell table:style-name="Tabla7.B202" office:value-type="string">
            <text:p text:style-name="P45">0.000420302</text:p>
          </table:table-cell>
        </table:table-row>
        <table:table-row>
          <table:table-cell table:style-name="Tabla7.A2" office:value-type="float" office:value="670001">
            <text:p text:style-name="P45">670001</text:p>
          </table:table-cell>
          <table:table-cell table:style-name="Tabla7.B202" office:value-type="string">
            <text:p text:style-name="P45">0.000444847</text:p>
          </table:table-cell>
        </table:table-row>
        <table:table-row>
          <table:table-cell table:style-name="Tabla7.A2" office:value-type="float" office:value="675001">
            <text:p text:style-name="P45">675001</text:p>
          </table:table-cell>
          <table:table-cell table:style-name="Tabla7.B202" office:value-type="string">
            <text:p text:style-name="P45">0.000433178</text:p>
          </table:table-cell>
        </table:table-row>
        <table:table-row>
          <table:table-cell table:style-name="Tabla7.A2" office:value-type="float" office:value="680001">
            <text:p text:style-name="P45">680001</text:p>
          </table:table-cell>
          <table:table-cell table:style-name="Tabla7.B202" office:value-type="string">
            <text:p text:style-name="P45">0.000453603</text:p>
          </table:table-cell>
        </table:table-row>
        <table:table-row>
          <table:table-cell table:style-name="Tabla7.A2" office:value-type="float" office:value="685001">
            <text:p text:style-name="P45">685001</text:p>
          </table:table-cell>
          <table:table-cell table:style-name="Tabla7.B202" office:value-type="string">
            <text:p text:style-name="P45">0.000436862</text:p>
          </table:table-cell>
        </table:table-row>
        <table:table-row>
          <table:table-cell table:style-name="Tabla7.A2" office:value-type="float" office:value="690001">
            <text:p text:style-name="P45">690001</text:p>
          </table:table-cell>
          <table:table-cell table:style-name="Tabla7.B202" office:value-type="string">
            <text:p text:style-name="P45">0.000458462</text:p>
          </table:table-cell>
        </table:table-row>
        <table:table-row>
          <table:table-cell table:style-name="Tabla7.A2" office:value-type="float" office:value="695001">
            <text:p text:style-name="P45">695001</text:p>
          </table:table-cell>
          <table:table-cell table:style-name="Tabla7.B202" office:value-type="string">
            <text:p text:style-name="P45">0.000457254</text:p>
          </table:table-cell>
        </table:table-row>
        <table:table-row>
          <table:table-cell table:style-name="Tabla7.A2" office:value-type="float" office:value="700001">
            <text:p text:style-name="P45">700001</text:p>
          </table:table-cell>
          <table:table-cell table:style-name="Tabla7.B202" office:value-type="string">
            <text:p text:style-name="P45">0.000468636</text:p>
          </table:table-cell>
        </table:table-row>
        <table:table-row>
          <table:table-cell table:style-name="Tabla7.A2" office:value-type="float" office:value="705001">
            <text:p text:style-name="P45">705001</text:p>
          </table:table-cell>
          <table:table-cell table:style-name="Tabla7.B202" office:value-type="string">
            <text:p text:style-name="P45">0.000449562</text:p>
          </table:table-cell>
        </table:table-row>
        <table:table-row>
          <table:table-cell table:style-name="Tabla7.A2" office:value-type="float" office:value="710001">
            <text:p text:style-name="P45">710001</text:p>
          </table:table-cell>
          <table:table-cell table:style-name="Tabla7.B202" office:value-type="string">
            <text:p text:style-name="P45">0.000449301</text:p>
          </table:table-cell>
        </table:table-row>
        <table:table-row>
          <table:table-cell table:style-name="Tabla7.A2" office:value-type="float" office:value="715001">
            <text:p text:style-name="P45">715001</text:p>
          </table:table-cell>
          <table:table-cell table:style-name="Tabla7.B202" office:value-type="string">
            <text:p text:style-name="P45">0.000460481</text:p>
          </table:table-cell>
        </table:table-row>
        <table:table-row>
          <table:table-cell table:style-name="Tabla7.A2" office:value-type="float" office:value="720001">
            <text:p text:style-name="P45">720001</text:p>
          </table:table-cell>
          <table:table-cell table:style-name="Tabla7.B202" office:value-type="string">
            <text:p text:style-name="P45">0.000459029</text:p>
          </table:table-cell>
        </table:table-row>
        <table:table-row>
          <table:table-cell table:style-name="Tabla7.A2" office:value-type="float" office:value="725001">
            <text:p text:style-name="P45">725001</text:p>
          </table:table-cell>
          <table:table-cell table:style-name="Tabla7.B202" office:value-type="string">
            <text:p text:style-name="P45">0.00047007</text:p>
          </table:table-cell>
        </table:table-row>
        <table:table-row>
          <table:table-cell table:style-name="Tabla7.A2" office:value-type="float" office:value="730001">
            <text:p text:style-name="P45">730001</text:p>
          </table:table-cell>
          <table:table-cell table:style-name="Tabla7.B202" office:value-type="string">
            <text:p text:style-name="P45">0.000526514</text:p>
          </table:table-cell>
        </table:table-row>
        <table:table-row>
          <table:table-cell table:style-name="Tabla7.A2" office:value-type="float" office:value="735001">
            <text:p text:style-name="P45">735001</text:p>
          </table:table-cell>
          <table:table-cell table:style-name="Tabla7.B202" office:value-type="string">
            <text:p text:style-name="P45">0.000483886</text:p>
          </table:table-cell>
        </table:table-row>
        <table:table-row>
          <table:table-cell table:style-name="Tabla7.A2" office:value-type="float" office:value="740001">
            <text:p text:style-name="P45">740001</text:p>
          </table:table-cell>
          <table:table-cell table:style-name="Tabla7.B202" office:value-type="string">
            <text:p text:style-name="P45">0.000614908</text:p>
          </table:table-cell>
        </table:table-row>
        <table:table-row>
          <table:table-cell table:style-name="Tabla7.A2" office:value-type="float" office:value="745001">
            <text:p text:style-name="P45">745001</text:p>
          </table:table-cell>
          <table:table-cell table:style-name="Tabla7.B202" office:value-type="string">
            <text:p text:style-name="P45">0.000475854</text:p>
          </table:table-cell>
        </table:table-row>
        <table:table-row>
          <table:table-cell table:style-name="Tabla7.A2" office:value-type="float" office:value="750001">
            <text:p text:style-name="P45">750001</text:p>
          </table:table-cell>
          <table:table-cell table:style-name="Tabla7.B202" office:value-type="string">
            <text:p text:style-name="P45">0.000486656</text:p>
          </table:table-cell>
        </table:table-row>
        <table:table-row>
          <table:table-cell table:style-name="Tabla7.A2" office:value-type="float" office:value="755001">
            <text:p text:style-name="P45">755001</text:p>
          </table:table-cell>
          <table:table-cell table:style-name="Tabla7.B202" office:value-type="string">
            <text:p text:style-name="P45">0.000488968</text:p>
          </table:table-cell>
        </table:table-row>
        <table:table-row>
          <table:table-cell table:style-name="Tabla7.A2" office:value-type="float" office:value="760001">
            <text:p text:style-name="P45">760001</text:p>
          </table:table-cell>
          <table:table-cell table:style-name="Tabla7.B202" office:value-type="string">
            <text:p text:style-name="P45">0.000480878</text:p>
          </table:table-cell>
        </table:table-row>
        <table:table-row>
          <table:table-cell table:style-name="Tabla7.A2" office:value-type="float" office:value="765001">
            <text:p text:style-name="P45">765001</text:p>
          </table:table-cell>
          <table:table-cell table:style-name="Tabla7.B202" office:value-type="string">
            <text:p text:style-name="P45">0.000490991</text:p>
          </table:table-cell>
        </table:table-row>
        <table:table-row>
          <table:table-cell table:style-name="Tabla7.A2" office:value-type="float" office:value="770001">
            <text:p text:style-name="P45">770001</text:p>
          </table:table-cell>
          <table:table-cell table:style-name="Tabla7.B202" office:value-type="string">
            <text:p text:style-name="P45">0.000494276</text:p>
          </table:table-cell>
        </table:table-row>
        <table:table-row>
          <table:table-cell table:style-name="Tabla7.A2" office:value-type="float" office:value="775001">
            <text:p text:style-name="P45">775001</text:p>
          </table:table-cell>
          <table:table-cell table:style-name="Tabla7.B202" office:value-type="string">
            <text:p text:style-name="P45">0.000528421</text:p>
          </table:table-cell>
        </table:table-row>
        <text:soft-page-break/>
        <table:table-row>
          <table:table-cell table:style-name="Tabla7.A2" office:value-type="float" office:value="780001">
            <text:p text:style-name="P45">780001</text:p>
          </table:table-cell>
          <table:table-cell table:style-name="Tabla7.B202" office:value-type="string">
            <text:p text:style-name="P45">0.000495862</text:p>
          </table:table-cell>
        </table:table-row>
        <table:table-row>
          <table:table-cell table:style-name="Tabla7.A2" office:value-type="float" office:value="785001">
            <text:p text:style-name="P45">785001</text:p>
          </table:table-cell>
          <table:table-cell table:style-name="Tabla7.B202" office:value-type="string">
            <text:p text:style-name="P45">0.000500321</text:p>
          </table:table-cell>
        </table:table-row>
        <table:table-row>
          <table:table-cell table:style-name="Tabla7.A2" office:value-type="float" office:value="790001">
            <text:p text:style-name="P45">790001</text:p>
          </table:table-cell>
          <table:table-cell table:style-name="Tabla7.B202" office:value-type="string">
            <text:p text:style-name="P45">0.000502949</text:p>
          </table:table-cell>
        </table:table-row>
        <table:table-row>
          <table:table-cell table:style-name="Tabla7.A2" office:value-type="float" office:value="795001">
            <text:p text:style-name="P45">795001</text:p>
          </table:table-cell>
          <table:table-cell table:style-name="Tabla7.B202" office:value-type="string">
            <text:p text:style-name="P45">0.000509235</text:p>
          </table:table-cell>
        </table:table-row>
        <table:table-row>
          <table:table-cell table:style-name="Tabla7.A2" office:value-type="float" office:value="800001">
            <text:p text:style-name="P45">800001</text:p>
          </table:table-cell>
          <table:table-cell table:style-name="Tabla7.B202" office:value-type="string">
            <text:p text:style-name="P45">0.000511808</text:p>
          </table:table-cell>
        </table:table-row>
        <table:table-row>
          <table:table-cell table:style-name="Tabla7.A2" office:value-type="float" office:value="805001">
            <text:p text:style-name="P45">805001</text:p>
          </table:table-cell>
          <table:table-cell table:style-name="Tabla7.B202" office:value-type="string">
            <text:p text:style-name="P45">0.000512701</text:p>
          </table:table-cell>
        </table:table-row>
        <table:table-row>
          <table:table-cell table:style-name="Tabla7.A2" office:value-type="float" office:value="810001">
            <text:p text:style-name="P45">810001</text:p>
          </table:table-cell>
          <table:table-cell table:style-name="Tabla7.B202" office:value-type="string">
            <text:p text:style-name="P45">0.000618346</text:p>
          </table:table-cell>
        </table:table-row>
        <table:table-row>
          <table:table-cell table:style-name="Tabla7.A2" office:value-type="float" office:value="815001">
            <text:p text:style-name="P45">815001</text:p>
          </table:table-cell>
          <table:table-cell table:style-name="Tabla7.B202" office:value-type="string">
            <text:p text:style-name="P45">0.000515731</text:p>
          </table:table-cell>
        </table:table-row>
        <table:table-row>
          <table:table-cell table:style-name="Tabla7.A2" office:value-type="float" office:value="820001">
            <text:p text:style-name="P45">820001</text:p>
          </table:table-cell>
          <table:table-cell table:style-name="Tabla7.B202" office:value-type="string">
            <text:p text:style-name="P45">0.000535681</text:p>
          </table:table-cell>
        </table:table-row>
        <table:table-row>
          <table:table-cell table:style-name="Tabla7.A2" office:value-type="float" office:value="825001">
            <text:p text:style-name="P45">825001</text:p>
          </table:table-cell>
          <table:table-cell table:style-name="Tabla7.B202" office:value-type="string">
            <text:p text:style-name="P45">0.00052634</text:p>
          </table:table-cell>
        </table:table-row>
        <table:table-row>
          <table:table-cell table:style-name="Tabla7.A2" office:value-type="float" office:value="830001">
            <text:p text:style-name="P45">830001</text:p>
          </table:table-cell>
          <table:table-cell table:style-name="Tabla7.B202" office:value-type="string">
            <text:p text:style-name="P45">0.000525296</text:p>
          </table:table-cell>
        </table:table-row>
        <table:table-row>
          <table:table-cell table:style-name="Tabla7.A2" office:value-type="float" office:value="835001">
            <text:p text:style-name="P45">835001</text:p>
          </table:table-cell>
          <table:table-cell table:style-name="Tabla7.B202" office:value-type="string">
            <text:p text:style-name="P45">0.000546462</text:p>
          </table:table-cell>
        </table:table-row>
        <table:table-row>
          <table:table-cell table:style-name="Tabla7.A2" office:value-type="float" office:value="840001">
            <text:p text:style-name="P45">840001</text:p>
          </table:table-cell>
          <table:table-cell table:style-name="Tabla7.B202" office:value-type="string">
            <text:p text:style-name="P45">0.000548839</text:p>
          </table:table-cell>
        </table:table-row>
        <table:table-row>
          <table:table-cell table:style-name="Tabla7.A2" office:value-type="float" office:value="845001">
            <text:p text:style-name="P45">845001</text:p>
          </table:table-cell>
          <table:table-cell table:style-name="Tabla7.B202" office:value-type="string">
            <text:p text:style-name="P45">0.000553154</text:p>
          </table:table-cell>
        </table:table-row>
        <table:table-row>
          <table:table-cell table:style-name="Tabla7.A2" office:value-type="float" office:value="850001">
            <text:p text:style-name="P45">850001</text:p>
          </table:table-cell>
          <table:table-cell table:style-name="Tabla7.B202" office:value-type="string">
            <text:p text:style-name="P45">0.000536715</text:p>
          </table:table-cell>
        </table:table-row>
        <table:table-row>
          <table:table-cell table:style-name="Tabla7.A2" office:value-type="float" office:value="855001">
            <text:p text:style-name="P45">855001</text:p>
          </table:table-cell>
          <table:table-cell table:style-name="Tabla7.B202" office:value-type="string">
            <text:p text:style-name="P45">0.000545815</text:p>
          </table:table-cell>
        </table:table-row>
        <table:table-row>
          <table:table-cell table:style-name="Tabla7.A2" office:value-type="float" office:value="860001">
            <text:p text:style-name="P45">860001</text:p>
          </table:table-cell>
          <table:table-cell table:style-name="Tabla7.B202" office:value-type="string">
            <text:p text:style-name="P45">0.000540395</text:p>
          </table:table-cell>
        </table:table-row>
        <table:table-row>
          <table:table-cell table:style-name="Tabla7.A2" office:value-type="float" office:value="865001">
            <text:p text:style-name="P45">865001</text:p>
          </table:table-cell>
          <table:table-cell table:style-name="Tabla7.B202" office:value-type="string">
            <text:p text:style-name="P45">0.000578994</text:p>
          </table:table-cell>
        </table:table-row>
        <table:table-row>
          <table:table-cell table:style-name="Tabla7.A2" office:value-type="float" office:value="870001">
            <text:p text:style-name="P45">870001</text:p>
          </table:table-cell>
          <table:table-cell table:style-name="Tabla7.B202" office:value-type="string">
            <text:p text:style-name="P45">0.000566133</text:p>
          </table:table-cell>
        </table:table-row>
        <table:table-row>
          <table:table-cell table:style-name="Tabla7.A2" office:value-type="float" office:value="875001">
            <text:p text:style-name="P45">875001</text:p>
          </table:table-cell>
          <table:table-cell table:style-name="Tabla7.B202" office:value-type="string">
            <text:p text:style-name="P45">0.000554675</text:p>
          </table:table-cell>
        </table:table-row>
        <table:table-row>
          <table:table-cell table:style-name="Tabla7.A2" office:value-type="float" office:value="880001">
            <text:p text:style-name="P45">880001</text:p>
          </table:table-cell>
          <table:table-cell table:style-name="Tabla7.B202" office:value-type="string">
            <text:p text:style-name="P45">0.000561063</text:p>
          </table:table-cell>
        </table:table-row>
        <table:table-row>
          <table:table-cell table:style-name="Tabla7.A2" office:value-type="float" office:value="885001">
            <text:p text:style-name="P45">885001</text:p>
          </table:table-cell>
          <table:table-cell table:style-name="Tabla7.B202" office:value-type="string">
            <text:p text:style-name="P45">0.000559228</text:p>
          </table:table-cell>
        </table:table-row>
        <table:table-row>
          <table:table-cell table:style-name="Tabla7.A2" office:value-type="float" office:value="890001">
            <text:p text:style-name="P45">890001</text:p>
          </table:table-cell>
          <table:table-cell table:style-name="Tabla7.B202" office:value-type="string">
            <text:p text:style-name="P45">0.000570502</text:p>
          </table:table-cell>
        </table:table-row>
        <table:table-row>
          <table:table-cell table:style-name="Tabla7.A2" office:value-type="float" office:value="895001">
            <text:p text:style-name="P45">895001</text:p>
          </table:table-cell>
          <table:table-cell table:style-name="Tabla7.B202" office:value-type="string">
            <text:p text:style-name="P45">0.000580354</text:p>
          </table:table-cell>
        </table:table-row>
        <table:table-row>
          <table:table-cell table:style-name="Tabla7.A2" office:value-type="float" office:value="900001">
            <text:p text:style-name="P45">900001</text:p>
          </table:table-cell>
          <table:table-cell table:style-name="Tabla7.B202" office:value-type="string">
            <text:p text:style-name="P45">0.000571243</text:p>
          </table:table-cell>
        </table:table-row>
        <table:table-row>
          <table:table-cell table:style-name="Tabla7.A2" office:value-type="float" office:value="905001">
            <text:p text:style-name="P45">905001</text:p>
          </table:table-cell>
          <table:table-cell table:style-name="Tabla7.B202" office:value-type="string">
            <text:p text:style-name="P45">0.000572548</text:p>
          </table:table-cell>
        </table:table-row>
        <table:table-row>
          <table:table-cell table:style-name="Tabla7.A2" office:value-type="float" office:value="910001">
            <text:p text:style-name="P45">910001</text:p>
          </table:table-cell>
          <table:table-cell table:style-name="Tabla7.B202" office:value-type="string">
            <text:p text:style-name="P45">0.000577582</text:p>
          </table:table-cell>
        </table:table-row>
        <table:table-row>
          <table:table-cell table:style-name="Tabla7.A2" office:value-type="float" office:value="915001">
            <text:p text:style-name="P45">915001</text:p>
          </table:table-cell>
          <table:table-cell table:style-name="Tabla7.B202" office:value-type="string">
            <text:p text:style-name="P45">0.000602889</text:p>
          </table:table-cell>
        </table:table-row>
        <table:table-row>
          <table:table-cell table:style-name="Tabla7.A2" office:value-type="float" office:value="920001">
            <text:p text:style-name="P45">920001</text:p>
          </table:table-cell>
          <table:table-cell table:style-name="Tabla7.B202" office:value-type="string">
            <text:p text:style-name="P45">0.000596908</text:p>
          </table:table-cell>
        </table:table-row>
        <table:table-row>
          <table:table-cell table:style-name="Tabla7.A2" office:value-type="float" office:value="925001">
            <text:p text:style-name="P45">925001</text:p>
          </table:table-cell>
          <table:table-cell table:style-name="Tabla7.B202" office:value-type="string">
            <text:p text:style-name="P45">0.000595489</text:p>
          </table:table-cell>
        </table:table-row>
        <table:table-row>
          <table:table-cell table:style-name="Tabla7.A2" office:value-type="float" office:value="930001">
            <text:p text:style-name="P45">930001</text:p>
          </table:table-cell>
          <table:table-cell table:style-name="Tabla7.B202" office:value-type="string">
            <text:p text:style-name="P45">0.000591235</text:p>
          </table:table-cell>
        </table:table-row>
        <table:table-row>
          <table:table-cell table:style-name="Tabla7.A2" office:value-type="float" office:value="935001">
            <text:p text:style-name="P45">935001</text:p>
          </table:table-cell>
          <table:table-cell table:style-name="Tabla7.B202" office:value-type="string">
            <text:p text:style-name="P45">0.000605916</text:p>
          </table:table-cell>
        </table:table-row>
        <table:table-row>
          <table:table-cell table:style-name="Tabla7.A2" office:value-type="float" office:value="940001">
            <text:p text:style-name="P45">940001</text:p>
          </table:table-cell>
          <table:table-cell table:style-name="Tabla7.B202" office:value-type="string">
            <text:p text:style-name="P45">0.000790384</text:p>
          </table:table-cell>
        </table:table-row>
        <table:table-row>
          <table:table-cell table:style-name="Tabla7.A2" office:value-type="float" office:value="945001">
            <text:p text:style-name="P45">945001</text:p>
          </table:table-cell>
          <table:table-cell table:style-name="Tabla7.B202" office:value-type="string">
            <text:p text:style-name="P45">0.000597289</text:p>
          </table:table-cell>
        </table:table-row>
        <table:table-row>
          <table:table-cell table:style-name="Tabla7.A2" office:value-type="float" office:value="950001">
            <text:p text:style-name="P45">950001</text:p>
          </table:table-cell>
          <table:table-cell table:style-name="Tabla7.B202" office:value-type="string">
            <text:p text:style-name="P45">0.00061543</text:p>
          </table:table-cell>
        </table:table-row>
        <table:table-row>
          <table:table-cell table:style-name="Tabla7.A2" office:value-type="float" office:value="955001">
            <text:p text:style-name="P45">955001</text:p>
          </table:table-cell>
          <table:table-cell table:style-name="Tabla7.B202" office:value-type="string">
            <text:p text:style-name="P45">0.000671175</text:p>
          </table:table-cell>
        </table:table-row>
        <table:table-row>
          <table:table-cell table:style-name="Tabla7.A2" office:value-type="float" office:value="960001">
            <text:p text:style-name="P45">960001</text:p>
          </table:table-cell>
          <table:table-cell table:style-name="Tabla7.B202" office:value-type="string">
            <text:p text:style-name="P45">0.000611545</text:p>
          </table:table-cell>
        </table:table-row>
        <text:soft-page-break/>
        <table:table-row>
          <table:table-cell table:style-name="Tabla7.A2" office:value-type="float" office:value="965001">
            <text:p text:style-name="P45">965001</text:p>
          </table:table-cell>
          <table:table-cell table:style-name="Tabla7.B202" office:value-type="string">
            <text:p text:style-name="P45">0.000627043</text:p>
          </table:table-cell>
        </table:table-row>
        <table:table-row>
          <table:table-cell table:style-name="Tabla7.A2" office:value-type="float" office:value="970001">
            <text:p text:style-name="P45">970001</text:p>
          </table:table-cell>
          <table:table-cell table:style-name="Tabla7.B202" office:value-type="string">
            <text:p text:style-name="P45">0.000617976</text:p>
          </table:table-cell>
        </table:table-row>
        <table:table-row>
          <table:table-cell table:style-name="Tabla7.A2" office:value-type="float" office:value="975001">
            <text:p text:style-name="P45">975001</text:p>
          </table:table-cell>
          <table:table-cell table:style-name="Tabla7.B202" office:value-type="string">
            <text:p text:style-name="P45">0.000631645</text:p>
          </table:table-cell>
        </table:table-row>
        <table:table-row>
          <table:table-cell table:style-name="Tabla7.A2" office:value-type="float" office:value="980001">
            <text:p text:style-name="P45">980001</text:p>
          </table:table-cell>
          <table:table-cell table:style-name="Tabla7.B202" office:value-type="string">
            <text:p text:style-name="P45">0.000621345</text:p>
          </table:table-cell>
        </table:table-row>
        <table:table-row>
          <table:table-cell table:style-name="Tabla7.A2" office:value-type="float" office:value="985001">
            <text:p text:style-name="P45">985001</text:p>
          </table:table-cell>
          <table:table-cell table:style-name="Tabla7.B202" office:value-type="string">
            <text:p text:style-name="P45">0.000625939</text:p>
          </table:table-cell>
        </table:table-row>
        <table:table-row>
          <table:table-cell table:style-name="Tabla7.A2" office:value-type="float" office:value="990001">
            <text:p text:style-name="P45">990001</text:p>
          </table:table-cell>
          <table:table-cell table:style-name="Tabla7.B202" office:value-type="string">
            <text:p text:style-name="P45">0.000632142</text:p>
          </table:table-cell>
        </table:table-row>
        <table:table-row>
          <table:table-cell table:style-name="Tabla7.A2" office:value-type="float" office:value="995001">
            <text:p text:style-name="P45">995001</text:p>
          </table:table-cell>
          <table:table-cell table:style-name="Tabla7.B202" office:value-type="string">
            <text:p text:style-name="P45">0.000655101</text:p>
          </table:table-cell>
        </table:table-row>
        <table:table-row>
          <table:table-cell table:style-name="Tabla7.A2" office:value-type="float" office:value="1000001">
            <text:p text:style-name="P45">1000001</text:p>
          </table:table-cell>
          <table:table-cell table:style-name="Tabla7.B202" office:value-type="string">
            <text:p text:style-name="P45">0.000671709</text:p>
          </table:table-cell>
        </table:table-row>
      </table:table>
      <text:p text:style-name="P47"/>
      <text:p text:style-name="P38"><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38"/>
      <text:p text:style-name="P38">1.2<text:tab/><text:span text:style-name="T3">Primera Solución DyV</text:span></text:p>
      <text:p text:style-name="P15"/>
      <text:p text:style-name="P16">En esta primera solución <text:span text:style-name="T21">en la que empleamos DyV. Comenzamos presentando el código:</text:span></text:p>
      <text:p text:style-name="P16"/>
      <text:p text:style-name="P17">#include &lt;iostream&gt;</text:p>
      <text:p text:style-name="P17">#include &lt;vector&gt;</text:p>
      <text:p text:style-name="P17">#include &lt;cstdlib&gt;</text:p>
      <text:p text:style-name="P17">#include &lt;cstdio&gt;</text:p>
      <text:p text:style-name="P17">#include &lt;ctime&gt;</text:p>
      <text:p text:style-name="P17">#include &lt;climits&gt;</text:p>
      <text:p text:style-name="P17">#include &lt;cassert&gt;</text:p>
      <text:p text:style-name="P17">#include &lt;chrono&gt;</text:p>
      <text:p text:style-name="P17"/>
      <text:p text:style-name="P17">using namespace std;</text:p>
      <text:p text:style-name="P17"/>
      <text:p text:style-name="P17"/>
      <text:p text:style-name="P17"><text:soft-page-break/>int&amp; buscaPuntoDeCambio(int* v, int indice1, int indice2, int&amp; res)</text:p>
      <text:p text:style-name="P17">{</text:p>
      <text:p text:style-name="P17"><text:s text:c="2"/>int indi=(indice1+indice2)/2;</text:p>
      <text:p text:style-name="P17"><text:s text:c="2"/>if(v[indice1]&gt;v[indice1+1])</text:p>
      <text:p text:style-name="P17"><text:s text:c="2"/>{</text:p>
      <text:p text:style-name="P17"><text:s text:c="4"/>res=indice1;</text:p>
      <text:p text:style-name="P17"><text:s text:c="4"/>return res;</text:p>
      <text:p text:style-name="P17"><text:s text:c="2"/>}</text:p>
      <text:p text:style-name="P17"><text:s text:c="2"/>else if(v[indice2]&gt;v[indice2-1])</text:p>
      <text:p text:style-name="P17"><text:s text:c="2"/>{</text:p>
      <text:p text:style-name="P17"><text:s text:c="4"/>res=indice2;</text:p>
      <text:p text:style-name="P17"><text:s text:c="4"/>return res;</text:p>
      <text:p text:style-name="P17"><text:s text:c="2"/>}</text:p>
      <text:p text:style-name="P17"><text:s text:c="2"/>else if(v[indi]-v[indi-1]&gt;0 &amp;&amp; <text:s/>v[indi]-v[indi+1]&gt;0)</text:p>
      <text:p text:style-name="P17"><text:s text:c="2"/>{</text:p>
      <text:p text:style-name="P17"><text:s text:c="4"/>res=indi;</text:p>
      <text:p text:style-name="P17"><text:s text:c="4"/>return res;</text:p>
      <text:p text:style-name="P17"><text:s text:c="2"/>}</text:p>
      <text:p text:style-name="P17"><text:s text:c="2"/>else</text:p>
      <text:p text:style-name="P17"><text:s text:c="2"/>{</text:p>
      <text:p text:style-name="P17"><text:s text:c="4"/>buscaPuntoDeCambio(v, indice1, indi, res);</text:p>
      <text:p text:style-name="P17"><text:s text:c="4"/>buscaPuntoDeCambio(v, indi, indice2, res);</text:p>
      <text:p text:style-name="P17"><text:s text:c="2"/>}</text:p>
      <text:p text:style-name="P17"/>
      <text:p text:style-name="P17">}</text:p>
      <text:p text:style-name="P17"/>
      <text:p text:style-name="P17">double uniforme()</text:p>
      <text:p text:style-name="P17">{</text:p>
      <text:p text:style-name="P17">double u;</text:p>
      <text:p text:style-name="P17"><text:s text:c="2"/>u = (double) rand();</text:p>
      <text:p text:style-name="P17"><text:s text:c="2"/>u = u/(double)(RAND_MAX+1.0);</text:p>
      <text:p text:style-name="P17"><text:s/>return u;</text:p>
      <text:p text:style-name="P17">}</text:p>
      <text:p text:style-name="P17"/>
      <text:p text:style-name="P17"/>
      <text:p text:style-name="P17">using namespace std::chrono;</text:p>
      <text:p text:style-name="P17"/>
      <text:p text:style-name="P17">int main(int argc, char* argv[])</text:p>
      <text:p text:style-name="P17">{</text:p>
      <text:p text:style-name="P17"><text:s text:c="2"/>high_resolution_clock::time_point t1, t2;</text:p>
      <text:p text:style-name="P17"><text:s text:c="2"/>if(argc&lt;2)</text:p>
      <text:p text:style-name="P17"><text:s text:c="2"/>{</text:p>
      <text:p text:style-name="P17"><text:s text:c="4"/>cout &lt;&lt; "Falta el numero de componentes.\n";</text:p>
      <text:p text:style-name="P17"><text:s text:c="4"/>exit(1);</text:p>
      <text:p text:style-name="P17"><text:s text:c="2"/>}</text:p>
      <text:p text:style-name="P17"><text:s text:c="2"/>int n = atoi(argv[1]);</text:p>
      <text:p text:style-name="P17"/>
      <text:p text:style-name="P17"><text:s text:c="2"/>int * T = new int[n];</text:p>
      <text:p text:style-name="P17"><text:s text:c="2"/>assert(T);</text:p>
      <text:p text:style-name="P17"/>
      <text:p text:style-name="P17"><text:s text:c="2"/>srand(time(0));</text:p>
      <text:p text:style-name="P17"><text:s text:c="2"/>double u=uniforme();</text:p>
      <text:p text:style-name="P17"><text:soft-page-break/><text:s text:c="2"/>int p=1+(int)((n-2)*u);</text:p>
      <text:p text:style-name="P17"><text:s text:c="2"/>T[p]=n-1;</text:p>
      <text:p text:style-name="P17"><text:s text:c="2"/>for (int i=0; i&lt;p; i++) T[i]=i;</text:p>
      <text:p text:style-name="P17"><text:s text:c="2"/>for (int i=p+1; i&lt;n; i++) T[i]=n-1-i+p;</text:p>
      <text:p text:style-name="P17"/>
      <text:p text:style-name="P17"><text:s text:c="2"/>int res=0;</text:p>
      <text:p text:style-name="P17"><text:s text:c="2"/>t1=high_resolution_clock::now();</text:p>
      <text:p text:style-name="P17"><text:s text:c="2"/>buscaPuntoDeCambio(T,0,n-1, res);</text:p>
      <text:p text:style-name="P17"><text:s text:c="2"/>t2=high_resolution_clock::now();</text:p>
      <text:p text:style-name="P17"><text:s text:c="2"/>int punto_cambio=res;</text:p>
      <text:p text:style-name="P17"><text:s text:c="2"/>duration&lt;double&gt; transcurrido = duration_cast&lt;duration&lt;double&gt; &gt;(t2-t1);</text:p>
      <text:p text:style-name="P17"><text:s text:c="2"/>cout &lt;&lt; n &lt;&lt; " " &lt;&lt; transcurrido.count() &lt;&lt; "\n";</text:p>
      <text:p text:style-name="P17"/>
      <text:p text:style-name="P17"><text:s text:c="2"/>return 0;</text:p>
      <text:p text:style-name="P17">}</text:p>
      <text:p text:style-name="P16"/>
      <text:p text:style-name="P17"/>
      <text:p text:style-name="P17">En esta implementación el método que seguimos para obtener el punto de cambio es:</text:p>
      <text:p text:style-name="P17">1) Obtenemos el punto medio del vector.</text:p>
      <text:p text:style-name="P17">2) Comprobamos si los extremos son el punto que andamos buscando. Si el extremo izquierdo fuera este punto entonces el vector decrecería a partir de dicho punto. Si el extremo derecho fuera el punto entonces el vector crecería hasta dicho extremo.</text:p>
      <text:p text:style-name="P17">3) Comprobamos si el punto de cambio es el propio punto medio mediante la comprobación del elemento que antecede al punto medio y el elemento que precede al mismo.</text:p>
      <text:p text:style-name="P17">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6"/>
      <text:p text:style-name="P16"/>
      <text:p text:style-name="P18">Vemos que la eficiencia de dicho algoritmo es logarítmica, lo cual es confirmado al ajustar la función a los datos obtenidos. <text:span text:style-name="T25">Lo observamos en este caso con la suma al cuadrado de los residuos obtenida en los ajustes.</text:span></text:p>
      <text:p text:style-name="P19">Lineal = <text:span text:style-name="T22">2.85144e-10</text:span></text:p>
      <text:p text:style-name="P19">nlogarítmica = <text:span text:style-name="T22">3.7745e-10</text:span></text:p>
      <text:p text:style-name="P19">logarítmica = <text:span text:style-name="T22">2.42327e-10</text:span></text:p>
      <text:p text:style-name="P25"/>
      <text:p text:style-name="P24">Datos:</text:p>
      <text:p text:style-name="P3">-<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15"/>
      <table:table table:name="Tabla1" table:style-name="Tabla1">
        <table:table-column table:style-name="Tabla1.A"/>
        <table:table-column table:style-name="Tabla1.B"/>
        <table:table-row>
          <table:table-cell table:style-name="Tabla1.A1" office:value-type="string">
            <text:p text:style-name="P45">Tamaño</text:p>
          </table:table-cell>
          <table:table-cell table:style-name="Tabla1.B1" office:value-type="string">
            <text:p text:style-name="P45">Tiempo</text:p>
          </table:table-cell>
        </table:table-row>
        <table:table-row>
          <table:table-cell table:style-name="Tabla1.A2" office:value-type="float" office:value="10000">
            <text:p text:style-name="P45">10000</text:p>
          </table:table-cell>
          <table:table-cell table:style-name="Tabla1.B290" office:value-type="string">
            <text:p text:style-name="P45">7.36e-07</text:p>
          </table:table-cell>
        </table:table-row>
        <table:table-row>
          <table:table-cell table:style-name="Tabla1.A2" office:value-type="float" office:value="20000">
            <text:p text:style-name="P45">20000</text:p>
          </table:table-cell>
          <table:table-cell table:style-name="Tabla1.B290" office:value-type="string">
            <text:p text:style-name="P45">6.27e-07</text:p>
          </table:table-cell>
        </table:table-row>
        <table:table-row>
          <table:table-cell table:style-name="Tabla1.A2" office:value-type="float" office:value="30000">
            <text:p text:style-name="P45">30000</text:p>
          </table:table-cell>
          <table:table-cell table:style-name="Tabla1.B290" office:value-type="string">
            <text:p text:style-name="P45">6.12e-07</text:p>
          </table:table-cell>
        </table:table-row>
        <table:table-row>
          <table:table-cell table:style-name="Tabla1.A2" office:value-type="float" office:value="40000">
            <text:p text:style-name="P45">40000</text:p>
          </table:table-cell>
          <table:table-cell table:style-name="Tabla1.B290" office:value-type="string">
            <text:p text:style-name="P45">8.56e-07</text:p>
          </table:table-cell>
        </table:table-row>
        <table:table-row>
          <table:table-cell table:style-name="Tabla1.A2" office:value-type="float" office:value="50000">
            <text:p text:style-name="P45">50000</text:p>
          </table:table-cell>
          <table:table-cell table:style-name="Tabla1.B290" office:value-type="string">
            <text:p text:style-name="P45">7.62e-07</text:p>
          </table:table-cell>
        </table:table-row>
        <table:table-row>
          <table:table-cell table:style-name="Tabla1.A2" office:value-type="float" office:value="60000">
            <text:p text:style-name="P45">60000</text:p>
          </table:table-cell>
          <table:table-cell table:style-name="Tabla1.B290" office:value-type="string">
            <text:p text:style-name="P45">6.61e-07</text:p>
          </table:table-cell>
        </table:table-row>
        <table:table-row>
          <table:table-cell table:style-name="Tabla1.A2" office:value-type="float" office:value="70000">
            <text:p text:style-name="P45">70000</text:p>
          </table:table-cell>
          <table:table-cell table:style-name="Tabla1.B290" office:value-type="string">
            <text:p text:style-name="P45">9.82e-07</text:p>
          </table:table-cell>
        </table:table-row>
        <table:table-row>
          <table:table-cell table:style-name="Tabla1.A2" office:value-type="float" office:value="80000">
            <text:p text:style-name="P45">80000</text:p>
          </table:table-cell>
          <table:table-cell table:style-name="Tabla1.B290" office:value-type="string">
            <text:p text:style-name="P45">8.24e-07</text:p>
          </table:table-cell>
        </table:table-row>
        <text:soft-page-break/>
        <table:table-row>
          <table:table-cell table:style-name="Tabla1.A2" office:value-type="float" office:value="90000">
            <text:p text:style-name="P45">90000</text:p>
          </table:table-cell>
          <table:table-cell table:style-name="Tabla1.B290" office:value-type="string">
            <text:p text:style-name="P45">7.98e-07</text:p>
          </table:table-cell>
        </table:table-row>
        <table:table-row>
          <table:table-cell table:style-name="Tabla1.A2" office:value-type="float" office:value="100000">
            <text:p text:style-name="P45">100000</text:p>
          </table:table-cell>
          <table:table-cell table:style-name="Tabla1.B290" office:value-type="string">
            <text:p text:style-name="P45">7.25e-07</text:p>
          </table:table-cell>
        </table:table-row>
        <table:table-row>
          <table:table-cell table:style-name="Tabla1.A2" office:value-type="float" office:value="110000">
            <text:p text:style-name="P45">110000</text:p>
          </table:table-cell>
          <table:table-cell table:style-name="Tabla1.B290" office:value-type="string">
            <text:p text:style-name="P45">7.54e-07</text:p>
          </table:table-cell>
        </table:table-row>
        <table:table-row>
          <table:table-cell table:style-name="Tabla1.A2" office:value-type="float" office:value="120000">
            <text:p text:style-name="P45">120000</text:p>
          </table:table-cell>
          <table:table-cell table:style-name="Tabla1.B290" office:value-type="string">
            <text:p text:style-name="P45">5.34e-07</text:p>
          </table:table-cell>
        </table:table-row>
        <table:table-row>
          <table:table-cell table:style-name="Tabla1.A2" office:value-type="float" office:value="130000">
            <text:p text:style-name="P45">130000</text:p>
          </table:table-cell>
          <table:table-cell table:style-name="Tabla1.B290" office:value-type="string">
            <text:p text:style-name="P45">9.76e-07</text:p>
          </table:table-cell>
        </table:table-row>
        <table:table-row>
          <table:table-cell table:style-name="Tabla1.A2" office:value-type="float" office:value="140000">
            <text:p text:style-name="P45">140000</text:p>
          </table:table-cell>
          <table:table-cell table:style-name="Tabla1.B15" office:value-type="float" office:value="0.001265">
            <text:p text:style-name="P45">1,27E-003</text:p>
          </table:table-cell>
        </table:table-row>
        <table:table-row>
          <table:table-cell table:style-name="Tabla1.A2" office:value-type="float" office:value="150000">
            <text:p text:style-name="P45">150000</text:p>
          </table:table-cell>
          <table:table-cell table:style-name="Tabla1.B290" office:value-type="string">
            <text:p text:style-name="P45">8.12e-07</text:p>
          </table:table-cell>
        </table:table-row>
        <table:table-row>
          <table:table-cell table:style-name="Tabla1.A2" office:value-type="float" office:value="160000">
            <text:p text:style-name="P45">160000</text:p>
          </table:table-cell>
          <table:table-cell table:style-name="Tabla1.B290" office:value-type="string">
            <text:p text:style-name="P45">6.92e-07</text:p>
          </table:table-cell>
        </table:table-row>
        <table:table-row>
          <table:table-cell table:style-name="Tabla1.A2" office:value-type="float" office:value="170000">
            <text:p text:style-name="P45">170000</text:p>
          </table:table-cell>
          <table:table-cell table:style-name="Tabla1.B290" office:value-type="string">
            <text:p text:style-name="P45">9.05e-07</text:p>
          </table:table-cell>
        </table:table-row>
        <table:table-row>
          <table:table-cell table:style-name="Tabla1.A2" office:value-type="float" office:value="180000">
            <text:p text:style-name="P45">180000</text:p>
          </table:table-cell>
          <table:table-cell table:style-name="Tabla1.B290" office:value-type="string">
            <text:p text:style-name="P45">7.45e-07</text:p>
          </table:table-cell>
        </table:table-row>
        <table:table-row>
          <table:table-cell table:style-name="Tabla1.A2" office:value-type="float" office:value="190000">
            <text:p text:style-name="P45">190000</text:p>
          </table:table-cell>
          <table:table-cell table:style-name="Tabla1.B290" office:value-type="string">
            <text:p text:style-name="P45">7.69e-07</text:p>
          </table:table-cell>
        </table:table-row>
        <table:table-row>
          <table:table-cell table:style-name="Tabla1.A2" office:value-type="float" office:value="200000">
            <text:p text:style-name="P45">200000</text:p>
          </table:table-cell>
          <table:table-cell table:style-name="Tabla1.B290" office:value-type="string">
            <text:p text:style-name="P45">9.82e-07</text:p>
          </table:table-cell>
        </table:table-row>
        <table:table-row>
          <table:table-cell table:style-name="Tabla1.A2" office:value-type="float" office:value="210000">
            <text:p text:style-name="P45">210000</text:p>
          </table:table-cell>
          <table:table-cell table:style-name="Tabla1.B290" office:value-type="string">
            <text:p text:style-name="P45">7.07e-07</text:p>
          </table:table-cell>
        </table:table-row>
        <table:table-row>
          <table:table-cell table:style-name="Tabla1.A2" office:value-type="float" office:value="220000">
            <text:p text:style-name="P45">220000</text:p>
          </table:table-cell>
          <table:table-cell table:style-name="Tabla1.B15" office:value-type="float" office:value="0.005248">
            <text:p text:style-name="P45">5,25E-003</text:p>
          </table:table-cell>
        </table:table-row>
        <table:table-row>
          <table:table-cell table:style-name="Tabla1.A2" office:value-type="float" office:value="230000">
            <text:p text:style-name="P45">230000</text:p>
          </table:table-cell>
          <table:table-cell table:style-name="Tabla1.B15" office:value-type="float" office:value="0.001249">
            <text:p text:style-name="P45">1,25E-003</text:p>
          </table:table-cell>
        </table:table-row>
        <table:table-row>
          <table:table-cell table:style-name="Tabla1.A2" office:value-type="float" office:value="240000">
            <text:p text:style-name="P45">240000</text:p>
          </table:table-cell>
          <table:table-cell table:style-name="Tabla1.B15" office:value-type="float" office:value="0.001087">
            <text:p text:style-name="P45">1,09E-003</text:p>
          </table:table-cell>
        </table:table-row>
        <table:table-row>
          <table:table-cell table:style-name="Tabla1.A2" office:value-type="float" office:value="250000">
            <text:p text:style-name="P45">250000</text:p>
          </table:table-cell>
          <table:table-cell table:style-name="Tabla1.B290" office:value-type="string">
            <text:p text:style-name="P45">7.46e-07</text:p>
          </table:table-cell>
        </table:table-row>
        <table:table-row>
          <table:table-cell table:style-name="Tabla1.A2" office:value-type="float" office:value="260000">
            <text:p text:style-name="P45">260000</text:p>
          </table:table-cell>
          <table:table-cell table:style-name="Tabla1.B290" office:value-type="string">
            <text:p text:style-name="P45">6.09e-07</text:p>
          </table:table-cell>
        </table:table-row>
        <table:table-row>
          <table:table-cell table:style-name="Tabla1.A2" office:value-type="float" office:value="270000">
            <text:p text:style-name="P45">270000</text:p>
          </table:table-cell>
          <table:table-cell table:style-name="Tabla1.B290" office:value-type="string">
            <text:p text:style-name="P45">7.91e-07</text:p>
          </table:table-cell>
        </table:table-row>
        <table:table-row>
          <table:table-cell table:style-name="Tabla1.A2" office:value-type="float" office:value="280000">
            <text:p text:style-name="P45">280000</text:p>
          </table:table-cell>
          <table:table-cell table:style-name="Tabla1.B290" office:value-type="string">
            <text:p text:style-name="P45">7.34e-07</text:p>
          </table:table-cell>
        </table:table-row>
        <table:table-row>
          <table:table-cell table:style-name="Tabla1.A2" office:value-type="float" office:value="290000">
            <text:p text:style-name="P45">290000</text:p>
          </table:table-cell>
          <table:table-cell table:style-name="Tabla1.B15" office:value-type="float" office:value="0.007709">
            <text:p text:style-name="P45">7,71E-003</text:p>
          </table:table-cell>
        </table:table-row>
        <table:table-row>
          <table:table-cell table:style-name="Tabla1.A2" office:value-type="float" office:value="300000">
            <text:p text:style-name="P45">300000</text:p>
          </table:table-cell>
          <table:table-cell table:style-name="Tabla1.B290" office:value-type="string">
            <text:p text:style-name="P45">7.38e-07</text:p>
          </table:table-cell>
        </table:table-row>
        <table:table-row>
          <table:table-cell table:style-name="Tabla1.A2" office:value-type="float" office:value="310000">
            <text:p text:style-name="P45">310000</text:p>
          </table:table-cell>
          <table:table-cell table:style-name="Tabla1.B15" office:value-type="float" office:value="0.001109">
            <text:p text:style-name="P45">1,11E-003</text:p>
          </table:table-cell>
        </table:table-row>
        <table:table-row>
          <table:table-cell table:style-name="Tabla1.A2" office:value-type="float" office:value="320000">
            <text:p text:style-name="P45">320000</text:p>
          </table:table-cell>
          <table:table-cell table:style-name="Tabla1.B290" office:value-type="string">
            <text:p text:style-name="P45">9.39e-07</text:p>
          </table:table-cell>
        </table:table-row>
        <table:table-row>
          <table:table-cell table:style-name="Tabla1.A2" office:value-type="float" office:value="330000">
            <text:p text:style-name="P45">330000</text:p>
          </table:table-cell>
          <table:table-cell table:style-name="Tabla1.B15" office:value-type="float" office:value="0.001435">
            <text:p text:style-name="P45">1,44E-003</text:p>
          </table:table-cell>
        </table:table-row>
        <table:table-row>
          <table:table-cell table:style-name="Tabla1.A2" office:value-type="float" office:value="340000">
            <text:p text:style-name="P45">340000</text:p>
          </table:table-cell>
          <table:table-cell table:style-name="Tabla1.B15" office:value-type="float" office:value="0.001142">
            <text:p text:style-name="P45">1,14E-003</text:p>
          </table:table-cell>
        </table:table-row>
        <table:table-row>
          <table:table-cell table:style-name="Tabla1.A2" office:value-type="float" office:value="350000">
            <text:p text:style-name="P45">350000</text:p>
          </table:table-cell>
          <table:table-cell table:style-name="Tabla1.B290" office:value-type="string">
            <text:p text:style-name="P45">9.78e-07</text:p>
          </table:table-cell>
        </table:table-row>
        <table:table-row>
          <table:table-cell table:style-name="Tabla1.A2" office:value-type="float" office:value="360000">
            <text:p text:style-name="P45">360000</text:p>
          </table:table-cell>
          <table:table-cell table:style-name="Tabla1.B15" office:value-type="float" office:value="0.007043">
            <text:p text:style-name="P45">7,04E-003</text:p>
          </table:table-cell>
        </table:table-row>
        <table:table-row>
          <table:table-cell table:style-name="Tabla1.A2" office:value-type="float" office:value="370000">
            <text:p text:style-name="P45">370000</text:p>
          </table:table-cell>
          <table:table-cell table:style-name="Tabla1.B290" office:value-type="string">
            <text:p text:style-name="P45">9.27e-07</text:p>
          </table:table-cell>
        </table:table-row>
        <table:table-row>
          <table:table-cell table:style-name="Tabla1.A2" office:value-type="float" office:value="380000">
            <text:p text:style-name="P45">380000</text:p>
          </table:table-cell>
          <table:table-cell table:style-name="Tabla1.B290" office:value-type="string">
            <text:p text:style-name="P45">9.86e-07</text:p>
          </table:table-cell>
        </table:table-row>
        <table:table-row>
          <table:table-cell table:style-name="Tabla1.A2" office:value-type="float" office:value="390000">
            <text:p text:style-name="P45">390000</text:p>
          </table:table-cell>
          <table:table-cell table:style-name="Tabla1.B15" office:value-type="float" office:value="0.001092">
            <text:p text:style-name="P45">1,09E-003</text:p>
          </table:table-cell>
        </table:table-row>
        <table:table-row>
          <table:table-cell table:style-name="Tabla1.A2" office:value-type="float" office:value="400000">
            <text:p text:style-name="P45">400000</text:p>
          </table:table-cell>
          <table:table-cell table:style-name="Tabla1.B15" office:value-type="float" office:value="0.002117">
            <text:p text:style-name="P45">2,12E-003</text:p>
          </table:table-cell>
        </table:table-row>
        <table:table-row>
          <table:table-cell table:style-name="Tabla1.A2" office:value-type="float" office:value="410000">
            <text:p text:style-name="P45">410000</text:p>
          </table:table-cell>
          <table:table-cell table:style-name="Tabla1.B15" office:value-type="float" office:value="0.001403">
            <text:p text:style-name="P45">1,40E-003</text:p>
          </table:table-cell>
        </table:table-row>
        <table:table-row>
          <table:table-cell table:style-name="Tabla1.A2" office:value-type="float" office:value="420000">
            <text:p text:style-name="P45">420000</text:p>
          </table:table-cell>
          <table:table-cell table:style-name="Tabla1.B15" office:value-type="float" office:value="0.001213">
            <text:p text:style-name="P45">1,21E-003</text:p>
          </table:table-cell>
        </table:table-row>
        <table:table-row>
          <table:table-cell table:style-name="Tabla1.A2" office:value-type="float" office:value="430000">
            <text:p text:style-name="P45">430000</text:p>
          </table:table-cell>
          <table:table-cell table:style-name="Tabla1.B290" office:value-type="string">
            <text:p text:style-name="P45">7.75e-07</text:p>
          </table:table-cell>
        </table:table-row>
        <table:table-row>
          <table:table-cell table:style-name="Tabla1.A2" office:value-type="float" office:value="440000">
            <text:p text:style-name="P45">440000</text:p>
          </table:table-cell>
          <table:table-cell table:style-name="Tabla1.B290" office:value-type="string">
            <text:p text:style-name="P45">8.51e-07</text:p>
          </table:table-cell>
        </table:table-row>
        <table:table-row>
          <table:table-cell table:style-name="Tabla1.A2" office:value-type="float" office:value="450000">
            <text:p text:style-name="P45">450000</text:p>
          </table:table-cell>
          <table:table-cell table:style-name="Tabla1.B15" office:value-type="float" office:value="0.001565">
            <text:p text:style-name="P45">1,57E-003</text:p>
          </table:table-cell>
        </table:table-row>
        <text:soft-page-break/>
        <table:table-row>
          <table:table-cell table:style-name="Tabla1.A2" office:value-type="float" office:value="460000">
            <text:p text:style-name="P45">460000</text:p>
          </table:table-cell>
          <table:table-cell table:style-name="Tabla1.B15" office:value-type="float" office:value="0.001314">
            <text:p text:style-name="P45">1,31E-003</text:p>
          </table:table-cell>
        </table:table-row>
        <table:table-row>
          <table:table-cell table:style-name="Tabla1.A2" office:value-type="float" office:value="470000">
            <text:p text:style-name="P45">470000</text:p>
          </table:table-cell>
          <table:table-cell table:style-name="Tabla1.B15" office:value-type="float" office:value="0.000005">
            <text:p text:style-name="P45">5,00E-006</text:p>
          </table:table-cell>
        </table:table-row>
        <table:table-row>
          <table:table-cell table:style-name="Tabla1.A2" office:value-type="float" office:value="480000">
            <text:p text:style-name="P45">480000</text:p>
          </table:table-cell>
          <table:table-cell table:style-name="Tabla1.B15" office:value-type="float" office:value="0.001283">
            <text:p text:style-name="P45">1,28E-003</text:p>
          </table:table-cell>
        </table:table-row>
        <table:table-row>
          <table:table-cell table:style-name="Tabla1.A2" office:value-type="float" office:value="490000">
            <text:p text:style-name="P45">490000</text:p>
          </table:table-cell>
          <table:table-cell table:style-name="Tabla1.B290" office:value-type="string">
            <text:p text:style-name="P45">1.49e-06</text:p>
          </table:table-cell>
        </table:table-row>
        <table:table-row>
          <table:table-cell table:style-name="Tabla1.A2" office:value-type="float" office:value="500000">
            <text:p text:style-name="P45">500000</text:p>
          </table:table-cell>
          <table:table-cell table:style-name="Tabla1.B15" office:value-type="float" office:value="0.001238">
            <text:p text:style-name="P45">1,24E-003</text:p>
          </table:table-cell>
        </table:table-row>
        <table:table-row>
          <table:table-cell table:style-name="Tabla1.A2" office:value-type="float" office:value="510000">
            <text:p text:style-name="P45">510000</text:p>
          </table:table-cell>
          <table:table-cell table:style-name="Tabla1.B15" office:value-type="float" office:value="0.001719">
            <text:p text:style-name="P45">1,72E-003</text:p>
          </table:table-cell>
        </table:table-row>
        <table:table-row>
          <table:table-cell table:style-name="Tabla1.A2" office:value-type="float" office:value="520000">
            <text:p text:style-name="P45">520000</text:p>
          </table:table-cell>
          <table:table-cell table:style-name="Tabla1.B290" office:value-type="string">
            <text:p text:style-name="P45">1.17e-06</text:p>
          </table:table-cell>
        </table:table-row>
        <table:table-row>
          <table:table-cell table:style-name="Tabla1.A2" office:value-type="float" office:value="530000">
            <text:p text:style-name="P45">530000</text:p>
          </table:table-cell>
          <table:table-cell table:style-name="Tabla1.B15" office:value-type="float" office:value="0.001475">
            <text:p text:style-name="P45">1,48E-003</text:p>
          </table:table-cell>
        </table:table-row>
        <table:table-row>
          <table:table-cell table:style-name="Tabla1.A2" office:value-type="float" office:value="540000">
            <text:p text:style-name="P45">540000</text:p>
          </table:table-cell>
          <table:table-cell table:style-name="Tabla1.B15" office:value-type="float" office:value="0.001804">
            <text:p text:style-name="P45">1,80E-003</text:p>
          </table:table-cell>
        </table:table-row>
        <table:table-row>
          <table:table-cell table:style-name="Tabla1.A2" office:value-type="float" office:value="550000">
            <text:p text:style-name="P45">550000</text:p>
          </table:table-cell>
          <table:table-cell table:style-name="Tabla1.B15" office:value-type="float" office:value="0.001575">
            <text:p text:style-name="P45">1,58E-003</text:p>
          </table:table-cell>
        </table:table-row>
        <table:table-row>
          <table:table-cell table:style-name="Tabla1.A2" office:value-type="float" office:value="560000">
            <text:p text:style-name="P45">560000</text:p>
          </table:table-cell>
          <table:table-cell table:style-name="Tabla1.B15" office:value-type="float" office:value="0.001195">
            <text:p text:style-name="P45">1,20E-003</text:p>
          </table:table-cell>
        </table:table-row>
        <table:table-row>
          <table:table-cell table:style-name="Tabla1.A2" office:value-type="float" office:value="570000">
            <text:p text:style-name="P45">570000</text:p>
          </table:table-cell>
          <table:table-cell table:style-name="Tabla1.B15" office:value-type="float" office:value="0.001642">
            <text:p text:style-name="P45">1,64E-003</text:p>
          </table:table-cell>
        </table:table-row>
        <table:table-row>
          <table:table-cell table:style-name="Tabla1.A2" office:value-type="float" office:value="580000">
            <text:p text:style-name="P45">580000</text:p>
          </table:table-cell>
          <table:table-cell table:style-name="Tabla1.B15" office:value-type="float" office:value="0.001549">
            <text:p text:style-name="P45">1,55E-003</text:p>
          </table:table-cell>
        </table:table-row>
        <table:table-row>
          <table:table-cell table:style-name="Tabla1.A2" office:value-type="float" office:value="590000">
            <text:p text:style-name="P45">590000</text:p>
          </table:table-cell>
          <table:table-cell table:style-name="Tabla1.B15" office:value-type="float" office:value="0.001331">
            <text:p text:style-name="P45">1,33E-003</text:p>
          </table:table-cell>
        </table:table-row>
        <table:table-row>
          <table:table-cell table:style-name="Tabla1.A2" office:value-type="float" office:value="600000">
            <text:p text:style-name="P45">600000</text:p>
          </table:table-cell>
          <table:table-cell table:style-name="Tabla1.B15" office:value-type="float" office:value="0.001885">
            <text:p text:style-name="P45">1,89E-003</text:p>
          </table:table-cell>
        </table:table-row>
        <table:table-row>
          <table:table-cell table:style-name="Tabla1.A2" office:value-type="float" office:value="610000">
            <text:p text:style-name="P45">610000</text:p>
          </table:table-cell>
          <table:table-cell table:style-name="Tabla1.B15" office:value-type="float" office:value="0.001667">
            <text:p text:style-name="P45">1,67E-003</text:p>
          </table:table-cell>
        </table:table-row>
        <table:table-row>
          <table:table-cell table:style-name="Tabla1.A2" office:value-type="float" office:value="620000">
            <text:p text:style-name="P45">620000</text:p>
          </table:table-cell>
          <table:table-cell table:style-name="Tabla1.B15" office:value-type="float" office:value="0.001656">
            <text:p text:style-name="P45">1,66E-003</text:p>
          </table:table-cell>
        </table:table-row>
        <table:table-row>
          <table:table-cell table:style-name="Tabla1.A2" office:value-type="float" office:value="630000">
            <text:p text:style-name="P45">630000</text:p>
          </table:table-cell>
          <table:table-cell table:style-name="Tabla1.B15" office:value-type="float" office:value="0.001493">
            <text:p text:style-name="P45">1,49E-003</text:p>
          </table:table-cell>
        </table:table-row>
        <table:table-row>
          <table:table-cell table:style-name="Tabla1.A2" office:value-type="float" office:value="640000">
            <text:p text:style-name="P45">640000</text:p>
          </table:table-cell>
          <table:table-cell table:style-name="Tabla1.B15" office:value-type="float" office:value="0.002044">
            <text:p text:style-name="P45">2,04E-003</text:p>
          </table:table-cell>
        </table:table-row>
        <table:table-row>
          <table:table-cell table:style-name="Tabla1.A2" office:value-type="float" office:value="650000">
            <text:p text:style-name="P45">650000</text:p>
          </table:table-cell>
          <table:table-cell table:style-name="Tabla1.B15" office:value-type="float" office:value="0.001238">
            <text:p text:style-name="P45">1,24E-003</text:p>
          </table:table-cell>
        </table:table-row>
        <table:table-row>
          <table:table-cell table:style-name="Tabla1.A2" office:value-type="float" office:value="660000">
            <text:p text:style-name="P45">660000</text:p>
          </table:table-cell>
          <table:table-cell table:style-name="Tabla1.B15" office:value-type="float" office:value="0.001998">
            <text:p text:style-name="P45">2,00E-003</text:p>
          </table:table-cell>
        </table:table-row>
        <table:table-row>
          <table:table-cell table:style-name="Tabla1.A2" office:value-type="float" office:value="670000">
            <text:p text:style-name="P45">670000</text:p>
          </table:table-cell>
          <table:table-cell table:style-name="Tabla1.B15" office:value-type="float" office:value="0.001303">
            <text:p text:style-name="P45">1,30E-003</text:p>
          </table:table-cell>
        </table:table-row>
        <table:table-row>
          <table:table-cell table:style-name="Tabla1.A2" office:value-type="float" office:value="680000">
            <text:p text:style-name="P45">680000</text:p>
          </table:table-cell>
          <table:table-cell table:style-name="Tabla1.B15" office:value-type="float" office:value="0.002584">
            <text:p text:style-name="P45">2,58E-003</text:p>
          </table:table-cell>
        </table:table-row>
        <table:table-row>
          <table:table-cell table:style-name="Tabla1.A2" office:value-type="float" office:value="690000">
            <text:p text:style-name="P45">690000</text:p>
          </table:table-cell>
          <table:table-cell table:style-name="Tabla1.B15" office:value-type="float" office:value="0.001532">
            <text:p text:style-name="P45">1,53E-003</text:p>
          </table:table-cell>
        </table:table-row>
        <table:table-row>
          <table:table-cell table:style-name="Tabla1.A2" office:value-type="float" office:value="700000">
            <text:p text:style-name="P45">700000</text:p>
          </table:table-cell>
          <table:table-cell table:style-name="Tabla1.B15" office:value-type="float" office:value="0.001623">
            <text:p text:style-name="P45">1,62E-003</text:p>
          </table:table-cell>
        </table:table-row>
        <table:table-row>
          <table:table-cell table:style-name="Tabla1.A2" office:value-type="float" office:value="710000">
            <text:p text:style-name="P45">710000</text:p>
          </table:table-cell>
          <table:table-cell table:style-name="Tabla1.B290" office:value-type="string">
            <text:p text:style-name="P45">1.33e-06</text:p>
          </table:table-cell>
        </table:table-row>
        <table:table-row>
          <table:table-cell table:style-name="Tabla1.A2" office:value-type="float" office:value="720000">
            <text:p text:style-name="P45">720000</text:p>
          </table:table-cell>
          <table:table-cell table:style-name="Tabla1.B15" office:value-type="float" office:value="0.001507">
            <text:p text:style-name="P45">1,51E-003</text:p>
          </table:table-cell>
        </table:table-row>
        <table:table-row>
          <table:table-cell table:style-name="Tabla1.A2" office:value-type="float" office:value="730000">
            <text:p text:style-name="P45">730000</text:p>
          </table:table-cell>
          <table:table-cell table:style-name="Tabla1.B15" office:value-type="float" office:value="0.001428">
            <text:p text:style-name="P45">1,43E-003</text:p>
          </table:table-cell>
        </table:table-row>
        <table:table-row>
          <table:table-cell table:style-name="Tabla1.A2" office:value-type="float" office:value="740000">
            <text:p text:style-name="P45">740000</text:p>
          </table:table-cell>
          <table:table-cell table:style-name="Tabla1.B15" office:value-type="float" office:value="0.001124">
            <text:p text:style-name="P45">1,12E-003</text:p>
          </table:table-cell>
        </table:table-row>
        <table:table-row>
          <table:table-cell table:style-name="Tabla1.A2" office:value-type="float" office:value="750000">
            <text:p text:style-name="P45">750000</text:p>
          </table:table-cell>
          <table:table-cell table:style-name="Tabla1.B15" office:value-type="float" office:value="0.001926">
            <text:p text:style-name="P45">1,93E-003</text:p>
          </table:table-cell>
        </table:table-row>
        <table:table-row>
          <table:table-cell table:style-name="Tabla1.A2" office:value-type="float" office:value="760000">
            <text:p text:style-name="P45">760000</text:p>
          </table:table-cell>
          <table:table-cell table:style-name="Tabla1.B290" office:value-type="string">
            <text:p text:style-name="P45">1.03e-06</text:p>
          </table:table-cell>
        </table:table-row>
        <table:table-row>
          <table:table-cell table:style-name="Tabla1.A2" office:value-type="float" office:value="770000">
            <text:p text:style-name="P45">770000</text:p>
          </table:table-cell>
          <table:table-cell table:style-name="Tabla1.B15" office:value-type="float" office:value="0.001262">
            <text:p text:style-name="P45">1,26E-003</text:p>
          </table:table-cell>
        </table:table-row>
        <table:table-row>
          <table:table-cell table:style-name="Tabla1.A2" office:value-type="float" office:value="780000">
            <text:p text:style-name="P45">780000</text:p>
          </table:table-cell>
          <table:table-cell table:style-name="Tabla1.B15" office:value-type="float" office:value="0.001937">
            <text:p text:style-name="P45">1,94E-003</text:p>
          </table:table-cell>
        </table:table-row>
        <table:table-row>
          <table:table-cell table:style-name="Tabla1.A2" office:value-type="float" office:value="790000">
            <text:p text:style-name="P45">790000</text:p>
          </table:table-cell>
          <table:table-cell table:style-name="Tabla1.B15" office:value-type="float" office:value="0.001356">
            <text:p text:style-name="P45">1,36E-003</text:p>
          </table:table-cell>
        </table:table-row>
        <table:table-row>
          <table:table-cell table:style-name="Tabla1.A2" office:value-type="float" office:value="800000">
            <text:p text:style-name="P45">800000</text:p>
          </table:table-cell>
          <table:table-cell table:style-name="Tabla1.B15" office:value-type="float" office:value="0.001094">
            <text:p text:style-name="P45">1,09E-003</text:p>
          </table:table-cell>
        </table:table-row>
        <table:table-row>
          <table:table-cell table:style-name="Tabla1.A2" office:value-type="float" office:value="810000">
            <text:p text:style-name="P45">810000</text:p>
          </table:table-cell>
          <table:table-cell table:style-name="Tabla1.B15" office:value-type="float" office:value="0.001506">
            <text:p text:style-name="P45">1,51E-003</text:p>
          </table:table-cell>
        </table:table-row>
        <table:table-row>
          <table:table-cell table:style-name="Tabla1.A2" office:value-type="float" office:value="820000">
            <text:p text:style-name="P45">820000</text:p>
          </table:table-cell>
          <table:table-cell table:style-name="Tabla1.B15" office:value-type="float" office:value="0.001479">
            <text:p text:style-name="P45">1,48E-003</text:p>
          </table:table-cell>
        </table:table-row>
        <text:soft-page-break/>
        <table:table-row>
          <table:table-cell table:style-name="Tabla1.A2" office:value-type="float" office:value="830000">
            <text:p text:style-name="P45">830000</text:p>
          </table:table-cell>
          <table:table-cell table:style-name="Tabla1.B15" office:value-type="float" office:value="0.001364">
            <text:p text:style-name="P45">1,36E-003</text:p>
          </table:table-cell>
        </table:table-row>
        <table:table-row>
          <table:table-cell table:style-name="Tabla1.A2" office:value-type="float" office:value="840000">
            <text:p text:style-name="P45">840000</text:p>
          </table:table-cell>
          <table:table-cell table:style-name="Tabla1.B290" office:value-type="string">
            <text:p text:style-name="P45">8.07e-07</text:p>
          </table:table-cell>
        </table:table-row>
        <table:table-row>
          <table:table-cell table:style-name="Tabla1.A2" office:value-type="float" office:value="850000">
            <text:p text:style-name="P45">850000</text:p>
          </table:table-cell>
          <table:table-cell table:style-name="Tabla1.B15" office:value-type="float" office:value="0.001727">
            <text:p text:style-name="P45">1,73E-003</text:p>
          </table:table-cell>
        </table:table-row>
        <table:table-row>
          <table:table-cell table:style-name="Tabla1.A2" office:value-type="float" office:value="860000">
            <text:p text:style-name="P45">860000</text:p>
          </table:table-cell>
          <table:table-cell table:style-name="Tabla1.B15" office:value-type="float" office:value="0.005064">
            <text:p text:style-name="P45">5,06E-003</text:p>
          </table:table-cell>
        </table:table-row>
        <table:table-row>
          <table:table-cell table:style-name="Tabla1.A2" office:value-type="float" office:value="870000">
            <text:p text:style-name="P45">870000</text:p>
          </table:table-cell>
          <table:table-cell table:style-name="Tabla1.B290" office:value-type="string">
            <text:p text:style-name="P45">9.55e-07</text:p>
          </table:table-cell>
        </table:table-row>
        <table:table-row>
          <table:table-cell table:style-name="Tabla1.A2" office:value-type="float" office:value="880000">
            <text:p text:style-name="P45">880000</text:p>
          </table:table-cell>
          <table:table-cell table:style-name="Tabla1.B15" office:value-type="float" office:value="0.001419">
            <text:p text:style-name="P45">1,42E-003</text:p>
          </table:table-cell>
        </table:table-row>
        <table:table-row>
          <table:table-cell table:style-name="Tabla1.A2" office:value-type="float" office:value="890000">
            <text:p text:style-name="P45">890000</text:p>
          </table:table-cell>
          <table:table-cell table:style-name="Tabla1.B15" office:value-type="float" office:value="0.001256">
            <text:p text:style-name="P45">1,26E-003</text:p>
          </table:table-cell>
        </table:table-row>
        <table:table-row>
          <table:table-cell table:style-name="Tabla1.A2" office:value-type="float" office:value="900000">
            <text:p text:style-name="P45">900000</text:p>
          </table:table-cell>
          <table:table-cell table:style-name="Tabla1.B15" office:value-type="float" office:value="0.001082">
            <text:p text:style-name="P45">1,08E-003</text:p>
          </table:table-cell>
        </table:table-row>
        <table:table-row>
          <table:table-cell table:style-name="Tabla1.A2" office:value-type="float" office:value="910000">
            <text:p text:style-name="P45">910000</text:p>
          </table:table-cell>
          <table:table-cell table:style-name="Tabla1.B15" office:value-type="float" office:value="0.001395">
            <text:p text:style-name="P45">1,40E-003</text:p>
          </table:table-cell>
        </table:table-row>
        <table:table-row>
          <table:table-cell table:style-name="Tabla1.A2" office:value-type="float" office:value="920000">
            <text:p text:style-name="P45">920000</text:p>
          </table:table-cell>
          <table:table-cell table:style-name="Tabla1.B15" office:value-type="float" office:value="0.001126">
            <text:p text:style-name="P45">1,13E-003</text:p>
          </table:table-cell>
        </table:table-row>
        <table:table-row>
          <table:table-cell table:style-name="Tabla1.A2" office:value-type="float" office:value="930000">
            <text:p text:style-name="P45">930000</text:p>
          </table:table-cell>
          <table:table-cell table:style-name="Tabla1.B15" office:value-type="float" office:value="0.001156">
            <text:p text:style-name="P45">1,16E-003</text:p>
          </table:table-cell>
        </table:table-row>
        <table:table-row>
          <table:table-cell table:style-name="Tabla1.A2" office:value-type="float" office:value="940000">
            <text:p text:style-name="P45">940000</text:p>
          </table:table-cell>
          <table:table-cell table:style-name="Tabla1.B290" office:value-type="string">
            <text:p text:style-name="P45">2.35e-06</text:p>
          </table:table-cell>
        </table:table-row>
        <table:table-row>
          <table:table-cell table:style-name="Tabla1.A2" office:value-type="float" office:value="950000">
            <text:p text:style-name="P45">950000</text:p>
          </table:table-cell>
          <table:table-cell table:style-name="Tabla1.B15" office:value-type="float" office:value="0.001285">
            <text:p text:style-name="P45">1,29E-003</text:p>
          </table:table-cell>
        </table:table-row>
        <table:table-row>
          <table:table-cell table:style-name="Tabla1.A2" office:value-type="float" office:value="960000">
            <text:p text:style-name="P45">960000</text:p>
          </table:table-cell>
          <table:table-cell table:style-name="Tabla1.B290" office:value-type="string">
            <text:p text:style-name="P45">8.61e-07</text:p>
          </table:table-cell>
        </table:table-row>
        <table:table-row>
          <table:table-cell table:style-name="Tabla1.A2" office:value-type="float" office:value="970000">
            <text:p text:style-name="P45">970000</text:p>
          </table:table-cell>
          <table:table-cell table:style-name="Tabla1.B15" office:value-type="float" office:value="0.004003">
            <text:p text:style-name="P45">4,00E-003</text:p>
          </table:table-cell>
        </table:table-row>
        <table:table-row>
          <table:table-cell table:style-name="Tabla1.A2" office:value-type="float" office:value="980000">
            <text:p text:style-name="P45">980000</text:p>
          </table:table-cell>
          <table:table-cell table:style-name="Tabla1.B15" office:value-type="float" office:value="0.001329">
            <text:p text:style-name="P45">1,33E-003</text:p>
          </table:table-cell>
        </table:table-row>
        <table:table-row>
          <table:table-cell table:style-name="Tabla1.A2" office:value-type="float" office:value="990000">
            <text:p text:style-name="P45">990000</text:p>
          </table:table-cell>
          <table:table-cell table:style-name="Tabla1.B15" office:value-type="float" office:value="0.001332">
            <text:p text:style-name="P45">1,33E-003</text:p>
          </table:table-cell>
        </table:table-row>
        <table:table-row>
          <table:table-cell table:style-name="Tabla1.A2" office:value-type="float" office:value="1000000">
            <text:p text:style-name="P45">1000000</text:p>
          </table:table-cell>
          <table:table-cell table:style-name="Tabla1.B290" office:value-type="string">
            <text:p text:style-name="P45">9.71e-07</text:p>
          </table:table-cell>
        </table:table-row>
        <table:table-row>
          <table:table-cell table:style-name="Tabla1.A2" office:value-type="float" office:value="1010000">
            <text:p text:style-name="P45">1010000</text:p>
          </table:table-cell>
          <table:table-cell table:style-name="Tabla1.B15" office:value-type="float" office:value="0.001599">
            <text:p text:style-name="P45">1,60E-003</text:p>
          </table:table-cell>
        </table:table-row>
        <table:table-row>
          <table:table-cell table:style-name="Tabla1.A2" office:value-type="float" office:value="1020000">
            <text:p text:style-name="P45">1020000</text:p>
          </table:table-cell>
          <table:table-cell table:style-name="Tabla1.B290" office:value-type="string">
            <text:p text:style-name="P45">1.58e-06</text:p>
          </table:table-cell>
        </table:table-row>
        <table:table-row>
          <table:table-cell table:style-name="Tabla1.A2" office:value-type="float" office:value="1030000">
            <text:p text:style-name="P45">1030000</text:p>
          </table:table-cell>
          <table:table-cell table:style-name="Tabla1.B15" office:value-type="float" office:value="0.001901">
            <text:p text:style-name="P45">1,90E-003</text:p>
          </table:table-cell>
        </table:table-row>
        <table:table-row>
          <table:table-cell table:style-name="Tabla1.A2" office:value-type="float" office:value="1040000">
            <text:p text:style-name="P45">1040000</text:p>
          </table:table-cell>
          <table:table-cell table:style-name="Tabla1.B15" office:value-type="float" office:value="0.001607">
            <text:p text:style-name="P45">1,61E-003</text:p>
          </table:table-cell>
        </table:table-row>
        <table:table-row>
          <table:table-cell table:style-name="Tabla1.A2" office:value-type="float" office:value="1050000">
            <text:p text:style-name="P45">1050000</text:p>
          </table:table-cell>
          <table:table-cell table:style-name="Tabla1.B15" office:value-type="float" office:value="0.001118">
            <text:p text:style-name="P45">1,12E-003</text:p>
          </table:table-cell>
        </table:table-row>
        <table:table-row>
          <table:table-cell table:style-name="Tabla1.A2" office:value-type="float" office:value="1060000">
            <text:p text:style-name="P45">1060000</text:p>
          </table:table-cell>
          <table:table-cell table:style-name="Tabla1.B15" office:value-type="float" office:value="0.004148">
            <text:p text:style-name="P45">4,15E-003</text:p>
          </table:table-cell>
        </table:table-row>
        <table:table-row>
          <table:table-cell table:style-name="Tabla1.A2" office:value-type="float" office:value="1070000">
            <text:p text:style-name="P45">1070000</text:p>
          </table:table-cell>
          <table:table-cell table:style-name="Tabla1.B15" office:value-type="float" office:value="0.001247">
            <text:p text:style-name="P45">1,25E-003</text:p>
          </table:table-cell>
        </table:table-row>
        <table:table-row>
          <table:table-cell table:style-name="Tabla1.A2" office:value-type="float" office:value="1080000">
            <text:p text:style-name="P45">1080000</text:p>
          </table:table-cell>
          <table:table-cell table:style-name="Tabla1.B15" office:value-type="float" office:value="0.001389">
            <text:p text:style-name="P45">1,39E-003</text:p>
          </table:table-cell>
        </table:table-row>
        <table:table-row>
          <table:table-cell table:style-name="Tabla1.A2" office:value-type="float" office:value="1090000">
            <text:p text:style-name="P45">1090000</text:p>
          </table:table-cell>
          <table:table-cell table:style-name="Tabla1.B15" office:value-type="float" office:value="0.001695">
            <text:p text:style-name="P45">1,70E-003</text:p>
          </table:table-cell>
        </table:table-row>
        <table:table-row>
          <table:table-cell table:style-name="Tabla1.A2" office:value-type="float" office:value="1100000">
            <text:p text:style-name="P45">1100000</text:p>
          </table:table-cell>
          <table:table-cell table:style-name="Tabla1.B290" office:value-type="string">
            <text:p text:style-name="P45">8.77e-07</text:p>
          </table:table-cell>
        </table:table-row>
        <table:table-row>
          <table:table-cell table:style-name="Tabla1.A2" office:value-type="float" office:value="1110000">
            <text:p text:style-name="P45">1110000</text:p>
          </table:table-cell>
          <table:table-cell table:style-name="Tabla1.B15" office:value-type="float" office:value="0.001049">
            <text:p text:style-name="P45">1,05E-003</text:p>
          </table:table-cell>
        </table:table-row>
        <table:table-row>
          <table:table-cell table:style-name="Tabla1.A2" office:value-type="float" office:value="1120000">
            <text:p text:style-name="P45">1120000</text:p>
          </table:table-cell>
          <table:table-cell table:style-name="Tabla1.B15" office:value-type="float" office:value="0.002045">
            <text:p text:style-name="P45">2,05E-003</text:p>
          </table:table-cell>
        </table:table-row>
        <table:table-row>
          <table:table-cell table:style-name="Tabla1.A2" office:value-type="float" office:value="1130000">
            <text:p text:style-name="P45">1130000</text:p>
          </table:table-cell>
          <table:table-cell table:style-name="Tabla1.B15" office:value-type="float" office:value="0.001186">
            <text:p text:style-name="P45">1,19E-003</text:p>
          </table:table-cell>
        </table:table-row>
        <table:table-row>
          <table:table-cell table:style-name="Tabla1.A2" office:value-type="float" office:value="1140000">
            <text:p text:style-name="P45">1140000</text:p>
          </table:table-cell>
          <table:table-cell table:style-name="Tabla1.B290" office:value-type="string">
            <text:p text:style-name="P45">9.06e-07</text:p>
          </table:table-cell>
        </table:table-row>
        <table:table-row>
          <table:table-cell table:style-name="Tabla1.A2" office:value-type="float" office:value="1150000">
            <text:p text:style-name="P45">1150000</text:p>
          </table:table-cell>
          <table:table-cell table:style-name="Tabla1.B15" office:value-type="float" office:value="0.001335">
            <text:p text:style-name="P45">1,34E-003</text:p>
          </table:table-cell>
        </table:table-row>
        <table:table-row>
          <table:table-cell table:style-name="Tabla1.A2" office:value-type="float" office:value="1160000">
            <text:p text:style-name="P45">1160000</text:p>
          </table:table-cell>
          <table:table-cell table:style-name="Tabla1.B15" office:value-type="float" office:value="0.001375">
            <text:p text:style-name="P45">1,38E-003</text:p>
          </table:table-cell>
        </table:table-row>
        <table:table-row>
          <table:table-cell table:style-name="Tabla1.A2" office:value-type="float" office:value="1170000">
            <text:p text:style-name="P45">1170000</text:p>
          </table:table-cell>
          <table:table-cell table:style-name="Tabla1.B15" office:value-type="float" office:value="0.001594">
            <text:p text:style-name="P45">1,59E-003</text:p>
          </table:table-cell>
        </table:table-row>
        <table:table-row>
          <table:table-cell table:style-name="Tabla1.A2" office:value-type="float" office:value="1180000">
            <text:p text:style-name="P45">1180000</text:p>
          </table:table-cell>
          <table:table-cell table:style-name="Tabla1.B15" office:value-type="float" office:value="0.001285">
            <text:p text:style-name="P45">1,29E-003</text:p>
          </table:table-cell>
        </table:table-row>
        <table:table-row>
          <table:table-cell table:style-name="Tabla1.A2" office:value-type="float" office:value="1190000">
            <text:p text:style-name="P45">1190000</text:p>
          </table:table-cell>
          <table:table-cell table:style-name="Tabla1.B290" office:value-type="string">
            <text:p text:style-name="P45">8.55e-07</text:p>
          </table:table-cell>
        </table:table-row>
        <text:soft-page-break/>
        <table:table-row>
          <table:table-cell table:style-name="Tabla1.A2" office:value-type="float" office:value="1200000">
            <text:p text:style-name="P45">1200000</text:p>
          </table:table-cell>
          <table:table-cell table:style-name="Tabla1.B15" office:value-type="float" office:value="0.001046">
            <text:p text:style-name="P45">1,05E-003</text:p>
          </table:table-cell>
        </table:table-row>
        <table:table-row>
          <table:table-cell table:style-name="Tabla1.A2" office:value-type="float" office:value="1210000">
            <text:p text:style-name="P45">1210000</text:p>
          </table:table-cell>
          <table:table-cell table:style-name="Tabla1.B290" office:value-type="string">
            <text:p text:style-name="P45">1.06e-06</text:p>
          </table:table-cell>
        </table:table-row>
        <table:table-row>
          <table:table-cell table:style-name="Tabla1.A2" office:value-type="float" office:value="1220000">
            <text:p text:style-name="P45">1220000</text:p>
          </table:table-cell>
          <table:table-cell table:style-name="Tabla1.B15" office:value-type="float" office:value="0.001069">
            <text:p text:style-name="P45">1,07E-003</text:p>
          </table:table-cell>
        </table:table-row>
        <table:table-row>
          <table:table-cell table:style-name="Tabla1.A2" office:value-type="float" office:value="1230000">
            <text:p text:style-name="P45">1230000</text:p>
          </table:table-cell>
          <table:table-cell table:style-name="Tabla1.B290" office:value-type="string">
            <text:p text:style-name="P45">9.1e-07</text:p>
          </table:table-cell>
        </table:table-row>
        <table:table-row>
          <table:table-cell table:style-name="Tabla1.A2" office:value-type="float" office:value="1240000">
            <text:p text:style-name="P45">1240000</text:p>
          </table:table-cell>
          <table:table-cell table:style-name="Tabla1.B15" office:value-type="float" office:value="0.001187">
            <text:p text:style-name="P45">1,19E-003</text:p>
          </table:table-cell>
        </table:table-row>
        <table:table-row>
          <table:table-cell table:style-name="Tabla1.A2" office:value-type="float" office:value="1250000">
            <text:p text:style-name="P45">1250000</text:p>
          </table:table-cell>
          <table:table-cell table:style-name="Tabla1.B290" office:value-type="string">
            <text:p text:style-name="P45">8.73e-07</text:p>
          </table:table-cell>
        </table:table-row>
        <table:table-row>
          <table:table-cell table:style-name="Tabla1.A2" office:value-type="float" office:value="1260000">
            <text:p text:style-name="P45">1260000</text:p>
          </table:table-cell>
          <table:table-cell table:style-name="Tabla1.B290" office:value-type="string">
            <text:p text:style-name="P45">9.25e-07</text:p>
          </table:table-cell>
        </table:table-row>
        <table:table-row>
          <table:table-cell table:style-name="Tabla1.A2" office:value-type="float" office:value="1270000">
            <text:p text:style-name="P45">1270000</text:p>
          </table:table-cell>
          <table:table-cell table:style-name="Tabla1.B15" office:value-type="float" office:value="0.001606">
            <text:p text:style-name="P45">1,61E-003</text:p>
          </table:table-cell>
        </table:table-row>
        <table:table-row>
          <table:table-cell table:style-name="Tabla1.A2" office:value-type="float" office:value="1280000">
            <text:p text:style-name="P45">1280000</text:p>
          </table:table-cell>
          <table:table-cell table:style-name="Tabla1.B15" office:value-type="float" office:value="0.001228">
            <text:p text:style-name="P45">1,23E-003</text:p>
          </table:table-cell>
        </table:table-row>
        <table:table-row>
          <table:table-cell table:style-name="Tabla1.A2" office:value-type="float" office:value="1290000">
            <text:p text:style-name="P45">1290000</text:p>
          </table:table-cell>
          <table:table-cell table:style-name="Tabla1.B15" office:value-type="float" office:value="0.001874">
            <text:p text:style-name="P45">1,87E-003</text:p>
          </table:table-cell>
        </table:table-row>
        <table:table-row>
          <table:table-cell table:style-name="Tabla1.A2" office:value-type="float" office:value="1300000">
            <text:p text:style-name="P45">1300000</text:p>
          </table:table-cell>
          <table:table-cell table:style-name="Tabla1.B15" office:value-type="float" office:value="0.001318">
            <text:p text:style-name="P45">1,32E-003</text:p>
          </table:table-cell>
        </table:table-row>
        <table:table-row>
          <table:table-cell table:style-name="Tabla1.A2" office:value-type="float" office:value="1310000">
            <text:p text:style-name="P45">1310000</text:p>
          </table:table-cell>
          <table:table-cell table:style-name="Tabla1.B15" office:value-type="float" office:value="0.001121">
            <text:p text:style-name="P45">1,12E-003</text:p>
          </table:table-cell>
        </table:table-row>
        <table:table-row>
          <table:table-cell table:style-name="Tabla1.A2" office:value-type="float" office:value="1320000">
            <text:p text:style-name="P45">1320000</text:p>
          </table:table-cell>
          <table:table-cell table:style-name="Tabla1.B15" office:value-type="float" office:value="0.001162">
            <text:p text:style-name="P45">1,16E-003</text:p>
          </table:table-cell>
        </table:table-row>
        <table:table-row>
          <table:table-cell table:style-name="Tabla1.A2" office:value-type="float" office:value="1330000">
            <text:p text:style-name="P45">1330000</text:p>
          </table:table-cell>
          <table:table-cell table:style-name="Tabla1.B15" office:value-type="float" office:value="0.001429">
            <text:p text:style-name="P45">1,43E-003</text:p>
          </table:table-cell>
        </table:table-row>
        <table:table-row>
          <table:table-cell table:style-name="Tabla1.A2" office:value-type="float" office:value="1340000">
            <text:p text:style-name="P45">1340000</text:p>
          </table:table-cell>
          <table:table-cell table:style-name="Tabla1.B15" office:value-type="float" office:value="0.001686">
            <text:p text:style-name="P45">1,69E-003</text:p>
          </table:table-cell>
        </table:table-row>
        <table:table-row>
          <table:table-cell table:style-name="Tabla1.A2" office:value-type="float" office:value="1350000">
            <text:p text:style-name="P45">1350000</text:p>
          </table:table-cell>
          <table:table-cell table:style-name="Tabla1.B15" office:value-type="float" office:value="0.001557">
            <text:p text:style-name="P45">1,56E-003</text:p>
          </table:table-cell>
        </table:table-row>
        <table:table-row>
          <table:table-cell table:style-name="Tabla1.A137" office:value-type="string">
            <text:p text:style-name="P45">1360000</text:p>
          </table:table-cell>
          <table:table-cell table:style-name="Tabla1.B290" office:value-type="string">
            <text:p text:style-name="P45">1.45e-06</text:p>
          </table:table-cell>
        </table:table-row>
        <table:table-row>
          <table:table-cell table:style-name="Tabla1.A2" office:value-type="float" office:value="1370000">
            <text:p text:style-name="P45">1370000</text:p>
          </table:table-cell>
          <table:table-cell table:style-name="Tabla1.B15" office:value-type="float" office:value="0.001285">
            <text:p text:style-name="P45">1,29E-003</text:p>
          </table:table-cell>
        </table:table-row>
        <table:table-row>
          <table:table-cell table:style-name="Tabla1.A2" office:value-type="float" office:value="1380000">
            <text:p text:style-name="P45">1380000</text:p>
          </table:table-cell>
          <table:table-cell table:style-name="Tabla1.B15" office:value-type="float" office:value="0.001084">
            <text:p text:style-name="P45">1,08E-003</text:p>
          </table:table-cell>
        </table:table-row>
        <table:table-row>
          <table:table-cell table:style-name="Tabla1.A2" office:value-type="float" office:value="1390000">
            <text:p text:style-name="P45">1390000</text:p>
          </table:table-cell>
          <table:table-cell table:style-name="Tabla1.B15" office:value-type="float" office:value="0.001228">
            <text:p text:style-name="P45">1,23E-003</text:p>
          </table:table-cell>
        </table:table-row>
        <table:table-row>
          <table:table-cell table:style-name="Tabla1.A2" office:value-type="float" office:value="1400000">
            <text:p text:style-name="P45">1400000</text:p>
          </table:table-cell>
          <table:table-cell table:style-name="Tabla1.B290" office:value-type="string">
            <text:p text:style-name="P45">8.36e-07</text:p>
          </table:table-cell>
        </table:table-row>
        <table:table-row>
          <table:table-cell table:style-name="Tabla1.A2" office:value-type="float" office:value="1410000">
            <text:p text:style-name="P45">1410000</text:p>
          </table:table-cell>
          <table:table-cell table:style-name="Tabla1.B290" office:value-type="string">
            <text:p text:style-name="P45">9.96e-07</text:p>
          </table:table-cell>
        </table:table-row>
        <table:table-row>
          <table:table-cell table:style-name="Tabla1.A2" office:value-type="float" office:value="1420000">
            <text:p text:style-name="P45">1420000</text:p>
          </table:table-cell>
          <table:table-cell table:style-name="Tabla1.B15" office:value-type="float" office:value="0.001343">
            <text:p text:style-name="P45">1,34E-003</text:p>
          </table:table-cell>
        </table:table-row>
        <table:table-row>
          <table:table-cell table:style-name="Tabla1.A2" office:value-type="float" office:value="1430000">
            <text:p text:style-name="P45">1430000</text:p>
          </table:table-cell>
          <table:table-cell table:style-name="Tabla1.B15" office:value-type="float" office:value="0.001211">
            <text:p text:style-name="P45">1,21E-003</text:p>
          </table:table-cell>
        </table:table-row>
        <table:table-row>
          <table:table-cell table:style-name="Tabla1.A2" office:value-type="float" office:value="1440000">
            <text:p text:style-name="P45">1440000</text:p>
          </table:table-cell>
          <table:table-cell table:style-name="Tabla1.B15" office:value-type="float" office:value="0.001097">
            <text:p text:style-name="P45">1,10E-003</text:p>
          </table:table-cell>
        </table:table-row>
        <table:table-row>
          <table:table-cell table:style-name="Tabla1.A2" office:value-type="float" office:value="1450000">
            <text:p text:style-name="P45">1450000</text:p>
          </table:table-cell>
          <table:table-cell table:style-name="Tabla1.B15" office:value-type="float" office:value="0.001014">
            <text:p text:style-name="P45">1,01E-003</text:p>
          </table:table-cell>
        </table:table-row>
        <table:table-row>
          <table:table-cell table:style-name="Tabla1.A2" office:value-type="float" office:value="1460000">
            <text:p text:style-name="P45">1460000</text:p>
          </table:table-cell>
          <table:table-cell table:style-name="Tabla1.B15" office:value-type="float" office:value="0.001307">
            <text:p text:style-name="P45">1,31E-003</text:p>
          </table:table-cell>
        </table:table-row>
        <table:table-row>
          <table:table-cell table:style-name="Tabla1.A2" office:value-type="float" office:value="1470000">
            <text:p text:style-name="P45">1470000</text:p>
          </table:table-cell>
          <table:table-cell table:style-name="Tabla1.B15" office:value-type="float" office:value="0.001195">
            <text:p text:style-name="P45">1,20E-003</text:p>
          </table:table-cell>
        </table:table-row>
        <table:table-row>
          <table:table-cell table:style-name="Tabla1.A2" office:value-type="float" office:value="1480000">
            <text:p text:style-name="P45">1480000</text:p>
          </table:table-cell>
          <table:table-cell table:style-name="Tabla1.B15" office:value-type="float" office:value="0.001088">
            <text:p text:style-name="P45">1,09E-003</text:p>
          </table:table-cell>
        </table:table-row>
        <table:table-row>
          <table:table-cell table:style-name="Tabla1.A2" office:value-type="float" office:value="1490000">
            <text:p text:style-name="P45">1490000</text:p>
          </table:table-cell>
          <table:table-cell table:style-name="Tabla1.B290" office:value-type="string">
            <text:p text:style-name="P45">2.41e-06</text:p>
          </table:table-cell>
        </table:table-row>
        <table:table-row>
          <table:table-cell table:style-name="Tabla1.A2" office:value-type="float" office:value="1500000">
            <text:p text:style-name="P45">1500000</text:p>
          </table:table-cell>
          <table:table-cell table:style-name="Tabla1.B15" office:value-type="float" office:value="0.001908">
            <text:p text:style-name="P45">1,91E-003</text:p>
          </table:table-cell>
        </table:table-row>
        <table:table-row>
          <table:table-cell table:style-name="Tabla1.A2" office:value-type="float" office:value="1510000">
            <text:p text:style-name="P45">1510000</text:p>
          </table:table-cell>
          <table:table-cell table:style-name="Tabla1.B15" office:value-type="float" office:value="0.002091">
            <text:p text:style-name="P45">2,09E-003</text:p>
          </table:table-cell>
        </table:table-row>
        <table:table-row>
          <table:table-cell table:style-name="Tabla1.A2" office:value-type="float" office:value="1520000">
            <text:p text:style-name="P45">1520000</text:p>
          </table:table-cell>
          <table:table-cell table:style-name="Tabla1.B290" office:value-type="string">
            <text:p text:style-name="P45">1.7e-06</text:p>
          </table:table-cell>
        </table:table-row>
        <table:table-row>
          <table:table-cell table:style-name="Tabla1.A2" office:value-type="float" office:value="1530000">
            <text:p text:style-name="P45">1530000</text:p>
          </table:table-cell>
          <table:table-cell table:style-name="Tabla1.B15" office:value-type="float" office:value="0.001442">
            <text:p text:style-name="P45">1,44E-003</text:p>
          </table:table-cell>
        </table:table-row>
        <table:table-row>
          <table:table-cell table:style-name="Tabla1.A2" office:value-type="float" office:value="1540000">
            <text:p text:style-name="P45">1540000</text:p>
          </table:table-cell>
          <table:table-cell table:style-name="Tabla1.B15" office:value-type="float" office:value="0.001112">
            <text:p text:style-name="P45">1,11E-003</text:p>
          </table:table-cell>
        </table:table-row>
        <table:table-row>
          <table:table-cell table:style-name="Tabla1.A2" office:value-type="float" office:value="1550000">
            <text:p text:style-name="P45">1550000</text:p>
          </table:table-cell>
          <table:table-cell table:style-name="Tabla1.B15" office:value-type="float" office:value="0.001184">
            <text:p text:style-name="P45">1,18E-003</text:p>
          </table:table-cell>
        </table:table-row>
        <table:table-row>
          <table:table-cell table:style-name="Tabla1.A2" office:value-type="float" office:value="1560000">
            <text:p text:style-name="P45">1560000</text:p>
          </table:table-cell>
          <table:table-cell table:style-name="Tabla1.B290" office:value-type="string">
            <text:p text:style-name="P45">9.82e-07</text:p>
          </table:table-cell>
        </table:table-row>
        <text:soft-page-break/>
        <table:table-row>
          <table:table-cell table:style-name="Tabla1.A2" office:value-type="float" office:value="1570000">
            <text:p text:style-name="P45">1570000</text:p>
          </table:table-cell>
          <table:table-cell table:style-name="Tabla1.B15" office:value-type="float" office:value="0.003177">
            <text:p text:style-name="P45">3,18E-003</text:p>
          </table:table-cell>
        </table:table-row>
        <table:table-row>
          <table:table-cell table:style-name="Tabla1.A2" office:value-type="float" office:value="1580000">
            <text:p text:style-name="P45">1580000</text:p>
          </table:table-cell>
          <table:table-cell table:style-name="Tabla1.B290" office:value-type="string">
            <text:p text:style-name="P45">8.8e-07</text:p>
          </table:table-cell>
        </table:table-row>
        <table:table-row>
          <table:table-cell table:style-name="Tabla1.A2" office:value-type="float" office:value="1590000">
            <text:p text:style-name="P45">1590000</text:p>
          </table:table-cell>
          <table:table-cell table:style-name="Tabla1.B290" office:value-type="string">
            <text:p text:style-name="P45">9.01e-07</text:p>
          </table:table-cell>
        </table:table-row>
        <table:table-row>
          <table:table-cell table:style-name="Tabla1.A2" office:value-type="float" office:value="1600000">
            <text:p text:style-name="P45">1600000</text:p>
          </table:table-cell>
          <table:table-cell table:style-name="Tabla1.B15" office:value-type="float" office:value="0.001364">
            <text:p text:style-name="P45">1,36E-003</text:p>
          </table:table-cell>
        </table:table-row>
        <table:table-row>
          <table:table-cell table:style-name="Tabla1.A2" office:value-type="float" office:value="1610000">
            <text:p text:style-name="P45">1610000</text:p>
          </table:table-cell>
          <table:table-cell table:style-name="Tabla1.B15" office:value-type="float" office:value="0.001242">
            <text:p text:style-name="P45">1,24E-003</text:p>
          </table:table-cell>
        </table:table-row>
        <table:table-row>
          <table:table-cell table:style-name="Tabla1.A2" office:value-type="float" office:value="1620000">
            <text:p text:style-name="P45">1620000</text:p>
          </table:table-cell>
          <table:table-cell table:style-name="Tabla1.B15" office:value-type="float" office:value="0.003421">
            <text:p text:style-name="P45">3,42E-003</text:p>
          </table:table-cell>
        </table:table-row>
        <table:table-row>
          <table:table-cell table:style-name="Tabla1.A2" office:value-type="float" office:value="1630000">
            <text:p text:style-name="P45">1630000</text:p>
          </table:table-cell>
          <table:table-cell table:style-name="Tabla1.B15" office:value-type="float" office:value="0.001263">
            <text:p text:style-name="P45">1,26E-003</text:p>
          </table:table-cell>
        </table:table-row>
        <table:table-row>
          <table:table-cell table:style-name="Tabla1.A2" office:value-type="float" office:value="1640000">
            <text:p text:style-name="P45">1640000</text:p>
          </table:table-cell>
          <table:table-cell table:style-name="Tabla1.B15" office:value-type="float" office:value="0.001159">
            <text:p text:style-name="P45">1,16E-003</text:p>
          </table:table-cell>
        </table:table-row>
        <table:table-row>
          <table:table-cell table:style-name="Tabla1.A2" office:value-type="float" office:value="1650000">
            <text:p text:style-name="P45">1650000</text:p>
          </table:table-cell>
          <table:table-cell table:style-name="Tabla1.B15" office:value-type="float" office:value="0.001043">
            <text:p text:style-name="P45">1,04E-003</text:p>
          </table:table-cell>
        </table:table-row>
        <table:table-row>
          <table:table-cell table:style-name="Tabla1.A2" office:value-type="float" office:value="1660000">
            <text:p text:style-name="P45">1660000</text:p>
          </table:table-cell>
          <table:table-cell table:style-name="Tabla1.B15" office:value-type="float" office:value="0.001155">
            <text:p text:style-name="P45">1,16E-003</text:p>
          </table:table-cell>
        </table:table-row>
        <table:table-row>
          <table:table-cell table:style-name="Tabla1.A2" office:value-type="float" office:value="1670000">
            <text:p text:style-name="P45">1670000</text:p>
          </table:table-cell>
          <table:table-cell table:style-name="Tabla1.B15" office:value-type="float" office:value="0.001061">
            <text:p text:style-name="P45">1,06E-003</text:p>
          </table:table-cell>
        </table:table-row>
        <table:table-row>
          <table:table-cell table:style-name="Tabla1.A2" office:value-type="float" office:value="1680000">
            <text:p text:style-name="P45">1680000</text:p>
          </table:table-cell>
          <table:table-cell table:style-name="Tabla1.B15" office:value-type="float" office:value="0.001414">
            <text:p text:style-name="P45">1,41E-003</text:p>
          </table:table-cell>
        </table:table-row>
        <table:table-row>
          <table:table-cell table:style-name="Tabla1.A2" office:value-type="float" office:value="1690000">
            <text:p text:style-name="P45">1690000</text:p>
          </table:table-cell>
          <table:table-cell table:style-name="Tabla1.B15" office:value-type="float" office:value="0.001993">
            <text:p text:style-name="P45">1,99E-003</text:p>
          </table:table-cell>
        </table:table-row>
        <table:table-row>
          <table:table-cell table:style-name="Tabla1.A2" office:value-type="float" office:value="1700000">
            <text:p text:style-name="P45">1700000</text:p>
          </table:table-cell>
          <table:table-cell table:style-name="Tabla1.B15" office:value-type="float" office:value="0.001075">
            <text:p text:style-name="P45">1,08E-003</text:p>
          </table:table-cell>
        </table:table-row>
        <table:table-row>
          <table:table-cell table:style-name="Tabla1.A2" office:value-type="float" office:value="1710000">
            <text:p text:style-name="P45">1710000</text:p>
          </table:table-cell>
          <table:table-cell table:style-name="Tabla1.B15" office:value-type="float" office:value="0.001056">
            <text:p text:style-name="P45">1,06E-003</text:p>
          </table:table-cell>
        </table:table-row>
        <table:table-row>
          <table:table-cell table:style-name="Tabla1.A2" office:value-type="float" office:value="1720000">
            <text:p text:style-name="P45">1720000</text:p>
          </table:table-cell>
          <table:table-cell table:style-name="Tabla1.B15" office:value-type="float" office:value="0.001607">
            <text:p text:style-name="P45">1,61E-003</text:p>
          </table:table-cell>
        </table:table-row>
        <table:table-row>
          <table:table-cell table:style-name="Tabla1.A2" office:value-type="float" office:value="1730000">
            <text:p text:style-name="P45">1730000</text:p>
          </table:table-cell>
          <table:table-cell table:style-name="Tabla1.B15" office:value-type="float" office:value="0.001704">
            <text:p text:style-name="P45">1,70E-003</text:p>
          </table:table-cell>
        </table:table-row>
        <table:table-row>
          <table:table-cell table:style-name="Tabla1.A2" office:value-type="float" office:value="1740000">
            <text:p text:style-name="P45">1740000</text:p>
          </table:table-cell>
          <table:table-cell table:style-name="Tabla1.B15" office:value-type="float" office:value="0.001462">
            <text:p text:style-name="P45">1,46E-003</text:p>
          </table:table-cell>
        </table:table-row>
        <table:table-row>
          <table:table-cell table:style-name="Tabla1.A2" office:value-type="float" office:value="1750000">
            <text:p text:style-name="P45">1750000</text:p>
          </table:table-cell>
          <table:table-cell table:style-name="Tabla1.B15" office:value-type="float" office:value="0.001329">
            <text:p text:style-name="P45">1,33E-003</text:p>
          </table:table-cell>
        </table:table-row>
        <table:table-row>
          <table:table-cell table:style-name="Tabla1.A2" office:value-type="float" office:value="1760000">
            <text:p text:style-name="P45">1760000</text:p>
          </table:table-cell>
          <table:table-cell table:style-name="Tabla1.B15" office:value-type="float" office:value="0.001716">
            <text:p text:style-name="P45">1,72E-003</text:p>
          </table:table-cell>
        </table:table-row>
        <table:table-row>
          <table:table-cell table:style-name="Tabla1.A2" office:value-type="float" office:value="1770000">
            <text:p text:style-name="P45">1770000</text:p>
          </table:table-cell>
          <table:table-cell table:style-name="Tabla1.B15" office:value-type="float" office:value="0.001433">
            <text:p text:style-name="P45">1,43E-003</text:p>
          </table:table-cell>
        </table:table-row>
        <table:table-row>
          <table:table-cell table:style-name="Tabla1.A2" office:value-type="float" office:value="1780000">
            <text:p text:style-name="P45">1780000</text:p>
          </table:table-cell>
          <table:table-cell table:style-name="Tabla1.B15" office:value-type="float" office:value="0.001484">
            <text:p text:style-name="P45">1,48E-003</text:p>
          </table:table-cell>
        </table:table-row>
        <table:table-row>
          <table:table-cell table:style-name="Tabla1.A2" office:value-type="float" office:value="1790000">
            <text:p text:style-name="P45">1790000</text:p>
          </table:table-cell>
          <table:table-cell table:style-name="Tabla1.B15" office:value-type="float" office:value="0.001588">
            <text:p text:style-name="P45">1,59E-003</text:p>
          </table:table-cell>
        </table:table-row>
        <table:table-row>
          <table:table-cell table:style-name="Tabla1.A2" office:value-type="float" office:value="1800000">
            <text:p text:style-name="P45">1800000</text:p>
          </table:table-cell>
          <table:table-cell table:style-name="Tabla1.B15" office:value-type="float" office:value="0.001171">
            <text:p text:style-name="P45">1,17E-003</text:p>
          </table:table-cell>
        </table:table-row>
        <table:table-row>
          <table:table-cell table:style-name="Tabla1.A2" office:value-type="float" office:value="1810000">
            <text:p text:style-name="P45">1810000</text:p>
          </table:table-cell>
          <table:table-cell table:style-name="Tabla1.B15" office:value-type="float" office:value="0.002175">
            <text:p text:style-name="P45">2,18E-003</text:p>
          </table:table-cell>
        </table:table-row>
        <table:table-row>
          <table:table-cell table:style-name="Tabla1.A2" office:value-type="float" office:value="1820000">
            <text:p text:style-name="P45">1820000</text:p>
          </table:table-cell>
          <table:table-cell table:style-name="Tabla1.B15" office:value-type="float" office:value="0.001028">
            <text:p text:style-name="P45">1,03E-003</text:p>
          </table:table-cell>
        </table:table-row>
        <table:table-row>
          <table:table-cell table:style-name="Tabla1.A2" office:value-type="float" office:value="1830000">
            <text:p text:style-name="P45">1830000</text:p>
          </table:table-cell>
          <table:table-cell table:style-name="Tabla1.B290" office:value-type="string">
            <text:p text:style-name="P45">9.69e-07</text:p>
          </table:table-cell>
        </table:table-row>
        <table:table-row>
          <table:table-cell table:style-name="Tabla1.A2" office:value-type="float" office:value="1840000">
            <text:p text:style-name="P45">1840000</text:p>
          </table:table-cell>
          <table:table-cell table:style-name="Tabla1.B290" office:value-type="string">
            <text:p text:style-name="P45">9.58e-07</text:p>
          </table:table-cell>
        </table:table-row>
        <table:table-row>
          <table:table-cell table:style-name="Tabla1.A2" office:value-type="float" office:value="1850000">
            <text:p text:style-name="P45">1850000</text:p>
          </table:table-cell>
          <table:table-cell table:style-name="Tabla1.B15" office:value-type="float" office:value="0.001154">
            <text:p text:style-name="P45">1,15E-003</text:p>
          </table:table-cell>
        </table:table-row>
        <table:table-row>
          <table:table-cell table:style-name="Tabla1.A2" office:value-type="float" office:value="1860000">
            <text:p text:style-name="P45">1860000</text:p>
          </table:table-cell>
          <table:table-cell table:style-name="Tabla1.B15" office:value-type="float" office:value="0.002103">
            <text:p text:style-name="P45">2,10E-003</text:p>
          </table:table-cell>
        </table:table-row>
        <table:table-row>
          <table:table-cell table:style-name="Tabla1.A2" office:value-type="float" office:value="1870000">
            <text:p text:style-name="P45">1870000</text:p>
          </table:table-cell>
          <table:table-cell table:style-name="Tabla1.B290" office:value-type="string">
            <text:p text:style-name="P45">8.73e-07</text:p>
          </table:table-cell>
        </table:table-row>
        <table:table-row>
          <table:table-cell table:style-name="Tabla1.A2" office:value-type="float" office:value="1880000">
            <text:p text:style-name="P45">1880000</text:p>
          </table:table-cell>
          <table:table-cell table:style-name="Tabla1.B15" office:value-type="float" office:value="0.002175">
            <text:p text:style-name="P45">2,18E-003</text:p>
          </table:table-cell>
        </table:table-row>
        <table:table-row>
          <table:table-cell table:style-name="Tabla1.A2" office:value-type="float" office:value="1890000">
            <text:p text:style-name="P45">1890000</text:p>
          </table:table-cell>
          <table:table-cell table:style-name="Tabla1.B15" office:value-type="float" office:value="0.001986">
            <text:p text:style-name="P45">1,99E-003</text:p>
          </table:table-cell>
        </table:table-row>
        <table:table-row>
          <table:table-cell table:style-name="Tabla1.A2" office:value-type="float" office:value="1900000">
            <text:p text:style-name="P45">1900000</text:p>
          </table:table-cell>
          <table:table-cell table:style-name="Tabla1.B15" office:value-type="float" office:value="0.001278">
            <text:p text:style-name="P45">1,28E-003</text:p>
          </table:table-cell>
        </table:table-row>
        <table:table-row>
          <table:table-cell table:style-name="Tabla1.A2" office:value-type="float" office:value="1910000">
            <text:p text:style-name="P45">1910000</text:p>
          </table:table-cell>
          <table:table-cell table:style-name="Tabla1.B15" office:value-type="float" office:value="0.001372">
            <text:p text:style-name="P45">1,37E-003</text:p>
          </table:table-cell>
        </table:table-row>
        <table:table-row>
          <table:table-cell table:style-name="Tabla1.A2" office:value-type="float" office:value="1920000">
            <text:p text:style-name="P45">1920000</text:p>
          </table:table-cell>
          <table:table-cell table:style-name="Tabla1.B15" office:value-type="float" office:value="0.001159">
            <text:p text:style-name="P45">1,16E-003</text:p>
          </table:table-cell>
        </table:table-row>
        <table:table-row>
          <table:table-cell table:style-name="Tabla1.A2" office:value-type="float" office:value="1930000">
            <text:p text:style-name="P45">1930000</text:p>
          </table:table-cell>
          <table:table-cell table:style-name="Tabla1.B290" office:value-type="string">
            <text:p text:style-name="P45">1.74e-06</text:p>
          </table:table-cell>
        </table:table-row>
        <text:soft-page-break/>
        <table:table-row>
          <table:table-cell table:style-name="Tabla1.A2" office:value-type="float" office:value="1940000">
            <text:p text:style-name="P45">1940000</text:p>
          </table:table-cell>
          <table:table-cell table:style-name="Tabla1.B15" office:value-type="float" office:value="0.001038">
            <text:p text:style-name="P45">1,04E-003</text:p>
          </table:table-cell>
        </table:table-row>
        <table:table-row>
          <table:table-cell table:style-name="Tabla1.A2" office:value-type="float" office:value="1950000">
            <text:p text:style-name="P45">1950000</text:p>
          </table:table-cell>
          <table:table-cell table:style-name="Tabla1.B15" office:value-type="float" office:value="0.002904">
            <text:p text:style-name="P45">2,90E-003</text:p>
          </table:table-cell>
        </table:table-row>
        <table:table-row>
          <table:table-cell table:style-name="Tabla1.A2" office:value-type="float" office:value="1960000">
            <text:p text:style-name="P45">1960000</text:p>
          </table:table-cell>
          <table:table-cell table:style-name="Tabla1.B15" office:value-type="float" office:value="0.001052">
            <text:p text:style-name="P45">1,05E-003</text:p>
          </table:table-cell>
        </table:table-row>
        <table:table-row>
          <table:table-cell table:style-name="Tabla1.A2" office:value-type="float" office:value="1970000">
            <text:p text:style-name="P45">1970000</text:p>
          </table:table-cell>
          <table:table-cell table:style-name="Tabla1.B15" office:value-type="float" office:value="0.001588">
            <text:p text:style-name="P45">1,59E-003</text:p>
          </table:table-cell>
        </table:table-row>
        <table:table-row>
          <table:table-cell table:style-name="Tabla1.A2" office:value-type="float" office:value="1980000">
            <text:p text:style-name="P45">1980000</text:p>
          </table:table-cell>
          <table:table-cell table:style-name="Tabla1.B15" office:value-type="float" office:value="0.001581">
            <text:p text:style-name="P45">1,58E-003</text:p>
          </table:table-cell>
        </table:table-row>
        <table:table-row>
          <table:table-cell table:style-name="Tabla1.A2" office:value-type="float" office:value="1990000">
            <text:p text:style-name="P45">1990000</text:p>
          </table:table-cell>
          <table:table-cell table:style-name="Tabla1.B15" office:value-type="float" office:value="0.001471">
            <text:p text:style-name="P45">1,47E-003</text:p>
          </table:table-cell>
        </table:table-row>
        <table:table-row>
          <table:table-cell table:style-name="Tabla1.A2" office:value-type="float" office:value="2000000">
            <text:p text:style-name="P45">2000000</text:p>
          </table:table-cell>
          <table:table-cell table:style-name="Tabla1.B15" office:value-type="float" office:value="0.001426">
            <text:p text:style-name="P45">1,43E-003</text:p>
          </table:table-cell>
        </table:table-row>
        <table:table-row>
          <table:table-cell table:style-name="Tabla1.A2" office:value-type="float" office:value="2010000">
            <text:p text:style-name="P45">2010000</text:p>
          </table:table-cell>
          <table:table-cell table:style-name="Tabla1.B290" office:value-type="string">
            <text:p text:style-name="P45">1.52e-06</text:p>
          </table:table-cell>
        </table:table-row>
        <table:table-row>
          <table:table-cell table:style-name="Tabla1.A2" office:value-type="float" office:value="2020000">
            <text:p text:style-name="P45">2020000</text:p>
          </table:table-cell>
          <table:table-cell table:style-name="Tabla1.B15" office:value-type="float" office:value="0.002392">
            <text:p text:style-name="P45">2,39E-003</text:p>
          </table:table-cell>
        </table:table-row>
        <table:table-row>
          <table:table-cell table:style-name="Tabla1.A2" office:value-type="float" office:value="2030000">
            <text:p text:style-name="P45">2030000</text:p>
          </table:table-cell>
          <table:table-cell table:style-name="Tabla1.B15" office:value-type="float" office:value="0.001391">
            <text:p text:style-name="P45">1,39E-003</text:p>
          </table:table-cell>
        </table:table-row>
        <table:table-row>
          <table:table-cell table:style-name="Tabla1.A2" office:value-type="float" office:value="2040000">
            <text:p text:style-name="P45">2040000</text:p>
          </table:table-cell>
          <table:table-cell table:style-name="Tabla1.B15" office:value-type="float" office:value="0.002135">
            <text:p text:style-name="P45">2,14E-003</text:p>
          </table:table-cell>
        </table:table-row>
        <table:table-row>
          <table:table-cell table:style-name="Tabla1.A2" office:value-type="float" office:value="2050000">
            <text:p text:style-name="P45">2050000</text:p>
          </table:table-cell>
          <table:table-cell table:style-name="Tabla1.B15" office:value-type="float" office:value="0.001295">
            <text:p text:style-name="P45">1,30E-003</text:p>
          </table:table-cell>
        </table:table-row>
        <table:table-row>
          <table:table-cell table:style-name="Tabla1.A2" office:value-type="float" office:value="2060000">
            <text:p text:style-name="P45">2060000</text:p>
          </table:table-cell>
          <table:table-cell table:style-name="Tabla1.B15" office:value-type="float" office:value="0.001584">
            <text:p text:style-name="P45">1,58E-003</text:p>
          </table:table-cell>
        </table:table-row>
        <table:table-row>
          <table:table-cell table:style-name="Tabla1.A2" office:value-type="float" office:value="2070000">
            <text:p text:style-name="P45">2070000</text:p>
          </table:table-cell>
          <table:table-cell table:style-name="Tabla1.B15" office:value-type="float" office:value="0.003514">
            <text:p text:style-name="P45">3,51E-003</text:p>
          </table:table-cell>
        </table:table-row>
        <table:table-row>
          <table:table-cell table:style-name="Tabla1.A2" office:value-type="float" office:value="2080000">
            <text:p text:style-name="P45">2080000</text:p>
          </table:table-cell>
          <table:table-cell table:style-name="Tabla1.B15" office:value-type="float" office:value="0.001226">
            <text:p text:style-name="P45">1,23E-003</text:p>
          </table:table-cell>
        </table:table-row>
        <table:table-row>
          <table:table-cell table:style-name="Tabla1.A2" office:value-type="float" office:value="2090000">
            <text:p text:style-name="P45">2090000</text:p>
          </table:table-cell>
          <table:table-cell table:style-name="Tabla1.B15" office:value-type="float" office:value="0.001843">
            <text:p text:style-name="P45">1,84E-003</text:p>
          </table:table-cell>
        </table:table-row>
        <table:table-row>
          <table:table-cell table:style-name="Tabla1.A2" office:value-type="float" office:value="2100000">
            <text:p text:style-name="P45">2100000</text:p>
          </table:table-cell>
          <table:table-cell table:style-name="Tabla1.B15" office:value-type="float" office:value="0.002207">
            <text:p text:style-name="P45">2,21E-003</text:p>
          </table:table-cell>
        </table:table-row>
        <table:table-row>
          <table:table-cell table:style-name="Tabla1.A2" office:value-type="float" office:value="2110000">
            <text:p text:style-name="P45">2110000</text:p>
          </table:table-cell>
          <table:table-cell table:style-name="Tabla1.B15" office:value-type="float" office:value="0.001379">
            <text:p text:style-name="P45">1,38E-003</text:p>
          </table:table-cell>
        </table:table-row>
        <table:table-row>
          <table:table-cell table:style-name="Tabla1.A2" office:value-type="float" office:value="2120000">
            <text:p text:style-name="P45">2120000</text:p>
          </table:table-cell>
          <table:table-cell table:style-name="Tabla1.B15" office:value-type="float" office:value="0.001396">
            <text:p text:style-name="P45">1,40E-003</text:p>
          </table:table-cell>
        </table:table-row>
        <table:table-row>
          <table:table-cell table:style-name="Tabla1.A2" office:value-type="float" office:value="2130000">
            <text:p text:style-name="P45">2130000</text:p>
          </table:table-cell>
          <table:table-cell table:style-name="Tabla1.B15" office:value-type="float" office:value="0.002069">
            <text:p text:style-name="P45">2,07E-003</text:p>
          </table:table-cell>
        </table:table-row>
        <table:table-row>
          <table:table-cell table:style-name="Tabla1.A2" office:value-type="float" office:value="2140000">
            <text:p text:style-name="P45">2140000</text:p>
          </table:table-cell>
          <table:table-cell table:style-name="Tabla1.B15" office:value-type="float" office:value="0.002185">
            <text:p text:style-name="P45">2,19E-003</text:p>
          </table:table-cell>
        </table:table-row>
        <table:table-row>
          <table:table-cell table:style-name="Tabla1.A2" office:value-type="float" office:value="2150000">
            <text:p text:style-name="P45">2150000</text:p>
          </table:table-cell>
          <table:table-cell table:style-name="Tabla1.B15" office:value-type="float" office:value="0.001358">
            <text:p text:style-name="P45">1,36E-003</text:p>
          </table:table-cell>
        </table:table-row>
        <table:table-row>
          <table:table-cell table:style-name="Tabla1.A2" office:value-type="float" office:value="2160000">
            <text:p text:style-name="P45">2160000</text:p>
          </table:table-cell>
          <table:table-cell table:style-name="Tabla1.B15" office:value-type="float" office:value="0.001809">
            <text:p text:style-name="P45">1,81E-003</text:p>
          </table:table-cell>
        </table:table-row>
        <table:table-row>
          <table:table-cell table:style-name="Tabla1.A2" office:value-type="float" office:value="2170000">
            <text:p text:style-name="P45">2170000</text:p>
          </table:table-cell>
          <table:table-cell table:style-name="Tabla1.B15" office:value-type="float" office:value="0.001487">
            <text:p text:style-name="P45">1,49E-003</text:p>
          </table:table-cell>
        </table:table-row>
        <table:table-row>
          <table:table-cell table:style-name="Tabla1.A2" office:value-type="float" office:value="2180000">
            <text:p text:style-name="P45">2180000</text:p>
          </table:table-cell>
          <table:table-cell table:style-name="Tabla1.B15" office:value-type="float" office:value="0.001308">
            <text:p text:style-name="P45">1,31E-003</text:p>
          </table:table-cell>
        </table:table-row>
        <table:table-row>
          <table:table-cell table:style-name="Tabla1.A2" office:value-type="float" office:value="2190000">
            <text:p text:style-name="P45">2190000</text:p>
          </table:table-cell>
          <table:table-cell table:style-name="Tabla1.B290" office:value-type="string">
            <text:p text:style-name="P45">1.98e-06</text:p>
          </table:table-cell>
        </table:table-row>
        <table:table-row>
          <table:table-cell table:style-name="Tabla1.A2" office:value-type="float" office:value="2200000">
            <text:p text:style-name="P45">2200000</text:p>
          </table:table-cell>
          <table:table-cell table:style-name="Tabla1.B15" office:value-type="float" office:value="0.001258">
            <text:p text:style-name="P45">1,26E-003</text:p>
          </table:table-cell>
        </table:table-row>
        <table:table-row>
          <table:table-cell table:style-name="Tabla1.A2" office:value-type="float" office:value="2210000">
            <text:p text:style-name="P45">2210000</text:p>
          </table:table-cell>
          <table:table-cell table:style-name="Tabla1.B15" office:value-type="float" office:value="0.001866">
            <text:p text:style-name="P45">1,87E-003</text:p>
          </table:table-cell>
        </table:table-row>
        <table:table-row>
          <table:table-cell table:style-name="Tabla1.A2" office:value-type="float" office:value="2220000">
            <text:p text:style-name="P45">2220000</text:p>
          </table:table-cell>
          <table:table-cell table:style-name="Tabla1.B15" office:value-type="float" office:value="0.001167">
            <text:p text:style-name="P45">1,17E-003</text:p>
          </table:table-cell>
        </table:table-row>
        <table:table-row>
          <table:table-cell table:style-name="Tabla1.A2" office:value-type="float" office:value="2230000">
            <text:p text:style-name="P45">2230000</text:p>
          </table:table-cell>
          <table:table-cell table:style-name="Tabla1.B15" office:value-type="float" office:value="0.001305">
            <text:p text:style-name="P45">1,31E-003</text:p>
          </table:table-cell>
        </table:table-row>
        <table:table-row>
          <table:table-cell table:style-name="Tabla1.A2" office:value-type="float" office:value="2240000">
            <text:p text:style-name="P45">2240000</text:p>
          </table:table-cell>
          <table:table-cell table:style-name="Tabla1.B15" office:value-type="float" office:value="0.001113">
            <text:p text:style-name="P45">1,11E-003</text:p>
          </table:table-cell>
        </table:table-row>
        <table:table-row>
          <table:table-cell table:style-name="Tabla1.A2" office:value-type="float" office:value="2250000">
            <text:p text:style-name="P45">2250000</text:p>
          </table:table-cell>
          <table:table-cell table:style-name="Tabla1.B290" office:value-type="string">
            <text:p text:style-name="P45">1.77e-06</text:p>
          </table:table-cell>
        </table:table-row>
        <table:table-row>
          <table:table-cell table:style-name="Tabla1.A2" office:value-type="float" office:value="2260000">
            <text:p text:style-name="P45">2260000</text:p>
          </table:table-cell>
          <table:table-cell table:style-name="Tabla1.B15" office:value-type="float" office:value="0.002184">
            <text:p text:style-name="P45">2,18E-003</text:p>
          </table:table-cell>
        </table:table-row>
        <table:table-row>
          <table:table-cell table:style-name="Tabla1.A2" office:value-type="float" office:value="2270000">
            <text:p text:style-name="P45">2270000</text:p>
          </table:table-cell>
          <table:table-cell table:style-name="Tabla1.B15" office:value-type="float" office:value="0.001903">
            <text:p text:style-name="P45">1,90E-003</text:p>
          </table:table-cell>
        </table:table-row>
        <table:table-row>
          <table:table-cell table:style-name="Tabla1.A2" office:value-type="float" office:value="2280000">
            <text:p text:style-name="P45">2280000</text:p>
          </table:table-cell>
          <table:table-cell table:style-name="Tabla1.B15" office:value-type="float" office:value="0.002175">
            <text:p text:style-name="P45">2,18E-003</text:p>
          </table:table-cell>
        </table:table-row>
        <table:table-row>
          <table:table-cell table:style-name="Tabla1.A2" office:value-type="float" office:value="2290000">
            <text:p text:style-name="P45">2290000</text:p>
          </table:table-cell>
          <table:table-cell table:style-name="Tabla1.B15" office:value-type="float" office:value="0.001018">
            <text:p text:style-name="P45">1,02E-003</text:p>
          </table:table-cell>
        </table:table-row>
        <table:table-row>
          <table:table-cell table:style-name="Tabla1.A2" office:value-type="float" office:value="2300000">
            <text:p text:style-name="P45">2300000</text:p>
          </table:table-cell>
          <table:table-cell table:style-name="Tabla1.B15" office:value-type="float" office:value="0.002267">
            <text:p text:style-name="P45">2,27E-003</text:p>
          </table:table-cell>
        </table:table-row>
        <text:soft-page-break/>
        <table:table-row>
          <table:table-cell table:style-name="Tabla1.A2" office:value-type="float" office:value="2310000">
            <text:p text:style-name="P45">2310000</text:p>
          </table:table-cell>
          <table:table-cell table:style-name="Tabla1.B290" office:value-type="string">
            <text:p text:style-name="P45">9.21e-07</text:p>
          </table:table-cell>
        </table:table-row>
        <table:table-row>
          <table:table-cell table:style-name="Tabla1.A2" office:value-type="float" office:value="2320000">
            <text:p text:style-name="P45">2320000</text:p>
          </table:table-cell>
          <table:table-cell table:style-name="Tabla1.B15" office:value-type="float" office:value="0.001427">
            <text:p text:style-name="P45">1,43E-003</text:p>
          </table:table-cell>
        </table:table-row>
        <table:table-row>
          <table:table-cell table:style-name="Tabla1.A2" office:value-type="float" office:value="2330000">
            <text:p text:style-name="P45">2330000</text:p>
          </table:table-cell>
          <table:table-cell table:style-name="Tabla1.B15" office:value-type="float" office:value="0.001364">
            <text:p text:style-name="P45">1,36E-003</text:p>
          </table:table-cell>
        </table:table-row>
        <table:table-row>
          <table:table-cell table:style-name="Tabla1.A2" office:value-type="float" office:value="2340000">
            <text:p text:style-name="P45">2340000</text:p>
          </table:table-cell>
          <table:table-cell table:style-name="Tabla1.B15" office:value-type="float" office:value="0.002025">
            <text:p text:style-name="P45">2,03E-003</text:p>
          </table:table-cell>
        </table:table-row>
        <table:table-row>
          <table:table-cell table:style-name="Tabla1.A2" office:value-type="float" office:value="2350000">
            <text:p text:style-name="P45">2350000</text:p>
          </table:table-cell>
          <table:table-cell table:style-name="Tabla1.B15" office:value-type="float" office:value="0.001833">
            <text:p text:style-name="P45">1,83E-003</text:p>
          </table:table-cell>
        </table:table-row>
        <table:table-row>
          <table:table-cell table:style-name="Tabla1.A2" office:value-type="float" office:value="2360000">
            <text:p text:style-name="P45">2360000</text:p>
          </table:table-cell>
          <table:table-cell table:style-name="Tabla1.B290" office:value-type="string">
            <text:p text:style-name="P45">2.57e-06</text:p>
          </table:table-cell>
        </table:table-row>
        <table:table-row>
          <table:table-cell table:style-name="Tabla1.A2" office:value-type="float" office:value="2370000">
            <text:p text:style-name="P45">2370000</text:p>
          </table:table-cell>
          <table:table-cell table:style-name="Tabla1.B15" office:value-type="float" office:value="0.003327">
            <text:p text:style-name="P45">3,33E-003</text:p>
          </table:table-cell>
        </table:table-row>
        <table:table-row>
          <table:table-cell table:style-name="Tabla1.A2" office:value-type="float" office:value="2380000">
            <text:p text:style-name="P45">2380000</text:p>
          </table:table-cell>
          <table:table-cell table:style-name="Tabla1.B15" office:value-type="float" office:value="0.003085">
            <text:p text:style-name="P45">3,09E-003</text:p>
          </table:table-cell>
        </table:table-row>
        <table:table-row>
          <table:table-cell table:style-name="Tabla1.A2" office:value-type="float" office:value="2390000">
            <text:p text:style-name="P45">2390000</text:p>
          </table:table-cell>
          <table:table-cell table:style-name="Tabla1.B15" office:value-type="float" office:value="0.001428">
            <text:p text:style-name="P45">1,43E-003</text:p>
          </table:table-cell>
        </table:table-row>
        <table:table-row>
          <table:table-cell table:style-name="Tabla1.A2" office:value-type="float" office:value="2400000">
            <text:p text:style-name="P45">2400000</text:p>
          </table:table-cell>
          <table:table-cell table:style-name="Tabla1.B15" office:value-type="float" office:value="0.004363">
            <text:p text:style-name="P45">4,36E-003</text:p>
          </table:table-cell>
        </table:table-row>
        <table:table-row>
          <table:table-cell table:style-name="Tabla1.A2" office:value-type="float" office:value="2410000">
            <text:p text:style-name="P45">2410000</text:p>
          </table:table-cell>
          <table:table-cell table:style-name="Tabla1.B15" office:value-type="float" office:value="0.001801">
            <text:p text:style-name="P45">1,80E-003</text:p>
          </table:table-cell>
        </table:table-row>
        <table:table-row>
          <table:table-cell table:style-name="Tabla1.A2" office:value-type="float" office:value="2420000">
            <text:p text:style-name="P45">2420000</text:p>
          </table:table-cell>
          <table:table-cell table:style-name="Tabla1.B15" office:value-type="float" office:value="0.003484">
            <text:p text:style-name="P45">3,48E-003</text:p>
          </table:table-cell>
        </table:table-row>
        <table:table-row>
          <table:table-cell table:style-name="Tabla1.A2" office:value-type="float" office:value="2430000">
            <text:p text:style-name="P45">2430000</text:p>
          </table:table-cell>
          <table:table-cell table:style-name="Tabla1.B15" office:value-type="float" office:value="0.002194">
            <text:p text:style-name="P45">2,19E-003</text:p>
          </table:table-cell>
        </table:table-row>
        <table:table-row>
          <table:table-cell table:style-name="Tabla1.A2" office:value-type="float" office:value="2440000">
            <text:p text:style-name="P45">2440000</text:p>
          </table:table-cell>
          <table:table-cell table:style-name="Tabla1.B15" office:value-type="float" office:value="0.001707">
            <text:p text:style-name="P45">1,71E-003</text:p>
          </table:table-cell>
        </table:table-row>
        <table:table-row>
          <table:table-cell table:style-name="Tabla1.A2" office:value-type="float" office:value="2450000">
            <text:p text:style-name="P45">2450000</text:p>
          </table:table-cell>
          <table:table-cell table:style-name="Tabla1.B15" office:value-type="float" office:value="0.001657">
            <text:p text:style-name="P45">1,66E-003</text:p>
          </table:table-cell>
        </table:table-row>
        <table:table-row>
          <table:table-cell table:style-name="Tabla1.A2" office:value-type="float" office:value="2460000">
            <text:p text:style-name="P45">2460000</text:p>
          </table:table-cell>
          <table:table-cell table:style-name="Tabla1.B15" office:value-type="float" office:value="0.001384">
            <text:p text:style-name="P45">1,38E-003</text:p>
          </table:table-cell>
        </table:table-row>
        <table:table-row>
          <table:table-cell table:style-name="Tabla1.A2" office:value-type="float" office:value="2470000">
            <text:p text:style-name="P45">2470000</text:p>
          </table:table-cell>
          <table:table-cell table:style-name="Tabla1.B15" office:value-type="float" office:value="0.002595">
            <text:p text:style-name="P45">2,60E-003</text:p>
          </table:table-cell>
        </table:table-row>
        <table:table-row>
          <table:table-cell table:style-name="Tabla1.A2" office:value-type="float" office:value="2480000">
            <text:p text:style-name="P45">2480000</text:p>
          </table:table-cell>
          <table:table-cell table:style-name="Tabla1.B15" office:value-type="float" office:value="0.002011">
            <text:p text:style-name="P45">2,01E-003</text:p>
          </table:table-cell>
        </table:table-row>
        <table:table-row>
          <table:table-cell table:style-name="Tabla1.A2" office:value-type="float" office:value="2490000">
            <text:p text:style-name="P45">2490000</text:p>
          </table:table-cell>
          <table:table-cell table:style-name="Tabla1.B15" office:value-type="float" office:value="0.002374">
            <text:p text:style-name="P45">2,37E-003</text:p>
          </table:table-cell>
        </table:table-row>
        <table:table-row>
          <table:table-cell table:style-name="Tabla1.A2" office:value-type="float" office:value="2500000">
            <text:p text:style-name="P45">2500000</text:p>
          </table:table-cell>
          <table:table-cell table:style-name="Tabla1.B15" office:value-type="float" office:value="0.001417">
            <text:p text:style-name="P45">1,42E-003</text:p>
          </table:table-cell>
        </table:table-row>
        <table:table-row>
          <table:table-cell table:style-name="Tabla1.A2" office:value-type="float" office:value="2510000">
            <text:p text:style-name="P45">2510000</text:p>
          </table:table-cell>
          <table:table-cell table:style-name="Tabla1.B15" office:value-type="float" office:value="0.002225">
            <text:p text:style-name="P45">2,23E-003</text:p>
          </table:table-cell>
        </table:table-row>
        <table:table-row>
          <table:table-cell table:style-name="Tabla1.A2" office:value-type="float" office:value="2520000">
            <text:p text:style-name="P45">2520000</text:p>
          </table:table-cell>
          <table:table-cell table:style-name="Tabla1.B15" office:value-type="float" office:value="0.001542">
            <text:p text:style-name="P45">1,54E-003</text:p>
          </table:table-cell>
        </table:table-row>
        <table:table-row>
          <table:table-cell table:style-name="Tabla1.A2" office:value-type="float" office:value="2530000">
            <text:p text:style-name="P45">2530000</text:p>
          </table:table-cell>
          <table:table-cell table:style-name="Tabla1.B15" office:value-type="float" office:value="0.001371">
            <text:p text:style-name="P45">1,37E-003</text:p>
          </table:table-cell>
        </table:table-row>
        <table:table-row>
          <table:table-cell table:style-name="Tabla1.A2" office:value-type="float" office:value="2540000">
            <text:p text:style-name="P45">2540000</text:p>
          </table:table-cell>
          <table:table-cell table:style-name="Tabla1.B15" office:value-type="float" office:value="0.002448">
            <text:p text:style-name="P45">2,45E-003</text:p>
          </table:table-cell>
        </table:table-row>
        <table:table-row>
          <table:table-cell table:style-name="Tabla1.A2" office:value-type="float" office:value="2550000">
            <text:p text:style-name="P45">2550000</text:p>
          </table:table-cell>
          <table:table-cell table:style-name="Tabla1.B15" office:value-type="float" office:value="0.001521">
            <text:p text:style-name="P45">1,52E-003</text:p>
          </table:table-cell>
        </table:table-row>
        <table:table-row>
          <table:table-cell table:style-name="Tabla1.A2" office:value-type="float" office:value="2560000">
            <text:p text:style-name="P45">2560000</text:p>
          </table:table-cell>
          <table:table-cell table:style-name="Tabla1.B15" office:value-type="float" office:value="0.002133">
            <text:p text:style-name="P45">2,13E-003</text:p>
          </table:table-cell>
        </table:table-row>
        <table:table-row>
          <table:table-cell table:style-name="Tabla1.A2" office:value-type="float" office:value="2570000">
            <text:p text:style-name="P45">2570000</text:p>
          </table:table-cell>
          <table:table-cell table:style-name="Tabla1.B15" office:value-type="float" office:value="0.001323">
            <text:p text:style-name="P45">1,32E-003</text:p>
          </table:table-cell>
        </table:table-row>
        <table:table-row>
          <table:table-cell table:style-name="Tabla1.A2" office:value-type="float" office:value="2580000">
            <text:p text:style-name="P45">2580000</text:p>
          </table:table-cell>
          <table:table-cell table:style-name="Tabla1.B290" office:value-type="string">
            <text:p text:style-name="P45">2.7e-06</text:p>
          </table:table-cell>
        </table:table-row>
        <table:table-row>
          <table:table-cell table:style-name="Tabla1.A2" office:value-type="float" office:value="2590000">
            <text:p text:style-name="P45">2590000</text:p>
          </table:table-cell>
          <table:table-cell table:style-name="Tabla1.B15" office:value-type="float" office:value="0.001634">
            <text:p text:style-name="P45">1,63E-003</text:p>
          </table:table-cell>
        </table:table-row>
        <table:table-row>
          <table:table-cell table:style-name="Tabla1.A2" office:value-type="float" office:value="2600000">
            <text:p text:style-name="P45">2600000</text:p>
          </table:table-cell>
          <table:table-cell table:style-name="Tabla1.B15" office:value-type="float" office:value="0.001513">
            <text:p text:style-name="P45">1,51E-003</text:p>
          </table:table-cell>
        </table:table-row>
        <table:table-row>
          <table:table-cell table:style-name="Tabla1.A2" office:value-type="float" office:value="2610000">
            <text:p text:style-name="P45">2610000</text:p>
          </table:table-cell>
          <table:table-cell table:style-name="Tabla1.B15" office:value-type="float" office:value="0.002057">
            <text:p text:style-name="P45">2,06E-003</text:p>
          </table:table-cell>
        </table:table-row>
        <table:table-row>
          <table:table-cell table:style-name="Tabla1.A2" office:value-type="float" office:value="2620000">
            <text:p text:style-name="P45">2620000</text:p>
          </table:table-cell>
          <table:table-cell table:style-name="Tabla1.B15" office:value-type="float" office:value="0.001787">
            <text:p text:style-name="P45">1,79E-003</text:p>
          </table:table-cell>
        </table:table-row>
        <table:table-row>
          <table:table-cell table:style-name="Tabla1.A2" office:value-type="float" office:value="2630000">
            <text:p text:style-name="P45">2630000</text:p>
          </table:table-cell>
          <table:table-cell table:style-name="Tabla1.B15" office:value-type="float" office:value="0.002739">
            <text:p text:style-name="P45">2,74E-003</text:p>
          </table:table-cell>
        </table:table-row>
        <table:table-row>
          <table:table-cell table:style-name="Tabla1.A2" office:value-type="float" office:value="2640000">
            <text:p text:style-name="P45">2640000</text:p>
          </table:table-cell>
          <table:table-cell table:style-name="Tabla1.B290" office:value-type="string">
            <text:p text:style-name="P45">1.69e-06</text:p>
          </table:table-cell>
        </table:table-row>
        <table:table-row>
          <table:table-cell table:style-name="Tabla1.A2" office:value-type="float" office:value="2650000">
            <text:p text:style-name="P45">2650000</text:p>
          </table:table-cell>
          <table:table-cell table:style-name="Tabla1.B15" office:value-type="float" office:value="0.001465">
            <text:p text:style-name="P45">1,47E-003</text:p>
          </table:table-cell>
        </table:table-row>
        <table:table-row>
          <table:table-cell table:style-name="Tabla1.A2" office:value-type="float" office:value="2660000">
            <text:p text:style-name="P45">2660000</text:p>
          </table:table-cell>
          <table:table-cell table:style-name="Tabla1.B15" office:value-type="float" office:value="0.001709">
            <text:p text:style-name="P45">1,71E-003</text:p>
          </table:table-cell>
        </table:table-row>
        <table:table-row>
          <table:table-cell table:style-name="Tabla1.A2" office:value-type="float" office:value="2670000">
            <text:p text:style-name="P45">2670000</text:p>
          </table:table-cell>
          <table:table-cell table:style-name="Tabla1.B290" office:value-type="string">
            <text:p text:style-name="P45">1.98e-06</text:p>
          </table:table-cell>
        </table:table-row>
        <text:soft-page-break/>
        <table:table-row>
          <table:table-cell table:style-name="Tabla1.A2" office:value-type="float" office:value="2680000">
            <text:p text:style-name="P45">2680000</text:p>
          </table:table-cell>
          <table:table-cell table:style-name="Tabla1.B15" office:value-type="float" office:value="0.002016">
            <text:p text:style-name="P45">2,02E-003</text:p>
          </table:table-cell>
        </table:table-row>
        <table:table-row>
          <table:table-cell table:style-name="Tabla1.A2" office:value-type="float" office:value="2690000">
            <text:p text:style-name="P45">2690000</text:p>
          </table:table-cell>
          <table:table-cell table:style-name="Tabla1.B15" office:value-type="float" office:value="0.001505">
            <text:p text:style-name="P45">1,51E-003</text:p>
          </table:table-cell>
        </table:table-row>
        <table:table-row>
          <table:table-cell table:style-name="Tabla1.A2" office:value-type="float" office:value="2700000">
            <text:p text:style-name="P45">2700000</text:p>
          </table:table-cell>
          <table:table-cell table:style-name="Tabla1.B15" office:value-type="float" office:value="0.001839">
            <text:p text:style-name="P45">1,84E-003</text:p>
          </table:table-cell>
        </table:table-row>
        <table:table-row>
          <table:table-cell table:style-name="Tabla1.A2" office:value-type="float" office:value="2710000">
            <text:p text:style-name="P45">2710000</text:p>
          </table:table-cell>
          <table:table-cell table:style-name="Tabla1.B15" office:value-type="float" office:value="0.002335">
            <text:p text:style-name="P45">2,34E-003</text:p>
          </table:table-cell>
        </table:table-row>
        <table:table-row>
          <table:table-cell table:style-name="Tabla1.A2" office:value-type="float" office:value="2720000">
            <text:p text:style-name="P45">2720000</text:p>
          </table:table-cell>
          <table:table-cell table:style-name="Tabla1.B15" office:value-type="float" office:value="0.001697">
            <text:p text:style-name="P45">1,70E-003</text:p>
          </table:table-cell>
        </table:table-row>
        <table:table-row>
          <table:table-cell table:style-name="Tabla1.A2" office:value-type="float" office:value="2730000">
            <text:p text:style-name="P45">2730000</text:p>
          </table:table-cell>
          <table:table-cell table:style-name="Tabla1.B15" office:value-type="float" office:value="0.001476">
            <text:p text:style-name="P45">1,48E-003</text:p>
          </table:table-cell>
        </table:table-row>
        <table:table-row>
          <table:table-cell table:style-name="Tabla1.A2" office:value-type="float" office:value="2740000">
            <text:p text:style-name="P45">2740000</text:p>
          </table:table-cell>
          <table:table-cell table:style-name="Tabla1.B15" office:value-type="float" office:value="0.002219">
            <text:p text:style-name="P45">2,22E-003</text:p>
          </table:table-cell>
        </table:table-row>
        <table:table-row>
          <table:table-cell table:style-name="Tabla1.A2" office:value-type="float" office:value="2750000">
            <text:p text:style-name="P45">2750000</text:p>
          </table:table-cell>
          <table:table-cell table:style-name="Tabla1.B15" office:value-type="float" office:value="0.001639">
            <text:p text:style-name="P45">1,64E-003</text:p>
          </table:table-cell>
        </table:table-row>
        <table:table-row>
          <table:table-cell table:style-name="Tabla1.A2" office:value-type="float" office:value="2760000">
            <text:p text:style-name="P45">2760000</text:p>
          </table:table-cell>
          <table:table-cell table:style-name="Tabla1.B15" office:value-type="float" office:value="0.001299">
            <text:p text:style-name="P45">1,30E-003</text:p>
          </table:table-cell>
        </table:table-row>
        <table:table-row>
          <table:table-cell table:style-name="Tabla1.A2" office:value-type="float" office:value="2770000">
            <text:p text:style-name="P45">2770000</text:p>
          </table:table-cell>
          <table:table-cell table:style-name="Tabla1.B15" office:value-type="float" office:value="0.002372">
            <text:p text:style-name="P45">2,37E-003</text:p>
          </table:table-cell>
        </table:table-row>
        <table:table-row>
          <table:table-cell table:style-name="Tabla1.A2" office:value-type="float" office:value="2780000">
            <text:p text:style-name="P45">2780000</text:p>
          </table:table-cell>
          <table:table-cell table:style-name="Tabla1.B290" office:value-type="string">
            <text:p text:style-name="P45">5.36e-06</text:p>
          </table:table-cell>
        </table:table-row>
        <table:table-row>
          <table:table-cell table:style-name="Tabla1.A2" office:value-type="float" office:value="2790000">
            <text:p text:style-name="P45">2790000</text:p>
          </table:table-cell>
          <table:table-cell table:style-name="Tabla1.B15" office:value-type="float" office:value="0.001349">
            <text:p text:style-name="P45">1,35E-003</text:p>
          </table:table-cell>
        </table:table-row>
        <table:table-row>
          <table:table-cell table:style-name="Tabla1.A2" office:value-type="float" office:value="2800000">
            <text:p text:style-name="P45">2800000</text:p>
          </table:table-cell>
          <table:table-cell table:style-name="Tabla1.B15" office:value-type="float" office:value="0.001417">
            <text:p text:style-name="P45">1,42E-003</text:p>
          </table:table-cell>
        </table:table-row>
        <table:table-row>
          <table:table-cell table:style-name="Tabla1.A2" office:value-type="float" office:value="2810000">
            <text:p text:style-name="P45">2810000</text:p>
          </table:table-cell>
          <table:table-cell table:style-name="Tabla1.B290" office:value-type="string">
            <text:p text:style-name="P45">1.1669e-05</text:p>
          </table:table-cell>
        </table:table-row>
        <table:table-row>
          <table:table-cell table:style-name="Tabla1.A2" office:value-type="float" office:value="2820000">
            <text:p text:style-name="P45">2820000</text:p>
          </table:table-cell>
          <table:table-cell table:style-name="Tabla1.B15" office:value-type="float" office:value="0.001826">
            <text:p text:style-name="P45">1,83E-003</text:p>
          </table:table-cell>
        </table:table-row>
        <table:table-row>
          <table:table-cell table:style-name="Tabla1.A2" office:value-type="float" office:value="2830000">
            <text:p text:style-name="P45">2830000</text:p>
          </table:table-cell>
          <table:table-cell table:style-name="Tabla1.B15" office:value-type="float" office:value="0.001579">
            <text:p text:style-name="P45">1,58E-003</text:p>
          </table:table-cell>
        </table:table-row>
        <table:table-row>
          <table:table-cell table:style-name="Tabla1.A2" office:value-type="float" office:value="2840000">
            <text:p text:style-name="P45">2840000</text:p>
          </table:table-cell>
          <table:table-cell table:style-name="Tabla1.B290" office:value-type="string">
            <text:p text:style-name="P45">1.0257e-05</text:p>
          </table:table-cell>
        </table:table-row>
        <table:table-row>
          <table:table-cell table:style-name="Tabla1.A2" office:value-type="float" office:value="2850000">
            <text:p text:style-name="P45">2850000</text:p>
          </table:table-cell>
          <table:table-cell table:style-name="Tabla1.B290" office:value-type="string">
            <text:p text:style-name="P45">1.56e-06</text:p>
          </table:table-cell>
        </table:table-row>
        <table:table-row>
          <table:table-cell table:style-name="Tabla1.A2" office:value-type="float" office:value="2860000">
            <text:p text:style-name="P45">2860000</text:p>
          </table:table-cell>
          <table:table-cell table:style-name="Tabla1.B15" office:value-type="float" office:value="0.002378">
            <text:p text:style-name="P45">2,38E-003</text:p>
          </table:table-cell>
        </table:table-row>
        <table:table-row>
          <table:table-cell table:style-name="Tabla1.A2" office:value-type="float" office:value="2870000">
            <text:p text:style-name="P45">2870000</text:p>
          </table:table-cell>
          <table:table-cell table:style-name="Tabla1.B15" office:value-type="float" office:value="0.002036">
            <text:p text:style-name="P45">2,04E-003</text:p>
          </table:table-cell>
        </table:table-row>
        <table:table-row>
          <table:table-cell table:style-name="Tabla1.A2" office:value-type="float" office:value="2880000">
            <text:p text:style-name="P45">2880000</text:p>
          </table:table-cell>
          <table:table-cell table:style-name="Tabla1.B15" office:value-type="float" office:value="0.001461">
            <text:p text:style-name="P45">1,46E-003</text:p>
          </table:table-cell>
        </table:table-row>
        <table:table-row>
          <table:table-cell table:style-name="Tabla1.A2" office:value-type="float" office:value="2890000">
            <text:p text:style-name="P45">2890000</text:p>
          </table:table-cell>
          <table:table-cell table:style-name="Tabla1.B290" office:value-type="string">
            <text:p text:style-name="P45">7.07e-06</text:p>
          </table:table-cell>
        </table:table-row>
        <table:table-row>
          <table:table-cell table:style-name="Tabla1.A2" office:value-type="float" office:value="2900000">
            <text:p text:style-name="P45">2900000</text:p>
          </table:table-cell>
          <table:table-cell table:style-name="Tabla1.B15" office:value-type="float" office:value="0.001389">
            <text:p text:style-name="P45">1,39E-003</text:p>
          </table:table-cell>
        </table:table-row>
        <table:table-row>
          <table:table-cell table:style-name="Tabla1.A2" office:value-type="float" office:value="2910000">
            <text:p text:style-name="P45">2910000</text:p>
          </table:table-cell>
          <table:table-cell table:style-name="Tabla1.B15" office:value-type="float" office:value="0.001646">
            <text:p text:style-name="P45">1,65E-003</text:p>
          </table:table-cell>
        </table:table-row>
        <table:table-row>
          <table:table-cell table:style-name="Tabla1.A2" office:value-type="float" office:value="2920000">
            <text:p text:style-name="P45">2920000</text:p>
          </table:table-cell>
          <table:table-cell table:style-name="Tabla1.B15" office:value-type="float" office:value="0.001384">
            <text:p text:style-name="P45">1,38E-003</text:p>
          </table:table-cell>
        </table:table-row>
        <table:table-row>
          <table:table-cell table:style-name="Tabla1.A2" office:value-type="float" office:value="2930000">
            <text:p text:style-name="P45">2930000</text:p>
          </table:table-cell>
          <table:table-cell table:style-name="Tabla1.B15" office:value-type="float" office:value="0.001385">
            <text:p text:style-name="P45">1,39E-003</text:p>
          </table:table-cell>
        </table:table-row>
        <table:table-row>
          <table:table-cell table:style-name="Tabla1.A2" office:value-type="float" office:value="2940000">
            <text:p text:style-name="P45">2940000</text:p>
          </table:table-cell>
          <table:table-cell table:style-name="Tabla1.B15" office:value-type="float" office:value="0.001993">
            <text:p text:style-name="P45">1,99E-003</text:p>
          </table:table-cell>
        </table:table-row>
        <table:table-row>
          <table:table-cell table:style-name="Tabla1.A2" office:value-type="float" office:value="2950000">
            <text:p text:style-name="P45">2950000</text:p>
          </table:table-cell>
          <table:table-cell table:style-name="Tabla1.B15" office:value-type="float" office:value="0.001914">
            <text:p text:style-name="P45">1,91E-003</text:p>
          </table:table-cell>
        </table:table-row>
        <table:table-row>
          <table:table-cell table:style-name="Tabla1.A2" office:value-type="float" office:value="2960000">
            <text:p text:style-name="P45">2960000</text:p>
          </table:table-cell>
          <table:table-cell table:style-name="Tabla1.B15" office:value-type="float" office:value="0.001685">
            <text:p text:style-name="P45">1,69E-003</text:p>
          </table:table-cell>
        </table:table-row>
        <table:table-row>
          <table:table-cell table:style-name="Tabla1.A2" office:value-type="float" office:value="2970000">
            <text:p text:style-name="P45">2970000</text:p>
          </table:table-cell>
          <table:table-cell table:style-name="Tabla1.B15" office:value-type="float" office:value="0.001597">
            <text:p text:style-name="P45">1,60E-003</text:p>
          </table:table-cell>
        </table:table-row>
        <table:table-row>
          <table:table-cell table:style-name="Tabla1.A2" office:value-type="float" office:value="2980000">
            <text:p text:style-name="P45">2980000</text:p>
          </table:table-cell>
          <table:table-cell table:style-name="Tabla1.B15" office:value-type="float" office:value="0.001719">
            <text:p text:style-name="P45">1,72E-003</text:p>
          </table:table-cell>
        </table:table-row>
        <table:table-row>
          <table:table-cell table:style-name="Tabla1.A2" office:value-type="float" office:value="2990000">
            <text:p text:style-name="P45">2990000</text:p>
          </table:table-cell>
          <table:table-cell table:style-name="Tabla1.B15" office:value-type="float" office:value="0.001699">
            <text:p text:style-name="P45">1,70E-003</text:p>
          </table:table-cell>
        </table:table-row>
      </table:table>
      <text:p text:style-name="P15"><text:soft-page-break/></text:p>
      <text:p text:style-name="P15"/>
      <text:p text:style-name="P15"/>
      <text:p text:style-name="P15"><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26">,</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5">Tamaño</text:p>
          </table:table-cell>
          <table:table-cell table:style-name="Tabla4.B1" office:value-type="string">
            <text:p text:style-name="P45">Tiempo</text:p>
          </table:table-cell>
        </table:table-row>
        <table:table-row>
          <table:table-cell table:style-name="Tabla4.A2" office:value-type="float" office:value="10001">
            <text:p text:style-name="P45">10001</text:p>
          </table:table-cell>
          <table:table-cell table:style-name="Tabla4.B298" office:value-type="string">
            <text:p text:style-name="P45">5.38e-07</text:p>
          </table:table-cell>
        </table:table-row>
        <table:table-row>
          <table:table-cell table:style-name="Tabla4.A2" office:value-type="float" office:value="20001">
            <text:p text:style-name="P45">20001</text:p>
          </table:table-cell>
          <table:table-cell table:style-name="Tabla4.B298" office:value-type="string">
            <text:p text:style-name="P45">5.25e-07</text:p>
          </table:table-cell>
        </table:table-row>
        <table:table-row>
          <table:table-cell table:style-name="Tabla4.A2" office:value-type="float" office:value="30001">
            <text:p text:style-name="P45">30001</text:p>
          </table:table-cell>
          <table:table-cell table:style-name="Tabla4.B298" office:value-type="string">
            <text:p text:style-name="P45">5.15e-07</text:p>
          </table:table-cell>
        </table:table-row>
        <table:table-row>
          <table:table-cell table:style-name="Tabla4.A2" office:value-type="float" office:value="40001">
            <text:p text:style-name="P45">40001</text:p>
          </table:table-cell>
          <table:table-cell table:style-name="Tabla4.B298" office:value-type="string">
            <text:p text:style-name="P45">5.7e-07</text:p>
          </table:table-cell>
        </table:table-row>
        <table:table-row>
          <table:table-cell table:style-name="Tabla4.A2" office:value-type="float" office:value="50001">
            <text:p text:style-name="P45">50001</text:p>
          </table:table-cell>
          <table:table-cell table:style-name="Tabla4.B298" office:value-type="string">
            <text:p text:style-name="P45">9.15e-07</text:p>
          </table:table-cell>
        </table:table-row>
        <table:table-row>
          <table:table-cell table:style-name="Tabla4.A2" office:value-type="float" office:value="60001">
            <text:p text:style-name="P45">60001</text:p>
          </table:table-cell>
          <table:table-cell table:style-name="Tabla4.B298" office:value-type="string">
            <text:p text:style-name="P45">6.54e-07</text:p>
          </table:table-cell>
        </table:table-row>
        <table:table-row>
          <table:table-cell table:style-name="Tabla4.A2" office:value-type="float" office:value="70001">
            <text:p text:style-name="P45">70001</text:p>
          </table:table-cell>
          <table:table-cell table:style-name="Tabla4.B298" office:value-type="string">
            <text:p text:style-name="P45">6.3e-07</text:p>
          </table:table-cell>
        </table:table-row>
        <table:table-row>
          <table:table-cell table:style-name="Tabla4.A2" office:value-type="float" office:value="80001">
            <text:p text:style-name="P45">80001</text:p>
          </table:table-cell>
          <table:table-cell table:style-name="Tabla4.B298" office:value-type="string">
            <text:p text:style-name="P45">6.95e-07</text:p>
          </table:table-cell>
        </table:table-row>
        <table:table-row>
          <table:table-cell table:style-name="Tabla4.A2" office:value-type="float" office:value="90001">
            <text:p text:style-name="P45">90001</text:p>
          </table:table-cell>
          <table:table-cell table:style-name="Tabla4.B298" office:value-type="string">
            <text:p text:style-name="P45">6.68e-07</text:p>
          </table:table-cell>
        </table:table-row>
        <table:table-row>
          <table:table-cell table:style-name="Tabla4.A2" office:value-type="float" office:value="100001">
            <text:p text:style-name="P45">100001</text:p>
          </table:table-cell>
          <table:table-cell table:style-name="Tabla4.B298" office:value-type="string">
            <text:p text:style-name="P45">6.39e-07</text:p>
          </table:table-cell>
        </table:table-row>
        <table:table-row>
          <table:table-cell table:style-name="Tabla4.A2" office:value-type="float" office:value="110001">
            <text:p text:style-name="P45">110001</text:p>
          </table:table-cell>
          <table:table-cell table:style-name="Tabla4.B298" office:value-type="string">
            <text:p text:style-name="P45">5.31e-07</text:p>
          </table:table-cell>
        </table:table-row>
        <table:table-row>
          <table:table-cell table:style-name="Tabla4.A2" office:value-type="float" office:value="120001">
            <text:p text:style-name="P45">120001</text:p>
          </table:table-cell>
          <table:table-cell table:style-name="Tabla4.B298" office:value-type="string">
            <text:p text:style-name="P45">6.83e-07</text:p>
          </table:table-cell>
        </table:table-row>
        <table:table-row>
          <table:table-cell table:style-name="Tabla4.A2" office:value-type="float" office:value="130001">
            <text:p text:style-name="P45">130001</text:p>
          </table:table-cell>
          <table:table-cell table:style-name="Tabla4.B298" office:value-type="string">
            <text:p text:style-name="P45">6.41e-07</text:p>
          </table:table-cell>
        </table:table-row>
        <table:table-row>
          <table:table-cell table:style-name="Tabla4.A2" office:value-type="float" office:value="140001">
            <text:p text:style-name="P45">140001</text:p>
          </table:table-cell>
          <table:table-cell table:style-name="Tabla4.B298" office:value-type="string">
            <text:p text:style-name="P45">6.17e-07</text:p>
          </table:table-cell>
        </table:table-row>
        <table:table-row>
          <table:table-cell table:style-name="Tabla4.A2" office:value-type="float" office:value="150001">
            <text:p text:style-name="P45">150001</text:p>
          </table:table-cell>
          <table:table-cell table:style-name="Tabla4.B298" office:value-type="string">
            <text:p text:style-name="P45">6.83e-07</text:p>
          </table:table-cell>
        </table:table-row>
        <table:table-row>
          <table:table-cell table:style-name="Tabla4.A2" office:value-type="float" office:value="160001">
            <text:p text:style-name="P45">160001</text:p>
          </table:table-cell>
          <table:table-cell table:style-name="Tabla4.B298" office:value-type="string">
            <text:p text:style-name="P45">6.19e-07</text:p>
          </table:table-cell>
        </table:table-row>
        <table:table-row>
          <table:table-cell table:style-name="Tabla4.A2" office:value-type="float" office:value="170001">
            <text:p text:style-name="P45">170001</text:p>
          </table:table-cell>
          <table:table-cell table:style-name="Tabla4.B18" office:value-type="float" office:value="0.001039">
            <text:p text:style-name="P45">1,04E-03</text:p>
          </table:table-cell>
        </table:table-row>
        <text:soft-page-break/>
        <table:table-row>
          <table:table-cell table:style-name="Tabla4.A2" office:value-type="float" office:value="180001">
            <text:p text:style-name="P45">180001</text:p>
          </table:table-cell>
          <table:table-cell table:style-name="Tabla4.B18" office:value-type="float" office:value="0.001421">
            <text:p text:style-name="P45">1,42E-03</text:p>
          </table:table-cell>
        </table:table-row>
        <table:table-row>
          <table:table-cell table:style-name="Tabla4.A2" office:value-type="float" office:value="190001">
            <text:p text:style-name="P45">190001</text:p>
          </table:table-cell>
          <table:table-cell table:style-name="Tabla4.B298" office:value-type="string">
            <text:p text:style-name="P45">8.2e-07</text:p>
          </table:table-cell>
        </table:table-row>
        <table:table-row>
          <table:table-cell table:style-name="Tabla4.A2" office:value-type="float" office:value="200001">
            <text:p text:style-name="P45">200001</text:p>
          </table:table-cell>
          <table:table-cell table:style-name="Tabla4.B298" office:value-type="string">
            <text:p text:style-name="P45">6.57e-07</text:p>
          </table:table-cell>
        </table:table-row>
        <table:table-row>
          <table:table-cell table:style-name="Tabla4.A2" office:value-type="float" office:value="210001">
            <text:p text:style-name="P45">210001</text:p>
          </table:table-cell>
          <table:table-cell table:style-name="Tabla4.B298" office:value-type="string">
            <text:p text:style-name="P45">8.14e-07</text:p>
          </table:table-cell>
        </table:table-row>
        <table:table-row>
          <table:table-cell table:style-name="Tabla4.A2" office:value-type="float" office:value="220001">
            <text:p text:style-name="P45">220001</text:p>
          </table:table-cell>
          <table:table-cell table:style-name="Tabla4.B298" office:value-type="string">
            <text:p text:style-name="P45">8.35e-07</text:p>
          </table:table-cell>
        </table:table-row>
        <table:table-row>
          <table:table-cell table:style-name="Tabla4.A2" office:value-type="float" office:value="230001">
            <text:p text:style-name="P45">230001</text:p>
          </table:table-cell>
          <table:table-cell table:style-name="Tabla4.B298" office:value-type="string">
            <text:p text:style-name="P45">7.37e-07</text:p>
          </table:table-cell>
        </table:table-row>
        <table:table-row>
          <table:table-cell table:style-name="Tabla4.A2" office:value-type="float" office:value="240001">
            <text:p text:style-name="P45">240001</text:p>
          </table:table-cell>
          <table:table-cell table:style-name="Tabla4.B298" office:value-type="string">
            <text:p text:style-name="P45">7.21e-07</text:p>
          </table:table-cell>
        </table:table-row>
        <table:table-row>
          <table:table-cell table:style-name="Tabla4.A2" office:value-type="float" office:value="250001">
            <text:p text:style-name="P45">250001</text:p>
          </table:table-cell>
          <table:table-cell table:style-name="Tabla4.B298" office:value-type="string">
            <text:p text:style-name="P45">8.33e-07</text:p>
          </table:table-cell>
        </table:table-row>
        <table:table-row>
          <table:table-cell table:style-name="Tabla4.A2" office:value-type="float" office:value="260001">
            <text:p text:style-name="P45">260001</text:p>
          </table:table-cell>
          <table:table-cell table:style-name="Tabla4.B298" office:value-type="string">
            <text:p text:style-name="P45">6.32e-07</text:p>
          </table:table-cell>
        </table:table-row>
        <table:table-row>
          <table:table-cell table:style-name="Tabla4.A2" office:value-type="float" office:value="270001">
            <text:p text:style-name="P45">270001</text:p>
          </table:table-cell>
          <table:table-cell table:style-name="Tabla4.B298" office:value-type="string">
            <text:p text:style-name="P45">7.13e-07</text:p>
          </table:table-cell>
        </table:table-row>
        <table:table-row>
          <table:table-cell table:style-name="Tabla4.A2" office:value-type="float" office:value="280001">
            <text:p text:style-name="P45">280001</text:p>
          </table:table-cell>
          <table:table-cell table:style-name="Tabla4.B298" office:value-type="string">
            <text:p text:style-name="P45">7.09e-07</text:p>
          </table:table-cell>
        </table:table-row>
        <table:table-row>
          <table:table-cell table:style-name="Tabla4.A2" office:value-type="float" office:value="290001">
            <text:p text:style-name="P45">290001</text:p>
          </table:table-cell>
          <table:table-cell table:style-name="Tabla4.B298" office:value-type="string">
            <text:p text:style-name="P45">6.61e-07</text:p>
          </table:table-cell>
        </table:table-row>
        <table:table-row>
          <table:table-cell table:style-name="Tabla4.A2" office:value-type="float" office:value="300001">
            <text:p text:style-name="P45">300001</text:p>
          </table:table-cell>
          <table:table-cell table:style-name="Tabla4.B298" office:value-type="string">
            <text:p text:style-name="P45">7.95e-07</text:p>
          </table:table-cell>
        </table:table-row>
        <table:table-row>
          <table:table-cell table:style-name="Tabla4.A2" office:value-type="float" office:value="310001">
            <text:p text:style-name="P45">310001</text:p>
          </table:table-cell>
          <table:table-cell table:style-name="Tabla4.B298" office:value-type="string">
            <text:p text:style-name="P45">6.32e-07</text:p>
          </table:table-cell>
        </table:table-row>
        <table:table-row>
          <table:table-cell table:style-name="Tabla4.A2" office:value-type="float" office:value="320001">
            <text:p text:style-name="P45">320001</text:p>
          </table:table-cell>
          <table:table-cell table:style-name="Tabla4.B298" office:value-type="string">
            <text:p text:style-name="P45">9.93e-07</text:p>
          </table:table-cell>
        </table:table-row>
        <table:table-row>
          <table:table-cell table:style-name="Tabla4.A2" office:value-type="float" office:value="330001">
            <text:p text:style-name="P45">330001</text:p>
          </table:table-cell>
          <table:table-cell table:style-name="Tabla4.B298" office:value-type="string">
            <text:p text:style-name="P45">1.46e-06</text:p>
          </table:table-cell>
        </table:table-row>
        <table:table-row>
          <table:table-cell table:style-name="Tabla4.A2" office:value-type="float" office:value="340001">
            <text:p text:style-name="P45">340001</text:p>
          </table:table-cell>
          <table:table-cell table:style-name="Tabla4.B18" office:value-type="float" office:value="0.001659">
            <text:p text:style-name="P45">1,66E-03</text:p>
          </table:table-cell>
        </table:table-row>
        <table:table-row>
          <table:table-cell table:style-name="Tabla4.A2" office:value-type="float" office:value="350001">
            <text:p text:style-name="P45">350001</text:p>
          </table:table-cell>
          <table:table-cell table:style-name="Tabla4.B298" office:value-type="string">
            <text:p text:style-name="P45">8.88e-07</text:p>
          </table:table-cell>
        </table:table-row>
        <table:table-row>
          <table:table-cell table:style-name="Tabla4.A2" office:value-type="float" office:value="360001">
            <text:p text:style-name="P45">360001</text:p>
          </table:table-cell>
          <table:table-cell table:style-name="Tabla4.B298" office:value-type="string">
            <text:p text:style-name="P45">7.42e-07</text:p>
          </table:table-cell>
        </table:table-row>
        <table:table-row>
          <table:table-cell table:style-name="Tabla4.A2" office:value-type="float" office:value="370001">
            <text:p text:style-name="P45">370001</text:p>
          </table:table-cell>
          <table:table-cell table:style-name="Tabla4.B298" office:value-type="string">
            <text:p text:style-name="P45">7.39e-07</text:p>
          </table:table-cell>
        </table:table-row>
        <table:table-row>
          <table:table-cell table:style-name="Tabla4.A2" office:value-type="float" office:value="380001">
            <text:p text:style-name="P45">380001</text:p>
          </table:table-cell>
          <table:table-cell table:style-name="Tabla4.B18" office:value-type="float" office:value="0.001014">
            <text:p text:style-name="P45">1,01E-03</text:p>
          </table:table-cell>
        </table:table-row>
        <table:table-row>
          <table:table-cell table:style-name="Tabla4.A2" office:value-type="float" office:value="390001">
            <text:p text:style-name="P45">390001</text:p>
          </table:table-cell>
          <table:table-cell table:style-name="Tabla4.B298" office:value-type="string">
            <text:p text:style-name="P45">9.49e-07</text:p>
          </table:table-cell>
        </table:table-row>
        <table:table-row>
          <table:table-cell table:style-name="Tabla4.A2" office:value-type="float" office:value="400001">
            <text:p text:style-name="P45">400001</text:p>
          </table:table-cell>
          <table:table-cell table:style-name="Tabla4.B298" office:value-type="string">
            <text:p text:style-name="P45">7.05e-07</text:p>
          </table:table-cell>
        </table:table-row>
        <table:table-row>
          <table:table-cell table:style-name="Tabla4.A2" office:value-type="float" office:value="410001">
            <text:p text:style-name="P45">410001</text:p>
          </table:table-cell>
          <table:table-cell table:style-name="Tabla4.B298" office:value-type="string">
            <text:p text:style-name="P45">9.08e-07</text:p>
          </table:table-cell>
        </table:table-row>
        <table:table-row>
          <table:table-cell table:style-name="Tabla4.A2" office:value-type="float" office:value="420001">
            <text:p text:style-name="P45">420001</text:p>
          </table:table-cell>
          <table:table-cell table:style-name="Tabla4.B298" office:value-type="string">
            <text:p text:style-name="P45">8.92e-07</text:p>
          </table:table-cell>
        </table:table-row>
        <table:table-row>
          <table:table-cell table:style-name="Tabla4.A2" office:value-type="float" office:value="430001">
            <text:p text:style-name="P45">430001</text:p>
          </table:table-cell>
          <table:table-cell table:style-name="Tabla4.B298" office:value-type="string">
            <text:p text:style-name="P45">9.02e-07</text:p>
          </table:table-cell>
        </table:table-row>
        <table:table-row>
          <table:table-cell table:style-name="Tabla4.A2" office:value-type="float" office:value="440001">
            <text:p text:style-name="P45">440001</text:p>
          </table:table-cell>
          <table:table-cell table:style-name="Tabla4.B298" office:value-type="string">
            <text:p text:style-name="P45">8.09e-07</text:p>
          </table:table-cell>
        </table:table-row>
        <table:table-row>
          <table:table-cell table:style-name="Tabla4.A2" office:value-type="float" office:value="450001">
            <text:p text:style-name="P45">450001</text:p>
          </table:table-cell>
          <table:table-cell table:style-name="Tabla4.B18" office:value-type="float" office:value="0.001009">
            <text:p text:style-name="P45">1,01E-03</text:p>
          </table:table-cell>
        </table:table-row>
        <table:table-row>
          <table:table-cell table:style-name="Tabla4.A2" office:value-type="float" office:value="460001">
            <text:p text:style-name="P45">460001</text:p>
          </table:table-cell>
          <table:table-cell table:style-name="Tabla4.B298" office:value-type="string">
            <text:p text:style-name="P45">9.88e-07</text:p>
          </table:table-cell>
        </table:table-row>
        <table:table-row>
          <table:table-cell table:style-name="Tabla4.A2" office:value-type="float" office:value="470001">
            <text:p text:style-name="P45">470001</text:p>
          </table:table-cell>
          <table:table-cell table:style-name="Tabla4.B298" office:value-type="string">
            <text:p text:style-name="P45">7.19e-07</text:p>
          </table:table-cell>
        </table:table-row>
        <table:table-row>
          <table:table-cell table:style-name="Tabla4.A2" office:value-type="float" office:value="480001">
            <text:p text:style-name="P45">480001</text:p>
          </table:table-cell>
          <table:table-cell table:style-name="Tabla4.B298" office:value-type="string">
            <text:p text:style-name="P45">9.75e-07</text:p>
          </table:table-cell>
        </table:table-row>
        <table:table-row>
          <table:table-cell table:style-name="Tabla4.A2" office:value-type="float" office:value="490001">
            <text:p text:style-name="P45">490001</text:p>
          </table:table-cell>
          <table:table-cell table:style-name="Tabla4.B298" office:value-type="string">
            <text:p text:style-name="P45">7.25e-07</text:p>
          </table:table-cell>
        </table:table-row>
        <table:table-row>
          <table:table-cell table:style-name="Tabla4.A2" office:value-type="float" office:value="500001">
            <text:p text:style-name="P45">500001</text:p>
          </table:table-cell>
          <table:table-cell table:style-name="Tabla4.B18" office:value-type="float" office:value="0.002763">
            <text:p text:style-name="P45">2,76E-03</text:p>
          </table:table-cell>
        </table:table-row>
        <table:table-row>
          <table:table-cell table:style-name="Tabla4.A2" office:value-type="float" office:value="510001">
            <text:p text:style-name="P45">510001</text:p>
          </table:table-cell>
          <table:table-cell table:style-name="Tabla4.B298" office:value-type="string">
            <text:p text:style-name="P45">9.36e-07</text:p>
          </table:table-cell>
        </table:table-row>
        <table:table-row>
          <table:table-cell table:style-name="Tabla4.A2" office:value-type="float" office:value="520001">
            <text:p text:style-name="P45">520001</text:p>
          </table:table-cell>
          <table:table-cell table:style-name="Tabla4.B298" office:value-type="string">
            <text:p text:style-name="P45">9.53e-07</text:p>
          </table:table-cell>
        </table:table-row>
        <table:table-row>
          <table:table-cell table:style-name="Tabla4.A2" office:value-type="float" office:value="530001">
            <text:p text:style-name="P45">530001</text:p>
          </table:table-cell>
          <table:table-cell table:style-name="Tabla4.B18" office:value-type="float" office:value="0.001546">
            <text:p text:style-name="P45">1,55E-03</text:p>
          </table:table-cell>
        </table:table-row>
        <table:table-row>
          <table:table-cell table:style-name="Tabla4.A2" office:value-type="float" office:value="540001">
            <text:p text:style-name="P45">540001</text:p>
          </table:table-cell>
          <table:table-cell table:style-name="Tabla4.B18" office:value-type="float" office:value="0.001885">
            <text:p text:style-name="P45">1,89E-03</text:p>
          </table:table-cell>
        </table:table-row>
        <text:soft-page-break/>
        <table:table-row>
          <table:table-cell table:style-name="Tabla4.A2" office:value-type="float" office:value="550001">
            <text:p text:style-name="P45">550001</text:p>
          </table:table-cell>
          <table:table-cell table:style-name="Tabla4.B18" office:value-type="float" office:value="0.001327">
            <text:p text:style-name="P45">1,33E-03</text:p>
          </table:table-cell>
        </table:table-row>
        <table:table-row>
          <table:table-cell table:style-name="Tabla4.A2" office:value-type="float" office:value="560001">
            <text:p text:style-name="P45">560001</text:p>
          </table:table-cell>
          <table:table-cell table:style-name="Tabla4.B18" office:value-type="float" office:value="0.001015">
            <text:p text:style-name="P45">1,02E-03</text:p>
          </table:table-cell>
        </table:table-row>
        <table:table-row>
          <table:table-cell table:style-name="Tabla4.A2" office:value-type="float" office:value="570001">
            <text:p text:style-name="P45">570001</text:p>
          </table:table-cell>
          <table:table-cell table:style-name="Tabla4.B298" office:value-type="string">
            <text:p text:style-name="P45">9.29e-07</text:p>
          </table:table-cell>
        </table:table-row>
        <table:table-row>
          <table:table-cell table:style-name="Tabla4.A2" office:value-type="float" office:value="580001">
            <text:p text:style-name="P45">580001</text:p>
          </table:table-cell>
          <table:table-cell table:style-name="Tabla4.B298" office:value-type="string">
            <text:p text:style-name="P45">8.6e-07</text:p>
          </table:table-cell>
        </table:table-row>
        <table:table-row>
          <table:table-cell table:style-name="Tabla4.A2" office:value-type="float" office:value="590001">
            <text:p text:style-name="P45">590001</text:p>
          </table:table-cell>
          <table:table-cell table:style-name="Tabla4.B298" office:value-type="string">
            <text:p text:style-name="P45">9.59e-07</text:p>
          </table:table-cell>
        </table:table-row>
        <table:table-row>
          <table:table-cell table:style-name="Tabla4.A2" office:value-type="float" office:value="600001">
            <text:p text:style-name="P45">600001</text:p>
          </table:table-cell>
          <table:table-cell table:style-name="Tabla4.B18" office:value-type="float" office:value="0.003503">
            <text:p text:style-name="P45">3,50E-03</text:p>
          </table:table-cell>
        </table:table-row>
        <table:table-row>
          <table:table-cell table:style-name="Tabla4.A2" office:value-type="float" office:value="610001">
            <text:p text:style-name="P45">610001</text:p>
          </table:table-cell>
          <table:table-cell table:style-name="Tabla4.B298" office:value-type="string">
            <text:p text:style-name="P45">8.07e-07</text:p>
          </table:table-cell>
        </table:table-row>
        <table:table-row>
          <table:table-cell table:style-name="Tabla4.A2" office:value-type="float" office:value="620001">
            <text:p text:style-name="P45">620001</text:p>
          </table:table-cell>
          <table:table-cell table:style-name="Tabla4.B298" office:value-type="string">
            <text:p text:style-name="P45">8.96e-07</text:p>
          </table:table-cell>
        </table:table-row>
        <table:table-row>
          <table:table-cell table:style-name="Tabla4.A2" office:value-type="float" office:value="630001">
            <text:p text:style-name="P45">630001</text:p>
          </table:table-cell>
          <table:table-cell table:style-name="Tabla4.B18" office:value-type="float" office:value="0.001227">
            <text:p text:style-name="P45">1,23E-03</text:p>
          </table:table-cell>
        </table:table-row>
        <table:table-row>
          <table:table-cell table:style-name="Tabla4.A2" office:value-type="float" office:value="640001">
            <text:p text:style-name="P45">640001</text:p>
          </table:table-cell>
          <table:table-cell table:style-name="Tabla4.B298" office:value-type="string">
            <text:p text:style-name="P45">1.9e-06</text:p>
          </table:table-cell>
        </table:table-row>
        <table:table-row>
          <table:table-cell table:style-name="Tabla4.A2" office:value-type="float" office:value="650001">
            <text:p text:style-name="P45">650001</text:p>
          </table:table-cell>
          <table:table-cell table:style-name="Tabla4.B298" office:value-type="string">
            <text:p text:style-name="P45">8.56e-07</text:p>
          </table:table-cell>
        </table:table-row>
        <table:table-row>
          <table:table-cell table:style-name="Tabla4.A2" office:value-type="float" office:value="660001">
            <text:p text:style-name="P45">660001</text:p>
          </table:table-cell>
          <table:table-cell table:style-name="Tabla4.B298" office:value-type="string">
            <text:p text:style-name="P45">9.9e-07</text:p>
          </table:table-cell>
        </table:table-row>
        <table:table-row>
          <table:table-cell table:style-name="Tabla4.A2" office:value-type="float" office:value="670001">
            <text:p text:style-name="P45">670001</text:p>
          </table:table-cell>
          <table:table-cell table:style-name="Tabla4.B298" office:value-type="string">
            <text:p text:style-name="P45">8.56e-07</text:p>
          </table:table-cell>
        </table:table-row>
        <table:table-row>
          <table:table-cell table:style-name="Tabla4.A2" office:value-type="float" office:value="680001">
            <text:p text:style-name="P45">680001</text:p>
          </table:table-cell>
          <table:table-cell table:style-name="Tabla4.B298" office:value-type="string">
            <text:p text:style-name="P45">7.94e-07</text:p>
          </table:table-cell>
        </table:table-row>
        <table:table-row>
          <table:table-cell table:style-name="Tabla4.A2" office:value-type="float" office:value="690001">
            <text:p text:style-name="P45">690001</text:p>
          </table:table-cell>
          <table:table-cell table:style-name="Tabla4.B18" office:value-type="float" office:value="0.002289">
            <text:p text:style-name="P45">2,29E-03</text:p>
          </table:table-cell>
        </table:table-row>
        <table:table-row>
          <table:table-cell table:style-name="Tabla4.A2" office:value-type="float" office:value="700001">
            <text:p text:style-name="P45">700001</text:p>
          </table:table-cell>
          <table:table-cell table:style-name="Tabla4.B298" office:value-type="string">
            <text:p text:style-name="P45">8.4e-07</text:p>
          </table:table-cell>
        </table:table-row>
        <table:table-row>
          <table:table-cell table:style-name="Tabla4.A2" office:value-type="float" office:value="710001">
            <text:p text:style-name="P45">710001</text:p>
          </table:table-cell>
          <table:table-cell table:style-name="Tabla4.B298" office:value-type="string">
            <text:p text:style-name="P45">1.16e-06</text:p>
          </table:table-cell>
        </table:table-row>
        <table:table-row>
          <table:table-cell table:style-name="Tabla4.A2" office:value-type="float" office:value="720001">
            <text:p text:style-name="P45">720001</text:p>
          </table:table-cell>
          <table:table-cell table:style-name="Tabla4.B298" office:value-type="string">
            <text:p text:style-name="P45">9.58e-07</text:p>
          </table:table-cell>
        </table:table-row>
        <table:table-row>
          <table:table-cell table:style-name="Tabla4.A2" office:value-type="float" office:value="730001">
            <text:p text:style-name="P45">730001</text:p>
          </table:table-cell>
          <table:table-cell table:style-name="Tabla4.B18" office:value-type="float" office:value="0.001438">
            <text:p text:style-name="P45">1,44E-03</text:p>
          </table:table-cell>
        </table:table-row>
        <table:table-row>
          <table:table-cell table:style-name="Tabla4.A2" office:value-type="float" office:value="740001">
            <text:p text:style-name="P45">740001</text:p>
          </table:table-cell>
          <table:table-cell table:style-name="Tabla4.B298" office:value-type="string">
            <text:p text:style-name="P45">8.1e-07</text:p>
          </table:table-cell>
        </table:table-row>
        <table:table-row>
          <table:table-cell table:style-name="Tabla4.A2" office:value-type="float" office:value="750001">
            <text:p text:style-name="P45">750001</text:p>
          </table:table-cell>
          <table:table-cell table:style-name="Tabla4.B18" office:value-type="float" office:value="0.001209">
            <text:p text:style-name="P45">1,21E-03</text:p>
          </table:table-cell>
        </table:table-row>
        <table:table-row>
          <table:table-cell table:style-name="Tabla4.A2" office:value-type="float" office:value="760001">
            <text:p text:style-name="P45">760001</text:p>
          </table:table-cell>
          <table:table-cell table:style-name="Tabla4.B298" office:value-type="string">
            <text:p text:style-name="P45">9.53e-07</text:p>
          </table:table-cell>
        </table:table-row>
        <table:table-row>
          <table:table-cell table:style-name="Tabla4.A2" office:value-type="float" office:value="770001">
            <text:p text:style-name="P45">770001</text:p>
          </table:table-cell>
          <table:table-cell table:style-name="Tabla4.B18" office:value-type="float" office:value="0.001023">
            <text:p text:style-name="P45">1,02E-03</text:p>
          </table:table-cell>
        </table:table-row>
        <table:table-row>
          <table:table-cell table:style-name="Tabla4.A2" office:value-type="float" office:value="780001">
            <text:p text:style-name="P45">780001</text:p>
          </table:table-cell>
          <table:table-cell table:style-name="Tabla4.B18" office:value-type="float" office:value="0.001053">
            <text:p text:style-name="P45">1,05E-03</text:p>
          </table:table-cell>
        </table:table-row>
        <table:table-row>
          <table:table-cell table:style-name="Tabla4.A2" office:value-type="float" office:value="790001">
            <text:p text:style-name="P45">790001</text:p>
          </table:table-cell>
          <table:table-cell table:style-name="Tabla4.B18" office:value-type="float" office:value="0.001209">
            <text:p text:style-name="P45">1,21E-03</text:p>
          </table:table-cell>
        </table:table-row>
        <table:table-row>
          <table:table-cell table:style-name="Tabla4.A2" office:value-type="float" office:value="800001">
            <text:p text:style-name="P45">800001</text:p>
          </table:table-cell>
          <table:table-cell table:style-name="Tabla4.B298" office:value-type="string">
            <text:p text:style-name="P45">1.66e-06</text:p>
          </table:table-cell>
        </table:table-row>
        <table:table-row>
          <table:table-cell table:style-name="Tabla4.A2" office:value-type="float" office:value="810001">
            <text:p text:style-name="P45">810001</text:p>
          </table:table-cell>
          <table:table-cell table:style-name="Tabla4.B18" office:value-type="float" office:value="0.001543">
            <text:p text:style-name="P45">1,54E-03</text:p>
          </table:table-cell>
        </table:table-row>
        <table:table-row>
          <table:table-cell table:style-name="Tabla4.A2" office:value-type="float" office:value="820001">
            <text:p text:style-name="P45">820001</text:p>
          </table:table-cell>
          <table:table-cell table:style-name="Tabla4.B18" office:value-type="float" office:value="0.001071">
            <text:p text:style-name="P45">1,07E-03</text:p>
          </table:table-cell>
        </table:table-row>
        <table:table-row>
          <table:table-cell table:style-name="Tabla4.A2" office:value-type="float" office:value="830001">
            <text:p text:style-name="P45">830001</text:p>
          </table:table-cell>
          <table:table-cell table:style-name="Tabla4.B18" office:value-type="float" office:value="0.001458">
            <text:p text:style-name="P45">1,46E-03</text:p>
          </table:table-cell>
        </table:table-row>
        <table:table-row>
          <table:table-cell table:style-name="Tabla4.A2" office:value-type="float" office:value="840001">
            <text:p text:style-name="P45">840001</text:p>
          </table:table-cell>
          <table:table-cell table:style-name="Tabla4.B298" office:value-type="string">
            <text:p text:style-name="P45">9.5e-07</text:p>
          </table:table-cell>
        </table:table-row>
        <table:table-row>
          <table:table-cell table:style-name="Tabla4.A2" office:value-type="float" office:value="850001">
            <text:p text:style-name="P45">850001</text:p>
          </table:table-cell>
          <table:table-cell table:style-name="Tabla4.B18" office:value-type="float" office:value="0.001296">
            <text:p text:style-name="P45">1,30E-03</text:p>
          </table:table-cell>
        </table:table-row>
        <table:table-row>
          <table:table-cell table:style-name="Tabla4.A2" office:value-type="float" office:value="860001">
            <text:p text:style-name="P45">860001</text:p>
          </table:table-cell>
          <table:table-cell table:style-name="Tabla4.B18" office:value-type="float" office:value="0.001932">
            <text:p text:style-name="P45">1,93E-03</text:p>
          </table:table-cell>
        </table:table-row>
        <table:table-row>
          <table:table-cell table:style-name="Tabla4.A2" office:value-type="float" office:value="870001">
            <text:p text:style-name="P45">870001</text:p>
          </table:table-cell>
          <table:table-cell table:style-name="Tabla4.B18" office:value-type="float" office:value="0.001179">
            <text:p text:style-name="P45">1,18E-03</text:p>
          </table:table-cell>
        </table:table-row>
        <table:table-row>
          <table:table-cell table:style-name="Tabla4.A2" office:value-type="float" office:value="880001">
            <text:p text:style-name="P45">880001</text:p>
          </table:table-cell>
          <table:table-cell table:style-name="Tabla4.B18" office:value-type="float" office:value="0.001911">
            <text:p text:style-name="P45">1,91E-03</text:p>
          </table:table-cell>
        </table:table-row>
        <table:table-row>
          <table:table-cell table:style-name="Tabla4.A2" office:value-type="float" office:value="890001">
            <text:p text:style-name="P45">890001</text:p>
          </table:table-cell>
          <table:table-cell table:style-name="Tabla4.B18" office:value-type="float" office:value="0.001494">
            <text:p text:style-name="P45">1,49E-03</text:p>
          </table:table-cell>
        </table:table-row>
        <table:table-row>
          <table:table-cell table:style-name="Tabla4.A2" office:value-type="float" office:value="900001">
            <text:p text:style-name="P45">900001</text:p>
          </table:table-cell>
          <table:table-cell table:style-name="Tabla4.B18" office:value-type="float" office:value="0.001549">
            <text:p text:style-name="P45">1,55E-03</text:p>
          </table:table-cell>
        </table:table-row>
        <table:table-row>
          <table:table-cell table:style-name="Tabla4.A2" office:value-type="float" office:value="910001">
            <text:p text:style-name="P45">910001</text:p>
          </table:table-cell>
          <table:table-cell table:style-name="Tabla4.B18" office:value-type="float" office:value="0.001249">
            <text:p text:style-name="P45">1,25E-03</text:p>
          </table:table-cell>
        </table:table-row>
        <text:soft-page-break/>
        <table:table-row>
          <table:table-cell table:style-name="Tabla4.A2" office:value-type="float" office:value="920001">
            <text:p text:style-name="P45">920001</text:p>
          </table:table-cell>
          <table:table-cell table:style-name="Tabla4.B18" office:value-type="float" office:value="0.001811">
            <text:p text:style-name="P45">1,81E-03</text:p>
          </table:table-cell>
        </table:table-row>
        <table:table-row>
          <table:table-cell table:style-name="Tabla4.A2" office:value-type="float" office:value="930001">
            <text:p text:style-name="P45">930001</text:p>
          </table:table-cell>
          <table:table-cell table:style-name="Tabla4.B18" office:value-type="float" office:value="0.001201">
            <text:p text:style-name="P45">1,20E-03</text:p>
          </table:table-cell>
        </table:table-row>
        <table:table-row>
          <table:table-cell table:style-name="Tabla4.A2" office:value-type="float" office:value="940001">
            <text:p text:style-name="P45">940001</text:p>
          </table:table-cell>
          <table:table-cell table:style-name="Tabla4.B18" office:value-type="float" office:value="0.001322">
            <text:p text:style-name="P45">1,32E-03</text:p>
          </table:table-cell>
        </table:table-row>
        <table:table-row>
          <table:table-cell table:style-name="Tabla4.A2" office:value-type="float" office:value="950001">
            <text:p text:style-name="P45">950001</text:p>
          </table:table-cell>
          <table:table-cell table:style-name="Tabla4.B18" office:value-type="float" office:value="0.001431">
            <text:p text:style-name="P45">1,43E-03</text:p>
          </table:table-cell>
        </table:table-row>
        <table:table-row>
          <table:table-cell table:style-name="Tabla4.A2" office:value-type="float" office:value="960001">
            <text:p text:style-name="P45">960001</text:p>
          </table:table-cell>
          <table:table-cell table:style-name="Tabla4.B18" office:value-type="float" office:value="0.001741">
            <text:p text:style-name="P45">1,74E-03</text:p>
          </table:table-cell>
        </table:table-row>
        <table:table-row>
          <table:table-cell table:style-name="Tabla4.A2" office:value-type="float" office:value="970001">
            <text:p text:style-name="P45">970001</text:p>
          </table:table-cell>
          <table:table-cell table:style-name="Tabla4.B18" office:value-type="float" office:value="0.001629">
            <text:p text:style-name="P45">1,63E-03</text:p>
          </table:table-cell>
        </table:table-row>
        <table:table-row>
          <table:table-cell table:style-name="Tabla4.A2" office:value-type="float" office:value="980001">
            <text:p text:style-name="P45">980001</text:p>
          </table:table-cell>
          <table:table-cell table:style-name="Tabla4.B18" office:value-type="float" office:value="0.001628">
            <text:p text:style-name="P45">1,63E-03</text:p>
          </table:table-cell>
        </table:table-row>
        <table:table-row>
          <table:table-cell table:style-name="Tabla4.A2" office:value-type="float" office:value="990001">
            <text:p text:style-name="P45">990001</text:p>
          </table:table-cell>
          <table:table-cell table:style-name="Tabla4.B298" office:value-type="string">
            <text:p text:style-name="P45">1.39e-06</text:p>
          </table:table-cell>
        </table:table-row>
        <table:table-row>
          <table:table-cell table:style-name="Tabla4.A2" office:value-type="float" office:value="1000001">
            <text:p text:style-name="P45">1000001</text:p>
          </table:table-cell>
          <table:table-cell table:style-name="Tabla4.B18" office:value-type="float" office:value="0.001562">
            <text:p text:style-name="P45">1,56E-03</text:p>
          </table:table-cell>
        </table:table-row>
        <table:table-row>
          <table:table-cell table:style-name="Tabla4.A2" office:value-type="float" office:value="1010001">
            <text:p text:style-name="P45">1010001</text:p>
          </table:table-cell>
          <table:table-cell table:style-name="Tabla4.B18" office:value-type="float" office:value="0.001566">
            <text:p text:style-name="P45">1,57E-03</text:p>
          </table:table-cell>
        </table:table-row>
        <table:table-row>
          <table:table-cell table:style-name="Tabla4.A2" office:value-type="float" office:value="1020001">
            <text:p text:style-name="P45">1020001</text:p>
          </table:table-cell>
          <table:table-cell table:style-name="Tabla4.B18" office:value-type="float" office:value="0.002448">
            <text:p text:style-name="P45">2,45E-03</text:p>
          </table:table-cell>
        </table:table-row>
        <table:table-row>
          <table:table-cell table:style-name="Tabla4.A2" office:value-type="float" office:value="1030001">
            <text:p text:style-name="P45">1030001</text:p>
          </table:table-cell>
          <table:table-cell table:style-name="Tabla4.B18" office:value-type="float" office:value="0.001506">
            <text:p text:style-name="P45">1,51E-03</text:p>
          </table:table-cell>
        </table:table-row>
        <table:table-row>
          <table:table-cell table:style-name="Tabla4.A2" office:value-type="float" office:value="1040001">
            <text:p text:style-name="P45">1040001</text:p>
          </table:table-cell>
          <table:table-cell table:style-name="Tabla4.B18" office:value-type="float" office:value="0.002019">
            <text:p text:style-name="P45">2,02E-03</text:p>
          </table:table-cell>
        </table:table-row>
        <table:table-row>
          <table:table-cell table:style-name="Tabla4.A2" office:value-type="float" office:value="1050001">
            <text:p text:style-name="P45">1050001</text:p>
          </table:table-cell>
          <table:table-cell table:style-name="Tabla4.B18" office:value-type="float" office:value="0.004965">
            <text:p text:style-name="P45">4,97E-03</text:p>
          </table:table-cell>
        </table:table-row>
        <table:table-row>
          <table:table-cell table:style-name="Tabla4.A2" office:value-type="float" office:value="1060001">
            <text:p text:style-name="P45">1060001</text:p>
          </table:table-cell>
          <table:table-cell table:style-name="Tabla4.B18" office:value-type="float" office:value="0.001561">
            <text:p text:style-name="P45">1,56E-03</text:p>
          </table:table-cell>
        </table:table-row>
        <table:table-row>
          <table:table-cell table:style-name="Tabla4.A2" office:value-type="float" office:value="1070001">
            <text:p text:style-name="P45">1070001</text:p>
          </table:table-cell>
          <table:table-cell table:style-name="Tabla4.B18" office:value-type="float" office:value="0.001442">
            <text:p text:style-name="P45">1,44E-03</text:p>
          </table:table-cell>
        </table:table-row>
        <table:table-row>
          <table:table-cell table:style-name="Tabla4.A2" office:value-type="float" office:value="1080001">
            <text:p text:style-name="P45">1080001</text:p>
          </table:table-cell>
          <table:table-cell table:style-name="Tabla4.B298" office:value-type="string">
            <text:p text:style-name="P45">1.29e-06</text:p>
          </table:table-cell>
        </table:table-row>
        <table:table-row>
          <table:table-cell table:style-name="Tabla4.A2" office:value-type="float" office:value="1090001">
            <text:p text:style-name="P45">1090001</text:p>
          </table:table-cell>
          <table:table-cell table:style-name="Tabla4.B18" office:value-type="float" office:value="0.002193">
            <text:p text:style-name="P45">2,19E-03</text:p>
          </table:table-cell>
        </table:table-row>
        <table:table-row>
          <table:table-cell table:style-name="Tabla4.A2" office:value-type="float" office:value="1100001">
            <text:p text:style-name="P45">1100001</text:p>
          </table:table-cell>
          <table:table-cell table:style-name="Tabla4.B18" office:value-type="float" office:value="0.001361">
            <text:p text:style-name="P45">1,36E-03</text:p>
          </table:table-cell>
        </table:table-row>
        <table:table-row>
          <table:table-cell table:style-name="Tabla4.A2" office:value-type="float" office:value="1110001">
            <text:p text:style-name="P45">1110001</text:p>
          </table:table-cell>
          <table:table-cell table:style-name="Tabla4.B18" office:value-type="float" office:value="0.001628">
            <text:p text:style-name="P45">1,63E-03</text:p>
          </table:table-cell>
        </table:table-row>
        <table:table-row>
          <table:table-cell table:style-name="Tabla4.A2" office:value-type="float" office:value="1120001">
            <text:p text:style-name="P45">1120001</text:p>
          </table:table-cell>
          <table:table-cell table:style-name="Tabla4.B18" office:value-type="float" office:value="0.001448">
            <text:p text:style-name="P45">1,45E-03</text:p>
          </table:table-cell>
        </table:table-row>
        <table:table-row>
          <table:table-cell table:style-name="Tabla4.A2" office:value-type="float" office:value="1130001">
            <text:p text:style-name="P45">1130001</text:p>
          </table:table-cell>
          <table:table-cell table:style-name="Tabla4.B18" office:value-type="float" office:value="0.001138">
            <text:p text:style-name="P45">1,14E-03</text:p>
          </table:table-cell>
        </table:table-row>
        <table:table-row>
          <table:table-cell table:style-name="Tabla4.A2" office:value-type="float" office:value="1140001">
            <text:p text:style-name="P45">1140001</text:p>
          </table:table-cell>
          <table:table-cell table:style-name="Tabla4.B18" office:value-type="float" office:value="0.001608">
            <text:p text:style-name="P45">1,61E-03</text:p>
          </table:table-cell>
        </table:table-row>
        <table:table-row>
          <table:table-cell table:style-name="Tabla4.A2" office:value-type="float" office:value="1150001">
            <text:p text:style-name="P45">1150001</text:p>
          </table:table-cell>
          <table:table-cell table:style-name="Tabla4.B18" office:value-type="float" office:value="0.004088">
            <text:p text:style-name="P45">4,09E-03</text:p>
          </table:table-cell>
        </table:table-row>
        <table:table-row>
          <table:table-cell table:style-name="Tabla4.A2" office:value-type="float" office:value="1160001">
            <text:p text:style-name="P45">1160001</text:p>
          </table:table-cell>
          <table:table-cell table:style-name="Tabla4.B18" office:value-type="float" office:value="0.001761">
            <text:p text:style-name="P45">1,76E-03</text:p>
          </table:table-cell>
        </table:table-row>
        <table:table-row>
          <table:table-cell table:style-name="Tabla4.A2" office:value-type="float" office:value="1170001">
            <text:p text:style-name="P45">1170001</text:p>
          </table:table-cell>
          <table:table-cell table:style-name="Tabla4.B18" office:value-type="float" office:value="0.001945">
            <text:p text:style-name="P45">1,95E-03</text:p>
          </table:table-cell>
        </table:table-row>
        <table:table-row>
          <table:table-cell table:style-name="Tabla4.A2" office:value-type="float" office:value="1180001">
            <text:p text:style-name="P45">1180001</text:p>
          </table:table-cell>
          <table:table-cell table:style-name="Tabla4.B18" office:value-type="float" office:value="0.001668">
            <text:p text:style-name="P45">1,67E-03</text:p>
          </table:table-cell>
        </table:table-row>
        <table:table-row>
          <table:table-cell table:style-name="Tabla4.A2" office:value-type="float" office:value="1190001">
            <text:p text:style-name="P45">1190001</text:p>
          </table:table-cell>
          <table:table-cell table:style-name="Tabla4.B18" office:value-type="float" office:value="0.001443">
            <text:p text:style-name="P45">1,44E-03</text:p>
          </table:table-cell>
        </table:table-row>
        <table:table-row>
          <table:table-cell table:style-name="Tabla4.A2" office:value-type="float" office:value="1200001">
            <text:p text:style-name="P45">1200001</text:p>
          </table:table-cell>
          <table:table-cell table:style-name="Tabla4.B18" office:value-type="float" office:value="0.001705">
            <text:p text:style-name="P45">1,71E-03</text:p>
          </table:table-cell>
        </table:table-row>
        <table:table-row>
          <table:table-cell table:style-name="Tabla4.A2" office:value-type="float" office:value="1210001">
            <text:p text:style-name="P45">1210001</text:p>
          </table:table-cell>
          <table:table-cell table:style-name="Tabla4.B18" office:value-type="float" office:value="0.003357">
            <text:p text:style-name="P45">3,36E-03</text:p>
          </table:table-cell>
        </table:table-row>
        <table:table-row>
          <table:table-cell table:style-name="Tabla4.A2" office:value-type="float" office:value="1220001">
            <text:p text:style-name="P45">1220001</text:p>
          </table:table-cell>
          <table:table-cell table:style-name="Tabla4.B18" office:value-type="float" office:value="0.001691">
            <text:p text:style-name="P45">1,69E-03</text:p>
          </table:table-cell>
        </table:table-row>
        <table:table-row>
          <table:table-cell table:style-name="Tabla4.A2" office:value-type="float" office:value="1230001">
            <text:p text:style-name="P45">1230001</text:p>
          </table:table-cell>
          <table:table-cell table:style-name="Tabla4.B18" office:value-type="float" office:value="0.002111">
            <text:p text:style-name="P45">2,11E-03</text:p>
          </table:table-cell>
        </table:table-row>
        <table:table-row>
          <table:table-cell table:style-name="Tabla4.A2" office:value-type="float" office:value="1240001">
            <text:p text:style-name="P45">1240001</text:p>
          </table:table-cell>
          <table:table-cell table:style-name="Tabla4.B18" office:value-type="float" office:value="0.001805">
            <text:p text:style-name="P45">1,81E-03</text:p>
          </table:table-cell>
        </table:table-row>
        <table:table-row>
          <table:table-cell table:style-name="Tabla4.A2" office:value-type="float" office:value="1250001">
            <text:p text:style-name="P45">1250001</text:p>
          </table:table-cell>
          <table:table-cell table:style-name="Tabla4.B298" office:value-type="string">
            <text:p text:style-name="P45">1.94e-06</text:p>
          </table:table-cell>
        </table:table-row>
        <table:table-row>
          <table:table-cell table:style-name="Tabla4.A2" office:value-type="float" office:value="1260001">
            <text:p text:style-name="P45">1260001</text:p>
          </table:table-cell>
          <table:table-cell table:style-name="Tabla4.B18" office:value-type="float" office:value="0.001937">
            <text:p text:style-name="P45">1,94E-03</text:p>
          </table:table-cell>
        </table:table-row>
        <table:table-row>
          <table:table-cell table:style-name="Tabla4.A2" office:value-type="float" office:value="1270001">
            <text:p text:style-name="P45">1270001</text:p>
          </table:table-cell>
          <table:table-cell table:style-name="Tabla4.B298" office:value-type="string">
            <text:p text:style-name="P45">2.02e-06</text:p>
          </table:table-cell>
        </table:table-row>
        <table:table-row>
          <table:table-cell table:style-name="Tabla4.A2" office:value-type="float" office:value="1280001">
            <text:p text:style-name="P45">1280001</text:p>
          </table:table-cell>
          <table:table-cell table:style-name="Tabla4.B18" office:value-type="float" office:value="0.001794">
            <text:p text:style-name="P45">1,79E-03</text:p>
          </table:table-cell>
        </table:table-row>
        <text:soft-page-break/>
        <table:table-row>
          <table:table-cell table:style-name="Tabla4.A2" office:value-type="float" office:value="1290001">
            <text:p text:style-name="P45">1290001</text:p>
          </table:table-cell>
          <table:table-cell table:style-name="Tabla4.B18" office:value-type="float" office:value="0.001766">
            <text:p text:style-name="P45">1,77E-03</text:p>
          </table:table-cell>
        </table:table-row>
        <table:table-row>
          <table:table-cell table:style-name="Tabla4.A2" office:value-type="float" office:value="1300001">
            <text:p text:style-name="P45">1300001</text:p>
          </table:table-cell>
          <table:table-cell table:style-name="Tabla4.B18" office:value-type="float" office:value="0.001233">
            <text:p text:style-name="P45">1,23E-03</text:p>
          </table:table-cell>
        </table:table-row>
        <table:table-row>
          <table:table-cell table:style-name="Tabla4.A2" office:value-type="float" office:value="1310001">
            <text:p text:style-name="P45">1310001</text:p>
          </table:table-cell>
          <table:table-cell table:style-name="Tabla4.B18" office:value-type="float" office:value="0.002044">
            <text:p text:style-name="P45">2,04E-03</text:p>
          </table:table-cell>
        </table:table-row>
        <table:table-row>
          <table:table-cell table:style-name="Tabla4.A2" office:value-type="float" office:value="1320001">
            <text:p text:style-name="P45">1320001</text:p>
          </table:table-cell>
          <table:table-cell table:style-name="Tabla4.B18" office:value-type="float" office:value="0.001358">
            <text:p text:style-name="P45">1,36E-03</text:p>
          </table:table-cell>
        </table:table-row>
        <table:table-row>
          <table:table-cell table:style-name="Tabla4.A2" office:value-type="float" office:value="1330001">
            <text:p text:style-name="P45">1330001</text:p>
          </table:table-cell>
          <table:table-cell table:style-name="Tabla4.B18" office:value-type="float" office:value="0.002225">
            <text:p text:style-name="P45">2,23E-03</text:p>
          </table:table-cell>
        </table:table-row>
        <table:table-row>
          <table:table-cell table:style-name="Tabla4.A2" office:value-type="float" office:value="1340001">
            <text:p text:style-name="P45">1340001</text:p>
          </table:table-cell>
          <table:table-cell table:style-name="Tabla4.B18" office:value-type="float" office:value="0.002751">
            <text:p text:style-name="P45">2,75E-03</text:p>
          </table:table-cell>
        </table:table-row>
        <table:table-row>
          <table:table-cell table:style-name="Tabla4.A2" office:value-type="float" office:value="1350001">
            <text:p text:style-name="P45">1350001</text:p>
          </table:table-cell>
          <table:table-cell table:style-name="Tabla4.B18" office:value-type="float" office:value="0.007519">
            <text:p text:style-name="P45">7,52E-03</text:p>
          </table:table-cell>
        </table:table-row>
        <table:table-row>
          <table:table-cell table:style-name="Tabla4.A2" office:value-type="float" office:value="1360001">
            <text:p text:style-name="P45">1360001</text:p>
          </table:table-cell>
          <table:table-cell table:style-name="Tabla4.B18" office:value-type="float" office:value="0.001602">
            <text:p text:style-name="P45">1,60E-03</text:p>
          </table:table-cell>
        </table:table-row>
        <table:table-row>
          <table:table-cell table:style-name="Tabla4.A2" office:value-type="float" office:value="1370001">
            <text:p text:style-name="P45">1370001</text:p>
          </table:table-cell>
          <table:table-cell table:style-name="Tabla4.B18" office:value-type="float" office:value="0.001974">
            <text:p text:style-name="P45">1,97E-03</text:p>
          </table:table-cell>
        </table:table-row>
        <table:table-row>
          <table:table-cell table:style-name="Tabla4.A2" office:value-type="float" office:value="1380001">
            <text:p text:style-name="P45">1380001</text:p>
          </table:table-cell>
          <table:table-cell table:style-name="Tabla4.B18" office:value-type="float" office:value="0.001535">
            <text:p text:style-name="P45">1,54E-03</text:p>
          </table:table-cell>
        </table:table-row>
        <table:table-row>
          <table:table-cell table:style-name="Tabla4.A2" office:value-type="float" office:value="1390001">
            <text:p text:style-name="P45">1390001</text:p>
          </table:table-cell>
          <table:table-cell table:style-name="Tabla4.B298" office:value-type="string">
            <text:p text:style-name="P45">1.61e-06</text:p>
          </table:table-cell>
        </table:table-row>
        <table:table-row>
          <table:table-cell table:style-name="Tabla4.A2" office:value-type="float" office:value="1400001">
            <text:p text:style-name="P45">1400001</text:p>
          </table:table-cell>
          <table:table-cell table:style-name="Tabla4.B298" office:value-type="string">
            <text:p text:style-name="P45">1.79e-06</text:p>
          </table:table-cell>
        </table:table-row>
        <table:table-row>
          <table:table-cell table:style-name="Tabla4.A2" office:value-type="float" office:value="1410001">
            <text:p text:style-name="P45">1410001</text:p>
          </table:table-cell>
          <table:table-cell table:style-name="Tabla4.B18" office:value-type="float" office:value="0.001453">
            <text:p text:style-name="P45">1,45E-03</text:p>
          </table:table-cell>
        </table:table-row>
        <table:table-row>
          <table:table-cell table:style-name="Tabla4.A2" office:value-type="float" office:value="1420001">
            <text:p text:style-name="P45">1420001</text:p>
          </table:table-cell>
          <table:table-cell table:style-name="Tabla4.B18" office:value-type="float" office:value="0.001949">
            <text:p text:style-name="P45">1,95E-03</text:p>
          </table:table-cell>
        </table:table-row>
        <table:table-row>
          <table:table-cell table:style-name="Tabla4.A2" office:value-type="float" office:value="1430001">
            <text:p text:style-name="P45">1430001</text:p>
          </table:table-cell>
          <table:table-cell table:style-name="Tabla4.B18" office:value-type="float" office:value="0.002867">
            <text:p text:style-name="P45">2,87E-03</text:p>
          </table:table-cell>
        </table:table-row>
        <table:table-row>
          <table:table-cell table:style-name="Tabla4.A2" office:value-type="float" office:value="1440001">
            <text:p text:style-name="P45">1440001</text:p>
          </table:table-cell>
          <table:table-cell table:style-name="Tabla4.B298" office:value-type="string">
            <text:p text:style-name="P45">2.43e-06</text:p>
          </table:table-cell>
        </table:table-row>
        <table:table-row>
          <table:table-cell table:style-name="Tabla4.A2" office:value-type="float" office:value="1450001">
            <text:p text:style-name="P45">1450001</text:p>
          </table:table-cell>
          <table:table-cell table:style-name="Tabla4.B18" office:value-type="float" office:value="0.001744">
            <text:p text:style-name="P45">1,74E-03</text:p>
          </table:table-cell>
        </table:table-row>
        <table:table-row>
          <table:table-cell table:style-name="Tabla4.A2" office:value-type="float" office:value="1460001">
            <text:p text:style-name="P45">1460001</text:p>
          </table:table-cell>
          <table:table-cell table:style-name="Tabla4.B18" office:value-type="float" office:value="0.001964">
            <text:p text:style-name="P45">1,96E-03</text:p>
          </table:table-cell>
        </table:table-row>
        <table:table-row>
          <table:table-cell table:style-name="Tabla4.A2" office:value-type="float" office:value="1470001">
            <text:p text:style-name="P45">1470001</text:p>
          </table:table-cell>
          <table:table-cell table:style-name="Tabla4.B18" office:value-type="float" office:value="0.001386">
            <text:p text:style-name="P45">1,39E-03</text:p>
          </table:table-cell>
        </table:table-row>
        <table:table-row>
          <table:table-cell table:style-name="Tabla4.A2" office:value-type="float" office:value="1480001">
            <text:p text:style-name="P45">1480001</text:p>
          </table:table-cell>
          <table:table-cell table:style-name="Tabla4.B18" office:value-type="float" office:value="0.002616">
            <text:p text:style-name="P45">2,62E-03</text:p>
          </table:table-cell>
        </table:table-row>
        <table:table-row>
          <table:table-cell table:style-name="Tabla4.A2" office:value-type="float" office:value="1490001">
            <text:p text:style-name="P45">1490001</text:p>
          </table:table-cell>
          <table:table-cell table:style-name="Tabla4.B18" office:value-type="float" office:value="0.001605">
            <text:p text:style-name="P45">1,61E-03</text:p>
          </table:table-cell>
        </table:table-row>
        <table:table-row>
          <table:table-cell table:style-name="Tabla4.A2" office:value-type="float" office:value="1500001">
            <text:p text:style-name="P45">1500001</text:p>
          </table:table-cell>
          <table:table-cell table:style-name="Tabla4.B18" office:value-type="float" office:value="0.001762">
            <text:p text:style-name="P45">1,76E-03</text:p>
          </table:table-cell>
        </table:table-row>
        <table:table-row>
          <table:table-cell table:style-name="Tabla4.A2" office:value-type="float" office:value="1510001">
            <text:p text:style-name="P45">1510001</text:p>
          </table:table-cell>
          <table:table-cell table:style-name="Tabla4.B298" office:value-type="string">
            <text:p text:style-name="P45">1.68e-06</text:p>
          </table:table-cell>
        </table:table-row>
        <table:table-row>
          <table:table-cell table:style-name="Tabla4.A2" office:value-type="float" office:value="1520001">
            <text:p text:style-name="P45">1520001</text:p>
          </table:table-cell>
          <table:table-cell table:style-name="Tabla4.B18" office:value-type="float" office:value="0.001457">
            <text:p text:style-name="P45">1,46E-03</text:p>
          </table:table-cell>
        </table:table-row>
        <table:table-row>
          <table:table-cell table:style-name="Tabla4.A2" office:value-type="float" office:value="1530001">
            <text:p text:style-name="P45">1530001</text:p>
          </table:table-cell>
          <table:table-cell table:style-name="Tabla4.B298" office:value-type="string">
            <text:p text:style-name="P45">1.53e-06</text:p>
          </table:table-cell>
        </table:table-row>
        <table:table-row>
          <table:table-cell table:style-name="Tabla4.A2" office:value-type="float" office:value="1540001">
            <text:p text:style-name="P45">1540001</text:p>
          </table:table-cell>
          <table:table-cell table:style-name="Tabla4.B18" office:value-type="float" office:value="0.001804">
            <text:p text:style-name="P45">1,80E-03</text:p>
          </table:table-cell>
        </table:table-row>
        <table:table-row>
          <table:table-cell table:style-name="Tabla4.A2" office:value-type="float" office:value="1550001">
            <text:p text:style-name="P45">1550001</text:p>
          </table:table-cell>
          <table:table-cell table:style-name="Tabla4.B18" office:value-type="float" office:value="0.005202">
            <text:p text:style-name="P45">5,20E-03</text:p>
          </table:table-cell>
        </table:table-row>
        <table:table-row>
          <table:table-cell table:style-name="Tabla4.A2" office:value-type="float" office:value="1560001">
            <text:p text:style-name="P45">1560001</text:p>
          </table:table-cell>
          <table:table-cell table:style-name="Tabla4.B18" office:value-type="float" office:value="0.001497">
            <text:p text:style-name="P45">1,50E-03</text:p>
          </table:table-cell>
        </table:table-row>
        <table:table-row>
          <table:table-cell table:style-name="Tabla4.A2" office:value-type="float" office:value="1570001">
            <text:p text:style-name="P45">1570001</text:p>
          </table:table-cell>
          <table:table-cell table:style-name="Tabla4.B18" office:value-type="float" office:value="0.001619">
            <text:p text:style-name="P45">1,62E-03</text:p>
          </table:table-cell>
        </table:table-row>
        <table:table-row>
          <table:table-cell table:style-name="Tabla4.A2" office:value-type="float" office:value="1580001">
            <text:p text:style-name="P45">1580001</text:p>
          </table:table-cell>
          <table:table-cell table:style-name="Tabla4.B298" office:value-type="string">
            <text:p text:style-name="P45">2.09e-06</text:p>
          </table:table-cell>
        </table:table-row>
        <table:table-row>
          <table:table-cell table:style-name="Tabla4.A2" office:value-type="float" office:value="1590001">
            <text:p text:style-name="P45">1590001</text:p>
          </table:table-cell>
          <table:table-cell table:style-name="Tabla4.B18" office:value-type="float" office:value="0.001585">
            <text:p text:style-name="P45">1,59E-03</text:p>
          </table:table-cell>
        </table:table-row>
        <table:table-row>
          <table:table-cell table:style-name="Tabla4.A2" office:value-type="float" office:value="1600001">
            <text:p text:style-name="P45">1600001</text:p>
          </table:table-cell>
          <table:table-cell table:style-name="Tabla4.B18" office:value-type="float" office:value="0.006187">
            <text:p text:style-name="P45">6,19E-03</text:p>
          </table:table-cell>
        </table:table-row>
        <table:table-row>
          <table:table-cell table:style-name="Tabla4.A2" office:value-type="float" office:value="1610001">
            <text:p text:style-name="P45">1610001</text:p>
          </table:table-cell>
          <table:table-cell table:style-name="Tabla4.B18" office:value-type="float" office:value="0.001616">
            <text:p text:style-name="P45">1,62E-03</text:p>
          </table:table-cell>
        </table:table-row>
        <table:table-row>
          <table:table-cell table:style-name="Tabla4.A2" office:value-type="float" office:value="1620001">
            <text:p text:style-name="P45">1620001</text:p>
          </table:table-cell>
          <table:table-cell table:style-name="Tabla4.B298" office:value-type="string">
            <text:p text:style-name="P45">1.95e-06</text:p>
          </table:table-cell>
        </table:table-row>
        <table:table-row>
          <table:table-cell table:style-name="Tabla4.A2" office:value-type="float" office:value="1630001">
            <text:p text:style-name="P45">1630001</text:p>
          </table:table-cell>
          <table:table-cell table:style-name="Tabla4.B18" office:value-type="float" office:value="0.002348">
            <text:p text:style-name="P45">2,35E-03</text:p>
          </table:table-cell>
        </table:table-row>
        <table:table-row>
          <table:table-cell table:style-name="Tabla4.A2" office:value-type="float" office:value="1640001">
            <text:p text:style-name="P45">1640001</text:p>
          </table:table-cell>
          <table:table-cell table:style-name="Tabla4.B18" office:value-type="float" office:value="0.009171">
            <text:p text:style-name="P45">9,17E-03</text:p>
          </table:table-cell>
        </table:table-row>
        <table:table-row>
          <table:table-cell table:style-name="Tabla4.A2" office:value-type="float" office:value="1650001">
            <text:p text:style-name="P45">1650001</text:p>
          </table:table-cell>
          <table:table-cell table:style-name="Tabla4.B298" office:value-type="string">
            <text:p text:style-name="P45">1.75e-06</text:p>
          </table:table-cell>
        </table:table-row>
        <text:soft-page-break/>
        <table:table-row>
          <table:table-cell table:style-name="Tabla4.A2" office:value-type="float" office:value="1660001">
            <text:p text:style-name="P45">1660001</text:p>
          </table:table-cell>
          <table:table-cell table:style-name="Tabla4.B18" office:value-type="float" office:value="0.001505">
            <text:p text:style-name="P45">1,51E-03</text:p>
          </table:table-cell>
        </table:table-row>
        <table:table-row>
          <table:table-cell table:style-name="Tabla4.A2" office:value-type="float" office:value="1670001">
            <text:p text:style-name="P45">1670001</text:p>
          </table:table-cell>
          <table:table-cell table:style-name="Tabla4.B18" office:value-type="float" office:value="0.001728">
            <text:p text:style-name="P45">1,73E-03</text:p>
          </table:table-cell>
        </table:table-row>
        <table:table-row>
          <table:table-cell table:style-name="Tabla4.A2" office:value-type="float" office:value="1680001">
            <text:p text:style-name="P45">1680001</text:p>
          </table:table-cell>
          <table:table-cell table:style-name="Tabla4.B18" office:value-type="float" office:value="0.001586">
            <text:p text:style-name="P45">1,59E-03</text:p>
          </table:table-cell>
        </table:table-row>
        <table:table-row>
          <table:table-cell table:style-name="Tabla4.A2" office:value-type="float" office:value="1690001">
            <text:p text:style-name="P45">1690001</text:p>
          </table:table-cell>
          <table:table-cell table:style-name="Tabla4.B18" office:value-type="float" office:value="0.001445">
            <text:p text:style-name="P45">1,45E-03</text:p>
          </table:table-cell>
        </table:table-row>
        <table:table-row>
          <table:table-cell table:style-name="Tabla4.A2" office:value-type="float" office:value="1700001">
            <text:p text:style-name="P45">1700001</text:p>
          </table:table-cell>
          <table:table-cell table:style-name="Tabla4.B18" office:value-type="float" office:value="0.001878">
            <text:p text:style-name="P45">1,88E-03</text:p>
          </table:table-cell>
        </table:table-row>
        <table:table-row>
          <table:table-cell table:style-name="Tabla4.A2" office:value-type="float" office:value="1710001">
            <text:p text:style-name="P45">1710001</text:p>
          </table:table-cell>
          <table:table-cell table:style-name="Tabla4.B18" office:value-type="float" office:value="0.001451">
            <text:p text:style-name="P45">1,45E-03</text:p>
          </table:table-cell>
        </table:table-row>
        <table:table-row>
          <table:table-cell table:style-name="Tabla4.A2" office:value-type="float" office:value="1720001">
            <text:p text:style-name="P45">1720001</text:p>
          </table:table-cell>
          <table:table-cell table:style-name="Tabla4.B18" office:value-type="float" office:value="0.001609">
            <text:p text:style-name="P45">1,61E-03</text:p>
          </table:table-cell>
        </table:table-row>
        <table:table-row>
          <table:table-cell table:style-name="Tabla4.A2" office:value-type="float" office:value="1730001">
            <text:p text:style-name="P45">1730001</text:p>
          </table:table-cell>
          <table:table-cell table:style-name="Tabla4.B18" office:value-type="float" office:value="0.002515">
            <text:p text:style-name="P45">2,52E-03</text:p>
          </table:table-cell>
        </table:table-row>
        <table:table-row>
          <table:table-cell table:style-name="Tabla4.A2" office:value-type="float" office:value="1740001">
            <text:p text:style-name="P45">1740001</text:p>
          </table:table-cell>
          <table:table-cell table:style-name="Tabla4.B18" office:value-type="float" office:value="0.002203">
            <text:p text:style-name="P45">2,20E-03</text:p>
          </table:table-cell>
        </table:table-row>
        <table:table-row>
          <table:table-cell table:style-name="Tabla4.A2" office:value-type="float" office:value="1750001">
            <text:p text:style-name="P45">1750001</text:p>
          </table:table-cell>
          <table:table-cell table:style-name="Tabla4.B18" office:value-type="float" office:value="0.001634">
            <text:p text:style-name="P45">1,63E-03</text:p>
          </table:table-cell>
        </table:table-row>
        <table:table-row>
          <table:table-cell table:style-name="Tabla4.A2" office:value-type="float" office:value="1760001">
            <text:p text:style-name="P45">1760001</text:p>
          </table:table-cell>
          <table:table-cell table:style-name="Tabla4.B18" office:value-type="float" office:value="0.001656">
            <text:p text:style-name="P45">1,66E-03</text:p>
          </table:table-cell>
        </table:table-row>
        <table:table-row>
          <table:table-cell table:style-name="Tabla4.A2" office:value-type="float" office:value="1770001">
            <text:p text:style-name="P45">1770001</text:p>
          </table:table-cell>
          <table:table-cell table:style-name="Tabla4.B18" office:value-type="float" office:value="0.002362">
            <text:p text:style-name="P45">2,36E-03</text:p>
          </table:table-cell>
        </table:table-row>
        <table:table-row>
          <table:table-cell table:style-name="Tabla4.A2" office:value-type="float" office:value="1780001">
            <text:p text:style-name="P45">1780001</text:p>
          </table:table-cell>
          <table:table-cell table:style-name="Tabla4.B18" office:value-type="float" office:value="0.002124">
            <text:p text:style-name="P45">2,12E-03</text:p>
          </table:table-cell>
        </table:table-row>
        <table:table-row>
          <table:table-cell table:style-name="Tabla4.A2" office:value-type="float" office:value="1790001">
            <text:p text:style-name="P45">1790001</text:p>
          </table:table-cell>
          <table:table-cell table:style-name="Tabla4.B18" office:value-type="float" office:value="0.005179">
            <text:p text:style-name="P45">5,18E-03</text:p>
          </table:table-cell>
        </table:table-row>
        <table:table-row>
          <table:table-cell table:style-name="Tabla4.A2" office:value-type="float" office:value="1800001">
            <text:p text:style-name="P45">1800001</text:p>
          </table:table-cell>
          <table:table-cell table:style-name="Tabla4.B18" office:value-type="float" office:value="0.001449">
            <text:p text:style-name="P45">1,45E-03</text:p>
          </table:table-cell>
        </table:table-row>
        <table:table-row>
          <table:table-cell table:style-name="Tabla4.A2" office:value-type="float" office:value="1810001">
            <text:p text:style-name="P45">1810001</text:p>
          </table:table-cell>
          <table:table-cell table:style-name="Tabla4.B18" office:value-type="float" office:value="0.001594">
            <text:p text:style-name="P45">1,59E-03</text:p>
          </table:table-cell>
        </table:table-row>
        <table:table-row>
          <table:table-cell table:style-name="Tabla4.A2" office:value-type="float" office:value="1820001">
            <text:p text:style-name="P45">1820001</text:p>
          </table:table-cell>
          <table:table-cell table:style-name="Tabla4.B18" office:value-type="float" office:value="0.001941">
            <text:p text:style-name="P45">1,94E-03</text:p>
          </table:table-cell>
        </table:table-row>
        <table:table-row>
          <table:table-cell table:style-name="Tabla4.A2" office:value-type="float" office:value="1830001">
            <text:p text:style-name="P45">1830001</text:p>
          </table:table-cell>
          <table:table-cell table:style-name="Tabla4.B18" office:value-type="float" office:value="0.003721">
            <text:p text:style-name="P45">3,72E-03</text:p>
          </table:table-cell>
        </table:table-row>
        <table:table-row>
          <table:table-cell table:style-name="Tabla4.A2" office:value-type="float" office:value="1840001">
            <text:p text:style-name="P45">1840001</text:p>
          </table:table-cell>
          <table:table-cell table:style-name="Tabla4.B18" office:value-type="float" office:value="0.003182">
            <text:p text:style-name="P45">3,18E-03</text:p>
          </table:table-cell>
        </table:table-row>
        <table:table-row>
          <table:table-cell table:style-name="Tabla4.A2" office:value-type="float" office:value="1850001">
            <text:p text:style-name="P45">1850001</text:p>
          </table:table-cell>
          <table:table-cell table:style-name="Tabla4.B18" office:value-type="float" office:value="0.001669">
            <text:p text:style-name="P45">1,67E-03</text:p>
          </table:table-cell>
        </table:table-row>
        <table:table-row>
          <table:table-cell table:style-name="Tabla4.A2" office:value-type="float" office:value="1860001">
            <text:p text:style-name="P45">1860001</text:p>
          </table:table-cell>
          <table:table-cell table:style-name="Tabla4.B18" office:value-type="float" office:value="0.001711">
            <text:p text:style-name="P45">1,71E-03</text:p>
          </table:table-cell>
        </table:table-row>
        <table:table-row>
          <table:table-cell table:style-name="Tabla4.A2" office:value-type="float" office:value="1870001">
            <text:p text:style-name="P45">1870001</text:p>
          </table:table-cell>
          <table:table-cell table:style-name="Tabla4.B298" office:value-type="string">
            <text:p text:style-name="P45">1.44e-06</text:p>
          </table:table-cell>
        </table:table-row>
        <table:table-row>
          <table:table-cell table:style-name="Tabla4.A2" office:value-type="float" office:value="1880001">
            <text:p text:style-name="P45">1880001</text:p>
          </table:table-cell>
          <table:table-cell table:style-name="Tabla4.B18" office:value-type="float" office:value="0.001999">
            <text:p text:style-name="P45">2,00E-03</text:p>
          </table:table-cell>
        </table:table-row>
        <table:table-row>
          <table:table-cell table:style-name="Tabla4.A2" office:value-type="float" office:value="1890001">
            <text:p text:style-name="P45">1890001</text:p>
          </table:table-cell>
          <table:table-cell table:style-name="Tabla4.B18" office:value-type="float" office:value="0.001744">
            <text:p text:style-name="P45">1,74E-03</text:p>
          </table:table-cell>
        </table:table-row>
        <table:table-row>
          <table:table-cell table:style-name="Tabla4.A2" office:value-type="float" office:value="1900001">
            <text:p text:style-name="P45">1900001</text:p>
          </table:table-cell>
          <table:table-cell table:style-name="Tabla4.B18" office:value-type="float" office:value="0.001463">
            <text:p text:style-name="P45">1,46E-03</text:p>
          </table:table-cell>
        </table:table-row>
        <table:table-row>
          <table:table-cell table:style-name="Tabla4.A2" office:value-type="float" office:value="1910001">
            <text:p text:style-name="P45">1910001</text:p>
          </table:table-cell>
          <table:table-cell table:style-name="Tabla4.B18" office:value-type="float" office:value="0.002148">
            <text:p text:style-name="P45">2,15E-03</text:p>
          </table:table-cell>
        </table:table-row>
        <table:table-row>
          <table:table-cell table:style-name="Tabla4.A2" office:value-type="float" office:value="1920001">
            <text:p text:style-name="P45">1920001</text:p>
          </table:table-cell>
          <table:table-cell table:style-name="Tabla4.B18" office:value-type="float" office:value="0.001886">
            <text:p text:style-name="P45">1,89E-03</text:p>
          </table:table-cell>
        </table:table-row>
        <table:table-row>
          <table:table-cell table:style-name="Tabla4.A2" office:value-type="float" office:value="1930001">
            <text:p text:style-name="P45">1930001</text:p>
          </table:table-cell>
          <table:table-cell table:style-name="Tabla4.B18" office:value-type="float" office:value="0.001571">
            <text:p text:style-name="P45">1,57E-03</text:p>
          </table:table-cell>
        </table:table-row>
        <table:table-row>
          <table:table-cell table:style-name="Tabla4.A2" office:value-type="float" office:value="1940001">
            <text:p text:style-name="P45">1940001</text:p>
          </table:table-cell>
          <table:table-cell table:style-name="Tabla4.B18" office:value-type="float" office:value="0.001393">
            <text:p text:style-name="P45">1,39E-03</text:p>
          </table:table-cell>
        </table:table-row>
        <table:table-row>
          <table:table-cell table:style-name="Tabla4.A2" office:value-type="float" office:value="1950001">
            <text:p text:style-name="P45">1950001</text:p>
          </table:table-cell>
          <table:table-cell table:style-name="Tabla4.B298" office:value-type="string">
            <text:p text:style-name="P45">1.56e-06</text:p>
          </table:table-cell>
        </table:table-row>
        <table:table-row>
          <table:table-cell table:style-name="Tabla4.A2" office:value-type="float" office:value="1960001">
            <text:p text:style-name="P45">1960001</text:p>
          </table:table-cell>
          <table:table-cell table:style-name="Tabla4.B298" office:value-type="string">
            <text:p text:style-name="P45">2.07e-06</text:p>
          </table:table-cell>
        </table:table-row>
        <table:table-row>
          <table:table-cell table:style-name="Tabla4.A2" office:value-type="float" office:value="1970001">
            <text:p text:style-name="P45">1970001</text:p>
          </table:table-cell>
          <table:table-cell table:style-name="Tabla4.B18" office:value-type="float" office:value="0.001725">
            <text:p text:style-name="P45">1,73E-03</text:p>
          </table:table-cell>
        </table:table-row>
        <table:table-row>
          <table:table-cell table:style-name="Tabla4.A2" office:value-type="float" office:value="1980001">
            <text:p text:style-name="P45">1980001</text:p>
          </table:table-cell>
          <table:table-cell table:style-name="Tabla4.B298" office:value-type="string">
            <text:p text:style-name="P45">2.1e-06</text:p>
          </table:table-cell>
        </table:table-row>
        <table:table-row>
          <table:table-cell table:style-name="Tabla4.A2" office:value-type="float" office:value="1990001">
            <text:p text:style-name="P45">1990001</text:p>
          </table:table-cell>
          <table:table-cell table:style-name="Tabla4.B18" office:value-type="float" office:value="0.002634">
            <text:p text:style-name="P45">2,63E-03</text:p>
          </table:table-cell>
        </table:table-row>
        <table:table-row>
          <table:table-cell table:style-name="Tabla4.A2" office:value-type="float" office:value="2000001">
            <text:p text:style-name="P45">2000001</text:p>
          </table:table-cell>
          <table:table-cell table:style-name="Tabla4.B18" office:value-type="float" office:value="0.001696">
            <text:p text:style-name="P45">1,70E-03</text:p>
          </table:table-cell>
        </table:table-row>
        <table:table-row>
          <table:table-cell table:style-name="Tabla4.A2" office:value-type="float" office:value="2010001">
            <text:p text:style-name="P45">2010001</text:p>
          </table:table-cell>
          <table:table-cell table:style-name="Tabla4.B18" office:value-type="float" office:value="0.001502">
            <text:p text:style-name="P45">1,50E-03</text:p>
          </table:table-cell>
        </table:table-row>
        <table:table-row>
          <table:table-cell table:style-name="Tabla4.A2" office:value-type="float" office:value="2020001">
            <text:p text:style-name="P45">2020001</text:p>
          </table:table-cell>
          <table:table-cell table:style-name="Tabla4.B18" office:value-type="float" office:value="0.001673">
            <text:p text:style-name="P45">1,67E-03</text:p>
          </table:table-cell>
        </table:table-row>
        <text:soft-page-break/>
        <table:table-row>
          <table:table-cell table:style-name="Tabla4.A2" office:value-type="float" office:value="2030001">
            <text:p text:style-name="P45">2030001</text:p>
          </table:table-cell>
          <table:table-cell table:style-name="Tabla4.B18" office:value-type="float" office:value="0.007382">
            <text:p text:style-name="P45">7,38E-03</text:p>
          </table:table-cell>
        </table:table-row>
        <table:table-row>
          <table:table-cell table:style-name="Tabla4.A2" office:value-type="float" office:value="2040001">
            <text:p text:style-name="P45">2040001</text:p>
          </table:table-cell>
          <table:table-cell table:style-name="Tabla4.B18" office:value-type="float" office:value="0.001622">
            <text:p text:style-name="P45">1,62E-03</text:p>
          </table:table-cell>
        </table:table-row>
        <table:table-row>
          <table:table-cell table:style-name="Tabla4.A2" office:value-type="float" office:value="2050001">
            <text:p text:style-name="P45">2050001</text:p>
          </table:table-cell>
          <table:table-cell table:style-name="Tabla4.B18" office:value-type="float" office:value="0.005545">
            <text:p text:style-name="P45">5,55E-03</text:p>
          </table:table-cell>
        </table:table-row>
        <table:table-row>
          <table:table-cell table:style-name="Tabla4.A2" office:value-type="float" office:value="2060001">
            <text:p text:style-name="P45">2060001</text:p>
          </table:table-cell>
          <table:table-cell table:style-name="Tabla4.B18" office:value-type="float" office:value="0.002881">
            <text:p text:style-name="P45">2,88E-03</text:p>
          </table:table-cell>
        </table:table-row>
        <table:table-row>
          <table:table-cell table:style-name="Tabla4.A2" office:value-type="float" office:value="2070001">
            <text:p text:style-name="P45">2070001</text:p>
          </table:table-cell>
          <table:table-cell table:style-name="Tabla4.B18" office:value-type="float" office:value="0.006466">
            <text:p text:style-name="P45">6,47E-03</text:p>
          </table:table-cell>
        </table:table-row>
        <table:table-row>
          <table:table-cell table:style-name="Tabla4.A2" office:value-type="float" office:value="2080001">
            <text:p text:style-name="P45">2080001</text:p>
          </table:table-cell>
          <table:table-cell table:style-name="Tabla4.B18" office:value-type="float" office:value="0.002521">
            <text:p text:style-name="P45">2,52E-03</text:p>
          </table:table-cell>
        </table:table-row>
        <table:table-row>
          <table:table-cell table:style-name="Tabla4.A2" office:value-type="float" office:value="2090001">
            <text:p text:style-name="P45">2090001</text:p>
          </table:table-cell>
          <table:table-cell table:style-name="Tabla4.B18" office:value-type="float" office:value="0.008256">
            <text:p text:style-name="P45">8,26E-03</text:p>
          </table:table-cell>
        </table:table-row>
        <table:table-row>
          <table:table-cell table:style-name="Tabla4.A2" office:value-type="float" office:value="2100001">
            <text:p text:style-name="P45">2100001</text:p>
          </table:table-cell>
          <table:table-cell table:style-name="Tabla4.B18" office:value-type="float" office:value="0.001568">
            <text:p text:style-name="P45">1,57E-03</text:p>
          </table:table-cell>
        </table:table-row>
        <table:table-row>
          <table:table-cell table:style-name="Tabla4.A2" office:value-type="float" office:value="2110001">
            <text:p text:style-name="P45">2110001</text:p>
          </table:table-cell>
          <table:table-cell table:style-name="Tabla4.B298" office:value-type="string">
            <text:p text:style-name="P45">1.53e-06</text:p>
          </table:table-cell>
        </table:table-row>
        <table:table-row>
          <table:table-cell table:style-name="Tabla4.A2" office:value-type="float" office:value="2120001">
            <text:p text:style-name="P45">2120001</text:p>
          </table:table-cell>
          <table:table-cell table:style-name="Tabla4.B18" office:value-type="float" office:value="0.001693">
            <text:p text:style-name="P45">1,69E-03</text:p>
          </table:table-cell>
        </table:table-row>
        <table:table-row>
          <table:table-cell table:style-name="Tabla4.A2" office:value-type="float" office:value="2130001">
            <text:p text:style-name="P45">2130001</text:p>
          </table:table-cell>
          <table:table-cell table:style-name="Tabla4.B18" office:value-type="float" office:value="0.004908">
            <text:p text:style-name="P45">4,91E-03</text:p>
          </table:table-cell>
        </table:table-row>
        <table:table-row>
          <table:table-cell table:style-name="Tabla4.A2" office:value-type="float" office:value="2140001">
            <text:p text:style-name="P45">2140001</text:p>
          </table:table-cell>
          <table:table-cell table:style-name="Tabla4.B18" office:value-type="float" office:value="0.001844">
            <text:p text:style-name="P45">1,84E-03</text:p>
          </table:table-cell>
        </table:table-row>
        <table:table-row>
          <table:table-cell table:style-name="Tabla4.A2" office:value-type="float" office:value="2150001">
            <text:p text:style-name="P45">2150001</text:p>
          </table:table-cell>
          <table:table-cell table:style-name="Tabla4.B18" office:value-type="float" office:value="0.001502">
            <text:p text:style-name="P45">1,50E-03</text:p>
          </table:table-cell>
        </table:table-row>
        <table:table-row>
          <table:table-cell table:style-name="Tabla4.A2" office:value-type="float" office:value="2160001">
            <text:p text:style-name="P45">2160001</text:p>
          </table:table-cell>
          <table:table-cell table:style-name="Tabla4.B18" office:value-type="float" office:value="0.001589">
            <text:p text:style-name="P45">1,59E-03</text:p>
          </table:table-cell>
        </table:table-row>
        <table:table-row>
          <table:table-cell table:style-name="Tabla4.A2" office:value-type="float" office:value="2170001">
            <text:p text:style-name="P45">2170001</text:p>
          </table:table-cell>
          <table:table-cell table:style-name="Tabla4.B18" office:value-type="float" office:value="0.001927">
            <text:p text:style-name="P45">1,93E-03</text:p>
          </table:table-cell>
        </table:table-row>
        <table:table-row>
          <table:table-cell table:style-name="Tabla4.A2" office:value-type="float" office:value="2180001">
            <text:p text:style-name="P45">2180001</text:p>
          </table:table-cell>
          <table:table-cell table:style-name="Tabla4.B18" office:value-type="float" office:value="0.001753">
            <text:p text:style-name="P45">1,75E-03</text:p>
          </table:table-cell>
        </table:table-row>
        <table:table-row>
          <table:table-cell table:style-name="Tabla4.A2" office:value-type="float" office:value="2190001">
            <text:p text:style-name="P45">2190001</text:p>
          </table:table-cell>
          <table:table-cell table:style-name="Tabla4.B18" office:value-type="float" office:value="0.001462">
            <text:p text:style-name="P45">1,46E-03</text:p>
          </table:table-cell>
        </table:table-row>
        <table:table-row>
          <table:table-cell table:style-name="Tabla4.A2" office:value-type="float" office:value="2200001">
            <text:p text:style-name="P45">2200001</text:p>
          </table:table-cell>
          <table:table-cell table:style-name="Tabla4.B18" office:value-type="float" office:value="0.001857">
            <text:p text:style-name="P45">1,86E-03</text:p>
          </table:table-cell>
        </table:table-row>
        <table:table-row>
          <table:table-cell table:style-name="Tabla4.A2" office:value-type="float" office:value="2210001">
            <text:p text:style-name="P45">2210001</text:p>
          </table:table-cell>
          <table:table-cell table:style-name="Tabla4.B18" office:value-type="float" office:value="0.001621">
            <text:p text:style-name="P45">1,62E-03</text:p>
          </table:table-cell>
        </table:table-row>
        <table:table-row>
          <table:table-cell table:style-name="Tabla4.A2" office:value-type="float" office:value="2220001">
            <text:p text:style-name="P45">2220001</text:p>
          </table:table-cell>
          <table:table-cell table:style-name="Tabla4.B298" office:value-type="string">
            <text:p text:style-name="P45">1.51e-06</text:p>
          </table:table-cell>
        </table:table-row>
        <table:table-row>
          <table:table-cell table:style-name="Tabla4.A2" office:value-type="float" office:value="2230001">
            <text:p text:style-name="P45">2230001</text:p>
          </table:table-cell>
          <table:table-cell table:style-name="Tabla4.B18" office:value-type="float" office:value="0.002133">
            <text:p text:style-name="P45">2,13E-03</text:p>
          </table:table-cell>
        </table:table-row>
        <table:table-row>
          <table:table-cell table:style-name="Tabla4.A2" office:value-type="float" office:value="2240001">
            <text:p text:style-name="P45">2240001</text:p>
          </table:table-cell>
          <table:table-cell table:style-name="Tabla4.B298" office:value-type="string">
            <text:p text:style-name="P45">1.63e-06</text:p>
          </table:table-cell>
        </table:table-row>
        <table:table-row>
          <table:table-cell table:style-name="Tabla4.A2" office:value-type="float" office:value="2250001">
            <text:p text:style-name="P45">2250001</text:p>
          </table:table-cell>
          <table:table-cell table:style-name="Tabla4.B18" office:value-type="float" office:value="0.001697">
            <text:p text:style-name="P45">1,70E-03</text:p>
          </table:table-cell>
        </table:table-row>
        <table:table-row>
          <table:table-cell table:style-name="Tabla4.A2" office:value-type="float" office:value="2260001">
            <text:p text:style-name="P45">2260001</text:p>
          </table:table-cell>
          <table:table-cell table:style-name="Tabla4.B18" office:value-type="float" office:value="0.001586">
            <text:p text:style-name="P45">1,59E-03</text:p>
          </table:table-cell>
        </table:table-row>
        <table:table-row>
          <table:table-cell table:style-name="Tabla4.A2" office:value-type="float" office:value="2270001">
            <text:p text:style-name="P45">2270001</text:p>
          </table:table-cell>
          <table:table-cell table:style-name="Tabla4.B18" office:value-type="float" office:value="0.001688">
            <text:p text:style-name="P45">1,69E-03</text:p>
          </table:table-cell>
        </table:table-row>
        <table:table-row>
          <table:table-cell table:style-name="Tabla4.A2" office:value-type="float" office:value="2280001">
            <text:p text:style-name="P45">2280001</text:p>
          </table:table-cell>
          <table:table-cell table:style-name="Tabla4.B18" office:value-type="float" office:value="0.001628">
            <text:p text:style-name="P45">1,63E-03</text:p>
          </table:table-cell>
        </table:table-row>
        <table:table-row>
          <table:table-cell table:style-name="Tabla4.A2" office:value-type="float" office:value="2290001">
            <text:p text:style-name="P45">2290001</text:p>
          </table:table-cell>
          <table:table-cell table:style-name="Tabla4.B18" office:value-type="float" office:value="0.001514">
            <text:p text:style-name="P45">1,51E-03</text:p>
          </table:table-cell>
        </table:table-row>
        <table:table-row>
          <table:table-cell table:style-name="Tabla4.A2" office:value-type="float" office:value="2300001">
            <text:p text:style-name="P45">2300001</text:p>
          </table:table-cell>
          <table:table-cell table:style-name="Tabla4.B18" office:value-type="float" office:value="0.001473">
            <text:p text:style-name="P45">1,47E-03</text:p>
          </table:table-cell>
        </table:table-row>
        <table:table-row>
          <table:table-cell table:style-name="Tabla4.A2" office:value-type="float" office:value="2310001">
            <text:p text:style-name="P45">2310001</text:p>
          </table:table-cell>
          <table:table-cell table:style-name="Tabla4.B18" office:value-type="float" office:value="0.001808">
            <text:p text:style-name="P45">1,81E-03</text:p>
          </table:table-cell>
        </table:table-row>
        <table:table-row>
          <table:table-cell table:style-name="Tabla4.A2" office:value-type="float" office:value="2320001">
            <text:p text:style-name="P45">2320001</text:p>
          </table:table-cell>
          <table:table-cell table:style-name="Tabla4.B18" office:value-type="float" office:value="0.001687">
            <text:p text:style-name="P45">1,69E-03</text:p>
          </table:table-cell>
        </table:table-row>
        <table:table-row>
          <table:table-cell table:style-name="Tabla4.A2" office:value-type="float" office:value="2330001">
            <text:p text:style-name="P45">2330001</text:p>
          </table:table-cell>
          <table:table-cell table:style-name="Tabla4.B18" office:value-type="float" office:value="0.001561">
            <text:p text:style-name="P45">1,56E-03</text:p>
          </table:table-cell>
        </table:table-row>
        <table:table-row>
          <table:table-cell table:style-name="Tabla4.A2" office:value-type="float" office:value="2340001">
            <text:p text:style-name="P45">2340001</text:p>
          </table:table-cell>
          <table:table-cell table:style-name="Tabla4.B18" office:value-type="float" office:value="0.002054">
            <text:p text:style-name="P45">2,05E-03</text:p>
          </table:table-cell>
        </table:table-row>
        <table:table-row>
          <table:table-cell table:style-name="Tabla4.A2" office:value-type="float" office:value="2350001">
            <text:p text:style-name="P45">2350001</text:p>
          </table:table-cell>
          <table:table-cell table:style-name="Tabla4.B18" office:value-type="float" office:value="0.001546">
            <text:p text:style-name="P45">1,55E-03</text:p>
          </table:table-cell>
        </table:table-row>
        <table:table-row>
          <table:table-cell table:style-name="Tabla4.A2" office:value-type="float" office:value="2360001">
            <text:p text:style-name="P45">2360001</text:p>
          </table:table-cell>
          <table:table-cell table:style-name="Tabla4.B18" office:value-type="float" office:value="0.001488">
            <text:p text:style-name="P45">1,49E-03</text:p>
          </table:table-cell>
        </table:table-row>
        <table:table-row>
          <table:table-cell table:style-name="Tabla4.A2" office:value-type="float" office:value="2370001">
            <text:p text:style-name="P45">2370001</text:p>
          </table:table-cell>
          <table:table-cell table:style-name="Tabla4.B298" office:value-type="string">
            <text:p text:style-name="P45">2.08e-06</text:p>
          </table:table-cell>
        </table:table-row>
        <table:table-row>
          <table:table-cell table:style-name="Tabla4.A2" office:value-type="float" office:value="2380001">
            <text:p text:style-name="P45">2380001</text:p>
          </table:table-cell>
          <table:table-cell table:style-name="Tabla4.B18" office:value-type="float" office:value="0.006823">
            <text:p text:style-name="P45">6,82E-03</text:p>
          </table:table-cell>
        </table:table-row>
        <table:table-row>
          <table:table-cell table:style-name="Tabla4.A2" office:value-type="float" office:value="2390001">
            <text:p text:style-name="P45">2390001</text:p>
          </table:table-cell>
          <table:table-cell table:style-name="Tabla4.B298" office:value-type="string">
            <text:p text:style-name="P45">1.36e-06</text:p>
          </table:table-cell>
        </table:table-row>
        <text:soft-page-break/>
        <table:table-row>
          <table:table-cell table:style-name="Tabla4.A2" office:value-type="float" office:value="2400001">
            <text:p text:style-name="P45">2400001</text:p>
          </table:table-cell>
          <table:table-cell table:style-name="Tabla4.B18" office:value-type="float" office:value="0.001531">
            <text:p text:style-name="P45">1,53E-03</text:p>
          </table:table-cell>
        </table:table-row>
        <table:table-row>
          <table:table-cell table:style-name="Tabla4.A2" office:value-type="float" office:value="2410001">
            <text:p text:style-name="P45">2410001</text:p>
          </table:table-cell>
          <table:table-cell table:style-name="Tabla4.B18" office:value-type="float" office:value="0.001805">
            <text:p text:style-name="P45">1,81E-03</text:p>
          </table:table-cell>
        </table:table-row>
        <table:table-row>
          <table:table-cell table:style-name="Tabla4.A2" office:value-type="float" office:value="2420001">
            <text:p text:style-name="P45">2420001</text:p>
          </table:table-cell>
          <table:table-cell table:style-name="Tabla4.B18" office:value-type="float" office:value="0.001295">
            <text:p text:style-name="P45">1,30E-03</text:p>
          </table:table-cell>
        </table:table-row>
        <table:table-row>
          <table:table-cell table:style-name="Tabla4.A2" office:value-type="float" office:value="2430001">
            <text:p text:style-name="P45">2430001</text:p>
          </table:table-cell>
          <table:table-cell table:style-name="Tabla4.B18" office:value-type="float" office:value="0.001753">
            <text:p text:style-name="P45">1,75E-03</text:p>
          </table:table-cell>
        </table:table-row>
        <table:table-row>
          <table:table-cell table:style-name="Tabla4.A2" office:value-type="float" office:value="2440001">
            <text:p text:style-name="P45">2440001</text:p>
          </table:table-cell>
          <table:table-cell table:style-name="Tabla4.B18" office:value-type="float" office:value="0.003761">
            <text:p text:style-name="P45">3,76E-03</text:p>
          </table:table-cell>
        </table:table-row>
        <table:table-row>
          <table:table-cell table:style-name="Tabla4.A2" office:value-type="float" office:value="2450001">
            <text:p text:style-name="P45">2450001</text:p>
          </table:table-cell>
          <table:table-cell table:style-name="Tabla4.B18" office:value-type="float" office:value="0.001739">
            <text:p text:style-name="P45">1,74E-03</text:p>
          </table:table-cell>
        </table:table-row>
        <table:table-row>
          <table:table-cell table:style-name="Tabla4.A2" office:value-type="float" office:value="2460001">
            <text:p text:style-name="P45">2460001</text:p>
          </table:table-cell>
          <table:table-cell table:style-name="Tabla4.B18" office:value-type="float" office:value="0.001696">
            <text:p text:style-name="P45">1,70E-03</text:p>
          </table:table-cell>
        </table:table-row>
        <table:table-row>
          <table:table-cell table:style-name="Tabla4.A2" office:value-type="float" office:value="2470001">
            <text:p text:style-name="P45">2470001</text:p>
          </table:table-cell>
          <table:table-cell table:style-name="Tabla4.B18" office:value-type="float" office:value="0.001923">
            <text:p text:style-name="P45">1,92E-03</text:p>
          </table:table-cell>
        </table:table-row>
        <table:table-row>
          <table:table-cell table:style-name="Tabla4.A2" office:value-type="float" office:value="2480001">
            <text:p text:style-name="P45">2480001</text:p>
          </table:table-cell>
          <table:table-cell table:style-name="Tabla4.B18" office:value-type="float" office:value="0.001203">
            <text:p text:style-name="P45">1,20E-03</text:p>
          </table:table-cell>
        </table:table-row>
        <table:table-row>
          <table:table-cell table:style-name="Tabla4.A2" office:value-type="float" office:value="2490001">
            <text:p text:style-name="P45">2490001</text:p>
          </table:table-cell>
          <table:table-cell table:style-name="Tabla4.B18" office:value-type="float" office:value="0.001404">
            <text:p text:style-name="P45">1,40E-03</text:p>
          </table:table-cell>
        </table:table-row>
        <table:table-row>
          <table:table-cell table:style-name="Tabla4.A2" office:value-type="float" office:value="2500001">
            <text:p text:style-name="P45">2500001</text:p>
          </table:table-cell>
          <table:table-cell table:style-name="Tabla4.B18" office:value-type="float" office:value="0.001677">
            <text:p text:style-name="P45">1,68E-03</text:p>
          </table:table-cell>
        </table:table-row>
        <table:table-row>
          <table:table-cell table:style-name="Tabla4.A2" office:value-type="float" office:value="2510001">
            <text:p text:style-name="P45">2510001</text:p>
          </table:table-cell>
          <table:table-cell table:style-name="Tabla4.B18" office:value-type="float" office:value="0.002382">
            <text:p text:style-name="P45">2,38E-03</text:p>
          </table:table-cell>
        </table:table-row>
        <table:table-row>
          <table:table-cell table:style-name="Tabla4.A2" office:value-type="float" office:value="2520001">
            <text:p text:style-name="P45">2520001</text:p>
          </table:table-cell>
          <table:table-cell table:style-name="Tabla4.B18" office:value-type="float" office:value="0.001461">
            <text:p text:style-name="P45">1,46E-03</text:p>
          </table:table-cell>
        </table:table-row>
        <table:table-row>
          <table:table-cell table:style-name="Tabla4.A2" office:value-type="float" office:value="2530001">
            <text:p text:style-name="P45">2530001</text:p>
          </table:table-cell>
          <table:table-cell table:style-name="Tabla4.B18" office:value-type="float" office:value="0.001505">
            <text:p text:style-name="P45">1,51E-03</text:p>
          </table:table-cell>
        </table:table-row>
        <table:table-row>
          <table:table-cell table:style-name="Tabla4.A2" office:value-type="float" office:value="2540001">
            <text:p text:style-name="P45">2540001</text:p>
          </table:table-cell>
          <table:table-cell table:style-name="Tabla4.B18" office:value-type="float" office:value="0.002232">
            <text:p text:style-name="P45">2,23E-03</text:p>
          </table:table-cell>
        </table:table-row>
        <table:table-row>
          <table:table-cell table:style-name="Tabla4.A2" office:value-type="float" office:value="2550001">
            <text:p text:style-name="P45">2550001</text:p>
          </table:table-cell>
          <table:table-cell table:style-name="Tabla4.B18" office:value-type="float" office:value="0.001353">
            <text:p text:style-name="P45">1,35E-03</text:p>
          </table:table-cell>
        </table:table-row>
        <table:table-row>
          <table:table-cell table:style-name="Tabla4.A2" office:value-type="float" office:value="2560001">
            <text:p text:style-name="P45">2560001</text:p>
          </table:table-cell>
          <table:table-cell table:style-name="Tabla4.B18" office:value-type="float" office:value="0.001506">
            <text:p text:style-name="P45">1,51E-03</text:p>
          </table:table-cell>
        </table:table-row>
        <table:table-row>
          <table:table-cell table:style-name="Tabla4.A2" office:value-type="float" office:value="2570001">
            <text:p text:style-name="P45">2570001</text:p>
          </table:table-cell>
          <table:table-cell table:style-name="Tabla4.B18" office:value-type="float" office:value="0.001383">
            <text:p text:style-name="P45">1,38E-03</text:p>
          </table:table-cell>
        </table:table-row>
        <table:table-row>
          <table:table-cell table:style-name="Tabla4.A2" office:value-type="float" office:value="2580001">
            <text:p text:style-name="P45">2580001</text:p>
          </table:table-cell>
          <table:table-cell table:style-name="Tabla4.B18" office:value-type="float" office:value="0.001342">
            <text:p text:style-name="P45">1,34E-03</text:p>
          </table:table-cell>
        </table:table-row>
        <table:table-row>
          <table:table-cell table:style-name="Tabla4.A2" office:value-type="float" office:value="2590001">
            <text:p text:style-name="P45">2590001</text:p>
          </table:table-cell>
          <table:table-cell table:style-name="Tabla4.B18" office:value-type="float" office:value="0.002862">
            <text:p text:style-name="P45">2,86E-03</text:p>
          </table:table-cell>
        </table:table-row>
        <table:table-row>
          <table:table-cell table:style-name="Tabla4.A2" office:value-type="float" office:value="2600001">
            <text:p text:style-name="P45">2600001</text:p>
          </table:table-cell>
          <table:table-cell table:style-name="Tabla4.B18" office:value-type="float" office:value="0.001698">
            <text:p text:style-name="P45">1,70E-03</text:p>
          </table:table-cell>
        </table:table-row>
        <table:table-row>
          <table:table-cell table:style-name="Tabla4.A2" office:value-type="float" office:value="2610001">
            <text:p text:style-name="P45">2610001</text:p>
          </table:table-cell>
          <table:table-cell table:style-name="Tabla4.B18" office:value-type="float" office:value="0.001697">
            <text:p text:style-name="P45">1,70E-03</text:p>
          </table:table-cell>
        </table:table-row>
        <table:table-row>
          <table:table-cell table:style-name="Tabla4.A2" office:value-type="float" office:value="2620001">
            <text:p text:style-name="P45">2620001</text:p>
          </table:table-cell>
          <table:table-cell table:style-name="Tabla4.B18" office:value-type="float" office:value="0.001615">
            <text:p text:style-name="P45">1,62E-03</text:p>
          </table:table-cell>
        </table:table-row>
        <table:table-row>
          <table:table-cell table:style-name="Tabla4.A2" office:value-type="float" office:value="2630001">
            <text:p text:style-name="P45">2630001</text:p>
          </table:table-cell>
          <table:table-cell table:style-name="Tabla4.B18" office:value-type="float" office:value="0.001522">
            <text:p text:style-name="P45">1,52E-03</text:p>
          </table:table-cell>
        </table:table-row>
        <table:table-row>
          <table:table-cell table:style-name="Tabla4.A2" office:value-type="float" office:value="2640001">
            <text:p text:style-name="P45">2640001</text:p>
          </table:table-cell>
          <table:table-cell table:style-name="Tabla4.B18" office:value-type="float" office:value="0.001349">
            <text:p text:style-name="P45">1,35E-03</text:p>
          </table:table-cell>
        </table:table-row>
        <table:table-row>
          <table:table-cell table:style-name="Tabla4.A2" office:value-type="float" office:value="2650001">
            <text:p text:style-name="P45">2650001</text:p>
          </table:table-cell>
          <table:table-cell table:style-name="Tabla4.B18" office:value-type="float" office:value="0.001689">
            <text:p text:style-name="P45">1,69E-03</text:p>
          </table:table-cell>
        </table:table-row>
        <table:table-row>
          <table:table-cell table:style-name="Tabla4.A2" office:value-type="float" office:value="2660001">
            <text:p text:style-name="P45">2660001</text:p>
          </table:table-cell>
          <table:table-cell table:style-name="Tabla4.B298" office:value-type="string">
            <text:p text:style-name="P45">3.5e-06</text:p>
          </table:table-cell>
        </table:table-row>
        <table:table-row>
          <table:table-cell table:style-name="Tabla4.A2" office:value-type="float" office:value="2670001">
            <text:p text:style-name="P45">2670001</text:p>
          </table:table-cell>
          <table:table-cell table:style-name="Tabla4.B18" office:value-type="float" office:value="0.002595">
            <text:p text:style-name="P45">2,60E-03</text:p>
          </table:table-cell>
        </table:table-row>
        <table:table-row>
          <table:table-cell table:style-name="Tabla4.A2" office:value-type="float" office:value="2680001">
            <text:p text:style-name="P45">2680001</text:p>
          </table:table-cell>
          <table:table-cell table:style-name="Tabla4.B18" office:value-type="float" office:value="0.001569">
            <text:p text:style-name="P45">1,57E-03</text:p>
          </table:table-cell>
        </table:table-row>
        <table:table-row>
          <table:table-cell table:style-name="Tabla4.A2" office:value-type="float" office:value="2690001">
            <text:p text:style-name="P45">2690001</text:p>
          </table:table-cell>
          <table:table-cell table:style-name="Tabla4.B18" office:value-type="float" office:value="0.002083">
            <text:p text:style-name="P45">2,08E-03</text:p>
          </table:table-cell>
        </table:table-row>
        <table:table-row>
          <table:table-cell table:style-name="Tabla4.A2" office:value-type="float" office:value="2700001">
            <text:p text:style-name="P45">2700001</text:p>
          </table:table-cell>
          <table:table-cell table:style-name="Tabla4.B18" office:value-type="float" office:value="0.001775">
            <text:p text:style-name="P45">1,78E-03</text:p>
          </table:table-cell>
        </table:table-row>
        <table:table-row>
          <table:table-cell table:style-name="Tabla4.A2" office:value-type="float" office:value="2710001">
            <text:p text:style-name="P45">2710001</text:p>
          </table:table-cell>
          <table:table-cell table:style-name="Tabla4.B18" office:value-type="float" office:value="0.001503">
            <text:p text:style-name="P45">1,50E-03</text:p>
          </table:table-cell>
        </table:table-row>
        <table:table-row>
          <table:table-cell table:style-name="Tabla4.A2" office:value-type="float" office:value="2720001">
            <text:p text:style-name="P45">2720001</text:p>
          </table:table-cell>
          <table:table-cell table:style-name="Tabla4.B18" office:value-type="float" office:value="0.001565">
            <text:p text:style-name="P45">1,57E-03</text:p>
          </table:table-cell>
        </table:table-row>
        <table:table-row>
          <table:table-cell table:style-name="Tabla4.A2" office:value-type="float" office:value="2730001">
            <text:p text:style-name="P45">2730001</text:p>
          </table:table-cell>
          <table:table-cell table:style-name="Tabla4.B18" office:value-type="float" office:value="0.001785">
            <text:p text:style-name="P45">1,79E-03</text:p>
          </table:table-cell>
        </table:table-row>
        <table:table-row>
          <table:table-cell table:style-name="Tabla4.A2" office:value-type="float" office:value="2740001">
            <text:p text:style-name="P45">2740001</text:p>
          </table:table-cell>
          <table:table-cell table:style-name="Tabla4.B18" office:value-type="float" office:value="0.005115">
            <text:p text:style-name="P45">5,12E-03</text:p>
          </table:table-cell>
        </table:table-row>
        <table:table-row>
          <table:table-cell table:style-name="Tabla4.A2" office:value-type="float" office:value="2750001">
            <text:p text:style-name="P45">2750001</text:p>
          </table:table-cell>
          <table:table-cell table:style-name="Tabla4.B18" office:value-type="float" office:value="0.001726">
            <text:p text:style-name="P45">1,73E-03</text:p>
          </table:table-cell>
        </table:table-row>
        <table:table-row>
          <table:table-cell table:style-name="Tabla4.A2" office:value-type="float" office:value="2760001">
            <text:p text:style-name="P45">2760001</text:p>
          </table:table-cell>
          <table:table-cell table:style-name="Tabla4.B18" office:value-type="float" office:value="0.002136">
            <text:p text:style-name="P45">2,14E-03</text:p>
          </table:table-cell>
        </table:table-row>
        <text:soft-page-break/>
        <table:table-row>
          <table:table-cell table:style-name="Tabla4.A2" office:value-type="float" office:value="2770001">
            <text:p text:style-name="P45">2770001</text:p>
          </table:table-cell>
          <table:table-cell table:style-name="Tabla4.B18" office:value-type="float" office:value="0.001538">
            <text:p text:style-name="P45">1,54E-03</text:p>
          </table:table-cell>
        </table:table-row>
        <table:table-row>
          <table:table-cell table:style-name="Tabla4.A2" office:value-type="float" office:value="2780001">
            <text:p text:style-name="P45">2780001</text:p>
          </table:table-cell>
          <table:table-cell table:style-name="Tabla4.B18" office:value-type="float" office:value="0.001816">
            <text:p text:style-name="P45">1,82E-03</text:p>
          </table:table-cell>
        </table:table-row>
        <table:table-row>
          <table:table-cell table:style-name="Tabla4.A2" office:value-type="float" office:value="2790001">
            <text:p text:style-name="P45">2790001</text:p>
          </table:table-cell>
          <table:table-cell table:style-name="Tabla4.B18" office:value-type="float" office:value="0.001864">
            <text:p text:style-name="P45">1,86E-03</text:p>
          </table:table-cell>
        </table:table-row>
        <table:table-row>
          <table:table-cell table:style-name="Tabla4.A2" office:value-type="float" office:value="2800001">
            <text:p text:style-name="P45">2800001</text:p>
          </table:table-cell>
          <table:table-cell table:style-name="Tabla4.B18" office:value-type="float" office:value="0.001465">
            <text:p text:style-name="P45">1,47E-03</text:p>
          </table:table-cell>
        </table:table-row>
        <table:table-row>
          <table:table-cell table:style-name="Tabla4.A2" office:value-type="float" office:value="2810001">
            <text:p text:style-name="P45">2810001</text:p>
          </table:table-cell>
          <table:table-cell table:style-name="Tabla4.B298" office:value-type="string">
            <text:p text:style-name="P45">1.4e-06</text:p>
          </table:table-cell>
        </table:table-row>
        <table:table-row>
          <table:table-cell table:style-name="Tabla4.A2" office:value-type="float" office:value="2820001">
            <text:p text:style-name="P45">2820001</text:p>
          </table:table-cell>
          <table:table-cell table:style-name="Tabla4.B18" office:value-type="float" office:value="0.001696">
            <text:p text:style-name="P45">1,70E-03</text:p>
          </table:table-cell>
        </table:table-row>
        <table:table-row>
          <table:table-cell table:style-name="Tabla4.A2" office:value-type="float" office:value="2830001">
            <text:p text:style-name="P45">2830001</text:p>
          </table:table-cell>
          <table:table-cell table:style-name="Tabla4.B18" office:value-type="float" office:value="0.001788">
            <text:p text:style-name="P45">1,79E-03</text:p>
          </table:table-cell>
        </table:table-row>
        <table:table-row>
          <table:table-cell table:style-name="Tabla4.A2" office:value-type="float" office:value="2840001">
            <text:p text:style-name="P45">2840001</text:p>
          </table:table-cell>
          <table:table-cell table:style-name="Tabla4.B18" office:value-type="float" office:value="0.003518">
            <text:p text:style-name="P45">3,52E-03</text:p>
          </table:table-cell>
        </table:table-row>
        <table:table-row>
          <table:table-cell table:style-name="Tabla4.A2" office:value-type="float" office:value="2850001">
            <text:p text:style-name="P45">2850001</text:p>
          </table:table-cell>
          <table:table-cell table:style-name="Tabla4.B18" office:value-type="float" office:value="0.001609">
            <text:p text:style-name="P45">1,61E-03</text:p>
          </table:table-cell>
        </table:table-row>
        <table:table-row>
          <table:table-cell table:style-name="Tabla4.A2" office:value-type="float" office:value="2860001">
            <text:p text:style-name="P45">2860001</text:p>
          </table:table-cell>
          <table:table-cell table:style-name="Tabla4.B18" office:value-type="float" office:value="0.001578">
            <text:p text:style-name="P45">1,58E-03</text:p>
          </table:table-cell>
        </table:table-row>
        <table:table-row>
          <table:table-cell table:style-name="Tabla4.A2" office:value-type="float" office:value="2870001">
            <text:p text:style-name="P45">2870001</text:p>
          </table:table-cell>
          <table:table-cell table:style-name="Tabla4.B18" office:value-type="float" office:value="0.001668">
            <text:p text:style-name="P45">1,67E-03</text:p>
          </table:table-cell>
        </table:table-row>
        <table:table-row>
          <table:table-cell table:style-name="Tabla4.A2" office:value-type="float" office:value="2880001">
            <text:p text:style-name="P45">2880001</text:p>
          </table:table-cell>
          <table:table-cell table:style-name="Tabla4.B18" office:value-type="float" office:value="0.001526">
            <text:p text:style-name="P45">1,53E-03</text:p>
          </table:table-cell>
        </table:table-row>
        <table:table-row>
          <table:table-cell table:style-name="Tabla4.A2" office:value-type="float" office:value="2890001">
            <text:p text:style-name="P45">2890001</text:p>
          </table:table-cell>
          <table:table-cell table:style-name="Tabla4.B18" office:value-type="float" office:value="0.001703">
            <text:p text:style-name="P45">1,70E-03</text:p>
          </table:table-cell>
        </table:table-row>
        <table:table-row>
          <table:table-cell table:style-name="Tabla4.A2" office:value-type="float" office:value="2900001">
            <text:p text:style-name="P45">2900001</text:p>
          </table:table-cell>
          <table:table-cell table:style-name="Tabla4.B298" office:value-type="string">
            <text:p text:style-name="P45">1.63e-06</text:p>
          </table:table-cell>
        </table:table-row>
        <table:table-row>
          <table:table-cell table:style-name="Tabla4.A2" office:value-type="float" office:value="2910001">
            <text:p text:style-name="P45">2910001</text:p>
          </table:table-cell>
          <table:table-cell table:style-name="Tabla4.B18" office:value-type="float" office:value="0.001778">
            <text:p text:style-name="P45">1,78E-03</text:p>
          </table:table-cell>
        </table:table-row>
        <table:table-row>
          <table:table-cell table:style-name="Tabla4.A2" office:value-type="float" office:value="2920001">
            <text:p text:style-name="P45">2920001</text:p>
          </table:table-cell>
          <table:table-cell table:style-name="Tabla4.B18" office:value-type="float" office:value="0.001823">
            <text:p text:style-name="P45">1,82E-03</text:p>
          </table:table-cell>
        </table:table-row>
        <table:table-row>
          <table:table-cell table:style-name="Tabla4.A2" office:value-type="float" office:value="2930001">
            <text:p text:style-name="P45">2930001</text:p>
          </table:table-cell>
          <table:table-cell table:style-name="Tabla4.B298" office:value-type="string">
            <text:p text:style-name="P45">2.68e-06</text:p>
          </table:table-cell>
        </table:table-row>
        <table:table-row>
          <table:table-cell table:style-name="Tabla4.A2" office:value-type="float" office:value="2940001">
            <text:p text:style-name="P45">2940001</text:p>
          </table:table-cell>
          <table:table-cell table:style-name="Tabla4.B18" office:value-type="float" office:value="0.001626">
            <text:p text:style-name="P45">1,63E-03</text:p>
          </table:table-cell>
        </table:table-row>
        <table:table-row>
          <table:table-cell table:style-name="Tabla4.A2" office:value-type="float" office:value="2950001">
            <text:p text:style-name="P45">2950001</text:p>
          </table:table-cell>
          <table:table-cell table:style-name="Tabla4.B18" office:value-type="float" office:value="0.001505">
            <text:p text:style-name="P45">1,51E-03</text:p>
          </table:table-cell>
        </table:table-row>
        <table:table-row>
          <table:table-cell table:style-name="Tabla4.A2" office:value-type="float" office:value="2960001">
            <text:p text:style-name="P45">2960001</text:p>
          </table:table-cell>
          <table:table-cell table:style-name="Tabla4.B298" office:value-type="string">
            <text:p text:style-name="P45">2.22e-06</text:p>
          </table:table-cell>
        </table:table-row>
        <table:table-row>
          <table:table-cell table:style-name="Tabla4.A2" office:value-type="float" office:value="2970001">
            <text:p text:style-name="P45">2970001</text:p>
          </table:table-cell>
          <table:table-cell table:style-name="Tabla4.B298" office:value-type="string">
            <text:p text:style-name="P45">1.7e-06</text:p>
          </table:table-cell>
        </table:table-row>
        <table:table-row>
          <table:table-cell table:style-name="Tabla4.A2" office:value-type="float" office:value="2980001">
            <text:p text:style-name="P45">2980001</text:p>
          </table:table-cell>
          <table:table-cell table:style-name="Tabla4.B18" office:value-type="float" office:value="0.001681">
            <text:p text:style-name="P45">1,68E-03</text:p>
          </table:table-cell>
        </table:table-row>
        <table:table-row>
          <table:table-cell table:style-name="Tabla4.A2" office:value-type="float" office:value="2990001">
            <text:p text:style-name="P45">2990001</text:p>
          </table:table-cell>
          <table:table-cell table:style-name="Tabla4.B18" office:value-type="float" office:value="0.002591">
            <text:p text:style-name="P45">2,59E-03</text:p>
          </table:table-cell>
        </table:table-row>
        <table:table-row>
          <table:table-cell table:style-name="Tabla4.A2" office:value-type="float" office:value="3000001">
            <text:p text:style-name="P45">3000001</text:p>
          </table:table-cell>
          <table:table-cell table:style-name="Tabla4.B18" office:value-type="float" office:value="0.001693">
            <text:p text:style-name="P45">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26">,</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45">Tamaño</text:p>
          </table:table-cell>
          <table:table-cell table:style-name="Tabla6.B1" office:value-type="string">
            <text:p text:style-name="P45">Tiempo</text:p>
          </table:table-cell>
        </table:table-row>
        <table:table-row>
          <table:table-cell table:style-name="Tabla6.A2" office:value-type="float" office:value="10001">
            <text:p text:style-name="P45">10001</text:p>
          </table:table-cell>
          <table:table-cell table:style-name="Tabla6.B301" office:value-type="string">
            <text:p text:style-name="P45">4.27654e-007</text:p>
          </table:table-cell>
        </table:table-row>
        <table:table-row>
          <table:table-cell table:style-name="Tabla6.A2" office:value-type="float" office:value="20001">
            <text:p text:style-name="P45">20001</text:p>
          </table:table-cell>
          <table:table-cell table:style-name="Tabla6.B301" office:value-type="string">
            <text:p text:style-name="P45">4.27654e-007</text:p>
          </table:table-cell>
        </table:table-row>
        <table:table-row>
          <table:table-cell table:style-name="Tabla6.A2" office:value-type="float" office:value="30001">
            <text:p text:style-name="P45">30001</text:p>
          </table:table-cell>
          <table:table-cell table:style-name="Tabla6.B301" office:value-type="string">
            <text:p text:style-name="P45">4.27654e-007</text:p>
          </table:table-cell>
        </table:table-row>
        <table:table-row>
          <table:table-cell table:style-name="Tabla6.A2" office:value-type="float" office:value="40001">
            <text:p text:style-name="P45">40001</text:p>
          </table:table-cell>
          <table:table-cell table:style-name="Tabla6.B301" office:value-type="string">
            <text:p text:style-name="P45">4.27654e-007</text:p>
          </table:table-cell>
        </table:table-row>
        <table:table-row>
          <table:table-cell table:style-name="Tabla6.A2" office:value-type="float" office:value="50001">
            <text:p text:style-name="P45">50001</text:p>
          </table:table-cell>
          <table:table-cell table:style-name="Tabla6.B301" office:value-type="string">
            <text:p text:style-name="P45">8.55308e-007</text:p>
          </table:table-cell>
        </table:table-row>
        <table:table-row>
          <table:table-cell table:style-name="Tabla6.A2" office:value-type="float" office:value="60001">
            <text:p text:style-name="P45">60001</text:p>
          </table:table-cell>
          <table:table-cell table:style-name="Tabla6.B301" office:value-type="string">
            <text:p text:style-name="P45">4.27654e-007</text:p>
          </table:table-cell>
        </table:table-row>
        <table:table-row>
          <table:table-cell table:style-name="Tabla6.A2" office:value-type="float" office:value="70001">
            <text:p text:style-name="P45">70001</text:p>
          </table:table-cell>
          <table:table-cell table:style-name="Tabla6.B301" office:value-type="string">
            <text:p text:style-name="P45">8.55308e-007</text:p>
          </table:table-cell>
        </table:table-row>
        <table:table-row>
          <table:table-cell table:style-name="Tabla6.A2" office:value-type="float" office:value="80001">
            <text:p text:style-name="P45">80001</text:p>
          </table:table-cell>
          <table:table-cell table:style-name="Tabla6.B301" office:value-type="string">
            <text:p text:style-name="P45">4.27654e-007</text:p>
          </table:table-cell>
        </table:table-row>
        <table:table-row>
          <table:table-cell table:style-name="Tabla6.A2" office:value-type="float" office:value="90001">
            <text:p text:style-name="P45">90001</text:p>
          </table:table-cell>
          <table:table-cell table:style-name="Tabla6.B301" office:value-type="string">
            <text:p text:style-name="P45">8.55308e-007</text:p>
          </table:table-cell>
        </table:table-row>
        <table:table-row>
          <table:table-cell table:style-name="Tabla6.A2" office:value-type="float" office:value="100001">
            <text:p text:style-name="P45">100001</text:p>
          </table:table-cell>
          <table:table-cell table:style-name="Tabla6.B301" office:value-type="string">
            <text:p text:style-name="P45">4.27654e-007</text:p>
          </table:table-cell>
        </table:table-row>
        <table:table-row>
          <table:table-cell table:style-name="Tabla6.A2" office:value-type="float" office:value="110001">
            <text:p text:style-name="P45">110001</text:p>
          </table:table-cell>
          <table:table-cell table:style-name="Tabla6.B301" office:value-type="string">
            <text:p text:style-name="P45">4.27654e-007</text:p>
          </table:table-cell>
        </table:table-row>
        <table:table-row>
          <table:table-cell table:style-name="Tabla6.A2" office:value-type="float" office:value="120001">
            <text:p text:style-name="P45">120001</text:p>
          </table:table-cell>
          <table:table-cell table:style-name="Tabla6.B301" office:value-type="string">
            <text:p text:style-name="P45">8.55308e-007</text:p>
          </table:table-cell>
        </table:table-row>
        <table:table-row>
          <table:table-cell table:style-name="Tabla6.A2" office:value-type="float" office:value="130001">
            <text:p text:style-name="P45">130001</text:p>
          </table:table-cell>
          <table:table-cell table:style-name="Tabla6.B301" office:value-type="string">
            <text:p text:style-name="P45">4.27654e-007</text:p>
          </table:table-cell>
        </table:table-row>
        <table:table-row>
          <table:table-cell table:style-name="Tabla6.A2" office:value-type="float" office:value="140001">
            <text:p text:style-name="P45">140001</text:p>
          </table:table-cell>
          <table:table-cell table:style-name="Tabla6.B301" office:value-type="string">
            <text:p text:style-name="P45">4.27654e-007</text:p>
          </table:table-cell>
        </table:table-row>
        <table:table-row>
          <table:table-cell table:style-name="Tabla6.A2" office:value-type="float" office:value="150001">
            <text:p text:style-name="P45">150001</text:p>
          </table:table-cell>
          <table:table-cell table:style-name="Tabla6.B301" office:value-type="string">
            <text:p text:style-name="P45">4.27654e-007</text:p>
          </table:table-cell>
        </table:table-row>
        <table:table-row>
          <table:table-cell table:style-name="Tabla6.A2" office:value-type="float" office:value="160001">
            <text:p text:style-name="P45">160001</text:p>
          </table:table-cell>
          <table:table-cell table:style-name="Tabla6.B301" office:value-type="string">
            <text:p text:style-name="P45">4.27654e-007</text:p>
          </table:table-cell>
        </table:table-row>
        <table:table-row>
          <table:table-cell table:style-name="Tabla6.A2" office:value-type="float" office:value="170001">
            <text:p text:style-name="P45">170001</text:p>
          </table:table-cell>
          <table:table-cell table:style-name="Tabla6.B301" office:value-type="string">
            <text:p text:style-name="P45">4.27654e-007</text:p>
          </table:table-cell>
        </table:table-row>
        <table:table-row>
          <table:table-cell table:style-name="Tabla6.A2" office:value-type="float" office:value="180001">
            <text:p text:style-name="P45">180001</text:p>
          </table:table-cell>
          <table:table-cell table:style-name="Tabla6.B301" office:value-type="string">
            <text:p text:style-name="P45">4.27654e-007</text:p>
          </table:table-cell>
        </table:table-row>
        <table:table-row>
          <table:table-cell table:style-name="Tabla6.A2" office:value-type="float" office:value="190001">
            <text:p text:style-name="P45">190001</text:p>
          </table:table-cell>
          <table:table-cell table:style-name="Tabla6.B301" office:value-type="string">
            <text:p text:style-name="P45">8.55308e-007</text:p>
          </table:table-cell>
        </table:table-row>
        <table:table-row>
          <table:table-cell table:style-name="Tabla6.A2" office:value-type="float" office:value="200001">
            <text:p text:style-name="P45">200001</text:p>
          </table:table-cell>
          <table:table-cell table:style-name="Tabla6.B301" office:value-type="string">
            <text:p text:style-name="P45">4.27654e-007</text:p>
          </table:table-cell>
        </table:table-row>
        <table:table-row>
          <table:table-cell table:style-name="Tabla6.A2" office:value-type="float" office:value="210001">
            <text:p text:style-name="P45">210001</text:p>
          </table:table-cell>
          <table:table-cell table:style-name="Tabla6.B301" office:value-type="string">
            <text:p text:style-name="P45">8.55308e-007</text:p>
          </table:table-cell>
        </table:table-row>
        <table:table-row>
          <table:table-cell table:style-name="Tabla6.A2" office:value-type="float" office:value="220001">
            <text:p text:style-name="P45">220001</text:p>
          </table:table-cell>
          <table:table-cell table:style-name="Tabla6.B301" office:value-type="string">
            <text:p text:style-name="P45">4.27654e-007</text:p>
          </table:table-cell>
        </table:table-row>
        <table:table-row>
          <table:table-cell table:style-name="Tabla6.A2" office:value-type="float" office:value="230001">
            <text:p text:style-name="P45">230001</text:p>
          </table:table-cell>
          <table:table-cell table:style-name="Tabla6.B301" office:value-type="string">
            <text:p text:style-name="P45">4.27654e-007</text:p>
          </table:table-cell>
        </table:table-row>
        <table:table-row>
          <table:table-cell table:style-name="Tabla6.A2" office:value-type="float" office:value="240001">
            <text:p text:style-name="P45">240001</text:p>
          </table:table-cell>
          <table:table-cell table:style-name="Tabla6.B301" office:value-type="string">
            <text:p text:style-name="P45">4.27654e-007</text:p>
          </table:table-cell>
        </table:table-row>
        <table:table-row>
          <table:table-cell table:style-name="Tabla6.A2" office:value-type="float" office:value="250001">
            <text:p text:style-name="P45">250001</text:p>
          </table:table-cell>
          <table:table-cell table:style-name="Tabla6.B301" office:value-type="string">
            <text:p text:style-name="P45">4.27654e-007</text:p>
          </table:table-cell>
        </table:table-row>
        <table:table-row>
          <table:table-cell table:style-name="Tabla6.A2" office:value-type="float" office:value="260001">
            <text:p text:style-name="P45">260001</text:p>
          </table:table-cell>
          <table:table-cell table:style-name="Tabla6.B301" office:value-type="string">
            <text:p text:style-name="P45">4.27654e-007</text:p>
          </table:table-cell>
        </table:table-row>
        <table:table-row>
          <table:table-cell table:style-name="Tabla6.A2" office:value-type="float" office:value="270001">
            <text:p text:style-name="P45">270001</text:p>
          </table:table-cell>
          <table:table-cell table:style-name="Tabla6.B301" office:value-type="string">
            <text:p text:style-name="P45">4.27654e-007</text:p>
          </table:table-cell>
        </table:table-row>
        <table:table-row>
          <table:table-cell table:style-name="Tabla6.A2" office:value-type="float" office:value="280001">
            <text:p text:style-name="P45">280001</text:p>
          </table:table-cell>
          <table:table-cell table:style-name="Tabla6.B301" office:value-type="string">
            <text:p text:style-name="P45">8.55308e-007</text:p>
          </table:table-cell>
        </table:table-row>
        <table:table-row>
          <table:table-cell table:style-name="Tabla6.A2" office:value-type="float" office:value="290001">
            <text:p text:style-name="P45">290001</text:p>
          </table:table-cell>
          <table:table-cell table:style-name="Tabla6.B301" office:value-type="string">
            <text:p text:style-name="P45">4.27654e-007</text:p>
          </table:table-cell>
        </table:table-row>
        <table:table-row>
          <table:table-cell table:style-name="Tabla6.A2" office:value-type="float" office:value="300001">
            <text:p text:style-name="P45">300001</text:p>
          </table:table-cell>
          <table:table-cell table:style-name="Tabla6.B301" office:value-type="string">
            <text:p text:style-name="P45">8.55308e-007</text:p>
          </table:table-cell>
        </table:table-row>
        <table:table-row>
          <table:table-cell table:style-name="Tabla6.A2" office:value-type="float" office:value="310001">
            <text:p text:style-name="P45">310001</text:p>
          </table:table-cell>
          <table:table-cell table:style-name="Tabla6.B301" office:value-type="string">
            <text:p text:style-name="P45">8.55308e-007</text:p>
          </table:table-cell>
        </table:table-row>
        <table:table-row>
          <table:table-cell table:style-name="Tabla6.A2" office:value-type="float" office:value="320001">
            <text:p text:style-name="P45">320001</text:p>
          </table:table-cell>
          <table:table-cell table:style-name="Tabla6.B301" office:value-type="string">
            <text:p text:style-name="P45">8.55308e-007</text:p>
          </table:table-cell>
        </table:table-row>
        <table:table-row>
          <table:table-cell table:style-name="Tabla6.A2" office:value-type="float" office:value="330001">
            <text:p text:style-name="P45">330001</text:p>
          </table:table-cell>
          <table:table-cell table:style-name="Tabla6.B301" office:value-type="string">
            <text:p text:style-name="P45">8.55308e-007</text:p>
          </table:table-cell>
        </table:table-row>
        <text:soft-page-break/>
        <table:table-row>
          <table:table-cell table:style-name="Tabla6.A2" office:value-type="float" office:value="340001">
            <text:p text:style-name="P45">340001</text:p>
          </table:table-cell>
          <table:table-cell table:style-name="Tabla6.B301" office:value-type="string">
            <text:p text:style-name="P45">8.55308e-007</text:p>
          </table:table-cell>
        </table:table-row>
        <table:table-row>
          <table:table-cell table:style-name="Tabla6.A2" office:value-type="float" office:value="350001">
            <text:p text:style-name="P45">350001</text:p>
          </table:table-cell>
          <table:table-cell table:style-name="Tabla6.B301" office:value-type="string">
            <text:p text:style-name="P45">8.55308e-007</text:p>
          </table:table-cell>
        </table:table-row>
        <table:table-row>
          <table:table-cell table:style-name="Tabla6.A2" office:value-type="float" office:value="360001">
            <text:p text:style-name="P45">360001</text:p>
          </table:table-cell>
          <table:table-cell table:style-name="Tabla6.B301" office:value-type="string">
            <text:p text:style-name="P45">4.27654e-007</text:p>
          </table:table-cell>
        </table:table-row>
        <table:table-row>
          <table:table-cell table:style-name="Tabla6.A2" office:value-type="float" office:value="370001">
            <text:p text:style-name="P45">370001</text:p>
          </table:table-cell>
          <table:table-cell table:style-name="Tabla6.B301" office:value-type="string">
            <text:p text:style-name="P45">8.55308e-007</text:p>
          </table:table-cell>
        </table:table-row>
        <table:table-row>
          <table:table-cell table:style-name="Tabla6.A2" office:value-type="float" office:value="380001">
            <text:p text:style-name="P45">380001</text:p>
          </table:table-cell>
          <table:table-cell table:style-name="Tabla6.B301" office:value-type="string">
            <text:p text:style-name="P45">5.13185e-006</text:p>
          </table:table-cell>
        </table:table-row>
        <table:table-row>
          <table:table-cell table:style-name="Tabla6.A2" office:value-type="float" office:value="390001">
            <text:p text:style-name="P45">390001</text:p>
          </table:table-cell>
          <table:table-cell table:style-name="Tabla6.B301" office:value-type="string">
            <text:p text:style-name="P45">8.55308e-007</text:p>
          </table:table-cell>
        </table:table-row>
        <table:table-row>
          <table:table-cell table:style-name="Tabla6.A2" office:value-type="float" office:value="400001">
            <text:p text:style-name="P45">400001</text:p>
          </table:table-cell>
          <table:table-cell table:style-name="Tabla6.B301" office:value-type="string">
            <text:p text:style-name="P45">8.55308e-007</text:p>
          </table:table-cell>
        </table:table-row>
        <table:table-row>
          <table:table-cell table:style-name="Tabla6.A2" office:value-type="float" office:value="410001">
            <text:p text:style-name="P45">410001</text:p>
          </table:table-cell>
          <table:table-cell table:style-name="Tabla6.B301" office:value-type="string">
            <text:p text:style-name="P45">8.55308e-007</text:p>
          </table:table-cell>
        </table:table-row>
        <table:table-row>
          <table:table-cell table:style-name="Tabla6.A2" office:value-type="float" office:value="420001">
            <text:p text:style-name="P45">420001</text:p>
          </table:table-cell>
          <table:table-cell table:style-name="Tabla6.B301" office:value-type="string">
            <text:p text:style-name="P45">4.27654e-007</text:p>
          </table:table-cell>
        </table:table-row>
        <table:table-row>
          <table:table-cell table:style-name="Tabla6.A2" office:value-type="float" office:value="430001">
            <text:p text:style-name="P45">430001</text:p>
          </table:table-cell>
          <table:table-cell table:style-name="Tabla6.B301" office:value-type="string">
            <text:p text:style-name="P45">8.55308e-007</text:p>
          </table:table-cell>
        </table:table-row>
        <table:table-row>
          <table:table-cell table:style-name="Tabla6.A2" office:value-type="float" office:value="440001">
            <text:p text:style-name="P45">440001</text:p>
          </table:table-cell>
          <table:table-cell table:style-name="Tabla6.B301" office:value-type="string">
            <text:p text:style-name="P45">4.27654e-007</text:p>
          </table:table-cell>
        </table:table-row>
        <table:table-row>
          <table:table-cell table:style-name="Tabla6.A2" office:value-type="float" office:value="450001">
            <text:p text:style-name="P45">450001</text:p>
          </table:table-cell>
          <table:table-cell table:style-name="Tabla6.B301" office:value-type="string">
            <text:p text:style-name="P45">8.55308e-007</text:p>
          </table:table-cell>
        </table:table-row>
        <table:table-row>
          <table:table-cell table:style-name="Tabla6.A2" office:value-type="float" office:value="460001">
            <text:p text:style-name="P45">460001</text:p>
          </table:table-cell>
          <table:table-cell table:style-name="Tabla6.B301" office:value-type="string">
            <text:p text:style-name="P45">8.55308e-007</text:p>
          </table:table-cell>
        </table:table-row>
        <table:table-row>
          <table:table-cell table:style-name="Tabla6.A2" office:value-type="float" office:value="470001">
            <text:p text:style-name="P45">470001</text:p>
          </table:table-cell>
          <table:table-cell table:style-name="Tabla6.B301" office:value-type="string">
            <text:p text:style-name="P45">8.55308e-007</text:p>
          </table:table-cell>
        </table:table-row>
        <table:table-row>
          <table:table-cell table:style-name="Tabla6.A2" office:value-type="float" office:value="480001">
            <text:p text:style-name="P45">480001</text:p>
          </table:table-cell>
          <table:table-cell table:style-name="Tabla6.B301" office:value-type="string">
            <text:p text:style-name="P45">4.27654e-007</text:p>
          </table:table-cell>
        </table:table-row>
        <table:table-row>
          <table:table-cell table:style-name="Tabla6.A2" office:value-type="float" office:value="490001">
            <text:p text:style-name="P45">490001</text:p>
          </table:table-cell>
          <table:table-cell table:style-name="Tabla6.B301" office:value-type="string">
            <text:p text:style-name="P45">8.55308e-007</text:p>
          </table:table-cell>
        </table:table-row>
        <table:table-row>
          <table:table-cell table:style-name="Tabla6.A2" office:value-type="float" office:value="500001">
            <text:p text:style-name="P45">500001</text:p>
          </table:table-cell>
          <table:table-cell table:style-name="Tabla6.B301" office:value-type="string">
            <text:p text:style-name="P45">8.55308e-007</text:p>
          </table:table-cell>
        </table:table-row>
        <table:table-row>
          <table:table-cell table:style-name="Tabla6.A2" office:value-type="float" office:value="510001">
            <text:p text:style-name="P45">510001</text:p>
          </table:table-cell>
          <table:table-cell table:style-name="Tabla6.B301" office:value-type="string">
            <text:p text:style-name="P45">8.55308e-007</text:p>
          </table:table-cell>
        </table:table-row>
        <table:table-row>
          <table:table-cell table:style-name="Tabla6.A2" office:value-type="float" office:value="520001">
            <text:p text:style-name="P45">520001</text:p>
          </table:table-cell>
          <table:table-cell table:style-name="Tabla6.B301" office:value-type="string">
            <text:p text:style-name="P45">4.27654e-007</text:p>
          </table:table-cell>
        </table:table-row>
        <table:table-row>
          <table:table-cell table:style-name="Tabla6.A2" office:value-type="float" office:value="530001">
            <text:p text:style-name="P45">530001</text:p>
          </table:table-cell>
          <table:table-cell table:style-name="Tabla6.B301" office:value-type="string">
            <text:p text:style-name="P45">8.55308e-007</text:p>
          </table:table-cell>
        </table:table-row>
        <table:table-row>
          <table:table-cell table:style-name="Tabla6.A2" office:value-type="float" office:value="540001">
            <text:p text:style-name="P45">540001</text:p>
          </table:table-cell>
          <table:table-cell table:style-name="Tabla6.B301" office:value-type="string">
            <text:p text:style-name="P45">4.27654e-007</text:p>
          </table:table-cell>
        </table:table-row>
        <table:table-row>
          <table:table-cell table:style-name="Tabla6.A2" office:value-type="float" office:value="550001">
            <text:p text:style-name="P45">550001</text:p>
          </table:table-cell>
          <table:table-cell table:style-name="Tabla6.B301" office:value-type="string">
            <text:p text:style-name="P45">8.55308e-007</text:p>
          </table:table-cell>
        </table:table-row>
        <table:table-row>
          <table:table-cell table:style-name="Tabla6.A2" office:value-type="float" office:value="560001">
            <text:p text:style-name="P45">560001</text:p>
          </table:table-cell>
          <table:table-cell table:style-name="Tabla6.B301" office:value-type="string">
            <text:p text:style-name="P45">4.27654e-007</text:p>
          </table:table-cell>
        </table:table-row>
        <table:table-row>
          <table:table-cell table:style-name="Tabla6.A2" office:value-type="float" office:value="570001">
            <text:p text:style-name="P45">570001</text:p>
          </table:table-cell>
          <table:table-cell table:style-name="Tabla6.B301" office:value-type="string">
            <text:p text:style-name="P45">8.55308e-007</text:p>
          </table:table-cell>
        </table:table-row>
        <table:table-row>
          <table:table-cell table:style-name="Tabla6.A2" office:value-type="float" office:value="580001">
            <text:p text:style-name="P45">580001</text:p>
          </table:table-cell>
          <table:table-cell table:style-name="Tabla6.B301" office:value-type="string">
            <text:p text:style-name="P45">8.55308e-007</text:p>
          </table:table-cell>
        </table:table-row>
        <table:table-row>
          <table:table-cell table:style-name="Tabla6.A2" office:value-type="float" office:value="590001">
            <text:p text:style-name="P45">590001</text:p>
          </table:table-cell>
          <table:table-cell table:style-name="Tabla6.B301" office:value-type="string">
            <text:p text:style-name="P45">8.55308e-007</text:p>
          </table:table-cell>
        </table:table-row>
        <table:table-row>
          <table:table-cell table:style-name="Tabla6.A2" office:value-type="float" office:value="600001">
            <text:p text:style-name="P45">600001</text:p>
          </table:table-cell>
          <table:table-cell table:style-name="Tabla6.B301" office:value-type="string">
            <text:p text:style-name="P45">8.55308e-007</text:p>
          </table:table-cell>
        </table:table-row>
        <table:table-row>
          <table:table-cell table:style-name="Tabla6.A2" office:value-type="float" office:value="610001">
            <text:p text:style-name="P45">610001</text:p>
          </table:table-cell>
          <table:table-cell table:style-name="Tabla6.B301" office:value-type="string">
            <text:p text:style-name="P45">4.27654e-007</text:p>
          </table:table-cell>
        </table:table-row>
        <table:table-row>
          <table:table-cell table:style-name="Tabla6.A2" office:value-type="float" office:value="620001">
            <text:p text:style-name="P45">620001</text:p>
          </table:table-cell>
          <table:table-cell table:style-name="Tabla6.B301" office:value-type="string">
            <text:p text:style-name="P45">4.27654e-007</text:p>
          </table:table-cell>
        </table:table-row>
        <table:table-row>
          <table:table-cell table:style-name="Tabla6.A2" office:value-type="float" office:value="630001">
            <text:p text:style-name="P45">630001</text:p>
          </table:table-cell>
          <table:table-cell table:style-name="Tabla6.B301" office:value-type="string">
            <text:p text:style-name="P45">4.27654e-007</text:p>
          </table:table-cell>
        </table:table-row>
        <table:table-row>
          <table:table-cell table:style-name="Tabla6.A2" office:value-type="float" office:value="640001">
            <text:p text:style-name="P45">640001</text:p>
          </table:table-cell>
          <table:table-cell table:style-name="Tabla6.B301" office:value-type="string">
            <text:p text:style-name="P45">8.55308e-007</text:p>
          </table:table-cell>
        </table:table-row>
        <table:table-row>
          <table:table-cell table:style-name="Tabla6.A2" office:value-type="float" office:value="650001">
            <text:p text:style-name="P45">650001</text:p>
          </table:table-cell>
          <table:table-cell table:style-name="Tabla6.B301" office:value-type="string">
            <text:p text:style-name="P45">8.55308e-007</text:p>
          </table:table-cell>
        </table:table-row>
        <table:table-row>
          <table:table-cell table:style-name="Tabla6.A2" office:value-type="float" office:value="660001">
            <text:p text:style-name="P45">660001</text:p>
          </table:table-cell>
          <table:table-cell table:style-name="Tabla6.B301" office:value-type="string">
            <text:p text:style-name="P45">8.55308e-007</text:p>
          </table:table-cell>
        </table:table-row>
        <table:table-row>
          <table:table-cell table:style-name="Tabla6.A2" office:value-type="float" office:value="670001">
            <text:p text:style-name="P45">670001</text:p>
          </table:table-cell>
          <table:table-cell table:style-name="Tabla6.B301" office:value-type="string">
            <text:p text:style-name="P45">8.55308e-007</text:p>
          </table:table-cell>
        </table:table-row>
        <table:table-row>
          <table:table-cell table:style-name="Tabla6.A2" office:value-type="float" office:value="680001">
            <text:p text:style-name="P45">680001</text:p>
          </table:table-cell>
          <table:table-cell table:style-name="Tabla6.B301" office:value-type="string">
            <text:p text:style-name="P45">8.55308e-007</text:p>
          </table:table-cell>
        </table:table-row>
        <table:table-row>
          <table:table-cell table:style-name="Tabla6.A2" office:value-type="float" office:value="690001">
            <text:p text:style-name="P45">690001</text:p>
          </table:table-cell>
          <table:table-cell table:style-name="Tabla6.B301" office:value-type="string">
            <text:p text:style-name="P45">1.28296e-006</text:p>
          </table:table-cell>
        </table:table-row>
        <table:table-row>
          <table:table-cell table:style-name="Tabla6.A2" office:value-type="float" office:value="700001">
            <text:p text:style-name="P45">700001</text:p>
          </table:table-cell>
          <table:table-cell table:style-name="Tabla6.B301" office:value-type="string">
            <text:p text:style-name="P45">4.27654e-007</text:p>
          </table:table-cell>
        </table:table-row>
        <text:soft-page-break/>
        <table:table-row>
          <table:table-cell table:style-name="Tabla6.A2" office:value-type="float" office:value="710001">
            <text:p text:style-name="P45">710001</text:p>
          </table:table-cell>
          <table:table-cell table:style-name="Tabla6.B301" office:value-type="string">
            <text:p text:style-name="P45">8.55308e-007</text:p>
          </table:table-cell>
        </table:table-row>
        <table:table-row>
          <table:table-cell table:style-name="Tabla6.A2" office:value-type="float" office:value="720001">
            <text:p text:style-name="P45">720001</text:p>
          </table:table-cell>
          <table:table-cell table:style-name="Tabla6.B301" office:value-type="string">
            <text:p text:style-name="P45">8.55308e-007</text:p>
          </table:table-cell>
        </table:table-row>
        <table:table-row>
          <table:table-cell table:style-name="Tabla6.A2" office:value-type="float" office:value="730001">
            <text:p text:style-name="P45">730001</text:p>
          </table:table-cell>
          <table:table-cell table:style-name="Tabla6.B301" office:value-type="string">
            <text:p text:style-name="P45">4.27654e-007</text:p>
          </table:table-cell>
        </table:table-row>
        <table:table-row>
          <table:table-cell table:style-name="Tabla6.A2" office:value-type="float" office:value="740001">
            <text:p text:style-name="P45">740001</text:p>
          </table:table-cell>
          <table:table-cell table:style-name="Tabla6.B301" office:value-type="string">
            <text:p text:style-name="P45">4.27654e-007</text:p>
          </table:table-cell>
        </table:table-row>
        <table:table-row>
          <table:table-cell table:style-name="Tabla6.A2" office:value-type="float" office:value="750001">
            <text:p text:style-name="P45">750001</text:p>
          </table:table-cell>
          <table:table-cell table:style-name="Tabla6.B301" office:value-type="string">
            <text:p text:style-name="P45">8.55308e-007</text:p>
          </table:table-cell>
        </table:table-row>
        <table:table-row>
          <table:table-cell table:style-name="Tabla6.A2" office:value-type="float" office:value="760001">
            <text:p text:style-name="P45">760001</text:p>
          </table:table-cell>
          <table:table-cell table:style-name="Tabla6.B301" office:value-type="string">
            <text:p text:style-name="P45">4.27654e-007</text:p>
          </table:table-cell>
        </table:table-row>
        <table:table-row>
          <table:table-cell table:style-name="Tabla6.A2" office:value-type="float" office:value="770001">
            <text:p text:style-name="P45">770001</text:p>
          </table:table-cell>
          <table:table-cell table:style-name="Tabla6.B301" office:value-type="string">
            <text:p text:style-name="P45">8.55308e-007</text:p>
          </table:table-cell>
        </table:table-row>
        <table:table-row>
          <table:table-cell table:style-name="Tabla6.A2" office:value-type="float" office:value="780001">
            <text:p text:style-name="P45">780001</text:p>
          </table:table-cell>
          <table:table-cell table:style-name="Tabla6.B301" office:value-type="string">
            <text:p text:style-name="P45">8.55308e-007</text:p>
          </table:table-cell>
        </table:table-row>
        <table:table-row>
          <table:table-cell table:style-name="Tabla6.A2" office:value-type="float" office:value="790001">
            <text:p text:style-name="P45">790001</text:p>
          </table:table-cell>
          <table:table-cell table:style-name="Tabla6.B301" office:value-type="string">
            <text:p text:style-name="P45">4.27654e-007</text:p>
          </table:table-cell>
        </table:table-row>
        <table:table-row>
          <table:table-cell table:style-name="Tabla6.A2" office:value-type="float" office:value="800001">
            <text:p text:style-name="P45">800001</text:p>
          </table:table-cell>
          <table:table-cell table:style-name="Tabla6.B301" office:value-type="string">
            <text:p text:style-name="P45">8.55308e-007</text:p>
          </table:table-cell>
        </table:table-row>
        <table:table-row>
          <table:table-cell table:style-name="Tabla6.A2" office:value-type="float" office:value="810001">
            <text:p text:style-name="P45">810001</text:p>
          </table:table-cell>
          <table:table-cell table:style-name="Tabla6.B301" office:value-type="string">
            <text:p text:style-name="P45">8.55308e-007</text:p>
          </table:table-cell>
        </table:table-row>
        <table:table-row>
          <table:table-cell table:style-name="Tabla6.A2" office:value-type="float" office:value="820001">
            <text:p text:style-name="P45">820001</text:p>
          </table:table-cell>
          <table:table-cell table:style-name="Tabla6.B301" office:value-type="string">
            <text:p text:style-name="P45">4.27654e-007</text:p>
          </table:table-cell>
        </table:table-row>
        <table:table-row>
          <table:table-cell table:style-name="Tabla6.A2" office:value-type="float" office:value="830001">
            <text:p text:style-name="P45">830001</text:p>
          </table:table-cell>
          <table:table-cell table:style-name="Tabla6.B301" office:value-type="string">
            <text:p text:style-name="P45">4.27654e-007</text:p>
          </table:table-cell>
        </table:table-row>
        <table:table-row>
          <table:table-cell table:style-name="Tabla6.A2" office:value-type="float" office:value="840001">
            <text:p text:style-name="P45">840001</text:p>
          </table:table-cell>
          <table:table-cell table:style-name="Tabla6.B301" office:value-type="string">
            <text:p text:style-name="P45">4.27654e-007</text:p>
          </table:table-cell>
        </table:table-row>
        <table:table-row>
          <table:table-cell table:style-name="Tabla6.A2" office:value-type="float" office:value="850001">
            <text:p text:style-name="P45">850001</text:p>
          </table:table-cell>
          <table:table-cell table:style-name="Tabla6.B301" office:value-type="string">
            <text:p text:style-name="P45">1.28296e-006</text:p>
          </table:table-cell>
        </table:table-row>
        <table:table-row>
          <table:table-cell table:style-name="Tabla6.A2" office:value-type="float" office:value="860001">
            <text:p text:style-name="P45">860001</text:p>
          </table:table-cell>
          <table:table-cell table:style-name="Tabla6.B301" office:value-type="string">
            <text:p text:style-name="P45">8.55308e-007</text:p>
          </table:table-cell>
        </table:table-row>
        <table:table-row>
          <table:table-cell table:style-name="Tabla6.A2" office:value-type="float" office:value="870001">
            <text:p text:style-name="P45">870001</text:p>
          </table:table-cell>
          <table:table-cell table:style-name="Tabla6.B301" office:value-type="string">
            <text:p text:style-name="P45">8.55308e-007</text:p>
          </table:table-cell>
        </table:table-row>
        <table:table-row>
          <table:table-cell table:style-name="Tabla6.A2" office:value-type="float" office:value="880001">
            <text:p text:style-name="P45">880001</text:p>
          </table:table-cell>
          <table:table-cell table:style-name="Tabla6.B301" office:value-type="string">
            <text:p text:style-name="P45">1.28296e-006</text:p>
          </table:table-cell>
        </table:table-row>
        <table:table-row>
          <table:table-cell table:style-name="Tabla6.A2" office:value-type="float" office:value="890001">
            <text:p text:style-name="P45">890001</text:p>
          </table:table-cell>
          <table:table-cell table:style-name="Tabla6.B301" office:value-type="string">
            <text:p text:style-name="P45">8.55308e-007</text:p>
          </table:table-cell>
        </table:table-row>
        <table:table-row>
          <table:table-cell table:style-name="Tabla6.A2" office:value-type="float" office:value="900001">
            <text:p text:style-name="P45">900001</text:p>
          </table:table-cell>
          <table:table-cell table:style-name="Tabla6.B301" office:value-type="string">
            <text:p text:style-name="P45">8.55308e-007</text:p>
          </table:table-cell>
        </table:table-row>
        <table:table-row>
          <table:table-cell table:style-name="Tabla6.A2" office:value-type="float" office:value="910001">
            <text:p text:style-name="P45">910001</text:p>
          </table:table-cell>
          <table:table-cell table:style-name="Tabla6.B301" office:value-type="string">
            <text:p text:style-name="P45">4.27654e-007</text:p>
          </table:table-cell>
        </table:table-row>
        <table:table-row>
          <table:table-cell table:style-name="Tabla6.A2" office:value-type="float" office:value="920001">
            <text:p text:style-name="P45">920001</text:p>
          </table:table-cell>
          <table:table-cell table:style-name="Tabla6.B301" office:value-type="string">
            <text:p text:style-name="P45">8.55308e-007</text:p>
          </table:table-cell>
        </table:table-row>
        <table:table-row>
          <table:table-cell table:style-name="Tabla6.A2" office:value-type="float" office:value="930001">
            <text:p text:style-name="P45">930001</text:p>
          </table:table-cell>
          <table:table-cell table:style-name="Tabla6.B301" office:value-type="string">
            <text:p text:style-name="P45">8.55308e-007</text:p>
          </table:table-cell>
        </table:table-row>
        <table:table-row>
          <table:table-cell table:style-name="Tabla6.A2" office:value-type="float" office:value="940001">
            <text:p text:style-name="P45">940001</text:p>
          </table:table-cell>
          <table:table-cell table:style-name="Tabla6.B301" office:value-type="string">
            <text:p text:style-name="P45">8.55308e-007</text:p>
          </table:table-cell>
        </table:table-row>
        <table:table-row>
          <table:table-cell table:style-name="Tabla6.A2" office:value-type="float" office:value="950001">
            <text:p text:style-name="P45">950001</text:p>
          </table:table-cell>
          <table:table-cell table:style-name="Tabla6.B301" office:value-type="string">
            <text:p text:style-name="P45">4.27654e-007</text:p>
          </table:table-cell>
        </table:table-row>
        <table:table-row>
          <table:table-cell table:style-name="Tabla6.A2" office:value-type="float" office:value="960001">
            <text:p text:style-name="P45">960001</text:p>
          </table:table-cell>
          <table:table-cell table:style-name="Tabla6.B301" office:value-type="string">
            <text:p text:style-name="P45">4.27654e-007</text:p>
          </table:table-cell>
        </table:table-row>
        <table:table-row>
          <table:table-cell table:style-name="Tabla6.A2" office:value-type="float" office:value="970001">
            <text:p text:style-name="P45">970001</text:p>
          </table:table-cell>
          <table:table-cell table:style-name="Tabla6.B301" office:value-type="string">
            <text:p text:style-name="P45">4.27654e-007</text:p>
          </table:table-cell>
        </table:table-row>
        <table:table-row>
          <table:table-cell table:style-name="Tabla6.A2" office:value-type="float" office:value="980001">
            <text:p text:style-name="P45">980001</text:p>
          </table:table-cell>
          <table:table-cell table:style-name="Tabla6.B301" office:value-type="string">
            <text:p text:style-name="P45">8.55308e-007</text:p>
          </table:table-cell>
        </table:table-row>
        <table:table-row>
          <table:table-cell table:style-name="Tabla6.A2" office:value-type="float" office:value="990001">
            <text:p text:style-name="P45">990001</text:p>
          </table:table-cell>
          <table:table-cell table:style-name="Tabla6.B301" office:value-type="string">
            <text:p text:style-name="P45">8.55308e-007</text:p>
          </table:table-cell>
        </table:table-row>
        <table:table-row>
          <table:table-cell table:style-name="Tabla6.A2" office:value-type="float" office:value="1000001">
            <text:p text:style-name="P45">1000001</text:p>
          </table:table-cell>
          <table:table-cell table:style-name="Tabla6.B301" office:value-type="string">
            <text:p text:style-name="P45">8.55308e-007</text:p>
          </table:table-cell>
        </table:table-row>
        <table:table-row>
          <table:table-cell table:style-name="Tabla6.A2" office:value-type="float" office:value="1010001">
            <text:p text:style-name="P45">1010001</text:p>
          </table:table-cell>
          <table:table-cell table:style-name="Tabla6.B301" office:value-type="string">
            <text:p text:style-name="P45">8.55308e-007</text:p>
          </table:table-cell>
        </table:table-row>
        <table:table-row>
          <table:table-cell table:style-name="Tabla6.A2" office:value-type="float" office:value="1020001">
            <text:p text:style-name="P45">1020001</text:p>
          </table:table-cell>
          <table:table-cell table:style-name="Tabla6.B301" office:value-type="string">
            <text:p text:style-name="P45">8.55308e-007</text:p>
          </table:table-cell>
        </table:table-row>
        <table:table-row>
          <table:table-cell table:style-name="Tabla6.A2" office:value-type="float" office:value="1030001">
            <text:p text:style-name="P45">1030001</text:p>
          </table:table-cell>
          <table:table-cell table:style-name="Tabla6.B301" office:value-type="string">
            <text:p text:style-name="P45">4.27654e-007</text:p>
          </table:table-cell>
        </table:table-row>
        <table:table-row>
          <table:table-cell table:style-name="Tabla6.A2" office:value-type="float" office:value="1040001">
            <text:p text:style-name="P45">1040001</text:p>
          </table:table-cell>
          <table:table-cell table:style-name="Tabla6.B301" office:value-type="string">
            <text:p text:style-name="P45">8.55308e-007</text:p>
          </table:table-cell>
        </table:table-row>
        <table:table-row>
          <table:table-cell table:style-name="Tabla6.A2" office:value-type="float" office:value="1050001">
            <text:p text:style-name="P45">1050001</text:p>
          </table:table-cell>
          <table:table-cell table:style-name="Tabla6.B301" office:value-type="string">
            <text:p text:style-name="P45">4.27654e-007</text:p>
          </table:table-cell>
        </table:table-row>
        <table:table-row>
          <table:table-cell table:style-name="Tabla6.A2" office:value-type="float" office:value="1060001">
            <text:p text:style-name="P45">1060001</text:p>
          </table:table-cell>
          <table:table-cell table:style-name="Tabla6.B301" office:value-type="string">
            <text:p text:style-name="P45">8.55308e-007</text:p>
          </table:table-cell>
        </table:table-row>
        <table:table-row>
          <table:table-cell table:style-name="Tabla6.A2" office:value-type="float" office:value="1070001">
            <text:p text:style-name="P45">1070001</text:p>
          </table:table-cell>
          <table:table-cell table:style-name="Tabla6.B301" office:value-type="string">
            <text:p text:style-name="P45">8.55308e-007</text:p>
          </table:table-cell>
        </table:table-row>
        <text:soft-page-break/>
        <table:table-row>
          <table:table-cell table:style-name="Tabla6.A2" office:value-type="float" office:value="1080001">
            <text:p text:style-name="P45">1080001</text:p>
          </table:table-cell>
          <table:table-cell table:style-name="Tabla6.B301" office:value-type="string">
            <text:p text:style-name="P45">4.27654e-007</text:p>
          </table:table-cell>
        </table:table-row>
        <table:table-row>
          <table:table-cell table:style-name="Tabla6.A2" office:value-type="float" office:value="1090001">
            <text:p text:style-name="P45">1090001</text:p>
          </table:table-cell>
          <table:table-cell table:style-name="Tabla6.B301" office:value-type="string">
            <text:p text:style-name="P45">1.71062e-006</text:p>
          </table:table-cell>
        </table:table-row>
        <table:table-row>
          <table:table-cell table:style-name="Tabla6.A2" office:value-type="float" office:value="1100001">
            <text:p text:style-name="P45">1100001</text:p>
          </table:table-cell>
          <table:table-cell table:style-name="Tabla6.B301" office:value-type="string">
            <text:p text:style-name="P45">8.55308e-007</text:p>
          </table:table-cell>
        </table:table-row>
        <table:table-row>
          <table:table-cell table:style-name="Tabla6.A2" office:value-type="float" office:value="1110001">
            <text:p text:style-name="P45">1110001</text:p>
          </table:table-cell>
          <table:table-cell table:style-name="Tabla6.B301" office:value-type="string">
            <text:p text:style-name="P45">4.27654e-007</text:p>
          </table:table-cell>
        </table:table-row>
        <table:table-row>
          <table:table-cell table:style-name="Tabla6.A2" office:value-type="float" office:value="1120001">
            <text:p text:style-name="P45">1120001</text:p>
          </table:table-cell>
          <table:table-cell table:style-name="Tabla6.B301" office:value-type="string">
            <text:p text:style-name="P45">8.55308e-007</text:p>
          </table:table-cell>
        </table:table-row>
        <table:table-row>
          <table:table-cell table:style-name="Tabla6.A2" office:value-type="float" office:value="1130001">
            <text:p text:style-name="P45">1130001</text:p>
          </table:table-cell>
          <table:table-cell table:style-name="Tabla6.B301" office:value-type="string">
            <text:p text:style-name="P45">4.27654e-007</text:p>
          </table:table-cell>
        </table:table-row>
        <table:table-row>
          <table:table-cell table:style-name="Tabla6.A2" office:value-type="float" office:value="1140001">
            <text:p text:style-name="P45">1140001</text:p>
          </table:table-cell>
          <table:table-cell table:style-name="Tabla6.B301" office:value-type="string">
            <text:p text:style-name="P45">3.42123e-006</text:p>
          </table:table-cell>
        </table:table-row>
        <table:table-row>
          <table:table-cell table:style-name="Tabla6.A2" office:value-type="float" office:value="1150001">
            <text:p text:style-name="P45">1150001</text:p>
          </table:table-cell>
          <table:table-cell table:style-name="Tabla6.B301" office:value-type="string">
            <text:p text:style-name="P45">8.55308e-007</text:p>
          </table:table-cell>
        </table:table-row>
        <table:table-row>
          <table:table-cell table:style-name="Tabla6.A2" office:value-type="float" office:value="1160001">
            <text:p text:style-name="P45">1160001</text:p>
          </table:table-cell>
          <table:table-cell table:style-name="Tabla6.B301" office:value-type="string">
            <text:p text:style-name="P45">8.55308e-007</text:p>
          </table:table-cell>
        </table:table-row>
        <table:table-row>
          <table:table-cell table:style-name="Tabla6.A2" office:value-type="float" office:value="1170001">
            <text:p text:style-name="P45">1170001</text:p>
          </table:table-cell>
          <table:table-cell table:style-name="Tabla6.B301" office:value-type="string">
            <text:p text:style-name="P45">8.55308e-007</text:p>
          </table:table-cell>
        </table:table-row>
        <table:table-row>
          <table:table-cell table:style-name="Tabla6.A2" office:value-type="float" office:value="1180001">
            <text:p text:style-name="P45">1180001</text:p>
          </table:table-cell>
          <table:table-cell table:style-name="Tabla6.B301" office:value-type="string">
            <text:p text:style-name="P45">1.28296e-006</text:p>
          </table:table-cell>
        </table:table-row>
        <table:table-row>
          <table:table-cell table:style-name="Tabla6.A2" office:value-type="float" office:value="1190001">
            <text:p text:style-name="P45">1190001</text:p>
          </table:table-cell>
          <table:table-cell table:style-name="Tabla6.B301" office:value-type="string">
            <text:p text:style-name="P45">8.55308e-007</text:p>
          </table:table-cell>
        </table:table-row>
        <table:table-row>
          <table:table-cell table:style-name="Tabla6.A2" office:value-type="float" office:value="1200001">
            <text:p text:style-name="P45">1200001</text:p>
          </table:table-cell>
          <table:table-cell table:style-name="Tabla6.B301" office:value-type="string">
            <text:p text:style-name="P45">8.55308e-007</text:p>
          </table:table-cell>
        </table:table-row>
        <table:table-row>
          <table:table-cell table:style-name="Tabla6.A2" office:value-type="float" office:value="1210001">
            <text:p text:style-name="P45">1210001</text:p>
          </table:table-cell>
          <table:table-cell table:style-name="Tabla6.B301" office:value-type="string">
            <text:p text:style-name="P45">8.55308e-007</text:p>
          </table:table-cell>
        </table:table-row>
        <table:table-row>
          <table:table-cell table:style-name="Tabla6.A2" office:value-type="float" office:value="1220001">
            <text:p text:style-name="P45">1220001</text:p>
          </table:table-cell>
          <table:table-cell table:style-name="Tabla6.B301" office:value-type="string">
            <text:p text:style-name="P45">1.28296e-006</text:p>
          </table:table-cell>
        </table:table-row>
        <table:table-row>
          <table:table-cell table:style-name="Tabla6.A2" office:value-type="float" office:value="1230001">
            <text:p text:style-name="P45">1230001</text:p>
          </table:table-cell>
          <table:table-cell table:style-name="Tabla6.B301" office:value-type="string">
            <text:p text:style-name="P45">4.27654e-007</text:p>
          </table:table-cell>
        </table:table-row>
        <table:table-row>
          <table:table-cell table:style-name="Tabla6.A2" office:value-type="float" office:value="1240001">
            <text:p text:style-name="P45">1240001</text:p>
          </table:table-cell>
          <table:table-cell table:style-name="Tabla6.B301" office:value-type="string">
            <text:p text:style-name="P45">8.55308e-007</text:p>
          </table:table-cell>
        </table:table-row>
        <table:table-row>
          <table:table-cell table:style-name="Tabla6.A2" office:value-type="float" office:value="1250001">
            <text:p text:style-name="P45">1250001</text:p>
          </table:table-cell>
          <table:table-cell table:style-name="Tabla6.B301" office:value-type="string">
            <text:p text:style-name="P45">1.28296e-006</text:p>
          </table:table-cell>
        </table:table-row>
        <table:table-row>
          <table:table-cell table:style-name="Tabla6.A2" office:value-type="float" office:value="1260001">
            <text:p text:style-name="P45">1260001</text:p>
          </table:table-cell>
          <table:table-cell table:style-name="Tabla6.B301" office:value-type="string">
            <text:p text:style-name="P45">4.27654e-007</text:p>
          </table:table-cell>
        </table:table-row>
        <table:table-row>
          <table:table-cell table:style-name="Tabla6.A2" office:value-type="float" office:value="1270001">
            <text:p text:style-name="P45">1270001</text:p>
          </table:table-cell>
          <table:table-cell table:style-name="Tabla6.B301" office:value-type="string">
            <text:p text:style-name="P45">8.55308e-007</text:p>
          </table:table-cell>
        </table:table-row>
        <table:table-row>
          <table:table-cell table:style-name="Tabla6.A2" office:value-type="float" office:value="1280001">
            <text:p text:style-name="P45">1280001</text:p>
          </table:table-cell>
          <table:table-cell table:style-name="Tabla6.B301" office:value-type="string">
            <text:p text:style-name="P45">8.55308e-007</text:p>
          </table:table-cell>
        </table:table-row>
        <table:table-row>
          <table:table-cell table:style-name="Tabla6.A2" office:value-type="float" office:value="1290001">
            <text:p text:style-name="P45">1290001</text:p>
          </table:table-cell>
          <table:table-cell table:style-name="Tabla6.B301" office:value-type="string">
            <text:p text:style-name="P45">8.55308e-007</text:p>
          </table:table-cell>
        </table:table-row>
        <table:table-row>
          <table:table-cell table:style-name="Tabla6.A2" office:value-type="float" office:value="1300001">
            <text:p text:style-name="P45">1300001</text:p>
          </table:table-cell>
          <table:table-cell table:style-name="Tabla6.B301" office:value-type="string">
            <text:p text:style-name="P45">8.55308e-007</text:p>
          </table:table-cell>
        </table:table-row>
        <table:table-row>
          <table:table-cell table:style-name="Tabla6.A2" office:value-type="float" office:value="1310001">
            <text:p text:style-name="P45">1310001</text:p>
          </table:table-cell>
          <table:table-cell table:style-name="Tabla6.B301" office:value-type="string">
            <text:p text:style-name="P45">8.55308e-007</text:p>
          </table:table-cell>
        </table:table-row>
        <table:table-row>
          <table:table-cell table:style-name="Tabla6.A2" office:value-type="float" office:value="1320001">
            <text:p text:style-name="P45">1320001</text:p>
          </table:table-cell>
          <table:table-cell table:style-name="Tabla6.B301" office:value-type="string">
            <text:p text:style-name="P45">8.55308e-007</text:p>
          </table:table-cell>
        </table:table-row>
        <table:table-row>
          <table:table-cell table:style-name="Tabla6.A2" office:value-type="float" office:value="1330001">
            <text:p text:style-name="P45">1330001</text:p>
          </table:table-cell>
          <table:table-cell table:style-name="Tabla6.B301" office:value-type="string">
            <text:p text:style-name="P45">8.55308e-007</text:p>
          </table:table-cell>
        </table:table-row>
        <table:table-row>
          <table:table-cell table:style-name="Tabla6.A2" office:value-type="float" office:value="1340001">
            <text:p text:style-name="P45">1340001</text:p>
          </table:table-cell>
          <table:table-cell table:style-name="Tabla6.B301" office:value-type="string">
            <text:p text:style-name="P45">8.55308e-007</text:p>
          </table:table-cell>
        </table:table-row>
        <table:table-row>
          <table:table-cell table:style-name="Tabla6.A2" office:value-type="float" office:value="1350001">
            <text:p text:style-name="P45">1350001</text:p>
          </table:table-cell>
          <table:table-cell table:style-name="Tabla6.B301" office:value-type="string">
            <text:p text:style-name="P45">8.55308e-007</text:p>
          </table:table-cell>
        </table:table-row>
        <table:table-row>
          <table:table-cell table:style-name="Tabla6.A2" office:value-type="float" office:value="1360001">
            <text:p text:style-name="P45">1360001</text:p>
          </table:table-cell>
          <table:table-cell table:style-name="Tabla6.B301" office:value-type="string">
            <text:p text:style-name="P45">8.55308e-007</text:p>
          </table:table-cell>
        </table:table-row>
        <table:table-row>
          <table:table-cell table:style-name="Tabla6.A2" office:value-type="float" office:value="1370001">
            <text:p text:style-name="P45">1370001</text:p>
          </table:table-cell>
          <table:table-cell table:style-name="Tabla6.B301" office:value-type="string">
            <text:p text:style-name="P45">8.55308e-007</text:p>
          </table:table-cell>
        </table:table-row>
        <table:table-row>
          <table:table-cell table:style-name="Tabla6.A2" office:value-type="float" office:value="1380001">
            <text:p text:style-name="P45">1380001</text:p>
          </table:table-cell>
          <table:table-cell table:style-name="Tabla6.B301" office:value-type="string">
            <text:p text:style-name="P45">8.55308e-007</text:p>
          </table:table-cell>
        </table:table-row>
        <table:table-row>
          <table:table-cell table:style-name="Tabla6.A2" office:value-type="float" office:value="1390001">
            <text:p text:style-name="P45">1390001</text:p>
          </table:table-cell>
          <table:table-cell table:style-name="Tabla6.B301" office:value-type="string">
            <text:p text:style-name="P45">4.27654e-007</text:p>
          </table:table-cell>
        </table:table-row>
        <table:table-row>
          <table:table-cell table:style-name="Tabla6.A2" office:value-type="float" office:value="1400001">
            <text:p text:style-name="P45">1400001</text:p>
          </table:table-cell>
          <table:table-cell table:style-name="Tabla6.B301" office:value-type="string">
            <text:p text:style-name="P45">8.55308e-007</text:p>
          </table:table-cell>
        </table:table-row>
        <table:table-row>
          <table:table-cell table:style-name="Tabla6.A2" office:value-type="float" office:value="1410001">
            <text:p text:style-name="P45">1410001</text:p>
          </table:table-cell>
          <table:table-cell table:style-name="Tabla6.B301" office:value-type="string">
            <text:p text:style-name="P45">8.55308e-007</text:p>
          </table:table-cell>
        </table:table-row>
        <table:table-row>
          <table:table-cell table:style-name="Tabla6.A2" office:value-type="float" office:value="1420001">
            <text:p text:style-name="P45">1420001</text:p>
          </table:table-cell>
          <table:table-cell table:style-name="Tabla6.B301" office:value-type="string">
            <text:p text:style-name="P45">8.55308e-007</text:p>
          </table:table-cell>
        </table:table-row>
        <table:table-row>
          <table:table-cell table:style-name="Tabla6.A2" office:value-type="float" office:value="1430001">
            <text:p text:style-name="P45">1430001</text:p>
          </table:table-cell>
          <table:table-cell table:style-name="Tabla6.B301" office:value-type="string">
            <text:p text:style-name="P45">8.55308e-007</text:p>
          </table:table-cell>
        </table:table-row>
        <table:table-row>
          <table:table-cell table:style-name="Tabla6.A2" office:value-type="float" office:value="1440001">
            <text:p text:style-name="P45">1440001</text:p>
          </table:table-cell>
          <table:table-cell table:style-name="Tabla6.B301" office:value-type="string">
            <text:p text:style-name="P45">8.55308e-007</text:p>
          </table:table-cell>
        </table:table-row>
        <text:soft-page-break/>
        <table:table-row>
          <table:table-cell table:style-name="Tabla6.A2" office:value-type="float" office:value="1450001">
            <text:p text:style-name="P45">1450001</text:p>
          </table:table-cell>
          <table:table-cell table:style-name="Tabla6.B301" office:value-type="string">
            <text:p text:style-name="P45">8.55308e-007</text:p>
          </table:table-cell>
        </table:table-row>
        <table:table-row>
          <table:table-cell table:style-name="Tabla6.A2" office:value-type="float" office:value="1460001">
            <text:p text:style-name="P45">1460001</text:p>
          </table:table-cell>
          <table:table-cell table:style-name="Tabla6.B301" office:value-type="string">
            <text:p text:style-name="P45">1.28296e-006</text:p>
          </table:table-cell>
        </table:table-row>
        <table:table-row>
          <table:table-cell table:style-name="Tabla6.A2" office:value-type="float" office:value="1470001">
            <text:p text:style-name="P45">1470001</text:p>
          </table:table-cell>
          <table:table-cell table:style-name="Tabla6.B301" office:value-type="string">
            <text:p text:style-name="P45">4.27654e-007</text:p>
          </table:table-cell>
        </table:table-row>
        <table:table-row>
          <table:table-cell table:style-name="Tabla6.A2" office:value-type="float" office:value="1480001">
            <text:p text:style-name="P45">1480001</text:p>
          </table:table-cell>
          <table:table-cell table:style-name="Tabla6.B301" office:value-type="string">
            <text:p text:style-name="P45">1.28296e-006</text:p>
          </table:table-cell>
        </table:table-row>
        <table:table-row>
          <table:table-cell table:style-name="Tabla6.A2" office:value-type="float" office:value="1490001">
            <text:p text:style-name="P45">1490001</text:p>
          </table:table-cell>
          <table:table-cell table:style-name="Tabla6.B301" office:value-type="string">
            <text:p text:style-name="P45">8.55308e-007</text:p>
          </table:table-cell>
        </table:table-row>
        <table:table-row>
          <table:table-cell table:style-name="Tabla6.A2" office:value-type="float" office:value="1500001">
            <text:p text:style-name="P45">1500001</text:p>
          </table:table-cell>
          <table:table-cell table:style-name="Tabla6.B301" office:value-type="string">
            <text:p text:style-name="P45">8.55308e-007</text:p>
          </table:table-cell>
        </table:table-row>
        <table:table-row>
          <table:table-cell table:style-name="Tabla6.A2" office:value-type="float" office:value="1510001">
            <text:p text:style-name="P45">1510001</text:p>
          </table:table-cell>
          <table:table-cell table:style-name="Tabla6.B301" office:value-type="string">
            <text:p text:style-name="P45">8.55308e-007</text:p>
          </table:table-cell>
        </table:table-row>
        <table:table-row>
          <table:table-cell table:style-name="Tabla6.A2" office:value-type="float" office:value="1520001">
            <text:p text:style-name="P45">1520001</text:p>
          </table:table-cell>
          <table:table-cell table:style-name="Tabla6.B301" office:value-type="string">
            <text:p text:style-name="P45">8.55308e-007</text:p>
          </table:table-cell>
        </table:table-row>
        <table:table-row>
          <table:table-cell table:style-name="Tabla6.A2" office:value-type="float" office:value="1530001">
            <text:p text:style-name="P45">1530001</text:p>
          </table:table-cell>
          <table:table-cell table:style-name="Tabla6.B301" office:value-type="string">
            <text:p text:style-name="P45">8.55308e-007</text:p>
          </table:table-cell>
        </table:table-row>
        <table:table-row>
          <table:table-cell table:style-name="Tabla6.A2" office:value-type="float" office:value="1540001">
            <text:p text:style-name="P45">1540001</text:p>
          </table:table-cell>
          <table:table-cell table:style-name="Tabla6.B301" office:value-type="string">
            <text:p text:style-name="P45">8.55308e-007</text:p>
          </table:table-cell>
        </table:table-row>
        <table:table-row>
          <table:table-cell table:style-name="Tabla6.A2" office:value-type="float" office:value="1550001">
            <text:p text:style-name="P45">1550001</text:p>
          </table:table-cell>
          <table:table-cell table:style-name="Tabla6.B301" office:value-type="string">
            <text:p text:style-name="P45">8.55308e-007</text:p>
          </table:table-cell>
        </table:table-row>
        <table:table-row>
          <table:table-cell table:style-name="Tabla6.A2" office:value-type="float" office:value="1560001">
            <text:p text:style-name="P45">1560001</text:p>
          </table:table-cell>
          <table:table-cell table:style-name="Tabla6.B301" office:value-type="string">
            <text:p text:style-name="P45">8.55308e-007</text:p>
          </table:table-cell>
        </table:table-row>
        <table:table-row>
          <table:table-cell table:style-name="Tabla6.A2" office:value-type="float" office:value="1570001">
            <text:p text:style-name="P45">1570001</text:p>
          </table:table-cell>
          <table:table-cell table:style-name="Tabla6.B301" office:value-type="string">
            <text:p text:style-name="P45">1.28296e-006</text:p>
          </table:table-cell>
        </table:table-row>
        <table:table-row>
          <table:table-cell table:style-name="Tabla6.A2" office:value-type="float" office:value="1580001">
            <text:p text:style-name="P45">1580001</text:p>
          </table:table-cell>
          <table:table-cell table:style-name="Tabla6.B301" office:value-type="string">
            <text:p text:style-name="P45">8.55308e-007</text:p>
          </table:table-cell>
        </table:table-row>
        <table:table-row>
          <table:table-cell table:style-name="Tabla6.A2" office:value-type="float" office:value="1590001">
            <text:p text:style-name="P45">1590001</text:p>
          </table:table-cell>
          <table:table-cell table:style-name="Tabla6.B301" office:value-type="string">
            <text:p text:style-name="P45">8.55308e-007</text:p>
          </table:table-cell>
        </table:table-row>
        <table:table-row>
          <table:table-cell table:style-name="Tabla6.A2" office:value-type="float" office:value="1600001">
            <text:p text:style-name="P45">1600001</text:p>
          </table:table-cell>
          <table:table-cell table:style-name="Tabla6.B301" office:value-type="string">
            <text:p text:style-name="P45">8.55308e-007</text:p>
          </table:table-cell>
        </table:table-row>
        <table:table-row>
          <table:table-cell table:style-name="Tabla6.A2" office:value-type="float" office:value="1610001">
            <text:p text:style-name="P45">1610001</text:p>
          </table:table-cell>
          <table:table-cell table:style-name="Tabla6.B301" office:value-type="string">
            <text:p text:style-name="P45">8.55308e-007</text:p>
          </table:table-cell>
        </table:table-row>
        <table:table-row>
          <table:table-cell table:style-name="Tabla6.A2" office:value-type="float" office:value="1620001">
            <text:p text:style-name="P45">1620001</text:p>
          </table:table-cell>
          <table:table-cell table:style-name="Tabla6.B301" office:value-type="string">
            <text:p text:style-name="P45">8.55308e-007</text:p>
          </table:table-cell>
        </table:table-row>
        <table:table-row>
          <table:table-cell table:style-name="Tabla6.A2" office:value-type="float" office:value="1630001">
            <text:p text:style-name="P45">1630001</text:p>
          </table:table-cell>
          <table:table-cell table:style-name="Tabla6.B301" office:value-type="string">
            <text:p text:style-name="P45">8.55308e-007</text:p>
          </table:table-cell>
        </table:table-row>
        <table:table-row>
          <table:table-cell table:style-name="Tabla6.A2" office:value-type="float" office:value="1640001">
            <text:p text:style-name="P45">1640001</text:p>
          </table:table-cell>
          <table:table-cell table:style-name="Tabla6.B301" office:value-type="string">
            <text:p text:style-name="P45">8.55308e-007</text:p>
          </table:table-cell>
        </table:table-row>
        <table:table-row>
          <table:table-cell table:style-name="Tabla6.A2" office:value-type="float" office:value="1650001">
            <text:p text:style-name="P45">1650001</text:p>
          </table:table-cell>
          <table:table-cell table:style-name="Tabla6.B301" office:value-type="string">
            <text:p text:style-name="P45">1.28296e-006</text:p>
          </table:table-cell>
        </table:table-row>
        <table:table-row>
          <table:table-cell table:style-name="Tabla6.A2" office:value-type="float" office:value="1660001">
            <text:p text:style-name="P45">1660001</text:p>
          </table:table-cell>
          <table:table-cell table:style-name="Tabla6.B301" office:value-type="string">
            <text:p text:style-name="P45">1.28296e-006</text:p>
          </table:table-cell>
        </table:table-row>
        <table:table-row>
          <table:table-cell table:style-name="Tabla6.A2" office:value-type="float" office:value="1670001">
            <text:p text:style-name="P45">1670001</text:p>
          </table:table-cell>
          <table:table-cell table:style-name="Tabla6.B301" office:value-type="string">
            <text:p text:style-name="P45">1.71062e-006</text:p>
          </table:table-cell>
        </table:table-row>
        <table:table-row>
          <table:table-cell table:style-name="Tabla6.A2" office:value-type="float" office:value="1680001">
            <text:p text:style-name="P45">1680001</text:p>
          </table:table-cell>
          <table:table-cell table:style-name="Tabla6.B301" office:value-type="string">
            <text:p text:style-name="P45">1.28296e-006</text:p>
          </table:table-cell>
        </table:table-row>
        <table:table-row>
          <table:table-cell table:style-name="Tabla6.A2" office:value-type="float" office:value="1690001">
            <text:p text:style-name="P45">1690001</text:p>
          </table:table-cell>
          <table:table-cell table:style-name="Tabla6.B301" office:value-type="string">
            <text:p text:style-name="P45">4.27654e-007</text:p>
          </table:table-cell>
        </table:table-row>
        <table:table-row>
          <table:table-cell table:style-name="Tabla6.A2" office:value-type="float" office:value="1700001">
            <text:p text:style-name="P45">1700001</text:p>
          </table:table-cell>
          <table:table-cell table:style-name="Tabla6.B301" office:value-type="string">
            <text:p text:style-name="P45">8.55308e-007</text:p>
          </table:table-cell>
        </table:table-row>
        <table:table-row>
          <table:table-cell table:style-name="Tabla6.A2" office:value-type="float" office:value="1710001">
            <text:p text:style-name="P45">1710001</text:p>
          </table:table-cell>
          <table:table-cell table:style-name="Tabla6.B301" office:value-type="string">
            <text:p text:style-name="P45">1.28296e-006</text:p>
          </table:table-cell>
        </table:table-row>
        <table:table-row>
          <table:table-cell table:style-name="Tabla6.A2" office:value-type="float" office:value="1720001">
            <text:p text:style-name="P45">1720001</text:p>
          </table:table-cell>
          <table:table-cell table:style-name="Tabla6.B301" office:value-type="string">
            <text:p text:style-name="P45">8.55308e-007</text:p>
          </table:table-cell>
        </table:table-row>
        <table:table-row>
          <table:table-cell table:style-name="Tabla6.A2" office:value-type="float" office:value="1730001">
            <text:p text:style-name="P45">1730001</text:p>
          </table:table-cell>
          <table:table-cell table:style-name="Tabla6.B301" office:value-type="string">
            <text:p text:style-name="P45">1.71062e-006</text:p>
          </table:table-cell>
        </table:table-row>
        <table:table-row>
          <table:table-cell table:style-name="Tabla6.A2" office:value-type="float" office:value="1740001">
            <text:p text:style-name="P45">1740001</text:p>
          </table:table-cell>
          <table:table-cell table:style-name="Tabla6.B301" office:value-type="string">
            <text:p text:style-name="P45">2.13827e-006</text:p>
          </table:table-cell>
        </table:table-row>
        <table:table-row>
          <table:table-cell table:style-name="Tabla6.A2" office:value-type="float" office:value="1750001">
            <text:p text:style-name="P45">1750001</text:p>
          </table:table-cell>
          <table:table-cell table:style-name="Tabla6.B301" office:value-type="string">
            <text:p text:style-name="P45">8.55308e-007</text:p>
          </table:table-cell>
        </table:table-row>
        <table:table-row>
          <table:table-cell table:style-name="Tabla6.A2" office:value-type="float" office:value="1760001">
            <text:p text:style-name="P45">1760001</text:p>
          </table:table-cell>
          <table:table-cell table:style-name="Tabla6.B301" office:value-type="string">
            <text:p text:style-name="P45">1.28296e-006</text:p>
          </table:table-cell>
        </table:table-row>
        <table:table-row>
          <table:table-cell table:style-name="Tabla6.A2" office:value-type="float" office:value="1770001">
            <text:p text:style-name="P45">1770001</text:p>
          </table:table-cell>
          <table:table-cell table:style-name="Tabla6.B301" office:value-type="string">
            <text:p text:style-name="P45">1.28296e-006</text:p>
          </table:table-cell>
        </table:table-row>
        <table:table-row>
          <table:table-cell table:style-name="Tabla6.A2" office:value-type="float" office:value="1780001">
            <text:p text:style-name="P45">1780001</text:p>
          </table:table-cell>
          <table:table-cell table:style-name="Tabla6.B301" office:value-type="string">
            <text:p text:style-name="P45">8.55308e-007</text:p>
          </table:table-cell>
        </table:table-row>
        <table:table-row>
          <table:table-cell table:style-name="Tabla6.A2" office:value-type="float" office:value="1790001">
            <text:p text:style-name="P45">1790001</text:p>
          </table:table-cell>
          <table:table-cell table:style-name="Tabla6.B301" office:value-type="string">
            <text:p text:style-name="P45">1.28296e-006</text:p>
          </table:table-cell>
        </table:table-row>
        <table:table-row>
          <table:table-cell table:style-name="Tabla6.A2" office:value-type="float" office:value="1800001">
            <text:p text:style-name="P45">1800001</text:p>
          </table:table-cell>
          <table:table-cell table:style-name="Tabla6.B301" office:value-type="string">
            <text:p text:style-name="P45">8.55308e-007</text:p>
          </table:table-cell>
        </table:table-row>
        <table:table-row>
          <table:table-cell table:style-name="Tabla6.A2" office:value-type="float" office:value="1810001">
            <text:p text:style-name="P45">1810001</text:p>
          </table:table-cell>
          <table:table-cell table:style-name="Tabla6.B301" office:value-type="string">
            <text:p text:style-name="P45">1.28296e-006</text:p>
          </table:table-cell>
        </table:table-row>
        <text:soft-page-break/>
        <table:table-row>
          <table:table-cell table:style-name="Tabla6.A2" office:value-type="float" office:value="1820001">
            <text:p text:style-name="P45">1820001</text:p>
          </table:table-cell>
          <table:table-cell table:style-name="Tabla6.B301" office:value-type="string">
            <text:p text:style-name="P45">8.55308e-007</text:p>
          </table:table-cell>
        </table:table-row>
        <table:table-row>
          <table:table-cell table:style-name="Tabla6.A2" office:value-type="float" office:value="1830001">
            <text:p text:style-name="P45">1830001</text:p>
          </table:table-cell>
          <table:table-cell table:style-name="Tabla6.B301" office:value-type="string">
            <text:p text:style-name="P45">1.28296e-006</text:p>
          </table:table-cell>
        </table:table-row>
        <table:table-row>
          <table:table-cell table:style-name="Tabla6.A2" office:value-type="float" office:value="1840001">
            <text:p text:style-name="P45">1840001</text:p>
          </table:table-cell>
          <table:table-cell table:style-name="Tabla6.B301" office:value-type="string">
            <text:p text:style-name="P45">8.55308e-007</text:p>
          </table:table-cell>
        </table:table-row>
        <table:table-row>
          <table:table-cell table:style-name="Tabla6.A2" office:value-type="float" office:value="1850001">
            <text:p text:style-name="P45">1850001</text:p>
          </table:table-cell>
          <table:table-cell table:style-name="Tabla6.B301" office:value-type="string">
            <text:p text:style-name="P45">8.55308e-007</text:p>
          </table:table-cell>
        </table:table-row>
        <table:table-row>
          <table:table-cell table:style-name="Tabla6.A2" office:value-type="float" office:value="1860001">
            <text:p text:style-name="P45">1860001</text:p>
          </table:table-cell>
          <table:table-cell table:style-name="Tabla6.B301" office:value-type="string">
            <text:p text:style-name="P45">8.55308e-007</text:p>
          </table:table-cell>
        </table:table-row>
        <table:table-row>
          <table:table-cell table:style-name="Tabla6.A2" office:value-type="float" office:value="1870001">
            <text:p text:style-name="P45">1870001</text:p>
          </table:table-cell>
          <table:table-cell table:style-name="Tabla6.B301" office:value-type="string">
            <text:p text:style-name="P45">8.55308e-007</text:p>
          </table:table-cell>
        </table:table-row>
        <table:table-row>
          <table:table-cell table:style-name="Tabla6.A2" office:value-type="float" office:value="1880001">
            <text:p text:style-name="P45">1880001</text:p>
          </table:table-cell>
          <table:table-cell table:style-name="Tabla6.B301" office:value-type="string">
            <text:p text:style-name="P45">3.84889e-006</text:p>
          </table:table-cell>
        </table:table-row>
        <table:table-row>
          <table:table-cell table:style-name="Tabla6.A2" office:value-type="float" office:value="1890001">
            <text:p text:style-name="P45">1890001</text:p>
          </table:table-cell>
          <table:table-cell table:style-name="Tabla6.B301" office:value-type="string">
            <text:p text:style-name="P45">8.55308e-007</text:p>
          </table:table-cell>
        </table:table-row>
        <table:table-row>
          <table:table-cell table:style-name="Tabla6.A2" office:value-type="float" office:value="1900001">
            <text:p text:style-name="P45">1900001</text:p>
          </table:table-cell>
          <table:table-cell table:style-name="Tabla6.B301" office:value-type="string">
            <text:p text:style-name="P45">1.28296e-006</text:p>
          </table:table-cell>
        </table:table-row>
        <table:table-row>
          <table:table-cell table:style-name="Tabla6.A2" office:value-type="float" office:value="1910001">
            <text:p text:style-name="P45">1910001</text:p>
          </table:table-cell>
          <table:table-cell table:style-name="Tabla6.B301" office:value-type="string">
            <text:p text:style-name="P45">1.28296e-006</text:p>
          </table:table-cell>
        </table:table-row>
        <table:table-row>
          <table:table-cell table:style-name="Tabla6.A2" office:value-type="float" office:value="1920001">
            <text:p text:style-name="P45">1920001</text:p>
          </table:table-cell>
          <table:table-cell table:style-name="Tabla6.B301" office:value-type="string">
            <text:p text:style-name="P45">4.27654e-007</text:p>
          </table:table-cell>
        </table:table-row>
        <table:table-row>
          <table:table-cell table:style-name="Tabla6.A2" office:value-type="float" office:value="1930001">
            <text:p text:style-name="P45">1930001</text:p>
          </table:table-cell>
          <table:table-cell table:style-name="Tabla6.B301" office:value-type="string">
            <text:p text:style-name="P45">8.55308e-007</text:p>
          </table:table-cell>
        </table:table-row>
        <table:table-row>
          <table:table-cell table:style-name="Tabla6.A2" office:value-type="float" office:value="1940001">
            <text:p text:style-name="P45">1940001</text:p>
          </table:table-cell>
          <table:table-cell table:style-name="Tabla6.B301" office:value-type="string">
            <text:p text:style-name="P45">8.55308e-007</text:p>
          </table:table-cell>
        </table:table-row>
        <table:table-row>
          <table:table-cell table:style-name="Tabla6.A2" office:value-type="float" office:value="1950001">
            <text:p text:style-name="P45">1950001</text:p>
          </table:table-cell>
          <table:table-cell table:style-name="Tabla6.B301" office:value-type="string">
            <text:p text:style-name="P45">8.55308e-007</text:p>
          </table:table-cell>
        </table:table-row>
        <table:table-row>
          <table:table-cell table:style-name="Tabla6.A2" office:value-type="float" office:value="1960001">
            <text:p text:style-name="P45">1960001</text:p>
          </table:table-cell>
          <table:table-cell table:style-name="Tabla6.B301" office:value-type="string">
            <text:p text:style-name="P45">8.55308e-007</text:p>
          </table:table-cell>
        </table:table-row>
        <table:table-row>
          <table:table-cell table:style-name="Tabla6.A2" office:value-type="float" office:value="1970001">
            <text:p text:style-name="P45">1970001</text:p>
          </table:table-cell>
          <table:table-cell table:style-name="Tabla6.B301" office:value-type="string">
            <text:p text:style-name="P45">8.55308e-007</text:p>
          </table:table-cell>
        </table:table-row>
        <table:table-row>
          <table:table-cell table:style-name="Tabla6.A2" office:value-type="float" office:value="1980001">
            <text:p text:style-name="P45">1980001</text:p>
          </table:table-cell>
          <table:table-cell table:style-name="Tabla6.B301" office:value-type="string">
            <text:p text:style-name="P45">8.55308e-007</text:p>
          </table:table-cell>
        </table:table-row>
        <table:table-row>
          <table:table-cell table:style-name="Tabla6.A2" office:value-type="float" office:value="1990001">
            <text:p text:style-name="P45">1990001</text:p>
          </table:table-cell>
          <table:table-cell table:style-name="Tabla6.B301" office:value-type="string">
            <text:p text:style-name="P45">8.55308e-007</text:p>
          </table:table-cell>
        </table:table-row>
        <table:table-row>
          <table:table-cell table:style-name="Tabla6.A2" office:value-type="float" office:value="2000001">
            <text:p text:style-name="P45">2000001</text:p>
          </table:table-cell>
          <table:table-cell table:style-name="Tabla6.B301" office:value-type="string">
            <text:p text:style-name="P45">1.71062e-006</text:p>
          </table:table-cell>
        </table:table-row>
        <table:table-row>
          <table:table-cell table:style-name="Tabla6.A2" office:value-type="float" office:value="2010001">
            <text:p text:style-name="P45">2010001</text:p>
          </table:table-cell>
          <table:table-cell table:style-name="Tabla6.B301" office:value-type="string">
            <text:p text:style-name="P45">1.28296e-006</text:p>
          </table:table-cell>
        </table:table-row>
        <table:table-row>
          <table:table-cell table:style-name="Tabla6.A2" office:value-type="float" office:value="2020001">
            <text:p text:style-name="P45">2020001</text:p>
          </table:table-cell>
          <table:table-cell table:style-name="Tabla6.B301" office:value-type="string">
            <text:p text:style-name="P45">1.28296e-006</text:p>
          </table:table-cell>
        </table:table-row>
        <table:table-row>
          <table:table-cell table:style-name="Tabla6.A2" office:value-type="float" office:value="2030001">
            <text:p text:style-name="P45">2030001</text:p>
          </table:table-cell>
          <table:table-cell table:style-name="Tabla6.B301" office:value-type="string">
            <text:p text:style-name="P45">1.71062e-006</text:p>
          </table:table-cell>
        </table:table-row>
        <table:table-row>
          <table:table-cell table:style-name="Tabla6.A2" office:value-type="float" office:value="2040001">
            <text:p text:style-name="P45">2040001</text:p>
          </table:table-cell>
          <table:table-cell table:style-name="Tabla6.B301" office:value-type="string">
            <text:p text:style-name="P45">1.71062e-006</text:p>
          </table:table-cell>
        </table:table-row>
        <table:table-row>
          <table:table-cell table:style-name="Tabla6.A2" office:value-type="float" office:value="2050001">
            <text:p text:style-name="P45">2050001</text:p>
          </table:table-cell>
          <table:table-cell table:style-name="Tabla6.B301" office:value-type="string">
            <text:p text:style-name="P45">8.55308e-007</text:p>
          </table:table-cell>
        </table:table-row>
        <table:table-row>
          <table:table-cell table:style-name="Tabla6.A2" office:value-type="float" office:value="2060001">
            <text:p text:style-name="P45">2060001</text:p>
          </table:table-cell>
          <table:table-cell table:style-name="Tabla6.B301" office:value-type="string">
            <text:p text:style-name="P45">1.28296e-006</text:p>
          </table:table-cell>
        </table:table-row>
        <table:table-row>
          <table:table-cell table:style-name="Tabla6.A2" office:value-type="float" office:value="2070001">
            <text:p text:style-name="P45">2070001</text:p>
          </table:table-cell>
          <table:table-cell table:style-name="Tabla6.B301" office:value-type="string">
            <text:p text:style-name="P45">4.27654e-007</text:p>
          </table:table-cell>
        </table:table-row>
        <table:table-row>
          <table:table-cell table:style-name="Tabla6.A2" office:value-type="float" office:value="2080001">
            <text:p text:style-name="P45">2080001</text:p>
          </table:table-cell>
          <table:table-cell table:style-name="Tabla6.B301" office:value-type="string">
            <text:p text:style-name="P45">8.55308e-007</text:p>
          </table:table-cell>
        </table:table-row>
        <table:table-row>
          <table:table-cell table:style-name="Tabla6.A2" office:value-type="float" office:value="2090001">
            <text:p text:style-name="P45">2090001</text:p>
          </table:table-cell>
          <table:table-cell table:style-name="Tabla6.B301" office:value-type="string">
            <text:p text:style-name="P45">8.55308e-007</text:p>
          </table:table-cell>
        </table:table-row>
        <table:table-row>
          <table:table-cell table:style-name="Tabla6.A2" office:value-type="float" office:value="2100001">
            <text:p text:style-name="P45">2100001</text:p>
          </table:table-cell>
          <table:table-cell table:style-name="Tabla6.B301" office:value-type="string">
            <text:p text:style-name="P45">1.28296e-006</text:p>
          </table:table-cell>
        </table:table-row>
        <table:table-row>
          <table:table-cell table:style-name="Tabla6.A2" office:value-type="float" office:value="2110001">
            <text:p text:style-name="P45">2110001</text:p>
          </table:table-cell>
          <table:table-cell table:style-name="Tabla6.B301" office:value-type="string">
            <text:p text:style-name="P45">8.55308e-007</text:p>
          </table:table-cell>
        </table:table-row>
        <table:table-row>
          <table:table-cell table:style-name="Tabla6.A2" office:value-type="float" office:value="2120001">
            <text:p text:style-name="P45">2120001</text:p>
          </table:table-cell>
          <table:table-cell table:style-name="Tabla6.B301" office:value-type="string">
            <text:p text:style-name="P45">8.55308e-007</text:p>
          </table:table-cell>
        </table:table-row>
        <table:table-row>
          <table:table-cell table:style-name="Tabla6.A2" office:value-type="float" office:value="2130001">
            <text:p text:style-name="P45">2130001</text:p>
          </table:table-cell>
          <table:table-cell table:style-name="Tabla6.B301" office:value-type="string">
            <text:p text:style-name="P45">1.28296e-006</text:p>
          </table:table-cell>
        </table:table-row>
        <table:table-row>
          <table:table-cell table:style-name="Tabla6.A2" office:value-type="float" office:value="2140001">
            <text:p text:style-name="P45">2140001</text:p>
          </table:table-cell>
          <table:table-cell table:style-name="Tabla6.B301" office:value-type="string">
            <text:p text:style-name="P45">8.55308e-007</text:p>
          </table:table-cell>
        </table:table-row>
        <table:table-row>
          <table:table-cell table:style-name="Tabla6.A2" office:value-type="float" office:value="2150001">
            <text:p text:style-name="P45">2150001</text:p>
          </table:table-cell>
          <table:table-cell table:style-name="Tabla6.B301" office:value-type="string">
            <text:p text:style-name="P45">4.27654e-007</text:p>
          </table:table-cell>
        </table:table-row>
        <table:table-row>
          <table:table-cell table:style-name="Tabla6.A2" office:value-type="float" office:value="2160001">
            <text:p text:style-name="P45">2160001</text:p>
          </table:table-cell>
          <table:table-cell table:style-name="Tabla6.B301" office:value-type="string">
            <text:p text:style-name="P45">8.55308e-007</text:p>
          </table:table-cell>
        </table:table-row>
        <table:table-row>
          <table:table-cell table:style-name="Tabla6.A2" office:value-type="float" office:value="2170001">
            <text:p text:style-name="P45">2170001</text:p>
          </table:table-cell>
          <table:table-cell table:style-name="Tabla6.B301" office:value-type="string">
            <text:p text:style-name="P45">8.55308e-007</text:p>
          </table:table-cell>
        </table:table-row>
        <table:table-row>
          <table:table-cell table:style-name="Tabla6.A2" office:value-type="float" office:value="2180001">
            <text:p text:style-name="P45">2180001</text:p>
          </table:table-cell>
          <table:table-cell table:style-name="Tabla6.B301" office:value-type="string">
            <text:p text:style-name="P45">8.55308e-007</text:p>
          </table:table-cell>
        </table:table-row>
        <text:soft-page-break/>
        <table:table-row>
          <table:table-cell table:style-name="Tabla6.A2" office:value-type="float" office:value="2190001">
            <text:p text:style-name="P45">2190001</text:p>
          </table:table-cell>
          <table:table-cell table:style-name="Tabla6.B301" office:value-type="string">
            <text:p text:style-name="P45">8.55308e-007</text:p>
          </table:table-cell>
        </table:table-row>
        <table:table-row>
          <table:table-cell table:style-name="Tabla6.A2" office:value-type="float" office:value="2200001">
            <text:p text:style-name="P45">2200001</text:p>
          </table:table-cell>
          <table:table-cell table:style-name="Tabla6.B301" office:value-type="string">
            <text:p text:style-name="P45">8.55308e-007</text:p>
          </table:table-cell>
        </table:table-row>
        <table:table-row>
          <table:table-cell table:style-name="Tabla6.A2" office:value-type="float" office:value="2210001">
            <text:p text:style-name="P45">2210001</text:p>
          </table:table-cell>
          <table:table-cell table:style-name="Tabla6.B301" office:value-type="string">
            <text:p text:style-name="P45">8.55308e-007</text:p>
          </table:table-cell>
        </table:table-row>
        <table:table-row>
          <table:table-cell table:style-name="Tabla6.A2" office:value-type="float" office:value="2220001">
            <text:p text:style-name="P45">2220001</text:p>
          </table:table-cell>
          <table:table-cell table:style-name="Tabla6.B301" office:value-type="string">
            <text:p text:style-name="P45">4.27654e-007</text:p>
          </table:table-cell>
        </table:table-row>
        <table:table-row>
          <table:table-cell table:style-name="Tabla6.A2" office:value-type="float" office:value="2230001">
            <text:p text:style-name="P45">2230001</text:p>
          </table:table-cell>
          <table:table-cell table:style-name="Tabla6.B301" office:value-type="string">
            <text:p text:style-name="P45">8.55308e-007</text:p>
          </table:table-cell>
        </table:table-row>
        <table:table-row>
          <table:table-cell table:style-name="Tabla6.A2" office:value-type="float" office:value="2240001">
            <text:p text:style-name="P45">2240001</text:p>
          </table:table-cell>
          <table:table-cell table:style-name="Tabla6.B301" office:value-type="string">
            <text:p text:style-name="P45">1.28296e-006</text:p>
          </table:table-cell>
        </table:table-row>
        <table:table-row>
          <table:table-cell table:style-name="Tabla6.A2" office:value-type="float" office:value="2250001">
            <text:p text:style-name="P45">2250001</text:p>
          </table:table-cell>
          <table:table-cell table:style-name="Tabla6.B301" office:value-type="string">
            <text:p text:style-name="P45">1.28296e-006</text:p>
          </table:table-cell>
        </table:table-row>
        <table:table-row>
          <table:table-cell table:style-name="Tabla6.A2" office:value-type="float" office:value="2260001">
            <text:p text:style-name="P45">2260001</text:p>
          </table:table-cell>
          <table:table-cell table:style-name="Tabla6.B301" office:value-type="string">
            <text:p text:style-name="P45">8.55308e-007</text:p>
          </table:table-cell>
        </table:table-row>
        <table:table-row>
          <table:table-cell table:style-name="Tabla6.A2" office:value-type="float" office:value="2270001">
            <text:p text:style-name="P45">2270001</text:p>
          </table:table-cell>
          <table:table-cell table:style-name="Tabla6.B301" office:value-type="string">
            <text:p text:style-name="P45">8.55308e-007</text:p>
          </table:table-cell>
        </table:table-row>
        <table:table-row>
          <table:table-cell table:style-name="Tabla6.A2" office:value-type="float" office:value="2280001">
            <text:p text:style-name="P45">2280001</text:p>
          </table:table-cell>
          <table:table-cell table:style-name="Tabla6.B301" office:value-type="string">
            <text:p text:style-name="P45">8.55308e-007</text:p>
          </table:table-cell>
        </table:table-row>
        <table:table-row>
          <table:table-cell table:style-name="Tabla6.A2" office:value-type="float" office:value="2290001">
            <text:p text:style-name="P45">2290001</text:p>
          </table:table-cell>
          <table:table-cell table:style-name="Tabla6.B301" office:value-type="string">
            <text:p text:style-name="P45">8.55308e-007</text:p>
          </table:table-cell>
        </table:table-row>
        <table:table-row>
          <table:table-cell table:style-name="Tabla6.A2" office:value-type="float" office:value="2300001">
            <text:p text:style-name="P45">2300001</text:p>
          </table:table-cell>
          <table:table-cell table:style-name="Tabla6.B301" office:value-type="string">
            <text:p text:style-name="P45">8.55308e-007</text:p>
          </table:table-cell>
        </table:table-row>
        <table:table-row>
          <table:table-cell table:style-name="Tabla6.A2" office:value-type="float" office:value="2310001">
            <text:p text:style-name="P45">2310001</text:p>
          </table:table-cell>
          <table:table-cell table:style-name="Tabla6.B301" office:value-type="string">
            <text:p text:style-name="P45">8.55308e-007</text:p>
          </table:table-cell>
        </table:table-row>
        <table:table-row>
          <table:table-cell table:style-name="Tabla6.A2" office:value-type="float" office:value="2320001">
            <text:p text:style-name="P45">2320001</text:p>
          </table:table-cell>
          <table:table-cell table:style-name="Tabla6.B301" office:value-type="string">
            <text:p text:style-name="P45">8.55308e-007</text:p>
          </table:table-cell>
        </table:table-row>
        <table:table-row>
          <table:table-cell table:style-name="Tabla6.A2" office:value-type="float" office:value="2330001">
            <text:p text:style-name="P45">2330001</text:p>
          </table:table-cell>
          <table:table-cell table:style-name="Tabla6.B301" office:value-type="string">
            <text:p text:style-name="P45">1.71062e-006</text:p>
          </table:table-cell>
        </table:table-row>
        <table:table-row>
          <table:table-cell table:style-name="Tabla6.A2" office:value-type="float" office:value="2340001">
            <text:p text:style-name="P45">2340001</text:p>
          </table:table-cell>
          <table:table-cell table:style-name="Tabla6.B301" office:value-type="string">
            <text:p text:style-name="P45">8.55308e-007</text:p>
          </table:table-cell>
        </table:table-row>
        <table:table-row>
          <table:table-cell table:style-name="Tabla6.A2" office:value-type="float" office:value="2350001">
            <text:p text:style-name="P45">2350001</text:p>
          </table:table-cell>
          <table:table-cell table:style-name="Tabla6.B301" office:value-type="string">
            <text:p text:style-name="P45">8.55308e-007</text:p>
          </table:table-cell>
        </table:table-row>
        <table:table-row>
          <table:table-cell table:style-name="Tabla6.A2" office:value-type="float" office:value="2360001">
            <text:p text:style-name="P45">2360001</text:p>
          </table:table-cell>
          <table:table-cell table:style-name="Tabla6.B301" office:value-type="string">
            <text:p text:style-name="P45">1.28296e-006</text:p>
          </table:table-cell>
        </table:table-row>
        <table:table-row>
          <table:table-cell table:style-name="Tabla6.A2" office:value-type="float" office:value="2370001">
            <text:p text:style-name="P45">2370001</text:p>
          </table:table-cell>
          <table:table-cell table:style-name="Tabla6.B301" office:value-type="string">
            <text:p text:style-name="P45">8.55308e-007</text:p>
          </table:table-cell>
        </table:table-row>
        <table:table-row>
          <table:table-cell table:style-name="Tabla6.A2" office:value-type="float" office:value="2380001">
            <text:p text:style-name="P45">2380001</text:p>
          </table:table-cell>
          <table:table-cell table:style-name="Tabla6.B301" office:value-type="string">
            <text:p text:style-name="P45">8.55308e-007</text:p>
          </table:table-cell>
        </table:table-row>
        <table:table-row>
          <table:table-cell table:style-name="Tabla6.A2" office:value-type="float" office:value="2390001">
            <text:p text:style-name="P45">2390001</text:p>
          </table:table-cell>
          <table:table-cell table:style-name="Tabla6.B301" office:value-type="string">
            <text:p text:style-name="P45">4.27654e-007</text:p>
          </table:table-cell>
        </table:table-row>
        <table:table-row>
          <table:table-cell table:style-name="Tabla6.A2" office:value-type="float" office:value="2400001">
            <text:p text:style-name="P45">2400001</text:p>
          </table:table-cell>
          <table:table-cell table:style-name="Tabla6.B301" office:value-type="string">
            <text:p text:style-name="P45">8.55308e-007</text:p>
          </table:table-cell>
        </table:table-row>
        <table:table-row>
          <table:table-cell table:style-name="Tabla6.A2" office:value-type="float" office:value="2410001">
            <text:p text:style-name="P45">2410001</text:p>
          </table:table-cell>
          <table:table-cell table:style-name="Tabla6.B301" office:value-type="string">
            <text:p text:style-name="P45">4.27654e-007</text:p>
          </table:table-cell>
        </table:table-row>
        <table:table-row>
          <table:table-cell table:style-name="Tabla6.A2" office:value-type="float" office:value="2420001">
            <text:p text:style-name="P45">2420001</text:p>
          </table:table-cell>
          <table:table-cell table:style-name="Tabla6.B301" office:value-type="string">
            <text:p text:style-name="P45">8.55308e-007</text:p>
          </table:table-cell>
        </table:table-row>
        <table:table-row>
          <table:table-cell table:style-name="Tabla6.A2" office:value-type="float" office:value="2430001">
            <text:p text:style-name="P45">2430001</text:p>
          </table:table-cell>
          <table:table-cell table:style-name="Tabla6.B301" office:value-type="string">
            <text:p text:style-name="P45">8.55308e-007</text:p>
          </table:table-cell>
        </table:table-row>
        <table:table-row>
          <table:table-cell table:style-name="Tabla6.A2" office:value-type="float" office:value="2440001">
            <text:p text:style-name="P45">2440001</text:p>
          </table:table-cell>
          <table:table-cell table:style-name="Tabla6.B301" office:value-type="string">
            <text:p text:style-name="P45">8.55308e-007</text:p>
          </table:table-cell>
        </table:table-row>
        <table:table-row>
          <table:table-cell table:style-name="Tabla6.A2" office:value-type="float" office:value="2450001">
            <text:p text:style-name="P45">2450001</text:p>
          </table:table-cell>
          <table:table-cell table:style-name="Tabla6.B301" office:value-type="string">
            <text:p text:style-name="P45">8.55308e-007</text:p>
          </table:table-cell>
        </table:table-row>
        <table:table-row>
          <table:table-cell table:style-name="Tabla6.A2" office:value-type="float" office:value="2460001">
            <text:p text:style-name="P45">2460001</text:p>
          </table:table-cell>
          <table:table-cell table:style-name="Tabla6.B301" office:value-type="string">
            <text:p text:style-name="P45">1.71062e-006</text:p>
          </table:table-cell>
        </table:table-row>
        <table:table-row>
          <table:table-cell table:style-name="Tabla6.A2" office:value-type="float" office:value="2470001">
            <text:p text:style-name="P45">2470001</text:p>
          </table:table-cell>
          <table:table-cell table:style-name="Tabla6.B301" office:value-type="string">
            <text:p text:style-name="P45">8.55308e-007</text:p>
          </table:table-cell>
        </table:table-row>
        <table:table-row>
          <table:table-cell table:style-name="Tabla6.A2" office:value-type="float" office:value="2480001">
            <text:p text:style-name="P45">2480001</text:p>
          </table:table-cell>
          <table:table-cell table:style-name="Tabla6.B301" office:value-type="string">
            <text:p text:style-name="P45">8.55308e-007</text:p>
          </table:table-cell>
        </table:table-row>
        <table:table-row>
          <table:table-cell table:style-name="Tabla6.A2" office:value-type="float" office:value="2490001">
            <text:p text:style-name="P45">2490001</text:p>
          </table:table-cell>
          <table:table-cell table:style-name="Tabla6.B301" office:value-type="string">
            <text:p text:style-name="P45">8.55308e-007</text:p>
          </table:table-cell>
        </table:table-row>
        <table:table-row>
          <table:table-cell table:style-name="Tabla6.A2" office:value-type="float" office:value="2500001">
            <text:p text:style-name="P45">2500001</text:p>
          </table:table-cell>
          <table:table-cell table:style-name="Tabla6.B301" office:value-type="string">
            <text:p text:style-name="P45">8.55308e-007</text:p>
          </table:table-cell>
        </table:table-row>
        <table:table-row>
          <table:table-cell table:style-name="Tabla6.A2" office:value-type="float" office:value="2510001">
            <text:p text:style-name="P45">2510001</text:p>
          </table:table-cell>
          <table:table-cell table:style-name="Tabla6.B301" office:value-type="string">
            <text:p text:style-name="P45">8.55308e-007</text:p>
          </table:table-cell>
        </table:table-row>
        <table:table-row>
          <table:table-cell table:style-name="Tabla6.A2" office:value-type="float" office:value="2520001">
            <text:p text:style-name="P45">2520001</text:p>
          </table:table-cell>
          <table:table-cell table:style-name="Tabla6.B301" office:value-type="string">
            <text:p text:style-name="P45">8.55308e-007</text:p>
          </table:table-cell>
        </table:table-row>
        <table:table-row>
          <table:table-cell table:style-name="Tabla6.A2" office:value-type="float" office:value="2530001">
            <text:p text:style-name="P45">2530001</text:p>
          </table:table-cell>
          <table:table-cell table:style-name="Tabla6.B301" office:value-type="string">
            <text:p text:style-name="P45">8.55308e-007</text:p>
          </table:table-cell>
        </table:table-row>
        <table:table-row>
          <table:table-cell table:style-name="Tabla6.A2" office:value-type="float" office:value="2540001">
            <text:p text:style-name="P45">2540001</text:p>
          </table:table-cell>
          <table:table-cell table:style-name="Tabla6.B301" office:value-type="string">
            <text:p text:style-name="P45">4.27654e-007</text:p>
          </table:table-cell>
        </table:table-row>
        <table:table-row>
          <table:table-cell table:style-name="Tabla6.A2" office:value-type="float" office:value="2550001">
            <text:p text:style-name="P45">2550001</text:p>
          </table:table-cell>
          <table:table-cell table:style-name="Tabla6.B301" office:value-type="string">
            <text:p text:style-name="P45">4.27654e-007</text:p>
          </table:table-cell>
        </table:table-row>
        <text:soft-page-break/>
        <table:table-row>
          <table:table-cell table:style-name="Tabla6.A2" office:value-type="float" office:value="2560001">
            <text:p text:style-name="P45">2560001</text:p>
          </table:table-cell>
          <table:table-cell table:style-name="Tabla6.B301" office:value-type="string">
            <text:p text:style-name="P45">8.55308e-007</text:p>
          </table:table-cell>
        </table:table-row>
        <table:table-row>
          <table:table-cell table:style-name="Tabla6.A2" office:value-type="float" office:value="2570001">
            <text:p text:style-name="P45">2570001</text:p>
          </table:table-cell>
          <table:table-cell table:style-name="Tabla6.B301" office:value-type="string">
            <text:p text:style-name="P45">8.55308e-007</text:p>
          </table:table-cell>
        </table:table-row>
        <table:table-row>
          <table:table-cell table:style-name="Tabla6.A2" office:value-type="float" office:value="2580001">
            <text:p text:style-name="P45">2580001</text:p>
          </table:table-cell>
          <table:table-cell table:style-name="Tabla6.B301" office:value-type="string">
            <text:p text:style-name="P45">8.55308e-007</text:p>
          </table:table-cell>
        </table:table-row>
        <table:table-row>
          <table:table-cell table:style-name="Tabla6.A2" office:value-type="float" office:value="2590001">
            <text:p text:style-name="P45">2590001</text:p>
          </table:table-cell>
          <table:table-cell table:style-name="Tabla6.B301" office:value-type="string">
            <text:p text:style-name="P45">2.99358e-006</text:p>
          </table:table-cell>
        </table:table-row>
        <table:table-row>
          <table:table-cell table:style-name="Tabla6.A2" office:value-type="float" office:value="2600001">
            <text:p text:style-name="P45">2600001</text:p>
          </table:table-cell>
          <table:table-cell table:style-name="Tabla6.B301" office:value-type="string">
            <text:p text:style-name="P45">4.27654e-007</text:p>
          </table:table-cell>
        </table:table-row>
        <table:table-row>
          <table:table-cell table:style-name="Tabla6.A2" office:value-type="float" office:value="2610001">
            <text:p text:style-name="P45">2610001</text:p>
          </table:table-cell>
          <table:table-cell table:style-name="Tabla6.B301" office:value-type="string">
            <text:p text:style-name="P45">8.55308e-007</text:p>
          </table:table-cell>
        </table:table-row>
        <table:table-row>
          <table:table-cell table:style-name="Tabla6.A2" office:value-type="float" office:value="2620001">
            <text:p text:style-name="P45">2620001</text:p>
          </table:table-cell>
          <table:table-cell table:style-name="Tabla6.B301" office:value-type="string">
            <text:p text:style-name="P45">1.28296e-006</text:p>
          </table:table-cell>
        </table:table-row>
        <table:table-row>
          <table:table-cell table:style-name="Tabla6.A2" office:value-type="float" office:value="2630001">
            <text:p text:style-name="P45">2630001</text:p>
          </table:table-cell>
          <table:table-cell table:style-name="Tabla6.B301" office:value-type="string">
            <text:p text:style-name="P45">8.55308e-007</text:p>
          </table:table-cell>
        </table:table-row>
        <table:table-row>
          <table:table-cell table:style-name="Tabla6.A2" office:value-type="float" office:value="2640001">
            <text:p text:style-name="P45">2640001</text:p>
          </table:table-cell>
          <table:table-cell table:style-name="Tabla6.B301" office:value-type="string">
            <text:p text:style-name="P45">8.55308e-007</text:p>
          </table:table-cell>
        </table:table-row>
        <table:table-row>
          <table:table-cell table:style-name="Tabla6.A2" office:value-type="float" office:value="2650001">
            <text:p text:style-name="P45">2650001</text:p>
          </table:table-cell>
          <table:table-cell table:style-name="Tabla6.B301" office:value-type="string">
            <text:p text:style-name="P45">8.55308e-007</text:p>
          </table:table-cell>
        </table:table-row>
        <table:table-row>
          <table:table-cell table:style-name="Tabla6.A2" office:value-type="float" office:value="2660001">
            <text:p text:style-name="P45">2660001</text:p>
          </table:table-cell>
          <table:table-cell table:style-name="Tabla6.B301" office:value-type="string">
            <text:p text:style-name="P45">8.55308e-007</text:p>
          </table:table-cell>
        </table:table-row>
        <table:table-row>
          <table:table-cell table:style-name="Tabla6.A2" office:value-type="float" office:value="2670001">
            <text:p text:style-name="P45">2670001</text:p>
          </table:table-cell>
          <table:table-cell table:style-name="Tabla6.B301" office:value-type="string">
            <text:p text:style-name="P45">1.28296e-006</text:p>
          </table:table-cell>
        </table:table-row>
        <table:table-row>
          <table:table-cell table:style-name="Tabla6.A2" office:value-type="float" office:value="2680001">
            <text:p text:style-name="P45">2680001</text:p>
          </table:table-cell>
          <table:table-cell table:style-name="Tabla6.B301" office:value-type="string">
            <text:p text:style-name="P45">8.55308e-007</text:p>
          </table:table-cell>
        </table:table-row>
        <table:table-row>
          <table:table-cell table:style-name="Tabla6.A2" office:value-type="float" office:value="2690001">
            <text:p text:style-name="P45">2690001</text:p>
          </table:table-cell>
          <table:table-cell table:style-name="Tabla6.B301" office:value-type="string">
            <text:p text:style-name="P45">4.27654e-007</text:p>
          </table:table-cell>
        </table:table-row>
        <table:table-row>
          <table:table-cell table:style-name="Tabla6.A2" office:value-type="float" office:value="2700001">
            <text:p text:style-name="P45">2700001</text:p>
          </table:table-cell>
          <table:table-cell table:style-name="Tabla6.B301" office:value-type="string">
            <text:p text:style-name="P45">8.55308e-007</text:p>
          </table:table-cell>
        </table:table-row>
        <table:table-row>
          <table:table-cell table:style-name="Tabla6.A2" office:value-type="float" office:value="2710001">
            <text:p text:style-name="P45">2710001</text:p>
          </table:table-cell>
          <table:table-cell table:style-name="Tabla6.B301" office:value-type="string">
            <text:p text:style-name="P45">8.55308e-007</text:p>
          </table:table-cell>
        </table:table-row>
        <table:table-row>
          <table:table-cell table:style-name="Tabla6.A2" office:value-type="float" office:value="2720001">
            <text:p text:style-name="P45">2720001</text:p>
          </table:table-cell>
          <table:table-cell table:style-name="Tabla6.B301" office:value-type="string">
            <text:p text:style-name="P45">8.55308e-007</text:p>
          </table:table-cell>
        </table:table-row>
        <table:table-row>
          <table:table-cell table:style-name="Tabla6.A2" office:value-type="float" office:value="2730001">
            <text:p text:style-name="P45">2730001</text:p>
          </table:table-cell>
          <table:table-cell table:style-name="Tabla6.B301" office:value-type="string">
            <text:p text:style-name="P45">8.55308e-007</text:p>
          </table:table-cell>
        </table:table-row>
        <table:table-row>
          <table:table-cell table:style-name="Tabla6.A2" office:value-type="float" office:value="2740001">
            <text:p text:style-name="P45">2740001</text:p>
          </table:table-cell>
          <table:table-cell table:style-name="Tabla6.B301" office:value-type="string">
            <text:p text:style-name="P45">1.28296e-006</text:p>
          </table:table-cell>
        </table:table-row>
        <table:table-row>
          <table:table-cell table:style-name="Tabla6.A2" office:value-type="float" office:value="2750001">
            <text:p text:style-name="P45">2750001</text:p>
          </table:table-cell>
          <table:table-cell table:style-name="Tabla6.B301" office:value-type="string">
            <text:p text:style-name="P45">8.55308e-007</text:p>
          </table:table-cell>
        </table:table-row>
        <table:table-row>
          <table:table-cell table:style-name="Tabla6.A2" office:value-type="float" office:value="2760001">
            <text:p text:style-name="P45">2760001</text:p>
          </table:table-cell>
          <table:table-cell table:style-name="Tabla6.B301" office:value-type="string">
            <text:p text:style-name="P45">4.27654e-007</text:p>
          </table:table-cell>
        </table:table-row>
        <table:table-row>
          <table:table-cell table:style-name="Tabla6.A2" office:value-type="float" office:value="2770001">
            <text:p text:style-name="P45">2770001</text:p>
          </table:table-cell>
          <table:table-cell table:style-name="Tabla6.B301" office:value-type="string">
            <text:p text:style-name="P45">8.55308e-007</text:p>
          </table:table-cell>
        </table:table-row>
        <table:table-row>
          <table:table-cell table:style-name="Tabla6.A2" office:value-type="float" office:value="2780001">
            <text:p text:style-name="P45">2780001</text:p>
          </table:table-cell>
          <table:table-cell table:style-name="Tabla6.B301" office:value-type="string">
            <text:p text:style-name="P45">8.55308e-007</text:p>
          </table:table-cell>
        </table:table-row>
        <table:table-row>
          <table:table-cell table:style-name="Tabla6.A2" office:value-type="float" office:value="2790001">
            <text:p text:style-name="P45">2790001</text:p>
          </table:table-cell>
          <table:table-cell table:style-name="Tabla6.B301" office:value-type="string">
            <text:p text:style-name="P45">1.28296e-006</text:p>
          </table:table-cell>
        </table:table-row>
        <table:table-row>
          <table:table-cell table:style-name="Tabla6.A2" office:value-type="float" office:value="2800001">
            <text:p text:style-name="P45">2800001</text:p>
          </table:table-cell>
          <table:table-cell table:style-name="Tabla6.B301" office:value-type="string">
            <text:p text:style-name="P45">8.55308e-007</text:p>
          </table:table-cell>
        </table:table-row>
        <table:table-row>
          <table:table-cell table:style-name="Tabla6.A2" office:value-type="float" office:value="2810001">
            <text:p text:style-name="P45">2810001</text:p>
          </table:table-cell>
          <table:table-cell table:style-name="Tabla6.B301" office:value-type="string">
            <text:p text:style-name="P45">1.28296e-006</text:p>
          </table:table-cell>
        </table:table-row>
        <table:table-row>
          <table:table-cell table:style-name="Tabla6.A2" office:value-type="float" office:value="2820001">
            <text:p text:style-name="P45">2820001</text:p>
          </table:table-cell>
          <table:table-cell table:style-name="Tabla6.B301" office:value-type="string">
            <text:p text:style-name="P45">1.28296e-006</text:p>
          </table:table-cell>
        </table:table-row>
        <table:table-row>
          <table:table-cell table:style-name="Tabla6.A2" office:value-type="float" office:value="2830001">
            <text:p text:style-name="P45">2830001</text:p>
          </table:table-cell>
          <table:table-cell table:style-name="Tabla6.B301" office:value-type="string">
            <text:p text:style-name="P45">1.28296e-006</text:p>
          </table:table-cell>
        </table:table-row>
        <table:table-row>
          <table:table-cell table:style-name="Tabla6.A2" office:value-type="float" office:value="2840001">
            <text:p text:style-name="P45">2840001</text:p>
          </table:table-cell>
          <table:table-cell table:style-name="Tabla6.B301" office:value-type="string">
            <text:p text:style-name="P45">8.55308e-007</text:p>
          </table:table-cell>
        </table:table-row>
        <table:table-row>
          <table:table-cell table:style-name="Tabla6.A2" office:value-type="float" office:value="2850001">
            <text:p text:style-name="P45">2850001</text:p>
          </table:table-cell>
          <table:table-cell table:style-name="Tabla6.B301" office:value-type="string">
            <text:p text:style-name="P45">8.55308e-007</text:p>
          </table:table-cell>
        </table:table-row>
        <table:table-row>
          <table:table-cell table:style-name="Tabla6.A2" office:value-type="float" office:value="2860001">
            <text:p text:style-name="P45">2860001</text:p>
          </table:table-cell>
          <table:table-cell table:style-name="Tabla6.B301" office:value-type="string">
            <text:p text:style-name="P45">1.28296e-006</text:p>
          </table:table-cell>
        </table:table-row>
        <table:table-row>
          <table:table-cell table:style-name="Tabla6.A2" office:value-type="float" office:value="2870001">
            <text:p text:style-name="P45">2870001</text:p>
          </table:table-cell>
          <table:table-cell table:style-name="Tabla6.B301" office:value-type="string">
            <text:p text:style-name="P45">1.71062e-006</text:p>
          </table:table-cell>
        </table:table-row>
        <table:table-row>
          <table:table-cell table:style-name="Tabla6.A2" office:value-type="float" office:value="2880001">
            <text:p text:style-name="P45">2880001</text:p>
          </table:table-cell>
          <table:table-cell table:style-name="Tabla6.B301" office:value-type="string">
            <text:p text:style-name="P45">8.55308e-007</text:p>
          </table:table-cell>
        </table:table-row>
        <table:table-row>
          <table:table-cell table:style-name="Tabla6.A2" office:value-type="float" office:value="2890001">
            <text:p text:style-name="P45">2890001</text:p>
          </table:table-cell>
          <table:table-cell table:style-name="Tabla6.B301" office:value-type="string">
            <text:p text:style-name="P45">8.55308e-007</text:p>
          </table:table-cell>
        </table:table-row>
        <table:table-row>
          <table:table-cell table:style-name="Tabla6.A2" office:value-type="float" office:value="2900001">
            <text:p text:style-name="P45">2900001</text:p>
          </table:table-cell>
          <table:table-cell table:style-name="Tabla6.B301" office:value-type="string">
            <text:p text:style-name="P45">8.55308e-007</text:p>
          </table:table-cell>
        </table:table-row>
        <table:table-row>
          <table:table-cell table:style-name="Tabla6.A2" office:value-type="float" office:value="2910001">
            <text:p text:style-name="P45">2910001</text:p>
          </table:table-cell>
          <table:table-cell table:style-name="Tabla6.B301" office:value-type="string">
            <text:p text:style-name="P45">1.28296e-006</text:p>
          </table:table-cell>
        </table:table-row>
        <table:table-row>
          <table:table-cell table:style-name="Tabla6.A2" office:value-type="float" office:value="2920001">
            <text:p text:style-name="P45">2920001</text:p>
          </table:table-cell>
          <table:table-cell table:style-name="Tabla6.B301" office:value-type="string">
            <text:p text:style-name="P45">1.28296e-006</text:p>
          </table:table-cell>
        </table:table-row>
        <text:soft-page-break/>
        <table:table-row>
          <table:table-cell table:style-name="Tabla6.A2" office:value-type="float" office:value="2930001">
            <text:p text:style-name="P45">2930001</text:p>
          </table:table-cell>
          <table:table-cell table:style-name="Tabla6.B301" office:value-type="string">
            <text:p text:style-name="P45">1.28296e-006</text:p>
          </table:table-cell>
        </table:table-row>
        <table:table-row>
          <table:table-cell table:style-name="Tabla6.A2" office:value-type="float" office:value="2940001">
            <text:p text:style-name="P45">2940001</text:p>
          </table:table-cell>
          <table:table-cell table:style-name="Tabla6.B301" office:value-type="string">
            <text:p text:style-name="P45">1.28296e-006</text:p>
          </table:table-cell>
        </table:table-row>
        <table:table-row>
          <table:table-cell table:style-name="Tabla6.A2" office:value-type="float" office:value="2950001">
            <text:p text:style-name="P45">2950001</text:p>
          </table:table-cell>
          <table:table-cell table:style-name="Tabla6.B301" office:value-type="string">
            <text:p text:style-name="P45">8.55308e-007</text:p>
          </table:table-cell>
        </table:table-row>
        <table:table-row>
          <table:table-cell table:style-name="Tabla6.A2" office:value-type="float" office:value="2960001">
            <text:p text:style-name="P45">2960001</text:p>
          </table:table-cell>
          <table:table-cell table:style-name="Tabla6.B301" office:value-type="string">
            <text:p text:style-name="P45">1.28296e-006</text:p>
          </table:table-cell>
        </table:table-row>
        <table:table-row>
          <table:table-cell table:style-name="Tabla6.A2" office:value-type="float" office:value="2970001">
            <text:p text:style-name="P45">2970001</text:p>
          </table:table-cell>
          <table:table-cell table:style-name="Tabla6.B301" office:value-type="string">
            <text:p text:style-name="P45">8.55308e-007</text:p>
          </table:table-cell>
        </table:table-row>
        <table:table-row>
          <table:table-cell table:style-name="Tabla6.A2" office:value-type="float" office:value="2980001">
            <text:p text:style-name="P45">2980001</text:p>
          </table:table-cell>
          <table:table-cell table:style-name="Tabla6.B301" office:value-type="string">
            <text:p text:style-name="P45">1.28296e-006</text:p>
          </table:table-cell>
        </table:table-row>
        <table:table-row>
          <table:table-cell table:style-name="Tabla6.A2" office:value-type="float" office:value="2990001">
            <text:p text:style-name="P45">2990001</text:p>
          </table:table-cell>
          <table:table-cell table:style-name="Tabla6.B301" office:value-type="string">
            <text:p text:style-name="P45">8.55308e-007</text:p>
          </table:table-cell>
        </table:table-row>
        <table:table-row>
          <table:table-cell table:style-name="Tabla6.A2" office:value-type="float" office:value="3000001">
            <text:p text:style-name="P45">3000001</text:p>
          </table:table-cell>
          <table:table-cell table:style-name="Tabla6.B301" office:value-type="string">
            <text:p text:style-name="P45">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45">Tamaño</text:p>
          </table:table-cell>
          <table:table-cell table:style-name="Tabla8.B1" office:value-type="string">
            <text:p text:style-name="P45">Tiempo</text:p>
          </table:table-cell>
        </table:table-row>
        <table:table-row>
          <table:table-cell table:style-name="Tabla8.A2" office:value-type="float" office:value="10001">
            <text:p text:style-name="P45">10001</text:p>
          </table:table-cell>
          <table:table-cell table:style-name="Tabla8.B281" office:value-type="string">
            <text:p text:style-name="P45">6.32e-07</text:p>
          </table:table-cell>
        </table:table-row>
        <table:table-row>
          <table:table-cell table:style-name="Tabla8.A2" office:value-type="float" office:value="20001">
            <text:p text:style-name="P45">20001</text:p>
          </table:table-cell>
          <table:table-cell table:style-name="Tabla8.B281" office:value-type="string">
            <text:p text:style-name="P45">8.81e-07</text:p>
          </table:table-cell>
        </table:table-row>
        <table:table-row>
          <table:table-cell table:style-name="Tabla8.A2" office:value-type="float" office:value="30001">
            <text:p text:style-name="P45">30001</text:p>
          </table:table-cell>
          <table:table-cell table:style-name="Tabla8.B4" office:value-type="float" office:value="0.001032">
            <text:p text:style-name="P45">1,03E-003</text:p>
          </table:table-cell>
        </table:table-row>
        <table:table-row>
          <table:table-cell table:style-name="Tabla8.A2" office:value-type="float" office:value="40001">
            <text:p text:style-name="P45">40001</text:p>
          </table:table-cell>
          <table:table-cell table:style-name="Tabla8.B281" office:value-type="string">
            <text:p text:style-name="P45">9.8e-07</text:p>
          </table:table-cell>
        </table:table-row>
        <table:table-row>
          <table:table-cell table:style-name="Tabla8.A2" office:value-type="float" office:value="50001">
            <text:p text:style-name="P45">50001</text:p>
          </table:table-cell>
          <table:table-cell table:style-name="Tabla8.B281" office:value-type="string">
            <text:p text:style-name="P45">7.97e-07</text:p>
          </table:table-cell>
        </table:table-row>
        <table:table-row>
          <table:table-cell table:style-name="Tabla8.A2" office:value-type="float" office:value="60001">
            <text:p text:style-name="P45">60001</text:p>
          </table:table-cell>
          <table:table-cell table:style-name="Tabla8.B281" office:value-type="string">
            <text:p text:style-name="P45">8.5e-07</text:p>
          </table:table-cell>
        </table:table-row>
        <table:table-row>
          <table:table-cell table:style-name="Tabla8.A2" office:value-type="float" office:value="70001">
            <text:p text:style-name="P45">70001</text:p>
          </table:table-cell>
          <table:table-cell table:style-name="Tabla8.B281" office:value-type="string">
            <text:p text:style-name="P45">8.73e-07</text:p>
          </table:table-cell>
        </table:table-row>
        <table:table-row>
          <table:table-cell table:style-name="Tabla8.A2" office:value-type="float" office:value="80001">
            <text:p text:style-name="P45">80001</text:p>
          </table:table-cell>
          <table:table-cell table:style-name="Tabla8.B281" office:value-type="string">
            <text:p text:style-name="P45">9.93e-07</text:p>
          </table:table-cell>
        </table:table-row>
        <table:table-row>
          <table:table-cell table:style-name="Tabla8.A2" office:value-type="float" office:value="90001">
            <text:p text:style-name="P45">90001</text:p>
          </table:table-cell>
          <table:table-cell table:style-name="Tabla8.B281" office:value-type="string">
            <text:p text:style-name="P45">7.97e-07</text:p>
          </table:table-cell>
        </table:table-row>
        <table:table-row>
          <table:table-cell table:style-name="Tabla8.A2" office:value-type="float" office:value="100001">
            <text:p text:style-name="P45">100001</text:p>
          </table:table-cell>
          <table:table-cell table:style-name="Tabla8.B281" office:value-type="string">
            <text:p text:style-name="P45">7.32e-07</text:p>
          </table:table-cell>
        </table:table-row>
        <table:table-row>
          <table:table-cell table:style-name="Tabla8.A2" office:value-type="float" office:value="110001">
            <text:p text:style-name="P45">110001</text:p>
          </table:table-cell>
          <table:table-cell table:style-name="Tabla8.B281" office:value-type="string">
            <text:p text:style-name="P45">9.24e-07</text:p>
          </table:table-cell>
        </table:table-row>
        <text:soft-page-break/>
        <table:table-row>
          <table:table-cell table:style-name="Tabla8.A2" office:value-type="float" office:value="120001">
            <text:p text:style-name="P45">120001</text:p>
          </table:table-cell>
          <table:table-cell table:style-name="Tabla8.B4" office:value-type="float" office:value="0.001052">
            <text:p text:style-name="P45">1,05E-003</text:p>
          </table:table-cell>
        </table:table-row>
        <table:table-row>
          <table:table-cell table:style-name="Tabla8.A2" office:value-type="float" office:value="130001">
            <text:p text:style-name="P45">130001</text:p>
          </table:table-cell>
          <table:table-cell table:style-name="Tabla8.B4" office:value-type="float" office:value="0.002037">
            <text:p text:style-name="P45">2,04E-003</text:p>
          </table:table-cell>
        </table:table-row>
        <table:table-row>
          <table:table-cell table:style-name="Tabla8.A2" office:value-type="float" office:value="140001">
            <text:p text:style-name="P45">140001</text:p>
          </table:table-cell>
          <table:table-cell table:style-name="Tabla8.B281" office:value-type="string">
            <text:p text:style-name="P45">6.74e-07</text:p>
          </table:table-cell>
        </table:table-row>
        <table:table-row>
          <table:table-cell table:style-name="Tabla8.A2" office:value-type="float" office:value="150001">
            <text:p text:style-name="P45">150001</text:p>
          </table:table-cell>
          <table:table-cell table:style-name="Tabla8.B281" office:value-type="string">
            <text:p text:style-name="P45">7.88e-07</text:p>
          </table:table-cell>
        </table:table-row>
        <table:table-row>
          <table:table-cell table:style-name="Tabla8.A2" office:value-type="float" office:value="160001">
            <text:p text:style-name="P45">160001</text:p>
          </table:table-cell>
          <table:table-cell table:style-name="Tabla8.B281" office:value-type="string">
            <text:p text:style-name="P45">7.73e-07</text:p>
          </table:table-cell>
        </table:table-row>
        <table:table-row>
          <table:table-cell table:style-name="Tabla8.A2" office:value-type="float" office:value="170001">
            <text:p text:style-name="P45">170001</text:p>
          </table:table-cell>
          <table:table-cell table:style-name="Tabla8.B281" office:value-type="string">
            <text:p text:style-name="P45">7.93e-07</text:p>
          </table:table-cell>
        </table:table-row>
        <table:table-row>
          <table:table-cell table:style-name="Tabla8.A2" office:value-type="float" office:value="180001">
            <text:p text:style-name="P45">180001</text:p>
          </table:table-cell>
          <table:table-cell table:style-name="Tabla8.B281" office:value-type="string">
            <text:p text:style-name="P45">7.54e-07</text:p>
          </table:table-cell>
        </table:table-row>
        <table:table-row>
          <table:table-cell table:style-name="Tabla8.A2" office:value-type="float" office:value="190001">
            <text:p text:style-name="P45">190001</text:p>
          </table:table-cell>
          <table:table-cell table:style-name="Tabla8.B281" office:value-type="string">
            <text:p text:style-name="P45">7.2e-07</text:p>
          </table:table-cell>
        </table:table-row>
        <table:table-row>
          <table:table-cell table:style-name="Tabla8.A2" office:value-type="float" office:value="200001">
            <text:p text:style-name="P45">200001</text:p>
          </table:table-cell>
          <table:table-cell table:style-name="Tabla8.B281" office:value-type="string">
            <text:p text:style-name="P45">7.85e-07</text:p>
          </table:table-cell>
        </table:table-row>
        <table:table-row>
          <table:table-cell table:style-name="Tabla8.A2" office:value-type="float" office:value="210001">
            <text:p text:style-name="P45">210001</text:p>
          </table:table-cell>
          <table:table-cell table:style-name="Tabla8.B281" office:value-type="string">
            <text:p text:style-name="P45">7.48e-07</text:p>
          </table:table-cell>
        </table:table-row>
        <table:table-row>
          <table:table-cell table:style-name="Tabla8.A2" office:value-type="float" office:value="220001">
            <text:p text:style-name="P45">220001</text:p>
          </table:table-cell>
          <table:table-cell table:style-name="Tabla8.B281" office:value-type="string">
            <text:p text:style-name="P45">9.95e-07</text:p>
          </table:table-cell>
        </table:table-row>
        <table:table-row>
          <table:table-cell table:style-name="Tabla8.A2" office:value-type="float" office:value="230001">
            <text:p text:style-name="P45">230001</text:p>
          </table:table-cell>
          <table:table-cell table:style-name="Tabla8.B281" office:value-type="string">
            <text:p text:style-name="P45">7.35e-07</text:p>
          </table:table-cell>
        </table:table-row>
        <table:table-row>
          <table:table-cell table:style-name="Tabla8.A2" office:value-type="float" office:value="240001">
            <text:p text:style-name="P45">240001</text:p>
          </table:table-cell>
          <table:table-cell table:style-name="Tabla8.B281" office:value-type="string">
            <text:p text:style-name="P45">8.44e-07</text:p>
          </table:table-cell>
        </table:table-row>
        <table:table-row>
          <table:table-cell table:style-name="Tabla8.A2" office:value-type="float" office:value="250001">
            <text:p text:style-name="P45">250001</text:p>
          </table:table-cell>
          <table:table-cell table:style-name="Tabla8.B281" office:value-type="string">
            <text:p text:style-name="P45">9.41e-07</text:p>
          </table:table-cell>
        </table:table-row>
        <table:table-row>
          <table:table-cell table:style-name="Tabla8.A2" office:value-type="float" office:value="260001">
            <text:p text:style-name="P45">260001</text:p>
          </table:table-cell>
          <table:table-cell table:style-name="Tabla8.B281" office:value-type="string">
            <text:p text:style-name="P45">7.51e-07</text:p>
          </table:table-cell>
        </table:table-row>
        <table:table-row>
          <table:table-cell table:style-name="Tabla8.A2" office:value-type="float" office:value="270001">
            <text:p text:style-name="P45">270001</text:p>
          </table:table-cell>
          <table:table-cell table:style-name="Tabla8.B4" office:value-type="float" office:value="0.001001">
            <text:p text:style-name="P45">1,00E-003</text:p>
          </table:table-cell>
        </table:table-row>
        <table:table-row>
          <table:table-cell table:style-name="Tabla8.A2" office:value-type="float" office:value="280001">
            <text:p text:style-name="P45">280001</text:p>
          </table:table-cell>
          <table:table-cell table:style-name="Tabla8.B281" office:value-type="string">
            <text:p text:style-name="P45">7.06e-07</text:p>
          </table:table-cell>
        </table:table-row>
        <table:table-row>
          <table:table-cell table:style-name="Tabla8.A2" office:value-type="float" office:value="290001">
            <text:p text:style-name="P45">290001</text:p>
          </table:table-cell>
          <table:table-cell table:style-name="Tabla8.B4" office:value-type="float" office:value="0.001359">
            <text:p text:style-name="P45">1,36E-003</text:p>
          </table:table-cell>
        </table:table-row>
        <table:table-row>
          <table:table-cell table:style-name="Tabla8.A2" office:value-type="float" office:value="300001">
            <text:p text:style-name="P45">300001</text:p>
          </table:table-cell>
          <table:table-cell table:style-name="Tabla8.B281" office:value-type="string">
            <text:p text:style-name="P45">8.46e-07</text:p>
          </table:table-cell>
        </table:table-row>
        <table:table-row>
          <table:table-cell table:style-name="Tabla8.A2" office:value-type="float" office:value="310001">
            <text:p text:style-name="P45">310001</text:p>
          </table:table-cell>
          <table:table-cell table:style-name="Tabla8.B281" office:value-type="string">
            <text:p text:style-name="P45">8.52e-07</text:p>
          </table:table-cell>
        </table:table-row>
        <table:table-row>
          <table:table-cell table:style-name="Tabla8.A2" office:value-type="float" office:value="320001">
            <text:p text:style-name="P45">320001</text:p>
          </table:table-cell>
          <table:table-cell table:style-name="Tabla8.B281" office:value-type="string">
            <text:p text:style-name="P45">8.57e-07</text:p>
          </table:table-cell>
        </table:table-row>
        <table:table-row>
          <table:table-cell table:style-name="Tabla8.A2" office:value-type="float" office:value="330001">
            <text:p text:style-name="P45">330001</text:p>
          </table:table-cell>
          <table:table-cell table:style-name="Tabla8.B4" office:value-type="float" office:value="0.001427">
            <text:p text:style-name="P45">1,43E-003</text:p>
          </table:table-cell>
        </table:table-row>
        <table:table-row>
          <table:table-cell table:style-name="Tabla8.A2" office:value-type="float" office:value="340001">
            <text:p text:style-name="P45">340001</text:p>
          </table:table-cell>
          <table:table-cell table:style-name="Tabla8.B281" office:value-type="string">
            <text:p text:style-name="P45">9.36e-07</text:p>
          </table:table-cell>
        </table:table-row>
        <table:table-row>
          <table:table-cell table:style-name="Tabla8.A2" office:value-type="float" office:value="350001">
            <text:p text:style-name="P45">350001</text:p>
          </table:table-cell>
          <table:table-cell table:style-name="Tabla8.B4" office:value-type="float" office:value="0.001019">
            <text:p text:style-name="P45">1,02E-003</text:p>
          </table:table-cell>
        </table:table-row>
        <table:table-row>
          <table:table-cell table:style-name="Tabla8.A2" office:value-type="float" office:value="360001">
            <text:p text:style-name="P45">360001</text:p>
          </table:table-cell>
          <table:table-cell table:style-name="Tabla8.B4" office:value-type="float" office:value="0.001083">
            <text:p text:style-name="P45">1,08E-003</text:p>
          </table:table-cell>
        </table:table-row>
        <table:table-row>
          <table:table-cell table:style-name="Tabla8.A2" office:value-type="float" office:value="370001">
            <text:p text:style-name="P45">370001</text:p>
          </table:table-cell>
          <table:table-cell table:style-name="Tabla8.B4" office:value-type="float" office:value="0.001041">
            <text:p text:style-name="P45">1,04E-003</text:p>
          </table:table-cell>
        </table:table-row>
        <table:table-row>
          <table:table-cell table:style-name="Tabla8.A2" office:value-type="float" office:value="380001">
            <text:p text:style-name="P45">380001</text:p>
          </table:table-cell>
          <table:table-cell table:style-name="Tabla8.B281" office:value-type="string">
            <text:p text:style-name="P45">8.15e-07</text:p>
          </table:table-cell>
        </table:table-row>
        <table:table-row>
          <table:table-cell table:style-name="Tabla8.A2" office:value-type="float" office:value="390001">
            <text:p text:style-name="P45">390001</text:p>
          </table:table-cell>
          <table:table-cell table:style-name="Tabla8.B281" office:value-type="string">
            <text:p text:style-name="P45">7.89e-07</text:p>
          </table:table-cell>
        </table:table-row>
        <table:table-row>
          <table:table-cell table:style-name="Tabla8.A2" office:value-type="float" office:value="400001">
            <text:p text:style-name="P45">400001</text:p>
          </table:table-cell>
          <table:table-cell table:style-name="Tabla8.B281" office:value-type="string">
            <text:p text:style-name="P45">9.87e-07</text:p>
          </table:table-cell>
        </table:table-row>
        <table:table-row>
          <table:table-cell table:style-name="Tabla8.A2" office:value-type="float" office:value="410001">
            <text:p text:style-name="P45">410001</text:p>
          </table:table-cell>
          <table:table-cell table:style-name="Tabla8.B4" office:value-type="float" office:value="0.002315">
            <text:p text:style-name="P45">2,32E-003</text:p>
          </table:table-cell>
        </table:table-row>
        <table:table-row>
          <table:table-cell table:style-name="Tabla8.A2" office:value-type="float" office:value="420001">
            <text:p text:style-name="P45">420001</text:p>
          </table:table-cell>
          <table:table-cell table:style-name="Tabla8.B4" office:value-type="float" office:value="0.001177">
            <text:p text:style-name="P45">1,18E-003</text:p>
          </table:table-cell>
        </table:table-row>
        <table:table-row>
          <table:table-cell table:style-name="Tabla8.A2" office:value-type="float" office:value="430001">
            <text:p text:style-name="P45">430001</text:p>
          </table:table-cell>
          <table:table-cell table:style-name="Tabla8.B4" office:value-type="float" office:value="0.001082">
            <text:p text:style-name="P45">1,08E-003</text:p>
          </table:table-cell>
        </table:table-row>
        <table:table-row>
          <table:table-cell table:style-name="Tabla8.A2" office:value-type="float" office:value="440001">
            <text:p text:style-name="P45">440001</text:p>
          </table:table-cell>
          <table:table-cell table:style-name="Tabla8.B281" office:value-type="string">
            <text:p text:style-name="P45">9.72e-07</text:p>
          </table:table-cell>
        </table:table-row>
        <table:table-row>
          <table:table-cell table:style-name="Tabla8.A2" office:value-type="float" office:value="450001">
            <text:p text:style-name="P45">450001</text:p>
          </table:table-cell>
          <table:table-cell table:style-name="Tabla8.B281" office:value-type="string">
            <text:p text:style-name="P45">9.13e-07</text:p>
          </table:table-cell>
        </table:table-row>
        <table:table-row>
          <table:table-cell table:style-name="Tabla8.A2" office:value-type="float" office:value="460001">
            <text:p text:style-name="P45">460001</text:p>
          </table:table-cell>
          <table:table-cell table:style-name="Tabla8.B281" office:value-type="string">
            <text:p text:style-name="P45">9.78e-07</text:p>
          </table:table-cell>
        </table:table-row>
        <table:table-row>
          <table:table-cell table:style-name="Tabla8.A2" office:value-type="float" office:value="470001">
            <text:p text:style-name="P45">470001</text:p>
          </table:table-cell>
          <table:table-cell table:style-name="Tabla8.B4" office:value-type="float" office:value="0.001364">
            <text:p text:style-name="P45">1,36E-003</text:p>
          </table:table-cell>
        </table:table-row>
        <table:table-row>
          <table:table-cell table:style-name="Tabla8.A2" office:value-type="float" office:value="480001">
            <text:p text:style-name="P45">480001</text:p>
          </table:table-cell>
          <table:table-cell table:style-name="Tabla8.B4" office:value-type="float" office:value="0.001101">
            <text:p text:style-name="P45">1,10E-003</text:p>
          </table:table-cell>
        </table:table-row>
        <text:soft-page-break/>
        <table:table-row>
          <table:table-cell table:style-name="Tabla8.A2" office:value-type="float" office:value="490001">
            <text:p text:style-name="P45">490001</text:p>
          </table:table-cell>
          <table:table-cell table:style-name="Tabla8.B281" office:value-type="string">
            <text:p text:style-name="P45">7.99e-07</text:p>
          </table:table-cell>
        </table:table-row>
        <table:table-row>
          <table:table-cell table:style-name="Tabla8.A2" office:value-type="float" office:value="500001">
            <text:p text:style-name="P45">500001</text:p>
          </table:table-cell>
          <table:table-cell table:style-name="Tabla8.B4" office:value-type="float" office:value="0.002648">
            <text:p text:style-name="P45">2,65E-003</text:p>
          </table:table-cell>
        </table:table-row>
        <table:table-row>
          <table:table-cell table:style-name="Tabla8.A2" office:value-type="float" office:value="510001">
            <text:p text:style-name="P45">510001</text:p>
          </table:table-cell>
          <table:table-cell table:style-name="Tabla8.B4" office:value-type="float" office:value="0.001399">
            <text:p text:style-name="P45">1,40E-003</text:p>
          </table:table-cell>
        </table:table-row>
        <table:table-row>
          <table:table-cell table:style-name="Tabla8.A2" office:value-type="float" office:value="520001">
            <text:p text:style-name="P45">520001</text:p>
          </table:table-cell>
          <table:table-cell table:style-name="Tabla8.B281" office:value-type="string">
            <text:p text:style-name="P45">9.56e-07</text:p>
          </table:table-cell>
        </table:table-row>
        <table:table-row>
          <table:table-cell table:style-name="Tabla8.A2" office:value-type="float" office:value="530001">
            <text:p text:style-name="P45">530001</text:p>
          </table:table-cell>
          <table:table-cell table:style-name="Tabla8.B4" office:value-type="float" office:value="0.001878">
            <text:p text:style-name="P45">1,88E-003</text:p>
          </table:table-cell>
        </table:table-row>
        <table:table-row>
          <table:table-cell table:style-name="Tabla8.A2" office:value-type="float" office:value="540001">
            <text:p text:style-name="P45">540001</text:p>
          </table:table-cell>
          <table:table-cell table:style-name="Tabla8.B281" office:value-type="string">
            <text:p text:style-name="P45">1.18e-06</text:p>
          </table:table-cell>
        </table:table-row>
        <table:table-row>
          <table:table-cell table:style-name="Tabla8.A2" office:value-type="float" office:value="550001">
            <text:p text:style-name="P45">550001</text:p>
          </table:table-cell>
          <table:table-cell table:style-name="Tabla8.B281" office:value-type="string">
            <text:p text:style-name="P45">9.22e-07</text:p>
          </table:table-cell>
        </table:table-row>
        <table:table-row>
          <table:table-cell table:style-name="Tabla8.A2" office:value-type="float" office:value="560001">
            <text:p text:style-name="P45">560001</text:p>
          </table:table-cell>
          <table:table-cell table:style-name="Tabla8.B4" office:value-type="float" office:value="0.001254">
            <text:p text:style-name="P45">1,25E-003</text:p>
          </table:table-cell>
        </table:table-row>
        <table:table-row>
          <table:table-cell table:style-name="Tabla8.A2" office:value-type="float" office:value="570001">
            <text:p text:style-name="P45">570001</text:p>
          </table:table-cell>
          <table:table-cell table:style-name="Tabla8.B281" office:value-type="string">
            <text:p text:style-name="P45">1.0517e-05</text:p>
          </table:table-cell>
        </table:table-row>
        <table:table-row>
          <table:table-cell table:style-name="Tabla8.A2" office:value-type="float" office:value="580001">
            <text:p text:style-name="P45">580001</text:p>
          </table:table-cell>
          <table:table-cell table:style-name="Tabla8.B4" office:value-type="float" office:value="0.001261">
            <text:p text:style-name="P45">1,26E-003</text:p>
          </table:table-cell>
        </table:table-row>
        <table:table-row>
          <table:table-cell table:style-name="Tabla8.A2" office:value-type="float" office:value="590001">
            <text:p text:style-name="P45">590001</text:p>
          </table:table-cell>
          <table:table-cell table:style-name="Tabla8.B4" office:value-type="float" office:value="0.001468">
            <text:p text:style-name="P45">1,47E-003</text:p>
          </table:table-cell>
        </table:table-row>
        <table:table-row>
          <table:table-cell table:style-name="Tabla8.A2" office:value-type="float" office:value="600001">
            <text:p text:style-name="P45">600001</text:p>
          </table:table-cell>
          <table:table-cell table:style-name="Tabla8.B4" office:value-type="float" office:value="0.001176">
            <text:p text:style-name="P45">1,18E-003</text:p>
          </table:table-cell>
        </table:table-row>
        <table:table-row>
          <table:table-cell table:style-name="Tabla8.A2" office:value-type="float" office:value="610001">
            <text:p text:style-name="P45">610001</text:p>
          </table:table-cell>
          <table:table-cell table:style-name="Tabla8.B4" office:value-type="float" office:value="0.001356">
            <text:p text:style-name="P45">1,36E-003</text:p>
          </table:table-cell>
        </table:table-row>
        <table:table-row>
          <table:table-cell table:style-name="Tabla8.A2" office:value-type="float" office:value="620001">
            <text:p text:style-name="P45">620001</text:p>
          </table:table-cell>
          <table:table-cell table:style-name="Tabla8.B281" office:value-type="string">
            <text:p text:style-name="P45">1.15e-06</text:p>
          </table:table-cell>
        </table:table-row>
        <table:table-row>
          <table:table-cell table:style-name="Tabla8.A2" office:value-type="float" office:value="630001">
            <text:p text:style-name="P45">630001</text:p>
          </table:table-cell>
          <table:table-cell table:style-name="Tabla8.B4" office:value-type="float" office:value="0.001061">
            <text:p text:style-name="P45">1,06E-003</text:p>
          </table:table-cell>
        </table:table-row>
        <table:table-row>
          <table:table-cell table:style-name="Tabla8.A2" office:value-type="float" office:value="640001">
            <text:p text:style-name="P45">640001</text:p>
          </table:table-cell>
          <table:table-cell table:style-name="Tabla8.B281" office:value-type="string">
            <text:p text:style-name="P45">2.18e-06</text:p>
          </table:table-cell>
        </table:table-row>
        <table:table-row>
          <table:table-cell table:style-name="Tabla8.A2" office:value-type="float" office:value="650001">
            <text:p text:style-name="P45">650001</text:p>
          </table:table-cell>
          <table:table-cell table:style-name="Tabla8.B4" office:value-type="float" office:value="0.001932">
            <text:p text:style-name="P45">1,93E-003</text:p>
          </table:table-cell>
        </table:table-row>
        <table:table-row>
          <table:table-cell table:style-name="Tabla8.A2" office:value-type="float" office:value="660001">
            <text:p text:style-name="P45">660001</text:p>
          </table:table-cell>
          <table:table-cell table:style-name="Tabla8.B281" office:value-type="string">
            <text:p text:style-name="P45">1.3e-06</text:p>
          </table:table-cell>
        </table:table-row>
        <table:table-row>
          <table:table-cell table:style-name="Tabla8.A2" office:value-type="float" office:value="670001">
            <text:p text:style-name="P45">670001</text:p>
          </table:table-cell>
          <table:table-cell table:style-name="Tabla8.B281" office:value-type="string">
            <text:p text:style-name="P45">9.56e-07</text:p>
          </table:table-cell>
        </table:table-row>
        <table:table-row>
          <table:table-cell table:style-name="Tabla8.A2" office:value-type="float" office:value="680001">
            <text:p text:style-name="P45">680001</text:p>
          </table:table-cell>
          <table:table-cell table:style-name="Tabla8.B4" office:value-type="float" office:value="0.001508">
            <text:p text:style-name="P45">1,51E-003</text:p>
          </table:table-cell>
        </table:table-row>
        <table:table-row>
          <table:table-cell table:style-name="Tabla8.A2" office:value-type="float" office:value="690001">
            <text:p text:style-name="P45">690001</text:p>
          </table:table-cell>
          <table:table-cell table:style-name="Tabla8.B4" office:value-type="float" office:value="0.001116">
            <text:p text:style-name="P45">1,12E-003</text:p>
          </table:table-cell>
        </table:table-row>
        <table:table-row>
          <table:table-cell table:style-name="Tabla8.A2" office:value-type="float" office:value="700001">
            <text:p text:style-name="P45">700001</text:p>
          </table:table-cell>
          <table:table-cell table:style-name="Tabla8.B4" office:value-type="float" office:value="0.001176">
            <text:p text:style-name="P45">1,18E-003</text:p>
          </table:table-cell>
        </table:table-row>
        <table:table-row>
          <table:table-cell table:style-name="Tabla8.A2" office:value-type="float" office:value="710001">
            <text:p text:style-name="P45">710001</text:p>
          </table:table-cell>
          <table:table-cell table:style-name="Tabla8.B4" office:value-type="float" office:value="0.001672">
            <text:p text:style-name="P45">1,67E-003</text:p>
          </table:table-cell>
        </table:table-row>
        <table:table-row>
          <table:table-cell table:style-name="Tabla8.A2" office:value-type="float" office:value="720001">
            <text:p text:style-name="P45">720001</text:p>
          </table:table-cell>
          <table:table-cell table:style-name="Tabla8.B281" office:value-type="string">
            <text:p text:style-name="P45">1.69e-06</text:p>
          </table:table-cell>
        </table:table-row>
        <table:table-row>
          <table:table-cell table:style-name="Tabla8.A2" office:value-type="float" office:value="730001">
            <text:p text:style-name="P45">730001</text:p>
          </table:table-cell>
          <table:table-cell table:style-name="Tabla8.B4" office:value-type="float" office:value="0.001683">
            <text:p text:style-name="P45">1,68E-003</text:p>
          </table:table-cell>
        </table:table-row>
        <table:table-row>
          <table:table-cell table:style-name="Tabla8.A2" office:value-type="float" office:value="740001">
            <text:p text:style-name="P45">740001</text:p>
          </table:table-cell>
          <table:table-cell table:style-name="Tabla8.B4" office:value-type="float" office:value="0.001354">
            <text:p text:style-name="P45">1,35E-003</text:p>
          </table:table-cell>
        </table:table-row>
        <table:table-row>
          <table:table-cell table:style-name="Tabla8.A2" office:value-type="float" office:value="750001">
            <text:p text:style-name="P45">750001</text:p>
          </table:table-cell>
          <table:table-cell table:style-name="Tabla8.B4" office:value-type="float" office:value="0.001628">
            <text:p text:style-name="P45">1,63E-003</text:p>
          </table:table-cell>
        </table:table-row>
        <table:table-row>
          <table:table-cell table:style-name="Tabla8.A2" office:value-type="float" office:value="760001">
            <text:p text:style-name="P45">760001</text:p>
          </table:table-cell>
          <table:table-cell table:style-name="Tabla8.B4" office:value-type="float" office:value="0.001708">
            <text:p text:style-name="P45">1,71E-003</text:p>
          </table:table-cell>
        </table:table-row>
        <table:table-row>
          <table:table-cell table:style-name="Tabla8.A2" office:value-type="float" office:value="770001">
            <text:p text:style-name="P45">770001</text:p>
          </table:table-cell>
          <table:table-cell table:style-name="Tabla8.B4" office:value-type="float" office:value="0.001183">
            <text:p text:style-name="P45">1,18E-003</text:p>
          </table:table-cell>
        </table:table-row>
        <table:table-row>
          <table:table-cell table:style-name="Tabla8.A2" office:value-type="float" office:value="780001">
            <text:p text:style-name="P45">780001</text:p>
          </table:table-cell>
          <table:table-cell table:style-name="Tabla8.B281" office:value-type="string">
            <text:p text:style-name="P45">8.05e-07</text:p>
          </table:table-cell>
        </table:table-row>
        <table:table-row>
          <table:table-cell table:style-name="Tabla8.A2" office:value-type="float" office:value="790001">
            <text:p text:style-name="P45">790001</text:p>
          </table:table-cell>
          <table:table-cell table:style-name="Tabla8.B4" office:value-type="float" office:value="0.002772">
            <text:p text:style-name="P45">2,77E-003</text:p>
          </table:table-cell>
        </table:table-row>
        <table:table-row>
          <table:table-cell table:style-name="Tabla8.A2" office:value-type="float" office:value="800001">
            <text:p text:style-name="P45">800001</text:p>
          </table:table-cell>
          <table:table-cell table:style-name="Tabla8.B281" office:value-type="string">
            <text:p text:style-name="P45">1.31e-06</text:p>
          </table:table-cell>
        </table:table-row>
        <table:table-row>
          <table:table-cell table:style-name="Tabla8.A2" office:value-type="float" office:value="810001">
            <text:p text:style-name="P45">810001</text:p>
          </table:table-cell>
          <table:table-cell table:style-name="Tabla8.B4" office:value-type="float" office:value="0.001603">
            <text:p text:style-name="P45">1,60E-003</text:p>
          </table:table-cell>
        </table:table-row>
        <table:table-row>
          <table:table-cell table:style-name="Tabla8.A2" office:value-type="float" office:value="820001">
            <text:p text:style-name="P45">820001</text:p>
          </table:table-cell>
          <table:table-cell table:style-name="Tabla8.B4" office:value-type="float" office:value="0.001053">
            <text:p text:style-name="P45">1,05E-003</text:p>
          </table:table-cell>
        </table:table-row>
        <table:table-row>
          <table:table-cell table:style-name="Tabla8.A2" office:value-type="float" office:value="830001">
            <text:p text:style-name="P45">830001</text:p>
          </table:table-cell>
          <table:table-cell table:style-name="Tabla8.B4" office:value-type="float" office:value="0.001229">
            <text:p text:style-name="P45">1,23E-003</text:p>
          </table:table-cell>
        </table:table-row>
        <table:table-row>
          <table:table-cell table:style-name="Tabla8.A2" office:value-type="float" office:value="840001">
            <text:p text:style-name="P45">840001</text:p>
          </table:table-cell>
          <table:table-cell table:style-name="Tabla8.B4" office:value-type="float" office:value="0.001731">
            <text:p text:style-name="P45">1,73E-003</text:p>
          </table:table-cell>
        </table:table-row>
        <table:table-row>
          <table:table-cell table:style-name="Tabla8.A2" office:value-type="float" office:value="850001">
            <text:p text:style-name="P45">850001</text:p>
          </table:table-cell>
          <table:table-cell table:style-name="Tabla8.B4" office:value-type="float" office:value="0.001626">
            <text:p text:style-name="P45">1,63E-003</text:p>
          </table:table-cell>
        </table:table-row>
        <text:soft-page-break/>
        <table:table-row>
          <table:table-cell table:style-name="Tabla8.A2" office:value-type="float" office:value="860001">
            <text:p text:style-name="P45">860001</text:p>
          </table:table-cell>
          <table:table-cell table:style-name="Tabla8.B4" office:value-type="float" office:value="0.001758">
            <text:p text:style-name="P45">1,76E-003</text:p>
          </table:table-cell>
        </table:table-row>
        <table:table-row>
          <table:table-cell table:style-name="Tabla8.A2" office:value-type="float" office:value="870001">
            <text:p text:style-name="P45">870001</text:p>
          </table:table-cell>
          <table:table-cell table:style-name="Tabla8.B4" office:value-type="float" office:value="0.001636">
            <text:p text:style-name="P45">1,64E-003</text:p>
          </table:table-cell>
        </table:table-row>
        <table:table-row>
          <table:table-cell table:style-name="Tabla8.A2" office:value-type="float" office:value="880001">
            <text:p text:style-name="P45">880001</text:p>
          </table:table-cell>
          <table:table-cell table:style-name="Tabla8.B4" office:value-type="float" office:value="0.001848">
            <text:p text:style-name="P45">1,85E-003</text:p>
          </table:table-cell>
        </table:table-row>
        <table:table-row>
          <table:table-cell table:style-name="Tabla8.A2" office:value-type="float" office:value="890001">
            <text:p text:style-name="P45">890001</text:p>
          </table:table-cell>
          <table:table-cell table:style-name="Tabla8.B4" office:value-type="float" office:value="0.001839">
            <text:p text:style-name="P45">1,84E-003</text:p>
          </table:table-cell>
        </table:table-row>
        <table:table-row>
          <table:table-cell table:style-name="Tabla8.A2" office:value-type="float" office:value="900001">
            <text:p text:style-name="P45">900001</text:p>
          </table:table-cell>
          <table:table-cell table:style-name="Tabla8.B4" office:value-type="float" office:value="0.001105">
            <text:p text:style-name="P45">1,11E-003</text:p>
          </table:table-cell>
        </table:table-row>
        <table:table-row>
          <table:table-cell table:style-name="Tabla8.A2" office:value-type="float" office:value="910001">
            <text:p text:style-name="P45">910001</text:p>
          </table:table-cell>
          <table:table-cell table:style-name="Tabla8.B4" office:value-type="float" office:value="0.002612">
            <text:p text:style-name="P45">2,61E-003</text:p>
          </table:table-cell>
        </table:table-row>
        <table:table-row>
          <table:table-cell table:style-name="Tabla8.A2" office:value-type="float" office:value="920001">
            <text:p text:style-name="P45">920001</text:p>
          </table:table-cell>
          <table:table-cell table:style-name="Tabla8.B4" office:value-type="float" office:value="0.001139">
            <text:p text:style-name="P45">1,14E-003</text:p>
          </table:table-cell>
        </table:table-row>
        <table:table-row>
          <table:table-cell table:style-name="Tabla8.A2" office:value-type="float" office:value="930001">
            <text:p text:style-name="P45">930001</text:p>
          </table:table-cell>
          <table:table-cell table:style-name="Tabla8.B281" office:value-type="string">
            <text:p text:style-name="P45">1.84e-06</text:p>
          </table:table-cell>
        </table:table-row>
        <table:table-row>
          <table:table-cell table:style-name="Tabla8.A2" office:value-type="float" office:value="940001">
            <text:p text:style-name="P45">940001</text:p>
          </table:table-cell>
          <table:table-cell table:style-name="Tabla8.B281" office:value-type="string">
            <text:p text:style-name="P45">1.49e-06</text:p>
          </table:table-cell>
        </table:table-row>
        <table:table-row>
          <table:table-cell table:style-name="Tabla8.A2" office:value-type="float" office:value="950001">
            <text:p text:style-name="P45">950001</text:p>
          </table:table-cell>
          <table:table-cell table:style-name="Tabla8.B4" office:value-type="float" office:value="0.001677">
            <text:p text:style-name="P45">1,68E-003</text:p>
          </table:table-cell>
        </table:table-row>
        <table:table-row>
          <table:table-cell table:style-name="Tabla8.A2" office:value-type="float" office:value="960001">
            <text:p text:style-name="P45">960001</text:p>
          </table:table-cell>
          <table:table-cell table:style-name="Tabla8.B281" office:value-type="string">
            <text:p text:style-name="P45">1.19e-06</text:p>
          </table:table-cell>
        </table:table-row>
        <table:table-row>
          <table:table-cell table:style-name="Tabla8.A2" office:value-type="float" office:value="970001">
            <text:p text:style-name="P45">970001</text:p>
          </table:table-cell>
          <table:table-cell table:style-name="Tabla8.B4" office:value-type="float" office:value="0.001511">
            <text:p text:style-name="P45">1,51E-003</text:p>
          </table:table-cell>
        </table:table-row>
        <table:table-row>
          <table:table-cell table:style-name="Tabla8.A2" office:value-type="float" office:value="980001">
            <text:p text:style-name="P45">980001</text:p>
          </table:table-cell>
          <table:table-cell table:style-name="Tabla8.B4" office:value-type="float" office:value="0.001372">
            <text:p text:style-name="P45">1,37E-003</text:p>
          </table:table-cell>
        </table:table-row>
        <table:table-row>
          <table:table-cell table:style-name="Tabla8.A2" office:value-type="float" office:value="990001">
            <text:p text:style-name="P45">990001</text:p>
          </table:table-cell>
          <table:table-cell table:style-name="Tabla8.B4" office:value-type="float" office:value="0.001531">
            <text:p text:style-name="P45">1,53E-003</text:p>
          </table:table-cell>
        </table:table-row>
        <table:table-row>
          <table:table-cell table:style-name="Tabla8.A2" office:value-type="float" office:value="1000001">
            <text:p text:style-name="P45">1000001</text:p>
          </table:table-cell>
          <table:table-cell table:style-name="Tabla8.B4" office:value-type="float" office:value="0.001869">
            <text:p text:style-name="P45">1,87E-003</text:p>
          </table:table-cell>
        </table:table-row>
        <table:table-row>
          <table:table-cell table:style-name="Tabla8.A2" office:value-type="float" office:value="1010001">
            <text:p text:style-name="P45">1010001</text:p>
          </table:table-cell>
          <table:table-cell table:style-name="Tabla8.B4" office:value-type="float" office:value="0.001279">
            <text:p text:style-name="P45">1,28E-003</text:p>
          </table:table-cell>
        </table:table-row>
        <table:table-row>
          <table:table-cell table:style-name="Tabla8.A2" office:value-type="float" office:value="1020001">
            <text:p text:style-name="P45">1020001</text:p>
          </table:table-cell>
          <table:table-cell table:style-name="Tabla8.B4" office:value-type="float" office:value="0.001639">
            <text:p text:style-name="P45">1,64E-003</text:p>
          </table:table-cell>
        </table:table-row>
        <table:table-row>
          <table:table-cell table:style-name="Tabla8.A2" office:value-type="float" office:value="1030001">
            <text:p text:style-name="P45">1030001</text:p>
          </table:table-cell>
          <table:table-cell table:style-name="Tabla8.B4" office:value-type="float" office:value="0.001634">
            <text:p text:style-name="P45">1,63E-003</text:p>
          </table:table-cell>
        </table:table-row>
        <table:table-row>
          <table:table-cell table:style-name="Tabla8.A2" office:value-type="float" office:value="1040001">
            <text:p text:style-name="P45">1040001</text:p>
          </table:table-cell>
          <table:table-cell table:style-name="Tabla8.B4" office:value-type="float" office:value="0.001735">
            <text:p text:style-name="P45">1,74E-003</text:p>
          </table:table-cell>
        </table:table-row>
        <table:table-row>
          <table:table-cell table:style-name="Tabla8.A2" office:value-type="float" office:value="1050001">
            <text:p text:style-name="P45">1050001</text:p>
          </table:table-cell>
          <table:table-cell table:style-name="Tabla8.B4" office:value-type="float" office:value="0.001569">
            <text:p text:style-name="P45">1,57E-003</text:p>
          </table:table-cell>
        </table:table-row>
        <table:table-row>
          <table:table-cell table:style-name="Tabla8.A2" office:value-type="float" office:value="1060001">
            <text:p text:style-name="P45">1060001</text:p>
          </table:table-cell>
          <table:table-cell table:style-name="Tabla8.B4" office:value-type="float" office:value="0.001851">
            <text:p text:style-name="P45">1,85E-003</text:p>
          </table:table-cell>
        </table:table-row>
        <table:table-row>
          <table:table-cell table:style-name="Tabla8.A2" office:value-type="float" office:value="1070001">
            <text:p text:style-name="P45">1070001</text:p>
          </table:table-cell>
          <table:table-cell table:style-name="Tabla8.B4" office:value-type="float" office:value="0.001716">
            <text:p text:style-name="P45">1,72E-003</text:p>
          </table:table-cell>
        </table:table-row>
        <table:table-row>
          <table:table-cell table:style-name="Tabla8.A2" office:value-type="float" office:value="1080001">
            <text:p text:style-name="P45">1080001</text:p>
          </table:table-cell>
          <table:table-cell table:style-name="Tabla8.B4" office:value-type="float" office:value="0.002127">
            <text:p text:style-name="P45">2,13E-003</text:p>
          </table:table-cell>
        </table:table-row>
        <table:table-row>
          <table:table-cell table:style-name="Tabla8.A2" office:value-type="float" office:value="1090001">
            <text:p text:style-name="P45">1090001</text:p>
          </table:table-cell>
          <table:table-cell table:style-name="Tabla8.B4" office:value-type="float" office:value="0.001211">
            <text:p text:style-name="P45">1,21E-003</text:p>
          </table:table-cell>
        </table:table-row>
        <table:table-row>
          <table:table-cell table:style-name="Tabla8.A2" office:value-type="float" office:value="1100001">
            <text:p text:style-name="P45">1100001</text:p>
          </table:table-cell>
          <table:table-cell table:style-name="Tabla8.B4" office:value-type="float" office:value="0.001253">
            <text:p text:style-name="P45">1,25E-003</text:p>
          </table:table-cell>
        </table:table-row>
        <table:table-row>
          <table:table-cell table:style-name="Tabla8.A2" office:value-type="float" office:value="1110001">
            <text:p text:style-name="P45">1110001</text:p>
          </table:table-cell>
          <table:table-cell table:style-name="Tabla8.B4" office:value-type="float" office:value="0.001454">
            <text:p text:style-name="P45">1,45E-003</text:p>
          </table:table-cell>
        </table:table-row>
        <table:table-row>
          <table:table-cell table:style-name="Tabla8.A2" office:value-type="float" office:value="1120001">
            <text:p text:style-name="P45">1120001</text:p>
          </table:table-cell>
          <table:table-cell table:style-name="Tabla8.B4" office:value-type="float" office:value="0.002704">
            <text:p text:style-name="P45">2,70E-003</text:p>
          </table:table-cell>
        </table:table-row>
        <table:table-row>
          <table:table-cell table:style-name="Tabla8.A2" office:value-type="float" office:value="1130001">
            <text:p text:style-name="P45">1130001</text:p>
          </table:table-cell>
          <table:table-cell table:style-name="Tabla8.B4" office:value-type="float" office:value="0.001698">
            <text:p text:style-name="P45">1,70E-003</text:p>
          </table:table-cell>
        </table:table-row>
        <table:table-row>
          <table:table-cell table:style-name="Tabla8.A2" office:value-type="float" office:value="1140001">
            <text:p text:style-name="P45">1140001</text:p>
          </table:table-cell>
          <table:table-cell table:style-name="Tabla8.B4" office:value-type="float" office:value="0.001282">
            <text:p text:style-name="P45">1,28E-003</text:p>
          </table:table-cell>
        </table:table-row>
        <table:table-row>
          <table:table-cell table:style-name="Tabla8.A2" office:value-type="float" office:value="1150001">
            <text:p text:style-name="P45">1150001</text:p>
          </table:table-cell>
          <table:table-cell table:style-name="Tabla8.B4" office:value-type="float" office:value="0.001128">
            <text:p text:style-name="P45">1,13E-003</text:p>
          </table:table-cell>
        </table:table-row>
        <table:table-row>
          <table:table-cell table:style-name="Tabla8.A2" office:value-type="float" office:value="1160001">
            <text:p text:style-name="P45">1160001</text:p>
          </table:table-cell>
          <table:table-cell table:style-name="Tabla8.B4" office:value-type="float" office:value="0.001244">
            <text:p text:style-name="P45">1,24E-003</text:p>
          </table:table-cell>
        </table:table-row>
        <table:table-row>
          <table:table-cell table:style-name="Tabla8.A2" office:value-type="float" office:value="1170001">
            <text:p text:style-name="P45">1170001</text:p>
          </table:table-cell>
          <table:table-cell table:style-name="Tabla8.B4" office:value-type="float" office:value="0.001792">
            <text:p text:style-name="P45">1,79E-003</text:p>
          </table:table-cell>
        </table:table-row>
        <table:table-row>
          <table:table-cell table:style-name="Tabla8.A2" office:value-type="float" office:value="1180001">
            <text:p text:style-name="P45">1180001</text:p>
          </table:table-cell>
          <table:table-cell table:style-name="Tabla8.B4" office:value-type="float" office:value="0.001531">
            <text:p text:style-name="P45">1,53E-003</text:p>
          </table:table-cell>
        </table:table-row>
        <table:table-row>
          <table:table-cell table:style-name="Tabla8.A2" office:value-type="float" office:value="1190001">
            <text:p text:style-name="P45">1190001</text:p>
          </table:table-cell>
          <table:table-cell table:style-name="Tabla8.B281" office:value-type="string">
            <text:p text:style-name="P45">1.78e-06</text:p>
          </table:table-cell>
        </table:table-row>
        <table:table-row>
          <table:table-cell table:style-name="Tabla8.A2" office:value-type="float" office:value="1200001">
            <text:p text:style-name="P45">1200001</text:p>
          </table:table-cell>
          <table:table-cell table:style-name="Tabla8.B4" office:value-type="float" office:value="0.001778">
            <text:p text:style-name="P45">1,78E-003</text:p>
          </table:table-cell>
        </table:table-row>
        <table:table-row>
          <table:table-cell table:style-name="Tabla8.A2" office:value-type="float" office:value="1210001">
            <text:p text:style-name="P45">1210001</text:p>
          </table:table-cell>
          <table:table-cell table:style-name="Tabla8.B281" office:value-type="string">
            <text:p text:style-name="P45">1.57e-06</text:p>
          </table:table-cell>
        </table:table-row>
        <table:table-row>
          <table:table-cell table:style-name="Tabla8.A2" office:value-type="float" office:value="1220001">
            <text:p text:style-name="P45">1220001</text:p>
          </table:table-cell>
          <table:table-cell table:style-name="Tabla8.B4" office:value-type="float" office:value="0.001656">
            <text:p text:style-name="P45">1,66E-003</text:p>
          </table:table-cell>
        </table:table-row>
        <text:soft-page-break/>
        <table:table-row>
          <table:table-cell table:style-name="Tabla8.A2" office:value-type="float" office:value="1230001">
            <text:p text:style-name="P45">1230001</text:p>
          </table:table-cell>
          <table:table-cell table:style-name="Tabla8.B4" office:value-type="float" office:value="0.001619">
            <text:p text:style-name="P45">1,62E-003</text:p>
          </table:table-cell>
        </table:table-row>
        <table:table-row>
          <table:table-cell table:style-name="Tabla8.A2" office:value-type="float" office:value="1240001">
            <text:p text:style-name="P45">1240001</text:p>
          </table:table-cell>
          <table:table-cell table:style-name="Tabla8.B4" office:value-type="float" office:value="0.001562">
            <text:p text:style-name="P45">1,56E-003</text:p>
          </table:table-cell>
        </table:table-row>
        <table:table-row>
          <table:table-cell table:style-name="Tabla8.A2" office:value-type="float" office:value="1250001">
            <text:p text:style-name="P45">1250001</text:p>
          </table:table-cell>
          <table:table-cell table:style-name="Tabla8.B4" office:value-type="float" office:value="0.001317">
            <text:p text:style-name="P45">1,32E-003</text:p>
          </table:table-cell>
        </table:table-row>
        <table:table-row>
          <table:table-cell table:style-name="Tabla8.A2" office:value-type="float" office:value="1260001">
            <text:p text:style-name="P45">1260001</text:p>
          </table:table-cell>
          <table:table-cell table:style-name="Tabla8.B4" office:value-type="float" office:value="0.001708">
            <text:p text:style-name="P45">1,71E-003</text:p>
          </table:table-cell>
        </table:table-row>
        <table:table-row>
          <table:table-cell table:style-name="Tabla8.A2" office:value-type="float" office:value="1270001">
            <text:p text:style-name="P45">1270001</text:p>
          </table:table-cell>
          <table:table-cell table:style-name="Tabla8.B4" office:value-type="float" office:value="0.001167">
            <text:p text:style-name="P45">1,17E-003</text:p>
          </table:table-cell>
        </table:table-row>
        <table:table-row>
          <table:table-cell table:style-name="Tabla8.A2" office:value-type="float" office:value="1280001">
            <text:p text:style-name="P45">1280001</text:p>
          </table:table-cell>
          <table:table-cell table:style-name="Tabla8.B4" office:value-type="float" office:value="0.002056">
            <text:p text:style-name="P45">2,06E-003</text:p>
          </table:table-cell>
        </table:table-row>
        <table:table-row>
          <table:table-cell table:style-name="Tabla8.A2" office:value-type="float" office:value="1290001">
            <text:p text:style-name="P45">1290001</text:p>
          </table:table-cell>
          <table:table-cell table:style-name="Tabla8.B4" office:value-type="float" office:value="0.001482">
            <text:p text:style-name="P45">1,48E-003</text:p>
          </table:table-cell>
        </table:table-row>
        <table:table-row>
          <table:table-cell table:style-name="Tabla8.A2" office:value-type="float" office:value="1300001">
            <text:p text:style-name="P45">1300001</text:p>
          </table:table-cell>
          <table:table-cell table:style-name="Tabla8.B4" office:value-type="float" office:value="0.002097">
            <text:p text:style-name="P45">2,10E-003</text:p>
          </table:table-cell>
        </table:table-row>
        <table:table-row>
          <table:table-cell table:style-name="Tabla8.A2" office:value-type="float" office:value="1310001">
            <text:p text:style-name="P45">1310001</text:p>
          </table:table-cell>
          <table:table-cell table:style-name="Tabla8.B4" office:value-type="float" office:value="0.001694">
            <text:p text:style-name="P45">1,69E-003</text:p>
          </table:table-cell>
        </table:table-row>
        <table:table-row>
          <table:table-cell table:style-name="Tabla8.A2" office:value-type="float" office:value="1320001">
            <text:p text:style-name="P45">1320001</text:p>
          </table:table-cell>
          <table:table-cell table:style-name="Tabla8.B4" office:value-type="float" office:value="0.001855">
            <text:p text:style-name="P45">1,86E-003</text:p>
          </table:table-cell>
        </table:table-row>
        <table:table-row>
          <table:table-cell table:style-name="Tabla8.A2" office:value-type="float" office:value="1330001">
            <text:p text:style-name="P45">1330001</text:p>
          </table:table-cell>
          <table:table-cell table:style-name="Tabla8.B4" office:value-type="float" office:value="0.002385">
            <text:p text:style-name="P45">2,39E-003</text:p>
          </table:table-cell>
        </table:table-row>
        <table:table-row>
          <table:table-cell table:style-name="Tabla8.A2" office:value-type="float" office:value="1340001">
            <text:p text:style-name="P45">1340001</text:p>
          </table:table-cell>
          <table:table-cell table:style-name="Tabla8.B4" office:value-type="float" office:value="0.001786">
            <text:p text:style-name="P45">1,79E-003</text:p>
          </table:table-cell>
        </table:table-row>
        <table:table-row>
          <table:table-cell table:style-name="Tabla8.A2" office:value-type="float" office:value="1350001">
            <text:p text:style-name="P45">1350001</text:p>
          </table:table-cell>
          <table:table-cell table:style-name="Tabla8.B4" office:value-type="float" office:value="0.001365">
            <text:p text:style-name="P45">1,37E-003</text:p>
          </table:table-cell>
        </table:table-row>
        <table:table-row>
          <table:table-cell table:style-name="Tabla8.A2" office:value-type="float" office:value="1360001">
            <text:p text:style-name="P45">1360001</text:p>
          </table:table-cell>
          <table:table-cell table:style-name="Tabla8.B4" office:value-type="float" office:value="0.001765">
            <text:p text:style-name="P45">1,77E-003</text:p>
          </table:table-cell>
        </table:table-row>
        <table:table-row>
          <table:table-cell table:style-name="Tabla8.A2" office:value-type="float" office:value="1370001">
            <text:p text:style-name="P45">1370001</text:p>
          </table:table-cell>
          <table:table-cell table:style-name="Tabla8.B4" office:value-type="float" office:value="0.001529">
            <text:p text:style-name="P45">1,53E-003</text:p>
          </table:table-cell>
        </table:table-row>
        <table:table-row>
          <table:table-cell table:style-name="Tabla8.A2" office:value-type="float" office:value="1380001">
            <text:p text:style-name="P45">1380001</text:p>
          </table:table-cell>
          <table:table-cell table:style-name="Tabla8.B281" office:value-type="string">
            <text:p text:style-name="P45">2.06e-06</text:p>
          </table:table-cell>
        </table:table-row>
        <table:table-row>
          <table:table-cell table:style-name="Tabla8.A2" office:value-type="float" office:value="1390001">
            <text:p text:style-name="P45">1390001</text:p>
          </table:table-cell>
          <table:table-cell table:style-name="Tabla8.B4" office:value-type="float" office:value="0.002219">
            <text:p text:style-name="P45">2,22E-003</text:p>
          </table:table-cell>
        </table:table-row>
        <table:table-row>
          <table:table-cell table:style-name="Tabla8.A2" office:value-type="float" office:value="1400001">
            <text:p text:style-name="P45">1400001</text:p>
          </table:table-cell>
          <table:table-cell table:style-name="Tabla8.B4" office:value-type="float" office:value="0.001944">
            <text:p text:style-name="P45">1,94E-003</text:p>
          </table:table-cell>
        </table:table-row>
        <table:table-row>
          <table:table-cell table:style-name="Tabla8.A2" office:value-type="float" office:value="1410001">
            <text:p text:style-name="P45">1410001</text:p>
          </table:table-cell>
          <table:table-cell table:style-name="Tabla8.B4" office:value-type="float" office:value="0.001971">
            <text:p text:style-name="P45">1,97E-003</text:p>
          </table:table-cell>
        </table:table-row>
        <table:table-row>
          <table:table-cell table:style-name="Tabla8.A2" office:value-type="float" office:value="1420001">
            <text:p text:style-name="P45">1420001</text:p>
          </table:table-cell>
          <table:table-cell table:style-name="Tabla8.B4" office:value-type="float" office:value="0.001556">
            <text:p text:style-name="P45">1,56E-003</text:p>
          </table:table-cell>
        </table:table-row>
        <table:table-row>
          <table:table-cell table:style-name="Tabla8.A2" office:value-type="float" office:value="1430001">
            <text:p text:style-name="P45">1430001</text:p>
          </table:table-cell>
          <table:table-cell table:style-name="Tabla8.B4" office:value-type="float" office:value="0.001894">
            <text:p text:style-name="P45">1,89E-003</text:p>
          </table:table-cell>
        </table:table-row>
        <table:table-row>
          <table:table-cell table:style-name="Tabla8.A2" office:value-type="float" office:value="1440001">
            <text:p text:style-name="P45">1440001</text:p>
          </table:table-cell>
          <table:table-cell table:style-name="Tabla8.B4" office:value-type="float" office:value="0.001809">
            <text:p text:style-name="P45">1,81E-003</text:p>
          </table:table-cell>
        </table:table-row>
        <table:table-row>
          <table:table-cell table:style-name="Tabla8.A2" office:value-type="float" office:value="1450001">
            <text:p text:style-name="P45">1450001</text:p>
          </table:table-cell>
          <table:table-cell table:style-name="Tabla8.B4" office:value-type="float" office:value="0.002184">
            <text:p text:style-name="P45">2,18E-003</text:p>
          </table:table-cell>
        </table:table-row>
        <table:table-row>
          <table:table-cell table:style-name="Tabla8.A2" office:value-type="float" office:value="1460001">
            <text:p text:style-name="P45">1460001</text:p>
          </table:table-cell>
          <table:table-cell table:style-name="Tabla8.B4" office:value-type="float" office:value="0.002084">
            <text:p text:style-name="P45">2,08E-003</text:p>
          </table:table-cell>
        </table:table-row>
        <table:table-row>
          <table:table-cell table:style-name="Tabla8.A2" office:value-type="float" office:value="1470001">
            <text:p text:style-name="P45">1470001</text:p>
          </table:table-cell>
          <table:table-cell table:style-name="Tabla8.B4" office:value-type="float" office:value="0.002338">
            <text:p text:style-name="P45">2,34E-003</text:p>
          </table:table-cell>
        </table:table-row>
        <table:table-row>
          <table:table-cell table:style-name="Tabla8.A2" office:value-type="float" office:value="1480001">
            <text:p text:style-name="P45">1480001</text:p>
          </table:table-cell>
          <table:table-cell table:style-name="Tabla8.B4" office:value-type="float" office:value="0.001464">
            <text:p text:style-name="P45">1,46E-003</text:p>
          </table:table-cell>
        </table:table-row>
        <table:table-row>
          <table:table-cell table:style-name="Tabla8.A2" office:value-type="float" office:value="1490001">
            <text:p text:style-name="P45">1490001</text:p>
          </table:table-cell>
          <table:table-cell table:style-name="Tabla8.B4" office:value-type="float" office:value="0.001749">
            <text:p text:style-name="P45">1,75E-003</text:p>
          </table:table-cell>
        </table:table-row>
        <table:table-row>
          <table:table-cell table:style-name="Tabla8.A2" office:value-type="float" office:value="1500001">
            <text:p text:style-name="P45">1500001</text:p>
          </table:table-cell>
          <table:table-cell table:style-name="Tabla8.B4" office:value-type="float" office:value="0.001286">
            <text:p text:style-name="P45">1,29E-003</text:p>
          </table:table-cell>
        </table:table-row>
        <table:table-row>
          <table:table-cell table:style-name="Tabla8.A2" office:value-type="float" office:value="1510001">
            <text:p text:style-name="P45">1510001</text:p>
          </table:table-cell>
          <table:table-cell table:style-name="Tabla8.B4" office:value-type="float" office:value="0.001994">
            <text:p text:style-name="P45">1,99E-003</text:p>
          </table:table-cell>
        </table:table-row>
        <table:table-row>
          <table:table-cell table:style-name="Tabla8.A2" office:value-type="float" office:value="1520001">
            <text:p text:style-name="P45">1520001</text:p>
          </table:table-cell>
          <table:table-cell table:style-name="Tabla8.B4" office:value-type="float" office:value="0.002111">
            <text:p text:style-name="P45">2,11E-003</text:p>
          </table:table-cell>
        </table:table-row>
        <table:table-row>
          <table:table-cell table:style-name="Tabla8.A2" office:value-type="float" office:value="1530001">
            <text:p text:style-name="P45">1530001</text:p>
          </table:table-cell>
          <table:table-cell table:style-name="Tabla8.B4" office:value-type="float" office:value="0.001956">
            <text:p text:style-name="P45">1,96E-003</text:p>
          </table:table-cell>
        </table:table-row>
        <table:table-row>
          <table:table-cell table:style-name="Tabla8.A2" office:value-type="float" office:value="1540001">
            <text:p text:style-name="P45">1540001</text:p>
          </table:table-cell>
          <table:table-cell table:style-name="Tabla8.B4" office:value-type="float" office:value="0.002195">
            <text:p text:style-name="P45">2,20E-003</text:p>
          </table:table-cell>
        </table:table-row>
        <table:table-row>
          <table:table-cell table:style-name="Tabla8.A2" office:value-type="float" office:value="1550001">
            <text:p text:style-name="P45">1550001</text:p>
          </table:table-cell>
          <table:table-cell table:style-name="Tabla8.B4" office:value-type="float" office:value="0.001632">
            <text:p text:style-name="P45">1,63E-003</text:p>
          </table:table-cell>
        </table:table-row>
        <table:table-row>
          <table:table-cell table:style-name="Tabla8.A2" office:value-type="float" office:value="1560001">
            <text:p text:style-name="P45">1560001</text:p>
          </table:table-cell>
          <table:table-cell table:style-name="Tabla8.B281" office:value-type="string">
            <text:p text:style-name="P45">3.02e-06</text:p>
          </table:table-cell>
        </table:table-row>
        <table:table-row>
          <table:table-cell table:style-name="Tabla8.A2" office:value-type="float" office:value="1570001">
            <text:p text:style-name="P45">1570001</text:p>
          </table:table-cell>
          <table:table-cell table:style-name="Tabla8.B281" office:value-type="string">
            <text:p text:style-name="P45">1.94e-06</text:p>
          </table:table-cell>
        </table:table-row>
        <table:table-row>
          <table:table-cell table:style-name="Tabla8.A2" office:value-type="float" office:value="1580001">
            <text:p text:style-name="P45">1580001</text:p>
          </table:table-cell>
          <table:table-cell table:style-name="Tabla8.B4" office:value-type="float" office:value="0.001628">
            <text:p text:style-name="P45">1,63E-003</text:p>
          </table:table-cell>
        </table:table-row>
        <table:table-row>
          <table:table-cell table:style-name="Tabla8.A2" office:value-type="float" office:value="1590001">
            <text:p text:style-name="P45">1590001</text:p>
          </table:table-cell>
          <table:table-cell table:style-name="Tabla8.B4" office:value-type="float" office:value="0.001741">
            <text:p text:style-name="P45">1,74E-003</text:p>
          </table:table-cell>
        </table:table-row>
        <text:soft-page-break/>
        <table:table-row>
          <table:table-cell table:style-name="Tabla8.A2" office:value-type="float" office:value="1600001">
            <text:p text:style-name="P45">1600001</text:p>
          </table:table-cell>
          <table:table-cell table:style-name="Tabla8.B4" office:value-type="float" office:value="0.002007">
            <text:p text:style-name="P45">2,01E-003</text:p>
          </table:table-cell>
        </table:table-row>
        <table:table-row>
          <table:table-cell table:style-name="Tabla8.A2" office:value-type="float" office:value="1610001">
            <text:p text:style-name="P45">1610001</text:p>
          </table:table-cell>
          <table:table-cell table:style-name="Tabla8.B4" office:value-type="float" office:value="0.001927">
            <text:p text:style-name="P45">1,93E-003</text:p>
          </table:table-cell>
        </table:table-row>
        <table:table-row>
          <table:table-cell table:style-name="Tabla8.A2" office:value-type="float" office:value="1620001">
            <text:p text:style-name="P45">1620001</text:p>
          </table:table-cell>
          <table:table-cell table:style-name="Tabla8.B281" office:value-type="string">
            <text:p text:style-name="P45">1.84e-06</text:p>
          </table:table-cell>
        </table:table-row>
        <table:table-row>
          <table:table-cell table:style-name="Tabla8.A2" office:value-type="float" office:value="1630001">
            <text:p text:style-name="P45">1630001</text:p>
          </table:table-cell>
          <table:table-cell table:style-name="Tabla8.B4" office:value-type="float" office:value="0.001438">
            <text:p text:style-name="P45">1,44E-003</text:p>
          </table:table-cell>
        </table:table-row>
        <table:table-row>
          <table:table-cell table:style-name="Tabla8.A2" office:value-type="float" office:value="1640001">
            <text:p text:style-name="P45">1640001</text:p>
          </table:table-cell>
          <table:table-cell table:style-name="Tabla8.B4" office:value-type="float" office:value="0.002097">
            <text:p text:style-name="P45">2,10E-003</text:p>
          </table:table-cell>
        </table:table-row>
        <table:table-row>
          <table:table-cell table:style-name="Tabla8.A2" office:value-type="float" office:value="1650001">
            <text:p text:style-name="P45">1650001</text:p>
          </table:table-cell>
          <table:table-cell table:style-name="Tabla8.B4" office:value-type="float" office:value="0.001671">
            <text:p text:style-name="P45">1,67E-003</text:p>
          </table:table-cell>
        </table:table-row>
        <table:table-row>
          <table:table-cell table:style-name="Tabla8.A2" office:value-type="float" office:value="1660001">
            <text:p text:style-name="P45">1660001</text:p>
          </table:table-cell>
          <table:table-cell table:style-name="Tabla8.B4" office:value-type="float" office:value="0.001639">
            <text:p text:style-name="P45">1,64E-003</text:p>
          </table:table-cell>
        </table:table-row>
        <table:table-row>
          <table:table-cell table:style-name="Tabla8.A2" office:value-type="float" office:value="1670001">
            <text:p text:style-name="P45">1670001</text:p>
          </table:table-cell>
          <table:table-cell table:style-name="Tabla8.B4" office:value-type="float" office:value="0.001863">
            <text:p text:style-name="P45">1,86E-003</text:p>
          </table:table-cell>
        </table:table-row>
        <table:table-row>
          <table:table-cell table:style-name="Tabla8.A2" office:value-type="float" office:value="1680001">
            <text:p text:style-name="P45">1680001</text:p>
          </table:table-cell>
          <table:table-cell table:style-name="Tabla8.B4" office:value-type="float" office:value="0.001661">
            <text:p text:style-name="P45">1,66E-003</text:p>
          </table:table-cell>
        </table:table-row>
        <table:table-row>
          <table:table-cell table:style-name="Tabla8.A2" office:value-type="float" office:value="1690001">
            <text:p text:style-name="P45">1690001</text:p>
          </table:table-cell>
          <table:table-cell table:style-name="Tabla8.B281" office:value-type="string">
            <text:p text:style-name="P45">2.19e-06</text:p>
          </table:table-cell>
        </table:table-row>
        <table:table-row>
          <table:table-cell table:style-name="Tabla8.A2" office:value-type="float" office:value="1700001">
            <text:p text:style-name="P45">1700001</text:p>
          </table:table-cell>
          <table:table-cell table:style-name="Tabla8.B4" office:value-type="float" office:value="0.002514">
            <text:p text:style-name="P45">2,51E-003</text:p>
          </table:table-cell>
        </table:table-row>
        <table:table-row>
          <table:table-cell table:style-name="Tabla8.A2" office:value-type="float" office:value="1710001">
            <text:p text:style-name="P45">1710001</text:p>
          </table:table-cell>
          <table:table-cell table:style-name="Tabla8.B4" office:value-type="float" office:value="0.001757">
            <text:p text:style-name="P45">1,76E-003</text:p>
          </table:table-cell>
        </table:table-row>
        <table:table-row>
          <table:table-cell table:style-name="Tabla8.A2" office:value-type="float" office:value="1720001">
            <text:p text:style-name="P45">1720001</text:p>
          </table:table-cell>
          <table:table-cell table:style-name="Tabla8.B4" office:value-type="float" office:value="0.001714">
            <text:p text:style-name="P45">1,71E-003</text:p>
          </table:table-cell>
        </table:table-row>
        <table:table-row>
          <table:table-cell table:style-name="Tabla8.A2" office:value-type="float" office:value="1730001">
            <text:p text:style-name="P45">1730001</text:p>
          </table:table-cell>
          <table:table-cell table:style-name="Tabla8.B4" office:value-type="float" office:value="0.001529">
            <text:p text:style-name="P45">1,53E-003</text:p>
          </table:table-cell>
        </table:table-row>
        <table:table-row>
          <table:table-cell table:style-name="Tabla8.A2" office:value-type="float" office:value="1740001">
            <text:p text:style-name="P45">1740001</text:p>
          </table:table-cell>
          <table:table-cell table:style-name="Tabla8.B4" office:value-type="float" office:value="0.001603">
            <text:p text:style-name="P45">1,60E-003</text:p>
          </table:table-cell>
        </table:table-row>
        <table:table-row>
          <table:table-cell table:style-name="Tabla8.A2" office:value-type="float" office:value="1750001">
            <text:p text:style-name="P45">1750001</text:p>
          </table:table-cell>
          <table:table-cell table:style-name="Tabla8.B4" office:value-type="float" office:value="0.001968">
            <text:p text:style-name="P45">1,97E-003</text:p>
          </table:table-cell>
        </table:table-row>
        <table:table-row>
          <table:table-cell table:style-name="Tabla8.A2" office:value-type="float" office:value="1760001">
            <text:p text:style-name="P45">1760001</text:p>
          </table:table-cell>
          <table:table-cell table:style-name="Tabla8.B4" office:value-type="float" office:value="0.001702">
            <text:p text:style-name="P45">1,70E-003</text:p>
          </table:table-cell>
        </table:table-row>
        <table:table-row>
          <table:table-cell table:style-name="Tabla8.A2" office:value-type="float" office:value="1770001">
            <text:p text:style-name="P45">1770001</text:p>
          </table:table-cell>
          <table:table-cell table:style-name="Tabla8.B4" office:value-type="float" office:value="0.001675">
            <text:p text:style-name="P45">1,68E-003</text:p>
          </table:table-cell>
        </table:table-row>
        <table:table-row>
          <table:table-cell table:style-name="Tabla8.A2" office:value-type="float" office:value="1780001">
            <text:p text:style-name="P45">1780001</text:p>
          </table:table-cell>
          <table:table-cell table:style-name="Tabla8.B4" office:value-type="float" office:value="0.001693">
            <text:p text:style-name="P45">1,69E-003</text:p>
          </table:table-cell>
        </table:table-row>
        <table:table-row>
          <table:table-cell table:style-name="Tabla8.A2" office:value-type="float" office:value="1790001">
            <text:p text:style-name="P45">1790001</text:p>
          </table:table-cell>
          <table:table-cell table:style-name="Tabla8.B4" office:value-type="float" office:value="0.001623">
            <text:p text:style-name="P45">1,62E-003</text:p>
          </table:table-cell>
        </table:table-row>
        <table:table-row>
          <table:table-cell table:style-name="Tabla8.A2" office:value-type="float" office:value="1800001">
            <text:p text:style-name="P45">1800001</text:p>
          </table:table-cell>
          <table:table-cell table:style-name="Tabla8.B4" office:value-type="float" office:value="0.002035">
            <text:p text:style-name="P45">2,04E-003</text:p>
          </table:table-cell>
        </table:table-row>
        <table:table-row>
          <table:table-cell table:style-name="Tabla8.A2" office:value-type="float" office:value="1810001">
            <text:p text:style-name="P45">1810001</text:p>
          </table:table-cell>
          <table:table-cell table:style-name="Tabla8.B4" office:value-type="float" office:value="0.001929">
            <text:p text:style-name="P45">1,93E-003</text:p>
          </table:table-cell>
        </table:table-row>
        <table:table-row>
          <table:table-cell table:style-name="Tabla8.A2" office:value-type="float" office:value="1820001">
            <text:p text:style-name="P45">1820001</text:p>
          </table:table-cell>
          <table:table-cell table:style-name="Tabla8.B4" office:value-type="float" office:value="0.001762">
            <text:p text:style-name="P45">1,76E-003</text:p>
          </table:table-cell>
        </table:table-row>
        <table:table-row>
          <table:table-cell table:style-name="Tabla8.A2" office:value-type="float" office:value="1830001">
            <text:p text:style-name="P45">1830001</text:p>
          </table:table-cell>
          <table:table-cell table:style-name="Tabla8.B4" office:value-type="float" office:value="0.002664">
            <text:p text:style-name="P45">2,66E-003</text:p>
          </table:table-cell>
        </table:table-row>
        <table:table-row>
          <table:table-cell table:style-name="Tabla8.A2" office:value-type="float" office:value="1840001">
            <text:p text:style-name="P45">1840001</text:p>
          </table:table-cell>
          <table:table-cell table:style-name="Tabla8.B4" office:value-type="float" office:value="0.001715">
            <text:p text:style-name="P45">1,72E-003</text:p>
          </table:table-cell>
        </table:table-row>
        <table:table-row>
          <table:table-cell table:style-name="Tabla8.A2" office:value-type="float" office:value="1850001">
            <text:p text:style-name="P45">1850001</text:p>
          </table:table-cell>
          <table:table-cell table:style-name="Tabla8.B4" office:value-type="float" office:value="0.001721">
            <text:p text:style-name="P45">1,72E-003</text:p>
          </table:table-cell>
        </table:table-row>
        <table:table-row>
          <table:table-cell table:style-name="Tabla8.A2" office:value-type="float" office:value="1860001">
            <text:p text:style-name="P45">1860001</text:p>
          </table:table-cell>
          <table:table-cell table:style-name="Tabla8.B4" office:value-type="float" office:value="0.001879">
            <text:p text:style-name="P45">1,88E-003</text:p>
          </table:table-cell>
        </table:table-row>
        <table:table-row>
          <table:table-cell table:style-name="Tabla8.A2" office:value-type="float" office:value="1870001">
            <text:p text:style-name="P45">1870001</text:p>
          </table:table-cell>
          <table:table-cell table:style-name="Tabla8.B4" office:value-type="float" office:value="0.003404">
            <text:p text:style-name="P45">3,40E-003</text:p>
          </table:table-cell>
        </table:table-row>
        <table:table-row>
          <table:table-cell table:style-name="Tabla8.A2" office:value-type="float" office:value="1880001">
            <text:p text:style-name="P45">1880001</text:p>
          </table:table-cell>
          <table:table-cell table:style-name="Tabla8.B4" office:value-type="float" office:value="0.001921">
            <text:p text:style-name="P45">1,92E-003</text:p>
          </table:table-cell>
        </table:table-row>
        <table:table-row>
          <table:table-cell table:style-name="Tabla8.A2" office:value-type="float" office:value="1890001">
            <text:p text:style-name="P45">1890001</text:p>
          </table:table-cell>
          <table:table-cell table:style-name="Tabla8.B4" office:value-type="float" office:value="0.002055">
            <text:p text:style-name="P45">2,06E-003</text:p>
          </table:table-cell>
        </table:table-row>
        <table:table-row>
          <table:table-cell table:style-name="Tabla8.A2" office:value-type="float" office:value="1900001">
            <text:p text:style-name="P45">1900001</text:p>
          </table:table-cell>
          <table:table-cell table:style-name="Tabla8.B4" office:value-type="float" office:value="0.002651">
            <text:p text:style-name="P45">2,65E-003</text:p>
          </table:table-cell>
        </table:table-row>
        <table:table-row>
          <table:table-cell table:style-name="Tabla8.A2" office:value-type="float" office:value="1910001">
            <text:p text:style-name="P45">1910001</text:p>
          </table:table-cell>
          <table:table-cell table:style-name="Tabla8.B4" office:value-type="float" office:value="0.002148">
            <text:p text:style-name="P45">2,15E-003</text:p>
          </table:table-cell>
        </table:table-row>
        <table:table-row>
          <table:table-cell table:style-name="Tabla8.A2" office:value-type="float" office:value="1920001">
            <text:p text:style-name="P45">1920001</text:p>
          </table:table-cell>
          <table:table-cell table:style-name="Tabla8.B4" office:value-type="float" office:value="0.001911">
            <text:p text:style-name="P45">1,91E-003</text:p>
          </table:table-cell>
        </table:table-row>
        <table:table-row>
          <table:table-cell table:style-name="Tabla8.A2" office:value-type="float" office:value="1930001">
            <text:p text:style-name="P45">1930001</text:p>
          </table:table-cell>
          <table:table-cell table:style-name="Tabla8.B4" office:value-type="float" office:value="0.001874">
            <text:p text:style-name="P45">1,87E-003</text:p>
          </table:table-cell>
        </table:table-row>
        <table:table-row>
          <table:table-cell table:style-name="Tabla8.A2" office:value-type="float" office:value="1940001">
            <text:p text:style-name="P45">1940001</text:p>
          </table:table-cell>
          <table:table-cell table:style-name="Tabla8.B4" office:value-type="float" office:value="0.001847">
            <text:p text:style-name="P45">1,85E-003</text:p>
          </table:table-cell>
        </table:table-row>
        <table:table-row>
          <table:table-cell table:style-name="Tabla8.A2" office:value-type="float" office:value="1950001">
            <text:p text:style-name="P45">1950001</text:p>
          </table:table-cell>
          <table:table-cell table:style-name="Tabla8.B4" office:value-type="float" office:value="0.002208">
            <text:p text:style-name="P45">2,21E-003</text:p>
          </table:table-cell>
        </table:table-row>
        <table:table-row>
          <table:table-cell table:style-name="Tabla8.A2" office:value-type="float" office:value="1960001">
            <text:p text:style-name="P45">1960001</text:p>
          </table:table-cell>
          <table:table-cell table:style-name="Tabla8.B4" office:value-type="float" office:value="0.001917">
            <text:p text:style-name="P45">1,92E-003</text:p>
          </table:table-cell>
        </table:table-row>
        <text:soft-page-break/>
        <table:table-row>
          <table:table-cell table:style-name="Tabla8.A2" office:value-type="float" office:value="1970001">
            <text:p text:style-name="P45">1970001</text:p>
          </table:table-cell>
          <table:table-cell table:style-name="Tabla8.B4" office:value-type="float" office:value="0.001756">
            <text:p text:style-name="P45">1,76E-003</text:p>
          </table:table-cell>
        </table:table-row>
        <table:table-row>
          <table:table-cell table:style-name="Tabla8.A2" office:value-type="float" office:value="1980001">
            <text:p text:style-name="P45">1980001</text:p>
          </table:table-cell>
          <table:table-cell table:style-name="Tabla8.B4" office:value-type="float" office:value="0.002623">
            <text:p text:style-name="P45">2,62E-003</text:p>
          </table:table-cell>
        </table:table-row>
        <table:table-row>
          <table:table-cell table:style-name="Tabla8.A2" office:value-type="float" office:value="1990001">
            <text:p text:style-name="P45">1990001</text:p>
          </table:table-cell>
          <table:table-cell table:style-name="Tabla8.B4" office:value-type="float" office:value="0.001677">
            <text:p text:style-name="P45">1,68E-003</text:p>
          </table:table-cell>
        </table:table-row>
        <table:table-row>
          <table:table-cell table:style-name="Tabla8.A2" office:value-type="float" office:value="2000001">
            <text:p text:style-name="P45">2000001</text:p>
          </table:table-cell>
          <table:table-cell table:style-name="Tabla8.B4" office:value-type="float" office:value="0.001854">
            <text:p text:style-name="P45">1,85E-003</text:p>
          </table:table-cell>
        </table:table-row>
        <table:table-row>
          <table:table-cell table:style-name="Tabla8.A2" office:value-type="float" office:value="2010001">
            <text:p text:style-name="P45">2010001</text:p>
          </table:table-cell>
          <table:table-cell table:style-name="Tabla8.B4" office:value-type="float" office:value="0.001983">
            <text:p text:style-name="P45">1,98E-003</text:p>
          </table:table-cell>
        </table:table-row>
        <table:table-row>
          <table:table-cell table:style-name="Tabla8.A2" office:value-type="float" office:value="2020001">
            <text:p text:style-name="P45">2020001</text:p>
          </table:table-cell>
          <table:table-cell table:style-name="Tabla8.B4" office:value-type="float" office:value="0.001894">
            <text:p text:style-name="P45">1,89E-003</text:p>
          </table:table-cell>
        </table:table-row>
        <table:table-row>
          <table:table-cell table:style-name="Tabla8.A2" office:value-type="float" office:value="2030001">
            <text:p text:style-name="P45">2030001</text:p>
          </table:table-cell>
          <table:table-cell table:style-name="Tabla8.B4" office:value-type="float" office:value="0.001884">
            <text:p text:style-name="P45">1,88E-003</text:p>
          </table:table-cell>
        </table:table-row>
        <table:table-row>
          <table:table-cell table:style-name="Tabla8.A2" office:value-type="float" office:value="2040001">
            <text:p text:style-name="P45">2040001</text:p>
          </table:table-cell>
          <table:table-cell table:style-name="Tabla8.B4" office:value-type="float" office:value="0.002118">
            <text:p text:style-name="P45">2,12E-003</text:p>
          </table:table-cell>
        </table:table-row>
        <table:table-row>
          <table:table-cell table:style-name="Tabla8.A2" office:value-type="float" office:value="2050001">
            <text:p text:style-name="P45">2050001</text:p>
          </table:table-cell>
          <table:table-cell table:style-name="Tabla8.B4" office:value-type="float" office:value="0.002048">
            <text:p text:style-name="P45">2,05E-003</text:p>
          </table:table-cell>
        </table:table-row>
        <table:table-row>
          <table:table-cell table:style-name="Tabla8.A2" office:value-type="float" office:value="2060001">
            <text:p text:style-name="P45">2060001</text:p>
          </table:table-cell>
          <table:table-cell table:style-name="Tabla8.B4" office:value-type="float" office:value="0.001814">
            <text:p text:style-name="P45">1,81E-003</text:p>
          </table:table-cell>
        </table:table-row>
        <table:table-row>
          <table:table-cell table:style-name="Tabla8.A2" office:value-type="float" office:value="2070001">
            <text:p text:style-name="P45">2070001</text:p>
          </table:table-cell>
          <table:table-cell table:style-name="Tabla8.B4" office:value-type="float" office:value="0.001999">
            <text:p text:style-name="P45">2,00E-003</text:p>
          </table:table-cell>
        </table:table-row>
        <table:table-row>
          <table:table-cell table:style-name="Tabla8.A2" office:value-type="float" office:value="2080001">
            <text:p text:style-name="P45">2080001</text:p>
          </table:table-cell>
          <table:table-cell table:style-name="Tabla8.B4" office:value-type="float" office:value="0.002039">
            <text:p text:style-name="P45">2,04E-003</text:p>
          </table:table-cell>
        </table:table-row>
        <table:table-row>
          <table:table-cell table:style-name="Tabla8.A2" office:value-type="float" office:value="2090001">
            <text:p text:style-name="P45">2090001</text:p>
          </table:table-cell>
          <table:table-cell table:style-name="Tabla8.B4" office:value-type="float" office:value="0.001817">
            <text:p text:style-name="P45">1,82E-003</text:p>
          </table:table-cell>
        </table:table-row>
        <table:table-row>
          <table:table-cell table:style-name="Tabla8.A2" office:value-type="float" office:value="2100001">
            <text:p text:style-name="P45">2100001</text:p>
          </table:table-cell>
          <table:table-cell table:style-name="Tabla8.B4" office:value-type="float" office:value="0.001655">
            <text:p text:style-name="P45">1,66E-003</text:p>
          </table:table-cell>
        </table:table-row>
        <table:table-row>
          <table:table-cell table:style-name="Tabla8.A2" office:value-type="float" office:value="2110001">
            <text:p text:style-name="P45">2110001</text:p>
          </table:table-cell>
          <table:table-cell table:style-name="Tabla8.B4" office:value-type="float" office:value="0.001648">
            <text:p text:style-name="P45">1,65E-003</text:p>
          </table:table-cell>
        </table:table-row>
        <table:table-row>
          <table:table-cell table:style-name="Tabla8.A2" office:value-type="float" office:value="2120001">
            <text:p text:style-name="P45">2120001</text:p>
          </table:table-cell>
          <table:table-cell table:style-name="Tabla8.B4" office:value-type="float" office:value="0.001612">
            <text:p text:style-name="P45">1,61E-003</text:p>
          </table:table-cell>
        </table:table-row>
        <table:table-row>
          <table:table-cell table:style-name="Tabla8.A2" office:value-type="float" office:value="2130001">
            <text:p text:style-name="P45">2130001</text:p>
          </table:table-cell>
          <table:table-cell table:style-name="Tabla8.B4" office:value-type="float" office:value="0.002915">
            <text:p text:style-name="P45">2,92E-003</text:p>
          </table:table-cell>
        </table:table-row>
        <table:table-row>
          <table:table-cell table:style-name="Tabla8.A2" office:value-type="float" office:value="2140001">
            <text:p text:style-name="P45">2140001</text:p>
          </table:table-cell>
          <table:table-cell table:style-name="Tabla8.B4" office:value-type="float" office:value="0.002167">
            <text:p text:style-name="P45">2,17E-003</text:p>
          </table:table-cell>
        </table:table-row>
        <table:table-row>
          <table:table-cell table:style-name="Tabla8.A2" office:value-type="float" office:value="2150001">
            <text:p text:style-name="P45">2150001</text:p>
          </table:table-cell>
          <table:table-cell table:style-name="Tabla8.B4" office:value-type="float" office:value="0.001717">
            <text:p text:style-name="P45">1,72E-003</text:p>
          </table:table-cell>
        </table:table-row>
        <table:table-row>
          <table:table-cell table:style-name="Tabla8.A2" office:value-type="float" office:value="2160001">
            <text:p text:style-name="P45">2160001</text:p>
          </table:table-cell>
          <table:table-cell table:style-name="Tabla8.B4" office:value-type="float" office:value="0.001971">
            <text:p text:style-name="P45">1,97E-003</text:p>
          </table:table-cell>
        </table:table-row>
        <table:table-row>
          <table:table-cell table:style-name="Tabla8.A2" office:value-type="float" office:value="2170001">
            <text:p text:style-name="P45">2170001</text:p>
          </table:table-cell>
          <table:table-cell table:style-name="Tabla8.B4" office:value-type="float" office:value="0.002438">
            <text:p text:style-name="P45">2,44E-003</text:p>
          </table:table-cell>
        </table:table-row>
        <table:table-row>
          <table:table-cell table:style-name="Tabla8.A2" office:value-type="float" office:value="2180001">
            <text:p text:style-name="P45">2180001</text:p>
          </table:table-cell>
          <table:table-cell table:style-name="Tabla8.B4" office:value-type="float" office:value="0.001788">
            <text:p text:style-name="P45">1,79E-003</text:p>
          </table:table-cell>
        </table:table-row>
        <table:table-row>
          <table:table-cell table:style-name="Tabla8.A2" office:value-type="float" office:value="2190001">
            <text:p text:style-name="P45">2190001</text:p>
          </table:table-cell>
          <table:table-cell table:style-name="Tabla8.B4" office:value-type="float" office:value="0.001776">
            <text:p text:style-name="P45">1,78E-003</text:p>
          </table:table-cell>
        </table:table-row>
        <table:table-row>
          <table:table-cell table:style-name="Tabla8.A2" office:value-type="float" office:value="2200001">
            <text:p text:style-name="P45">2200001</text:p>
          </table:table-cell>
          <table:table-cell table:style-name="Tabla8.B4" office:value-type="float" office:value="0.002041">
            <text:p text:style-name="P45">2,04E-003</text:p>
          </table:table-cell>
        </table:table-row>
        <table:table-row>
          <table:table-cell table:style-name="Tabla8.A2" office:value-type="float" office:value="2210001">
            <text:p text:style-name="P45">2210001</text:p>
          </table:table-cell>
          <table:table-cell table:style-name="Tabla8.B4" office:value-type="float" office:value="0.001825">
            <text:p text:style-name="P45">1,83E-003</text:p>
          </table:table-cell>
        </table:table-row>
        <table:table-row>
          <table:table-cell table:style-name="Tabla8.A2" office:value-type="float" office:value="2220001">
            <text:p text:style-name="P45">2220001</text:p>
          </table:table-cell>
          <table:table-cell table:style-name="Tabla8.B4" office:value-type="float" office:value="0.001837">
            <text:p text:style-name="P45">1,84E-003</text:p>
          </table:table-cell>
        </table:table-row>
        <table:table-row>
          <table:table-cell table:style-name="Tabla8.A2" office:value-type="float" office:value="2230001">
            <text:p text:style-name="P45">2230001</text:p>
          </table:table-cell>
          <table:table-cell table:style-name="Tabla8.B4" office:value-type="float" office:value="0.001736">
            <text:p text:style-name="P45">1,74E-003</text:p>
          </table:table-cell>
        </table:table-row>
        <table:table-row>
          <table:table-cell table:style-name="Tabla8.A2" office:value-type="float" office:value="2240001">
            <text:p text:style-name="P45">2240001</text:p>
          </table:table-cell>
          <table:table-cell table:style-name="Tabla8.B281" office:value-type="string">
            <text:p text:style-name="P45">1.81e-06</text:p>
          </table:table-cell>
        </table:table-row>
        <table:table-row>
          <table:table-cell table:style-name="Tabla8.A2" office:value-type="float" office:value="2250001">
            <text:p text:style-name="P45">2250001</text:p>
          </table:table-cell>
          <table:table-cell table:style-name="Tabla8.B4" office:value-type="float" office:value="0.002045">
            <text:p text:style-name="P45">2,05E-003</text:p>
          </table:table-cell>
        </table:table-row>
        <table:table-row>
          <table:table-cell table:style-name="Tabla8.A2" office:value-type="float" office:value="2260001">
            <text:p text:style-name="P45">2260001</text:p>
          </table:table-cell>
          <table:table-cell table:style-name="Tabla8.B4" office:value-type="float" office:value="0.001822">
            <text:p text:style-name="P45">1,82E-003</text:p>
          </table:table-cell>
        </table:table-row>
        <table:table-row>
          <table:table-cell table:style-name="Tabla8.A2" office:value-type="float" office:value="2270001">
            <text:p text:style-name="P45">2270001</text:p>
          </table:table-cell>
          <table:table-cell table:style-name="Tabla8.B4" office:value-type="float" office:value="0.001722">
            <text:p text:style-name="P45">1,72E-003</text:p>
          </table:table-cell>
        </table:table-row>
        <table:table-row>
          <table:table-cell table:style-name="Tabla8.A2" office:value-type="float" office:value="2280001">
            <text:p text:style-name="P45">2280001</text:p>
          </table:table-cell>
          <table:table-cell table:style-name="Tabla8.B4" office:value-type="float" office:value="0.001848">
            <text:p text:style-name="P45">1,85E-003</text:p>
          </table:table-cell>
        </table:table-row>
        <table:table-row>
          <table:table-cell table:style-name="Tabla8.A2" office:value-type="float" office:value="2290001">
            <text:p text:style-name="P45">2290001</text:p>
          </table:table-cell>
          <table:table-cell table:style-name="Tabla8.B4" office:value-type="float" office:value="0.001842">
            <text:p text:style-name="P45">1,84E-003</text:p>
          </table:table-cell>
        </table:table-row>
        <table:table-row>
          <table:table-cell table:style-name="Tabla8.A2" office:value-type="float" office:value="2300001">
            <text:p text:style-name="P45">2300001</text:p>
          </table:table-cell>
          <table:table-cell table:style-name="Tabla8.B4" office:value-type="float" office:value="0.001725">
            <text:p text:style-name="P45">1,73E-003</text:p>
          </table:table-cell>
        </table:table-row>
        <table:table-row>
          <table:table-cell table:style-name="Tabla8.A2" office:value-type="float" office:value="2310001">
            <text:p text:style-name="P45">2310001</text:p>
          </table:table-cell>
          <table:table-cell table:style-name="Tabla8.B281" office:value-type="string">
            <text:p text:style-name="P45">1.73e-06</text:p>
          </table:table-cell>
        </table:table-row>
        <table:table-row>
          <table:table-cell table:style-name="Tabla8.A2" office:value-type="float" office:value="2320001">
            <text:p text:style-name="P45">2320001</text:p>
          </table:table-cell>
          <table:table-cell table:style-name="Tabla8.B4" office:value-type="float" office:value="0.001786">
            <text:p text:style-name="P45">1,79E-003</text:p>
          </table:table-cell>
        </table:table-row>
        <table:table-row>
          <table:table-cell table:style-name="Tabla8.A2" office:value-type="float" office:value="2330001">
            <text:p text:style-name="P45">2330001</text:p>
          </table:table-cell>
          <table:table-cell table:style-name="Tabla8.B4" office:value-type="float" office:value="0.001968">
            <text:p text:style-name="P45">1,97E-003</text:p>
          </table:table-cell>
        </table:table-row>
        <text:soft-page-break/>
        <table:table-row>
          <table:table-cell table:style-name="Tabla8.A2" office:value-type="float" office:value="2340001">
            <text:p text:style-name="P45">2340001</text:p>
          </table:table-cell>
          <table:table-cell table:style-name="Tabla8.B4" office:value-type="float" office:value="0.002081">
            <text:p text:style-name="P45">2,08E-003</text:p>
          </table:table-cell>
        </table:table-row>
        <table:table-row>
          <table:table-cell table:style-name="Tabla8.A2" office:value-type="float" office:value="2350001">
            <text:p text:style-name="P45">2350001</text:p>
          </table:table-cell>
          <table:table-cell table:style-name="Tabla8.B4" office:value-type="float" office:value="0.001968">
            <text:p text:style-name="P45">1,97E-003</text:p>
          </table:table-cell>
        </table:table-row>
        <table:table-row>
          <table:table-cell table:style-name="Tabla8.A2" office:value-type="float" office:value="2360001">
            <text:p text:style-name="P45">2360001</text:p>
          </table:table-cell>
          <table:table-cell table:style-name="Tabla8.B4" office:value-type="float" office:value="0.002349">
            <text:p text:style-name="P45">2,35E-003</text:p>
          </table:table-cell>
        </table:table-row>
        <table:table-row>
          <table:table-cell table:style-name="Tabla8.A2" office:value-type="float" office:value="2370001">
            <text:p text:style-name="P45">2370001</text:p>
          </table:table-cell>
          <table:table-cell table:style-name="Tabla8.B4" office:value-type="float" office:value="0.001747">
            <text:p text:style-name="P45">1,75E-003</text:p>
          </table:table-cell>
        </table:table-row>
        <table:table-row>
          <table:table-cell table:style-name="Tabla8.A2" office:value-type="float" office:value="2380001">
            <text:p text:style-name="P45">2380001</text:p>
          </table:table-cell>
          <table:table-cell table:style-name="Tabla8.B4" office:value-type="float" office:value="0.001721">
            <text:p text:style-name="P45">1,72E-003</text:p>
          </table:table-cell>
        </table:table-row>
        <table:table-row>
          <table:table-cell table:style-name="Tabla8.A2" office:value-type="float" office:value="2390001">
            <text:p text:style-name="P45">2390001</text:p>
          </table:table-cell>
          <table:table-cell table:style-name="Tabla8.B4" office:value-type="float" office:value="0.001795">
            <text:p text:style-name="P45">1,80E-003</text:p>
          </table:table-cell>
        </table:table-row>
        <table:table-row>
          <table:table-cell table:style-name="Tabla8.A2" office:value-type="float" office:value="2400001">
            <text:p text:style-name="P45">2400001</text:p>
          </table:table-cell>
          <table:table-cell table:style-name="Tabla8.B4" office:value-type="float" office:value="0.001919">
            <text:p text:style-name="P45">1,92E-003</text:p>
          </table:table-cell>
        </table:table-row>
        <table:table-row>
          <table:table-cell table:style-name="Tabla8.A2" office:value-type="float" office:value="2410001">
            <text:p text:style-name="P45">2410001</text:p>
          </table:table-cell>
          <table:table-cell table:style-name="Tabla8.B4" office:value-type="float" office:value="0.001954">
            <text:p text:style-name="P45">1,95E-003</text:p>
          </table:table-cell>
        </table:table-row>
        <table:table-row>
          <table:table-cell table:style-name="Tabla8.A2" office:value-type="float" office:value="2420001">
            <text:p text:style-name="P45">2420001</text:p>
          </table:table-cell>
          <table:table-cell table:style-name="Tabla8.B4" office:value-type="float" office:value="0.002588">
            <text:p text:style-name="P45">2,59E-003</text:p>
          </table:table-cell>
        </table:table-row>
        <table:table-row>
          <table:table-cell table:style-name="Tabla8.A2" office:value-type="float" office:value="2430001">
            <text:p text:style-name="P45">2430001</text:p>
          </table:table-cell>
          <table:table-cell table:style-name="Tabla8.B4" office:value-type="float" office:value="0.001967">
            <text:p text:style-name="P45">1,97E-003</text:p>
          </table:table-cell>
        </table:table-row>
        <table:table-row>
          <table:table-cell table:style-name="Tabla8.A2" office:value-type="float" office:value="2440001">
            <text:p text:style-name="P45">2440001</text:p>
          </table:table-cell>
          <table:table-cell table:style-name="Tabla8.B4" office:value-type="float" office:value="0.001994">
            <text:p text:style-name="P45">1,99E-003</text:p>
          </table:table-cell>
        </table:table-row>
        <table:table-row>
          <table:table-cell table:style-name="Tabla8.A2" office:value-type="float" office:value="2450001">
            <text:p text:style-name="P45">2450001</text:p>
          </table:table-cell>
          <table:table-cell table:style-name="Tabla8.B4" office:value-type="float" office:value="0.002028">
            <text:p text:style-name="P45">2,03E-003</text:p>
          </table:table-cell>
        </table:table-row>
        <table:table-row>
          <table:table-cell table:style-name="Tabla8.A2" office:value-type="float" office:value="2460001">
            <text:p text:style-name="P45">2460001</text:p>
          </table:table-cell>
          <table:table-cell table:style-name="Tabla8.B4" office:value-type="float" office:value="0.001848">
            <text:p text:style-name="P45">1,85E-003</text:p>
          </table:table-cell>
        </table:table-row>
        <table:table-row>
          <table:table-cell table:style-name="Tabla8.A2" office:value-type="float" office:value="2470001">
            <text:p text:style-name="P45">2470001</text:p>
          </table:table-cell>
          <table:table-cell table:style-name="Tabla8.B281" office:value-type="string">
            <text:p text:style-name="P45">1.75e-06</text:p>
          </table:table-cell>
        </table:table-row>
        <table:table-row>
          <table:table-cell table:style-name="Tabla8.A2" office:value-type="float" office:value="2480001">
            <text:p text:style-name="P45">2480001</text:p>
          </table:table-cell>
          <table:table-cell table:style-name="Tabla8.B4" office:value-type="float" office:value="0.001768">
            <text:p text:style-name="P45">1,77E-003</text:p>
          </table:table-cell>
        </table:table-row>
        <table:table-row>
          <table:table-cell table:style-name="Tabla8.A2" office:value-type="float" office:value="2490001">
            <text:p text:style-name="P45">2490001</text:p>
          </table:table-cell>
          <table:table-cell table:style-name="Tabla8.B4" office:value-type="float" office:value="0.002264">
            <text:p text:style-name="P45">2,26E-003</text:p>
          </table:table-cell>
        </table:table-row>
        <table:table-row>
          <table:table-cell table:style-name="Tabla8.A2" office:value-type="float" office:value="2500001">
            <text:p text:style-name="P45">2500001</text:p>
          </table:table-cell>
          <table:table-cell table:style-name="Tabla8.B4" office:value-type="float" office:value="0.001695">
            <text:p text:style-name="P45">1,70E-003</text:p>
          </table:table-cell>
        </table:table-row>
        <table:table-row>
          <table:table-cell table:style-name="Tabla8.A2" office:value-type="float" office:value="2510001">
            <text:p text:style-name="P45">2510001</text:p>
          </table:table-cell>
          <table:table-cell table:style-name="Tabla8.B4" office:value-type="float" office:value="0.001833">
            <text:p text:style-name="P45">1,83E-003</text:p>
          </table:table-cell>
        </table:table-row>
        <table:table-row>
          <table:table-cell table:style-name="Tabla8.A2" office:value-type="float" office:value="2520001">
            <text:p text:style-name="P45">2520001</text:p>
          </table:table-cell>
          <table:table-cell table:style-name="Tabla8.B4" office:value-type="float" office:value="0.002404">
            <text:p text:style-name="P45">2,40E-003</text:p>
          </table:table-cell>
        </table:table-row>
        <table:table-row>
          <table:table-cell table:style-name="Tabla8.A2" office:value-type="float" office:value="2530001">
            <text:p text:style-name="P45">2530001</text:p>
          </table:table-cell>
          <table:table-cell table:style-name="Tabla8.B4" office:value-type="float" office:value="0.001758">
            <text:p text:style-name="P45">1,76E-003</text:p>
          </table:table-cell>
        </table:table-row>
        <table:table-row>
          <table:table-cell table:style-name="Tabla8.A2" office:value-type="float" office:value="2540001">
            <text:p text:style-name="P45">2540001</text:p>
          </table:table-cell>
          <table:table-cell table:style-name="Tabla8.B4" office:value-type="float" office:value="0.001873">
            <text:p text:style-name="P45">1,87E-003</text:p>
          </table:table-cell>
        </table:table-row>
        <table:table-row>
          <table:table-cell table:style-name="Tabla8.A2" office:value-type="float" office:value="2550001">
            <text:p text:style-name="P45">2550001</text:p>
          </table:table-cell>
          <table:table-cell table:style-name="Tabla8.B4" office:value-type="float" office:value="0.001856">
            <text:p text:style-name="P45">1,86E-003</text:p>
          </table:table-cell>
        </table:table-row>
        <table:table-row>
          <table:table-cell table:style-name="Tabla8.A2" office:value-type="float" office:value="2560001">
            <text:p text:style-name="P45">2560001</text:p>
          </table:table-cell>
          <table:table-cell table:style-name="Tabla8.B281" office:value-type="string">
            <text:p text:style-name="P45">1.82e-06</text:p>
          </table:table-cell>
        </table:table-row>
        <table:table-row>
          <table:table-cell table:style-name="Tabla8.A2" office:value-type="float" office:value="2570001">
            <text:p text:style-name="P45">2570001</text:p>
          </table:table-cell>
          <table:table-cell table:style-name="Tabla8.B4" office:value-type="float" office:value="0.001951">
            <text:p text:style-name="P45">1,95E-003</text:p>
          </table:table-cell>
        </table:table-row>
        <table:table-row>
          <table:table-cell table:style-name="Tabla8.A2" office:value-type="float" office:value="2580001">
            <text:p text:style-name="P45">2580001</text:p>
          </table:table-cell>
          <table:table-cell table:style-name="Tabla8.B4" office:value-type="float" office:value="0.001782">
            <text:p text:style-name="P45">1,78E-003</text:p>
          </table:table-cell>
        </table:table-row>
        <table:table-row>
          <table:table-cell table:style-name="Tabla8.A2" office:value-type="float" office:value="2590001">
            <text:p text:style-name="P45">2590001</text:p>
          </table:table-cell>
          <table:table-cell table:style-name="Tabla8.B4" office:value-type="float" office:value="0.001956">
            <text:p text:style-name="P45">1,96E-003</text:p>
          </table:table-cell>
        </table:table-row>
        <table:table-row>
          <table:table-cell table:style-name="Tabla8.A2" office:value-type="float" office:value="2600001">
            <text:p text:style-name="P45">2600001</text:p>
          </table:table-cell>
          <table:table-cell table:style-name="Tabla8.B4" office:value-type="float" office:value="0.001799">
            <text:p text:style-name="P45">1,80E-003</text:p>
          </table:table-cell>
        </table:table-row>
        <table:table-row>
          <table:table-cell table:style-name="Tabla8.A2" office:value-type="float" office:value="2610001">
            <text:p text:style-name="P45">2610001</text:p>
          </table:table-cell>
          <table:table-cell table:style-name="Tabla8.B4" office:value-type="float" office:value="0.001688">
            <text:p text:style-name="P45">1,69E-003</text:p>
          </table:table-cell>
        </table:table-row>
        <table:table-row>
          <table:table-cell table:style-name="Tabla8.A2" office:value-type="float" office:value="2620001">
            <text:p text:style-name="P45">2620001</text:p>
          </table:table-cell>
          <table:table-cell table:style-name="Tabla8.B4" office:value-type="float" office:value="0.002194">
            <text:p text:style-name="P45">2,19E-003</text:p>
          </table:table-cell>
        </table:table-row>
        <table:table-row>
          <table:table-cell table:style-name="Tabla8.A2" office:value-type="float" office:value="2630001">
            <text:p text:style-name="P45">2630001</text:p>
          </table:table-cell>
          <table:table-cell table:style-name="Tabla8.B4" office:value-type="float" office:value="0.001948">
            <text:p text:style-name="P45">1,95E-003</text:p>
          </table:table-cell>
        </table:table-row>
        <table:table-row>
          <table:table-cell table:style-name="Tabla8.A2" office:value-type="float" office:value="2640001">
            <text:p text:style-name="P45">2640001</text:p>
          </table:table-cell>
          <table:table-cell table:style-name="Tabla8.B4" office:value-type="float" office:value="0.002031">
            <text:p text:style-name="P45">2,03E-003</text:p>
          </table:table-cell>
        </table:table-row>
        <table:table-row>
          <table:table-cell table:style-name="Tabla8.A2" office:value-type="float" office:value="2650001">
            <text:p text:style-name="P45">2650001</text:p>
          </table:table-cell>
          <table:table-cell table:style-name="Tabla8.B4" office:value-type="float" office:value="0.003249">
            <text:p text:style-name="P45">3,25E-003</text:p>
          </table:table-cell>
        </table:table-row>
        <table:table-row>
          <table:table-cell table:style-name="Tabla8.A2" office:value-type="float" office:value="2660001">
            <text:p text:style-name="P45">2660001</text:p>
          </table:table-cell>
          <table:table-cell table:style-name="Tabla8.B4" office:value-type="float" office:value="0.001826">
            <text:p text:style-name="P45">1,83E-003</text:p>
          </table:table-cell>
        </table:table-row>
        <table:table-row>
          <table:table-cell table:style-name="Tabla8.A2" office:value-type="float" office:value="2670001">
            <text:p text:style-name="P45">2670001</text:p>
          </table:table-cell>
          <table:table-cell table:style-name="Tabla8.B4" office:value-type="float" office:value="0.001605">
            <text:p text:style-name="P45">1,61E-003</text:p>
          </table:table-cell>
        </table:table-row>
        <table:table-row>
          <table:table-cell table:style-name="Tabla8.A2" office:value-type="float" office:value="2680001">
            <text:p text:style-name="P45">2680001</text:p>
          </table:table-cell>
          <table:table-cell table:style-name="Tabla8.B4" office:value-type="float" office:value="0.001789">
            <text:p text:style-name="P45">1,79E-003</text:p>
          </table:table-cell>
        </table:table-row>
        <table:table-row>
          <table:table-cell table:style-name="Tabla8.A2" office:value-type="float" office:value="2690001">
            <text:p text:style-name="P45">2690001</text:p>
          </table:table-cell>
          <table:table-cell table:style-name="Tabla8.B4" office:value-type="float" office:value="0.001567">
            <text:p text:style-name="P45">1,57E-003</text:p>
          </table:table-cell>
        </table:table-row>
        <table:table-row>
          <table:table-cell table:style-name="Tabla8.A2" office:value-type="float" office:value="2700001">
            <text:p text:style-name="P45">2700001</text:p>
          </table:table-cell>
          <table:table-cell table:style-name="Tabla8.B4" office:value-type="float" office:value="0.002225">
            <text:p text:style-name="P45">2,23E-003</text:p>
          </table:table-cell>
        </table:table-row>
        <text:soft-page-break/>
        <table:table-row>
          <table:table-cell table:style-name="Tabla8.A2" office:value-type="float" office:value="2710001">
            <text:p text:style-name="P45">2710001</text:p>
          </table:table-cell>
          <table:table-cell table:style-name="Tabla8.B4" office:value-type="float" office:value="0.002235">
            <text:p text:style-name="P45">2,24E-003</text:p>
          </table:table-cell>
        </table:table-row>
        <table:table-row>
          <table:table-cell table:style-name="Tabla8.A2" office:value-type="float" office:value="2720001">
            <text:p text:style-name="P45">2720001</text:p>
          </table:table-cell>
          <table:table-cell table:style-name="Tabla8.B4" office:value-type="float" office:value="0.002016">
            <text:p text:style-name="P45">2,02E-003</text:p>
          </table:table-cell>
        </table:table-row>
        <table:table-row>
          <table:table-cell table:style-name="Tabla8.A2" office:value-type="float" office:value="2730001">
            <text:p text:style-name="P45">2730001</text:p>
          </table:table-cell>
          <table:table-cell table:style-name="Tabla8.B4" office:value-type="float" office:value="0.001898">
            <text:p text:style-name="P45">1,90E-003</text:p>
          </table:table-cell>
        </table:table-row>
        <table:table-row>
          <table:table-cell table:style-name="Tabla8.A2" office:value-type="float" office:value="2740001">
            <text:p text:style-name="P45">2740001</text:p>
          </table:table-cell>
          <table:table-cell table:style-name="Tabla8.B4" office:value-type="float" office:value="0.002025">
            <text:p text:style-name="P45">2,03E-003</text:p>
          </table:table-cell>
        </table:table-row>
        <table:table-row>
          <table:table-cell table:style-name="Tabla8.A2" office:value-type="float" office:value="2750001">
            <text:p text:style-name="P45">2750001</text:p>
          </table:table-cell>
          <table:table-cell table:style-name="Tabla8.B4" office:value-type="float" office:value="0.002153">
            <text:p text:style-name="P45">2,15E-003</text:p>
          </table:table-cell>
        </table:table-row>
        <table:table-row>
          <table:table-cell table:style-name="Tabla8.A2" office:value-type="float" office:value="2760001">
            <text:p text:style-name="P45">2760001</text:p>
          </table:table-cell>
          <table:table-cell table:style-name="Tabla8.B4" office:value-type="float" office:value="0.002508">
            <text:p text:style-name="P45">2,51E-003</text:p>
          </table:table-cell>
        </table:table-row>
        <table:table-row>
          <table:table-cell table:style-name="Tabla8.A2" office:value-type="float" office:value="2770001">
            <text:p text:style-name="P45">2770001</text:p>
          </table:table-cell>
          <table:table-cell table:style-name="Tabla8.B4" office:value-type="float" office:value="0.002056">
            <text:p text:style-name="P45">2,06E-003</text:p>
          </table:table-cell>
        </table:table-row>
        <table:table-row>
          <table:table-cell table:style-name="Tabla8.A2" office:value-type="float" office:value="2780001">
            <text:p text:style-name="P45">2780001</text:p>
          </table:table-cell>
          <table:table-cell table:style-name="Tabla8.B4" office:value-type="float" office:value="0.002592">
            <text:p text:style-name="P45">2,59E-003</text:p>
          </table:table-cell>
        </table:table-row>
        <table:table-row>
          <table:table-cell table:style-name="Tabla8.A2" office:value-type="float" office:value="2790001">
            <text:p text:style-name="P45">2790001</text:p>
          </table:table-cell>
          <table:table-cell table:style-name="Tabla8.B4" office:value-type="float" office:value="0.001751">
            <text:p text:style-name="P45">1,75E-003</text:p>
          </table:table-cell>
        </table:table-row>
        <table:table-row>
          <table:table-cell table:style-name="Tabla8.A2" office:value-type="float" office:value="2800001">
            <text:p text:style-name="P45">2800001</text:p>
          </table:table-cell>
          <table:table-cell table:style-name="Tabla8.B281" office:value-type="string">
            <text:p text:style-name="P45">2.02e-06</text:p>
          </table:table-cell>
        </table:table-row>
        <table:table-row>
          <table:table-cell table:style-name="Tabla8.A2" office:value-type="float" office:value="2810001">
            <text:p text:style-name="P45">2810001</text:p>
          </table:table-cell>
          <table:table-cell table:style-name="Tabla8.B4" office:value-type="float" office:value="0.002764">
            <text:p text:style-name="P45">2,76E-003</text:p>
          </table:table-cell>
        </table:table-row>
        <table:table-row>
          <table:table-cell table:style-name="Tabla8.A2" office:value-type="float" office:value="2820001">
            <text:p text:style-name="P45">2820001</text:p>
          </table:table-cell>
          <table:table-cell table:style-name="Tabla8.B4" office:value-type="float" office:value="0.002359">
            <text:p text:style-name="P45">2,36E-003</text:p>
          </table:table-cell>
        </table:table-row>
        <table:table-row>
          <table:table-cell table:style-name="Tabla8.A2" office:value-type="float" office:value="2830001">
            <text:p text:style-name="P45">2830001</text:p>
          </table:table-cell>
          <table:table-cell table:style-name="Tabla8.B4" office:value-type="float" office:value="0.001979">
            <text:p text:style-name="P45">1,98E-003</text:p>
          </table:table-cell>
        </table:table-row>
        <table:table-row>
          <table:table-cell table:style-name="Tabla8.A2" office:value-type="float" office:value="2840001">
            <text:p text:style-name="P45">2840001</text:p>
          </table:table-cell>
          <table:table-cell table:style-name="Tabla8.B4" office:value-type="float" office:value="0.002818">
            <text:p text:style-name="P45">2,82E-003</text:p>
          </table:table-cell>
        </table:table-row>
        <table:table-row>
          <table:table-cell table:style-name="Tabla8.A2" office:value-type="float" office:value="2850001">
            <text:p text:style-name="P45">2850001</text:p>
          </table:table-cell>
          <table:table-cell table:style-name="Tabla8.B4" office:value-type="float" office:value="0.002012">
            <text:p text:style-name="P45">2,01E-003</text:p>
          </table:table-cell>
        </table:table-row>
        <table:table-row>
          <table:table-cell table:style-name="Tabla8.A2" office:value-type="float" office:value="2860001">
            <text:p text:style-name="P45">2860001</text:p>
          </table:table-cell>
          <table:table-cell table:style-name="Tabla8.B4" office:value-type="float" office:value="0.001685">
            <text:p text:style-name="P45">1,69E-003</text:p>
          </table:table-cell>
        </table:table-row>
        <table:table-row>
          <table:table-cell table:style-name="Tabla8.A2" office:value-type="float" office:value="2870001">
            <text:p text:style-name="P45">2870001</text:p>
          </table:table-cell>
          <table:table-cell table:style-name="Tabla8.B4" office:value-type="float" office:value="0.002998">
            <text:p text:style-name="P45">3,00E-003</text:p>
          </table:table-cell>
        </table:table-row>
        <table:table-row>
          <table:table-cell table:style-name="Tabla8.A2" office:value-type="float" office:value="2880001">
            <text:p text:style-name="P45">2880001</text:p>
          </table:table-cell>
          <table:table-cell table:style-name="Tabla8.B4" office:value-type="float" office:value="0.001705">
            <text:p text:style-name="P45">1,71E-003</text:p>
          </table:table-cell>
        </table:table-row>
        <table:table-row>
          <table:table-cell table:style-name="Tabla8.A2" office:value-type="float" office:value="2890001">
            <text:p text:style-name="P45">2890001</text:p>
          </table:table-cell>
          <table:table-cell table:style-name="Tabla8.B4" office:value-type="float" office:value="0.002034">
            <text:p text:style-name="P45">2,03E-003</text:p>
          </table:table-cell>
        </table:table-row>
        <table:table-row>
          <table:table-cell table:style-name="Tabla8.A2" office:value-type="float" office:value="2900001">
            <text:p text:style-name="P45">2900001</text:p>
          </table:table-cell>
          <table:table-cell table:style-name="Tabla8.B4" office:value-type="float" office:value="0.002599">
            <text:p text:style-name="P45">2,60E-003</text:p>
          </table:table-cell>
        </table:table-row>
        <table:table-row>
          <table:table-cell table:style-name="Tabla8.A2" office:value-type="float" office:value="2910001">
            <text:p text:style-name="P45">2910001</text:p>
          </table:table-cell>
          <table:table-cell table:style-name="Tabla8.B4" office:value-type="float" office:value="0.001937">
            <text:p text:style-name="P45">1,94E-003</text:p>
          </table:table-cell>
        </table:table-row>
        <table:table-row>
          <table:table-cell table:style-name="Tabla8.A2" office:value-type="float" office:value="2920001">
            <text:p text:style-name="P45">2920001</text:p>
          </table:table-cell>
          <table:table-cell table:style-name="Tabla8.B4" office:value-type="float" office:value="0.002115">
            <text:p text:style-name="P45">2,12E-003</text:p>
          </table:table-cell>
        </table:table-row>
        <table:table-row>
          <table:table-cell table:style-name="Tabla8.A2" office:value-type="float" office:value="2930001">
            <text:p text:style-name="P45">2930001</text:p>
          </table:table-cell>
          <table:table-cell table:style-name="Tabla8.B4" office:value-type="float" office:value="0.002974">
            <text:p text:style-name="P45">2,97E-003</text:p>
          </table:table-cell>
        </table:table-row>
        <table:table-row>
          <table:table-cell table:style-name="Tabla8.A2" office:value-type="float" office:value="2940001">
            <text:p text:style-name="P45">2940001</text:p>
          </table:table-cell>
          <table:table-cell table:style-name="Tabla8.B4" office:value-type="float" office:value="0.001684">
            <text:p text:style-name="P45">1,68E-003</text:p>
          </table:table-cell>
        </table:table-row>
        <table:table-row>
          <table:table-cell table:style-name="Tabla8.A2" office:value-type="float" office:value="2950001">
            <text:p text:style-name="P45">2950001</text:p>
          </table:table-cell>
          <table:table-cell table:style-name="Tabla8.B4" office:value-type="float" office:value="0.001916">
            <text:p text:style-name="P45">1,92E-003</text:p>
          </table:table-cell>
        </table:table-row>
        <table:table-row>
          <table:table-cell table:style-name="Tabla8.A2" office:value-type="float" office:value="2960001">
            <text:p text:style-name="P45">2960001</text:p>
          </table:table-cell>
          <table:table-cell table:style-name="Tabla8.B4" office:value-type="float" office:value="0.002628">
            <text:p text:style-name="P45">2,63E-003</text:p>
          </table:table-cell>
        </table:table-row>
        <table:table-row>
          <table:table-cell table:style-name="Tabla8.A2" office:value-type="float" office:value="2970001">
            <text:p text:style-name="P45">2970001</text:p>
          </table:table-cell>
          <table:table-cell table:style-name="Tabla8.B4" office:value-type="float" office:value="0.001848">
            <text:p text:style-name="P45">1,85E-003</text:p>
          </table:table-cell>
        </table:table-row>
        <table:table-row>
          <table:table-cell table:style-name="Tabla8.A2" office:value-type="float" office:value="2980001">
            <text:p text:style-name="P45">2980001</text:p>
          </table:table-cell>
          <table:table-cell table:style-name="Tabla8.B4" office:value-type="float" office:value="0.001864">
            <text:p text:style-name="P45">1,86E-003</text:p>
          </table:table-cell>
        </table:table-row>
        <table:table-row>
          <table:table-cell table:style-name="Tabla8.A2" office:value-type="float" office:value="2990001">
            <text:p text:style-name="P45">2990001</text:p>
          </table:table-cell>
          <table:table-cell table:style-name="Tabla8.B4" office:value-type="float" office:value="0.002569">
            <text:p text:style-name="P45">2,57E-003</text:p>
          </table:table-cell>
        </table:table-row>
        <table:table-row>
          <table:table-cell table:style-name="Tabla8.A2" office:value-type="float" office:value="3000001">
            <text:p text:style-name="P45">3000001</text:p>
          </table:table-cell>
          <table:table-cell table:style-name="Tabla8.B4" office:value-type="float" office:value="0.00176">
            <text:p text:style-name="P45">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59">1.<text:span text:style-name="T29">3</text:span><text:tab/><text:span text:style-name="T14">Segunda</text:span><text:span text:style-name="T3"> Solución DyV</text:span></text:p>
      <text:p text:style-name="P59"/>
      <text:p text:style-name="P53">En esta segunda solución que planteamos para nuestro problema comenzaremos como en la anterior, presentando el código:</text:p>
      <text:p text:style-name="P53"/>
      <text:p text:style-name="P54">#include &lt;iostream&gt;</text:p>
      <text:p text:style-name="P54">using namespace std;</text:p>
      <text:p text:style-name="P54">#include &lt;ctime&gt;</text:p>
      <text:p text:style-name="P54">#include &lt;cstdlib&gt;</text:p>
      <text:p text:style-name="P54">#include &lt;climits&gt;</text:p>
      <text:p text:style-name="P54">#include &lt;cassert&gt;</text:p>
      <text:p text:style-name="P54">//#include &lt;mach/mach_time.h&gt;</text:p>
      <text:p text:style-name="P54">#include &lt;cstdio&gt;</text:p>
      <text:p text:style-name="P54">#include &lt;chrono&gt;</text:p>
      <text:p text:style-name="P54"/>
      <text:p text:style-name="P54">int &amp; <text:s/>rift_lims(int* arr, int beg, int end, int &amp; res){</text:p>
      <text:p text:style-name="P54"/>
      <text:p text:style-name="P54"><text:s text:c="2"/>int N = end - beg;</text:p>
      <text:p text:style-name="P54"/>
      <text:p text:style-name="P54"><text:s text:c="2"/>if (N <text:s/>== 1) {</text:p>
      <text:p text:style-name="P54"><text:s text:c="4"/>res = beg;</text:p>
      <text:p text:style-name="P54"><text:s text:c="4"/>return arr[beg];</text:p>
      <text:p text:style-name="P54"><text:s text:c="2"/>}</text:p>
      <text:p text:style-name="P54"><text:s text:c="2"/>else if (arr [beg + N/2 - 1] &lt; arr [end - 1])</text:p>
      <text:p text:style-name="P54"><text:s text:c="4"/>return rift_lims(arr, beg + N/2 , end, res);</text:p>
      <text:p text:style-name="P54"><text:s text:c="2"/>else</text:p>
      <text:p text:style-name="P54"><text:s text:c="4"/>return rift_lims(arr,beg, beg + N/2, res);</text:p>
      <text:p text:style-name="P54">}</text:p>
      <text:p text:style-name="P54"/>
      <text:p text:style-name="P54"><text:soft-page-break/>int rift(int * arr, int n, int &amp; res){</text:p>
      <text:p text:style-name="P54"/>
      <text:p text:style-name="P54"><text:s text:c="2"/>int beg = 0, end = n;</text:p>
      <text:p text:style-name="P54"/>
      <text:p text:style-name="P54"><text:s text:c="2"/>return rift_lims(arr,beg,end,res);</text:p>
      <text:p text:style-name="P54">}</text:p>
      <text:p text:style-name="P54"/>
      <text:p text:style-name="P54">double uniforme()</text:p>
      <text:p text:style-name="P54">{</text:p>
      <text:p text:style-name="P54">double u;</text:p>
      <text:p text:style-name="P54"><text:s text:c="2"/>u = (double) rand();</text:p>
      <text:p text:style-name="P54"><text:s text:c="2"/>u = u/(double)(RAND_MAX+1.0);</text:p>
      <text:p text:style-name="P54"><text:s/>return u;</text:p>
      <text:p text:style-name="P54">}</text:p>
      <text:p text:style-name="P54"/>
      <text:p text:style-name="P54">int main(int argc, char * argv[])</text:p>
      <text:p text:style-name="P54">{</text:p>
      <text:p text:style-name="P54"/>
      <text:p text:style-name="P54"><text:s text:c="2"/>if (argc != 2)</text:p>
      <text:p text:style-name="P54"><text:s text:c="4"/>{</text:p>
      <text:p text:style-name="P54"><text:s text:c="6"/>cerr &lt;&lt; "Formato " &lt;&lt; argv[0] &lt;&lt; " &lt;num_elem&gt;" &lt;&lt; endl;</text:p>
      <text:p text:style-name="P54"><text:s text:c="6"/>return -1;</text:p>
      <text:p text:style-name="P54"><text:s text:c="4"/>}</text:p>
      <text:p text:style-name="P54"/>
      <text:p text:style-name="P54"><text:s text:c="2"/>int n = atoi(argv[1]);</text:p>
      <text:p text:style-name="P54"/>
      <text:p text:style-name="P54"><text:s text:c="2"/>int * T = new int[n];</text:p>
      <text:p text:style-name="P54"><text:s text:c="2"/>assert(T);</text:p>
      <text:p text:style-name="P54"/>
      <text:p text:style-name="P54"><text:s text:c="2"/>srand(time(0));</text:p>
      <text:p text:style-name="P54"><text:s text:c="2"/>double u=uniforme();</text:p>
      <text:p text:style-name="P54"><text:s text:c="2"/>int p=1+(int)((n-2)*u);</text:p>
      <text:p text:style-name="P54"><text:s text:c="2"/>T[p]=n-1;</text:p>
      <text:p text:style-name="P54"><text:s text:c="2"/>for (int i=0; i&lt;p; i++) T[i]=i;</text:p>
      <text:p text:style-name="P54"><text:s text:c="2"/>for (int i=p+1; i&lt;n; i++) T[i]=n-1-i+p;</text:p>
      <text:p text:style-name="P54"/>
      <text:p text:style-name="P54">#ifdef _PRINT_IT_</text:p>
      <text:p text:style-name="P54"><text:s text:c="2"/>cout &lt;&lt; "El vector generado es:" &lt;&lt; endl;</text:p>
      <text:p text:style-name="P54"><text:s text:c="2"/>for (int j=0; j&lt;n; j++) {cout &lt;&lt; T[j] &lt;&lt; " ";}</text:p>
      <text:p text:style-name="P54"><text:s text:c="2"/>cout &lt;&lt; endl;</text:p>
      <text:p text:style-name="P54">#endif</text:p>
      <text:p text:style-name="P54"/>
      <text:p text:style-name="P54">int res=0;</text:p>
      <text:p text:style-name="P54">std::chrono::high_resolution_clock::time_point t1, t2;</text:p>
      <text:p text:style-name="P54"/>
      <text:p text:style-name="P54">t1=std::chrono::high_resolution_clock::now();</text:p>
      <text:p text:style-name="P54">rift(T,n,res);</text:p>
      <text:p text:style-name="P54">t2=std::chrono::high_resolution_clock::now();</text:p>
      <text:p text:style-name="P54">int punto_cambio=res;</text:p>
      <text:p text:style-name="P54"/>
      <text:p text:style-name="P54">std::chrono::duration&lt;double&gt; transcurrido = std::chrono::duration_cast&lt;std::chrono::duration&lt;double&gt; &gt;(t2-t1);</text:p>
      <text:p text:style-name="P54"><text:soft-page-break/>cout &lt;&lt; n &lt;&lt; " " &lt;&lt; transcurrido.count() &lt;&lt; "\n";</text:p>
      <text:p text:style-name="P54"/>
      <text:p text:style-name="P54">#ifdef _PRINT_IT_</text:p>
      <text:p text:style-name="P54">cout &lt;&lt; endl &lt;&lt; "La posicion en la que cambia la monotonia es: " &lt;&lt; punto_cambio &lt;&lt; endl ;</text:p>
      <text:p text:style-name="P54">#endif</text:p>
      <text:p text:style-name="P54">}</text:p>
      <text:p text:style-name="P54"/>
      <text:p text:style-name="P55">El algoritmo utilizado en esta segunda solución es el siguiente:</text:p>
      <text:p text:style-name="P55">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55">2) Repetiremos esto hasta llegar al caso en que el tamaño del vector sea 1 y por tanto el punto sea el único que nos queda.</text:p>
      <text:p text:style-name="P55"/>
      <text:p text:style-name="P55">La eficiencia de este algoritmo es logarítmica como se observa en la suma al cuadrado de los residuos que nos arroja el ajuste de las funciones mediante gnuplot:</text:p>
      <text:p text:style-name="P57">nlogarítmica = <text:span text:style-name="T30">1.0888e-10</text:span></text:p>
      <text:p text:style-name="P57">logarítmica = <text:span text:style-name="T30">6.58058e-11</text:span></text:p>
      <text:p text:style-name="P57"/>
      <text:p text:style-name="P58">Pasamos a exponer los datos y gráficas obtenidas:</text:p>
      <text:p text:style-name="P58"/>
      <text:p text:style-name="P48">Datos:</text:p>
      <text:p text:style-name="P50">-<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58"/>
      <table:table table:name="Tabla9" table:style-name="Tabla9">
        <table:table-column table:style-name="Tabla9.A" table:number-columns-repeated="2"/>
        <table:table-row>
          <table:table-cell table:style-name="Tabla9.A1" office:value-type="string">
            <text:p text:style-name="P45">Tamaño</text:p>
          </table:table-cell>
          <table:table-cell table:style-name="Tabla9.B1" office:value-type="string">
            <text:p text:style-name="P45">Tiempo</text:p>
          </table:table-cell>
        </table:table-row>
        <table:table-row>
          <table:table-cell table:style-name="Tabla9.A2" office:value-type="float" office:value="1">
            <text:p text:style-name="P45">1</text:p>
          </table:table-cell>
          <table:table-cell table:style-name="Tabla9.B202" office:value-type="string">
            <text:p text:style-name="P45">1.34e-07</text:p>
          </table:table-cell>
        </table:table-row>
        <table:table-row>
          <table:table-cell table:style-name="Tabla9.A2" office:value-type="float" office:value="5001">
            <text:p text:style-name="P45">5001</text:p>
          </table:table-cell>
          <table:table-cell table:style-name="Tabla9.B202" office:value-type="string">
            <text:p text:style-name="P45">3.71e-07</text:p>
          </table:table-cell>
        </table:table-row>
        <table:table-row>
          <table:table-cell table:style-name="Tabla9.A2" office:value-type="float" office:value="10001">
            <text:p text:style-name="P45">10001</text:p>
          </table:table-cell>
          <table:table-cell table:style-name="Tabla9.B202" office:value-type="string">
            <text:p text:style-name="P45">4.65e-07</text:p>
          </table:table-cell>
        </table:table-row>
        <table:table-row>
          <table:table-cell table:style-name="Tabla9.A2" office:value-type="float" office:value="15001">
            <text:p text:style-name="P45">15001</text:p>
          </table:table-cell>
          <table:table-cell table:style-name="Tabla9.B202" office:value-type="string">
            <text:p text:style-name="P45">7.23e-07</text:p>
          </table:table-cell>
        </table:table-row>
        <table:table-row>
          <table:table-cell table:style-name="Tabla9.A2" office:value-type="float" office:value="20001">
            <text:p text:style-name="P45">20001</text:p>
          </table:table-cell>
          <table:table-cell table:style-name="Tabla9.B202" office:value-type="string">
            <text:p text:style-name="P45">5.42e-07</text:p>
          </table:table-cell>
        </table:table-row>
        <table:table-row>
          <table:table-cell table:style-name="Tabla9.A2" office:value-type="float" office:value="25001">
            <text:p text:style-name="P45">25001</text:p>
          </table:table-cell>
          <table:table-cell table:style-name="Tabla9.B202" office:value-type="string">
            <text:p text:style-name="P45">5.18e-07</text:p>
          </table:table-cell>
        </table:table-row>
        <table:table-row>
          <table:table-cell table:style-name="Tabla9.A2" office:value-type="float" office:value="30001">
            <text:p text:style-name="P45">30001</text:p>
          </table:table-cell>
          <table:table-cell table:style-name="Tabla9.B202" office:value-type="string">
            <text:p text:style-name="P45">6.48e-07</text:p>
          </table:table-cell>
        </table:table-row>
        <table:table-row>
          <table:table-cell table:style-name="Tabla9.A2" office:value-type="float" office:value="35001">
            <text:p text:style-name="P45">35001</text:p>
          </table:table-cell>
          <table:table-cell table:style-name="Tabla9.B202" office:value-type="string">
            <text:p text:style-name="P45">6.85e-07</text:p>
          </table:table-cell>
        </table:table-row>
        <table:table-row>
          <table:table-cell table:style-name="Tabla9.A2" office:value-type="float" office:value="40001">
            <text:p text:style-name="P45">40001</text:p>
          </table:table-cell>
          <table:table-cell table:style-name="Tabla9.B202" office:value-type="string">
            <text:p text:style-name="P45">6.48e-07</text:p>
          </table:table-cell>
        </table:table-row>
        <table:table-row>
          <table:table-cell table:style-name="Tabla9.A2" office:value-type="float" office:value="45001">
            <text:p text:style-name="P45">45001</text:p>
          </table:table-cell>
          <table:table-cell table:style-name="Tabla9.B202" office:value-type="string">
            <text:p text:style-name="P45">7.77e-07</text:p>
          </table:table-cell>
        </table:table-row>
        <table:table-row>
          <table:table-cell table:style-name="Tabla9.A2" office:value-type="float" office:value="50001">
            <text:p text:style-name="P45">50001</text:p>
          </table:table-cell>
          <table:table-cell table:style-name="Tabla9.B12" office:value-type="float" office:value="0.001007">
            <text:p text:style-name="P45">1,01E-003</text:p>
          </table:table-cell>
        </table:table-row>
        <table:table-row>
          <table:table-cell table:style-name="Tabla9.A2" office:value-type="float" office:value="55001">
            <text:p text:style-name="P45">55001</text:p>
          </table:table-cell>
          <table:table-cell table:style-name="Tabla9.B12" office:value-type="float" office:value="0.0000008">
            <text:p text:style-name="P45">8,00E-007</text:p>
          </table:table-cell>
        </table:table-row>
        <table:table-row>
          <table:table-cell table:style-name="Tabla9.A2" office:value-type="float" office:value="60001">
            <text:p text:style-name="P45">60001</text:p>
          </table:table-cell>
          <table:table-cell table:style-name="Tabla9.B12" office:value-type="float" office:value="0.001652">
            <text:p text:style-name="P45">1,65E-003</text:p>
          </table:table-cell>
        </table:table-row>
        <table:table-row>
          <table:table-cell table:style-name="Tabla9.A2" office:value-type="float" office:value="65001">
            <text:p text:style-name="P45">65001</text:p>
          </table:table-cell>
          <table:table-cell table:style-name="Tabla9.B12" office:value-type="float" office:value="0.001303">
            <text:p text:style-name="P45">1,30E-003</text:p>
          </table:table-cell>
        </table:table-row>
        <table:table-row>
          <table:table-cell table:style-name="Tabla9.A2" office:value-type="float" office:value="70001">
            <text:p text:style-name="P45">70001</text:p>
          </table:table-cell>
          <table:table-cell table:style-name="Tabla9.B12" office:value-type="float" office:value="0.001507">
            <text:p text:style-name="P45">1,51E-003</text:p>
          </table:table-cell>
        </table:table-row>
        <table:table-row>
          <table:table-cell table:style-name="Tabla9.A2" office:value-type="float" office:value="75001">
            <text:p text:style-name="P45">75001</text:p>
          </table:table-cell>
          <table:table-cell table:style-name="Tabla9.B12" office:value-type="float" office:value="0.001082">
            <text:p text:style-name="P45">1,08E-003</text:p>
          </table:table-cell>
        </table:table-row>
        <table:table-row>
          <table:table-cell table:style-name="Tabla9.A2" office:value-type="float" office:value="80001">
            <text:p text:style-name="P45">80001</text:p>
          </table:table-cell>
          <table:table-cell table:style-name="Tabla9.B202" office:value-type="string">
            <text:p text:style-name="P45">9.79e-07</text:p>
          </table:table-cell>
        </table:table-row>
        <table:table-row>
          <table:table-cell table:style-name="Tabla9.A2" office:value-type="float" office:value="85001">
            <text:p text:style-name="P45">85001</text:p>
          </table:table-cell>
          <table:table-cell table:style-name="Tabla9.B12" office:value-type="float" office:value="0.001084">
            <text:p text:style-name="P45">1,08E-003</text:p>
          </table:table-cell>
        </table:table-row>
        <text:soft-page-break/>
        <table:table-row>
          <table:table-cell table:style-name="Tabla9.A2" office:value-type="float" office:value="90001">
            <text:p text:style-name="P45">90001</text:p>
          </table:table-cell>
          <table:table-cell table:style-name="Tabla9.B12" office:value-type="float" office:value="0.001403">
            <text:p text:style-name="P45">1,40E-003</text:p>
          </table:table-cell>
        </table:table-row>
        <table:table-row>
          <table:table-cell table:style-name="Tabla9.A2" office:value-type="float" office:value="95001">
            <text:p text:style-name="P45">95001</text:p>
          </table:table-cell>
          <table:table-cell table:style-name="Tabla9.B202" office:value-type="string">
            <text:p text:style-name="P45">6.52e-07</text:p>
          </table:table-cell>
        </table:table-row>
        <table:table-row>
          <table:table-cell table:style-name="Tabla9.A2" office:value-type="float" office:value="100001">
            <text:p text:style-name="P45">100001</text:p>
          </table:table-cell>
          <table:table-cell table:style-name="Tabla9.B202" office:value-type="string">
            <text:p text:style-name="P45">5.43e-07</text:p>
          </table:table-cell>
        </table:table-row>
        <table:table-row>
          <table:table-cell table:style-name="Tabla9.A2" office:value-type="float" office:value="105001">
            <text:p text:style-name="P45">105001</text:p>
          </table:table-cell>
          <table:table-cell table:style-name="Tabla9.B202" office:value-type="string">
            <text:p text:style-name="P45">4.48e-07</text:p>
          </table:table-cell>
        </table:table-row>
        <table:table-row>
          <table:table-cell table:style-name="Tabla9.A2" office:value-type="float" office:value="110001">
            <text:p text:style-name="P45">110001</text:p>
          </table:table-cell>
          <table:table-cell table:style-name="Tabla9.B202" office:value-type="string">
            <text:p text:style-name="P45">4.66e-07</text:p>
          </table:table-cell>
        </table:table-row>
        <table:table-row>
          <table:table-cell table:style-name="Tabla9.A2" office:value-type="float" office:value="115001">
            <text:p text:style-name="P45">115001</text:p>
          </table:table-cell>
          <table:table-cell table:style-name="Tabla9.B202" office:value-type="string">
            <text:p text:style-name="P45">5.67e-07</text:p>
          </table:table-cell>
        </table:table-row>
        <table:table-row>
          <table:table-cell table:style-name="Tabla9.A2" office:value-type="float" office:value="120001">
            <text:p text:style-name="P45">120001</text:p>
          </table:table-cell>
          <table:table-cell table:style-name="Tabla9.B202" office:value-type="string">
            <text:p text:style-name="P45">5.42e-07</text:p>
          </table:table-cell>
        </table:table-row>
        <table:table-row>
          <table:table-cell table:style-name="Tabla9.A2" office:value-type="float" office:value="125001">
            <text:p text:style-name="P45">125001</text:p>
          </table:table-cell>
          <table:table-cell table:style-name="Tabla9.B202" office:value-type="string">
            <text:p text:style-name="P45">5.41e-07</text:p>
          </table:table-cell>
        </table:table-row>
        <table:table-row>
          <table:table-cell table:style-name="Tabla9.A2" office:value-type="float" office:value="130001">
            <text:p text:style-name="P45">130001</text:p>
          </table:table-cell>
          <table:table-cell table:style-name="Tabla9.B202" office:value-type="string">
            <text:p text:style-name="P45">4.64e-07</text:p>
          </table:table-cell>
        </table:table-row>
        <table:table-row>
          <table:table-cell table:style-name="Tabla9.A2" office:value-type="float" office:value="135001">
            <text:p text:style-name="P45">135001</text:p>
          </table:table-cell>
          <table:table-cell table:style-name="Tabla9.B202" office:value-type="string">
            <text:p text:style-name="P45">4.82e-07</text:p>
          </table:table-cell>
        </table:table-row>
        <table:table-row>
          <table:table-cell table:style-name="Tabla9.A2" office:value-type="float" office:value="140001">
            <text:p text:style-name="P45">140001</text:p>
          </table:table-cell>
          <table:table-cell table:style-name="Tabla9.B202" office:value-type="string">
            <text:p text:style-name="P45">4.95e-07</text:p>
          </table:table-cell>
        </table:table-row>
        <table:table-row>
          <table:table-cell table:style-name="Tabla9.A2" office:value-type="float" office:value="145001">
            <text:p text:style-name="P45">145001</text:p>
          </table:table-cell>
          <table:table-cell table:style-name="Tabla9.B202" office:value-type="string">
            <text:p text:style-name="P45">6.45e-07</text:p>
          </table:table-cell>
        </table:table-row>
        <table:table-row>
          <table:table-cell table:style-name="Tabla9.A2" office:value-type="float" office:value="150001">
            <text:p text:style-name="P45">150001</text:p>
          </table:table-cell>
          <table:table-cell table:style-name="Tabla9.B202" office:value-type="string">
            <text:p text:style-name="P45">5.29e-07</text:p>
          </table:table-cell>
        </table:table-row>
        <table:table-row>
          <table:table-cell table:style-name="Tabla9.A2" office:value-type="float" office:value="155001">
            <text:p text:style-name="P45">155001</text:p>
          </table:table-cell>
          <table:table-cell table:style-name="Tabla9.B202" office:value-type="string">
            <text:p text:style-name="P45">5.54e-07</text:p>
          </table:table-cell>
        </table:table-row>
        <table:table-row>
          <table:table-cell table:style-name="Tabla9.A2" office:value-type="float" office:value="160001">
            <text:p text:style-name="P45">160001</text:p>
          </table:table-cell>
          <table:table-cell table:style-name="Tabla9.B202" office:value-type="string">
            <text:p text:style-name="P45">5.85e-07</text:p>
          </table:table-cell>
        </table:table-row>
        <table:table-row>
          <table:table-cell table:style-name="Tabla9.A2" office:value-type="float" office:value="165001">
            <text:p text:style-name="P45">165001</text:p>
          </table:table-cell>
          <table:table-cell table:style-name="Tabla9.B202" office:value-type="string">
            <text:p text:style-name="P45">6.48e-07</text:p>
          </table:table-cell>
        </table:table-row>
        <table:table-row>
          <table:table-cell table:style-name="Tabla9.A2" office:value-type="float" office:value="170001">
            <text:p text:style-name="P45">170001</text:p>
          </table:table-cell>
          <table:table-cell table:style-name="Tabla9.B202" office:value-type="string">
            <text:p text:style-name="P45">5.65e-07</text:p>
          </table:table-cell>
        </table:table-row>
        <table:table-row>
          <table:table-cell table:style-name="Tabla9.A2" office:value-type="float" office:value="175001">
            <text:p text:style-name="P45">175001</text:p>
          </table:table-cell>
          <table:table-cell table:style-name="Tabla9.B202" office:value-type="string">
            <text:p text:style-name="P45">5.44e-07</text:p>
          </table:table-cell>
        </table:table-row>
        <table:table-row>
          <table:table-cell table:style-name="Tabla9.A2" office:value-type="float" office:value="180001">
            <text:p text:style-name="P45">180001</text:p>
          </table:table-cell>
          <table:table-cell table:style-name="Tabla9.B202" office:value-type="string">
            <text:p text:style-name="P45">5.57e-07</text:p>
          </table:table-cell>
        </table:table-row>
        <table:table-row>
          <table:table-cell table:style-name="Tabla9.A2" office:value-type="float" office:value="185001">
            <text:p text:style-name="P45">185001</text:p>
          </table:table-cell>
          <table:table-cell table:style-name="Tabla9.B202" office:value-type="string">
            <text:p text:style-name="P45">6.91e-07</text:p>
          </table:table-cell>
        </table:table-row>
        <table:table-row>
          <table:table-cell table:style-name="Tabla9.A2" office:value-type="float" office:value="190001">
            <text:p text:style-name="P45">190001</text:p>
          </table:table-cell>
          <table:table-cell table:style-name="Tabla9.B202" office:value-type="string">
            <text:p text:style-name="P45">5.38e-07</text:p>
          </table:table-cell>
        </table:table-row>
        <table:table-row>
          <table:table-cell table:style-name="Tabla9.A2" office:value-type="float" office:value="195001">
            <text:p text:style-name="P45">195001</text:p>
          </table:table-cell>
          <table:table-cell table:style-name="Tabla9.B202" office:value-type="string">
            <text:p text:style-name="P45">6.32e-07</text:p>
          </table:table-cell>
        </table:table-row>
        <table:table-row>
          <table:table-cell table:style-name="Tabla9.A2" office:value-type="float" office:value="200001">
            <text:p text:style-name="P45">200001</text:p>
          </table:table-cell>
          <table:table-cell table:style-name="Tabla9.B12" office:value-type="float" office:value="0.005366">
            <text:p text:style-name="P45">5,37E-003</text:p>
          </table:table-cell>
        </table:table-row>
        <table:table-row>
          <table:table-cell table:style-name="Tabla9.A2" office:value-type="float" office:value="205001">
            <text:p text:style-name="P45">205001</text:p>
          </table:table-cell>
          <table:table-cell table:style-name="Tabla9.B202" office:value-type="string">
            <text:p text:style-name="P45">1.06e-06</text:p>
          </table:table-cell>
        </table:table-row>
        <table:table-row>
          <table:table-cell table:style-name="Tabla9.A2" office:value-type="float" office:value="210001">
            <text:p text:style-name="P45">210001</text:p>
          </table:table-cell>
          <table:table-cell table:style-name="Tabla9.B202" office:value-type="string">
            <text:p text:style-name="P45">8.08e-07</text:p>
          </table:table-cell>
        </table:table-row>
        <table:table-row>
          <table:table-cell table:style-name="Tabla9.A2" office:value-type="float" office:value="215001">
            <text:p text:style-name="P45">215001</text:p>
          </table:table-cell>
          <table:table-cell table:style-name="Tabla9.B202" office:value-type="string">
            <text:p text:style-name="P45">9.24e-07</text:p>
          </table:table-cell>
        </table:table-row>
        <table:table-row>
          <table:table-cell table:style-name="Tabla9.A2" office:value-type="float" office:value="220001">
            <text:p text:style-name="P45">220001</text:p>
          </table:table-cell>
          <table:table-cell table:style-name="Tabla9.B202" office:value-type="string">
            <text:p text:style-name="P45">9.12e-07</text:p>
          </table:table-cell>
        </table:table-row>
        <table:table-row>
          <table:table-cell table:style-name="Tabla9.A2" office:value-type="float" office:value="225001">
            <text:p text:style-name="P45">225001</text:p>
          </table:table-cell>
          <table:table-cell table:style-name="Tabla9.B202" office:value-type="string">
            <text:p text:style-name="P45">4.86e-07</text:p>
          </table:table-cell>
        </table:table-row>
        <table:table-row>
          <table:table-cell table:style-name="Tabla9.A2" office:value-type="float" office:value="230001">
            <text:p text:style-name="P45">230001</text:p>
          </table:table-cell>
          <table:table-cell table:style-name="Tabla9.B202" office:value-type="string">
            <text:p text:style-name="P45">5.44e-07</text:p>
          </table:table-cell>
        </table:table-row>
        <table:table-row>
          <table:table-cell table:style-name="Tabla9.A2" office:value-type="float" office:value="235001">
            <text:p text:style-name="P45">235001</text:p>
          </table:table-cell>
          <table:table-cell table:style-name="Tabla9.B12" office:value-type="float" office:value="0.002874">
            <text:p text:style-name="P45">2,87E-003</text:p>
          </table:table-cell>
        </table:table-row>
        <table:table-row>
          <table:table-cell table:style-name="Tabla9.A2" office:value-type="float" office:value="240001">
            <text:p text:style-name="P45">240001</text:p>
          </table:table-cell>
          <table:table-cell table:style-name="Tabla9.B202" office:value-type="string">
            <text:p text:style-name="P45">6.74e-07</text:p>
          </table:table-cell>
        </table:table-row>
        <table:table-row>
          <table:table-cell table:style-name="Tabla9.A2" office:value-type="float" office:value="245001">
            <text:p text:style-name="P45">245001</text:p>
          </table:table-cell>
          <table:table-cell table:style-name="Tabla9.B202" office:value-type="string">
            <text:p text:style-name="P45">5.3e-07</text:p>
          </table:table-cell>
        </table:table-row>
        <table:table-row>
          <table:table-cell table:style-name="Tabla9.A2" office:value-type="float" office:value="250001">
            <text:p text:style-name="P45">250001</text:p>
          </table:table-cell>
          <table:table-cell table:style-name="Tabla9.B202" office:value-type="string">
            <text:p text:style-name="P45">4.99e-07</text:p>
          </table:table-cell>
        </table:table-row>
        <table:table-row>
          <table:table-cell table:style-name="Tabla9.A2" office:value-type="float" office:value="255001">
            <text:p text:style-name="P45">255001</text:p>
          </table:table-cell>
          <table:table-cell table:style-name="Tabla9.B202" office:value-type="string">
            <text:p text:style-name="P45">9.51e-07</text:p>
          </table:table-cell>
        </table:table-row>
        <table:table-row>
          <table:table-cell table:style-name="Tabla9.A2" office:value-type="float" office:value="260001">
            <text:p text:style-name="P45">260001</text:p>
          </table:table-cell>
          <table:table-cell table:style-name="Tabla9.B202" office:value-type="string">
            <text:p text:style-name="P45">7.32e-07</text:p>
          </table:table-cell>
        </table:table-row>
        <table:table-row>
          <table:table-cell table:style-name="Tabla9.A2" office:value-type="float" office:value="265001">
            <text:p text:style-name="P45">265001</text:p>
          </table:table-cell>
          <table:table-cell table:style-name="Tabla9.B202" office:value-type="string">
            <text:p text:style-name="P45">8.61e-07</text:p>
          </table:table-cell>
        </table:table-row>
        <table:table-row>
          <table:table-cell table:style-name="Tabla9.A2" office:value-type="float" office:value="270001">
            <text:p text:style-name="P45">270001</text:p>
          </table:table-cell>
          <table:table-cell table:style-name="Tabla9.B202" office:value-type="string">
            <text:p text:style-name="P45">6.55e-07</text:p>
          </table:table-cell>
        </table:table-row>
        <text:soft-page-break/>
        <table:table-row>
          <table:table-cell table:style-name="Tabla9.A2" office:value-type="float" office:value="275001">
            <text:p text:style-name="P45">275001</text:p>
          </table:table-cell>
          <table:table-cell table:style-name="Tabla9.B202" office:value-type="string">
            <text:p text:style-name="P45">8.5e-07</text:p>
          </table:table-cell>
        </table:table-row>
        <table:table-row>
          <table:table-cell table:style-name="Tabla9.A2" office:value-type="float" office:value="280001">
            <text:p text:style-name="P45">280001</text:p>
          </table:table-cell>
          <table:table-cell table:style-name="Tabla9.B202" office:value-type="string">
            <text:p text:style-name="P45">6.63e-07</text:p>
          </table:table-cell>
        </table:table-row>
        <table:table-row>
          <table:table-cell table:style-name="Tabla9.A2" office:value-type="float" office:value="285001">
            <text:p text:style-name="P45">285001</text:p>
          </table:table-cell>
          <table:table-cell table:style-name="Tabla9.B202" office:value-type="string">
            <text:p text:style-name="P45">6.71e-07</text:p>
          </table:table-cell>
        </table:table-row>
        <table:table-row>
          <table:table-cell table:style-name="Tabla9.A2" office:value-type="float" office:value="290001">
            <text:p text:style-name="P45">290001</text:p>
          </table:table-cell>
          <table:table-cell table:style-name="Tabla9.B202" office:value-type="string">
            <text:p text:style-name="P45">8.31e-07</text:p>
          </table:table-cell>
        </table:table-row>
        <table:table-row>
          <table:table-cell table:style-name="Tabla9.A2" office:value-type="float" office:value="295001">
            <text:p text:style-name="P45">295001</text:p>
          </table:table-cell>
          <table:table-cell table:style-name="Tabla9.B202" office:value-type="string">
            <text:p text:style-name="P45">6.98e-07</text:p>
          </table:table-cell>
        </table:table-row>
        <table:table-row>
          <table:table-cell table:style-name="Tabla9.A2" office:value-type="float" office:value="300001">
            <text:p text:style-name="P45">300001</text:p>
          </table:table-cell>
          <table:table-cell table:style-name="Tabla9.B202" office:value-type="string">
            <text:p text:style-name="P45">6.29e-07</text:p>
          </table:table-cell>
        </table:table-row>
        <table:table-row>
          <table:table-cell table:style-name="Tabla9.A2" office:value-type="float" office:value="305001">
            <text:p text:style-name="P45">305001</text:p>
          </table:table-cell>
          <table:table-cell table:style-name="Tabla9.B202" office:value-type="string">
            <text:p text:style-name="P45">6.02e-07</text:p>
          </table:table-cell>
        </table:table-row>
        <table:table-row>
          <table:table-cell table:style-name="Tabla9.A2" office:value-type="float" office:value="310001">
            <text:p text:style-name="P45">310001</text:p>
          </table:table-cell>
          <table:table-cell table:style-name="Tabla9.B202" office:value-type="string">
            <text:p text:style-name="P45">5.59e-07</text:p>
          </table:table-cell>
        </table:table-row>
        <table:table-row>
          <table:table-cell table:style-name="Tabla9.A2" office:value-type="float" office:value="315001">
            <text:p text:style-name="P45">315001</text:p>
          </table:table-cell>
          <table:table-cell table:style-name="Tabla9.B202" office:value-type="string">
            <text:p text:style-name="P45">5.97e-07</text:p>
          </table:table-cell>
        </table:table-row>
        <table:table-row>
          <table:table-cell table:style-name="Tabla9.A2" office:value-type="float" office:value="320001">
            <text:p text:style-name="P45">320001</text:p>
          </table:table-cell>
          <table:table-cell table:style-name="Tabla9.B202" office:value-type="string">
            <text:p text:style-name="P45">6.24e-07</text:p>
          </table:table-cell>
        </table:table-row>
        <table:table-row>
          <table:table-cell table:style-name="Tabla9.A2" office:value-type="float" office:value="325001">
            <text:p text:style-name="P45">325001</text:p>
          </table:table-cell>
          <table:table-cell table:style-name="Tabla9.B202" office:value-type="string">
            <text:p text:style-name="P45">5.7e-07</text:p>
          </table:table-cell>
        </table:table-row>
        <table:table-row>
          <table:table-cell table:style-name="Tabla9.A2" office:value-type="float" office:value="330001">
            <text:p text:style-name="P45">330001</text:p>
          </table:table-cell>
          <table:table-cell table:style-name="Tabla9.B12" office:value-type="float" office:value="0.001565">
            <text:p text:style-name="P45">1,57E-003</text:p>
          </table:table-cell>
        </table:table-row>
        <table:table-row>
          <table:table-cell table:style-name="Tabla9.A2" office:value-type="float" office:value="335001">
            <text:p text:style-name="P45">335001</text:p>
          </table:table-cell>
          <table:table-cell table:style-name="Tabla9.B202" office:value-type="string">
            <text:p text:style-name="P45">7.67e-07</text:p>
          </table:table-cell>
        </table:table-row>
        <table:table-row>
          <table:table-cell table:style-name="Tabla9.A2" office:value-type="float" office:value="340001">
            <text:p text:style-name="P45">340001</text:p>
          </table:table-cell>
          <table:table-cell table:style-name="Tabla9.B202" office:value-type="string">
            <text:p text:style-name="P45">7.46e-07</text:p>
          </table:table-cell>
        </table:table-row>
        <table:table-row>
          <table:table-cell table:style-name="Tabla9.A2" office:value-type="float" office:value="345001">
            <text:p text:style-name="P45">345001</text:p>
          </table:table-cell>
          <table:table-cell table:style-name="Tabla9.B202" office:value-type="string">
            <text:p text:style-name="P45">6.87e-07</text:p>
          </table:table-cell>
        </table:table-row>
        <table:table-row>
          <table:table-cell table:style-name="Tabla9.A2" office:value-type="float" office:value="350001">
            <text:p text:style-name="P45">350001</text:p>
          </table:table-cell>
          <table:table-cell table:style-name="Tabla9.B202" office:value-type="string">
            <text:p text:style-name="P45">6.92e-07</text:p>
          </table:table-cell>
        </table:table-row>
        <table:table-row>
          <table:table-cell table:style-name="Tabla9.A2" office:value-type="float" office:value="355001">
            <text:p text:style-name="P45">355001</text:p>
          </table:table-cell>
          <table:table-cell table:style-name="Tabla9.B202" office:value-type="string">
            <text:p text:style-name="P45">5.52e-07</text:p>
          </table:table-cell>
        </table:table-row>
        <table:table-row>
          <table:table-cell table:style-name="Tabla9.A2" office:value-type="float" office:value="360001">
            <text:p text:style-name="P45">360001</text:p>
          </table:table-cell>
          <table:table-cell table:style-name="Tabla9.B202" office:value-type="string">
            <text:p text:style-name="P45">6.64e-07</text:p>
          </table:table-cell>
        </table:table-row>
        <table:table-row>
          <table:table-cell table:style-name="Tabla9.A2" office:value-type="float" office:value="365001">
            <text:p text:style-name="P45">365001</text:p>
          </table:table-cell>
          <table:table-cell table:style-name="Tabla9.B12" office:value-type="float" office:value="0.002295">
            <text:p text:style-name="P45">2,30E-003</text:p>
          </table:table-cell>
        </table:table-row>
        <table:table-row>
          <table:table-cell table:style-name="Tabla9.A2" office:value-type="float" office:value="370001">
            <text:p text:style-name="P45">370001</text:p>
          </table:table-cell>
          <table:table-cell table:style-name="Tabla9.B202" office:value-type="string">
            <text:p text:style-name="P45">7.07e-07</text:p>
          </table:table-cell>
        </table:table-row>
        <table:table-row>
          <table:table-cell table:style-name="Tabla9.A2" office:value-type="float" office:value="375001">
            <text:p text:style-name="P45">375001</text:p>
          </table:table-cell>
          <table:table-cell table:style-name="Tabla9.B202" office:value-type="string">
            <text:p text:style-name="P45">5.12e-07</text:p>
          </table:table-cell>
        </table:table-row>
        <table:table-row>
          <table:table-cell table:style-name="Tabla9.A2" office:value-type="float" office:value="380001">
            <text:p text:style-name="P45">380001</text:p>
          </table:table-cell>
          <table:table-cell table:style-name="Tabla9.B202" office:value-type="string">
            <text:p text:style-name="P45">7.48e-07</text:p>
          </table:table-cell>
        </table:table-row>
        <table:table-row>
          <table:table-cell table:style-name="Tabla9.A2" office:value-type="float" office:value="385001">
            <text:p text:style-name="P45">385001</text:p>
          </table:table-cell>
          <table:table-cell table:style-name="Tabla9.B202" office:value-type="string">
            <text:p text:style-name="P45">6.69e-07</text:p>
          </table:table-cell>
        </table:table-row>
        <table:table-row>
          <table:table-cell table:style-name="Tabla9.A2" office:value-type="float" office:value="390001">
            <text:p text:style-name="P45">390001</text:p>
          </table:table-cell>
          <table:table-cell table:style-name="Tabla9.B202" office:value-type="string">
            <text:p text:style-name="P45">6.86e-07</text:p>
          </table:table-cell>
        </table:table-row>
        <table:table-row>
          <table:table-cell table:style-name="Tabla9.A2" office:value-type="float" office:value="395001">
            <text:p text:style-name="P45">395001</text:p>
          </table:table-cell>
          <table:table-cell table:style-name="Tabla9.B12" office:value-type="float" office:value="0.001183">
            <text:p text:style-name="P45">1,18E-003</text:p>
          </table:table-cell>
        </table:table-row>
        <table:table-row>
          <table:table-cell table:style-name="Tabla9.A2" office:value-type="float" office:value="400001">
            <text:p text:style-name="P45">400001</text:p>
          </table:table-cell>
          <table:table-cell table:style-name="Tabla9.B12" office:value-type="float" office:value="0.001071">
            <text:p text:style-name="P45">1,07E-003</text:p>
          </table:table-cell>
        </table:table-row>
        <table:table-row>
          <table:table-cell table:style-name="Tabla9.A2" office:value-type="float" office:value="405001">
            <text:p text:style-name="P45">405001</text:p>
          </table:table-cell>
          <table:table-cell table:style-name="Tabla9.B202" office:value-type="string">
            <text:p text:style-name="P45">7.38e-07</text:p>
          </table:table-cell>
        </table:table-row>
        <table:table-row>
          <table:table-cell table:style-name="Tabla9.A2" office:value-type="float" office:value="410001">
            <text:p text:style-name="P45">410001</text:p>
          </table:table-cell>
          <table:table-cell table:style-name="Tabla9.B202" office:value-type="string">
            <text:p text:style-name="P45">6.94e-07</text:p>
          </table:table-cell>
        </table:table-row>
        <table:table-row>
          <table:table-cell table:style-name="Tabla9.A2" office:value-type="float" office:value="415001">
            <text:p text:style-name="P45">415001</text:p>
          </table:table-cell>
          <table:table-cell table:style-name="Tabla9.B202" office:value-type="string">
            <text:p text:style-name="P45">5.86e-07</text:p>
          </table:table-cell>
        </table:table-row>
        <table:table-row>
          <table:table-cell table:style-name="Tabla9.A2" office:value-type="float" office:value="420001">
            <text:p text:style-name="P45">420001</text:p>
          </table:table-cell>
          <table:table-cell table:style-name="Tabla9.B202" office:value-type="string">
            <text:p text:style-name="P45">9.21e-07</text:p>
          </table:table-cell>
        </table:table-row>
        <table:table-row>
          <table:table-cell table:style-name="Tabla9.A2" office:value-type="float" office:value="425001">
            <text:p text:style-name="P45">425001</text:p>
          </table:table-cell>
          <table:table-cell table:style-name="Tabla9.B12" office:value-type="float" office:value="0.001159">
            <text:p text:style-name="P45">1,16E-003</text:p>
          </table:table-cell>
        </table:table-row>
        <table:table-row>
          <table:table-cell table:style-name="Tabla9.A2" office:value-type="float" office:value="430001">
            <text:p text:style-name="P45">430001</text:p>
          </table:table-cell>
          <table:table-cell table:style-name="Tabla9.B12" office:value-type="float" office:value="0.001097">
            <text:p text:style-name="P45">1,10E-003</text:p>
          </table:table-cell>
        </table:table-row>
        <table:table-row>
          <table:table-cell table:style-name="Tabla9.A2" office:value-type="float" office:value="435001">
            <text:p text:style-name="P45">435001</text:p>
          </table:table-cell>
          <table:table-cell table:style-name="Tabla9.B202" office:value-type="string">
            <text:p text:style-name="P45">7.87e-07</text:p>
          </table:table-cell>
        </table:table-row>
        <table:table-row>
          <table:table-cell table:style-name="Tabla9.A2" office:value-type="float" office:value="440001">
            <text:p text:style-name="P45">440001</text:p>
          </table:table-cell>
          <table:table-cell table:style-name="Tabla9.B202" office:value-type="string">
            <text:p text:style-name="P45">6.62e-07</text:p>
          </table:table-cell>
        </table:table-row>
        <table:table-row>
          <table:table-cell table:style-name="Tabla9.A2" office:value-type="float" office:value="445001">
            <text:p text:style-name="P45">445001</text:p>
          </table:table-cell>
          <table:table-cell table:style-name="Tabla9.B12" office:value-type="float" office:value="0.001175">
            <text:p text:style-name="P45">1,18E-003</text:p>
          </table:table-cell>
        </table:table-row>
        <table:table-row>
          <table:table-cell table:style-name="Tabla9.A2" office:value-type="float" office:value="450001">
            <text:p text:style-name="P45">450001</text:p>
          </table:table-cell>
          <table:table-cell table:style-name="Tabla9.B12" office:value-type="float" office:value="0.001167">
            <text:p text:style-name="P45">1,17E-003</text:p>
          </table:table-cell>
        </table:table-row>
        <table:table-row>
          <table:table-cell table:style-name="Tabla9.A2" office:value-type="float" office:value="455001">
            <text:p text:style-name="P45">455001</text:p>
          </table:table-cell>
          <table:table-cell table:style-name="Tabla9.B202" office:value-type="string">
            <text:p text:style-name="P45">8.52e-07</text:p>
          </table:table-cell>
        </table:table-row>
        <text:soft-page-break/>
        <table:table-row>
          <table:table-cell table:style-name="Tabla9.A2" office:value-type="float" office:value="460001">
            <text:p text:style-name="P45">460001</text:p>
          </table:table-cell>
          <table:table-cell table:style-name="Tabla9.B202" office:value-type="string">
            <text:p text:style-name="P45">7.28e-07</text:p>
          </table:table-cell>
        </table:table-row>
        <table:table-row>
          <table:table-cell table:style-name="Tabla9.A2" office:value-type="float" office:value="465001">
            <text:p text:style-name="P45">465001</text:p>
          </table:table-cell>
          <table:table-cell table:style-name="Tabla9.B202" office:value-type="string">
            <text:p text:style-name="P45">6.49e-07</text:p>
          </table:table-cell>
        </table:table-row>
        <table:table-row>
          <table:table-cell table:style-name="Tabla9.A2" office:value-type="float" office:value="470001">
            <text:p text:style-name="P45">470001</text:p>
          </table:table-cell>
          <table:table-cell table:style-name="Tabla9.B12" office:value-type="float" office:value="0.001847">
            <text:p text:style-name="P45">1,85E-003</text:p>
          </table:table-cell>
        </table:table-row>
        <table:table-row>
          <table:table-cell table:style-name="Tabla9.A2" office:value-type="float" office:value="475001">
            <text:p text:style-name="P45">475001</text:p>
          </table:table-cell>
          <table:table-cell table:style-name="Tabla9.B202" office:value-type="string">
            <text:p text:style-name="P45">9.92e-07</text:p>
          </table:table-cell>
        </table:table-row>
        <table:table-row>
          <table:table-cell table:style-name="Tabla9.A2" office:value-type="float" office:value="480001">
            <text:p text:style-name="P45">480001</text:p>
          </table:table-cell>
          <table:table-cell table:style-name="Tabla9.B202" office:value-type="string">
            <text:p text:style-name="P45">7.9e-07</text:p>
          </table:table-cell>
        </table:table-row>
        <table:table-row>
          <table:table-cell table:style-name="Tabla9.A2" office:value-type="float" office:value="485001">
            <text:p text:style-name="P45">485001</text:p>
          </table:table-cell>
          <table:table-cell table:style-name="Tabla9.B202" office:value-type="string">
            <text:p text:style-name="P45">7.95e-07</text:p>
          </table:table-cell>
        </table:table-row>
        <table:table-row>
          <table:table-cell table:style-name="Tabla9.A2" office:value-type="float" office:value="490001">
            <text:p text:style-name="P45">490001</text:p>
          </table:table-cell>
          <table:table-cell table:style-name="Tabla9.B202" office:value-type="string">
            <text:p text:style-name="P45">8.13e-07</text:p>
          </table:table-cell>
        </table:table-row>
        <table:table-row>
          <table:table-cell table:style-name="Tabla9.A2" office:value-type="float" office:value="495001">
            <text:p text:style-name="P45">495001</text:p>
          </table:table-cell>
          <table:table-cell table:style-name="Tabla9.B202" office:value-type="string">
            <text:p text:style-name="P45">9.6e-07</text:p>
          </table:table-cell>
        </table:table-row>
        <table:table-row>
          <table:table-cell table:style-name="Tabla9.A2" office:value-type="float" office:value="500001">
            <text:p text:style-name="P45">500001</text:p>
          </table:table-cell>
          <table:table-cell table:style-name="Tabla9.B12" office:value-type="float" office:value="0.001043">
            <text:p text:style-name="P45">1,04E-003</text:p>
          </table:table-cell>
        </table:table-row>
        <table:table-row>
          <table:table-cell table:style-name="Tabla9.A2" office:value-type="float" office:value="505001">
            <text:p text:style-name="P45">505001</text:p>
          </table:table-cell>
          <table:table-cell table:style-name="Tabla9.B202" office:value-type="string">
            <text:p text:style-name="P45">9.72e-07</text:p>
          </table:table-cell>
        </table:table-row>
        <table:table-row>
          <table:table-cell table:style-name="Tabla9.A2" office:value-type="float" office:value="510001">
            <text:p text:style-name="P45">510001</text:p>
          </table:table-cell>
          <table:table-cell table:style-name="Tabla9.B202" office:value-type="string">
            <text:p text:style-name="P45">8.53e-07</text:p>
          </table:table-cell>
        </table:table-row>
        <table:table-row>
          <table:table-cell table:style-name="Tabla9.A2" office:value-type="float" office:value="515001">
            <text:p text:style-name="P45">515001</text:p>
          </table:table-cell>
          <table:table-cell table:style-name="Tabla9.B202" office:value-type="string">
            <text:p text:style-name="P45">6.87e-07</text:p>
          </table:table-cell>
        </table:table-row>
        <table:table-row>
          <table:table-cell table:style-name="Tabla9.A2" office:value-type="float" office:value="520001">
            <text:p text:style-name="P45">520001</text:p>
          </table:table-cell>
          <table:table-cell table:style-name="Tabla9.B202" office:value-type="string">
            <text:p text:style-name="P45">8.4e-07</text:p>
          </table:table-cell>
        </table:table-row>
        <table:table-row>
          <table:table-cell table:style-name="Tabla9.A2" office:value-type="float" office:value="525001">
            <text:p text:style-name="P45">525001</text:p>
          </table:table-cell>
          <table:table-cell table:style-name="Tabla9.B202" office:value-type="string">
            <text:p text:style-name="P45">8.02e-07</text:p>
          </table:table-cell>
        </table:table-row>
        <table:table-row>
          <table:table-cell table:style-name="Tabla9.A2" office:value-type="float" office:value="530001">
            <text:p text:style-name="P45">530001</text:p>
          </table:table-cell>
          <table:table-cell table:style-name="Tabla9.B202" office:value-type="string">
            <text:p text:style-name="P45">8.37e-07</text:p>
          </table:table-cell>
        </table:table-row>
        <table:table-row>
          <table:table-cell table:style-name="Tabla9.A2" office:value-type="float" office:value="535001">
            <text:p text:style-name="P45">535001</text:p>
          </table:table-cell>
          <table:table-cell table:style-name="Tabla9.B202" office:value-type="string">
            <text:p text:style-name="P45">7.8e-07</text:p>
          </table:table-cell>
        </table:table-row>
        <table:table-row>
          <table:table-cell table:style-name="Tabla9.A2" office:value-type="float" office:value="540001">
            <text:p text:style-name="P45">540001</text:p>
          </table:table-cell>
          <table:table-cell table:style-name="Tabla9.B202" office:value-type="string">
            <text:p text:style-name="P45">7.9e-07</text:p>
          </table:table-cell>
        </table:table-row>
        <table:table-row>
          <table:table-cell table:style-name="Tabla9.A2" office:value-type="float" office:value="545001">
            <text:p text:style-name="P45">545001</text:p>
          </table:table-cell>
          <table:table-cell table:style-name="Tabla9.B202" office:value-type="string">
            <text:p text:style-name="P45">9.61e-07</text:p>
          </table:table-cell>
        </table:table-row>
        <table:table-row>
          <table:table-cell table:style-name="Tabla9.A2" office:value-type="float" office:value="550001">
            <text:p text:style-name="P45">550001</text:p>
          </table:table-cell>
          <table:table-cell table:style-name="Tabla9.B202" office:value-type="string">
            <text:p text:style-name="P45">9.27e-07</text:p>
          </table:table-cell>
        </table:table-row>
        <table:table-row>
          <table:table-cell table:style-name="Tabla9.A2" office:value-type="float" office:value="555001">
            <text:p text:style-name="P45">555001</text:p>
          </table:table-cell>
          <table:table-cell table:style-name="Tabla9.B202" office:value-type="string">
            <text:p text:style-name="P45">7.75e-07</text:p>
          </table:table-cell>
        </table:table-row>
        <table:table-row>
          <table:table-cell table:style-name="Tabla9.A2" office:value-type="float" office:value="560001">
            <text:p text:style-name="P45">560001</text:p>
          </table:table-cell>
          <table:table-cell table:style-name="Tabla9.B202" office:value-type="string">
            <text:p text:style-name="P45">9.06e-07</text:p>
          </table:table-cell>
        </table:table-row>
        <table:table-row>
          <table:table-cell table:style-name="Tabla9.A2" office:value-type="float" office:value="565001">
            <text:p text:style-name="P45">565001</text:p>
          </table:table-cell>
          <table:table-cell table:style-name="Tabla9.B202" office:value-type="string">
            <text:p text:style-name="P45">6.97e-07</text:p>
          </table:table-cell>
        </table:table-row>
        <table:table-row>
          <table:table-cell table:style-name="Tabla9.A2" office:value-type="float" office:value="570001">
            <text:p text:style-name="P45">570001</text:p>
          </table:table-cell>
          <table:table-cell table:style-name="Tabla9.B202" office:value-type="string">
            <text:p text:style-name="P45">7.61e-07</text:p>
          </table:table-cell>
        </table:table-row>
        <table:table-row>
          <table:table-cell table:style-name="Tabla9.A2" office:value-type="float" office:value="575001">
            <text:p text:style-name="P45">575001</text:p>
          </table:table-cell>
          <table:table-cell table:style-name="Tabla9.B202" office:value-type="string">
            <text:p text:style-name="P45">9.99e-07</text:p>
          </table:table-cell>
        </table:table-row>
        <table:table-row>
          <table:table-cell table:style-name="Tabla9.A2" office:value-type="float" office:value="580001">
            <text:p text:style-name="P45">580001</text:p>
          </table:table-cell>
          <table:table-cell table:style-name="Tabla9.B202" office:value-type="string">
            <text:p text:style-name="P45">7.22e-07</text:p>
          </table:table-cell>
        </table:table-row>
        <table:table-row>
          <table:table-cell table:style-name="Tabla9.A2" office:value-type="float" office:value="585001">
            <text:p text:style-name="P45">585001</text:p>
          </table:table-cell>
          <table:table-cell table:style-name="Tabla9.B202" office:value-type="string">
            <text:p text:style-name="P45">7.76e-07</text:p>
          </table:table-cell>
        </table:table-row>
        <table:table-row>
          <table:table-cell table:style-name="Tabla9.A2" office:value-type="float" office:value="590001">
            <text:p text:style-name="P45">590001</text:p>
          </table:table-cell>
          <table:table-cell table:style-name="Tabla9.B202" office:value-type="string">
            <text:p text:style-name="P45">8.43e-07</text:p>
          </table:table-cell>
        </table:table-row>
        <table:table-row>
          <table:table-cell table:style-name="Tabla9.A2" office:value-type="float" office:value="595001">
            <text:p text:style-name="P45">595001</text:p>
          </table:table-cell>
          <table:table-cell table:style-name="Tabla9.B202" office:value-type="string">
            <text:p text:style-name="P45">8.35e-07</text:p>
          </table:table-cell>
        </table:table-row>
        <table:table-row>
          <table:table-cell table:style-name="Tabla9.A2" office:value-type="float" office:value="600001">
            <text:p text:style-name="P45">600001</text:p>
          </table:table-cell>
          <table:table-cell table:style-name="Tabla9.B12" office:value-type="float" office:value="0.001216">
            <text:p text:style-name="P45">1,22E-003</text:p>
          </table:table-cell>
        </table:table-row>
        <table:table-row>
          <table:table-cell table:style-name="Tabla9.A2" office:value-type="float" office:value="605001">
            <text:p text:style-name="P45">605001</text:p>
          </table:table-cell>
          <table:table-cell table:style-name="Tabla9.B202" office:value-type="string">
            <text:p text:style-name="P45">6.98e-07</text:p>
          </table:table-cell>
        </table:table-row>
        <table:table-row>
          <table:table-cell table:style-name="Tabla9.A2" office:value-type="float" office:value="610001">
            <text:p text:style-name="P45">610001</text:p>
          </table:table-cell>
          <table:table-cell table:style-name="Tabla9.B202" office:value-type="string">
            <text:p text:style-name="P45">6.41e-07</text:p>
          </table:table-cell>
        </table:table-row>
        <table:table-row>
          <table:table-cell table:style-name="Tabla9.A2" office:value-type="float" office:value="615001">
            <text:p text:style-name="P45">615001</text:p>
          </table:table-cell>
          <table:table-cell table:style-name="Tabla9.B202" office:value-type="string">
            <text:p text:style-name="P45">7.57e-07</text:p>
          </table:table-cell>
        </table:table-row>
        <table:table-row>
          <table:table-cell table:style-name="Tabla9.A2" office:value-type="float" office:value="620001">
            <text:p text:style-name="P45">620001</text:p>
          </table:table-cell>
          <table:table-cell table:style-name="Tabla9.B202" office:value-type="string">
            <text:p text:style-name="P45">7.51e-07</text:p>
          </table:table-cell>
        </table:table-row>
        <table:table-row>
          <table:table-cell table:style-name="Tabla9.A2" office:value-type="float" office:value="625001">
            <text:p text:style-name="P45">625001</text:p>
          </table:table-cell>
          <table:table-cell table:style-name="Tabla9.B12" office:value-type="float" office:value="0.001568">
            <text:p text:style-name="P45">1,57E-003</text:p>
          </table:table-cell>
        </table:table-row>
        <table:table-row>
          <table:table-cell table:style-name="Tabla9.A2" office:value-type="float" office:value="630001">
            <text:p text:style-name="P45">630001</text:p>
          </table:table-cell>
          <table:table-cell table:style-name="Tabla9.B202" office:value-type="string">
            <text:p text:style-name="P45">9.71e-07</text:p>
          </table:table-cell>
        </table:table-row>
        <table:table-row>
          <table:table-cell table:style-name="Tabla9.A2" office:value-type="float" office:value="635001">
            <text:p text:style-name="P45">635001</text:p>
          </table:table-cell>
          <table:table-cell table:style-name="Tabla9.B202" office:value-type="string">
            <text:p text:style-name="P45">7.9e-07</text:p>
          </table:table-cell>
        </table:table-row>
        <table:table-row>
          <table:table-cell table:style-name="Tabla9.A2" office:value-type="float" office:value="640001">
            <text:p text:style-name="P45">640001</text:p>
          </table:table-cell>
          <table:table-cell table:style-name="Tabla9.B202" office:value-type="string">
            <text:p text:style-name="P45">9.72e-07</text:p>
          </table:table-cell>
        </table:table-row>
        <text:soft-page-break/>
        <table:table-row>
          <table:table-cell table:style-name="Tabla9.A2" office:value-type="float" office:value="645001">
            <text:p text:style-name="P45">645001</text:p>
          </table:table-cell>
          <table:table-cell table:style-name="Tabla9.B12" office:value-type="float" office:value="0.005485">
            <text:p text:style-name="P45">5,49E-003</text:p>
          </table:table-cell>
        </table:table-row>
        <table:table-row>
          <table:table-cell table:style-name="Tabla9.A2" office:value-type="float" office:value="650001">
            <text:p text:style-name="P45">650001</text:p>
          </table:table-cell>
          <table:table-cell table:style-name="Tabla9.B12" office:value-type="float" office:value="0.001032">
            <text:p text:style-name="P45">1,03E-003</text:p>
          </table:table-cell>
        </table:table-row>
        <table:table-row>
          <table:table-cell table:style-name="Tabla9.A2" office:value-type="float" office:value="655001">
            <text:p text:style-name="P45">655001</text:p>
          </table:table-cell>
          <table:table-cell table:style-name="Tabla9.B202" office:value-type="string">
            <text:p text:style-name="P45">9.92e-07</text:p>
          </table:table-cell>
        </table:table-row>
        <table:table-row>
          <table:table-cell table:style-name="Tabla9.A2" office:value-type="float" office:value="660001">
            <text:p text:style-name="P45">660001</text:p>
          </table:table-cell>
          <table:table-cell table:style-name="Tabla9.B202" office:value-type="string">
            <text:p text:style-name="P45">8.6e-07</text:p>
          </table:table-cell>
        </table:table-row>
        <table:table-row>
          <table:table-cell table:style-name="Tabla9.A2" office:value-type="float" office:value="665001">
            <text:p text:style-name="P45">665001</text:p>
          </table:table-cell>
          <table:table-cell table:style-name="Tabla9.B202" office:value-type="string">
            <text:p text:style-name="P45">7.13e-07</text:p>
          </table:table-cell>
        </table:table-row>
        <table:table-row>
          <table:table-cell table:style-name="Tabla9.A2" office:value-type="float" office:value="670001">
            <text:p text:style-name="P45">670001</text:p>
          </table:table-cell>
          <table:table-cell table:style-name="Tabla9.B12" office:value-type="float" office:value="0.001789">
            <text:p text:style-name="P45">1,79E-003</text:p>
          </table:table-cell>
        </table:table-row>
        <table:table-row>
          <table:table-cell table:style-name="Tabla9.A2" office:value-type="float" office:value="675001">
            <text:p text:style-name="P45">675001</text:p>
          </table:table-cell>
          <table:table-cell table:style-name="Tabla9.B202" office:value-type="string">
            <text:p text:style-name="P45">8.22e-07</text:p>
          </table:table-cell>
        </table:table-row>
        <table:table-row>
          <table:table-cell table:style-name="Tabla9.A2" office:value-type="float" office:value="680001">
            <text:p text:style-name="P45">680001</text:p>
          </table:table-cell>
          <table:table-cell table:style-name="Tabla9.B202" office:value-type="string">
            <text:p text:style-name="P45">9.47e-07</text:p>
          </table:table-cell>
        </table:table-row>
        <table:table-row>
          <table:table-cell table:style-name="Tabla9.A2" office:value-type="float" office:value="685001">
            <text:p text:style-name="P45">685001</text:p>
          </table:table-cell>
          <table:table-cell table:style-name="Tabla9.B202" office:value-type="string">
            <text:p text:style-name="P45">9.41e-07</text:p>
          </table:table-cell>
        </table:table-row>
        <table:table-row>
          <table:table-cell table:style-name="Tabla9.A2" office:value-type="float" office:value="690001">
            <text:p text:style-name="P45">690001</text:p>
          </table:table-cell>
          <table:table-cell table:style-name="Tabla9.B202" office:value-type="string">
            <text:p text:style-name="P45">1.6e-06</text:p>
          </table:table-cell>
        </table:table-row>
        <table:table-row>
          <table:table-cell table:style-name="Tabla9.A2" office:value-type="float" office:value="695001">
            <text:p text:style-name="P45">695001</text:p>
          </table:table-cell>
          <table:table-cell table:style-name="Tabla9.B202" office:value-type="string">
            <text:p text:style-name="P45">8.41e-07</text:p>
          </table:table-cell>
        </table:table-row>
        <table:table-row>
          <table:table-cell table:style-name="Tabla9.A2" office:value-type="float" office:value="700001">
            <text:p text:style-name="P45">700001</text:p>
          </table:table-cell>
          <table:table-cell table:style-name="Tabla9.B202" office:value-type="string">
            <text:p text:style-name="P45">9.45e-07</text:p>
          </table:table-cell>
        </table:table-row>
        <table:table-row>
          <table:table-cell table:style-name="Tabla9.A2" office:value-type="float" office:value="705001">
            <text:p text:style-name="P45">705001</text:p>
          </table:table-cell>
          <table:table-cell table:style-name="Tabla9.B12" office:value-type="float" office:value="0.001239">
            <text:p text:style-name="P45">1,24E-003</text:p>
          </table:table-cell>
        </table:table-row>
        <table:table-row>
          <table:table-cell table:style-name="Tabla9.A2" office:value-type="float" office:value="710001">
            <text:p text:style-name="P45">710001</text:p>
          </table:table-cell>
          <table:table-cell table:style-name="Tabla9.B12" office:value-type="float" office:value="0.001168">
            <text:p text:style-name="P45">1,17E-003</text:p>
          </table:table-cell>
        </table:table-row>
        <table:table-row>
          <table:table-cell table:style-name="Tabla9.A2" office:value-type="float" office:value="715001">
            <text:p text:style-name="P45">715001</text:p>
          </table:table-cell>
          <table:table-cell table:style-name="Tabla9.B12" office:value-type="float" office:value="0.001304">
            <text:p text:style-name="P45">1,30E-003</text:p>
          </table:table-cell>
        </table:table-row>
        <table:table-row>
          <table:table-cell table:style-name="Tabla9.A2" office:value-type="float" office:value="720001">
            <text:p text:style-name="P45">720001</text:p>
          </table:table-cell>
          <table:table-cell table:style-name="Tabla9.B202" office:value-type="string">
            <text:p text:style-name="P45">8.45e-07</text:p>
          </table:table-cell>
        </table:table-row>
        <table:table-row>
          <table:table-cell table:style-name="Tabla9.A2" office:value-type="float" office:value="725001">
            <text:p text:style-name="P45">725001</text:p>
          </table:table-cell>
          <table:table-cell table:style-name="Tabla9.B202" office:value-type="string">
            <text:p text:style-name="P45">7.68e-07</text:p>
          </table:table-cell>
        </table:table-row>
        <table:table-row>
          <table:table-cell table:style-name="Tabla9.A2" office:value-type="float" office:value="730001">
            <text:p text:style-name="P45">730001</text:p>
          </table:table-cell>
          <table:table-cell table:style-name="Tabla9.B12" office:value-type="float" office:value="0.001427">
            <text:p text:style-name="P45">1,43E-003</text:p>
          </table:table-cell>
        </table:table-row>
        <table:table-row>
          <table:table-cell table:style-name="Tabla9.A2" office:value-type="float" office:value="735001">
            <text:p text:style-name="P45">735001</text:p>
          </table:table-cell>
          <table:table-cell table:style-name="Tabla9.B12" office:value-type="float" office:value="0.001462">
            <text:p text:style-name="P45">1,46E-003</text:p>
          </table:table-cell>
        </table:table-row>
        <table:table-row>
          <table:table-cell table:style-name="Tabla9.A2" office:value-type="float" office:value="740001">
            <text:p text:style-name="P45">740001</text:p>
          </table:table-cell>
          <table:table-cell table:style-name="Tabla9.B12" office:value-type="float" office:value="0.001381">
            <text:p text:style-name="P45">1,38E-003</text:p>
          </table:table-cell>
        </table:table-row>
        <table:table-row>
          <table:table-cell table:style-name="Tabla9.A2" office:value-type="float" office:value="745001">
            <text:p text:style-name="P45">745001</text:p>
          </table:table-cell>
          <table:table-cell table:style-name="Tabla9.B12" office:value-type="float" office:value="0.001582">
            <text:p text:style-name="P45">1,58E-003</text:p>
          </table:table-cell>
        </table:table-row>
        <table:table-row>
          <table:table-cell table:style-name="Tabla9.A2" office:value-type="float" office:value="750001">
            <text:p text:style-name="P45">750001</text:p>
          </table:table-cell>
          <table:table-cell table:style-name="Tabla9.B12" office:value-type="float" office:value="0.001361">
            <text:p text:style-name="P45">1,36E-003</text:p>
          </table:table-cell>
        </table:table-row>
        <table:table-row>
          <table:table-cell table:style-name="Tabla9.A2" office:value-type="float" office:value="755001">
            <text:p text:style-name="P45">755001</text:p>
          </table:table-cell>
          <table:table-cell table:style-name="Tabla9.B202" office:value-type="string">
            <text:p text:style-name="P45">4.69e-07</text:p>
          </table:table-cell>
        </table:table-row>
        <table:table-row>
          <table:table-cell table:style-name="Tabla9.A2" office:value-type="float" office:value="760001">
            <text:p text:style-name="P45">760001</text:p>
          </table:table-cell>
          <table:table-cell table:style-name="Tabla9.B202" office:value-type="string">
            <text:p text:style-name="P45">7.21e-07</text:p>
          </table:table-cell>
        </table:table-row>
        <table:table-row>
          <table:table-cell table:style-name="Tabla9.A2" office:value-type="float" office:value="765001">
            <text:p text:style-name="P45">765001</text:p>
          </table:table-cell>
          <table:table-cell table:style-name="Tabla9.B202" office:value-type="string">
            <text:p text:style-name="P45">6.44e-07</text:p>
          </table:table-cell>
        </table:table-row>
        <table:table-row>
          <table:table-cell table:style-name="Tabla9.A2" office:value-type="float" office:value="770001">
            <text:p text:style-name="P45">770001</text:p>
          </table:table-cell>
          <table:table-cell table:style-name="Tabla9.B202" office:value-type="string">
            <text:p text:style-name="P45">5.44e-07</text:p>
          </table:table-cell>
        </table:table-row>
        <table:table-row>
          <table:table-cell table:style-name="Tabla9.A2" office:value-type="float" office:value="775001">
            <text:p text:style-name="P45">775001</text:p>
          </table:table-cell>
          <table:table-cell table:style-name="Tabla9.B202" office:value-type="string">
            <text:p text:style-name="P45">5.45e-07</text:p>
          </table:table-cell>
        </table:table-row>
        <table:table-row>
          <table:table-cell table:style-name="Tabla9.A2" office:value-type="float" office:value="780001">
            <text:p text:style-name="P45">780001</text:p>
          </table:table-cell>
          <table:table-cell table:style-name="Tabla9.B202" office:value-type="string">
            <text:p text:style-name="P45">5.01e-07</text:p>
          </table:table-cell>
        </table:table-row>
        <table:table-row>
          <table:table-cell table:style-name="Tabla9.A2" office:value-type="float" office:value="785001">
            <text:p text:style-name="P45">785001</text:p>
          </table:table-cell>
          <table:table-cell table:style-name="Tabla9.B202" office:value-type="string">
            <text:p text:style-name="P45">5.1e-07</text:p>
          </table:table-cell>
        </table:table-row>
        <table:table-row>
          <table:table-cell table:style-name="Tabla9.A2" office:value-type="float" office:value="790001">
            <text:p text:style-name="P45">790001</text:p>
          </table:table-cell>
          <table:table-cell table:style-name="Tabla9.B12" office:value-type="float" office:value="0.001849">
            <text:p text:style-name="P45">1,85E-003</text:p>
          </table:table-cell>
        </table:table-row>
        <table:table-row>
          <table:table-cell table:style-name="Tabla9.A2" office:value-type="float" office:value="795001">
            <text:p text:style-name="P45">795001</text:p>
          </table:table-cell>
          <table:table-cell table:style-name="Tabla9.B202" office:value-type="string">
            <text:p text:style-name="P45">6.2e-07</text:p>
          </table:table-cell>
        </table:table-row>
        <table:table-row>
          <table:table-cell table:style-name="Tabla9.A2" office:value-type="float" office:value="800001">
            <text:p text:style-name="P45">800001</text:p>
          </table:table-cell>
          <table:table-cell table:style-name="Tabla9.B202" office:value-type="string">
            <text:p text:style-name="P45">7.57e-07</text:p>
          </table:table-cell>
        </table:table-row>
        <table:table-row>
          <table:table-cell table:style-name="Tabla9.A2" office:value-type="float" office:value="805001">
            <text:p text:style-name="P45">805001</text:p>
          </table:table-cell>
          <table:table-cell table:style-name="Tabla9.B202" office:value-type="string">
            <text:p text:style-name="P45">5.77e-07</text:p>
          </table:table-cell>
        </table:table-row>
        <table:table-row>
          <table:table-cell table:style-name="Tabla9.A2" office:value-type="float" office:value="810001">
            <text:p text:style-name="P45">810001</text:p>
          </table:table-cell>
          <table:table-cell table:style-name="Tabla9.B202" office:value-type="string">
            <text:p text:style-name="P45">6.05e-07</text:p>
          </table:table-cell>
        </table:table-row>
        <table:table-row>
          <table:table-cell table:style-name="Tabla9.A2" office:value-type="float" office:value="815001">
            <text:p text:style-name="P45">815001</text:p>
          </table:table-cell>
          <table:table-cell table:style-name="Tabla9.B202" office:value-type="string">
            <text:p text:style-name="P45">7.31e-07</text:p>
          </table:table-cell>
        </table:table-row>
        <table:table-row>
          <table:table-cell table:style-name="Tabla9.A2" office:value-type="float" office:value="820001">
            <text:p text:style-name="P45">820001</text:p>
          </table:table-cell>
          <table:table-cell table:style-name="Tabla9.B202" office:value-type="string">
            <text:p text:style-name="P45">5.32e-07</text:p>
          </table:table-cell>
        </table:table-row>
        <table:table-row>
          <table:table-cell table:style-name="Tabla9.A2" office:value-type="float" office:value="825001">
            <text:p text:style-name="P45">825001</text:p>
          </table:table-cell>
          <table:table-cell table:style-name="Tabla9.B202" office:value-type="string">
            <text:p text:style-name="P45">6.13e-07</text:p>
          </table:table-cell>
        </table:table-row>
        <text:soft-page-break/>
        <table:table-row>
          <table:table-cell table:style-name="Tabla9.A2" office:value-type="float" office:value="830001">
            <text:p text:style-name="P45">830001</text:p>
          </table:table-cell>
          <table:table-cell table:style-name="Tabla9.B202" office:value-type="string">
            <text:p text:style-name="P45">4.91e-07</text:p>
          </table:table-cell>
        </table:table-row>
        <table:table-row>
          <table:table-cell table:style-name="Tabla9.A2" office:value-type="float" office:value="835001">
            <text:p text:style-name="P45">835001</text:p>
          </table:table-cell>
          <table:table-cell table:style-name="Tabla9.B202" office:value-type="string">
            <text:p text:style-name="P45">7.02e-07</text:p>
          </table:table-cell>
        </table:table-row>
        <table:table-row>
          <table:table-cell table:style-name="Tabla9.A2" office:value-type="float" office:value="840001">
            <text:p text:style-name="P45">840001</text:p>
          </table:table-cell>
          <table:table-cell table:style-name="Tabla9.B202" office:value-type="string">
            <text:p text:style-name="P45">5.54e-07</text:p>
          </table:table-cell>
        </table:table-row>
        <table:table-row>
          <table:table-cell table:style-name="Tabla9.A2" office:value-type="float" office:value="845001">
            <text:p text:style-name="P45">845001</text:p>
          </table:table-cell>
          <table:table-cell table:style-name="Tabla9.B202" office:value-type="string">
            <text:p text:style-name="P45">5.18e-07</text:p>
          </table:table-cell>
        </table:table-row>
        <table:table-row>
          <table:table-cell table:style-name="Tabla9.A2" office:value-type="float" office:value="850001">
            <text:p text:style-name="P45">850001</text:p>
          </table:table-cell>
          <table:table-cell table:style-name="Tabla9.B202" office:value-type="string">
            <text:p text:style-name="P45">5.25e-07</text:p>
          </table:table-cell>
        </table:table-row>
        <table:table-row>
          <table:table-cell table:style-name="Tabla9.A2" office:value-type="float" office:value="855001">
            <text:p text:style-name="P45">855001</text:p>
          </table:table-cell>
          <table:table-cell table:style-name="Tabla9.B202" office:value-type="string">
            <text:p text:style-name="P45">8.97e-07</text:p>
          </table:table-cell>
        </table:table-row>
        <table:table-row>
          <table:table-cell table:style-name="Tabla9.A2" office:value-type="float" office:value="860001">
            <text:p text:style-name="P45">860001</text:p>
          </table:table-cell>
          <table:table-cell table:style-name="Tabla9.B202" office:value-type="string">
            <text:p text:style-name="P45">5.38e-07</text:p>
          </table:table-cell>
        </table:table-row>
        <table:table-row>
          <table:table-cell table:style-name="Tabla9.A2" office:value-type="float" office:value="865001">
            <text:p text:style-name="P45">865001</text:p>
          </table:table-cell>
          <table:table-cell table:style-name="Tabla9.B202" office:value-type="string">
            <text:p text:style-name="P45">5.45e-07</text:p>
          </table:table-cell>
        </table:table-row>
        <table:table-row>
          <table:table-cell table:style-name="Tabla9.A2" office:value-type="float" office:value="870001">
            <text:p text:style-name="P45">870001</text:p>
          </table:table-cell>
          <table:table-cell table:style-name="Tabla9.B202" office:value-type="string">
            <text:p text:style-name="P45">4.3e-07</text:p>
          </table:table-cell>
        </table:table-row>
        <table:table-row>
          <table:table-cell table:style-name="Tabla9.A2" office:value-type="float" office:value="875001">
            <text:p text:style-name="P45">875001</text:p>
          </table:table-cell>
          <table:table-cell table:style-name="Tabla9.B202" office:value-type="string">
            <text:p text:style-name="P45">5.95e-07</text:p>
          </table:table-cell>
        </table:table-row>
        <table:table-row>
          <table:table-cell table:style-name="Tabla9.A2" office:value-type="float" office:value="880001">
            <text:p text:style-name="P45">880001</text:p>
          </table:table-cell>
          <table:table-cell table:style-name="Tabla9.B202" office:value-type="string">
            <text:p text:style-name="P45">6.2e-07</text:p>
          </table:table-cell>
        </table:table-row>
        <table:table-row>
          <table:table-cell table:style-name="Tabla9.A2" office:value-type="float" office:value="885001">
            <text:p text:style-name="P45">885001</text:p>
          </table:table-cell>
          <table:table-cell table:style-name="Tabla9.B202" office:value-type="string">
            <text:p text:style-name="P45">5.57e-07</text:p>
          </table:table-cell>
        </table:table-row>
        <table:table-row>
          <table:table-cell table:style-name="Tabla9.A2" office:value-type="float" office:value="890001">
            <text:p text:style-name="P45">890001</text:p>
          </table:table-cell>
          <table:table-cell table:style-name="Tabla9.B202" office:value-type="string">
            <text:p text:style-name="P45">5.27e-07</text:p>
          </table:table-cell>
        </table:table-row>
        <table:table-row>
          <table:table-cell table:style-name="Tabla9.A2" office:value-type="float" office:value="895001">
            <text:p text:style-name="P45">895001</text:p>
          </table:table-cell>
          <table:table-cell table:style-name="Tabla9.B12" office:value-type="float" office:value="0.001008">
            <text:p text:style-name="P45">1,01E-003</text:p>
          </table:table-cell>
        </table:table-row>
        <table:table-row>
          <table:table-cell table:style-name="Tabla9.A2" office:value-type="float" office:value="900001">
            <text:p text:style-name="P45">900001</text:p>
          </table:table-cell>
          <table:table-cell table:style-name="Tabla9.B202" office:value-type="string">
            <text:p text:style-name="P45">5.95e-07</text:p>
          </table:table-cell>
        </table:table-row>
        <table:table-row>
          <table:table-cell table:style-name="Tabla9.A2" office:value-type="float" office:value="905001">
            <text:p text:style-name="P45">905001</text:p>
          </table:table-cell>
          <table:table-cell table:style-name="Tabla9.B202" office:value-type="string">
            <text:p text:style-name="P45">5.87e-07</text:p>
          </table:table-cell>
        </table:table-row>
        <table:table-row>
          <table:table-cell table:style-name="Tabla9.A2" office:value-type="float" office:value="910001">
            <text:p text:style-name="P45">910001</text:p>
          </table:table-cell>
          <table:table-cell table:style-name="Tabla9.B202" office:value-type="string">
            <text:p text:style-name="P45">5.57e-07</text:p>
          </table:table-cell>
        </table:table-row>
        <table:table-row>
          <table:table-cell table:style-name="Tabla9.A2" office:value-type="float" office:value="915001">
            <text:p text:style-name="P45">915001</text:p>
          </table:table-cell>
          <table:table-cell table:style-name="Tabla9.B202" office:value-type="string">
            <text:p text:style-name="P45">6.36e-07</text:p>
          </table:table-cell>
        </table:table-row>
        <table:table-row>
          <table:table-cell table:style-name="Tabla9.A2" office:value-type="float" office:value="920001">
            <text:p text:style-name="P45">920001</text:p>
          </table:table-cell>
          <table:table-cell table:style-name="Tabla9.B202" office:value-type="string">
            <text:p text:style-name="P45">5.43e-07</text:p>
          </table:table-cell>
        </table:table-row>
        <table:table-row>
          <table:table-cell table:style-name="Tabla9.A2" office:value-type="float" office:value="925001">
            <text:p text:style-name="P45">925001</text:p>
          </table:table-cell>
          <table:table-cell table:style-name="Tabla9.B202" office:value-type="string">
            <text:p text:style-name="P45">5.71e-07</text:p>
          </table:table-cell>
        </table:table-row>
        <table:table-row>
          <table:table-cell table:style-name="Tabla9.A2" office:value-type="float" office:value="930001">
            <text:p text:style-name="P45">930001</text:p>
          </table:table-cell>
          <table:table-cell table:style-name="Tabla9.B202" office:value-type="string">
            <text:p text:style-name="P45">4.02e-07</text:p>
          </table:table-cell>
        </table:table-row>
        <table:table-row>
          <table:table-cell table:style-name="Tabla9.A2" office:value-type="float" office:value="935001">
            <text:p text:style-name="P45">935001</text:p>
          </table:table-cell>
          <table:table-cell table:style-name="Tabla9.B202" office:value-type="string">
            <text:p text:style-name="P45">6.4e-07</text:p>
          </table:table-cell>
        </table:table-row>
        <table:table-row>
          <table:table-cell table:style-name="Tabla9.A2" office:value-type="float" office:value="940001">
            <text:p text:style-name="P45">940001</text:p>
          </table:table-cell>
          <table:table-cell table:style-name="Tabla9.B202" office:value-type="string">
            <text:p text:style-name="P45">5.78e-07</text:p>
          </table:table-cell>
        </table:table-row>
        <table:table-row>
          <table:table-cell table:style-name="Tabla9.A2" office:value-type="float" office:value="945001">
            <text:p text:style-name="P45">945001</text:p>
          </table:table-cell>
          <table:table-cell table:style-name="Tabla9.B202" office:value-type="string">
            <text:p text:style-name="P45">9.07e-07</text:p>
          </table:table-cell>
        </table:table-row>
        <table:table-row>
          <table:table-cell table:style-name="Tabla9.A2" office:value-type="float" office:value="950001">
            <text:p text:style-name="P45">950001</text:p>
          </table:table-cell>
          <table:table-cell table:style-name="Tabla9.B202" office:value-type="string">
            <text:p text:style-name="P45">5.37e-07</text:p>
          </table:table-cell>
        </table:table-row>
        <table:table-row>
          <table:table-cell table:style-name="Tabla9.A2" office:value-type="float" office:value="955001">
            <text:p text:style-name="P45">955001</text:p>
          </table:table-cell>
          <table:table-cell table:style-name="Tabla9.B202" office:value-type="string">
            <text:p text:style-name="P45">5.78e-07</text:p>
          </table:table-cell>
        </table:table-row>
        <table:table-row>
          <table:table-cell table:style-name="Tabla9.A2" office:value-type="float" office:value="960001">
            <text:p text:style-name="P45">960001</text:p>
          </table:table-cell>
          <table:table-cell table:style-name="Tabla9.B202" office:value-type="string">
            <text:p text:style-name="P45">6.04e-07</text:p>
          </table:table-cell>
        </table:table-row>
        <table:table-row>
          <table:table-cell table:style-name="Tabla9.A2" office:value-type="float" office:value="965001">
            <text:p text:style-name="P45">965001</text:p>
          </table:table-cell>
          <table:table-cell table:style-name="Tabla9.B202" office:value-type="string">
            <text:p text:style-name="P45">5.02e-07</text:p>
          </table:table-cell>
        </table:table-row>
        <table:table-row>
          <table:table-cell table:style-name="Tabla9.A2" office:value-type="float" office:value="970001">
            <text:p text:style-name="P45">970001</text:p>
          </table:table-cell>
          <table:table-cell table:style-name="Tabla9.B202" office:value-type="string">
            <text:p text:style-name="P45">5.95e-07</text:p>
          </table:table-cell>
        </table:table-row>
        <table:table-row>
          <table:table-cell table:style-name="Tabla9.A2" office:value-type="float" office:value="975001">
            <text:p text:style-name="P45">975001</text:p>
          </table:table-cell>
          <table:table-cell table:style-name="Tabla9.B202" office:value-type="string">
            <text:p text:style-name="P45">6.16e-07</text:p>
          </table:table-cell>
        </table:table-row>
        <table:table-row>
          <table:table-cell table:style-name="Tabla9.A2" office:value-type="float" office:value="980001">
            <text:p text:style-name="P45">980001</text:p>
          </table:table-cell>
          <table:table-cell table:style-name="Tabla9.B202" office:value-type="string">
            <text:p text:style-name="P45">4.86e-07</text:p>
          </table:table-cell>
        </table:table-row>
        <table:table-row>
          <table:table-cell table:style-name="Tabla9.A2" office:value-type="float" office:value="985001">
            <text:p text:style-name="P45">985001</text:p>
          </table:table-cell>
          <table:table-cell table:style-name="Tabla9.B202" office:value-type="string">
            <text:p text:style-name="P45">5.34e-07</text:p>
          </table:table-cell>
        </table:table-row>
        <table:table-row>
          <table:table-cell table:style-name="Tabla9.A2" office:value-type="float" office:value="990001">
            <text:p text:style-name="P45">990001</text:p>
          </table:table-cell>
          <table:table-cell table:style-name="Tabla9.B202" office:value-type="string">
            <text:p text:style-name="P45">5.72e-07</text:p>
          </table:table-cell>
        </table:table-row>
        <table:table-row>
          <table:table-cell table:style-name="Tabla9.A2" office:value-type="float" office:value="995001">
            <text:p text:style-name="P45">995001</text:p>
          </table:table-cell>
          <table:table-cell table:style-name="Tabla9.B202" office:value-type="string">
            <text:p text:style-name="P45">8.5e-07</text:p>
          </table:table-cell>
        </table:table-row>
        <table:table-row>
          <table:table-cell table:style-name="Tabla9.A2" office:value-type="float" office:value="1000001">
            <text:p text:style-name="P45">1000001</text:p>
          </table:table-cell>
          <table:table-cell table:style-name="Tabla9.B202" office:value-type="string">
            <text:p text:style-name="P45">5.71e-07</text:p>
          </table:table-cell>
        </table:table-row>
      </table:table>
      <text:p text:style-name="P58"><text:soft-page-break/></text:p>
      <text:p text:style-name="P58"><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50">-<text:span text:style-name="T3">Tabla y gŕafica de </text:span><text:span text:style-name="T15">Luis</text:span><text:span text:style-name="T3">(</text:span><text:span text:style-name="T15">Fujitsu</text:span><text:span text:style-name="T26">,</text:span><text:span text:style-name="T4">Linux</text:span><text:span text:style-name="T3">):</text:span></text:p>
      <text:p text:style-name="P50"/>
      <table:table table:name="Tabla10" table:style-name="Tabla10">
        <table:table-column table:style-name="Tabla10.A" table:number-columns-repeated="2"/>
        <table:table-row>
          <table:table-cell table:style-name="Tabla10.A1" office:value-type="string">
            <text:p text:style-name="P45">Tamaño</text:p>
          </table:table-cell>
          <table:table-cell table:style-name="Tabla10.B1" office:value-type="string">
            <text:p text:style-name="P45">Tiempo</text:p>
          </table:table-cell>
        </table:table-row>
        <table:table-row>
          <table:table-cell table:style-name="Tabla10.A2" office:value-type="float" office:value="1">
            <text:p text:style-name="P45">1</text:p>
          </table:table-cell>
          <table:table-cell table:style-name="Tabla10.B199" office:value-type="string">
            <text:p text:style-name="P45">2.19e-07</text:p>
          </table:table-cell>
        </table:table-row>
        <table:table-row>
          <table:table-cell table:style-name="Tabla10.A2" office:value-type="float" office:value="5001">
            <text:p text:style-name="P45">5001</text:p>
          </table:table-cell>
          <table:table-cell table:style-name="Tabla10.B199" office:value-type="string">
            <text:p text:style-name="P45">4.42e-07</text:p>
          </table:table-cell>
        </table:table-row>
        <table:table-row>
          <table:table-cell table:style-name="Tabla10.A2" office:value-type="float" office:value="10001">
            <text:p text:style-name="P45">10001</text:p>
          </table:table-cell>
          <table:table-cell table:style-name="Tabla10.B199" office:value-type="string">
            <text:p text:style-name="P45">4.13e-07</text:p>
          </table:table-cell>
        </table:table-row>
        <table:table-row>
          <table:table-cell table:style-name="Tabla10.A2" office:value-type="float" office:value="15001">
            <text:p text:style-name="P45">15001</text:p>
          </table:table-cell>
          <table:table-cell table:style-name="Tabla10.B199" office:value-type="string">
            <text:p text:style-name="P45">4.04e-07</text:p>
          </table:table-cell>
        </table:table-row>
        <table:table-row>
          <table:table-cell table:style-name="Tabla10.A2" office:value-type="float" office:value="20001">
            <text:p text:style-name="P45">20001</text:p>
          </table:table-cell>
          <table:table-cell table:style-name="Tabla10.B199" office:value-type="string">
            <text:p text:style-name="P45">4.16e-07</text:p>
          </table:table-cell>
        </table:table-row>
        <table:table-row>
          <table:table-cell table:style-name="Tabla10.A2" office:value-type="float" office:value="25001">
            <text:p text:style-name="P45">25001</text:p>
          </table:table-cell>
          <table:table-cell table:style-name="Tabla10.B199" office:value-type="string">
            <text:p text:style-name="P45">4.43e-07</text:p>
          </table:table-cell>
        </table:table-row>
        <table:table-row>
          <table:table-cell table:style-name="Tabla10.A2" office:value-type="float" office:value="30001">
            <text:p text:style-name="P45">30001</text:p>
          </table:table-cell>
          <table:table-cell table:style-name="Tabla10.B199" office:value-type="string">
            <text:p text:style-name="P45">4.42e-07</text:p>
          </table:table-cell>
        </table:table-row>
        <table:table-row>
          <table:table-cell table:style-name="Tabla10.A2" office:value-type="float" office:value="35001">
            <text:p text:style-name="P45">35001</text:p>
          </table:table-cell>
          <table:table-cell table:style-name="Tabla10.B199" office:value-type="string">
            <text:p text:style-name="P45">5.34e-07</text:p>
          </table:table-cell>
        </table:table-row>
        <table:table-row>
          <table:table-cell table:style-name="Tabla10.A2" office:value-type="float" office:value="40001">
            <text:p text:style-name="P45">40001</text:p>
          </table:table-cell>
          <table:table-cell table:style-name="Tabla10.B199" office:value-type="string">
            <text:p text:style-name="P45">4.08e-07</text:p>
          </table:table-cell>
        </table:table-row>
        <table:table-row>
          <table:table-cell table:style-name="Tabla10.A2" office:value-type="float" office:value="45001">
            <text:p text:style-name="P45">45001</text:p>
          </table:table-cell>
          <table:table-cell table:style-name="Tabla10.B199" office:value-type="string">
            <text:p text:style-name="P45">9.12e-07</text:p>
          </table:table-cell>
        </table:table-row>
        <table:table-row>
          <table:table-cell table:style-name="Tabla10.A2" office:value-type="float" office:value="50001">
            <text:p text:style-name="P45">50001</text:p>
          </table:table-cell>
          <table:table-cell table:style-name="Tabla10.B199" office:value-type="string">
            <text:p text:style-name="P45">6.3e-07</text:p>
          </table:table-cell>
        </table:table-row>
        <table:table-row>
          <table:table-cell table:style-name="Tabla10.A2" office:value-type="float" office:value="55001">
            <text:p text:style-name="P45">55001</text:p>
          </table:table-cell>
          <table:table-cell table:style-name="Tabla10.B199" office:value-type="string">
            <text:p text:style-name="P45">8.93e-07</text:p>
          </table:table-cell>
        </table:table-row>
        <table:table-row>
          <table:table-cell table:style-name="Tabla10.A2" office:value-type="float" office:value="60001">
            <text:p text:style-name="P45">60001</text:p>
          </table:table-cell>
          <table:table-cell table:style-name="Tabla10.B199" office:value-type="string">
            <text:p text:style-name="P45">4.91e-07</text:p>
          </table:table-cell>
        </table:table-row>
        <table:table-row>
          <table:table-cell table:style-name="Tabla10.A2" office:value-type="float" office:value="65001">
            <text:p text:style-name="P45">65001</text:p>
          </table:table-cell>
          <table:table-cell table:style-name="Tabla10.B199" office:value-type="string">
            <text:p text:style-name="P45">4.79e-07</text:p>
          </table:table-cell>
        </table:table-row>
        <table:table-row>
          <table:table-cell table:style-name="Tabla10.A2" office:value-type="float" office:value="70001">
            <text:p text:style-name="P45">70001</text:p>
          </table:table-cell>
          <table:table-cell table:style-name="Tabla10.B199" office:value-type="string">
            <text:p text:style-name="P45">5.8e-07</text:p>
          </table:table-cell>
        </table:table-row>
        <table:table-row>
          <table:table-cell table:style-name="Tabla10.A2" office:value-type="float" office:value="75001">
            <text:p text:style-name="P45">75001</text:p>
          </table:table-cell>
          <table:table-cell table:style-name="Tabla10.B199" office:value-type="string">
            <text:p text:style-name="P45">5.62e-07</text:p>
          </table:table-cell>
        </table:table-row>
        <table:table-row>
          <table:table-cell table:style-name="Tabla10.A2" office:value-type="float" office:value="80001">
            <text:p text:style-name="P45">80001</text:p>
          </table:table-cell>
          <table:table-cell table:style-name="Tabla10.B199" office:value-type="string">
            <text:p text:style-name="P45">5.65e-07</text:p>
          </table:table-cell>
        </table:table-row>
        <table:table-row>
          <table:table-cell table:style-name="Tabla10.A2" office:value-type="float" office:value="85001">
            <text:p text:style-name="P45">85001</text:p>
          </table:table-cell>
          <table:table-cell table:style-name="Tabla10.B199" office:value-type="string">
            <text:p text:style-name="P45">5.3e-07</text:p>
          </table:table-cell>
        </table:table-row>
        <text:soft-page-break/>
        <table:table-row>
          <table:table-cell table:style-name="Tabla10.A2" office:value-type="float" office:value="90001">
            <text:p text:style-name="P45">90001</text:p>
          </table:table-cell>
          <table:table-cell table:style-name="Tabla10.B199" office:value-type="string">
            <text:p text:style-name="P45">6.8e-07</text:p>
          </table:table-cell>
        </table:table-row>
        <table:table-row>
          <table:table-cell table:style-name="Tabla10.A2" office:value-type="float" office:value="95001">
            <text:p text:style-name="P45">95001</text:p>
          </table:table-cell>
          <table:table-cell table:style-name="Tabla10.B199" office:value-type="string">
            <text:p text:style-name="P45">6.4e-07</text:p>
          </table:table-cell>
        </table:table-row>
        <table:table-row>
          <table:table-cell table:style-name="Tabla10.A2" office:value-type="float" office:value="100001">
            <text:p text:style-name="P45">100001</text:p>
          </table:table-cell>
          <table:table-cell table:style-name="Tabla10.B22" office:value-type="float" office:value="0.001086">
            <text:p text:style-name="P45">1,09E-003</text:p>
          </table:table-cell>
        </table:table-row>
        <table:table-row>
          <table:table-cell table:style-name="Tabla10.A2" office:value-type="float" office:value="105001">
            <text:p text:style-name="P45">105001</text:p>
          </table:table-cell>
          <table:table-cell table:style-name="Tabla10.B22" office:value-type="float" office:value="0.001767">
            <text:p text:style-name="P45">1,77E-003</text:p>
          </table:table-cell>
        </table:table-row>
        <table:table-row>
          <table:table-cell table:style-name="Tabla10.A2" office:value-type="float" office:value="110001">
            <text:p text:style-name="P45">110001</text:p>
          </table:table-cell>
          <table:table-cell table:style-name="Tabla10.B199" office:value-type="string">
            <text:p text:style-name="P45">8.01e-07</text:p>
          </table:table-cell>
        </table:table-row>
        <table:table-row>
          <table:table-cell table:style-name="Tabla10.A2" office:value-type="float" office:value="115001">
            <text:p text:style-name="P45">115001</text:p>
          </table:table-cell>
          <table:table-cell table:style-name="Tabla10.B199" office:value-type="string">
            <text:p text:style-name="P45">7.36e-07</text:p>
          </table:table-cell>
        </table:table-row>
        <table:table-row>
          <table:table-cell table:style-name="Tabla10.A2" office:value-type="float" office:value="120001">
            <text:p text:style-name="P45">120001</text:p>
          </table:table-cell>
          <table:table-cell table:style-name="Tabla10.B199" office:value-type="string">
            <text:p text:style-name="P45">7.04e-07</text:p>
          </table:table-cell>
        </table:table-row>
        <table:table-row>
          <table:table-cell table:style-name="Tabla10.A2" office:value-type="float" office:value="125001">
            <text:p text:style-name="P45">125001</text:p>
          </table:table-cell>
          <table:table-cell table:style-name="Tabla10.B199" office:value-type="string">
            <text:p text:style-name="P45">7.07e-07</text:p>
          </table:table-cell>
        </table:table-row>
        <table:table-row>
          <table:table-cell table:style-name="Tabla10.A2" office:value-type="float" office:value="130001">
            <text:p text:style-name="P45">130001</text:p>
          </table:table-cell>
          <table:table-cell table:style-name="Tabla10.B199" office:value-type="string">
            <text:p text:style-name="P45">6.76e-07</text:p>
          </table:table-cell>
        </table:table-row>
        <table:table-row>
          <table:table-cell table:style-name="Tabla10.A2" office:value-type="float" office:value="135001">
            <text:p text:style-name="P45">135001</text:p>
          </table:table-cell>
          <table:table-cell table:style-name="Tabla10.B199" office:value-type="string">
            <text:p text:style-name="P45">7.59e-07</text:p>
          </table:table-cell>
        </table:table-row>
        <table:table-row>
          <table:table-cell table:style-name="Tabla10.A2" office:value-type="float" office:value="140001">
            <text:p text:style-name="P45">140001</text:p>
          </table:table-cell>
          <table:table-cell table:style-name="Tabla10.B199" office:value-type="string">
            <text:p text:style-name="P45">4.74e-07</text:p>
          </table:table-cell>
        </table:table-row>
        <table:table-row>
          <table:table-cell table:style-name="Tabla10.A2" office:value-type="float" office:value="145001">
            <text:p text:style-name="P45">145001</text:p>
          </table:table-cell>
          <table:table-cell table:style-name="Tabla10.B199" office:value-type="string">
            <text:p text:style-name="P45">1.2453e-05</text:p>
          </table:table-cell>
        </table:table-row>
        <table:table-row>
          <table:table-cell table:style-name="Tabla10.A2" office:value-type="float" office:value="150001">
            <text:p text:style-name="P45">150001</text:p>
          </table:table-cell>
          <table:table-cell table:style-name="Tabla10.B199" office:value-type="string">
            <text:p text:style-name="P45">5.95e-07</text:p>
          </table:table-cell>
        </table:table-row>
        <table:table-row>
          <table:table-cell table:style-name="Tabla10.A2" office:value-type="float" office:value="155001">
            <text:p text:style-name="P45">155001</text:p>
          </table:table-cell>
          <table:table-cell table:style-name="Tabla10.B22" office:value-type="float" office:value="0.002911">
            <text:p text:style-name="P45">2,91E-003</text:p>
          </table:table-cell>
        </table:table-row>
        <table:table-row>
          <table:table-cell table:style-name="Tabla10.A2" office:value-type="float" office:value="160001">
            <text:p text:style-name="P45">160001</text:p>
          </table:table-cell>
          <table:table-cell table:style-name="Tabla10.B22" office:value-type="float" office:value="0.001049">
            <text:p text:style-name="P45">1,05E-003</text:p>
          </table:table-cell>
        </table:table-row>
        <table:table-row>
          <table:table-cell table:style-name="Tabla10.A2" office:value-type="float" office:value="165001">
            <text:p text:style-name="P45">165001</text:p>
          </table:table-cell>
          <table:table-cell table:style-name="Tabla10.B199" office:value-type="string">
            <text:p text:style-name="P45">6.61e-07</text:p>
          </table:table-cell>
        </table:table-row>
        <table:table-row>
          <table:table-cell table:style-name="Tabla10.A2" office:value-type="float" office:value="170001">
            <text:p text:style-name="P45">170001</text:p>
          </table:table-cell>
          <table:table-cell table:style-name="Tabla10.B199" office:value-type="string">
            <text:p text:style-name="P45">7.47e-07</text:p>
          </table:table-cell>
        </table:table-row>
        <table:table-row>
          <table:table-cell table:style-name="Tabla10.A2" office:value-type="float" office:value="175001">
            <text:p text:style-name="P45">175001</text:p>
          </table:table-cell>
          <table:table-cell table:style-name="Tabla10.B199" office:value-type="string">
            <text:p text:style-name="P45">6.63e-07</text:p>
          </table:table-cell>
        </table:table-row>
        <table:table-row>
          <table:table-cell table:style-name="Tabla10.A2" office:value-type="float" office:value="180001">
            <text:p text:style-name="P45">180001</text:p>
          </table:table-cell>
          <table:table-cell table:style-name="Tabla10.B199" office:value-type="string">
            <text:p text:style-name="P45">7.07e-07</text:p>
          </table:table-cell>
        </table:table-row>
        <table:table-row>
          <table:table-cell table:style-name="Tabla10.A2" office:value-type="float" office:value="185001">
            <text:p text:style-name="P45">185001</text:p>
          </table:table-cell>
          <table:table-cell table:style-name="Tabla10.B199" office:value-type="string">
            <text:p text:style-name="P45">6.28e-07</text:p>
          </table:table-cell>
        </table:table-row>
        <table:table-row>
          <table:table-cell table:style-name="Tabla10.A2" office:value-type="float" office:value="190001">
            <text:p text:style-name="P45">190001</text:p>
          </table:table-cell>
          <table:table-cell table:style-name="Tabla10.B199" office:value-type="string">
            <text:p text:style-name="P45">7.89e-07</text:p>
          </table:table-cell>
        </table:table-row>
        <table:table-row>
          <table:table-cell table:style-name="Tabla10.A2" office:value-type="float" office:value="195001">
            <text:p text:style-name="P45">195001</text:p>
          </table:table-cell>
          <table:table-cell table:style-name="Tabla10.B199" office:value-type="string">
            <text:p text:style-name="P45">8.39e-07</text:p>
          </table:table-cell>
        </table:table-row>
        <table:table-row>
          <table:table-cell table:style-name="Tabla10.A2" office:value-type="float" office:value="200001">
            <text:p text:style-name="P45">200001</text:p>
          </table:table-cell>
          <table:table-cell table:style-name="Tabla10.B22" office:value-type="float" office:value="0.003214">
            <text:p text:style-name="P45">3,21E-003</text:p>
          </table:table-cell>
        </table:table-row>
        <table:table-row>
          <table:table-cell table:style-name="Tabla10.A2" office:value-type="float" office:value="205001">
            <text:p text:style-name="P45">205001</text:p>
          </table:table-cell>
          <table:table-cell table:style-name="Tabla10.B22" office:value-type="float" office:value="0.001027">
            <text:p text:style-name="P45">1,03E-003</text:p>
          </table:table-cell>
        </table:table-row>
        <table:table-row>
          <table:table-cell table:style-name="Tabla10.A2" office:value-type="float" office:value="210001">
            <text:p text:style-name="P45">210001</text:p>
          </table:table-cell>
          <table:table-cell table:style-name="Tabla10.B199" office:value-type="string">
            <text:p text:style-name="P45">9.16e-07</text:p>
          </table:table-cell>
        </table:table-row>
        <table:table-row>
          <table:table-cell table:style-name="Tabla10.A2" office:value-type="float" office:value="215001">
            <text:p text:style-name="P45">215001</text:p>
          </table:table-cell>
          <table:table-cell table:style-name="Tabla10.B199" office:value-type="string">
            <text:p text:style-name="P45">7.6e-07</text:p>
          </table:table-cell>
        </table:table-row>
        <table:table-row>
          <table:table-cell table:style-name="Tabla10.A2" office:value-type="float" office:value="220001">
            <text:p text:style-name="P45">220001</text:p>
          </table:table-cell>
          <table:table-cell table:style-name="Tabla10.B199" office:value-type="string">
            <text:p text:style-name="P45">9.73e-07</text:p>
          </table:table-cell>
        </table:table-row>
        <table:table-row>
          <table:table-cell table:style-name="Tabla10.A2" office:value-type="float" office:value="225001">
            <text:p text:style-name="P45">225001</text:p>
          </table:table-cell>
          <table:table-cell table:style-name="Tabla10.B22" office:value-type="float" office:value="0.001062">
            <text:p text:style-name="P45">1,06E-003</text:p>
          </table:table-cell>
        </table:table-row>
        <table:table-row>
          <table:table-cell table:style-name="Tabla10.A2" office:value-type="float" office:value="230001">
            <text:p text:style-name="P45">230001</text:p>
          </table:table-cell>
          <table:table-cell table:style-name="Tabla10.B199" office:value-type="string">
            <text:p text:style-name="P45">8.9e-07</text:p>
          </table:table-cell>
        </table:table-row>
        <table:table-row>
          <table:table-cell table:style-name="Tabla10.A2" office:value-type="float" office:value="235001">
            <text:p text:style-name="P45">235001</text:p>
          </table:table-cell>
          <table:table-cell table:style-name="Tabla10.B199" office:value-type="string">
            <text:p text:style-name="P45">7.19e-07</text:p>
          </table:table-cell>
        </table:table-row>
        <table:table-row>
          <table:table-cell table:style-name="Tabla10.A2" office:value-type="float" office:value="240001">
            <text:p text:style-name="P45">240001</text:p>
          </table:table-cell>
          <table:table-cell table:style-name="Tabla10.B199" office:value-type="string">
            <text:p text:style-name="P45">7.15e-07</text:p>
          </table:table-cell>
        </table:table-row>
        <table:table-row>
          <table:table-cell table:style-name="Tabla10.A2" office:value-type="float" office:value="245001">
            <text:p text:style-name="P45">245001</text:p>
          </table:table-cell>
          <table:table-cell table:style-name="Tabla10.B22" office:value-type="float" office:value="0.004156">
            <text:p text:style-name="P45">4,16E-003</text:p>
          </table:table-cell>
        </table:table-row>
        <table:table-row>
          <table:table-cell table:style-name="Tabla10.A2" office:value-type="float" office:value="250001">
            <text:p text:style-name="P45">250001</text:p>
          </table:table-cell>
          <table:table-cell table:style-name="Tabla10.B199" office:value-type="string">
            <text:p text:style-name="P45">7.56e-07</text:p>
          </table:table-cell>
        </table:table-row>
        <table:table-row>
          <table:table-cell table:style-name="Tabla10.A2" office:value-type="float" office:value="255001">
            <text:p text:style-name="P45">255001</text:p>
          </table:table-cell>
          <table:table-cell table:style-name="Tabla10.B199" office:value-type="string">
            <text:p text:style-name="P45">9.84e-07</text:p>
          </table:table-cell>
        </table:table-row>
        <table:table-row>
          <table:table-cell table:style-name="Tabla10.A2" office:value-type="float" office:value="260001">
            <text:p text:style-name="P45">260001</text:p>
          </table:table-cell>
          <table:table-cell table:style-name="Tabla10.B199" office:value-type="string">
            <text:p text:style-name="P45">8.19e-07</text:p>
          </table:table-cell>
        </table:table-row>
        <table:table-row>
          <table:table-cell table:style-name="Tabla10.A2" office:value-type="float" office:value="265001">
            <text:p text:style-name="P45">265001</text:p>
          </table:table-cell>
          <table:table-cell table:style-name="Tabla10.B199" office:value-type="string">
            <text:p text:style-name="P45">8.82e-07</text:p>
          </table:table-cell>
        </table:table-row>
        <table:table-row>
          <table:table-cell table:style-name="Tabla10.A2" office:value-type="float" office:value="270001">
            <text:p text:style-name="P45">270001</text:p>
          </table:table-cell>
          <table:table-cell table:style-name="Tabla10.B199" office:value-type="string">
            <text:p text:style-name="P45">8.69e-07</text:p>
          </table:table-cell>
        </table:table-row>
        <text:soft-page-break/>
        <table:table-row>
          <table:table-cell table:style-name="Tabla10.A2" office:value-type="float" office:value="275001">
            <text:p text:style-name="P45">275001</text:p>
          </table:table-cell>
          <table:table-cell table:style-name="Tabla10.B22" office:value-type="float" office:value="0.001067">
            <text:p text:style-name="P45">1,07E-003</text:p>
          </table:table-cell>
        </table:table-row>
        <table:table-row>
          <table:table-cell table:style-name="Tabla10.A2" office:value-type="float" office:value="280001">
            <text:p text:style-name="P45">280001</text:p>
          </table:table-cell>
          <table:table-cell table:style-name="Tabla10.B22" office:value-type="float" office:value="0.003729">
            <text:p text:style-name="P45">3,73E-003</text:p>
          </table:table-cell>
        </table:table-row>
        <table:table-row>
          <table:table-cell table:style-name="Tabla10.A2" office:value-type="float" office:value="285001">
            <text:p text:style-name="P45">285001</text:p>
          </table:table-cell>
          <table:table-cell table:style-name="Tabla10.B22" office:value-type="float" office:value="0.001184">
            <text:p text:style-name="P45">1,18E-003</text:p>
          </table:table-cell>
        </table:table-row>
        <table:table-row>
          <table:table-cell table:style-name="Tabla10.A2" office:value-type="float" office:value="290001">
            <text:p text:style-name="P45">290001</text:p>
          </table:table-cell>
          <table:table-cell table:style-name="Tabla10.B199" office:value-type="string">
            <text:p text:style-name="P45">7.71e-07</text:p>
          </table:table-cell>
        </table:table-row>
        <table:table-row>
          <table:table-cell table:style-name="Tabla10.A2" office:value-type="float" office:value="295001">
            <text:p text:style-name="P45">295001</text:p>
          </table:table-cell>
          <table:table-cell table:style-name="Tabla10.B199" office:value-type="string">
            <text:p text:style-name="P45">9.32e-07</text:p>
          </table:table-cell>
        </table:table-row>
        <table:table-row>
          <table:table-cell table:style-name="Tabla10.A2" office:value-type="float" office:value="300001">
            <text:p text:style-name="P45">300001</text:p>
          </table:table-cell>
          <table:table-cell table:style-name="Tabla10.B199" office:value-type="string">
            <text:p text:style-name="P45">6.11e-07</text:p>
          </table:table-cell>
        </table:table-row>
        <table:table-row>
          <table:table-cell table:style-name="Tabla10.A2" office:value-type="float" office:value="305001">
            <text:p text:style-name="P45">305001</text:p>
          </table:table-cell>
          <table:table-cell table:style-name="Tabla10.B199" office:value-type="string">
            <text:p text:style-name="P45">9.04e-07</text:p>
          </table:table-cell>
        </table:table-row>
        <table:table-row>
          <table:table-cell table:style-name="Tabla10.A2" office:value-type="float" office:value="310001">
            <text:p text:style-name="P45">310001</text:p>
          </table:table-cell>
          <table:table-cell table:style-name="Tabla10.B199" office:value-type="string">
            <text:p text:style-name="P45">8.47e-07</text:p>
          </table:table-cell>
        </table:table-row>
        <table:table-row>
          <table:table-cell table:style-name="Tabla10.A2" office:value-type="float" office:value="315001">
            <text:p text:style-name="P45">315001</text:p>
          </table:table-cell>
          <table:table-cell table:style-name="Tabla10.B199" office:value-type="string">
            <text:p text:style-name="P45">7.55e-07</text:p>
          </table:table-cell>
        </table:table-row>
        <table:table-row>
          <table:table-cell table:style-name="Tabla10.A2" office:value-type="float" office:value="320001">
            <text:p text:style-name="P45">320001</text:p>
          </table:table-cell>
          <table:table-cell table:style-name="Tabla10.B22" office:value-type="float" office:value="0.002694">
            <text:p text:style-name="P45">2,69E-003</text:p>
          </table:table-cell>
        </table:table-row>
        <table:table-row>
          <table:table-cell table:style-name="Tabla10.A2" office:value-type="float" office:value="325001">
            <text:p text:style-name="P45">325001</text:p>
          </table:table-cell>
          <table:table-cell table:style-name="Tabla10.B199" office:value-type="string">
            <text:p text:style-name="P45">8.17e-07</text:p>
          </table:table-cell>
        </table:table-row>
        <table:table-row>
          <table:table-cell table:style-name="Tabla10.A2" office:value-type="float" office:value="330001">
            <text:p text:style-name="P45">330001</text:p>
          </table:table-cell>
          <table:table-cell table:style-name="Tabla10.B199" office:value-type="string">
            <text:p text:style-name="P45">9.2e-07</text:p>
          </table:table-cell>
        </table:table-row>
        <table:table-row>
          <table:table-cell table:style-name="Tabla10.A2" office:value-type="float" office:value="335001">
            <text:p text:style-name="P45">335001</text:p>
          </table:table-cell>
          <table:table-cell table:style-name="Tabla10.B199" office:value-type="string">
            <text:p text:style-name="P45">7.97e-07</text:p>
          </table:table-cell>
        </table:table-row>
        <table:table-row>
          <table:table-cell table:style-name="Tabla10.A2" office:value-type="float" office:value="340001">
            <text:p text:style-name="P45">340001</text:p>
          </table:table-cell>
          <table:table-cell table:style-name="Tabla10.B199" office:value-type="string">
            <text:p text:style-name="P45">9.46e-07</text:p>
          </table:table-cell>
        </table:table-row>
        <table:table-row>
          <table:table-cell table:style-name="Tabla10.A2" office:value-type="float" office:value="345001">
            <text:p text:style-name="P45">345001</text:p>
          </table:table-cell>
          <table:table-cell table:style-name="Tabla10.B199" office:value-type="string">
            <text:p text:style-name="P45">7.06e-07</text:p>
          </table:table-cell>
        </table:table-row>
        <table:table-row>
          <table:table-cell table:style-name="Tabla10.A2" office:value-type="float" office:value="350001">
            <text:p text:style-name="P45">350001</text:p>
          </table:table-cell>
          <table:table-cell table:style-name="Tabla10.B22" office:value-type="float" office:value="0.001014">
            <text:p text:style-name="P45">1,01E-003</text:p>
          </table:table-cell>
        </table:table-row>
        <table:table-row>
          <table:table-cell table:style-name="Tabla10.A2" office:value-type="float" office:value="355001">
            <text:p text:style-name="P45">355001</text:p>
          </table:table-cell>
          <table:table-cell table:style-name="Tabla10.B199" office:value-type="string">
            <text:p text:style-name="P45">1.3e-06</text:p>
          </table:table-cell>
        </table:table-row>
        <table:table-row>
          <table:table-cell table:style-name="Tabla10.A2" office:value-type="float" office:value="360001">
            <text:p text:style-name="P45">360001</text:p>
          </table:table-cell>
          <table:table-cell table:style-name="Tabla10.B22" office:value-type="float" office:value="0.001012">
            <text:p text:style-name="P45">1,01E-003</text:p>
          </table:table-cell>
        </table:table-row>
        <table:table-row>
          <table:table-cell table:style-name="Tabla10.A2" office:value-type="float" office:value="365001">
            <text:p text:style-name="P45">365001</text:p>
          </table:table-cell>
          <table:table-cell table:style-name="Tabla10.B199" office:value-type="string">
            <text:p text:style-name="P45">8.94e-07</text:p>
          </table:table-cell>
        </table:table-row>
        <table:table-row>
          <table:table-cell table:style-name="Tabla10.A2" office:value-type="float" office:value="370001">
            <text:p text:style-name="P45">370001</text:p>
          </table:table-cell>
          <table:table-cell table:style-name="Tabla10.B22" office:value-type="float" office:value="0.001036">
            <text:p text:style-name="P45">1,04E-003</text:p>
          </table:table-cell>
        </table:table-row>
        <table:table-row>
          <table:table-cell table:style-name="Tabla10.A2" office:value-type="float" office:value="375001">
            <text:p text:style-name="P45">375001</text:p>
          </table:table-cell>
          <table:table-cell table:style-name="Tabla10.B199" office:value-type="string">
            <text:p text:style-name="P45">8.23e-07</text:p>
          </table:table-cell>
        </table:table-row>
        <table:table-row>
          <table:table-cell table:style-name="Tabla10.A2" office:value-type="float" office:value="380001">
            <text:p text:style-name="P45">380001</text:p>
          </table:table-cell>
          <table:table-cell table:style-name="Tabla10.B22" office:value-type="float" office:value="0.001068">
            <text:p text:style-name="P45">1,07E-003</text:p>
          </table:table-cell>
        </table:table-row>
        <table:table-row>
          <table:table-cell table:style-name="Tabla10.A2" office:value-type="float" office:value="385001">
            <text:p text:style-name="P45">385001</text:p>
          </table:table-cell>
          <table:table-cell table:style-name="Tabla10.B22" office:value-type="float" office:value="0.001244">
            <text:p text:style-name="P45">1,24E-003</text:p>
          </table:table-cell>
        </table:table-row>
        <table:table-row>
          <table:table-cell table:style-name="Tabla10.A2" office:value-type="float" office:value="390001">
            <text:p text:style-name="P45">390001</text:p>
          </table:table-cell>
          <table:table-cell table:style-name="Tabla10.B22" office:value-type="float" office:value="0.001155">
            <text:p text:style-name="P45">1,16E-003</text:p>
          </table:table-cell>
        </table:table-row>
        <table:table-row>
          <table:table-cell table:style-name="Tabla10.A2" office:value-type="float" office:value="395001">
            <text:p text:style-name="P45">395001</text:p>
          </table:table-cell>
          <table:table-cell table:style-name="Tabla10.B22" office:value-type="float" office:value="0.001012">
            <text:p text:style-name="P45">1,01E-003</text:p>
          </table:table-cell>
        </table:table-row>
        <table:table-row>
          <table:table-cell table:style-name="Tabla10.A2" office:value-type="float" office:value="400001">
            <text:p text:style-name="P45">400001</text:p>
          </table:table-cell>
          <table:table-cell table:style-name="Tabla10.B22" office:value-type="float" office:value="0.001345">
            <text:p text:style-name="P45">1,35E-003</text:p>
          </table:table-cell>
        </table:table-row>
        <table:table-row>
          <table:table-cell table:style-name="Tabla10.A2" office:value-type="float" office:value="405001">
            <text:p text:style-name="P45">405001</text:p>
          </table:table-cell>
          <table:table-cell table:style-name="Tabla10.B22" office:value-type="float" office:value="0.001086">
            <text:p text:style-name="P45">1,09E-003</text:p>
          </table:table-cell>
        </table:table-row>
        <table:table-row>
          <table:table-cell table:style-name="Tabla10.A2" office:value-type="float" office:value="410001">
            <text:p text:style-name="P45">410001</text:p>
          </table:table-cell>
          <table:table-cell table:style-name="Tabla10.B199" office:value-type="string">
            <text:p text:style-name="P45">8.66e-07</text:p>
          </table:table-cell>
        </table:table-row>
        <table:table-row>
          <table:table-cell table:style-name="Tabla10.A2" office:value-type="float" office:value="415001">
            <text:p text:style-name="P45">415001</text:p>
          </table:table-cell>
          <table:table-cell table:style-name="Tabla10.B199" office:value-type="string">
            <text:p text:style-name="P45">9.32e-07</text:p>
          </table:table-cell>
        </table:table-row>
        <table:table-row>
          <table:table-cell table:style-name="Tabla10.A2" office:value-type="float" office:value="420001">
            <text:p text:style-name="P45">420001</text:p>
          </table:table-cell>
          <table:table-cell table:style-name="Tabla10.B199" office:value-type="string">
            <text:p text:style-name="P45">7.98e-07</text:p>
          </table:table-cell>
        </table:table-row>
        <table:table-row>
          <table:table-cell table:style-name="Tabla10.A2" office:value-type="float" office:value="425001">
            <text:p text:style-name="P45">425001</text:p>
          </table:table-cell>
          <table:table-cell table:style-name="Tabla10.B199" office:value-type="string">
            <text:p text:style-name="P45">8.2e-07</text:p>
          </table:table-cell>
        </table:table-row>
        <table:table-row>
          <table:table-cell table:style-name="Tabla10.A2" office:value-type="float" office:value="430001">
            <text:p text:style-name="P45">430001</text:p>
          </table:table-cell>
          <table:table-cell table:style-name="Tabla10.B199" office:value-type="string">
            <text:p text:style-name="P45">8.13e-07</text:p>
          </table:table-cell>
        </table:table-row>
        <table:table-row>
          <table:table-cell table:style-name="Tabla10.A2" office:value-type="float" office:value="435001">
            <text:p text:style-name="P45">435001</text:p>
          </table:table-cell>
          <table:table-cell table:style-name="Tabla10.B199" office:value-type="string">
            <text:p text:style-name="P45">9.59e-07</text:p>
          </table:table-cell>
        </table:table-row>
        <table:table-row>
          <table:table-cell table:style-name="Tabla10.A2" office:value-type="float" office:value="440001">
            <text:p text:style-name="P45">440001</text:p>
          </table:table-cell>
          <table:table-cell table:style-name="Tabla10.B22" office:value-type="float" office:value="0.001581">
            <text:p text:style-name="P45">1,58E-003</text:p>
          </table:table-cell>
        </table:table-row>
        <table:table-row>
          <table:table-cell table:style-name="Tabla10.A2" office:value-type="float" office:value="445001">
            <text:p text:style-name="P45">445001</text:p>
          </table:table-cell>
          <table:table-cell table:style-name="Tabla10.B199" office:value-type="string">
            <text:p text:style-name="P45">1.24e-06</text:p>
          </table:table-cell>
        </table:table-row>
        <table:table-row>
          <table:table-cell table:style-name="Tabla10.A2" office:value-type="float" office:value="450001">
            <text:p text:style-name="P45">450001</text:p>
          </table:table-cell>
          <table:table-cell table:style-name="Tabla10.B22" office:value-type="float" office:value="0.001341">
            <text:p text:style-name="P45">1,34E-003</text:p>
          </table:table-cell>
        </table:table-row>
        <table:table-row>
          <table:table-cell table:style-name="Tabla10.A2" office:value-type="float" office:value="455001">
            <text:p text:style-name="P45">455001</text:p>
          </table:table-cell>
          <table:table-cell table:style-name="Tabla10.B199" office:value-type="string">
            <text:p text:style-name="P45">9.76e-07</text:p>
          </table:table-cell>
        </table:table-row>
        <text:soft-page-break/>
        <table:table-row>
          <table:table-cell table:style-name="Tabla10.A2" office:value-type="float" office:value="460001">
            <text:p text:style-name="P45">460001</text:p>
          </table:table-cell>
          <table:table-cell table:style-name="Tabla10.B199" office:value-type="string">
            <text:p text:style-name="P45">9.02e-07</text:p>
          </table:table-cell>
        </table:table-row>
        <table:table-row>
          <table:table-cell table:style-name="Tabla10.A2" office:value-type="float" office:value="465001">
            <text:p text:style-name="P45">465001</text:p>
          </table:table-cell>
          <table:table-cell table:style-name="Tabla10.B199" office:value-type="string">
            <text:p text:style-name="P45">8.29e-07</text:p>
          </table:table-cell>
        </table:table-row>
        <table:table-row>
          <table:table-cell table:style-name="Tabla10.A2" office:value-type="float" office:value="470001">
            <text:p text:style-name="P45">470001</text:p>
          </table:table-cell>
          <table:table-cell table:style-name="Tabla10.B22" office:value-type="float" office:value="0.001059">
            <text:p text:style-name="P45">1,06E-003</text:p>
          </table:table-cell>
        </table:table-row>
        <table:table-row>
          <table:table-cell table:style-name="Tabla10.A2" office:value-type="float" office:value="475001">
            <text:p text:style-name="P45">475001</text:p>
          </table:table-cell>
          <table:table-cell table:style-name="Tabla10.B22" office:value-type="float" office:value="0.001258">
            <text:p text:style-name="P45">1,26E-003</text:p>
          </table:table-cell>
        </table:table-row>
        <table:table-row>
          <table:table-cell table:style-name="Tabla10.A2" office:value-type="float" office:value="480001">
            <text:p text:style-name="P45">480001</text:p>
          </table:table-cell>
          <table:table-cell table:style-name="Tabla10.B199" office:value-type="string">
            <text:p text:style-name="P45">9.03e-07</text:p>
          </table:table-cell>
        </table:table-row>
        <table:table-row>
          <table:table-cell table:style-name="Tabla10.A2" office:value-type="float" office:value="485001">
            <text:p text:style-name="P45">485001</text:p>
          </table:table-cell>
          <table:table-cell table:style-name="Tabla10.B22" office:value-type="float" office:value="0.001127">
            <text:p text:style-name="P45">1,13E-003</text:p>
          </table:table-cell>
        </table:table-row>
        <table:table-row>
          <table:table-cell table:style-name="Tabla10.A2" office:value-type="float" office:value="490001">
            <text:p text:style-name="P45">490001</text:p>
          </table:table-cell>
          <table:table-cell table:style-name="Tabla10.B199" office:value-type="string">
            <text:p text:style-name="P45">8.8e-07</text:p>
          </table:table-cell>
        </table:table-row>
        <table:table-row>
          <table:table-cell table:style-name="Tabla10.A2" office:value-type="float" office:value="495001">
            <text:p text:style-name="P45">495001</text:p>
          </table:table-cell>
          <table:table-cell table:style-name="Tabla10.B22" office:value-type="float" office:value="0.001315">
            <text:p text:style-name="P45">1,32E-003</text:p>
          </table:table-cell>
        </table:table-row>
        <table:table-row>
          <table:table-cell table:style-name="Tabla10.A2" office:value-type="float" office:value="500001">
            <text:p text:style-name="P45">500001</text:p>
          </table:table-cell>
          <table:table-cell table:style-name="Tabla10.B22" office:value-type="float" office:value="0.001375">
            <text:p text:style-name="P45">1,38E-003</text:p>
          </table:table-cell>
        </table:table-row>
        <table:table-row>
          <table:table-cell table:style-name="Tabla10.A2" office:value-type="float" office:value="505001">
            <text:p text:style-name="P45">505001</text:p>
          </table:table-cell>
          <table:table-cell table:style-name="Tabla10.B22" office:value-type="float" office:value="0.001368">
            <text:p text:style-name="P45">1,37E-003</text:p>
          </table:table-cell>
        </table:table-row>
        <table:table-row>
          <table:table-cell table:style-name="Tabla10.A2" office:value-type="float" office:value="510001">
            <text:p text:style-name="P45">510001</text:p>
          </table:table-cell>
          <table:table-cell table:style-name="Tabla10.B22" office:value-type="float" office:value="0.001052">
            <text:p text:style-name="P45">1,05E-003</text:p>
          </table:table-cell>
        </table:table-row>
        <table:table-row>
          <table:table-cell table:style-name="Tabla10.A2" office:value-type="float" office:value="515001">
            <text:p text:style-name="P45">515001</text:p>
          </table:table-cell>
          <table:table-cell table:style-name="Tabla10.B22" office:value-type="float" office:value="0.001327">
            <text:p text:style-name="P45">1,33E-003</text:p>
          </table:table-cell>
        </table:table-row>
        <table:table-row>
          <table:table-cell table:style-name="Tabla10.A2" office:value-type="float" office:value="520001">
            <text:p text:style-name="P45">520001</text:p>
          </table:table-cell>
          <table:table-cell table:style-name="Tabla10.B199" office:value-type="string">
            <text:p text:style-name="P45">8.37e-07</text:p>
          </table:table-cell>
        </table:table-row>
        <table:table-row>
          <table:table-cell table:style-name="Tabla10.A2" office:value-type="float" office:value="525001">
            <text:p text:style-name="P45">525001</text:p>
          </table:table-cell>
          <table:table-cell table:style-name="Tabla10.B22" office:value-type="float" office:value="0.001061">
            <text:p text:style-name="P45">1,06E-003</text:p>
          </table:table-cell>
        </table:table-row>
        <table:table-row>
          <table:table-cell table:style-name="Tabla10.A2" office:value-type="float" office:value="530001">
            <text:p text:style-name="P45">530001</text:p>
          </table:table-cell>
          <table:table-cell table:style-name="Tabla10.B199" office:value-type="string">
            <text:p text:style-name="P45">9.95e-07</text:p>
          </table:table-cell>
        </table:table-row>
        <table:table-row>
          <table:table-cell table:style-name="Tabla10.A2" office:value-type="float" office:value="535001">
            <text:p text:style-name="P45">535001</text:p>
          </table:table-cell>
          <table:table-cell table:style-name="Tabla10.B199" office:value-type="string">
            <text:p text:style-name="P45">8.42e-07</text:p>
          </table:table-cell>
        </table:table-row>
        <table:table-row>
          <table:table-cell table:style-name="Tabla10.A2" office:value-type="float" office:value="540001">
            <text:p text:style-name="P45">540001</text:p>
          </table:table-cell>
          <table:table-cell table:style-name="Tabla10.B22" office:value-type="float" office:value="0.001058">
            <text:p text:style-name="P45">1,06E-003</text:p>
          </table:table-cell>
        </table:table-row>
        <table:table-row>
          <table:table-cell table:style-name="Tabla10.A2" office:value-type="float" office:value="545001">
            <text:p text:style-name="P45">545001</text:p>
          </table:table-cell>
          <table:table-cell table:style-name="Tabla10.B22" office:value-type="float" office:value="0.001271">
            <text:p text:style-name="P45">1,27E-003</text:p>
          </table:table-cell>
        </table:table-row>
        <table:table-row>
          <table:table-cell table:style-name="Tabla10.A2" office:value-type="float" office:value="550001">
            <text:p text:style-name="P45">550001</text:p>
          </table:table-cell>
          <table:table-cell table:style-name="Tabla10.B22" office:value-type="float" office:value="0.001015">
            <text:p text:style-name="P45">1,02E-003</text:p>
          </table:table-cell>
        </table:table-row>
        <table:table-row>
          <table:table-cell table:style-name="Tabla10.A2" office:value-type="float" office:value="555001">
            <text:p text:style-name="P45">555001</text:p>
          </table:table-cell>
          <table:table-cell table:style-name="Tabla10.B199" office:value-type="string">
            <text:p text:style-name="P45">7.93e-07</text:p>
          </table:table-cell>
        </table:table-row>
        <table:table-row>
          <table:table-cell table:style-name="Tabla10.A2" office:value-type="float" office:value="560001">
            <text:p text:style-name="P45">560001</text:p>
          </table:table-cell>
          <table:table-cell table:style-name="Tabla10.B22" office:value-type="float" office:value="0.001008">
            <text:p text:style-name="P45">1,01E-003</text:p>
          </table:table-cell>
        </table:table-row>
        <table:table-row>
          <table:table-cell table:style-name="Tabla10.A2" office:value-type="float" office:value="565001">
            <text:p text:style-name="P45">565001</text:p>
          </table:table-cell>
          <table:table-cell table:style-name="Tabla10.B199" office:value-type="string">
            <text:p text:style-name="P45">8.61e-07</text:p>
          </table:table-cell>
        </table:table-row>
        <table:table-row>
          <table:table-cell table:style-name="Tabla10.A2" office:value-type="float" office:value="570001">
            <text:p text:style-name="P45">570001</text:p>
          </table:table-cell>
          <table:table-cell table:style-name="Tabla10.B199" office:value-type="string">
            <text:p text:style-name="P45">9.86e-07</text:p>
          </table:table-cell>
        </table:table-row>
        <table:table-row>
          <table:table-cell table:style-name="Tabla10.A2" office:value-type="float" office:value="575001">
            <text:p text:style-name="P45">575001</text:p>
          </table:table-cell>
          <table:table-cell table:style-name="Tabla10.B22" office:value-type="float" office:value="0.001459">
            <text:p text:style-name="P45">1,46E-003</text:p>
          </table:table-cell>
        </table:table-row>
        <table:table-row>
          <table:table-cell table:style-name="Tabla10.A2" office:value-type="float" office:value="580001">
            <text:p text:style-name="P45">580001</text:p>
          </table:table-cell>
          <table:table-cell table:style-name="Tabla10.B22" office:value-type="float" office:value="0.001226">
            <text:p text:style-name="P45">1,23E-003</text:p>
          </table:table-cell>
        </table:table-row>
        <table:table-row>
          <table:table-cell table:style-name="Tabla10.A2" office:value-type="float" office:value="585001">
            <text:p text:style-name="P45">585001</text:p>
          </table:table-cell>
          <table:table-cell table:style-name="Tabla10.B199" office:value-type="string">
            <text:p text:style-name="P45">7.21e-07</text:p>
          </table:table-cell>
        </table:table-row>
        <table:table-row>
          <table:table-cell table:style-name="Tabla10.A2" office:value-type="float" office:value="590001">
            <text:p text:style-name="P45">590001</text:p>
          </table:table-cell>
          <table:table-cell table:style-name="Tabla10.B22" office:value-type="float" office:value="0.001224">
            <text:p text:style-name="P45">1,22E-003</text:p>
          </table:table-cell>
        </table:table-row>
        <table:table-row>
          <table:table-cell table:style-name="Tabla10.A2" office:value-type="float" office:value="595001">
            <text:p text:style-name="P45">595001</text:p>
          </table:table-cell>
          <table:table-cell table:style-name="Tabla10.B22" office:value-type="float" office:value="0.001673">
            <text:p text:style-name="P45">1,67E-003</text:p>
          </table:table-cell>
        </table:table-row>
        <table:table-row>
          <table:table-cell table:style-name="Tabla10.A2" office:value-type="float" office:value="600001">
            <text:p text:style-name="P45">600001</text:p>
          </table:table-cell>
          <table:table-cell table:style-name="Tabla10.B22" office:value-type="float" office:value="0.001433">
            <text:p text:style-name="P45">1,43E-003</text:p>
          </table:table-cell>
        </table:table-row>
        <table:table-row>
          <table:table-cell table:style-name="Tabla10.A2" office:value-type="float" office:value="605001">
            <text:p text:style-name="P45">605001</text:p>
          </table:table-cell>
          <table:table-cell table:style-name="Tabla10.B199" office:value-type="string">
            <text:p text:style-name="P45">9.9e-07</text:p>
          </table:table-cell>
        </table:table-row>
        <table:table-row>
          <table:table-cell table:style-name="Tabla10.A2" office:value-type="float" office:value="610001">
            <text:p text:style-name="P45">610001</text:p>
          </table:table-cell>
          <table:table-cell table:style-name="Tabla10.B22" office:value-type="float" office:value="0.001069">
            <text:p text:style-name="P45">1,07E-003</text:p>
          </table:table-cell>
        </table:table-row>
        <table:table-row>
          <table:table-cell table:style-name="Tabla10.A2" office:value-type="float" office:value="615001">
            <text:p text:style-name="P45">615001</text:p>
          </table:table-cell>
          <table:table-cell table:style-name="Tabla10.B22" office:value-type="float" office:value="0.001148">
            <text:p text:style-name="P45">1,15E-003</text:p>
          </table:table-cell>
        </table:table-row>
        <table:table-row>
          <table:table-cell table:style-name="Tabla10.A2" office:value-type="float" office:value="620001">
            <text:p text:style-name="P45">620001</text:p>
          </table:table-cell>
          <table:table-cell table:style-name="Tabla10.B199" office:value-type="string">
            <text:p text:style-name="P45">8.14e-07</text:p>
          </table:table-cell>
        </table:table-row>
        <table:table-row>
          <table:table-cell table:style-name="Tabla10.A2" office:value-type="float" office:value="625001">
            <text:p text:style-name="P45">625001</text:p>
          </table:table-cell>
          <table:table-cell table:style-name="Tabla10.B199" office:value-type="string">
            <text:p text:style-name="P45">8.82e-07</text:p>
          </table:table-cell>
        </table:table-row>
        <table:table-row>
          <table:table-cell table:style-name="Tabla10.A2" office:value-type="float" office:value="630001">
            <text:p text:style-name="P45">630001</text:p>
          </table:table-cell>
          <table:table-cell table:style-name="Tabla10.B22" office:value-type="float" office:value="0.002023">
            <text:p text:style-name="P45">2,02E-003</text:p>
          </table:table-cell>
        </table:table-row>
        <table:table-row>
          <table:table-cell table:style-name="Tabla10.A2" office:value-type="float" office:value="635001">
            <text:p text:style-name="P45">635001</text:p>
          </table:table-cell>
          <table:table-cell table:style-name="Tabla10.B22" office:value-type="float" office:value="0.001306">
            <text:p text:style-name="P45">1,31E-003</text:p>
          </table:table-cell>
        </table:table-row>
        <table:table-row>
          <table:table-cell table:style-name="Tabla10.A2" office:value-type="float" office:value="640001">
            <text:p text:style-name="P45">640001</text:p>
          </table:table-cell>
          <table:table-cell table:style-name="Tabla10.B199" office:value-type="string">
            <text:p text:style-name="P45">7.59e-07</text:p>
          </table:table-cell>
        </table:table-row>
        <text:soft-page-break/>
        <table:table-row>
          <table:table-cell table:style-name="Tabla10.A2" office:value-type="float" office:value="645001">
            <text:p text:style-name="P45">645001</text:p>
          </table:table-cell>
          <table:table-cell table:style-name="Tabla10.B199" office:value-type="string">
            <text:p text:style-name="P45">8.73e-07</text:p>
          </table:table-cell>
        </table:table-row>
        <table:table-row>
          <table:table-cell table:style-name="Tabla10.A2" office:value-type="float" office:value="650001">
            <text:p text:style-name="P45">650001</text:p>
          </table:table-cell>
          <table:table-cell table:style-name="Tabla10.B22" office:value-type="float" office:value="0.001241">
            <text:p text:style-name="P45">1,24E-003</text:p>
          </table:table-cell>
        </table:table-row>
        <table:table-row>
          <table:table-cell table:style-name="Tabla10.A2" office:value-type="float" office:value="655001">
            <text:p text:style-name="P45">655001</text:p>
          </table:table-cell>
          <table:table-cell table:style-name="Tabla10.B22" office:value-type="float" office:value="0.001016">
            <text:p text:style-name="P45">1,02E-003</text:p>
          </table:table-cell>
        </table:table-row>
        <table:table-row>
          <table:table-cell table:style-name="Tabla10.A2" office:value-type="float" office:value="660001">
            <text:p text:style-name="P45">660001</text:p>
          </table:table-cell>
          <table:table-cell table:style-name="Tabla10.B199" office:value-type="string">
            <text:p text:style-name="P45">8.39e-07</text:p>
          </table:table-cell>
        </table:table-row>
        <table:table-row>
          <table:table-cell table:style-name="Tabla10.A2" office:value-type="float" office:value="665001">
            <text:p text:style-name="P45">665001</text:p>
          </table:table-cell>
          <table:table-cell table:style-name="Tabla10.B22" office:value-type="float" office:value="0.001169">
            <text:p text:style-name="P45">1,17E-003</text:p>
          </table:table-cell>
        </table:table-row>
        <table:table-row>
          <table:table-cell table:style-name="Tabla10.A2" office:value-type="float" office:value="670001">
            <text:p text:style-name="P45">670001</text:p>
          </table:table-cell>
          <table:table-cell table:style-name="Tabla10.B22" office:value-type="float" office:value="0.004097">
            <text:p text:style-name="P45">4,10E-003</text:p>
          </table:table-cell>
        </table:table-row>
        <table:table-row>
          <table:table-cell table:style-name="Tabla10.A2" office:value-type="float" office:value="675001">
            <text:p text:style-name="P45">675001</text:p>
          </table:table-cell>
          <table:table-cell table:style-name="Tabla10.B22" office:value-type="float" office:value="0.001212">
            <text:p text:style-name="P45">1,21E-003</text:p>
          </table:table-cell>
        </table:table-row>
        <table:table-row>
          <table:table-cell table:style-name="Tabla10.A2" office:value-type="float" office:value="680001">
            <text:p text:style-name="P45">680001</text:p>
          </table:table-cell>
          <table:table-cell table:style-name="Tabla10.B199" office:value-type="string">
            <text:p text:style-name="P45">9.38e-07</text:p>
          </table:table-cell>
        </table:table-row>
        <table:table-row>
          <table:table-cell table:style-name="Tabla10.A2" office:value-type="float" office:value="685001">
            <text:p text:style-name="P45">685001</text:p>
          </table:table-cell>
          <table:table-cell table:style-name="Tabla10.B22" office:value-type="float" office:value="0.005945">
            <text:p text:style-name="P45">5,95E-003</text:p>
          </table:table-cell>
        </table:table-row>
        <table:table-row>
          <table:table-cell table:style-name="Tabla10.A2" office:value-type="float" office:value="690001">
            <text:p text:style-name="P45">690001</text:p>
          </table:table-cell>
          <table:table-cell table:style-name="Tabla10.B22" office:value-type="float" office:value="0.001201">
            <text:p text:style-name="P45">1,20E-003</text:p>
          </table:table-cell>
        </table:table-row>
        <table:table-row>
          <table:table-cell table:style-name="Tabla10.A2" office:value-type="float" office:value="695001">
            <text:p text:style-name="P45">695001</text:p>
          </table:table-cell>
          <table:table-cell table:style-name="Tabla10.B199" office:value-type="string">
            <text:p text:style-name="P45">6.64e-07</text:p>
          </table:table-cell>
        </table:table-row>
        <table:table-row>
          <table:table-cell table:style-name="Tabla10.A2" office:value-type="float" office:value="700001">
            <text:p text:style-name="P45">700001</text:p>
          </table:table-cell>
          <table:table-cell table:style-name="Tabla10.B22" office:value-type="float" office:value="0.001323">
            <text:p text:style-name="P45">1,32E-003</text:p>
          </table:table-cell>
        </table:table-row>
        <table:table-row>
          <table:table-cell table:style-name="Tabla10.A2" office:value-type="float" office:value="705001">
            <text:p text:style-name="P45">705001</text:p>
          </table:table-cell>
          <table:table-cell table:style-name="Tabla10.B22" office:value-type="float" office:value="0.001065">
            <text:p text:style-name="P45">1,07E-003</text:p>
          </table:table-cell>
        </table:table-row>
        <table:table-row>
          <table:table-cell table:style-name="Tabla10.A2" office:value-type="float" office:value="710001">
            <text:p text:style-name="P45">710001</text:p>
          </table:table-cell>
          <table:table-cell table:style-name="Tabla10.B199" office:value-type="string">
            <text:p text:style-name="P45">1.3e-06</text:p>
          </table:table-cell>
        </table:table-row>
        <table:table-row>
          <table:table-cell table:style-name="Tabla10.A2" office:value-type="float" office:value="715001">
            <text:p text:style-name="P45">715001</text:p>
          </table:table-cell>
          <table:table-cell table:style-name="Tabla10.B199" office:value-type="string">
            <text:p text:style-name="P45">9.98e-07</text:p>
          </table:table-cell>
        </table:table-row>
        <table:table-row>
          <table:table-cell table:style-name="Tabla10.A2" office:value-type="float" office:value="720001">
            <text:p text:style-name="P45">720001</text:p>
          </table:table-cell>
          <table:table-cell table:style-name="Tabla10.B199" office:value-type="string">
            <text:p text:style-name="P45">8.94e-07</text:p>
          </table:table-cell>
        </table:table-row>
        <table:table-row>
          <table:table-cell table:style-name="Tabla10.A2" office:value-type="float" office:value="725001">
            <text:p text:style-name="P45">725001</text:p>
          </table:table-cell>
          <table:table-cell table:style-name="Tabla10.B22" office:value-type="float" office:value="0.001432">
            <text:p text:style-name="P45">1,43E-003</text:p>
          </table:table-cell>
        </table:table-row>
        <table:table-row>
          <table:table-cell table:style-name="Tabla10.A2" office:value-type="float" office:value="730001">
            <text:p text:style-name="P45">730001</text:p>
          </table:table-cell>
          <table:table-cell table:style-name="Tabla10.B22" office:value-type="float" office:value="0.001549">
            <text:p text:style-name="P45">1,55E-003</text:p>
          </table:table-cell>
        </table:table-row>
        <table:table-row>
          <table:table-cell table:style-name="Tabla10.A2" office:value-type="float" office:value="735001">
            <text:p text:style-name="P45">735001</text:p>
          </table:table-cell>
          <table:table-cell table:style-name="Tabla10.B199" office:value-type="string">
            <text:p text:style-name="P45">7.43e-07</text:p>
          </table:table-cell>
        </table:table-row>
        <table:table-row>
          <table:table-cell table:style-name="Tabla10.A2" office:value-type="float" office:value="740001">
            <text:p text:style-name="P45">740001</text:p>
          </table:table-cell>
          <table:table-cell table:style-name="Tabla10.B199" office:value-type="string">
            <text:p text:style-name="P45">9.66e-07</text:p>
          </table:table-cell>
        </table:table-row>
        <table:table-row>
          <table:table-cell table:style-name="Tabla10.A2" office:value-type="float" office:value="745001">
            <text:p text:style-name="P45">745001</text:p>
          </table:table-cell>
          <table:table-cell table:style-name="Tabla10.B22" office:value-type="float" office:value="0.005127">
            <text:p text:style-name="P45">5,13E-003</text:p>
          </table:table-cell>
        </table:table-row>
        <table:table-row>
          <table:table-cell table:style-name="Tabla10.A2" office:value-type="float" office:value="750001">
            <text:p text:style-name="P45">750001</text:p>
          </table:table-cell>
          <table:table-cell table:style-name="Tabla10.B199" office:value-type="string">
            <text:p text:style-name="P45">1.69e-06</text:p>
          </table:table-cell>
        </table:table-row>
        <table:table-row>
          <table:table-cell table:style-name="Tabla10.A2" office:value-type="float" office:value="755001">
            <text:p text:style-name="P45">755001</text:p>
          </table:table-cell>
          <table:table-cell table:style-name="Tabla10.B199" office:value-type="string">
            <text:p text:style-name="P45">8.74e-07</text:p>
          </table:table-cell>
        </table:table-row>
        <table:table-row>
          <table:table-cell table:style-name="Tabla10.A2" office:value-type="float" office:value="760001">
            <text:p text:style-name="P45">760001</text:p>
          </table:table-cell>
          <table:table-cell table:style-name="Tabla10.B199" office:value-type="string">
            <text:p text:style-name="P45">6.24e-07</text:p>
          </table:table-cell>
        </table:table-row>
        <table:table-row>
          <table:table-cell table:style-name="Tabla10.A2" office:value-type="float" office:value="765001">
            <text:p text:style-name="P45">765001</text:p>
          </table:table-cell>
          <table:table-cell table:style-name="Tabla10.B22" office:value-type="float" office:value="0.001291">
            <text:p text:style-name="P45">1,29E-003</text:p>
          </table:table-cell>
        </table:table-row>
        <table:table-row>
          <table:table-cell table:style-name="Tabla10.A2" office:value-type="float" office:value="770001">
            <text:p text:style-name="P45">770001</text:p>
          </table:table-cell>
          <table:table-cell table:style-name="Tabla10.B199" office:value-type="string">
            <text:p text:style-name="P45">8.49e-07</text:p>
          </table:table-cell>
        </table:table-row>
        <table:table-row>
          <table:table-cell table:style-name="Tabla10.A2" office:value-type="float" office:value="775001">
            <text:p text:style-name="P45">775001</text:p>
          </table:table-cell>
          <table:table-cell table:style-name="Tabla10.B22" office:value-type="float" office:value="0.001126">
            <text:p text:style-name="P45">1,13E-003</text:p>
          </table:table-cell>
        </table:table-row>
        <table:table-row>
          <table:table-cell table:style-name="Tabla10.A2" office:value-type="float" office:value="780001">
            <text:p text:style-name="P45">780001</text:p>
          </table:table-cell>
          <table:table-cell table:style-name="Tabla10.B22" office:value-type="float" office:value="0.001734">
            <text:p text:style-name="P45">1,73E-003</text:p>
          </table:table-cell>
        </table:table-row>
        <table:table-row>
          <table:table-cell table:style-name="Tabla10.A2" office:value-type="float" office:value="785001">
            <text:p text:style-name="P45">785001</text:p>
          </table:table-cell>
          <table:table-cell table:style-name="Tabla10.B22" office:value-type="float" office:value="0.001242">
            <text:p text:style-name="P45">1,24E-003</text:p>
          </table:table-cell>
        </table:table-row>
        <table:table-row>
          <table:table-cell table:style-name="Tabla10.A2" office:value-type="float" office:value="790001">
            <text:p text:style-name="P45">790001</text:p>
          </table:table-cell>
          <table:table-cell table:style-name="Tabla10.B22" office:value-type="float" office:value="0.001464">
            <text:p text:style-name="P45">1,46E-003</text:p>
          </table:table-cell>
        </table:table-row>
        <table:table-row>
          <table:table-cell table:style-name="Tabla10.A2" office:value-type="float" office:value="795001">
            <text:p text:style-name="P45">795001</text:p>
          </table:table-cell>
          <table:table-cell table:style-name="Tabla10.B199" office:value-type="string">
            <text:p text:style-name="P45">8.03e-07</text:p>
          </table:table-cell>
        </table:table-row>
        <table:table-row>
          <table:table-cell table:style-name="Tabla10.A2" office:value-type="float" office:value="800001">
            <text:p text:style-name="P45">800001</text:p>
          </table:table-cell>
          <table:table-cell table:style-name="Tabla10.B199" office:value-type="string">
            <text:p text:style-name="P45">9.92e-07</text:p>
          </table:table-cell>
        </table:table-row>
        <table:table-row>
          <table:table-cell table:style-name="Tabla10.A2" office:value-type="float" office:value="805001">
            <text:p text:style-name="P45">805001</text:p>
          </table:table-cell>
          <table:table-cell table:style-name="Tabla10.B199" office:value-type="string">
            <text:p text:style-name="P45">9.59e-07</text:p>
          </table:table-cell>
        </table:table-row>
        <table:table-row>
          <table:table-cell table:style-name="Tabla10.A2" office:value-type="float" office:value="810001">
            <text:p text:style-name="P45">810001</text:p>
          </table:table-cell>
          <table:table-cell table:style-name="Tabla10.B22" office:value-type="float" office:value="0.001351">
            <text:p text:style-name="P45">1,35E-003</text:p>
          </table:table-cell>
        </table:table-row>
        <table:table-row>
          <table:table-cell table:style-name="Tabla10.A2" office:value-type="float" office:value="815001">
            <text:p text:style-name="P45">815001</text:p>
          </table:table-cell>
          <table:table-cell table:style-name="Tabla10.B22" office:value-type="float" office:value="0.001208">
            <text:p text:style-name="P45">1,21E-003</text:p>
          </table:table-cell>
        </table:table-row>
        <table:table-row>
          <table:table-cell table:style-name="Tabla10.A2" office:value-type="float" office:value="820001">
            <text:p text:style-name="P45">820001</text:p>
          </table:table-cell>
          <table:table-cell table:style-name="Tabla10.B199" office:value-type="string">
            <text:p text:style-name="P45">8.3e-07</text:p>
          </table:table-cell>
        </table:table-row>
        <table:table-row>
          <table:table-cell table:style-name="Tabla10.A2" office:value-type="float" office:value="825001">
            <text:p text:style-name="P45">825001</text:p>
          </table:table-cell>
          <table:table-cell table:style-name="Tabla10.B199" office:value-type="string">
            <text:p text:style-name="P45">1.49e-06</text:p>
          </table:table-cell>
        </table:table-row>
        <text:soft-page-break/>
        <table:table-row>
          <table:table-cell table:style-name="Tabla10.A2" office:value-type="float" office:value="830001">
            <text:p text:style-name="P45">830001</text:p>
          </table:table-cell>
          <table:table-cell table:style-name="Tabla10.B22" office:value-type="float" office:value="0.001579">
            <text:p text:style-name="P45">1,58E-003</text:p>
          </table:table-cell>
        </table:table-row>
        <table:table-row>
          <table:table-cell table:style-name="Tabla10.A2" office:value-type="float" office:value="835001">
            <text:p text:style-name="P45">835001</text:p>
          </table:table-cell>
          <table:table-cell table:style-name="Tabla10.B199" office:value-type="string">
            <text:p text:style-name="P45">8.47e-07</text:p>
          </table:table-cell>
        </table:table-row>
        <table:table-row>
          <table:table-cell table:style-name="Tabla10.A2" office:value-type="float" office:value="840001">
            <text:p text:style-name="P45">840001</text:p>
          </table:table-cell>
          <table:table-cell table:style-name="Tabla10.B22" office:value-type="float" office:value="0.001087">
            <text:p text:style-name="P45">1,09E-003</text:p>
          </table:table-cell>
        </table:table-row>
        <table:table-row>
          <table:table-cell table:style-name="Tabla10.A2" office:value-type="float" office:value="845001">
            <text:p text:style-name="P45">845001</text:p>
          </table:table-cell>
          <table:table-cell table:style-name="Tabla10.B22" office:value-type="float" office:value="0.001072">
            <text:p text:style-name="P45">1,07E-003</text:p>
          </table:table-cell>
        </table:table-row>
        <table:table-row>
          <table:table-cell table:style-name="Tabla10.A2" office:value-type="float" office:value="850001">
            <text:p text:style-name="P45">850001</text:p>
          </table:table-cell>
          <table:table-cell table:style-name="Tabla10.B199" office:value-type="string">
            <text:p text:style-name="P45">1.94e-06</text:p>
          </table:table-cell>
        </table:table-row>
        <table:table-row>
          <table:table-cell table:style-name="Tabla10.A2" office:value-type="float" office:value="855001">
            <text:p text:style-name="P45">855001</text:p>
          </table:table-cell>
          <table:table-cell table:style-name="Tabla10.B22" office:value-type="float" office:value="0.001072">
            <text:p text:style-name="P45">1,07E-003</text:p>
          </table:table-cell>
        </table:table-row>
        <table:table-row>
          <table:table-cell table:style-name="Tabla10.A2" office:value-type="float" office:value="860001">
            <text:p text:style-name="P45">860001</text:p>
          </table:table-cell>
          <table:table-cell table:style-name="Tabla10.B22" office:value-type="float" office:value="0.001046">
            <text:p text:style-name="P45">1,05E-003</text:p>
          </table:table-cell>
        </table:table-row>
        <table:table-row>
          <table:table-cell table:style-name="Tabla10.A2" office:value-type="float" office:value="865001">
            <text:p text:style-name="P45">865001</text:p>
          </table:table-cell>
          <table:table-cell table:style-name="Tabla10.B22" office:value-type="float" office:value="0.001306">
            <text:p text:style-name="P45">1,31E-003</text:p>
          </table:table-cell>
        </table:table-row>
        <table:table-row>
          <table:table-cell table:style-name="Tabla10.A2" office:value-type="float" office:value="870001">
            <text:p text:style-name="P45">870001</text:p>
          </table:table-cell>
          <table:table-cell table:style-name="Tabla10.B22" office:value-type="float" office:value="0.001379">
            <text:p text:style-name="P45">1,38E-003</text:p>
          </table:table-cell>
        </table:table-row>
        <table:table-row>
          <table:table-cell table:style-name="Tabla10.A2" office:value-type="float" office:value="875001">
            <text:p text:style-name="P45">875001</text:p>
          </table:table-cell>
          <table:table-cell table:style-name="Tabla10.B199" office:value-type="string">
            <text:p text:style-name="P45">8.39e-07</text:p>
          </table:table-cell>
        </table:table-row>
        <table:table-row>
          <table:table-cell table:style-name="Tabla10.A2" office:value-type="float" office:value="880001">
            <text:p text:style-name="P45">880001</text:p>
          </table:table-cell>
          <table:table-cell table:style-name="Tabla10.B199" office:value-type="string">
            <text:p text:style-name="P45">7.52e-07</text:p>
          </table:table-cell>
        </table:table-row>
        <table:table-row>
          <table:table-cell table:style-name="Tabla10.A2" office:value-type="float" office:value="885001">
            <text:p text:style-name="P45">885001</text:p>
          </table:table-cell>
          <table:table-cell table:style-name="Tabla10.B22" office:value-type="float" office:value="0.004031">
            <text:p text:style-name="P45">4,03E-003</text:p>
          </table:table-cell>
        </table:table-row>
        <table:table-row>
          <table:table-cell table:style-name="Tabla10.A2" office:value-type="float" office:value="890001">
            <text:p text:style-name="P45">890001</text:p>
          </table:table-cell>
          <table:table-cell table:style-name="Tabla10.B199" office:value-type="string">
            <text:p text:style-name="P45">8.14e-07</text:p>
          </table:table-cell>
        </table:table-row>
        <table:table-row>
          <table:table-cell table:style-name="Tabla10.A2" office:value-type="float" office:value="895001">
            <text:p text:style-name="P45">895001</text:p>
          </table:table-cell>
          <table:table-cell table:style-name="Tabla10.B199" office:value-type="string">
            <text:p text:style-name="P45">7.49e-07</text:p>
          </table:table-cell>
        </table:table-row>
        <table:table-row>
          <table:table-cell table:style-name="Tabla10.A2" office:value-type="float" office:value="900001">
            <text:p text:style-name="P45">900001</text:p>
          </table:table-cell>
          <table:table-cell table:style-name="Tabla10.B199" office:value-type="string">
            <text:p text:style-name="P45">6.65e-07</text:p>
          </table:table-cell>
        </table:table-row>
        <table:table-row>
          <table:table-cell table:style-name="Tabla10.A2" office:value-type="float" office:value="905001">
            <text:p text:style-name="P45">905001</text:p>
          </table:table-cell>
          <table:table-cell table:style-name="Tabla10.B22" office:value-type="float" office:value="0.001192">
            <text:p text:style-name="P45">1,19E-003</text:p>
          </table:table-cell>
        </table:table-row>
        <table:table-row>
          <table:table-cell table:style-name="Tabla10.A2" office:value-type="float" office:value="910001">
            <text:p text:style-name="P45">910001</text:p>
          </table:table-cell>
          <table:table-cell table:style-name="Tabla10.B22" office:value-type="float" office:value="0.001176">
            <text:p text:style-name="P45">1,18E-003</text:p>
          </table:table-cell>
        </table:table-row>
        <table:table-row>
          <table:table-cell table:style-name="Tabla10.A2" office:value-type="float" office:value="915001">
            <text:p text:style-name="P45">915001</text:p>
          </table:table-cell>
          <table:table-cell table:style-name="Tabla10.B22" office:value-type="float" office:value="0.001223">
            <text:p text:style-name="P45">1,22E-003</text:p>
          </table:table-cell>
        </table:table-row>
        <table:table-row>
          <table:table-cell table:style-name="Tabla10.A2" office:value-type="float" office:value="920001">
            <text:p text:style-name="P45">920001</text:p>
          </table:table-cell>
          <table:table-cell table:style-name="Tabla10.B22" office:value-type="float" office:value="0.001448">
            <text:p text:style-name="P45">1,45E-003</text:p>
          </table:table-cell>
        </table:table-row>
        <table:table-row>
          <table:table-cell table:style-name="Tabla10.A2" office:value-type="float" office:value="925001">
            <text:p text:style-name="P45">925001</text:p>
          </table:table-cell>
          <table:table-cell table:style-name="Tabla10.B22" office:value-type="float" office:value="0.001158">
            <text:p text:style-name="P45">1,16E-003</text:p>
          </table:table-cell>
        </table:table-row>
        <table:table-row>
          <table:table-cell table:style-name="Tabla10.A2" office:value-type="float" office:value="930001">
            <text:p text:style-name="P45">930001</text:p>
          </table:table-cell>
          <table:table-cell table:style-name="Tabla10.B22" office:value-type="float" office:value="0.001071">
            <text:p text:style-name="P45">1,07E-003</text:p>
          </table:table-cell>
        </table:table-row>
        <table:table-row>
          <table:table-cell table:style-name="Tabla10.A2" office:value-type="float" office:value="935001">
            <text:p text:style-name="P45">935001</text:p>
          </table:table-cell>
          <table:table-cell table:style-name="Tabla10.B22" office:value-type="float" office:value="0.001594">
            <text:p text:style-name="P45">1,59E-003</text:p>
          </table:table-cell>
        </table:table-row>
        <table:table-row>
          <table:table-cell table:style-name="Tabla10.A2" office:value-type="float" office:value="940001">
            <text:p text:style-name="P45">940001</text:p>
          </table:table-cell>
          <table:table-cell table:style-name="Tabla10.B22" office:value-type="float" office:value="0.001973">
            <text:p text:style-name="P45">1,97E-003</text:p>
          </table:table-cell>
        </table:table-row>
        <table:table-row>
          <table:table-cell table:style-name="Tabla10.A2" office:value-type="float" office:value="945001">
            <text:p text:style-name="P45">945001</text:p>
          </table:table-cell>
          <table:table-cell table:style-name="Tabla10.B199" office:value-type="string">
            <text:p text:style-name="P45">9.96e-07</text:p>
          </table:table-cell>
        </table:table-row>
        <table:table-row>
          <table:table-cell table:style-name="Tabla10.A2" office:value-type="float" office:value="950001">
            <text:p text:style-name="P45">950001</text:p>
          </table:table-cell>
          <table:table-cell table:style-name="Tabla10.B22" office:value-type="float" office:value="0.001146">
            <text:p text:style-name="P45">1,15E-003</text:p>
          </table:table-cell>
        </table:table-row>
        <table:table-row>
          <table:table-cell table:style-name="Tabla10.A2" office:value-type="float" office:value="955001">
            <text:p text:style-name="P45">955001</text:p>
          </table:table-cell>
          <table:table-cell table:style-name="Tabla10.B22" office:value-type="float" office:value="0.001292">
            <text:p text:style-name="P45">1,29E-003</text:p>
          </table:table-cell>
        </table:table-row>
        <table:table-row>
          <table:table-cell table:style-name="Tabla10.A2" office:value-type="float" office:value="960001">
            <text:p text:style-name="P45">960001</text:p>
          </table:table-cell>
          <table:table-cell table:style-name="Tabla10.B22" office:value-type="float" office:value="0.001915">
            <text:p text:style-name="P45">1,92E-003</text:p>
          </table:table-cell>
        </table:table-row>
        <table:table-row>
          <table:table-cell table:style-name="Tabla10.A2" office:value-type="float" office:value="965001">
            <text:p text:style-name="P45">965001</text:p>
          </table:table-cell>
          <table:table-cell table:style-name="Tabla10.B22" office:value-type="float" office:value="0.001332">
            <text:p text:style-name="P45">1,33E-003</text:p>
          </table:table-cell>
        </table:table-row>
        <table:table-row>
          <table:table-cell table:style-name="Tabla10.A2" office:value-type="float" office:value="970001">
            <text:p text:style-name="P45">970001</text:p>
          </table:table-cell>
          <table:table-cell table:style-name="Tabla10.B22" office:value-type="float" office:value="0.001477">
            <text:p text:style-name="P45">1,48E-003</text:p>
          </table:table-cell>
        </table:table-row>
        <table:table-row>
          <table:table-cell table:style-name="Tabla10.A2" office:value-type="float" office:value="975001">
            <text:p text:style-name="P45">975001</text:p>
          </table:table-cell>
          <table:table-cell table:style-name="Tabla10.B199" office:value-type="string">
            <text:p text:style-name="P45">8.06e-07</text:p>
          </table:table-cell>
        </table:table-row>
        <table:table-row>
          <table:table-cell table:style-name="Tabla10.A2" office:value-type="float" office:value="980001">
            <text:p text:style-name="P45">980001</text:p>
          </table:table-cell>
          <table:table-cell table:style-name="Tabla10.B199" office:value-type="string">
            <text:p text:style-name="P45">1.33e-06</text:p>
          </table:table-cell>
        </table:table-row>
        <table:table-row>
          <table:table-cell table:style-name="Tabla10.A2" office:value-type="float" office:value="985001">
            <text:p text:style-name="P45">985001</text:p>
          </table:table-cell>
          <table:table-cell table:style-name="Tabla10.B199" office:value-type="string">
            <text:p text:style-name="P45">1.62e-06</text:p>
          </table:table-cell>
        </table:table-row>
        <table:table-row>
          <table:table-cell table:style-name="Tabla10.A2" office:value-type="float" office:value="990001">
            <text:p text:style-name="P45">990001</text:p>
          </table:table-cell>
          <table:table-cell table:style-name="Tabla10.B22" office:value-type="float" office:value="0.001564">
            <text:p text:style-name="P45">1,56E-003</text:p>
          </table:table-cell>
        </table:table-row>
        <table:table-row>
          <table:table-cell table:style-name="Tabla10.A2" office:value-type="float" office:value="995001">
            <text:p text:style-name="P45">995001</text:p>
          </table:table-cell>
          <table:table-cell table:style-name="Tabla10.B22" office:value-type="float" office:value="0.001041">
            <text:p text:style-name="P45">1,04E-003</text:p>
          </table:table-cell>
        </table:table-row>
        <table:table-row>
          <table:table-cell table:style-name="Tabla10.A2" office:value-type="float" office:value="1000001">
            <text:p text:style-name="P45">1000001</text:p>
          </table:table-cell>
          <table:table-cell table:style-name="Tabla10.B22" office:value-type="float" office:value="0.001577">
            <text:p text:style-name="P45">1,58E-003</text:p>
          </table:table-cell>
        </table:table-row>
      </table:table>
      <text:p text:style-name="P50"><text:soft-page-break/></text:p>
      <text:p text:style-name="P50"><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51">-<text:span text:style-name="T3">Tabla y gŕafica de </text:span><text:span text:style-name="T16">Miguel</text:span><text:span text:style-name="T3">(</text:span><text:span text:style-name="T4">Toshiba</text:span><text:span text:style-name="T16">, Windows)</text:span><text:span text:style-name="T3">:</text:span></text:p>
      <text:p text:style-name="P51"/>
      <table:table table:name="Tabla11" table:style-name="Tabla11">
        <table:table-column table:style-name="Tabla11.A" table:number-columns-repeated="2"/>
        <table:table-row>
          <table:table-cell table:style-name="Tabla11.A1" office:value-type="string">
            <text:p text:style-name="P45">Tamaño</text:p>
          </table:table-cell>
          <table:table-cell table:style-name="Tabla11.B1" office:value-type="string">
            <text:p text:style-name="P45">Tiempo</text:p>
          </table:table-cell>
        </table:table-row>
        <table:table-row>
          <table:table-cell table:style-name="Tabla11.A2" office:value-type="float" office:value="1">
            <text:p text:style-name="P45">1</text:p>
          </table:table-cell>
          <table:table-cell table:style-name="Tabla11.B2" office:value-type="float" office:value="0">
            <text:p text:style-name="P45">0,00E+000</text:p>
          </table:table-cell>
        </table:table-row>
        <table:table-row>
          <table:table-cell table:style-name="Tabla11.A2" office:value-type="float" office:value="10001">
            <text:p text:style-name="P45">10001</text:p>
          </table:table-cell>
          <table:table-cell table:style-name="Tabla11.B302" office:value-type="string">
            <text:p text:style-name="P45">4.27654e-007</text:p>
          </table:table-cell>
        </table:table-row>
        <table:table-row>
          <table:table-cell table:style-name="Tabla11.A2" office:value-type="float" office:value="20001">
            <text:p text:style-name="P45">20001</text:p>
          </table:table-cell>
          <table:table-cell table:style-name="Tabla11.B302" office:value-type="string">
            <text:p text:style-name="P45">4.27654e-007</text:p>
          </table:table-cell>
        </table:table-row>
        <table:table-row>
          <table:table-cell table:style-name="Tabla11.A2" office:value-type="float" office:value="30001">
            <text:p text:style-name="P45">30001</text:p>
          </table:table-cell>
          <table:table-cell table:style-name="Tabla11.B2" office:value-type="float" office:value="0">
            <text:p text:style-name="P45">0,00E+000</text:p>
          </table:table-cell>
        </table:table-row>
        <table:table-row>
          <table:table-cell table:style-name="Tabla11.A2" office:value-type="float" office:value="40001">
            <text:p text:style-name="P45">40001</text:p>
          </table:table-cell>
          <table:table-cell table:style-name="Tabla11.B302" office:value-type="string">
            <text:p text:style-name="P45">4.27654e-007</text:p>
          </table:table-cell>
        </table:table-row>
        <table:table-row>
          <table:table-cell table:style-name="Tabla11.A2" office:value-type="float" office:value="50001">
            <text:p text:style-name="P45">50001</text:p>
          </table:table-cell>
          <table:table-cell table:style-name="Tabla11.B302" office:value-type="string">
            <text:p text:style-name="P45">4.27654e-007</text:p>
          </table:table-cell>
        </table:table-row>
        <table:table-row>
          <table:table-cell table:style-name="Tabla11.A2" office:value-type="float" office:value="60001">
            <text:p text:style-name="P45">60001</text:p>
          </table:table-cell>
          <table:table-cell table:style-name="Tabla11.B302" office:value-type="string">
            <text:p text:style-name="P45">4.27654e-007</text:p>
          </table:table-cell>
        </table:table-row>
        <table:table-row>
          <table:table-cell table:style-name="Tabla11.A2" office:value-type="float" office:value="70001">
            <text:p text:style-name="P45">70001</text:p>
          </table:table-cell>
          <table:table-cell table:style-name="Tabla11.B302" office:value-type="string">
            <text:p text:style-name="P45">4.27654e-007</text:p>
          </table:table-cell>
        </table:table-row>
        <table:table-row>
          <table:table-cell table:style-name="Tabla11.A2" office:value-type="float" office:value="80001">
            <text:p text:style-name="P45">80001</text:p>
          </table:table-cell>
          <table:table-cell table:style-name="Tabla11.B2" office:value-type="float" office:value="0">
            <text:p text:style-name="P45">0,00E+000</text:p>
          </table:table-cell>
        </table:table-row>
        <table:table-row>
          <table:table-cell table:style-name="Tabla11.A2" office:value-type="float" office:value="90001">
            <text:p text:style-name="P45">90001</text:p>
          </table:table-cell>
          <table:table-cell table:style-name="Tabla11.B302" office:value-type="string">
            <text:p text:style-name="P45">4.27654e-007</text:p>
          </table:table-cell>
        </table:table-row>
        <table:table-row>
          <table:table-cell table:style-name="Tabla11.A2" office:value-type="float" office:value="100001">
            <text:p text:style-name="P45">100001</text:p>
          </table:table-cell>
          <table:table-cell table:style-name="Tabla11.B302" office:value-type="string">
            <text:p text:style-name="P45">4.27654e-007</text:p>
          </table:table-cell>
        </table:table-row>
        <table:table-row>
          <table:table-cell table:style-name="Tabla11.A2" office:value-type="float" office:value="110001">
            <text:p text:style-name="P45">110001</text:p>
          </table:table-cell>
          <table:table-cell table:style-name="Tabla11.B302" office:value-type="string">
            <text:p text:style-name="P45">4.27654e-007</text:p>
          </table:table-cell>
        </table:table-row>
        <table:table-row>
          <table:table-cell table:style-name="Tabla11.A2" office:value-type="float" office:value="120001">
            <text:p text:style-name="P45">120001</text:p>
          </table:table-cell>
          <table:table-cell table:style-name="Tabla11.B2" office:value-type="float" office:value="0">
            <text:p text:style-name="P45">0,00E+000</text:p>
          </table:table-cell>
        </table:table-row>
        <table:table-row>
          <table:table-cell table:style-name="Tabla11.A2" office:value-type="float" office:value="130001">
            <text:p text:style-name="P45">130001</text:p>
          </table:table-cell>
          <table:table-cell table:style-name="Tabla11.B302" office:value-type="string">
            <text:p text:style-name="P45">4.27654e-007</text:p>
          </table:table-cell>
        </table:table-row>
        <table:table-row>
          <table:table-cell table:style-name="Tabla11.A2" office:value-type="float" office:value="140001">
            <text:p text:style-name="P45">140001</text:p>
          </table:table-cell>
          <table:table-cell table:style-name="Tabla11.B302" office:value-type="string">
            <text:p text:style-name="P45">4.27654e-007</text:p>
          </table:table-cell>
        </table:table-row>
        <table:table-row>
          <table:table-cell table:style-name="Tabla11.A2" office:value-type="float" office:value="150001">
            <text:p text:style-name="P45">150001</text:p>
          </table:table-cell>
          <table:table-cell table:style-name="Tabla11.B302" office:value-type="string">
            <text:p text:style-name="P45">4.27654e-007</text:p>
          </table:table-cell>
        </table:table-row>
        <table:table-row>
          <table:table-cell table:style-name="Tabla11.A2" office:value-type="float" office:value="160001">
            <text:p text:style-name="P45">160001</text:p>
          </table:table-cell>
          <table:table-cell table:style-name="Tabla11.B2" office:value-type="float" office:value="0">
            <text:p text:style-name="P45">0,00E+000</text:p>
          </table:table-cell>
        </table:table-row>
        <table:table-row>
          <table:table-cell table:style-name="Tabla11.A2" office:value-type="float" office:value="170001">
            <text:p text:style-name="P45">170001</text:p>
          </table:table-cell>
          <table:table-cell table:style-name="Tabla11.B302" office:value-type="string">
            <text:p text:style-name="P45">4.27654e-007</text:p>
          </table:table-cell>
        </table:table-row>
        <text:soft-page-break/>
        <table:table-row>
          <table:table-cell table:style-name="Tabla11.A2" office:value-type="float" office:value="180001">
            <text:p text:style-name="P45">180001</text:p>
          </table:table-cell>
          <table:table-cell table:style-name="Tabla11.B302" office:value-type="string">
            <text:p text:style-name="P45">4.27654e-007</text:p>
          </table:table-cell>
        </table:table-row>
        <table:table-row>
          <table:table-cell table:style-name="Tabla11.A2" office:value-type="float" office:value="190001">
            <text:p text:style-name="P45">190001</text:p>
          </table:table-cell>
          <table:table-cell table:style-name="Tabla11.B302" office:value-type="string">
            <text:p text:style-name="P45">4.27654e-007</text:p>
          </table:table-cell>
        </table:table-row>
        <table:table-row>
          <table:table-cell table:style-name="Tabla11.A2" office:value-type="float" office:value="200001">
            <text:p text:style-name="P45">200001</text:p>
          </table:table-cell>
          <table:table-cell table:style-name="Tabla11.B302" office:value-type="string">
            <text:p text:style-name="P45">4.27654e-007</text:p>
          </table:table-cell>
        </table:table-row>
        <table:table-row>
          <table:table-cell table:style-name="Tabla11.A2" office:value-type="float" office:value="210001">
            <text:p text:style-name="P45">210001</text:p>
          </table:table-cell>
          <table:table-cell table:style-name="Tabla11.B302" office:value-type="string">
            <text:p text:style-name="P45">4.27654e-007</text:p>
          </table:table-cell>
        </table:table-row>
        <table:table-row>
          <table:table-cell table:style-name="Tabla11.A2" office:value-type="float" office:value="220001">
            <text:p text:style-name="P45">220001</text:p>
          </table:table-cell>
          <table:table-cell table:style-name="Tabla11.B2" office:value-type="float" office:value="0">
            <text:p text:style-name="P45">0,00E+000</text:p>
          </table:table-cell>
        </table:table-row>
        <table:table-row>
          <table:table-cell table:style-name="Tabla11.A2" office:value-type="float" office:value="230001">
            <text:p text:style-name="P45">230001</text:p>
          </table:table-cell>
          <table:table-cell table:style-name="Tabla11.B302" office:value-type="string">
            <text:p text:style-name="P45">4.27654e-007</text:p>
          </table:table-cell>
        </table:table-row>
        <table:table-row>
          <table:table-cell table:style-name="Tabla11.A2" office:value-type="float" office:value="240001">
            <text:p text:style-name="P45">240001</text:p>
          </table:table-cell>
          <table:table-cell table:style-name="Tabla11.B2" office:value-type="float" office:value="0">
            <text:p text:style-name="P45">0,00E+000</text:p>
          </table:table-cell>
        </table:table-row>
        <table:table-row>
          <table:table-cell table:style-name="Tabla11.A2" office:value-type="float" office:value="250001">
            <text:p text:style-name="P45">250001</text:p>
          </table:table-cell>
          <table:table-cell table:style-name="Tabla11.B302" office:value-type="string">
            <text:p text:style-name="P45">4.27654e-007</text:p>
          </table:table-cell>
        </table:table-row>
        <table:table-row>
          <table:table-cell table:style-name="Tabla11.A2" office:value-type="float" office:value="260001">
            <text:p text:style-name="P45">260001</text:p>
          </table:table-cell>
          <table:table-cell table:style-name="Tabla11.B302" office:value-type="string">
            <text:p text:style-name="P45">4.27654e-007</text:p>
          </table:table-cell>
        </table:table-row>
        <table:table-row>
          <table:table-cell table:style-name="Tabla11.A2" office:value-type="float" office:value="270001">
            <text:p text:style-name="P45">270001</text:p>
          </table:table-cell>
          <table:table-cell table:style-name="Tabla11.B302" office:value-type="string">
            <text:p text:style-name="P45">4.27654e-007</text:p>
          </table:table-cell>
        </table:table-row>
        <table:table-row>
          <table:table-cell table:style-name="Tabla11.A2" office:value-type="float" office:value="280001">
            <text:p text:style-name="P45">280001</text:p>
          </table:table-cell>
          <table:table-cell table:style-name="Tabla11.B302" office:value-type="string">
            <text:p text:style-name="P45">4.27654e-007</text:p>
          </table:table-cell>
        </table:table-row>
        <table:table-row>
          <table:table-cell table:style-name="Tabla11.A2" office:value-type="float" office:value="290001">
            <text:p text:style-name="P45">290001</text:p>
          </table:table-cell>
          <table:table-cell table:style-name="Tabla11.B302" office:value-type="string">
            <text:p text:style-name="P45">4.27654e-007</text:p>
          </table:table-cell>
        </table:table-row>
        <table:table-row>
          <table:table-cell table:style-name="Tabla11.A2" office:value-type="float" office:value="300001">
            <text:p text:style-name="P45">300001</text:p>
          </table:table-cell>
          <table:table-cell table:style-name="Tabla11.B302" office:value-type="string">
            <text:p text:style-name="P45">4.27654e-007</text:p>
          </table:table-cell>
        </table:table-row>
        <table:table-row>
          <table:table-cell table:style-name="Tabla11.A2" office:value-type="float" office:value="310001">
            <text:p text:style-name="P45">310001</text:p>
          </table:table-cell>
          <table:table-cell table:style-name="Tabla11.B302" office:value-type="string">
            <text:p text:style-name="P45">4.27654e-007</text:p>
          </table:table-cell>
        </table:table-row>
        <table:table-row>
          <table:table-cell table:style-name="Tabla11.A2" office:value-type="float" office:value="320001">
            <text:p text:style-name="P45">320001</text:p>
          </table:table-cell>
          <table:table-cell table:style-name="Tabla11.B2" office:value-type="float" office:value="0">
            <text:p text:style-name="P45">0,00E+000</text:p>
          </table:table-cell>
        </table:table-row>
        <table:table-row>
          <table:table-cell table:style-name="Tabla11.A2" office:value-type="float" office:value="330001">
            <text:p text:style-name="P45">330001</text:p>
          </table:table-cell>
          <table:table-cell table:style-name="Tabla11.B302" office:value-type="string">
            <text:p text:style-name="P45">4.27654e-007</text:p>
          </table:table-cell>
        </table:table-row>
        <table:table-row>
          <table:table-cell table:style-name="Tabla11.A2" office:value-type="float" office:value="340001">
            <text:p text:style-name="P45">340001</text:p>
          </table:table-cell>
          <table:table-cell table:style-name="Tabla11.B302" office:value-type="string">
            <text:p text:style-name="P45">4.27654e-007</text:p>
          </table:table-cell>
        </table:table-row>
        <table:table-row>
          <table:table-cell table:style-name="Tabla11.A2" office:value-type="float" office:value="350001">
            <text:p text:style-name="P45">350001</text:p>
          </table:table-cell>
          <table:table-cell table:style-name="Tabla11.B2" office:value-type="float" office:value="0">
            <text:p text:style-name="P45">0,00E+000</text:p>
          </table:table-cell>
        </table:table-row>
        <table:table-row>
          <table:table-cell table:style-name="Tabla11.A2" office:value-type="float" office:value="360001">
            <text:p text:style-name="P45">360001</text:p>
          </table:table-cell>
          <table:table-cell table:style-name="Tabla11.B302" office:value-type="string">
            <text:p text:style-name="P45">4.27654e-007</text:p>
          </table:table-cell>
        </table:table-row>
        <table:table-row>
          <table:table-cell table:style-name="Tabla11.A2" office:value-type="float" office:value="370001">
            <text:p text:style-name="P45">370001</text:p>
          </table:table-cell>
          <table:table-cell table:style-name="Tabla11.B2" office:value-type="float" office:value="0">
            <text:p text:style-name="P45">0,00E+000</text:p>
          </table:table-cell>
        </table:table-row>
        <table:table-row>
          <table:table-cell table:style-name="Tabla11.A2" office:value-type="float" office:value="380001">
            <text:p text:style-name="P45">380001</text:p>
          </table:table-cell>
          <table:table-cell table:style-name="Tabla11.B2" office:value-type="float" office:value="0">
            <text:p text:style-name="P45">0,00E+000</text:p>
          </table:table-cell>
        </table:table-row>
        <table:table-row>
          <table:table-cell table:style-name="Tabla11.A2" office:value-type="float" office:value="390001">
            <text:p text:style-name="P45">390001</text:p>
          </table:table-cell>
          <table:table-cell table:style-name="Tabla11.B302" office:value-type="string">
            <text:p text:style-name="P45">4.27654e-007</text:p>
          </table:table-cell>
        </table:table-row>
        <table:table-row>
          <table:table-cell table:style-name="Tabla11.A2" office:value-type="float" office:value="400001">
            <text:p text:style-name="P45">400001</text:p>
          </table:table-cell>
          <table:table-cell table:style-name="Tabla11.B302" office:value-type="string">
            <text:p text:style-name="P45">4.27654e-007</text:p>
          </table:table-cell>
        </table:table-row>
        <table:table-row>
          <table:table-cell table:style-name="Tabla11.A2" office:value-type="float" office:value="410001">
            <text:p text:style-name="P45">410001</text:p>
          </table:table-cell>
          <table:table-cell table:style-name="Tabla11.B302" office:value-type="string">
            <text:p text:style-name="P45">4.27654e-007</text:p>
          </table:table-cell>
        </table:table-row>
        <table:table-row>
          <table:table-cell table:style-name="Tabla11.A2" office:value-type="float" office:value="420001">
            <text:p text:style-name="P45">420001</text:p>
          </table:table-cell>
          <table:table-cell table:style-name="Tabla11.B302" office:value-type="string">
            <text:p text:style-name="P45">4.27654e-007</text:p>
          </table:table-cell>
        </table:table-row>
        <table:table-row>
          <table:table-cell table:style-name="Tabla11.A2" office:value-type="float" office:value="430001">
            <text:p text:style-name="P45">430001</text:p>
          </table:table-cell>
          <table:table-cell table:style-name="Tabla11.B302" office:value-type="string">
            <text:p text:style-name="P45">4.27654e-007</text:p>
          </table:table-cell>
        </table:table-row>
        <table:table-row>
          <table:table-cell table:style-name="Tabla11.A2" office:value-type="float" office:value="440001">
            <text:p text:style-name="P45">440001</text:p>
          </table:table-cell>
          <table:table-cell table:style-name="Tabla11.B302" office:value-type="string">
            <text:p text:style-name="P45">4.27654e-007</text:p>
          </table:table-cell>
        </table:table-row>
        <table:table-row>
          <table:table-cell table:style-name="Tabla11.A2" office:value-type="float" office:value="450001">
            <text:p text:style-name="P45">450001</text:p>
          </table:table-cell>
          <table:table-cell table:style-name="Tabla11.B302" office:value-type="string">
            <text:p text:style-name="P45">4.27654e-007</text:p>
          </table:table-cell>
        </table:table-row>
        <table:table-row>
          <table:table-cell table:style-name="Tabla11.A2" office:value-type="float" office:value="460001">
            <text:p text:style-name="P45">460001</text:p>
          </table:table-cell>
          <table:table-cell table:style-name="Tabla11.B302" office:value-type="string">
            <text:p text:style-name="P45">4.27654e-007</text:p>
          </table:table-cell>
        </table:table-row>
        <table:table-row>
          <table:table-cell table:style-name="Tabla11.A2" office:value-type="float" office:value="470001">
            <text:p text:style-name="P45">470001</text:p>
          </table:table-cell>
          <table:table-cell table:style-name="Tabla11.B2" office:value-type="float" office:value="0">
            <text:p text:style-name="P45">0,00E+000</text:p>
          </table:table-cell>
        </table:table-row>
        <table:table-row>
          <table:table-cell table:style-name="Tabla11.A2" office:value-type="float" office:value="480001">
            <text:p text:style-name="P45">480001</text:p>
          </table:table-cell>
          <table:table-cell table:style-name="Tabla11.B302" office:value-type="string">
            <text:p text:style-name="P45">4.27654e-007</text:p>
          </table:table-cell>
        </table:table-row>
        <table:table-row>
          <table:table-cell table:style-name="Tabla11.A2" office:value-type="float" office:value="490001">
            <text:p text:style-name="P45">490001</text:p>
          </table:table-cell>
          <table:table-cell table:style-name="Tabla11.B302" office:value-type="string">
            <text:p text:style-name="P45">4.27654e-007</text:p>
          </table:table-cell>
        </table:table-row>
        <table:table-row>
          <table:table-cell table:style-name="Tabla11.A2" office:value-type="float" office:value="500001">
            <text:p text:style-name="P45">500001</text:p>
          </table:table-cell>
          <table:table-cell table:style-name="Tabla11.B302" office:value-type="string">
            <text:p text:style-name="P45">4.27654e-007</text:p>
          </table:table-cell>
        </table:table-row>
        <table:table-row>
          <table:table-cell table:style-name="Tabla11.A2" office:value-type="float" office:value="510001">
            <text:p text:style-name="P45">510001</text:p>
          </table:table-cell>
          <table:table-cell table:style-name="Tabla11.B302" office:value-type="string">
            <text:p text:style-name="P45">4.27654e-007</text:p>
          </table:table-cell>
        </table:table-row>
        <table:table-row>
          <table:table-cell table:style-name="Tabla11.A2" office:value-type="float" office:value="520001">
            <text:p text:style-name="P45">520001</text:p>
          </table:table-cell>
          <table:table-cell table:style-name="Tabla11.B302" office:value-type="string">
            <text:p text:style-name="P45">4.27654e-007</text:p>
          </table:table-cell>
        </table:table-row>
        <table:table-row>
          <table:table-cell table:style-name="Tabla11.A2" office:value-type="float" office:value="530001">
            <text:p text:style-name="P45">530001</text:p>
          </table:table-cell>
          <table:table-cell table:style-name="Tabla11.B302" office:value-type="string">
            <text:p text:style-name="P45">4.27654e-007</text:p>
          </table:table-cell>
        </table:table-row>
        <table:table-row>
          <table:table-cell table:style-name="Tabla11.A2" office:value-type="float" office:value="540001">
            <text:p text:style-name="P45">540001</text:p>
          </table:table-cell>
          <table:table-cell table:style-name="Tabla11.B302" office:value-type="string">
            <text:p text:style-name="P45">8.55308e-007</text:p>
          </table:table-cell>
        </table:table-row>
        <text:soft-page-break/>
        <table:table-row>
          <table:table-cell table:style-name="Tabla11.A2" office:value-type="float" office:value="550001">
            <text:p text:style-name="P45">550001</text:p>
          </table:table-cell>
          <table:table-cell table:style-name="Tabla11.B302" office:value-type="string">
            <text:p text:style-name="P45">4.27654e-007</text:p>
          </table:table-cell>
        </table:table-row>
        <table:table-row>
          <table:table-cell table:style-name="Tabla11.A2" office:value-type="float" office:value="560001">
            <text:p text:style-name="P45">560001</text:p>
          </table:table-cell>
          <table:table-cell table:style-name="Tabla11.B302" office:value-type="string">
            <text:p text:style-name="P45">4.27654e-007</text:p>
          </table:table-cell>
        </table:table-row>
        <table:table-row>
          <table:table-cell table:style-name="Tabla11.A2" office:value-type="float" office:value="570001">
            <text:p text:style-name="P45">570001</text:p>
          </table:table-cell>
          <table:table-cell table:style-name="Tabla11.B302" office:value-type="string">
            <text:p text:style-name="P45">4.27654e-007</text:p>
          </table:table-cell>
        </table:table-row>
        <table:table-row>
          <table:table-cell table:style-name="Tabla11.A2" office:value-type="float" office:value="580001">
            <text:p text:style-name="P45">580001</text:p>
          </table:table-cell>
          <table:table-cell table:style-name="Tabla11.B302" office:value-type="string">
            <text:p text:style-name="P45">4.27654e-007</text:p>
          </table:table-cell>
        </table:table-row>
        <table:table-row>
          <table:table-cell table:style-name="Tabla11.A2" office:value-type="float" office:value="590001">
            <text:p text:style-name="P45">590001</text:p>
          </table:table-cell>
          <table:table-cell table:style-name="Tabla11.B302" office:value-type="string">
            <text:p text:style-name="P45">4.27654e-007</text:p>
          </table:table-cell>
        </table:table-row>
        <table:table-row>
          <table:table-cell table:style-name="Tabla11.A2" office:value-type="float" office:value="600001">
            <text:p text:style-name="P45">600001</text:p>
          </table:table-cell>
          <table:table-cell table:style-name="Tabla11.B302" office:value-type="string">
            <text:p text:style-name="P45">4.27654e-007</text:p>
          </table:table-cell>
        </table:table-row>
        <table:table-row>
          <table:table-cell table:style-name="Tabla11.A2" office:value-type="float" office:value="610001">
            <text:p text:style-name="P45">610001</text:p>
          </table:table-cell>
          <table:table-cell table:style-name="Tabla11.B302" office:value-type="string">
            <text:p text:style-name="P45">4.27654e-007</text:p>
          </table:table-cell>
        </table:table-row>
        <table:table-row>
          <table:table-cell table:style-name="Tabla11.A2" office:value-type="float" office:value="620001">
            <text:p text:style-name="P45">620001</text:p>
          </table:table-cell>
          <table:table-cell table:style-name="Tabla11.B302" office:value-type="string">
            <text:p text:style-name="P45">8.55308e-007</text:p>
          </table:table-cell>
        </table:table-row>
        <table:table-row>
          <table:table-cell table:style-name="Tabla11.A2" office:value-type="float" office:value="630001">
            <text:p text:style-name="P45">630001</text:p>
          </table:table-cell>
          <table:table-cell table:style-name="Tabla11.B302" office:value-type="string">
            <text:p text:style-name="P45">4.27654e-007</text:p>
          </table:table-cell>
        </table:table-row>
        <table:table-row>
          <table:table-cell table:style-name="Tabla11.A2" office:value-type="float" office:value="640001">
            <text:p text:style-name="P45">640001</text:p>
          </table:table-cell>
          <table:table-cell table:style-name="Tabla11.B302" office:value-type="string">
            <text:p text:style-name="P45">4.27654e-007</text:p>
          </table:table-cell>
        </table:table-row>
        <table:table-row>
          <table:table-cell table:style-name="Tabla11.A2" office:value-type="float" office:value="650001">
            <text:p text:style-name="P45">650001</text:p>
          </table:table-cell>
          <table:table-cell table:style-name="Tabla11.B302" office:value-type="string">
            <text:p text:style-name="P45">8.55308e-007</text:p>
          </table:table-cell>
        </table:table-row>
        <table:table-row>
          <table:table-cell table:style-name="Tabla11.A2" office:value-type="float" office:value="660001">
            <text:p text:style-name="P45">660001</text:p>
          </table:table-cell>
          <table:table-cell table:style-name="Tabla11.B302" office:value-type="string">
            <text:p text:style-name="P45">4.27654e-007</text:p>
          </table:table-cell>
        </table:table-row>
        <table:table-row>
          <table:table-cell table:style-name="Tabla11.A2" office:value-type="float" office:value="670001">
            <text:p text:style-name="P45">670001</text:p>
          </table:table-cell>
          <table:table-cell table:style-name="Tabla11.B302" office:value-type="string">
            <text:p text:style-name="P45">4.27654e-007</text:p>
          </table:table-cell>
        </table:table-row>
        <table:table-row>
          <table:table-cell table:style-name="Tabla11.A2" office:value-type="float" office:value="680001">
            <text:p text:style-name="P45">680001</text:p>
          </table:table-cell>
          <table:table-cell table:style-name="Tabla11.B302" office:value-type="string">
            <text:p text:style-name="P45">4.27654e-007</text:p>
          </table:table-cell>
        </table:table-row>
        <table:table-row>
          <table:table-cell table:style-name="Tabla11.A2" office:value-type="float" office:value="690001">
            <text:p text:style-name="P45">690001</text:p>
          </table:table-cell>
          <table:table-cell table:style-name="Tabla11.B302" office:value-type="string">
            <text:p text:style-name="P45">1.71062e-006</text:p>
          </table:table-cell>
        </table:table-row>
        <table:table-row>
          <table:table-cell table:style-name="Tabla11.A2" office:value-type="float" office:value="700001">
            <text:p text:style-name="P45">700001</text:p>
          </table:table-cell>
          <table:table-cell table:style-name="Tabla11.B302" office:value-type="string">
            <text:p text:style-name="P45">4.27654e-007</text:p>
          </table:table-cell>
        </table:table-row>
        <table:table-row>
          <table:table-cell table:style-name="Tabla11.A2" office:value-type="float" office:value="710001">
            <text:p text:style-name="P45">710001</text:p>
          </table:table-cell>
          <table:table-cell table:style-name="Tabla11.B302" office:value-type="string">
            <text:p text:style-name="P45">4.27654e-007</text:p>
          </table:table-cell>
        </table:table-row>
        <table:table-row>
          <table:table-cell table:style-name="Tabla11.A2" office:value-type="float" office:value="720001">
            <text:p text:style-name="P45">720001</text:p>
          </table:table-cell>
          <table:table-cell table:style-name="Tabla11.B302" office:value-type="string">
            <text:p text:style-name="P45">4.27654e-007</text:p>
          </table:table-cell>
        </table:table-row>
        <table:table-row>
          <table:table-cell table:style-name="Tabla11.A2" office:value-type="float" office:value="730001">
            <text:p text:style-name="P45">730001</text:p>
          </table:table-cell>
          <table:table-cell table:style-name="Tabla11.B302" office:value-type="string">
            <text:p text:style-name="P45">4.27654e-007</text:p>
          </table:table-cell>
        </table:table-row>
        <table:table-row>
          <table:table-cell table:style-name="Tabla11.A2" office:value-type="float" office:value="740001">
            <text:p text:style-name="P45">740001</text:p>
          </table:table-cell>
          <table:table-cell table:style-name="Tabla11.B302" office:value-type="string">
            <text:p text:style-name="P45">4.27654e-007</text:p>
          </table:table-cell>
        </table:table-row>
        <table:table-row>
          <table:table-cell table:style-name="Tabla11.A2" office:value-type="float" office:value="750001">
            <text:p text:style-name="P45">750001</text:p>
          </table:table-cell>
          <table:table-cell table:style-name="Tabla11.B302" office:value-type="string">
            <text:p text:style-name="P45">4.27654e-007</text:p>
          </table:table-cell>
        </table:table-row>
        <table:table-row>
          <table:table-cell table:style-name="Tabla11.A2" office:value-type="float" office:value="760001">
            <text:p text:style-name="P45">760001</text:p>
          </table:table-cell>
          <table:table-cell table:style-name="Tabla11.B302" office:value-type="string">
            <text:p text:style-name="P45">8.55308e-007</text:p>
          </table:table-cell>
        </table:table-row>
        <table:table-row>
          <table:table-cell table:style-name="Tabla11.A2" office:value-type="float" office:value="770001">
            <text:p text:style-name="P45">770001</text:p>
          </table:table-cell>
          <table:table-cell table:style-name="Tabla11.B302" office:value-type="string">
            <text:p text:style-name="P45">4.27654e-007</text:p>
          </table:table-cell>
        </table:table-row>
        <table:table-row>
          <table:table-cell table:style-name="Tabla11.A2" office:value-type="float" office:value="780001">
            <text:p text:style-name="P45">780001</text:p>
          </table:table-cell>
          <table:table-cell table:style-name="Tabla11.B302" office:value-type="string">
            <text:p text:style-name="P45">4.27654e-007</text:p>
          </table:table-cell>
        </table:table-row>
        <table:table-row>
          <table:table-cell table:style-name="Tabla11.A2" office:value-type="float" office:value="790001">
            <text:p text:style-name="P45">790001</text:p>
          </table:table-cell>
          <table:table-cell table:style-name="Tabla11.B302" office:value-type="string">
            <text:p text:style-name="P45">4.27654e-007</text:p>
          </table:table-cell>
        </table:table-row>
        <table:table-row>
          <table:table-cell table:style-name="Tabla11.A2" office:value-type="float" office:value="800001">
            <text:p text:style-name="P45">800001</text:p>
          </table:table-cell>
          <table:table-cell table:style-name="Tabla11.B302" office:value-type="string">
            <text:p text:style-name="P45">8.55308e-007</text:p>
          </table:table-cell>
        </table:table-row>
        <table:table-row>
          <table:table-cell table:style-name="Tabla11.A2" office:value-type="float" office:value="810001">
            <text:p text:style-name="P45">810001</text:p>
          </table:table-cell>
          <table:table-cell table:style-name="Tabla11.B302" office:value-type="string">
            <text:p text:style-name="P45">4.27654e-007</text:p>
          </table:table-cell>
        </table:table-row>
        <table:table-row>
          <table:table-cell table:style-name="Tabla11.A2" office:value-type="float" office:value="820001">
            <text:p text:style-name="P45">820001</text:p>
          </table:table-cell>
          <table:table-cell table:style-name="Tabla11.B302" office:value-type="string">
            <text:p text:style-name="P45">4.27654e-007</text:p>
          </table:table-cell>
        </table:table-row>
        <table:table-row>
          <table:table-cell table:style-name="Tabla11.A2" office:value-type="float" office:value="830001">
            <text:p text:style-name="P45">830001</text:p>
          </table:table-cell>
          <table:table-cell table:style-name="Tabla11.B302" office:value-type="string">
            <text:p text:style-name="P45">4.27654e-007</text:p>
          </table:table-cell>
        </table:table-row>
        <table:table-row>
          <table:table-cell table:style-name="Tabla11.A2" office:value-type="float" office:value="840001">
            <text:p text:style-name="P45">840001</text:p>
          </table:table-cell>
          <table:table-cell table:style-name="Tabla11.B302" office:value-type="string">
            <text:p text:style-name="P45">4.27654e-007</text:p>
          </table:table-cell>
        </table:table-row>
        <table:table-row>
          <table:table-cell table:style-name="Tabla11.A2" office:value-type="float" office:value="850001">
            <text:p text:style-name="P45">850001</text:p>
          </table:table-cell>
          <table:table-cell table:style-name="Tabla11.B302" office:value-type="string">
            <text:p text:style-name="P45">4.27654e-007</text:p>
          </table:table-cell>
        </table:table-row>
        <table:table-row>
          <table:table-cell table:style-name="Tabla11.A2" office:value-type="float" office:value="860001">
            <text:p text:style-name="P45">860001</text:p>
          </table:table-cell>
          <table:table-cell table:style-name="Tabla11.B302" office:value-type="string">
            <text:p text:style-name="P45">4.27654e-007</text:p>
          </table:table-cell>
        </table:table-row>
        <table:table-row>
          <table:table-cell table:style-name="Tabla11.A2" office:value-type="float" office:value="870001">
            <text:p text:style-name="P45">870001</text:p>
          </table:table-cell>
          <table:table-cell table:style-name="Tabla11.B302" office:value-type="string">
            <text:p text:style-name="P45">4.27654e-007</text:p>
          </table:table-cell>
        </table:table-row>
        <table:table-row>
          <table:table-cell table:style-name="Tabla11.A2" office:value-type="float" office:value="880001">
            <text:p text:style-name="P45">880001</text:p>
          </table:table-cell>
          <table:table-cell table:style-name="Tabla11.B302" office:value-type="string">
            <text:p text:style-name="P45">8.55308e-007</text:p>
          </table:table-cell>
        </table:table-row>
        <table:table-row>
          <table:table-cell table:style-name="Tabla11.A2" office:value-type="float" office:value="890001">
            <text:p text:style-name="P45">890001</text:p>
          </table:table-cell>
          <table:table-cell table:style-name="Tabla11.B302" office:value-type="string">
            <text:p text:style-name="P45">4.27654e-007</text:p>
          </table:table-cell>
        </table:table-row>
        <table:table-row>
          <table:table-cell table:style-name="Tabla11.A2" office:value-type="float" office:value="900001">
            <text:p text:style-name="P45">900001</text:p>
          </table:table-cell>
          <table:table-cell table:style-name="Tabla11.B302" office:value-type="string">
            <text:p text:style-name="P45">4.27654e-007</text:p>
          </table:table-cell>
        </table:table-row>
        <table:table-row>
          <table:table-cell table:style-name="Tabla11.A2" office:value-type="float" office:value="910001">
            <text:p text:style-name="P45">910001</text:p>
          </table:table-cell>
          <table:table-cell table:style-name="Tabla11.B302" office:value-type="string">
            <text:p text:style-name="P45">4.27654e-007</text:p>
          </table:table-cell>
        </table:table-row>
        <text:soft-page-break/>
        <table:table-row>
          <table:table-cell table:style-name="Tabla11.A2" office:value-type="float" office:value="920001">
            <text:p text:style-name="P45">920001</text:p>
          </table:table-cell>
          <table:table-cell table:style-name="Tabla11.B302" office:value-type="string">
            <text:p text:style-name="P45">4.27654e-007</text:p>
          </table:table-cell>
        </table:table-row>
        <table:table-row>
          <table:table-cell table:style-name="Tabla11.A2" office:value-type="float" office:value="930001">
            <text:p text:style-name="P45">930001</text:p>
          </table:table-cell>
          <table:table-cell table:style-name="Tabla11.B302" office:value-type="string">
            <text:p text:style-name="P45">8.55308e-007</text:p>
          </table:table-cell>
        </table:table-row>
        <table:table-row>
          <table:table-cell table:style-name="Tabla11.A2" office:value-type="float" office:value="940001">
            <text:p text:style-name="P45">940001</text:p>
          </table:table-cell>
          <table:table-cell table:style-name="Tabla11.B302" office:value-type="string">
            <text:p text:style-name="P45">4.27654e-007</text:p>
          </table:table-cell>
        </table:table-row>
        <table:table-row>
          <table:table-cell table:style-name="Tabla11.A2" office:value-type="float" office:value="950001">
            <text:p text:style-name="P45">950001</text:p>
          </table:table-cell>
          <table:table-cell table:style-name="Tabla11.B302" office:value-type="string">
            <text:p text:style-name="P45">4.27654e-007</text:p>
          </table:table-cell>
        </table:table-row>
        <table:table-row>
          <table:table-cell table:style-name="Tabla11.A2" office:value-type="float" office:value="960001">
            <text:p text:style-name="P45">960001</text:p>
          </table:table-cell>
          <table:table-cell table:style-name="Tabla11.B302" office:value-type="string">
            <text:p text:style-name="P45">8.55308e-007</text:p>
          </table:table-cell>
        </table:table-row>
        <table:table-row>
          <table:table-cell table:style-name="Tabla11.A2" office:value-type="float" office:value="970001">
            <text:p text:style-name="P45">970001</text:p>
          </table:table-cell>
          <table:table-cell table:style-name="Tabla11.B302" office:value-type="string">
            <text:p text:style-name="P45">4.27654e-007</text:p>
          </table:table-cell>
        </table:table-row>
        <table:table-row>
          <table:table-cell table:style-name="Tabla11.A2" office:value-type="float" office:value="980001">
            <text:p text:style-name="P45">980001</text:p>
          </table:table-cell>
          <table:table-cell table:style-name="Tabla11.B302" office:value-type="string">
            <text:p text:style-name="P45">2.13827e-006</text:p>
          </table:table-cell>
        </table:table-row>
        <table:table-row>
          <table:table-cell table:style-name="Tabla11.A2" office:value-type="float" office:value="990001">
            <text:p text:style-name="P45">990001</text:p>
          </table:table-cell>
          <table:table-cell table:style-name="Tabla11.B302" office:value-type="string">
            <text:p text:style-name="P45">4.27654e-007</text:p>
          </table:table-cell>
        </table:table-row>
        <table:table-row>
          <table:table-cell table:style-name="Tabla11.A2" office:value-type="float" office:value="1000001">
            <text:p text:style-name="P45">1000001</text:p>
          </table:table-cell>
          <table:table-cell table:style-name="Tabla11.B302" office:value-type="string">
            <text:p text:style-name="P45">8.55308e-007</text:p>
          </table:table-cell>
        </table:table-row>
        <table:table-row>
          <table:table-cell table:style-name="Tabla11.A2" office:value-type="float" office:value="1010001">
            <text:p text:style-name="P45">1010001</text:p>
          </table:table-cell>
          <table:table-cell table:style-name="Tabla11.B302" office:value-type="string">
            <text:p text:style-name="P45">4.27654e-007</text:p>
          </table:table-cell>
        </table:table-row>
        <table:table-row>
          <table:table-cell table:style-name="Tabla11.A2" office:value-type="float" office:value="1020001">
            <text:p text:style-name="P45">1020001</text:p>
          </table:table-cell>
          <table:table-cell table:style-name="Tabla11.B302" office:value-type="string">
            <text:p text:style-name="P45">4.27654e-007</text:p>
          </table:table-cell>
        </table:table-row>
        <table:table-row>
          <table:table-cell table:style-name="Tabla11.A2" office:value-type="float" office:value="1030001">
            <text:p text:style-name="P45">1030001</text:p>
          </table:table-cell>
          <table:table-cell table:style-name="Tabla11.B302" office:value-type="string">
            <text:p text:style-name="P45">4.27654e-007</text:p>
          </table:table-cell>
        </table:table-row>
        <table:table-row>
          <table:table-cell table:style-name="Tabla11.A2" office:value-type="float" office:value="1040001">
            <text:p text:style-name="P45">1040001</text:p>
          </table:table-cell>
          <table:table-cell table:style-name="Tabla11.B302" office:value-type="string">
            <text:p text:style-name="P45">4.27654e-007</text:p>
          </table:table-cell>
        </table:table-row>
        <table:table-row>
          <table:table-cell table:style-name="Tabla11.A2" office:value-type="float" office:value="1050001">
            <text:p text:style-name="P45">1050001</text:p>
          </table:table-cell>
          <table:table-cell table:style-name="Tabla11.B302" office:value-type="string">
            <text:p text:style-name="P45">8.55308e-007</text:p>
          </table:table-cell>
        </table:table-row>
        <table:table-row>
          <table:table-cell table:style-name="Tabla11.A2" office:value-type="float" office:value="1060001">
            <text:p text:style-name="P45">1060001</text:p>
          </table:table-cell>
          <table:table-cell table:style-name="Tabla11.B302" office:value-type="string">
            <text:p text:style-name="P45">4.27654e-007</text:p>
          </table:table-cell>
        </table:table-row>
        <table:table-row>
          <table:table-cell table:style-name="Tabla11.A2" office:value-type="float" office:value="1070001">
            <text:p text:style-name="P45">1070001</text:p>
          </table:table-cell>
          <table:table-cell table:style-name="Tabla11.B302" office:value-type="string">
            <text:p text:style-name="P45">4.27654e-007</text:p>
          </table:table-cell>
        </table:table-row>
        <table:table-row>
          <table:table-cell table:style-name="Tabla11.A2" office:value-type="float" office:value="1080001">
            <text:p text:style-name="P45">1080001</text:p>
          </table:table-cell>
          <table:table-cell table:style-name="Tabla11.B302" office:value-type="string">
            <text:p text:style-name="P45">4.27654e-007</text:p>
          </table:table-cell>
        </table:table-row>
        <table:table-row>
          <table:table-cell table:style-name="Tabla11.A2" office:value-type="float" office:value="1090001">
            <text:p text:style-name="P45">1090001</text:p>
          </table:table-cell>
          <table:table-cell table:style-name="Tabla11.B302" office:value-type="string">
            <text:p text:style-name="P45">4.27654e-007</text:p>
          </table:table-cell>
        </table:table-row>
        <table:table-row>
          <table:table-cell table:style-name="Tabla11.A2" office:value-type="float" office:value="1100001">
            <text:p text:style-name="P45">1100001</text:p>
          </table:table-cell>
          <table:table-cell table:style-name="Tabla11.B302" office:value-type="string">
            <text:p text:style-name="P45">4.27654e-007</text:p>
          </table:table-cell>
        </table:table-row>
        <table:table-row>
          <table:table-cell table:style-name="Tabla11.A2" office:value-type="float" office:value="1110001">
            <text:p text:style-name="P45">1110001</text:p>
          </table:table-cell>
          <table:table-cell table:style-name="Tabla11.B302" office:value-type="string">
            <text:p text:style-name="P45">4.27654e-007</text:p>
          </table:table-cell>
        </table:table-row>
        <table:table-row>
          <table:table-cell table:style-name="Tabla11.A2" office:value-type="float" office:value="1120001">
            <text:p text:style-name="P45">1120001</text:p>
          </table:table-cell>
          <table:table-cell table:style-name="Tabla11.B302" office:value-type="string">
            <text:p text:style-name="P45">4.27654e-007</text:p>
          </table:table-cell>
        </table:table-row>
        <table:table-row>
          <table:table-cell table:style-name="Tabla11.A2" office:value-type="float" office:value="1130001">
            <text:p text:style-name="P45">1130001</text:p>
          </table:table-cell>
          <table:table-cell table:style-name="Tabla11.B302" office:value-type="string">
            <text:p text:style-name="P45">4.27654e-007</text:p>
          </table:table-cell>
        </table:table-row>
        <table:table-row>
          <table:table-cell table:style-name="Tabla11.A2" office:value-type="float" office:value="1140001">
            <text:p text:style-name="P45">1140001</text:p>
          </table:table-cell>
          <table:table-cell table:style-name="Tabla11.B302" office:value-type="string">
            <text:p text:style-name="P45">4.27654e-007</text:p>
          </table:table-cell>
        </table:table-row>
        <table:table-row>
          <table:table-cell table:style-name="Tabla11.A2" office:value-type="float" office:value="1150001">
            <text:p text:style-name="P45">1150001</text:p>
          </table:table-cell>
          <table:table-cell table:style-name="Tabla11.B302" office:value-type="string">
            <text:p text:style-name="P45">4.27654e-007</text:p>
          </table:table-cell>
        </table:table-row>
        <table:table-row>
          <table:table-cell table:style-name="Tabla11.A2" office:value-type="float" office:value="1160001">
            <text:p text:style-name="P45">1160001</text:p>
          </table:table-cell>
          <table:table-cell table:style-name="Tabla11.B302" office:value-type="string">
            <text:p text:style-name="P45">4.27654e-007</text:p>
          </table:table-cell>
        </table:table-row>
        <table:table-row>
          <table:table-cell table:style-name="Tabla11.A2" office:value-type="float" office:value="1170001">
            <text:p text:style-name="P45">1170001</text:p>
          </table:table-cell>
          <table:table-cell table:style-name="Tabla11.B302" office:value-type="string">
            <text:p text:style-name="P45">4.27654e-007</text:p>
          </table:table-cell>
        </table:table-row>
        <table:table-row>
          <table:table-cell table:style-name="Tabla11.A2" office:value-type="float" office:value="1180001">
            <text:p text:style-name="P45">1180001</text:p>
          </table:table-cell>
          <table:table-cell table:style-name="Tabla11.B302" office:value-type="string">
            <text:p text:style-name="P45">4.27654e-007</text:p>
          </table:table-cell>
        </table:table-row>
        <table:table-row>
          <table:table-cell table:style-name="Tabla11.A2" office:value-type="float" office:value="1190001">
            <text:p text:style-name="P45">1190001</text:p>
          </table:table-cell>
          <table:table-cell table:style-name="Tabla11.B302" office:value-type="string">
            <text:p text:style-name="P45">4.27654e-007</text:p>
          </table:table-cell>
        </table:table-row>
        <table:table-row>
          <table:table-cell table:style-name="Tabla11.A2" office:value-type="float" office:value="1200001">
            <text:p text:style-name="P45">1200001</text:p>
          </table:table-cell>
          <table:table-cell table:style-name="Tabla11.B302" office:value-type="string">
            <text:p text:style-name="P45">4.27654e-007</text:p>
          </table:table-cell>
        </table:table-row>
        <table:table-row>
          <table:table-cell table:style-name="Tabla11.A2" office:value-type="float" office:value="1210001">
            <text:p text:style-name="P45">1210001</text:p>
          </table:table-cell>
          <table:table-cell table:style-name="Tabla11.B302" office:value-type="string">
            <text:p text:style-name="P45">4.27654e-007</text:p>
          </table:table-cell>
        </table:table-row>
        <table:table-row>
          <table:table-cell table:style-name="Tabla11.A2" office:value-type="float" office:value="1220001">
            <text:p text:style-name="P45">1220001</text:p>
          </table:table-cell>
          <table:table-cell table:style-name="Tabla11.B302" office:value-type="string">
            <text:p text:style-name="P45">4.27654e-007</text:p>
          </table:table-cell>
        </table:table-row>
        <table:table-row>
          <table:table-cell table:style-name="Tabla11.A2" office:value-type="float" office:value="1230001">
            <text:p text:style-name="P45">1230001</text:p>
          </table:table-cell>
          <table:table-cell table:style-name="Tabla11.B302" office:value-type="string">
            <text:p text:style-name="P45">4.27654e-007</text:p>
          </table:table-cell>
        </table:table-row>
        <table:table-row>
          <table:table-cell table:style-name="Tabla11.A2" office:value-type="float" office:value="1240001">
            <text:p text:style-name="P45">1240001</text:p>
          </table:table-cell>
          <table:table-cell table:style-name="Tabla11.B302" office:value-type="string">
            <text:p text:style-name="P45">4.27654e-007</text:p>
          </table:table-cell>
        </table:table-row>
        <table:table-row>
          <table:table-cell table:style-name="Tabla11.A2" office:value-type="float" office:value="1250001">
            <text:p text:style-name="P45">1250001</text:p>
          </table:table-cell>
          <table:table-cell table:style-name="Tabla11.B302" office:value-type="string">
            <text:p text:style-name="P45">1.28296e-006</text:p>
          </table:table-cell>
        </table:table-row>
        <table:table-row>
          <table:table-cell table:style-name="Tabla11.A2" office:value-type="float" office:value="1260001">
            <text:p text:style-name="P45">1260001</text:p>
          </table:table-cell>
          <table:table-cell table:style-name="Tabla11.B302" office:value-type="string">
            <text:p text:style-name="P45">4.27654e-007</text:p>
          </table:table-cell>
        </table:table-row>
        <table:table-row>
          <table:table-cell table:style-name="Tabla11.A2" office:value-type="float" office:value="1270001">
            <text:p text:style-name="P45">1270001</text:p>
          </table:table-cell>
          <table:table-cell table:style-name="Tabla11.B302" office:value-type="string">
            <text:p text:style-name="P45">4.27654e-007</text:p>
          </table:table-cell>
        </table:table-row>
        <table:table-row>
          <table:table-cell table:style-name="Tabla11.A2" office:value-type="float" office:value="1280001">
            <text:p text:style-name="P45">1280001</text:p>
          </table:table-cell>
          <table:table-cell table:style-name="Tabla11.B302" office:value-type="string">
            <text:p text:style-name="P45">4.27654e-007</text:p>
          </table:table-cell>
        </table:table-row>
        <text:soft-page-break/>
        <table:table-row>
          <table:table-cell table:style-name="Tabla11.A2" office:value-type="float" office:value="1290001">
            <text:p text:style-name="P45">1290001</text:p>
          </table:table-cell>
          <table:table-cell table:style-name="Tabla11.B302" office:value-type="string">
            <text:p text:style-name="P45">4.27654e-007</text:p>
          </table:table-cell>
        </table:table-row>
        <table:table-row>
          <table:table-cell table:style-name="Tabla11.A2" office:value-type="float" office:value="1300001">
            <text:p text:style-name="P45">1300001</text:p>
          </table:table-cell>
          <table:table-cell table:style-name="Tabla11.B302" office:value-type="string">
            <text:p text:style-name="P45">4.27654e-007</text:p>
          </table:table-cell>
        </table:table-row>
        <table:table-row>
          <table:table-cell table:style-name="Tabla11.A2" office:value-type="float" office:value="1310001">
            <text:p text:style-name="P45">1310001</text:p>
          </table:table-cell>
          <table:table-cell table:style-name="Tabla11.B302" office:value-type="string">
            <text:p text:style-name="P45">4.27654e-007</text:p>
          </table:table-cell>
        </table:table-row>
        <table:table-row>
          <table:table-cell table:style-name="Tabla11.A2" office:value-type="float" office:value="1320001">
            <text:p text:style-name="P45">1320001</text:p>
          </table:table-cell>
          <table:table-cell table:style-name="Tabla11.B302" office:value-type="string">
            <text:p text:style-name="P45">4.27654e-007</text:p>
          </table:table-cell>
        </table:table-row>
        <table:table-row>
          <table:table-cell table:style-name="Tabla11.A2" office:value-type="float" office:value="1330001">
            <text:p text:style-name="P45">1330001</text:p>
          </table:table-cell>
          <table:table-cell table:style-name="Tabla11.B302" office:value-type="string">
            <text:p text:style-name="P45">4.27654e-007</text:p>
          </table:table-cell>
        </table:table-row>
        <table:table-row>
          <table:table-cell table:style-name="Tabla11.A2" office:value-type="float" office:value="1340001">
            <text:p text:style-name="P45">1340001</text:p>
          </table:table-cell>
          <table:table-cell table:style-name="Tabla11.B302" office:value-type="string">
            <text:p text:style-name="P45">4.27654e-007</text:p>
          </table:table-cell>
        </table:table-row>
        <table:table-row>
          <table:table-cell table:style-name="Tabla11.A2" office:value-type="float" office:value="1350001">
            <text:p text:style-name="P45">1350001</text:p>
          </table:table-cell>
          <table:table-cell table:style-name="Tabla11.B302" office:value-type="string">
            <text:p text:style-name="P45">4.27654e-007</text:p>
          </table:table-cell>
        </table:table-row>
        <table:table-row>
          <table:table-cell table:style-name="Tabla11.A2" office:value-type="float" office:value="1360001">
            <text:p text:style-name="P45">1360001</text:p>
          </table:table-cell>
          <table:table-cell table:style-name="Tabla11.B302" office:value-type="string">
            <text:p text:style-name="P45">8.55308e-007</text:p>
          </table:table-cell>
        </table:table-row>
        <table:table-row>
          <table:table-cell table:style-name="Tabla11.A2" office:value-type="float" office:value="1370001">
            <text:p text:style-name="P45">1370001</text:p>
          </table:table-cell>
          <table:table-cell table:style-name="Tabla11.B302" office:value-type="string">
            <text:p text:style-name="P45">4.27654e-007</text:p>
          </table:table-cell>
        </table:table-row>
        <table:table-row>
          <table:table-cell table:style-name="Tabla11.A2" office:value-type="float" office:value="1380001">
            <text:p text:style-name="P45">1380001</text:p>
          </table:table-cell>
          <table:table-cell table:style-name="Tabla11.B302" office:value-type="string">
            <text:p text:style-name="P45">4.27654e-007</text:p>
          </table:table-cell>
        </table:table-row>
        <table:table-row>
          <table:table-cell table:style-name="Tabla11.A2" office:value-type="float" office:value="1390001">
            <text:p text:style-name="P45">1390001</text:p>
          </table:table-cell>
          <table:table-cell table:style-name="Tabla11.B302" office:value-type="string">
            <text:p text:style-name="P45">4.27654e-007</text:p>
          </table:table-cell>
        </table:table-row>
        <table:table-row>
          <table:table-cell table:style-name="Tabla11.A2" office:value-type="float" office:value="1400001">
            <text:p text:style-name="P45">1400001</text:p>
          </table:table-cell>
          <table:table-cell table:style-name="Tabla11.B302" office:value-type="string">
            <text:p text:style-name="P45">8.55308e-007</text:p>
          </table:table-cell>
        </table:table-row>
        <table:table-row>
          <table:table-cell table:style-name="Tabla11.A2" office:value-type="float" office:value="1410001">
            <text:p text:style-name="P45">1410001</text:p>
          </table:table-cell>
          <table:table-cell table:style-name="Tabla11.B302" office:value-type="string">
            <text:p text:style-name="P45">4.27654e-007</text:p>
          </table:table-cell>
        </table:table-row>
        <table:table-row>
          <table:table-cell table:style-name="Tabla11.A2" office:value-type="float" office:value="1420001">
            <text:p text:style-name="P45">1420001</text:p>
          </table:table-cell>
          <table:table-cell table:style-name="Tabla11.B302" office:value-type="string">
            <text:p text:style-name="P45">4.27654e-007</text:p>
          </table:table-cell>
        </table:table-row>
        <table:table-row>
          <table:table-cell table:style-name="Tabla11.A2" office:value-type="float" office:value="1430001">
            <text:p text:style-name="P45">1430001</text:p>
          </table:table-cell>
          <table:table-cell table:style-name="Tabla11.B302" office:value-type="string">
            <text:p text:style-name="P45">4.27654e-007</text:p>
          </table:table-cell>
        </table:table-row>
        <table:table-row>
          <table:table-cell table:style-name="Tabla11.A2" office:value-type="float" office:value="1440001">
            <text:p text:style-name="P45">1440001</text:p>
          </table:table-cell>
          <table:table-cell table:style-name="Tabla11.B302" office:value-type="string">
            <text:p text:style-name="P45">4.27654e-007</text:p>
          </table:table-cell>
        </table:table-row>
        <table:table-row>
          <table:table-cell table:style-name="Tabla11.A2" office:value-type="float" office:value="1450001">
            <text:p text:style-name="P45">1450001</text:p>
          </table:table-cell>
          <table:table-cell table:style-name="Tabla11.B302" office:value-type="string">
            <text:p text:style-name="P45">8.55308e-007</text:p>
          </table:table-cell>
        </table:table-row>
        <table:table-row>
          <table:table-cell table:style-name="Tabla11.A2" office:value-type="float" office:value="1460001">
            <text:p text:style-name="P45">1460001</text:p>
          </table:table-cell>
          <table:table-cell table:style-name="Tabla11.B302" office:value-type="string">
            <text:p text:style-name="P45">4.27654e-007</text:p>
          </table:table-cell>
        </table:table-row>
        <table:table-row>
          <table:table-cell table:style-name="Tabla11.A2" office:value-type="float" office:value="1470001">
            <text:p text:style-name="P45">1470001</text:p>
          </table:table-cell>
          <table:table-cell table:style-name="Tabla11.B302" office:value-type="string">
            <text:p text:style-name="P45">8.55308e-007</text:p>
          </table:table-cell>
        </table:table-row>
        <table:table-row>
          <table:table-cell table:style-name="Tabla11.A2" office:value-type="float" office:value="1480001">
            <text:p text:style-name="P45">1480001</text:p>
          </table:table-cell>
          <table:table-cell table:style-name="Tabla11.B302" office:value-type="string">
            <text:p text:style-name="P45">4.27654e-007</text:p>
          </table:table-cell>
        </table:table-row>
        <table:table-row>
          <table:table-cell table:style-name="Tabla11.A2" office:value-type="float" office:value="1490001">
            <text:p text:style-name="P45">1490001</text:p>
          </table:table-cell>
          <table:table-cell table:style-name="Tabla11.B302" office:value-type="string">
            <text:p text:style-name="P45">4.27654e-007</text:p>
          </table:table-cell>
        </table:table-row>
        <table:table-row>
          <table:table-cell table:style-name="Tabla11.A2" office:value-type="float" office:value="1500001">
            <text:p text:style-name="P45">1500001</text:p>
          </table:table-cell>
          <table:table-cell table:style-name="Tabla11.B302" office:value-type="string">
            <text:p text:style-name="P45">8.55308e-007</text:p>
          </table:table-cell>
        </table:table-row>
        <table:table-row>
          <table:table-cell table:style-name="Tabla11.A2" office:value-type="float" office:value="1510001">
            <text:p text:style-name="P45">1510001</text:p>
          </table:table-cell>
          <table:table-cell table:style-name="Tabla11.B302" office:value-type="string">
            <text:p text:style-name="P45">4.27654e-007</text:p>
          </table:table-cell>
        </table:table-row>
        <table:table-row>
          <table:table-cell table:style-name="Tabla11.A2" office:value-type="float" office:value="1520001">
            <text:p text:style-name="P45">1520001</text:p>
          </table:table-cell>
          <table:table-cell table:style-name="Tabla11.B302" office:value-type="string">
            <text:p text:style-name="P45">8.55308e-007</text:p>
          </table:table-cell>
        </table:table-row>
        <table:table-row>
          <table:table-cell table:style-name="Tabla11.A2" office:value-type="float" office:value="1530001">
            <text:p text:style-name="P45">1530001</text:p>
          </table:table-cell>
          <table:table-cell table:style-name="Tabla11.B302" office:value-type="string">
            <text:p text:style-name="P45">4.27654e-007</text:p>
          </table:table-cell>
        </table:table-row>
        <table:table-row>
          <table:table-cell table:style-name="Tabla11.A2" office:value-type="float" office:value="1540001">
            <text:p text:style-name="P45">1540001</text:p>
          </table:table-cell>
          <table:table-cell table:style-name="Tabla11.B302" office:value-type="string">
            <text:p text:style-name="P45">4.27654e-007</text:p>
          </table:table-cell>
        </table:table-row>
        <table:table-row>
          <table:table-cell table:style-name="Tabla11.A2" office:value-type="float" office:value="1550001">
            <text:p text:style-name="P45">1550001</text:p>
          </table:table-cell>
          <table:table-cell table:style-name="Tabla11.B302" office:value-type="string">
            <text:p text:style-name="P45">4.27654e-007</text:p>
          </table:table-cell>
        </table:table-row>
        <table:table-row>
          <table:table-cell table:style-name="Tabla11.A2" office:value-type="float" office:value="1560001">
            <text:p text:style-name="P45">1560001</text:p>
          </table:table-cell>
          <table:table-cell table:style-name="Tabla11.B302" office:value-type="string">
            <text:p text:style-name="P45">8.55308e-007</text:p>
          </table:table-cell>
        </table:table-row>
        <table:table-row>
          <table:table-cell table:style-name="Tabla11.A2" office:value-type="float" office:value="1570001">
            <text:p text:style-name="P45">1570001</text:p>
          </table:table-cell>
          <table:table-cell table:style-name="Tabla11.B302" office:value-type="string">
            <text:p text:style-name="P45">8.55308e-007</text:p>
          </table:table-cell>
        </table:table-row>
        <table:table-row>
          <table:table-cell table:style-name="Tabla11.A2" office:value-type="float" office:value="1580001">
            <text:p text:style-name="P45">1580001</text:p>
          </table:table-cell>
          <table:table-cell table:style-name="Tabla11.B302" office:value-type="string">
            <text:p text:style-name="P45">1.71062e-006</text:p>
          </table:table-cell>
        </table:table-row>
        <table:table-row>
          <table:table-cell table:style-name="Tabla11.A2" office:value-type="float" office:value="1590001">
            <text:p text:style-name="P45">1590001</text:p>
          </table:table-cell>
          <table:table-cell table:style-name="Tabla11.B302" office:value-type="string">
            <text:p text:style-name="P45">8.55308e-007</text:p>
          </table:table-cell>
        </table:table-row>
        <table:table-row>
          <table:table-cell table:style-name="Tabla11.A2" office:value-type="float" office:value="1600001">
            <text:p text:style-name="P45">1600001</text:p>
          </table:table-cell>
          <table:table-cell table:style-name="Tabla11.B302" office:value-type="string">
            <text:p text:style-name="P45">4.27654e-007</text:p>
          </table:table-cell>
        </table:table-row>
        <table:table-row>
          <table:table-cell table:style-name="Tabla11.A2" office:value-type="float" office:value="1610001">
            <text:p text:style-name="P45">1610001</text:p>
          </table:table-cell>
          <table:table-cell table:style-name="Tabla11.B302" office:value-type="string">
            <text:p text:style-name="P45">4.27654e-007</text:p>
          </table:table-cell>
        </table:table-row>
        <table:table-row>
          <table:table-cell table:style-name="Tabla11.A2" office:value-type="float" office:value="1620001">
            <text:p text:style-name="P45">1620001</text:p>
          </table:table-cell>
          <table:table-cell table:style-name="Tabla11.B302" office:value-type="string">
            <text:p text:style-name="P45">4.27654e-007</text:p>
          </table:table-cell>
        </table:table-row>
        <table:table-row>
          <table:table-cell table:style-name="Tabla11.A2" office:value-type="float" office:value="1630001">
            <text:p text:style-name="P45">1630001</text:p>
          </table:table-cell>
          <table:table-cell table:style-name="Tabla11.B302" office:value-type="string">
            <text:p text:style-name="P45">4.27654e-007</text:p>
          </table:table-cell>
        </table:table-row>
        <table:table-row>
          <table:table-cell table:style-name="Tabla11.A2" office:value-type="float" office:value="1640001">
            <text:p text:style-name="P45">1640001</text:p>
          </table:table-cell>
          <table:table-cell table:style-name="Tabla11.B302" office:value-type="string">
            <text:p text:style-name="P45">8.55308e-007</text:p>
          </table:table-cell>
        </table:table-row>
        <table:table-row>
          <table:table-cell table:style-name="Tabla11.A2" office:value-type="float" office:value="1650001">
            <text:p text:style-name="P45">1650001</text:p>
          </table:table-cell>
          <table:table-cell table:style-name="Tabla11.B302" office:value-type="string">
            <text:p text:style-name="P45">8.55308e-007</text:p>
          </table:table-cell>
        </table:table-row>
        <text:soft-page-break/>
        <table:table-row>
          <table:table-cell table:style-name="Tabla11.A2" office:value-type="float" office:value="1660001">
            <text:p text:style-name="P45">1660001</text:p>
          </table:table-cell>
          <table:table-cell table:style-name="Tabla11.B302" office:value-type="string">
            <text:p text:style-name="P45">4.27654e-007</text:p>
          </table:table-cell>
        </table:table-row>
        <table:table-row>
          <table:table-cell table:style-name="Tabla11.A2" office:value-type="float" office:value="1670001">
            <text:p text:style-name="P45">1670001</text:p>
          </table:table-cell>
          <table:table-cell table:style-name="Tabla11.B302" office:value-type="string">
            <text:p text:style-name="P45">4.27654e-007</text:p>
          </table:table-cell>
        </table:table-row>
        <table:table-row>
          <table:table-cell table:style-name="Tabla11.A2" office:value-type="float" office:value="1680001">
            <text:p text:style-name="P45">1680001</text:p>
          </table:table-cell>
          <table:table-cell table:style-name="Tabla11.B302" office:value-type="string">
            <text:p text:style-name="P45">4.27654e-007</text:p>
          </table:table-cell>
        </table:table-row>
        <table:table-row>
          <table:table-cell table:style-name="Tabla11.A2" office:value-type="float" office:value="1690001">
            <text:p text:style-name="P45">1690001</text:p>
          </table:table-cell>
          <table:table-cell table:style-name="Tabla11.B302" office:value-type="string">
            <text:p text:style-name="P45">4.27654e-007</text:p>
          </table:table-cell>
        </table:table-row>
        <table:table-row>
          <table:table-cell table:style-name="Tabla11.A2" office:value-type="float" office:value="1700001">
            <text:p text:style-name="P45">1700001</text:p>
          </table:table-cell>
          <table:table-cell table:style-name="Tabla11.B302" office:value-type="string">
            <text:p text:style-name="P45">4.27654e-007</text:p>
          </table:table-cell>
        </table:table-row>
        <table:table-row>
          <table:table-cell table:style-name="Tabla11.A2" office:value-type="float" office:value="1710001">
            <text:p text:style-name="P45">1710001</text:p>
          </table:table-cell>
          <table:table-cell table:style-name="Tabla11.B302" office:value-type="string">
            <text:p text:style-name="P45">4.27654e-007</text:p>
          </table:table-cell>
        </table:table-row>
        <table:table-row>
          <table:table-cell table:style-name="Tabla11.A2" office:value-type="float" office:value="1720001">
            <text:p text:style-name="P45">1720001</text:p>
          </table:table-cell>
          <table:table-cell table:style-name="Tabla11.B302" office:value-type="string">
            <text:p text:style-name="P45">4.27654e-007</text:p>
          </table:table-cell>
        </table:table-row>
        <table:table-row>
          <table:table-cell table:style-name="Tabla11.A2" office:value-type="float" office:value="1730001">
            <text:p text:style-name="P45">1730001</text:p>
          </table:table-cell>
          <table:table-cell table:style-name="Tabla11.B302" office:value-type="string">
            <text:p text:style-name="P45">4.27654e-007</text:p>
          </table:table-cell>
        </table:table-row>
        <table:table-row>
          <table:table-cell table:style-name="Tabla11.A2" office:value-type="float" office:value="1740001">
            <text:p text:style-name="P45">1740001</text:p>
          </table:table-cell>
          <table:table-cell table:style-name="Tabla11.B302" office:value-type="string">
            <text:p text:style-name="P45">8.55308e-007</text:p>
          </table:table-cell>
        </table:table-row>
        <table:table-row>
          <table:table-cell table:style-name="Tabla11.A2" office:value-type="float" office:value="1750001">
            <text:p text:style-name="P45">1750001</text:p>
          </table:table-cell>
          <table:table-cell table:style-name="Tabla11.B302" office:value-type="string">
            <text:p text:style-name="P45">8.55308e-007</text:p>
          </table:table-cell>
        </table:table-row>
        <table:table-row>
          <table:table-cell table:style-name="Tabla11.A2" office:value-type="float" office:value="1760001">
            <text:p text:style-name="P45">1760001</text:p>
          </table:table-cell>
          <table:table-cell table:style-name="Tabla11.B302" office:value-type="string">
            <text:p text:style-name="P45">8.55308e-007</text:p>
          </table:table-cell>
        </table:table-row>
        <table:table-row>
          <table:table-cell table:style-name="Tabla11.A2" office:value-type="float" office:value="1770001">
            <text:p text:style-name="P45">1770001</text:p>
          </table:table-cell>
          <table:table-cell table:style-name="Tabla11.B302" office:value-type="string">
            <text:p text:style-name="P45">8.55308e-007</text:p>
          </table:table-cell>
        </table:table-row>
        <table:table-row>
          <table:table-cell table:style-name="Tabla11.A2" office:value-type="float" office:value="1780001">
            <text:p text:style-name="P45">1780001</text:p>
          </table:table-cell>
          <table:table-cell table:style-name="Tabla11.B302" office:value-type="string">
            <text:p text:style-name="P45">4.27654e-007</text:p>
          </table:table-cell>
        </table:table-row>
        <table:table-row>
          <table:table-cell table:style-name="Tabla11.A2" office:value-type="float" office:value="1790001">
            <text:p text:style-name="P45">1790001</text:p>
          </table:table-cell>
          <table:table-cell table:style-name="Tabla11.B302" office:value-type="string">
            <text:p text:style-name="P45">8.55308e-007</text:p>
          </table:table-cell>
        </table:table-row>
        <table:table-row>
          <table:table-cell table:style-name="Tabla11.A2" office:value-type="float" office:value="1800001">
            <text:p text:style-name="P45">1800001</text:p>
          </table:table-cell>
          <table:table-cell table:style-name="Tabla11.B302" office:value-type="string">
            <text:p text:style-name="P45">8.55308e-007</text:p>
          </table:table-cell>
        </table:table-row>
        <table:table-row>
          <table:table-cell table:style-name="Tabla11.A2" office:value-type="float" office:value="1810001">
            <text:p text:style-name="P45">1810001</text:p>
          </table:table-cell>
          <table:table-cell table:style-name="Tabla11.B302" office:value-type="string">
            <text:p text:style-name="P45">4.27654e-007</text:p>
          </table:table-cell>
        </table:table-row>
        <table:table-row>
          <table:table-cell table:style-name="Tabla11.A2" office:value-type="float" office:value="1820001">
            <text:p text:style-name="P45">1820001</text:p>
          </table:table-cell>
          <table:table-cell table:style-name="Tabla11.B302" office:value-type="string">
            <text:p text:style-name="P45">4.27654e-007</text:p>
          </table:table-cell>
        </table:table-row>
        <table:table-row>
          <table:table-cell table:style-name="Tabla11.A2" office:value-type="float" office:value="1830001">
            <text:p text:style-name="P45">1830001</text:p>
          </table:table-cell>
          <table:table-cell table:style-name="Tabla11.B302" office:value-type="string">
            <text:p text:style-name="P45">8.55308e-007</text:p>
          </table:table-cell>
        </table:table-row>
        <table:table-row>
          <table:table-cell table:style-name="Tabla11.A2" office:value-type="float" office:value="1840001">
            <text:p text:style-name="P45">1840001</text:p>
          </table:table-cell>
          <table:table-cell table:style-name="Tabla11.B302" office:value-type="string">
            <text:p text:style-name="P45">4.27654e-007</text:p>
          </table:table-cell>
        </table:table-row>
        <table:table-row>
          <table:table-cell table:style-name="Tabla11.A2" office:value-type="float" office:value="1850001">
            <text:p text:style-name="P45">1850001</text:p>
          </table:table-cell>
          <table:table-cell table:style-name="Tabla11.B302" office:value-type="string">
            <text:p text:style-name="P45">8.55308e-007</text:p>
          </table:table-cell>
        </table:table-row>
        <table:table-row>
          <table:table-cell table:style-name="Tabla11.A2" office:value-type="float" office:value="1860001">
            <text:p text:style-name="P45">1860001</text:p>
          </table:table-cell>
          <table:table-cell table:style-name="Tabla11.B302" office:value-type="string">
            <text:p text:style-name="P45">4.27654e-007</text:p>
          </table:table-cell>
        </table:table-row>
        <table:table-row>
          <table:table-cell table:style-name="Tabla11.A2" office:value-type="float" office:value="1870001">
            <text:p text:style-name="P45">1870001</text:p>
          </table:table-cell>
          <table:table-cell table:style-name="Tabla11.B302" office:value-type="string">
            <text:p text:style-name="P45">4.27654e-007</text:p>
          </table:table-cell>
        </table:table-row>
        <table:table-row>
          <table:table-cell table:style-name="Tabla11.A2" office:value-type="float" office:value="1880001">
            <text:p text:style-name="P45">1880001</text:p>
          </table:table-cell>
          <table:table-cell table:style-name="Tabla11.B302" office:value-type="string">
            <text:p text:style-name="P45">4.27654e-007</text:p>
          </table:table-cell>
        </table:table-row>
        <table:table-row>
          <table:table-cell table:style-name="Tabla11.A2" office:value-type="float" office:value="1890001">
            <text:p text:style-name="P45">1890001</text:p>
          </table:table-cell>
          <table:table-cell table:style-name="Tabla11.B302" office:value-type="string">
            <text:p text:style-name="P45">4.27654e-007</text:p>
          </table:table-cell>
        </table:table-row>
        <table:table-row>
          <table:table-cell table:style-name="Tabla11.A2" office:value-type="float" office:value="1900001">
            <text:p text:style-name="P45">1900001</text:p>
          </table:table-cell>
          <table:table-cell table:style-name="Tabla11.B302" office:value-type="string">
            <text:p text:style-name="P45">1.71062e-006</text:p>
          </table:table-cell>
        </table:table-row>
        <table:table-row>
          <table:table-cell table:style-name="Tabla11.A2" office:value-type="float" office:value="1910001">
            <text:p text:style-name="P45">1910001</text:p>
          </table:table-cell>
          <table:table-cell table:style-name="Tabla11.B302" office:value-type="string">
            <text:p text:style-name="P45">4.27654e-007</text:p>
          </table:table-cell>
        </table:table-row>
        <table:table-row>
          <table:table-cell table:style-name="Tabla11.A2" office:value-type="float" office:value="1920001">
            <text:p text:style-name="P45">1920001</text:p>
          </table:table-cell>
          <table:table-cell table:style-name="Tabla11.B302" office:value-type="string">
            <text:p text:style-name="P45">4.27654e-007</text:p>
          </table:table-cell>
        </table:table-row>
        <table:table-row>
          <table:table-cell table:style-name="Tabla11.A2" office:value-type="float" office:value="1930001">
            <text:p text:style-name="P45">1930001</text:p>
          </table:table-cell>
          <table:table-cell table:style-name="Tabla11.B302" office:value-type="string">
            <text:p text:style-name="P45">8.55308e-007</text:p>
          </table:table-cell>
        </table:table-row>
        <table:table-row>
          <table:table-cell table:style-name="Tabla11.A2" office:value-type="float" office:value="1940001">
            <text:p text:style-name="P45">1940001</text:p>
          </table:table-cell>
          <table:table-cell table:style-name="Tabla11.B302" office:value-type="string">
            <text:p text:style-name="P45">4.27654e-007</text:p>
          </table:table-cell>
        </table:table-row>
        <table:table-row>
          <table:table-cell table:style-name="Tabla11.A2" office:value-type="float" office:value="1950001">
            <text:p text:style-name="P45">1950001</text:p>
          </table:table-cell>
          <table:table-cell table:style-name="Tabla11.B302" office:value-type="string">
            <text:p text:style-name="P45">8.55308e-007</text:p>
          </table:table-cell>
        </table:table-row>
        <table:table-row>
          <table:table-cell table:style-name="Tabla11.A2" office:value-type="float" office:value="1960001">
            <text:p text:style-name="P45">1960001</text:p>
          </table:table-cell>
          <table:table-cell table:style-name="Tabla11.B302" office:value-type="string">
            <text:p text:style-name="P45">4.27654e-007</text:p>
          </table:table-cell>
        </table:table-row>
        <table:table-row>
          <table:table-cell table:style-name="Tabla11.A2" office:value-type="float" office:value="1970001">
            <text:p text:style-name="P45">1970001</text:p>
          </table:table-cell>
          <table:table-cell table:style-name="Tabla11.B302" office:value-type="string">
            <text:p text:style-name="P45">4.27654e-007</text:p>
          </table:table-cell>
        </table:table-row>
        <table:table-row>
          <table:table-cell table:style-name="Tabla11.A2" office:value-type="float" office:value="1980001">
            <text:p text:style-name="P45">1980001</text:p>
          </table:table-cell>
          <table:table-cell table:style-name="Tabla11.B302" office:value-type="string">
            <text:p text:style-name="P45">4.27654e-007</text:p>
          </table:table-cell>
        </table:table-row>
        <table:table-row>
          <table:table-cell table:style-name="Tabla11.A2" office:value-type="float" office:value="1990001">
            <text:p text:style-name="P45">1990001</text:p>
          </table:table-cell>
          <table:table-cell table:style-name="Tabla11.B302" office:value-type="string">
            <text:p text:style-name="P45">8.55308e-007</text:p>
          </table:table-cell>
        </table:table-row>
        <table:table-row>
          <table:table-cell table:style-name="Tabla11.A2" office:value-type="float" office:value="2000001">
            <text:p text:style-name="P45">2000001</text:p>
          </table:table-cell>
          <table:table-cell table:style-name="Tabla11.B302" office:value-type="string">
            <text:p text:style-name="P45">4.27654e-007</text:p>
          </table:table-cell>
        </table:table-row>
        <table:table-row>
          <table:table-cell table:style-name="Tabla11.A2" office:value-type="float" office:value="2010001">
            <text:p text:style-name="P45">2010001</text:p>
          </table:table-cell>
          <table:table-cell table:style-name="Tabla11.B302" office:value-type="string">
            <text:p text:style-name="P45">4.27654e-007</text:p>
          </table:table-cell>
        </table:table-row>
        <table:table-row>
          <table:table-cell table:style-name="Tabla11.A2" office:value-type="float" office:value="2020001">
            <text:p text:style-name="P45">2020001</text:p>
          </table:table-cell>
          <table:table-cell table:style-name="Tabla11.B302" office:value-type="string">
            <text:p text:style-name="P45">8.55308e-007</text:p>
          </table:table-cell>
        </table:table-row>
        <text:soft-page-break/>
        <table:table-row>
          <table:table-cell table:style-name="Tabla11.A2" office:value-type="float" office:value="2030001">
            <text:p text:style-name="P45">2030001</text:p>
          </table:table-cell>
          <table:table-cell table:style-name="Tabla11.B302" office:value-type="string">
            <text:p text:style-name="P45">4.27654e-007</text:p>
          </table:table-cell>
        </table:table-row>
        <table:table-row>
          <table:table-cell table:style-name="Tabla11.A2" office:value-type="float" office:value="2040001">
            <text:p text:style-name="P45">2040001</text:p>
          </table:table-cell>
          <table:table-cell table:style-name="Tabla11.B302" office:value-type="string">
            <text:p text:style-name="P45">4.27654e-007</text:p>
          </table:table-cell>
        </table:table-row>
        <table:table-row>
          <table:table-cell table:style-name="Tabla11.A2" office:value-type="float" office:value="2050001">
            <text:p text:style-name="P45">2050001</text:p>
          </table:table-cell>
          <table:table-cell table:style-name="Tabla11.B302" office:value-type="string">
            <text:p text:style-name="P45">8.55308e-007</text:p>
          </table:table-cell>
        </table:table-row>
        <table:table-row>
          <table:table-cell table:style-name="Tabla11.A2" office:value-type="float" office:value="2060001">
            <text:p text:style-name="P45">2060001</text:p>
          </table:table-cell>
          <table:table-cell table:style-name="Tabla11.B302" office:value-type="string">
            <text:p text:style-name="P45">8.55308e-007</text:p>
          </table:table-cell>
        </table:table-row>
        <table:table-row>
          <table:table-cell table:style-name="Tabla11.A2" office:value-type="float" office:value="2070001">
            <text:p text:style-name="P45">2070001</text:p>
          </table:table-cell>
          <table:table-cell table:style-name="Tabla11.B302" office:value-type="string">
            <text:p text:style-name="P45">8.55308e-007</text:p>
          </table:table-cell>
        </table:table-row>
        <table:table-row>
          <table:table-cell table:style-name="Tabla11.A2" office:value-type="float" office:value="2080001">
            <text:p text:style-name="P45">2080001</text:p>
          </table:table-cell>
          <table:table-cell table:style-name="Tabla11.B302" office:value-type="string">
            <text:p text:style-name="P45">4.27654e-007</text:p>
          </table:table-cell>
        </table:table-row>
        <table:table-row>
          <table:table-cell table:style-name="Tabla11.A2" office:value-type="float" office:value="2090001">
            <text:p text:style-name="P45">2090001</text:p>
          </table:table-cell>
          <table:table-cell table:style-name="Tabla11.B302" office:value-type="string">
            <text:p text:style-name="P45">8.55308e-007</text:p>
          </table:table-cell>
        </table:table-row>
        <table:table-row>
          <table:table-cell table:style-name="Tabla11.A2" office:value-type="float" office:value="2100001">
            <text:p text:style-name="P45">2100001</text:p>
          </table:table-cell>
          <table:table-cell table:style-name="Tabla11.B302" office:value-type="string">
            <text:p text:style-name="P45">4.27654e-007</text:p>
          </table:table-cell>
        </table:table-row>
        <table:table-row>
          <table:table-cell table:style-name="Tabla11.A2" office:value-type="float" office:value="2110001">
            <text:p text:style-name="P45">2110001</text:p>
          </table:table-cell>
          <table:table-cell table:style-name="Tabla11.B302" office:value-type="string">
            <text:p text:style-name="P45">4.27654e-007</text:p>
          </table:table-cell>
        </table:table-row>
        <table:table-row>
          <table:table-cell table:style-name="Tabla11.A2" office:value-type="float" office:value="2120001">
            <text:p text:style-name="P45">2120001</text:p>
          </table:table-cell>
          <table:table-cell table:style-name="Tabla11.B302" office:value-type="string">
            <text:p text:style-name="P45">4.27654e-007</text:p>
          </table:table-cell>
        </table:table-row>
        <table:table-row>
          <table:table-cell table:style-name="Tabla11.A2" office:value-type="float" office:value="2130001">
            <text:p text:style-name="P45">2130001</text:p>
          </table:table-cell>
          <table:table-cell table:style-name="Tabla11.B302" office:value-type="string">
            <text:p text:style-name="P45">8.55308e-007</text:p>
          </table:table-cell>
        </table:table-row>
        <table:table-row>
          <table:table-cell table:style-name="Tabla11.A2" office:value-type="float" office:value="2140001">
            <text:p text:style-name="P45">2140001</text:p>
          </table:table-cell>
          <table:table-cell table:style-name="Tabla11.B302" office:value-type="string">
            <text:p text:style-name="P45">4.27654e-007</text:p>
          </table:table-cell>
        </table:table-row>
        <table:table-row>
          <table:table-cell table:style-name="Tabla11.A2" office:value-type="float" office:value="2150001">
            <text:p text:style-name="P45">2150001</text:p>
          </table:table-cell>
          <table:table-cell table:style-name="Tabla11.B302" office:value-type="string">
            <text:p text:style-name="P45">4.27654e-007</text:p>
          </table:table-cell>
        </table:table-row>
        <table:table-row>
          <table:table-cell table:style-name="Tabla11.A2" office:value-type="float" office:value="2160001">
            <text:p text:style-name="P45">2160001</text:p>
          </table:table-cell>
          <table:table-cell table:style-name="Tabla11.B302" office:value-type="string">
            <text:p text:style-name="P45">4.27654e-007</text:p>
          </table:table-cell>
        </table:table-row>
        <table:table-row>
          <table:table-cell table:style-name="Tabla11.A2" office:value-type="float" office:value="2170001">
            <text:p text:style-name="P45">2170001</text:p>
          </table:table-cell>
          <table:table-cell table:style-name="Tabla11.B302" office:value-type="string">
            <text:p text:style-name="P45">8.55308e-007</text:p>
          </table:table-cell>
        </table:table-row>
        <table:table-row>
          <table:table-cell table:style-name="Tabla11.A2" office:value-type="float" office:value="2180001">
            <text:p text:style-name="P45">2180001</text:p>
          </table:table-cell>
          <table:table-cell table:style-name="Tabla11.B302" office:value-type="string">
            <text:p text:style-name="P45">4.27654e-007</text:p>
          </table:table-cell>
        </table:table-row>
        <table:table-row>
          <table:table-cell table:style-name="Tabla11.A2" office:value-type="float" office:value="2190001">
            <text:p text:style-name="P45">2190001</text:p>
          </table:table-cell>
          <table:table-cell table:style-name="Tabla11.B302" office:value-type="string">
            <text:p text:style-name="P45">4.27654e-007</text:p>
          </table:table-cell>
        </table:table-row>
        <table:table-row>
          <table:table-cell table:style-name="Tabla11.A2" office:value-type="float" office:value="2200001">
            <text:p text:style-name="P45">2200001</text:p>
          </table:table-cell>
          <table:table-cell table:style-name="Tabla11.B302" office:value-type="string">
            <text:p text:style-name="P45">4.27654e-007</text:p>
          </table:table-cell>
        </table:table-row>
        <table:table-row>
          <table:table-cell table:style-name="Tabla11.A2" office:value-type="float" office:value="2210001">
            <text:p text:style-name="P45">2210001</text:p>
          </table:table-cell>
          <table:table-cell table:style-name="Tabla11.B302" office:value-type="string">
            <text:p text:style-name="P45">5.13185e-006</text:p>
          </table:table-cell>
        </table:table-row>
        <table:table-row>
          <table:table-cell table:style-name="Tabla11.A2" office:value-type="float" office:value="2220001">
            <text:p text:style-name="P45">2220001</text:p>
          </table:table-cell>
          <table:table-cell table:style-name="Tabla11.B302" office:value-type="string">
            <text:p text:style-name="P45">4.27654e-007</text:p>
          </table:table-cell>
        </table:table-row>
        <table:table-row>
          <table:table-cell table:style-name="Tabla11.A2" office:value-type="float" office:value="2230001">
            <text:p text:style-name="P45">2230001</text:p>
          </table:table-cell>
          <table:table-cell table:style-name="Tabla11.B302" office:value-type="string">
            <text:p text:style-name="P45">4.27654e-007</text:p>
          </table:table-cell>
        </table:table-row>
        <table:table-row>
          <table:table-cell table:style-name="Tabla11.A2" office:value-type="float" office:value="2240001">
            <text:p text:style-name="P45">2240001</text:p>
          </table:table-cell>
          <table:table-cell table:style-name="Tabla11.B302" office:value-type="string">
            <text:p text:style-name="P45">4.27654e-007</text:p>
          </table:table-cell>
        </table:table-row>
        <table:table-row>
          <table:table-cell table:style-name="Tabla11.A2" office:value-type="float" office:value="2250001">
            <text:p text:style-name="P45">2250001</text:p>
          </table:table-cell>
          <table:table-cell table:style-name="Tabla11.B302" office:value-type="string">
            <text:p text:style-name="P45">4.27654e-007</text:p>
          </table:table-cell>
        </table:table-row>
        <table:table-row>
          <table:table-cell table:style-name="Tabla11.A2" office:value-type="float" office:value="2260001">
            <text:p text:style-name="P45">2260001</text:p>
          </table:table-cell>
          <table:table-cell table:style-name="Tabla11.B302" office:value-type="string">
            <text:p text:style-name="P45">8.55308e-007</text:p>
          </table:table-cell>
        </table:table-row>
        <table:table-row>
          <table:table-cell table:style-name="Tabla11.A2" office:value-type="float" office:value="2270001">
            <text:p text:style-name="P45">2270001</text:p>
          </table:table-cell>
          <table:table-cell table:style-name="Tabla11.B302" office:value-type="string">
            <text:p text:style-name="P45">4.27654e-007</text:p>
          </table:table-cell>
        </table:table-row>
        <table:table-row>
          <table:table-cell table:style-name="Tabla11.A2" office:value-type="float" office:value="2280001">
            <text:p text:style-name="P45">2280001</text:p>
          </table:table-cell>
          <table:table-cell table:style-name="Tabla11.B302" office:value-type="string">
            <text:p text:style-name="P45">8.55308e-007</text:p>
          </table:table-cell>
        </table:table-row>
        <table:table-row>
          <table:table-cell table:style-name="Tabla11.A2" office:value-type="float" office:value="2290001">
            <text:p text:style-name="P45">2290001</text:p>
          </table:table-cell>
          <table:table-cell table:style-name="Tabla11.B302" office:value-type="string">
            <text:p text:style-name="P45">4.27654e-007</text:p>
          </table:table-cell>
        </table:table-row>
        <table:table-row>
          <table:table-cell table:style-name="Tabla11.A2" office:value-type="float" office:value="2300001">
            <text:p text:style-name="P45">2300001</text:p>
          </table:table-cell>
          <table:table-cell table:style-name="Tabla11.B302" office:value-type="string">
            <text:p text:style-name="P45">4.27654e-007</text:p>
          </table:table-cell>
        </table:table-row>
        <table:table-row>
          <table:table-cell table:style-name="Tabla11.A2" office:value-type="float" office:value="2310001">
            <text:p text:style-name="P45">2310001</text:p>
          </table:table-cell>
          <table:table-cell table:style-name="Tabla11.B302" office:value-type="string">
            <text:p text:style-name="P45">4.27654e-007</text:p>
          </table:table-cell>
        </table:table-row>
        <table:table-row>
          <table:table-cell table:style-name="Tabla11.A2" office:value-type="float" office:value="2320001">
            <text:p text:style-name="P45">2320001</text:p>
          </table:table-cell>
          <table:table-cell table:style-name="Tabla11.B302" office:value-type="string">
            <text:p text:style-name="P45">4.27654e-007</text:p>
          </table:table-cell>
        </table:table-row>
        <table:table-row>
          <table:table-cell table:style-name="Tabla11.A2" office:value-type="float" office:value="2330001">
            <text:p text:style-name="P45">2330001</text:p>
          </table:table-cell>
          <table:table-cell table:style-name="Tabla11.B302" office:value-type="string">
            <text:p text:style-name="P45">4.27654e-007</text:p>
          </table:table-cell>
        </table:table-row>
        <table:table-row>
          <table:table-cell table:style-name="Tabla11.A2" office:value-type="float" office:value="2340001">
            <text:p text:style-name="P45">2340001</text:p>
          </table:table-cell>
          <table:table-cell table:style-name="Tabla11.B302" office:value-type="string">
            <text:p text:style-name="P45">4.27654e-007</text:p>
          </table:table-cell>
        </table:table-row>
        <table:table-row>
          <table:table-cell table:style-name="Tabla11.A2" office:value-type="float" office:value="2350001">
            <text:p text:style-name="P45">2350001</text:p>
          </table:table-cell>
          <table:table-cell table:style-name="Tabla11.B302" office:value-type="string">
            <text:p text:style-name="P45">4.27654e-007</text:p>
          </table:table-cell>
        </table:table-row>
        <table:table-row>
          <table:table-cell table:style-name="Tabla11.A2" office:value-type="float" office:value="2360001">
            <text:p text:style-name="P45">2360001</text:p>
          </table:table-cell>
          <table:table-cell table:style-name="Tabla11.B302" office:value-type="string">
            <text:p text:style-name="P45">4.27654e-007</text:p>
          </table:table-cell>
        </table:table-row>
        <table:table-row>
          <table:table-cell table:style-name="Tabla11.A2" office:value-type="float" office:value="2370001">
            <text:p text:style-name="P45">2370001</text:p>
          </table:table-cell>
          <table:table-cell table:style-name="Tabla11.B302" office:value-type="string">
            <text:p text:style-name="P45">1.28296e-006</text:p>
          </table:table-cell>
        </table:table-row>
        <table:table-row>
          <table:table-cell table:style-name="Tabla11.A2" office:value-type="float" office:value="2380001">
            <text:p text:style-name="P45">2380001</text:p>
          </table:table-cell>
          <table:table-cell table:style-name="Tabla11.B302" office:value-type="string">
            <text:p text:style-name="P45">4.27654e-007</text:p>
          </table:table-cell>
        </table:table-row>
        <table:table-row>
          <table:table-cell table:style-name="Tabla11.A2" office:value-type="float" office:value="2390001">
            <text:p text:style-name="P45">2390001</text:p>
          </table:table-cell>
          <table:table-cell table:style-name="Tabla11.B302" office:value-type="string">
            <text:p text:style-name="P45">4.27654e-007</text:p>
          </table:table-cell>
        </table:table-row>
        <text:soft-page-break/>
        <table:table-row>
          <table:table-cell table:style-name="Tabla11.A2" office:value-type="float" office:value="2400001">
            <text:p text:style-name="P45">2400001</text:p>
          </table:table-cell>
          <table:table-cell table:style-name="Tabla11.B302" office:value-type="string">
            <text:p text:style-name="P45">8.55308e-007</text:p>
          </table:table-cell>
        </table:table-row>
        <table:table-row>
          <table:table-cell table:style-name="Tabla11.A2" office:value-type="float" office:value="2410001">
            <text:p text:style-name="P45">2410001</text:p>
          </table:table-cell>
          <table:table-cell table:style-name="Tabla11.B302" office:value-type="string">
            <text:p text:style-name="P45">4.27654e-007</text:p>
          </table:table-cell>
        </table:table-row>
        <table:table-row>
          <table:table-cell table:style-name="Tabla11.A2" office:value-type="float" office:value="2420001">
            <text:p text:style-name="P45">2420001</text:p>
          </table:table-cell>
          <table:table-cell table:style-name="Tabla11.B302" office:value-type="string">
            <text:p text:style-name="P45">4.27654e-007</text:p>
          </table:table-cell>
        </table:table-row>
        <table:table-row>
          <table:table-cell table:style-name="Tabla11.A2" office:value-type="float" office:value="2430001">
            <text:p text:style-name="P45">2430001</text:p>
          </table:table-cell>
          <table:table-cell table:style-name="Tabla11.B302" office:value-type="string">
            <text:p text:style-name="P45">8.55308e-007</text:p>
          </table:table-cell>
        </table:table-row>
        <table:table-row>
          <table:table-cell table:style-name="Tabla11.A2" office:value-type="float" office:value="2440001">
            <text:p text:style-name="P45">2440001</text:p>
          </table:table-cell>
          <table:table-cell table:style-name="Tabla11.B302" office:value-type="string">
            <text:p text:style-name="P45">8.55308e-007</text:p>
          </table:table-cell>
        </table:table-row>
        <table:table-row>
          <table:table-cell table:style-name="Tabla11.A2" office:value-type="float" office:value="2450001">
            <text:p text:style-name="P45">2450001</text:p>
          </table:table-cell>
          <table:table-cell table:style-name="Tabla11.B302" office:value-type="string">
            <text:p text:style-name="P45">4.27654e-007</text:p>
          </table:table-cell>
        </table:table-row>
        <table:table-row>
          <table:table-cell table:style-name="Tabla11.A2" office:value-type="float" office:value="2460001">
            <text:p text:style-name="P45">2460001</text:p>
          </table:table-cell>
          <table:table-cell table:style-name="Tabla11.B302" office:value-type="string">
            <text:p text:style-name="P45">8.55308e-007</text:p>
          </table:table-cell>
        </table:table-row>
        <table:table-row>
          <table:table-cell table:style-name="Tabla11.A2" office:value-type="float" office:value="2470001">
            <text:p text:style-name="P45">2470001</text:p>
          </table:table-cell>
          <table:table-cell table:style-name="Tabla11.B302" office:value-type="string">
            <text:p text:style-name="P45">4.27654e-007</text:p>
          </table:table-cell>
        </table:table-row>
        <table:table-row>
          <table:table-cell table:style-name="Tabla11.A2" office:value-type="float" office:value="2480001">
            <text:p text:style-name="P45">2480001</text:p>
          </table:table-cell>
          <table:table-cell table:style-name="Tabla11.B302" office:value-type="string">
            <text:p text:style-name="P45">8.55308e-007</text:p>
          </table:table-cell>
        </table:table-row>
        <table:table-row>
          <table:table-cell table:style-name="Tabla11.A2" office:value-type="float" office:value="2490001">
            <text:p text:style-name="P45">2490001</text:p>
          </table:table-cell>
          <table:table-cell table:style-name="Tabla11.B302" office:value-type="string">
            <text:p text:style-name="P45">4.27654e-007</text:p>
          </table:table-cell>
        </table:table-row>
        <table:table-row>
          <table:table-cell table:style-name="Tabla11.A2" office:value-type="float" office:value="2500001">
            <text:p text:style-name="P45">2500001</text:p>
          </table:table-cell>
          <table:table-cell table:style-name="Tabla11.B302" office:value-type="string">
            <text:p text:style-name="P45">4.27654e-007</text:p>
          </table:table-cell>
        </table:table-row>
        <table:table-row>
          <table:table-cell table:style-name="Tabla11.A2" office:value-type="float" office:value="2510001">
            <text:p text:style-name="P45">2510001</text:p>
          </table:table-cell>
          <table:table-cell table:style-name="Tabla11.B302" office:value-type="string">
            <text:p text:style-name="P45">8.55308e-007</text:p>
          </table:table-cell>
        </table:table-row>
        <table:table-row>
          <table:table-cell table:style-name="Tabla11.A2" office:value-type="float" office:value="2520001">
            <text:p text:style-name="P45">2520001</text:p>
          </table:table-cell>
          <table:table-cell table:style-name="Tabla11.B302" office:value-type="string">
            <text:p text:style-name="P45">4.27654e-007</text:p>
          </table:table-cell>
        </table:table-row>
        <table:table-row>
          <table:table-cell table:style-name="Tabla11.A2" office:value-type="float" office:value="2530001">
            <text:p text:style-name="P45">2530001</text:p>
          </table:table-cell>
          <table:table-cell table:style-name="Tabla11.B302" office:value-type="string">
            <text:p text:style-name="P45">8.55308e-007</text:p>
          </table:table-cell>
        </table:table-row>
        <table:table-row>
          <table:table-cell table:style-name="Tabla11.A2" office:value-type="float" office:value="2540001">
            <text:p text:style-name="P45">2540001</text:p>
          </table:table-cell>
          <table:table-cell table:style-name="Tabla11.B302" office:value-type="string">
            <text:p text:style-name="P45">8.55308e-007</text:p>
          </table:table-cell>
        </table:table-row>
        <table:table-row>
          <table:table-cell table:style-name="Tabla11.A2" office:value-type="float" office:value="2550001">
            <text:p text:style-name="P45">2550001</text:p>
          </table:table-cell>
          <table:table-cell table:style-name="Tabla11.B302" office:value-type="string">
            <text:p text:style-name="P45">8.55308e-007</text:p>
          </table:table-cell>
        </table:table-row>
        <table:table-row>
          <table:table-cell table:style-name="Tabla11.A2" office:value-type="float" office:value="2560001">
            <text:p text:style-name="P45">2560001</text:p>
          </table:table-cell>
          <table:table-cell table:style-name="Tabla11.B302" office:value-type="string">
            <text:p text:style-name="P45">4.27654e-007</text:p>
          </table:table-cell>
        </table:table-row>
        <table:table-row>
          <table:table-cell table:style-name="Tabla11.A2" office:value-type="float" office:value="2570001">
            <text:p text:style-name="P45">2570001</text:p>
          </table:table-cell>
          <table:table-cell table:style-name="Tabla11.B302" office:value-type="string">
            <text:p text:style-name="P45">8.55308e-007</text:p>
          </table:table-cell>
        </table:table-row>
        <table:table-row>
          <table:table-cell table:style-name="Tabla11.A2" office:value-type="float" office:value="2580001">
            <text:p text:style-name="P45">2580001</text:p>
          </table:table-cell>
          <table:table-cell table:style-name="Tabla11.B302" office:value-type="string">
            <text:p text:style-name="P45">8.55308e-007</text:p>
          </table:table-cell>
        </table:table-row>
        <table:table-row>
          <table:table-cell table:style-name="Tabla11.A2" office:value-type="float" office:value="2590001">
            <text:p text:style-name="P45">2590001</text:p>
          </table:table-cell>
          <table:table-cell table:style-name="Tabla11.B302" office:value-type="string">
            <text:p text:style-name="P45">8.55308e-007</text:p>
          </table:table-cell>
        </table:table-row>
        <table:table-row>
          <table:table-cell table:style-name="Tabla11.A2" office:value-type="float" office:value="2600001">
            <text:p text:style-name="P45">2600001</text:p>
          </table:table-cell>
          <table:table-cell table:style-name="Tabla11.B302" office:value-type="string">
            <text:p text:style-name="P45">4.27654e-007</text:p>
          </table:table-cell>
        </table:table-row>
        <table:table-row>
          <table:table-cell table:style-name="Tabla11.A2" office:value-type="float" office:value="2610001">
            <text:p text:style-name="P45">2610001</text:p>
          </table:table-cell>
          <table:table-cell table:style-name="Tabla11.B302" office:value-type="string">
            <text:p text:style-name="P45">4.27654e-007</text:p>
          </table:table-cell>
        </table:table-row>
        <table:table-row>
          <table:table-cell table:style-name="Tabla11.A2" office:value-type="float" office:value="2620001">
            <text:p text:style-name="P45">2620001</text:p>
          </table:table-cell>
          <table:table-cell table:style-name="Tabla11.B302" office:value-type="string">
            <text:p text:style-name="P45">8.55308e-007</text:p>
          </table:table-cell>
        </table:table-row>
        <table:table-row>
          <table:table-cell table:style-name="Tabla11.A2" office:value-type="float" office:value="2630001">
            <text:p text:style-name="P45">2630001</text:p>
          </table:table-cell>
          <table:table-cell table:style-name="Tabla11.B302" office:value-type="string">
            <text:p text:style-name="P45">8.55308e-007</text:p>
          </table:table-cell>
        </table:table-row>
        <table:table-row>
          <table:table-cell table:style-name="Tabla11.A2" office:value-type="float" office:value="2640001">
            <text:p text:style-name="P45">2640001</text:p>
          </table:table-cell>
          <table:table-cell table:style-name="Tabla11.B302" office:value-type="string">
            <text:p text:style-name="P45">4.27654e-007</text:p>
          </table:table-cell>
        </table:table-row>
        <table:table-row>
          <table:table-cell table:style-name="Tabla11.A2" office:value-type="float" office:value="2650001">
            <text:p text:style-name="P45">2650001</text:p>
          </table:table-cell>
          <table:table-cell table:style-name="Tabla11.B302" office:value-type="string">
            <text:p text:style-name="P45">4.27654e-007</text:p>
          </table:table-cell>
        </table:table-row>
        <table:table-row>
          <table:table-cell table:style-name="Tabla11.A2" office:value-type="float" office:value="2660001">
            <text:p text:style-name="P45">2660001</text:p>
          </table:table-cell>
          <table:table-cell table:style-name="Tabla11.B302" office:value-type="string">
            <text:p text:style-name="P45">8.55308e-007</text:p>
          </table:table-cell>
        </table:table-row>
        <table:table-row>
          <table:table-cell table:style-name="Tabla11.A2" office:value-type="float" office:value="2670001">
            <text:p text:style-name="P45">2670001</text:p>
          </table:table-cell>
          <table:table-cell table:style-name="Tabla11.B302" office:value-type="string">
            <text:p text:style-name="P45">4.27654e-007</text:p>
          </table:table-cell>
        </table:table-row>
        <table:table-row>
          <table:table-cell table:style-name="Tabla11.A2" office:value-type="float" office:value="2680001">
            <text:p text:style-name="P45">2680001</text:p>
          </table:table-cell>
          <table:table-cell table:style-name="Tabla11.B302" office:value-type="string">
            <text:p text:style-name="P45">4.27654e-007</text:p>
          </table:table-cell>
        </table:table-row>
        <table:table-row>
          <table:table-cell table:style-name="Tabla11.A2" office:value-type="float" office:value="2690001">
            <text:p text:style-name="P45">2690001</text:p>
          </table:table-cell>
          <table:table-cell table:style-name="Tabla11.B302" office:value-type="string">
            <text:p text:style-name="P45">8.55308e-007</text:p>
          </table:table-cell>
        </table:table-row>
        <table:table-row>
          <table:table-cell table:style-name="Tabla11.A2" office:value-type="float" office:value="2700001">
            <text:p text:style-name="P45">2700001</text:p>
          </table:table-cell>
          <table:table-cell table:style-name="Tabla11.B302" office:value-type="string">
            <text:p text:style-name="P45">4.27654e-007</text:p>
          </table:table-cell>
        </table:table-row>
        <table:table-row>
          <table:table-cell table:style-name="Tabla11.A2" office:value-type="float" office:value="2710001">
            <text:p text:style-name="P45">2710001</text:p>
          </table:table-cell>
          <table:table-cell table:style-name="Tabla11.B302" office:value-type="string">
            <text:p text:style-name="P45">8.55308e-007</text:p>
          </table:table-cell>
        </table:table-row>
        <table:table-row>
          <table:table-cell table:style-name="Tabla11.A2" office:value-type="float" office:value="2720001">
            <text:p text:style-name="P45">2720001</text:p>
          </table:table-cell>
          <table:table-cell table:style-name="Tabla11.B302" office:value-type="string">
            <text:p text:style-name="P45">4.27654e-007</text:p>
          </table:table-cell>
        </table:table-row>
        <table:table-row>
          <table:table-cell table:style-name="Tabla11.A2" office:value-type="float" office:value="2730001">
            <text:p text:style-name="P45">2730001</text:p>
          </table:table-cell>
          <table:table-cell table:style-name="Tabla11.B302" office:value-type="string">
            <text:p text:style-name="P45">4.27654e-007</text:p>
          </table:table-cell>
        </table:table-row>
        <table:table-row>
          <table:table-cell table:style-name="Tabla11.A2" office:value-type="float" office:value="2740001">
            <text:p text:style-name="P45">2740001</text:p>
          </table:table-cell>
          <table:table-cell table:style-name="Tabla11.B302" office:value-type="string">
            <text:p text:style-name="P45">1.28296e-006</text:p>
          </table:table-cell>
        </table:table-row>
        <table:table-row>
          <table:table-cell table:style-name="Tabla11.A2" office:value-type="float" office:value="2750001">
            <text:p text:style-name="P45">2750001</text:p>
          </table:table-cell>
          <table:table-cell table:style-name="Tabla11.B302" office:value-type="string">
            <text:p text:style-name="P45">4.27654e-007</text:p>
          </table:table-cell>
        </table:table-row>
        <table:table-row>
          <table:table-cell table:style-name="Tabla11.A2" office:value-type="float" office:value="2760001">
            <text:p text:style-name="P45">2760001</text:p>
          </table:table-cell>
          <table:table-cell table:style-name="Tabla11.B302" office:value-type="string">
            <text:p text:style-name="P45">4.27654e-007</text:p>
          </table:table-cell>
        </table:table-row>
        <text:soft-page-break/>
        <table:table-row>
          <table:table-cell table:style-name="Tabla11.A2" office:value-type="float" office:value="2770001">
            <text:p text:style-name="P45">2770001</text:p>
          </table:table-cell>
          <table:table-cell table:style-name="Tabla11.B302" office:value-type="string">
            <text:p text:style-name="P45">8.55308e-007</text:p>
          </table:table-cell>
        </table:table-row>
        <table:table-row>
          <table:table-cell table:style-name="Tabla11.A2" office:value-type="float" office:value="2780001">
            <text:p text:style-name="P45">2780001</text:p>
          </table:table-cell>
          <table:table-cell table:style-name="Tabla11.B302" office:value-type="string">
            <text:p text:style-name="P45">8.55308e-007</text:p>
          </table:table-cell>
        </table:table-row>
        <table:table-row>
          <table:table-cell table:style-name="Tabla11.A2" office:value-type="float" office:value="2790001">
            <text:p text:style-name="P45">2790001</text:p>
          </table:table-cell>
          <table:table-cell table:style-name="Tabla11.B302" office:value-type="string">
            <text:p text:style-name="P45">1.28296e-006</text:p>
          </table:table-cell>
        </table:table-row>
        <table:table-row>
          <table:table-cell table:style-name="Tabla11.A2" office:value-type="float" office:value="2800001">
            <text:p text:style-name="P45">2800001</text:p>
          </table:table-cell>
          <table:table-cell table:style-name="Tabla11.B302" office:value-type="string">
            <text:p text:style-name="P45">4.27654e-007</text:p>
          </table:table-cell>
        </table:table-row>
        <table:table-row>
          <table:table-cell table:style-name="Tabla11.A2" office:value-type="float" office:value="2810001">
            <text:p text:style-name="P45">2810001</text:p>
          </table:table-cell>
          <table:table-cell table:style-name="Tabla11.B302" office:value-type="string">
            <text:p text:style-name="P45">4.27654e-007</text:p>
          </table:table-cell>
        </table:table-row>
        <table:table-row>
          <table:table-cell table:style-name="Tabla11.A2" office:value-type="float" office:value="2820001">
            <text:p text:style-name="P45">2820001</text:p>
          </table:table-cell>
          <table:table-cell table:style-name="Tabla11.B302" office:value-type="string">
            <text:p text:style-name="P45">4.27654e-007</text:p>
          </table:table-cell>
        </table:table-row>
        <table:table-row>
          <table:table-cell table:style-name="Tabla11.A2" office:value-type="float" office:value="2830001">
            <text:p text:style-name="P45">2830001</text:p>
          </table:table-cell>
          <table:table-cell table:style-name="Tabla11.B302" office:value-type="string">
            <text:p text:style-name="P45">4.27654e-007</text:p>
          </table:table-cell>
        </table:table-row>
        <table:table-row>
          <table:table-cell table:style-name="Tabla11.A2" office:value-type="float" office:value="2840001">
            <text:p text:style-name="P45">2840001</text:p>
          </table:table-cell>
          <table:table-cell table:style-name="Tabla11.B302" office:value-type="string">
            <text:p text:style-name="P45">8.55308e-007</text:p>
          </table:table-cell>
        </table:table-row>
        <table:table-row>
          <table:table-cell table:style-name="Tabla11.A2" office:value-type="float" office:value="2850001">
            <text:p text:style-name="P45">2850001</text:p>
          </table:table-cell>
          <table:table-cell table:style-name="Tabla11.B302" office:value-type="string">
            <text:p text:style-name="P45">8.55308e-007</text:p>
          </table:table-cell>
        </table:table-row>
        <table:table-row>
          <table:table-cell table:style-name="Tabla11.A2" office:value-type="float" office:value="2860001">
            <text:p text:style-name="P45">2860001</text:p>
          </table:table-cell>
          <table:table-cell table:style-name="Tabla11.B302" office:value-type="string">
            <text:p text:style-name="P45">4.27654e-007</text:p>
          </table:table-cell>
        </table:table-row>
        <table:table-row>
          <table:table-cell table:style-name="Tabla11.A2" office:value-type="float" office:value="2870001">
            <text:p text:style-name="P45">2870001</text:p>
          </table:table-cell>
          <table:table-cell table:style-name="Tabla11.B302" office:value-type="string">
            <text:p text:style-name="P45">8.55308e-007</text:p>
          </table:table-cell>
        </table:table-row>
        <table:table-row>
          <table:table-cell table:style-name="Tabla11.A2" office:value-type="float" office:value="2880001">
            <text:p text:style-name="P45">2880001</text:p>
          </table:table-cell>
          <table:table-cell table:style-name="Tabla11.B302" office:value-type="string">
            <text:p text:style-name="P45">8.55308e-007</text:p>
          </table:table-cell>
        </table:table-row>
        <table:table-row>
          <table:table-cell table:style-name="Tabla11.A2" office:value-type="float" office:value="2890001">
            <text:p text:style-name="P45">2890001</text:p>
          </table:table-cell>
          <table:table-cell table:style-name="Tabla11.B302" office:value-type="string">
            <text:p text:style-name="P45">4.27654e-007</text:p>
          </table:table-cell>
        </table:table-row>
        <table:table-row>
          <table:table-cell table:style-name="Tabla11.A2" office:value-type="float" office:value="2900001">
            <text:p text:style-name="P45">2900001</text:p>
          </table:table-cell>
          <table:table-cell table:style-name="Tabla11.B302" office:value-type="string">
            <text:p text:style-name="P45">8.55308e-007</text:p>
          </table:table-cell>
        </table:table-row>
        <table:table-row>
          <table:table-cell table:style-name="Tabla11.A2" office:value-type="float" office:value="2910001">
            <text:p text:style-name="P45">2910001</text:p>
          </table:table-cell>
          <table:table-cell table:style-name="Tabla11.B302" office:value-type="string">
            <text:p text:style-name="P45">8.55308e-007</text:p>
          </table:table-cell>
        </table:table-row>
        <table:table-row>
          <table:table-cell table:style-name="Tabla11.A2" office:value-type="float" office:value="2920001">
            <text:p text:style-name="P45">2920001</text:p>
          </table:table-cell>
          <table:table-cell table:style-name="Tabla11.B302" office:value-type="string">
            <text:p text:style-name="P45">4.27654e-007</text:p>
          </table:table-cell>
        </table:table-row>
        <table:table-row>
          <table:table-cell table:style-name="Tabla11.A2" office:value-type="float" office:value="2930001">
            <text:p text:style-name="P45">2930001</text:p>
          </table:table-cell>
          <table:table-cell table:style-name="Tabla11.B302" office:value-type="string">
            <text:p text:style-name="P45">8.55308e-007</text:p>
          </table:table-cell>
        </table:table-row>
        <table:table-row>
          <table:table-cell table:style-name="Tabla11.A2" office:value-type="float" office:value="2940001">
            <text:p text:style-name="P45">2940001</text:p>
          </table:table-cell>
          <table:table-cell table:style-name="Tabla11.B302" office:value-type="string">
            <text:p text:style-name="P45">8.55308e-007</text:p>
          </table:table-cell>
        </table:table-row>
        <table:table-row>
          <table:table-cell table:style-name="Tabla11.A2" office:value-type="float" office:value="2950001">
            <text:p text:style-name="P45">2950001</text:p>
          </table:table-cell>
          <table:table-cell table:style-name="Tabla11.B302" office:value-type="string">
            <text:p text:style-name="P45">4.27654e-007</text:p>
          </table:table-cell>
        </table:table-row>
        <table:table-row>
          <table:table-cell table:style-name="Tabla11.A2" office:value-type="float" office:value="2960001">
            <text:p text:style-name="P45">2960001</text:p>
          </table:table-cell>
          <table:table-cell table:style-name="Tabla11.B302" office:value-type="string">
            <text:p text:style-name="P45">2.13827e-006</text:p>
          </table:table-cell>
        </table:table-row>
        <table:table-row>
          <table:table-cell table:style-name="Tabla11.A2" office:value-type="float" office:value="2970001">
            <text:p text:style-name="P45">2970001</text:p>
          </table:table-cell>
          <table:table-cell table:style-name="Tabla11.B302" office:value-type="string">
            <text:p text:style-name="P45">8.55308e-007</text:p>
          </table:table-cell>
        </table:table-row>
        <table:table-row>
          <table:table-cell table:style-name="Tabla11.A2" office:value-type="float" office:value="2980001">
            <text:p text:style-name="P45">2980001</text:p>
          </table:table-cell>
          <table:table-cell table:style-name="Tabla11.B302" office:value-type="string">
            <text:p text:style-name="P45">8.55308e-007</text:p>
          </table:table-cell>
        </table:table-row>
        <table:table-row>
          <table:table-cell table:style-name="Tabla11.A2" office:value-type="float" office:value="2990001">
            <text:p text:style-name="P45">2990001</text:p>
          </table:table-cell>
          <table:table-cell table:style-name="Tabla11.B302" office:value-type="string">
            <text:p text:style-name="P45">4.27654e-007</text:p>
          </table:table-cell>
        </table:table-row>
        <table:table-row>
          <table:table-cell table:style-name="Tabla11.A2" office:value-type="float" office:value="3000001">
            <text:p text:style-name="P45">3000001</text:p>
          </table:table-cell>
          <table:table-cell table:style-name="Tabla11.B302" office:value-type="string">
            <text:p text:style-name="P45">8.55308e-007</text:p>
          </table:table-cell>
        </table:table-row>
      </table:table>
      <text:p text:style-name="P51"><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52">-<text:span text:style-name="T3">Tabla y gŕafica de </text:span><text:span text:style-name="T16">Diego</text:span><text:span text:style-name="T3">(</text:span><text:span text:style-name="T16">MacBook Pro</text:span><text:span text:style-name="T26">,</text:span><text:span text:style-name="T16">MacOS El Capitán</text:span><text:span text:style-name="T3">):</text:span></text:p>
      <text:p text:style-name="P51"/>
      <table:table table:name="Tabla12" table:style-name="Tabla12">
        <table:table-column table:style-name="Tabla12.A" table:number-columns-repeated="2"/>
        <table:table-row>
          <table:table-cell table:style-name="Tabla12.A1" office:value-type="string">
            <text:p text:style-name="P45">Tamaño</text:p>
          </table:table-cell>
          <table:table-cell table:style-name="Tabla12.B1" office:value-type="string">
            <text:p text:style-name="P45">Tiempo</text:p>
          </table:table-cell>
        </table:table-row>
        <table:table-row>
          <table:table-cell table:style-name="Tabla12.A2" office:value-type="float" office:value="1">
            <text:p text:style-name="P45">1</text:p>
          </table:table-cell>
          <table:table-cell table:style-name="Tabla12.B198" office:value-type="string">
            <text:p text:style-name="P45">2.34e-07</text:p>
          </table:table-cell>
        </table:table-row>
        <table:table-row>
          <table:table-cell table:style-name="Tabla12.A2" office:value-type="float" office:value="5001">
            <text:p text:style-name="P45">5001</text:p>
          </table:table-cell>
          <table:table-cell table:style-name="Tabla12.B198" office:value-type="string">
            <text:p text:style-name="P45">6.35e-07</text:p>
          </table:table-cell>
        </table:table-row>
        <table:table-row>
          <table:table-cell table:style-name="Tabla12.A2" office:value-type="float" office:value="10001">
            <text:p text:style-name="P45">10001</text:p>
          </table:table-cell>
          <table:table-cell table:style-name="Tabla12.B198" office:value-type="string">
            <text:p text:style-name="P45">6.9e-07</text:p>
          </table:table-cell>
        </table:table-row>
        <table:table-row>
          <table:table-cell table:style-name="Tabla12.A2" office:value-type="float" office:value="15001">
            <text:p text:style-name="P45">15001</text:p>
          </table:table-cell>
          <table:table-cell table:style-name="Tabla12.B198" office:value-type="string">
            <text:p text:style-name="P45">5.58e-07</text:p>
          </table:table-cell>
        </table:table-row>
        <table:table-row>
          <table:table-cell table:style-name="Tabla12.A2" office:value-type="float" office:value="20001">
            <text:p text:style-name="P45">20001</text:p>
          </table:table-cell>
          <table:table-cell table:style-name="Tabla12.B198" office:value-type="string">
            <text:p text:style-name="P45">5.28e-07</text:p>
          </table:table-cell>
        </table:table-row>
        <table:table-row>
          <table:table-cell table:style-name="Tabla12.A2" office:value-type="float" office:value="25001">
            <text:p text:style-name="P45">25001</text:p>
          </table:table-cell>
          <table:table-cell table:style-name="Tabla12.B198" office:value-type="string">
            <text:p text:style-name="P45">6.74e-07</text:p>
          </table:table-cell>
        </table:table-row>
        <table:table-row>
          <table:table-cell table:style-name="Tabla12.A2" office:value-type="float" office:value="30001">
            <text:p text:style-name="P45">30001</text:p>
          </table:table-cell>
          <table:table-cell table:style-name="Tabla12.B198" office:value-type="string">
            <text:p text:style-name="P45">5.33e-07</text:p>
          </table:table-cell>
        </table:table-row>
        <table:table-row>
          <table:table-cell table:style-name="Tabla12.A2" office:value-type="float" office:value="35001">
            <text:p text:style-name="P45">35001</text:p>
          </table:table-cell>
          <table:table-cell table:style-name="Tabla12.B198" office:value-type="string">
            <text:p text:style-name="P45">5.96e-07</text:p>
          </table:table-cell>
        </table:table-row>
        <table:table-row>
          <table:table-cell table:style-name="Tabla12.A2" office:value-type="float" office:value="40001">
            <text:p text:style-name="P45">40001</text:p>
          </table:table-cell>
          <table:table-cell table:style-name="Tabla12.B198" office:value-type="string">
            <text:p text:style-name="P45">7.28e-07</text:p>
          </table:table-cell>
        </table:table-row>
        <table:table-row>
          <table:table-cell table:style-name="Tabla12.A2" office:value-type="float" office:value="45001">
            <text:p text:style-name="P45">45001</text:p>
          </table:table-cell>
          <table:table-cell table:style-name="Tabla12.B198" office:value-type="string">
            <text:p text:style-name="P45">6.3e-07</text:p>
          </table:table-cell>
        </table:table-row>
        <table:table-row>
          <table:table-cell table:style-name="Tabla12.A2" office:value-type="float" office:value="50001">
            <text:p text:style-name="P45">50001</text:p>
          </table:table-cell>
          <table:table-cell table:style-name="Tabla12.B198" office:value-type="string">
            <text:p text:style-name="P45">5.86e-07</text:p>
          </table:table-cell>
        </table:table-row>
        <table:table-row>
          <table:table-cell table:style-name="Tabla12.A2" office:value-type="float" office:value="55001">
            <text:p text:style-name="P45">55001</text:p>
          </table:table-cell>
          <table:table-cell table:style-name="Tabla12.B198" office:value-type="string">
            <text:p text:style-name="P45">6.07e-07</text:p>
          </table:table-cell>
        </table:table-row>
        <table:table-row>
          <table:table-cell table:style-name="Tabla12.A2" office:value-type="float" office:value="60001">
            <text:p text:style-name="P45">60001</text:p>
          </table:table-cell>
          <table:table-cell table:style-name="Tabla12.B198" office:value-type="string">
            <text:p text:style-name="P45">8.7e-07</text:p>
          </table:table-cell>
        </table:table-row>
        <table:table-row>
          <table:table-cell table:style-name="Tabla12.A2" office:value-type="float" office:value="65001">
            <text:p text:style-name="P45">65001</text:p>
          </table:table-cell>
          <table:table-cell table:style-name="Tabla12.B198" office:value-type="string">
            <text:p text:style-name="P45">7.1e-07</text:p>
          </table:table-cell>
        </table:table-row>
        <table:table-row>
          <table:table-cell table:style-name="Tabla12.A2" office:value-type="float" office:value="70001">
            <text:p text:style-name="P45">70001</text:p>
          </table:table-cell>
          <table:table-cell table:style-name="Tabla12.B198" office:value-type="string">
            <text:p text:style-name="P45">8.5e-07</text:p>
          </table:table-cell>
        </table:table-row>
        <table:table-row>
          <table:table-cell table:style-name="Tabla12.A2" office:value-type="float" office:value="75001">
            <text:p text:style-name="P45">75001</text:p>
          </table:table-cell>
          <table:table-cell table:style-name="Tabla12.B198" office:value-type="string">
            <text:p text:style-name="P45">8.11e-07</text:p>
          </table:table-cell>
        </table:table-row>
        <table:table-row>
          <table:table-cell table:style-name="Tabla12.A2" office:value-type="float" office:value="80001">
            <text:p text:style-name="P45">80001</text:p>
          </table:table-cell>
          <table:table-cell table:style-name="Tabla12.B198" office:value-type="string">
            <text:p text:style-name="P45">6.72e-07</text:p>
          </table:table-cell>
        </table:table-row>
        <table:table-row>
          <table:table-cell table:style-name="Tabla12.A2" office:value-type="float" office:value="85001">
            <text:p text:style-name="P45">85001</text:p>
          </table:table-cell>
          <table:table-cell table:style-name="Tabla12.B198" office:value-type="string">
            <text:p text:style-name="P45">8.74e-07</text:p>
          </table:table-cell>
        </table:table-row>
        <table:table-row>
          <table:table-cell table:style-name="Tabla12.A2" office:value-type="float" office:value="90001">
            <text:p text:style-name="P45">90001</text:p>
          </table:table-cell>
          <table:table-cell table:style-name="Tabla12.B198" office:value-type="string">
            <text:p text:style-name="P45">6.72e-07</text:p>
          </table:table-cell>
        </table:table-row>
        <text:soft-page-break/>
        <table:table-row>
          <table:table-cell table:style-name="Tabla12.A2" office:value-type="float" office:value="95001">
            <text:p text:style-name="P45">95001</text:p>
          </table:table-cell>
          <table:table-cell table:style-name="Tabla12.B198" office:value-type="string">
            <text:p text:style-name="P45">6.14e-07</text:p>
          </table:table-cell>
        </table:table-row>
        <table:table-row>
          <table:table-cell table:style-name="Tabla12.A2" office:value-type="float" office:value="100001">
            <text:p text:style-name="P45">100001</text:p>
          </table:table-cell>
          <table:table-cell table:style-name="Tabla12.B22" office:value-type="float" office:value="0.001036">
            <text:p text:style-name="P45">1,04E-003</text:p>
          </table:table-cell>
        </table:table-row>
        <table:table-row>
          <table:table-cell table:style-name="Tabla12.A2" office:value-type="float" office:value="105001">
            <text:p text:style-name="P45">105001</text:p>
          </table:table-cell>
          <table:table-cell table:style-name="Tabla12.B198" office:value-type="string">
            <text:p text:style-name="P45">8.95e-07</text:p>
          </table:table-cell>
        </table:table-row>
        <table:table-row>
          <table:table-cell table:style-name="Tabla12.A2" office:value-type="float" office:value="110001">
            <text:p text:style-name="P45">110001</text:p>
          </table:table-cell>
          <table:table-cell table:style-name="Tabla12.B198" office:value-type="string">
            <text:p text:style-name="P45">7.66e-07</text:p>
          </table:table-cell>
        </table:table-row>
        <table:table-row>
          <table:table-cell table:style-name="Tabla12.A2" office:value-type="float" office:value="115001">
            <text:p text:style-name="P45">115001</text:p>
          </table:table-cell>
          <table:table-cell table:style-name="Tabla12.B198" office:value-type="string">
            <text:p text:style-name="P45">8.16e-07</text:p>
          </table:table-cell>
        </table:table-row>
        <table:table-row>
          <table:table-cell table:style-name="Tabla12.A2" office:value-type="float" office:value="120001">
            <text:p text:style-name="P45">120001</text:p>
          </table:table-cell>
          <table:table-cell table:style-name="Tabla12.B198" office:value-type="string">
            <text:p text:style-name="P45">6.03e-07</text:p>
          </table:table-cell>
        </table:table-row>
        <table:table-row>
          <table:table-cell table:style-name="Tabla12.A2" office:value-type="float" office:value="125001">
            <text:p text:style-name="P45">125001</text:p>
          </table:table-cell>
          <table:table-cell table:style-name="Tabla12.B198" office:value-type="string">
            <text:p text:style-name="P45">8.28e-07</text:p>
          </table:table-cell>
        </table:table-row>
        <table:table-row>
          <table:table-cell table:style-name="Tabla12.A2" office:value-type="float" office:value="130001">
            <text:p text:style-name="P45">130001</text:p>
          </table:table-cell>
          <table:table-cell table:style-name="Tabla12.B198" office:value-type="string">
            <text:p text:style-name="P45">8.11e-07</text:p>
          </table:table-cell>
        </table:table-row>
        <table:table-row>
          <table:table-cell table:style-name="Tabla12.A2" office:value-type="float" office:value="135001">
            <text:p text:style-name="P45">135001</text:p>
          </table:table-cell>
          <table:table-cell table:style-name="Tabla12.B198" office:value-type="string">
            <text:p text:style-name="P45">9.06e-07</text:p>
          </table:table-cell>
        </table:table-row>
        <table:table-row>
          <table:table-cell table:style-name="Tabla12.A2" office:value-type="float" office:value="140001">
            <text:p text:style-name="P45">140001</text:p>
          </table:table-cell>
          <table:table-cell table:style-name="Tabla12.B198" office:value-type="string">
            <text:p text:style-name="P45">8.57e-07</text:p>
          </table:table-cell>
        </table:table-row>
        <table:table-row>
          <table:table-cell table:style-name="Tabla12.A2" office:value-type="float" office:value="145001">
            <text:p text:style-name="P45">145001</text:p>
          </table:table-cell>
          <table:table-cell table:style-name="Tabla12.B22" office:value-type="float" office:value="0.001067">
            <text:p text:style-name="P45">1,07E-003</text:p>
          </table:table-cell>
        </table:table-row>
        <table:table-row>
          <table:table-cell table:style-name="Tabla12.A2" office:value-type="float" office:value="150001">
            <text:p text:style-name="P45">150001</text:p>
          </table:table-cell>
          <table:table-cell table:style-name="Tabla12.B22" office:value-type="float" office:value="0.001108">
            <text:p text:style-name="P45">1,11E-003</text:p>
          </table:table-cell>
        </table:table-row>
        <table:table-row>
          <table:table-cell table:style-name="Tabla12.A2" office:value-type="float" office:value="155001">
            <text:p text:style-name="P45">155001</text:p>
          </table:table-cell>
          <table:table-cell table:style-name="Tabla12.B198" office:value-type="string">
            <text:p text:style-name="P45">7.15e-07</text:p>
          </table:table-cell>
        </table:table-row>
        <table:table-row>
          <table:table-cell table:style-name="Tabla12.A2" office:value-type="float" office:value="160001">
            <text:p text:style-name="P45">160001</text:p>
          </table:table-cell>
          <table:table-cell table:style-name="Tabla12.B198" office:value-type="string">
            <text:p text:style-name="P45">8.27e-07</text:p>
          </table:table-cell>
        </table:table-row>
        <table:table-row>
          <table:table-cell table:style-name="Tabla12.A2" office:value-type="float" office:value="165001">
            <text:p text:style-name="P45">165001</text:p>
          </table:table-cell>
          <table:table-cell table:style-name="Tabla12.B198" office:value-type="string">
            <text:p text:style-name="P45">7.7e-07</text:p>
          </table:table-cell>
        </table:table-row>
        <table:table-row>
          <table:table-cell table:style-name="Tabla12.A2" office:value-type="float" office:value="170001">
            <text:p text:style-name="P45">170001</text:p>
          </table:table-cell>
          <table:table-cell table:style-name="Tabla12.B22" office:value-type="float" office:value="0.001161">
            <text:p text:style-name="P45">1,16E-003</text:p>
          </table:table-cell>
        </table:table-row>
        <table:table-row>
          <table:table-cell table:style-name="Tabla12.A2" office:value-type="float" office:value="175001">
            <text:p text:style-name="P45">175001</text:p>
          </table:table-cell>
          <table:table-cell table:style-name="Tabla12.B198" office:value-type="string">
            <text:p text:style-name="P45">9.08e-07</text:p>
          </table:table-cell>
        </table:table-row>
        <table:table-row>
          <table:table-cell table:style-name="Tabla12.A2" office:value-type="float" office:value="180001">
            <text:p text:style-name="P45">180001</text:p>
          </table:table-cell>
          <table:table-cell table:style-name="Tabla12.B198" office:value-type="string">
            <text:p text:style-name="P45">1.31e-06</text:p>
          </table:table-cell>
        </table:table-row>
        <table:table-row>
          <table:table-cell table:style-name="Tabla12.A2" office:value-type="float" office:value="185001">
            <text:p text:style-name="P45">185001</text:p>
          </table:table-cell>
          <table:table-cell table:style-name="Tabla12.B22" office:value-type="float" office:value="0.001741">
            <text:p text:style-name="P45">1,74E-003</text:p>
          </table:table-cell>
        </table:table-row>
        <table:table-row>
          <table:table-cell table:style-name="Tabla12.A2" office:value-type="float" office:value="190001">
            <text:p text:style-name="P45">190001</text:p>
          </table:table-cell>
          <table:table-cell table:style-name="Tabla12.B198" office:value-type="string">
            <text:p text:style-name="P45">7.88e-07</text:p>
          </table:table-cell>
        </table:table-row>
        <table:table-row>
          <table:table-cell table:style-name="Tabla12.A2" office:value-type="float" office:value="195001">
            <text:p text:style-name="P45">195001</text:p>
          </table:table-cell>
          <table:table-cell table:style-name="Tabla12.B198" office:value-type="string">
            <text:p text:style-name="P45">7.76e-07</text:p>
          </table:table-cell>
        </table:table-row>
        <table:table-row>
          <table:table-cell table:style-name="Tabla12.A2" office:value-type="float" office:value="200001">
            <text:p text:style-name="P45">200001</text:p>
          </table:table-cell>
          <table:table-cell table:style-name="Tabla12.B22" office:value-type="float" office:value="0.001019">
            <text:p text:style-name="P45">1,02E-003</text:p>
          </table:table-cell>
        </table:table-row>
        <table:table-row>
          <table:table-cell table:style-name="Tabla12.A2" office:value-type="float" office:value="205001">
            <text:p text:style-name="P45">205001</text:p>
          </table:table-cell>
          <table:table-cell table:style-name="Tabla12.B198" office:value-type="string">
            <text:p text:style-name="P45">7.02e-07</text:p>
          </table:table-cell>
        </table:table-row>
        <table:table-row>
          <table:table-cell table:style-name="Tabla12.A2" office:value-type="float" office:value="210001">
            <text:p text:style-name="P45">210001</text:p>
          </table:table-cell>
          <table:table-cell table:style-name="Tabla12.B198" office:value-type="string">
            <text:p text:style-name="P45">8.63e-07</text:p>
          </table:table-cell>
        </table:table-row>
        <table:table-row>
          <table:table-cell table:style-name="Tabla12.A2" office:value-type="float" office:value="215001">
            <text:p text:style-name="P45">215001</text:p>
          </table:table-cell>
          <table:table-cell table:style-name="Tabla12.B198" office:value-type="string">
            <text:p text:style-name="P45">9.41e-07</text:p>
          </table:table-cell>
        </table:table-row>
        <table:table-row>
          <table:table-cell table:style-name="Tabla12.A2" office:value-type="float" office:value="220001">
            <text:p text:style-name="P45">220001</text:p>
          </table:table-cell>
          <table:table-cell table:style-name="Tabla12.B198" office:value-type="string">
            <text:p text:style-name="P45">8.99e-07</text:p>
          </table:table-cell>
        </table:table-row>
        <table:table-row>
          <table:table-cell table:style-name="Tabla12.A2" office:value-type="float" office:value="225001">
            <text:p text:style-name="P45">225001</text:p>
          </table:table-cell>
          <table:table-cell table:style-name="Tabla12.B198" office:value-type="string">
            <text:p text:style-name="P45">1.33e-06</text:p>
          </table:table-cell>
        </table:table-row>
        <table:table-row>
          <table:table-cell table:style-name="Tabla12.A2" office:value-type="float" office:value="230001">
            <text:p text:style-name="P45">230001</text:p>
          </table:table-cell>
          <table:table-cell table:style-name="Tabla12.B22" office:value-type="float" office:value="0.001379">
            <text:p text:style-name="P45">1,38E-003</text:p>
          </table:table-cell>
        </table:table-row>
        <table:table-row>
          <table:table-cell table:style-name="Tabla12.A2" office:value-type="float" office:value="235001">
            <text:p text:style-name="P45">235001</text:p>
          </table:table-cell>
          <table:table-cell table:style-name="Tabla12.B198" office:value-type="string">
            <text:p text:style-name="P45">9.95e-07</text:p>
          </table:table-cell>
        </table:table-row>
        <table:table-row>
          <table:table-cell table:style-name="Tabla12.A2" office:value-type="float" office:value="240001">
            <text:p text:style-name="P45">240001</text:p>
          </table:table-cell>
          <table:table-cell table:style-name="Tabla12.B22" office:value-type="float" office:value="0.001029">
            <text:p text:style-name="P45">1,03E-003</text:p>
          </table:table-cell>
        </table:table-row>
        <table:table-row>
          <table:table-cell table:style-name="Tabla12.A2" office:value-type="float" office:value="245001">
            <text:p text:style-name="P45">245001</text:p>
          </table:table-cell>
          <table:table-cell table:style-name="Tabla12.B198" office:value-type="string">
            <text:p text:style-name="P45">9.44e-07</text:p>
          </table:table-cell>
        </table:table-row>
        <table:table-row>
          <table:table-cell table:style-name="Tabla12.A2" office:value-type="float" office:value="250001">
            <text:p text:style-name="P45">250001</text:p>
          </table:table-cell>
          <table:table-cell table:style-name="Tabla12.B198" office:value-type="string">
            <text:p text:style-name="P45">9.38e-07</text:p>
          </table:table-cell>
        </table:table-row>
        <table:table-row>
          <table:table-cell table:style-name="Tabla12.A2" office:value-type="float" office:value="255001">
            <text:p text:style-name="P45">255001</text:p>
          </table:table-cell>
          <table:table-cell table:style-name="Tabla12.B198" office:value-type="string">
            <text:p text:style-name="P45">8.46e-07</text:p>
          </table:table-cell>
        </table:table-row>
        <table:table-row>
          <table:table-cell table:style-name="Tabla12.A2" office:value-type="float" office:value="260001">
            <text:p text:style-name="P45">260001</text:p>
          </table:table-cell>
          <table:table-cell table:style-name="Tabla12.B198" office:value-type="string">
            <text:p text:style-name="P45">8.86e-07</text:p>
          </table:table-cell>
        </table:table-row>
        <table:table-row>
          <table:table-cell table:style-name="Tabla12.A2" office:value-type="float" office:value="265001">
            <text:p text:style-name="P45">265001</text:p>
          </table:table-cell>
          <table:table-cell table:style-name="Tabla12.B22" office:value-type="float" office:value="0.001175">
            <text:p text:style-name="P45">1,18E-003</text:p>
          </table:table-cell>
        </table:table-row>
        <table:table-row>
          <table:table-cell table:style-name="Tabla12.A2" office:value-type="float" office:value="270001">
            <text:p text:style-name="P45">270001</text:p>
          </table:table-cell>
          <table:table-cell table:style-name="Tabla12.B198" office:value-type="string">
            <text:p text:style-name="P45">9.37e-07</text:p>
          </table:table-cell>
        </table:table-row>
        <table:table-row>
          <table:table-cell table:style-name="Tabla12.A2" office:value-type="float" office:value="275001">
            <text:p text:style-name="P45">275001</text:p>
          </table:table-cell>
          <table:table-cell table:style-name="Tabla12.B22" office:value-type="float" office:value="0.001138">
            <text:p text:style-name="P45">1,14E-003</text:p>
          </table:table-cell>
        </table:table-row>
        <text:soft-page-break/>
        <table:table-row>
          <table:table-cell table:style-name="Tabla12.A2" office:value-type="float" office:value="280001">
            <text:p text:style-name="P45">280001</text:p>
          </table:table-cell>
          <table:table-cell table:style-name="Tabla12.B22" office:value-type="float" office:value="0.001231">
            <text:p text:style-name="P45">1,23E-003</text:p>
          </table:table-cell>
        </table:table-row>
        <table:table-row>
          <table:table-cell table:style-name="Tabla12.A2" office:value-type="float" office:value="285001">
            <text:p text:style-name="P45">285001</text:p>
          </table:table-cell>
          <table:table-cell table:style-name="Tabla12.B198" office:value-type="string">
            <text:p text:style-name="P45">9.73e-07</text:p>
          </table:table-cell>
        </table:table-row>
        <table:table-row>
          <table:table-cell table:style-name="Tabla12.A2" office:value-type="float" office:value="290001">
            <text:p text:style-name="P45">290001</text:p>
          </table:table-cell>
          <table:table-cell table:style-name="Tabla12.B198" office:value-type="string">
            <text:p text:style-name="P45">9.31e-07</text:p>
          </table:table-cell>
        </table:table-row>
        <table:table-row>
          <table:table-cell table:style-name="Tabla12.A2" office:value-type="float" office:value="295001">
            <text:p text:style-name="P45">295001</text:p>
          </table:table-cell>
          <table:table-cell table:style-name="Tabla12.B198" office:value-type="string">
            <text:p text:style-name="P45">9.39e-07</text:p>
          </table:table-cell>
        </table:table-row>
        <table:table-row>
          <table:table-cell table:style-name="Tabla12.A2" office:value-type="float" office:value="300001">
            <text:p text:style-name="P45">300001</text:p>
          </table:table-cell>
          <table:table-cell table:style-name="Tabla12.B22" office:value-type="float" office:value="0.001323">
            <text:p text:style-name="P45">1,32E-003</text:p>
          </table:table-cell>
        </table:table-row>
        <table:table-row>
          <table:table-cell table:style-name="Tabla12.A2" office:value-type="float" office:value="305001">
            <text:p text:style-name="P45">305001</text:p>
          </table:table-cell>
          <table:table-cell table:style-name="Tabla12.B198" office:value-type="string">
            <text:p text:style-name="P45">8.88e-07</text:p>
          </table:table-cell>
        </table:table-row>
        <table:table-row>
          <table:table-cell table:style-name="Tabla12.A2" office:value-type="float" office:value="310001">
            <text:p text:style-name="P45">310001</text:p>
          </table:table-cell>
          <table:table-cell table:style-name="Tabla12.B22" office:value-type="float" office:value="0.001239">
            <text:p text:style-name="P45">1,24E-003</text:p>
          </table:table-cell>
        </table:table-row>
        <table:table-row>
          <table:table-cell table:style-name="Tabla12.A2" office:value-type="float" office:value="315001">
            <text:p text:style-name="P45">315001</text:p>
          </table:table-cell>
          <table:table-cell table:style-name="Tabla12.B198" office:value-type="string">
            <text:p text:style-name="P45">9.73e-07</text:p>
          </table:table-cell>
        </table:table-row>
        <table:table-row>
          <table:table-cell table:style-name="Tabla12.A2" office:value-type="float" office:value="320001">
            <text:p text:style-name="P45">320001</text:p>
          </table:table-cell>
          <table:table-cell table:style-name="Tabla12.B22" office:value-type="float" office:value="0.001132">
            <text:p text:style-name="P45">1,13E-003</text:p>
          </table:table-cell>
        </table:table-row>
        <table:table-row>
          <table:table-cell table:style-name="Tabla12.A2" office:value-type="float" office:value="325001">
            <text:p text:style-name="P45">325001</text:p>
          </table:table-cell>
          <table:table-cell table:style-name="Tabla12.B22" office:value-type="float" office:value="0.001337">
            <text:p text:style-name="P45">1,34E-003</text:p>
          </table:table-cell>
        </table:table-row>
        <table:table-row>
          <table:table-cell table:style-name="Tabla12.A2" office:value-type="float" office:value="330001">
            <text:p text:style-name="P45">330001</text:p>
          </table:table-cell>
          <table:table-cell table:style-name="Tabla12.B198" office:value-type="string">
            <text:p text:style-name="P45">9.59e-07</text:p>
          </table:table-cell>
        </table:table-row>
        <table:table-row>
          <table:table-cell table:style-name="Tabla12.A2" office:value-type="float" office:value="335001">
            <text:p text:style-name="P45">335001</text:p>
          </table:table-cell>
          <table:table-cell table:style-name="Tabla12.B22" office:value-type="float" office:value="0.001222">
            <text:p text:style-name="P45">1,22E-003</text:p>
          </table:table-cell>
        </table:table-row>
        <table:table-row>
          <table:table-cell table:style-name="Tabla12.A2" office:value-type="float" office:value="340001">
            <text:p text:style-name="P45">340001</text:p>
          </table:table-cell>
          <table:table-cell table:style-name="Tabla12.B22" office:value-type="float" office:value="0.001258">
            <text:p text:style-name="P45">1,26E-003</text:p>
          </table:table-cell>
        </table:table-row>
        <table:table-row>
          <table:table-cell table:style-name="Tabla12.A2" office:value-type="float" office:value="345001">
            <text:p text:style-name="P45">345001</text:p>
          </table:table-cell>
          <table:table-cell table:style-name="Tabla12.B22" office:value-type="float" office:value="0.001545">
            <text:p text:style-name="P45">1,55E-003</text:p>
          </table:table-cell>
        </table:table-row>
        <table:table-row>
          <table:table-cell table:style-name="Tabla12.A2" office:value-type="float" office:value="350001">
            <text:p text:style-name="P45">350001</text:p>
          </table:table-cell>
          <table:table-cell table:style-name="Tabla12.B22" office:value-type="float" office:value="0.001103">
            <text:p text:style-name="P45">1,10E-003</text:p>
          </table:table-cell>
        </table:table-row>
        <table:table-row>
          <table:table-cell table:style-name="Tabla12.A2" office:value-type="float" office:value="355001">
            <text:p text:style-name="P45">355001</text:p>
          </table:table-cell>
          <table:table-cell table:style-name="Tabla12.B22" office:value-type="float" office:value="0.001361">
            <text:p text:style-name="P45">1,36E-003</text:p>
          </table:table-cell>
        </table:table-row>
        <table:table-row>
          <table:table-cell table:style-name="Tabla12.A2" office:value-type="float" office:value="360001">
            <text:p text:style-name="P45">360001</text:p>
          </table:table-cell>
          <table:table-cell table:style-name="Tabla12.B22" office:value-type="float" office:value="0.001179">
            <text:p text:style-name="P45">1,18E-003</text:p>
          </table:table-cell>
        </table:table-row>
        <table:table-row>
          <table:table-cell table:style-name="Tabla12.A2" office:value-type="float" office:value="365001">
            <text:p text:style-name="P45">365001</text:p>
          </table:table-cell>
          <table:table-cell table:style-name="Tabla12.B22" office:value-type="float" office:value="0.001036">
            <text:p text:style-name="P45">1,04E-003</text:p>
          </table:table-cell>
        </table:table-row>
        <table:table-row>
          <table:table-cell table:style-name="Tabla12.A2" office:value-type="float" office:value="370001">
            <text:p text:style-name="P45">370001</text:p>
          </table:table-cell>
          <table:table-cell table:style-name="Tabla12.B22" office:value-type="float" office:value="0.001038">
            <text:p text:style-name="P45">1,04E-003</text:p>
          </table:table-cell>
        </table:table-row>
        <table:table-row>
          <table:table-cell table:style-name="Tabla12.A2" office:value-type="float" office:value="375001">
            <text:p text:style-name="P45">375001</text:p>
          </table:table-cell>
          <table:table-cell table:style-name="Tabla12.B198" office:value-type="string">
            <text:p text:style-name="P45">9.46e-07</text:p>
          </table:table-cell>
        </table:table-row>
        <table:table-row>
          <table:table-cell table:style-name="Tabla12.A2" office:value-type="float" office:value="380001">
            <text:p text:style-name="P45">380001</text:p>
          </table:table-cell>
          <table:table-cell table:style-name="Tabla12.B22" office:value-type="float" office:value="0.001307">
            <text:p text:style-name="P45">1,31E-003</text:p>
          </table:table-cell>
        </table:table-row>
        <table:table-row>
          <table:table-cell table:style-name="Tabla12.A2" office:value-type="float" office:value="385001">
            <text:p text:style-name="P45">385001</text:p>
          </table:table-cell>
          <table:table-cell table:style-name="Tabla12.B22" office:value-type="float" office:value="0.001553">
            <text:p text:style-name="P45">1,55E-003</text:p>
          </table:table-cell>
        </table:table-row>
        <table:table-row>
          <table:table-cell table:style-name="Tabla12.A2" office:value-type="float" office:value="390001">
            <text:p text:style-name="P45">390001</text:p>
          </table:table-cell>
          <table:table-cell table:style-name="Tabla12.B22" office:value-type="float" office:value="0.001106">
            <text:p text:style-name="P45">1,11E-003</text:p>
          </table:table-cell>
        </table:table-row>
        <table:table-row>
          <table:table-cell table:style-name="Tabla12.A2" office:value-type="float" office:value="395001">
            <text:p text:style-name="P45">395001</text:p>
          </table:table-cell>
          <table:table-cell table:style-name="Tabla12.B22" office:value-type="float" office:value="0.001238">
            <text:p text:style-name="P45">1,24E-003</text:p>
          </table:table-cell>
        </table:table-row>
        <table:table-row>
          <table:table-cell table:style-name="Tabla12.A2" office:value-type="float" office:value="400001">
            <text:p text:style-name="P45">400001</text:p>
          </table:table-cell>
          <table:table-cell table:style-name="Tabla12.B22" office:value-type="float" office:value="0.001267">
            <text:p text:style-name="P45">1,27E-003</text:p>
          </table:table-cell>
        </table:table-row>
        <table:table-row>
          <table:table-cell table:style-name="Tabla12.A2" office:value-type="float" office:value="405001">
            <text:p text:style-name="P45">405001</text:p>
          </table:table-cell>
          <table:table-cell table:style-name="Tabla12.B198" office:value-type="string">
            <text:p text:style-name="P45">1.38e-06</text:p>
          </table:table-cell>
        </table:table-row>
        <table:table-row>
          <table:table-cell table:style-name="Tabla12.A2" office:value-type="float" office:value="410001">
            <text:p text:style-name="P45">410001</text:p>
          </table:table-cell>
          <table:table-cell table:style-name="Tabla12.B22" office:value-type="float" office:value="0.001033">
            <text:p text:style-name="P45">1,03E-003</text:p>
          </table:table-cell>
        </table:table-row>
        <table:table-row>
          <table:table-cell table:style-name="Tabla12.A2" office:value-type="float" office:value="415001">
            <text:p text:style-name="P45">415001</text:p>
          </table:table-cell>
          <table:table-cell table:style-name="Tabla12.B22" office:value-type="float" office:value="0.001325">
            <text:p text:style-name="P45">1,33E-003</text:p>
          </table:table-cell>
        </table:table-row>
        <table:table-row>
          <table:table-cell table:style-name="Tabla12.A2" office:value-type="float" office:value="420001">
            <text:p text:style-name="P45">420001</text:p>
          </table:table-cell>
          <table:table-cell table:style-name="Tabla12.B22" office:value-type="float" office:value="0.001204">
            <text:p text:style-name="P45">1,20E-003</text:p>
          </table:table-cell>
        </table:table-row>
        <table:table-row>
          <table:table-cell table:style-name="Tabla12.A2" office:value-type="float" office:value="425001">
            <text:p text:style-name="P45">425001</text:p>
          </table:table-cell>
          <table:table-cell table:style-name="Tabla12.B22" office:value-type="float" office:value="0.001204">
            <text:p text:style-name="P45">1,20E-003</text:p>
          </table:table-cell>
        </table:table-row>
        <table:table-row>
          <table:table-cell table:style-name="Tabla12.A2" office:value-type="float" office:value="430001">
            <text:p text:style-name="P45">430001</text:p>
          </table:table-cell>
          <table:table-cell table:style-name="Tabla12.B22" office:value-type="float" office:value="0.001399">
            <text:p text:style-name="P45">1,40E-003</text:p>
          </table:table-cell>
        </table:table-row>
        <table:table-row>
          <table:table-cell table:style-name="Tabla12.A2" office:value-type="float" office:value="435001">
            <text:p text:style-name="P45">435001</text:p>
          </table:table-cell>
          <table:table-cell table:style-name="Tabla12.B22" office:value-type="float" office:value="0.001097">
            <text:p text:style-name="P45">1,10E-003</text:p>
          </table:table-cell>
        </table:table-row>
        <table:table-row>
          <table:table-cell table:style-name="Tabla12.A2" office:value-type="float" office:value="440001">
            <text:p text:style-name="P45">440001</text:p>
          </table:table-cell>
          <table:table-cell table:style-name="Tabla12.B22" office:value-type="float" office:value="0.001106">
            <text:p text:style-name="P45">1,11E-003</text:p>
          </table:table-cell>
        </table:table-row>
        <table:table-row>
          <table:table-cell table:style-name="Tabla12.A2" office:value-type="float" office:value="445001">
            <text:p text:style-name="P45">445001</text:p>
          </table:table-cell>
          <table:table-cell table:style-name="Tabla12.B22" office:value-type="float" office:value="0.001355">
            <text:p text:style-name="P45">1,36E-003</text:p>
          </table:table-cell>
        </table:table-row>
        <table:table-row>
          <table:table-cell table:style-name="Tabla12.A2" office:value-type="float" office:value="450001">
            <text:p text:style-name="P45">450001</text:p>
          </table:table-cell>
          <table:table-cell table:style-name="Tabla12.B22" office:value-type="float" office:value="0.001197">
            <text:p text:style-name="P45">1,20E-003</text:p>
          </table:table-cell>
        </table:table-row>
        <table:table-row>
          <table:table-cell table:style-name="Tabla12.A2" office:value-type="float" office:value="455001">
            <text:p text:style-name="P45">455001</text:p>
          </table:table-cell>
          <table:table-cell table:style-name="Tabla12.B22" office:value-type="float" office:value="0.001346">
            <text:p text:style-name="P45">1,35E-003</text:p>
          </table:table-cell>
        </table:table-row>
        <table:table-row>
          <table:table-cell table:style-name="Tabla12.A2" office:value-type="float" office:value="460001">
            <text:p text:style-name="P45">460001</text:p>
          </table:table-cell>
          <table:table-cell table:style-name="Tabla12.B22" office:value-type="float" office:value="0.001452">
            <text:p text:style-name="P45">1,45E-003</text:p>
          </table:table-cell>
        </table:table-row>
        <text:soft-page-break/>
        <table:table-row>
          <table:table-cell table:style-name="Tabla12.A2" office:value-type="float" office:value="465001">
            <text:p text:style-name="P45">465001</text:p>
          </table:table-cell>
          <table:table-cell table:style-name="Tabla12.B22" office:value-type="float" office:value="0.001251">
            <text:p text:style-name="P45">1,25E-003</text:p>
          </table:table-cell>
        </table:table-row>
        <table:table-row>
          <table:table-cell table:style-name="Tabla12.A2" office:value-type="float" office:value="470001">
            <text:p text:style-name="P45">470001</text:p>
          </table:table-cell>
          <table:table-cell table:style-name="Tabla12.B22" office:value-type="float" office:value="0.001045">
            <text:p text:style-name="P45">1,05E-003</text:p>
          </table:table-cell>
        </table:table-row>
        <table:table-row>
          <table:table-cell table:style-name="Tabla12.A2" office:value-type="float" office:value="475001">
            <text:p text:style-name="P45">475001</text:p>
          </table:table-cell>
          <table:table-cell table:style-name="Tabla12.B22" office:value-type="float" office:value="0.001298">
            <text:p text:style-name="P45">1,30E-003</text:p>
          </table:table-cell>
        </table:table-row>
        <table:table-row>
          <table:table-cell table:style-name="Tabla12.A2" office:value-type="float" office:value="480001">
            <text:p text:style-name="P45">480001</text:p>
          </table:table-cell>
          <table:table-cell table:style-name="Tabla12.B22" office:value-type="float" office:value="0.001313">
            <text:p text:style-name="P45">1,31E-003</text:p>
          </table:table-cell>
        </table:table-row>
        <table:table-row>
          <table:table-cell table:style-name="Tabla12.A2" office:value-type="float" office:value="485001">
            <text:p text:style-name="P45">485001</text:p>
          </table:table-cell>
          <table:table-cell table:style-name="Tabla12.B198" office:value-type="string">
            <text:p text:style-name="P45">9.73e-07</text:p>
          </table:table-cell>
        </table:table-row>
        <table:table-row>
          <table:table-cell table:style-name="Tabla12.A2" office:value-type="float" office:value="490001">
            <text:p text:style-name="P45">490001</text:p>
          </table:table-cell>
          <table:table-cell table:style-name="Tabla12.B22" office:value-type="float" office:value="0.001364">
            <text:p text:style-name="P45">1,36E-003</text:p>
          </table:table-cell>
        </table:table-row>
        <table:table-row>
          <table:table-cell table:style-name="Tabla12.A2" office:value-type="float" office:value="495001">
            <text:p text:style-name="P45">495001</text:p>
          </table:table-cell>
          <table:table-cell table:style-name="Tabla12.B22" office:value-type="float" office:value="0.001139">
            <text:p text:style-name="P45">1,14E-003</text:p>
          </table:table-cell>
        </table:table-row>
        <table:table-row>
          <table:table-cell table:style-name="Tabla12.A2" office:value-type="float" office:value="500001">
            <text:p text:style-name="P45">500001</text:p>
          </table:table-cell>
          <table:table-cell table:style-name="Tabla12.B22" office:value-type="float" office:value="0.001251">
            <text:p text:style-name="P45">1,25E-003</text:p>
          </table:table-cell>
        </table:table-row>
        <table:table-row>
          <table:table-cell table:style-name="Tabla12.A2" office:value-type="float" office:value="505001">
            <text:p text:style-name="P45">505001</text:p>
          </table:table-cell>
          <table:table-cell table:style-name="Tabla12.B22" office:value-type="float" office:value="0.001352">
            <text:p text:style-name="P45">1,35E-003</text:p>
          </table:table-cell>
        </table:table-row>
        <table:table-row>
          <table:table-cell table:style-name="Tabla12.A2" office:value-type="float" office:value="510001">
            <text:p text:style-name="P45">510001</text:p>
          </table:table-cell>
          <table:table-cell table:style-name="Tabla12.B22" office:value-type="float" office:value="0.001423">
            <text:p text:style-name="P45">1,42E-003</text:p>
          </table:table-cell>
        </table:table-row>
        <table:table-row>
          <table:table-cell table:style-name="Tabla12.A2" office:value-type="float" office:value="515001">
            <text:p text:style-name="P45">515001</text:p>
          </table:table-cell>
          <table:table-cell table:style-name="Tabla12.B198" office:value-type="string">
            <text:p text:style-name="P45">9.46e-07</text:p>
          </table:table-cell>
        </table:table-row>
        <table:table-row>
          <table:table-cell table:style-name="Tabla12.A2" office:value-type="float" office:value="520001">
            <text:p text:style-name="P45">520001</text:p>
          </table:table-cell>
          <table:table-cell table:style-name="Tabla12.B198" office:value-type="string">
            <text:p text:style-name="P45">1.59e-06</text:p>
          </table:table-cell>
        </table:table-row>
        <table:table-row>
          <table:table-cell table:style-name="Tabla12.A2" office:value-type="float" office:value="525001">
            <text:p text:style-name="P45">525001</text:p>
          </table:table-cell>
          <table:table-cell table:style-name="Tabla12.B22" office:value-type="float" office:value="0.001144">
            <text:p text:style-name="P45">1,14E-003</text:p>
          </table:table-cell>
        </table:table-row>
        <table:table-row>
          <table:table-cell table:style-name="Tabla12.A2" office:value-type="float" office:value="530001">
            <text:p text:style-name="P45">530001</text:p>
          </table:table-cell>
          <table:table-cell table:style-name="Tabla12.B22" office:value-type="float" office:value="0.001259">
            <text:p text:style-name="P45">1,26E-003</text:p>
          </table:table-cell>
        </table:table-row>
        <table:table-row>
          <table:table-cell table:style-name="Tabla12.A2" office:value-type="float" office:value="535001">
            <text:p text:style-name="P45">535001</text:p>
          </table:table-cell>
          <table:table-cell table:style-name="Tabla12.B22" office:value-type="float" office:value="0.001308">
            <text:p text:style-name="P45">1,31E-003</text:p>
          </table:table-cell>
        </table:table-row>
        <table:table-row>
          <table:table-cell table:style-name="Tabla12.A2" office:value-type="float" office:value="540001">
            <text:p text:style-name="P45">540001</text:p>
          </table:table-cell>
          <table:table-cell table:style-name="Tabla12.B22" office:value-type="float" office:value="0.001326">
            <text:p text:style-name="P45">1,33E-003</text:p>
          </table:table-cell>
        </table:table-row>
        <table:table-row>
          <table:table-cell table:style-name="Tabla12.A2" office:value-type="float" office:value="545001">
            <text:p text:style-name="P45">545001</text:p>
          </table:table-cell>
          <table:table-cell table:style-name="Tabla12.B22" office:value-type="float" office:value="0.001184">
            <text:p text:style-name="P45">1,18E-003</text:p>
          </table:table-cell>
        </table:table-row>
        <table:table-row>
          <table:table-cell table:style-name="Tabla12.A2" office:value-type="float" office:value="550001">
            <text:p text:style-name="P45">550001</text:p>
          </table:table-cell>
          <table:table-cell table:style-name="Tabla12.B22" office:value-type="float" office:value="0.001197">
            <text:p text:style-name="P45">1,20E-003</text:p>
          </table:table-cell>
        </table:table-row>
        <table:table-row>
          <table:table-cell table:style-name="Tabla12.A2" office:value-type="float" office:value="555001">
            <text:p text:style-name="P45">555001</text:p>
          </table:table-cell>
          <table:table-cell table:style-name="Tabla12.B22" office:value-type="float" office:value="0.001339">
            <text:p text:style-name="P45">1,34E-003</text:p>
          </table:table-cell>
        </table:table-row>
        <table:table-row>
          <table:table-cell table:style-name="Tabla12.A2" office:value-type="float" office:value="560001">
            <text:p text:style-name="P45">560001</text:p>
          </table:table-cell>
          <table:table-cell table:style-name="Tabla12.B22" office:value-type="float" office:value="0.001184">
            <text:p text:style-name="P45">1,18E-003</text:p>
          </table:table-cell>
        </table:table-row>
        <table:table-row>
          <table:table-cell table:style-name="Tabla12.A2" office:value-type="float" office:value="565001">
            <text:p text:style-name="P45">565001</text:p>
          </table:table-cell>
          <table:table-cell table:style-name="Tabla12.B22" office:value-type="float" office:value="0.001458">
            <text:p text:style-name="P45">1,46E-003</text:p>
          </table:table-cell>
        </table:table-row>
        <table:table-row>
          <table:table-cell table:style-name="Tabla12.A2" office:value-type="float" office:value="570001">
            <text:p text:style-name="P45">570001</text:p>
          </table:table-cell>
          <table:table-cell table:style-name="Tabla12.B22" office:value-type="float" office:value="0.002942">
            <text:p text:style-name="P45">2,94E-003</text:p>
          </table:table-cell>
        </table:table-row>
        <table:table-row>
          <table:table-cell table:style-name="Tabla12.A2" office:value-type="float" office:value="575001">
            <text:p text:style-name="P45">575001</text:p>
          </table:table-cell>
          <table:table-cell table:style-name="Tabla12.B22" office:value-type="float" office:value="0.001204">
            <text:p text:style-name="P45">1,20E-003</text:p>
          </table:table-cell>
        </table:table-row>
        <table:table-row>
          <table:table-cell table:style-name="Tabla12.A2" office:value-type="float" office:value="580001">
            <text:p text:style-name="P45">580001</text:p>
          </table:table-cell>
          <table:table-cell table:style-name="Tabla12.B22" office:value-type="float" office:value="0.001103">
            <text:p text:style-name="P45">1,10E-003</text:p>
          </table:table-cell>
        </table:table-row>
        <table:table-row>
          <table:table-cell table:style-name="Tabla12.A2" office:value-type="float" office:value="585001">
            <text:p text:style-name="P45">585001</text:p>
          </table:table-cell>
          <table:table-cell table:style-name="Tabla12.B22" office:value-type="float" office:value="0.001474">
            <text:p text:style-name="P45">1,47E-003</text:p>
          </table:table-cell>
        </table:table-row>
        <table:table-row>
          <table:table-cell table:style-name="Tabla12.A2" office:value-type="float" office:value="590001">
            <text:p text:style-name="P45">590001</text:p>
          </table:table-cell>
          <table:table-cell table:style-name="Tabla12.B22" office:value-type="float" office:value="0.001196">
            <text:p text:style-name="P45">1,20E-003</text:p>
          </table:table-cell>
        </table:table-row>
        <table:table-row>
          <table:table-cell table:style-name="Tabla12.A2" office:value-type="float" office:value="595001">
            <text:p text:style-name="P45">595001</text:p>
          </table:table-cell>
          <table:table-cell table:style-name="Tabla12.B22" office:value-type="float" office:value="0.001126">
            <text:p text:style-name="P45">1,13E-003</text:p>
          </table:table-cell>
        </table:table-row>
        <table:table-row>
          <table:table-cell table:style-name="Tabla12.A2" office:value-type="float" office:value="600001">
            <text:p text:style-name="P45">600001</text:p>
          </table:table-cell>
          <table:table-cell table:style-name="Tabla12.B22" office:value-type="float" office:value="0.001495">
            <text:p text:style-name="P45">1,50E-003</text:p>
          </table:table-cell>
        </table:table-row>
        <table:table-row>
          <table:table-cell table:style-name="Tabla12.A2" office:value-type="float" office:value="605001">
            <text:p text:style-name="P45">605001</text:p>
          </table:table-cell>
          <table:table-cell table:style-name="Tabla12.B22" office:value-type="float" office:value="0.001513">
            <text:p text:style-name="P45">1,51E-003</text:p>
          </table:table-cell>
        </table:table-row>
        <table:table-row>
          <table:table-cell table:style-name="Tabla12.A2" office:value-type="float" office:value="610001">
            <text:p text:style-name="P45">610001</text:p>
          </table:table-cell>
          <table:table-cell table:style-name="Tabla12.B198" office:value-type="string">
            <text:p text:style-name="P45">9.87e-07</text:p>
          </table:table-cell>
        </table:table-row>
        <table:table-row>
          <table:table-cell table:style-name="Tabla12.A2" office:value-type="float" office:value="615001">
            <text:p text:style-name="P45">615001</text:p>
          </table:table-cell>
          <table:table-cell table:style-name="Tabla12.B22" office:value-type="float" office:value="0.001138">
            <text:p text:style-name="P45">1,14E-003</text:p>
          </table:table-cell>
        </table:table-row>
        <table:table-row>
          <table:table-cell table:style-name="Tabla12.A2" office:value-type="float" office:value="620001">
            <text:p text:style-name="P45">620001</text:p>
          </table:table-cell>
          <table:table-cell table:style-name="Tabla12.B22" office:value-type="float" office:value="0.001472">
            <text:p text:style-name="P45">1,47E-003</text:p>
          </table:table-cell>
        </table:table-row>
        <table:table-row>
          <table:table-cell table:style-name="Tabla12.A2" office:value-type="float" office:value="625001">
            <text:p text:style-name="P45">625001</text:p>
          </table:table-cell>
          <table:table-cell table:style-name="Tabla12.B22" office:value-type="float" office:value="0.001282">
            <text:p text:style-name="P45">1,28E-003</text:p>
          </table:table-cell>
        </table:table-row>
        <table:table-row>
          <table:table-cell table:style-name="Tabla12.A2" office:value-type="float" office:value="630001">
            <text:p text:style-name="P45">630001</text:p>
          </table:table-cell>
          <table:table-cell table:style-name="Tabla12.B198" office:value-type="string">
            <text:p text:style-name="P45">1.27e-06</text:p>
          </table:table-cell>
        </table:table-row>
        <table:table-row>
          <table:table-cell table:style-name="Tabla12.A2" office:value-type="float" office:value="635001">
            <text:p text:style-name="P45">635001</text:p>
          </table:table-cell>
          <table:table-cell table:style-name="Tabla12.B22" office:value-type="float" office:value="0.001456">
            <text:p text:style-name="P45">1,46E-003</text:p>
          </table:table-cell>
        </table:table-row>
        <table:table-row>
          <table:table-cell table:style-name="Tabla12.A2" office:value-type="float" office:value="640001">
            <text:p text:style-name="P45">640001</text:p>
          </table:table-cell>
          <table:table-cell table:style-name="Tabla12.B22" office:value-type="float" office:value="0.001395">
            <text:p text:style-name="P45">1,40E-003</text:p>
          </table:table-cell>
        </table:table-row>
        <table:table-row>
          <table:table-cell table:style-name="Tabla12.A2" office:value-type="float" office:value="645001">
            <text:p text:style-name="P45">645001</text:p>
          </table:table-cell>
          <table:table-cell table:style-name="Tabla12.B22" office:value-type="float" office:value="0.001476">
            <text:p text:style-name="P45">1,48E-003</text:p>
          </table:table-cell>
        </table:table-row>
        <text:soft-page-break/>
        <table:table-row>
          <table:table-cell table:style-name="Tabla12.A2" office:value-type="float" office:value="650001">
            <text:p text:style-name="P45">650001</text:p>
          </table:table-cell>
          <table:table-cell table:style-name="Tabla12.B22" office:value-type="float" office:value="0.001634">
            <text:p text:style-name="P45">1,63E-003</text:p>
          </table:table-cell>
        </table:table-row>
        <table:table-row>
          <table:table-cell table:style-name="Tabla12.A2" office:value-type="float" office:value="655001">
            <text:p text:style-name="P45">655001</text:p>
          </table:table-cell>
          <table:table-cell table:style-name="Tabla12.B22" office:value-type="float" office:value="0.001344">
            <text:p text:style-name="P45">1,34E-003</text:p>
          </table:table-cell>
        </table:table-row>
        <table:table-row>
          <table:table-cell table:style-name="Tabla12.A2" office:value-type="float" office:value="660001">
            <text:p text:style-name="P45">660001</text:p>
          </table:table-cell>
          <table:table-cell table:style-name="Tabla12.B22" office:value-type="float" office:value="0.001437">
            <text:p text:style-name="P45">1,44E-003</text:p>
          </table:table-cell>
        </table:table-row>
        <table:table-row>
          <table:table-cell table:style-name="Tabla12.A2" office:value-type="float" office:value="665001">
            <text:p text:style-name="P45">665001</text:p>
          </table:table-cell>
          <table:table-cell table:style-name="Tabla12.B22" office:value-type="float" office:value="0.001808">
            <text:p text:style-name="P45">1,81E-003</text:p>
          </table:table-cell>
        </table:table-row>
        <table:table-row>
          <table:table-cell table:style-name="Tabla12.A2" office:value-type="float" office:value="670001">
            <text:p text:style-name="P45">670001</text:p>
          </table:table-cell>
          <table:table-cell table:style-name="Tabla12.B22" office:value-type="float" office:value="0.001114">
            <text:p text:style-name="P45">1,11E-003</text:p>
          </table:table-cell>
        </table:table-row>
        <table:table-row>
          <table:table-cell table:style-name="Tabla12.A2" office:value-type="float" office:value="675001">
            <text:p text:style-name="P45">675001</text:p>
          </table:table-cell>
          <table:table-cell table:style-name="Tabla12.B22" office:value-type="float" office:value="0.001247">
            <text:p text:style-name="P45">1,25E-003</text:p>
          </table:table-cell>
        </table:table-row>
        <table:table-row>
          <table:table-cell table:style-name="Tabla12.A2" office:value-type="float" office:value="680001">
            <text:p text:style-name="P45">680001</text:p>
          </table:table-cell>
          <table:table-cell table:style-name="Tabla12.B22" office:value-type="float" office:value="0.001931">
            <text:p text:style-name="P45">1,93E-003</text:p>
          </table:table-cell>
        </table:table-row>
        <table:table-row>
          <table:table-cell table:style-name="Tabla12.A2" office:value-type="float" office:value="685001">
            <text:p text:style-name="P45">685001</text:p>
          </table:table-cell>
          <table:table-cell table:style-name="Tabla12.B22" office:value-type="float" office:value="0.001391">
            <text:p text:style-name="P45">1,39E-003</text:p>
          </table:table-cell>
        </table:table-row>
        <table:table-row>
          <table:table-cell table:style-name="Tabla12.A2" office:value-type="float" office:value="690001">
            <text:p text:style-name="P45">690001</text:p>
          </table:table-cell>
          <table:table-cell table:style-name="Tabla12.B22" office:value-type="float" office:value="0.001503">
            <text:p text:style-name="P45">1,50E-003</text:p>
          </table:table-cell>
        </table:table-row>
        <table:table-row>
          <table:table-cell table:style-name="Tabla12.A2" office:value-type="float" office:value="695001">
            <text:p text:style-name="P45">695001</text:p>
          </table:table-cell>
          <table:table-cell table:style-name="Tabla12.B22" office:value-type="float" office:value="0.001791">
            <text:p text:style-name="P45">1,79E-003</text:p>
          </table:table-cell>
        </table:table-row>
        <table:table-row>
          <table:table-cell table:style-name="Tabla12.A2" office:value-type="float" office:value="700001">
            <text:p text:style-name="P45">700001</text:p>
          </table:table-cell>
          <table:table-cell table:style-name="Tabla12.B22" office:value-type="float" office:value="0.001358">
            <text:p text:style-name="P45">1,36E-003</text:p>
          </table:table-cell>
        </table:table-row>
        <table:table-row>
          <table:table-cell table:style-name="Tabla12.A2" office:value-type="float" office:value="705001">
            <text:p text:style-name="P45">705001</text:p>
          </table:table-cell>
          <table:table-cell table:style-name="Tabla12.B22" office:value-type="float" office:value="0.002191">
            <text:p text:style-name="P45">2,19E-003</text:p>
          </table:table-cell>
        </table:table-row>
        <table:table-row>
          <table:table-cell table:style-name="Tabla12.A2" office:value-type="float" office:value="710001">
            <text:p text:style-name="P45">710001</text:p>
          </table:table-cell>
          <table:table-cell table:style-name="Tabla12.B22" office:value-type="float" office:value="0.001521">
            <text:p text:style-name="P45">1,52E-003</text:p>
          </table:table-cell>
        </table:table-row>
        <table:table-row>
          <table:table-cell table:style-name="Tabla12.A2" office:value-type="float" office:value="715001">
            <text:p text:style-name="P45">715001</text:p>
          </table:table-cell>
          <table:table-cell table:style-name="Tabla12.B22" office:value-type="float" office:value="0.001082">
            <text:p text:style-name="P45">1,08E-003</text:p>
          </table:table-cell>
        </table:table-row>
        <table:table-row>
          <table:table-cell table:style-name="Tabla12.A2" office:value-type="float" office:value="720001">
            <text:p text:style-name="P45">720001</text:p>
          </table:table-cell>
          <table:table-cell table:style-name="Tabla12.B22" office:value-type="float" office:value="0.001106">
            <text:p text:style-name="P45">1,11E-003</text:p>
          </table:table-cell>
        </table:table-row>
        <table:table-row>
          <table:table-cell table:style-name="Tabla12.A2" office:value-type="float" office:value="725001">
            <text:p text:style-name="P45">725001</text:p>
          </table:table-cell>
          <table:table-cell table:style-name="Tabla12.B198" office:value-type="string">
            <text:p text:style-name="P45">1.14e-06</text:p>
          </table:table-cell>
        </table:table-row>
        <table:table-row>
          <table:table-cell table:style-name="Tabla12.A2" office:value-type="float" office:value="730001">
            <text:p text:style-name="P45">730001</text:p>
          </table:table-cell>
          <table:table-cell table:style-name="Tabla12.B22" office:value-type="float" office:value="0.001019">
            <text:p text:style-name="P45">1,02E-003</text:p>
          </table:table-cell>
        </table:table-row>
        <table:table-row>
          <table:table-cell table:style-name="Tabla12.A2" office:value-type="float" office:value="735001">
            <text:p text:style-name="P45">735001</text:p>
          </table:table-cell>
          <table:table-cell table:style-name="Tabla12.B22" office:value-type="float" office:value="0.001077">
            <text:p text:style-name="P45">1,08E-003</text:p>
          </table:table-cell>
        </table:table-row>
        <table:table-row>
          <table:table-cell table:style-name="Tabla12.A2" office:value-type="float" office:value="740001">
            <text:p text:style-name="P45">740001</text:p>
          </table:table-cell>
          <table:table-cell table:style-name="Tabla12.B22" office:value-type="float" office:value="0.001346">
            <text:p text:style-name="P45">1,35E-003</text:p>
          </table:table-cell>
        </table:table-row>
        <table:table-row>
          <table:table-cell table:style-name="Tabla12.A2" office:value-type="float" office:value="745001">
            <text:p text:style-name="P45">745001</text:p>
          </table:table-cell>
          <table:table-cell table:style-name="Tabla12.B22" office:value-type="float" office:value="0.001019">
            <text:p text:style-name="P45">1,02E-003</text:p>
          </table:table-cell>
        </table:table-row>
        <table:table-row>
          <table:table-cell table:style-name="Tabla12.A2" office:value-type="float" office:value="750001">
            <text:p text:style-name="P45">750001</text:p>
          </table:table-cell>
          <table:table-cell table:style-name="Tabla12.B22" office:value-type="float" office:value="0.001113">
            <text:p text:style-name="P45">1,11E-003</text:p>
          </table:table-cell>
        </table:table-row>
        <table:table-row>
          <table:table-cell table:style-name="Tabla12.A2" office:value-type="float" office:value="755001">
            <text:p text:style-name="P45">755001</text:p>
          </table:table-cell>
          <table:table-cell table:style-name="Tabla12.B22" office:value-type="float" office:value="0.001548">
            <text:p text:style-name="P45">1,55E-003</text:p>
          </table:table-cell>
        </table:table-row>
        <table:table-row>
          <table:table-cell table:style-name="Tabla12.A2" office:value-type="float" office:value="760001">
            <text:p text:style-name="P45">760001</text:p>
          </table:table-cell>
          <table:table-cell table:style-name="Tabla12.B22" office:value-type="float" office:value="0.001369">
            <text:p text:style-name="P45">1,37E-003</text:p>
          </table:table-cell>
        </table:table-row>
        <table:table-row>
          <table:table-cell table:style-name="Tabla12.A2" office:value-type="float" office:value="765001">
            <text:p text:style-name="P45">765001</text:p>
          </table:table-cell>
          <table:table-cell table:style-name="Tabla12.B22" office:value-type="float" office:value="0.001355">
            <text:p text:style-name="P45">1,36E-003</text:p>
          </table:table-cell>
        </table:table-row>
        <table:table-row>
          <table:table-cell table:style-name="Tabla12.A2" office:value-type="float" office:value="770001">
            <text:p text:style-name="P45">770001</text:p>
          </table:table-cell>
          <table:table-cell table:style-name="Tabla12.B22" office:value-type="float" office:value="0.001804">
            <text:p text:style-name="P45">1,80E-003</text:p>
          </table:table-cell>
        </table:table-row>
        <table:table-row>
          <table:table-cell table:style-name="Tabla12.A2" office:value-type="float" office:value="775001">
            <text:p text:style-name="P45">775001</text:p>
          </table:table-cell>
          <table:table-cell table:style-name="Tabla12.B22" office:value-type="float" office:value="0.001662">
            <text:p text:style-name="P45">1,66E-003</text:p>
          </table:table-cell>
        </table:table-row>
        <table:table-row>
          <table:table-cell table:style-name="Tabla12.A2" office:value-type="float" office:value="780001">
            <text:p text:style-name="P45">780001</text:p>
          </table:table-cell>
          <table:table-cell table:style-name="Tabla12.B22" office:value-type="float" office:value="0.001481">
            <text:p text:style-name="P45">1,48E-003</text:p>
          </table:table-cell>
        </table:table-row>
        <table:table-row>
          <table:table-cell table:style-name="Tabla12.A2" office:value-type="float" office:value="785001">
            <text:p text:style-name="P45">785001</text:p>
          </table:table-cell>
          <table:table-cell table:style-name="Tabla12.B22" office:value-type="float" office:value="0.001544">
            <text:p text:style-name="P45">1,54E-003</text:p>
          </table:table-cell>
        </table:table-row>
        <table:table-row>
          <table:table-cell table:style-name="Tabla12.A2" office:value-type="float" office:value="790001">
            <text:p text:style-name="P45">790001</text:p>
          </table:table-cell>
          <table:table-cell table:style-name="Tabla12.B22" office:value-type="float" office:value="0.001494">
            <text:p text:style-name="P45">1,49E-003</text:p>
          </table:table-cell>
        </table:table-row>
        <table:table-row>
          <table:table-cell table:style-name="Tabla12.A2" office:value-type="float" office:value="795001">
            <text:p text:style-name="P45">795001</text:p>
          </table:table-cell>
          <table:table-cell table:style-name="Tabla12.B22" office:value-type="float" office:value="0.001375">
            <text:p text:style-name="P45">1,38E-003</text:p>
          </table:table-cell>
        </table:table-row>
        <table:table-row>
          <table:table-cell table:style-name="Tabla12.A2" office:value-type="float" office:value="800001">
            <text:p text:style-name="P45">800001</text:p>
          </table:table-cell>
          <table:table-cell table:style-name="Tabla12.B22" office:value-type="float" office:value="0.001386">
            <text:p text:style-name="P45">1,39E-003</text:p>
          </table:table-cell>
        </table:table-row>
        <table:table-row>
          <table:table-cell table:style-name="Tabla12.A2" office:value-type="float" office:value="805001">
            <text:p text:style-name="P45">805001</text:p>
          </table:table-cell>
          <table:table-cell table:style-name="Tabla12.B22" office:value-type="float" office:value="0.001293">
            <text:p text:style-name="P45">1,29E-003</text:p>
          </table:table-cell>
        </table:table-row>
        <table:table-row>
          <table:table-cell table:style-name="Tabla12.A2" office:value-type="float" office:value="810001">
            <text:p text:style-name="P45">810001</text:p>
          </table:table-cell>
          <table:table-cell table:style-name="Tabla12.B22" office:value-type="float" office:value="0.001583">
            <text:p text:style-name="P45">1,58E-003</text:p>
          </table:table-cell>
        </table:table-row>
        <table:table-row>
          <table:table-cell table:style-name="Tabla12.A2" office:value-type="float" office:value="815001">
            <text:p text:style-name="P45">815001</text:p>
          </table:table-cell>
          <table:table-cell table:style-name="Tabla12.B22" office:value-type="float" office:value="0.001278">
            <text:p text:style-name="P45">1,28E-003</text:p>
          </table:table-cell>
        </table:table-row>
        <table:table-row>
          <table:table-cell table:style-name="Tabla12.A2" office:value-type="float" office:value="820001">
            <text:p text:style-name="P45">820001</text:p>
          </table:table-cell>
          <table:table-cell table:style-name="Tabla12.B22" office:value-type="float" office:value="0.001335">
            <text:p text:style-name="P45">1,34E-003</text:p>
          </table:table-cell>
        </table:table-row>
        <table:table-row>
          <table:table-cell table:style-name="Tabla12.A2" office:value-type="float" office:value="825001">
            <text:p text:style-name="P45">825001</text:p>
          </table:table-cell>
          <table:table-cell table:style-name="Tabla12.B22" office:value-type="float" office:value="0.001546">
            <text:p text:style-name="P45">1,55E-003</text:p>
          </table:table-cell>
        </table:table-row>
        <table:table-row>
          <table:table-cell table:style-name="Tabla12.A2" office:value-type="float" office:value="830001">
            <text:p text:style-name="P45">830001</text:p>
          </table:table-cell>
          <table:table-cell table:style-name="Tabla12.B22" office:value-type="float" office:value="0.001625">
            <text:p text:style-name="P45">1,63E-003</text:p>
          </table:table-cell>
        </table:table-row>
        <text:soft-page-break/>
        <table:table-row>
          <table:table-cell table:style-name="Tabla12.A2" office:value-type="float" office:value="835001">
            <text:p text:style-name="P45">835001</text:p>
          </table:table-cell>
          <table:table-cell table:style-name="Tabla12.B22" office:value-type="float" office:value="0.001446">
            <text:p text:style-name="P45">1,45E-003</text:p>
          </table:table-cell>
        </table:table-row>
        <table:table-row>
          <table:table-cell table:style-name="Tabla12.A2" office:value-type="float" office:value="840001">
            <text:p text:style-name="P45">840001</text:p>
          </table:table-cell>
          <table:table-cell table:style-name="Tabla12.B22" office:value-type="float" office:value="0.001757">
            <text:p text:style-name="P45">1,76E-003</text:p>
          </table:table-cell>
        </table:table-row>
        <table:table-row>
          <table:table-cell table:style-name="Tabla12.A2" office:value-type="float" office:value="845001">
            <text:p text:style-name="P45">845001</text:p>
          </table:table-cell>
          <table:table-cell table:style-name="Tabla12.B22" office:value-type="float" office:value="0.001824">
            <text:p text:style-name="P45">1,82E-003</text:p>
          </table:table-cell>
        </table:table-row>
        <table:table-row>
          <table:table-cell table:style-name="Tabla12.A2" office:value-type="float" office:value="850001">
            <text:p text:style-name="P45">850001</text:p>
          </table:table-cell>
          <table:table-cell table:style-name="Tabla12.B22" office:value-type="float" office:value="0.001247">
            <text:p text:style-name="P45">1,25E-003</text:p>
          </table:table-cell>
        </table:table-row>
        <table:table-row>
          <table:table-cell table:style-name="Tabla12.A2" office:value-type="float" office:value="855001">
            <text:p text:style-name="P45">855001</text:p>
          </table:table-cell>
          <table:table-cell table:style-name="Tabla12.B22" office:value-type="float" office:value="0.001955">
            <text:p text:style-name="P45">1,96E-003</text:p>
          </table:table-cell>
        </table:table-row>
        <table:table-row>
          <table:table-cell table:style-name="Tabla12.A2" office:value-type="float" office:value="860001">
            <text:p text:style-name="P45">860001</text:p>
          </table:table-cell>
          <table:table-cell table:style-name="Tabla12.B22" office:value-type="float" office:value="0.001349">
            <text:p text:style-name="P45">1,35E-003</text:p>
          </table:table-cell>
        </table:table-row>
        <table:table-row>
          <table:table-cell table:style-name="Tabla12.A2" office:value-type="float" office:value="865001">
            <text:p text:style-name="P45">865001</text:p>
          </table:table-cell>
          <table:table-cell table:style-name="Tabla12.B22" office:value-type="float" office:value="0.001244">
            <text:p text:style-name="P45">1,24E-003</text:p>
          </table:table-cell>
        </table:table-row>
        <table:table-row>
          <table:table-cell table:style-name="Tabla12.A2" office:value-type="float" office:value="870001">
            <text:p text:style-name="P45">870001</text:p>
          </table:table-cell>
          <table:table-cell table:style-name="Tabla12.B22" office:value-type="float" office:value="0.001654">
            <text:p text:style-name="P45">1,65E-003</text:p>
          </table:table-cell>
        </table:table-row>
        <table:table-row>
          <table:table-cell table:style-name="Tabla12.A2" office:value-type="float" office:value="875001">
            <text:p text:style-name="P45">875001</text:p>
          </table:table-cell>
          <table:table-cell table:style-name="Tabla12.B22" office:value-type="float" office:value="0.001306">
            <text:p text:style-name="P45">1,31E-003</text:p>
          </table:table-cell>
        </table:table-row>
        <table:table-row>
          <table:table-cell table:style-name="Tabla12.A2" office:value-type="float" office:value="880001">
            <text:p text:style-name="P45">880001</text:p>
          </table:table-cell>
          <table:table-cell table:style-name="Tabla12.B22" office:value-type="float" office:value="0.001208">
            <text:p text:style-name="P45">1,21E-003</text:p>
          </table:table-cell>
        </table:table-row>
        <table:table-row>
          <table:table-cell table:style-name="Tabla12.A2" office:value-type="float" office:value="885001">
            <text:p text:style-name="P45">885001</text:p>
          </table:table-cell>
          <table:table-cell table:style-name="Tabla12.B198" office:value-type="string">
            <text:p text:style-name="P45">1.32e-06</text:p>
          </table:table-cell>
        </table:table-row>
        <table:table-row>
          <table:table-cell table:style-name="Tabla12.A2" office:value-type="float" office:value="890001">
            <text:p text:style-name="P45">890001</text:p>
          </table:table-cell>
          <table:table-cell table:style-name="Tabla12.B22" office:value-type="float" office:value="0.001516">
            <text:p text:style-name="P45">1,52E-003</text:p>
          </table:table-cell>
        </table:table-row>
        <table:table-row>
          <table:table-cell table:style-name="Tabla12.A2" office:value-type="float" office:value="895001">
            <text:p text:style-name="P45">895001</text:p>
          </table:table-cell>
          <table:table-cell table:style-name="Tabla12.B22" office:value-type="float" office:value="0.001419">
            <text:p text:style-name="P45">1,42E-003</text:p>
          </table:table-cell>
        </table:table-row>
        <table:table-row>
          <table:table-cell table:style-name="Tabla12.A2" office:value-type="float" office:value="900001">
            <text:p text:style-name="P45">900001</text:p>
          </table:table-cell>
          <table:table-cell table:style-name="Tabla12.B22" office:value-type="float" office:value="0.001462">
            <text:p text:style-name="P45">1,46E-003</text:p>
          </table:table-cell>
        </table:table-row>
        <table:table-row>
          <table:table-cell table:style-name="Tabla12.A2" office:value-type="float" office:value="905001">
            <text:p text:style-name="P45">905001</text:p>
          </table:table-cell>
          <table:table-cell table:style-name="Tabla12.B22" office:value-type="float" office:value="0.001473">
            <text:p text:style-name="P45">1,47E-003</text:p>
          </table:table-cell>
        </table:table-row>
        <table:table-row>
          <table:table-cell table:style-name="Tabla12.A2" office:value-type="float" office:value="910001">
            <text:p text:style-name="P45">910001</text:p>
          </table:table-cell>
          <table:table-cell table:style-name="Tabla12.B22" office:value-type="float" office:value="0.001766">
            <text:p text:style-name="P45">1,77E-003</text:p>
          </table:table-cell>
        </table:table-row>
        <table:table-row>
          <table:table-cell table:style-name="Tabla12.A2" office:value-type="float" office:value="915001">
            <text:p text:style-name="P45">915001</text:p>
          </table:table-cell>
          <table:table-cell table:style-name="Tabla12.B22" office:value-type="float" office:value="0.001118">
            <text:p text:style-name="P45">1,12E-003</text:p>
          </table:table-cell>
        </table:table-row>
        <table:table-row>
          <table:table-cell table:style-name="Tabla12.A2" office:value-type="float" office:value="920001">
            <text:p text:style-name="P45">920001</text:p>
          </table:table-cell>
          <table:table-cell table:style-name="Tabla12.B198" office:value-type="string">
            <text:p text:style-name="P45">1.45e-06</text:p>
          </table:table-cell>
        </table:table-row>
        <table:table-row>
          <table:table-cell table:style-name="Tabla12.A2" office:value-type="float" office:value="925001">
            <text:p text:style-name="P45">925001</text:p>
          </table:table-cell>
          <table:table-cell table:style-name="Tabla12.B22" office:value-type="float" office:value="0.001306">
            <text:p text:style-name="P45">1,31E-003</text:p>
          </table:table-cell>
        </table:table-row>
        <table:table-row>
          <table:table-cell table:style-name="Tabla12.A2" office:value-type="float" office:value="930001">
            <text:p text:style-name="P45">930001</text:p>
          </table:table-cell>
          <table:table-cell table:style-name="Tabla12.B22" office:value-type="float" office:value="0.001165">
            <text:p text:style-name="P45">1,17E-003</text:p>
          </table:table-cell>
        </table:table-row>
        <table:table-row>
          <table:table-cell table:style-name="Tabla12.A2" office:value-type="float" office:value="935001">
            <text:p text:style-name="P45">935001</text:p>
          </table:table-cell>
          <table:table-cell table:style-name="Tabla12.B22" office:value-type="float" office:value="0.001397">
            <text:p text:style-name="P45">1,40E-003</text:p>
          </table:table-cell>
        </table:table-row>
        <table:table-row>
          <table:table-cell table:style-name="Tabla12.A2" office:value-type="float" office:value="940001">
            <text:p text:style-name="P45">940001</text:p>
          </table:table-cell>
          <table:table-cell table:style-name="Tabla12.B22" office:value-type="float" office:value="0.001436">
            <text:p text:style-name="P45">1,44E-003</text:p>
          </table:table-cell>
        </table:table-row>
        <table:table-row>
          <table:table-cell table:style-name="Tabla12.A2" office:value-type="float" office:value="945001">
            <text:p text:style-name="P45">945001</text:p>
          </table:table-cell>
          <table:table-cell table:style-name="Tabla12.B22" office:value-type="float" office:value="0.001524">
            <text:p text:style-name="P45">1,52E-003</text:p>
          </table:table-cell>
        </table:table-row>
        <table:table-row>
          <table:table-cell table:style-name="Tabla12.A2" office:value-type="float" office:value="950001">
            <text:p text:style-name="P45">950001</text:p>
          </table:table-cell>
          <table:table-cell table:style-name="Tabla12.B22" office:value-type="float" office:value="0.001415">
            <text:p text:style-name="P45">1,42E-003</text:p>
          </table:table-cell>
        </table:table-row>
        <table:table-row>
          <table:table-cell table:style-name="Tabla12.A2" office:value-type="float" office:value="955001">
            <text:p text:style-name="P45">955001</text:p>
          </table:table-cell>
          <table:table-cell table:style-name="Tabla12.B22" office:value-type="float" office:value="0.001917">
            <text:p text:style-name="P45">1,92E-003</text:p>
          </table:table-cell>
        </table:table-row>
        <table:table-row>
          <table:table-cell table:style-name="Tabla12.A2" office:value-type="float" office:value="960001">
            <text:p text:style-name="P45">960001</text:p>
          </table:table-cell>
          <table:table-cell table:style-name="Tabla12.B22" office:value-type="float" office:value="0.001227">
            <text:p text:style-name="P45">1,23E-003</text:p>
          </table:table-cell>
        </table:table-row>
        <table:table-row>
          <table:table-cell table:style-name="Tabla12.A2" office:value-type="float" office:value="965001">
            <text:p text:style-name="P45">965001</text:p>
          </table:table-cell>
          <table:table-cell table:style-name="Tabla12.B22" office:value-type="float" office:value="0.001848">
            <text:p text:style-name="P45">1,85E-003</text:p>
          </table:table-cell>
        </table:table-row>
        <table:table-row>
          <table:table-cell table:style-name="Tabla12.A2" office:value-type="float" office:value="970001">
            <text:p text:style-name="P45">970001</text:p>
          </table:table-cell>
          <table:table-cell table:style-name="Tabla12.B22" office:value-type="float" office:value="0.002565">
            <text:p text:style-name="P45">2,57E-003</text:p>
          </table:table-cell>
        </table:table-row>
        <table:table-row>
          <table:table-cell table:style-name="Tabla12.A2" office:value-type="float" office:value="975001">
            <text:p text:style-name="P45">975001</text:p>
          </table:table-cell>
          <table:table-cell table:style-name="Tabla12.B198" office:value-type="string">
            <text:p text:style-name="P45">1.23e-06</text:p>
          </table:table-cell>
        </table:table-row>
        <table:table-row>
          <table:table-cell table:style-name="Tabla12.A2" office:value-type="float" office:value="980001">
            <text:p text:style-name="P45">980001</text:p>
          </table:table-cell>
          <table:table-cell table:style-name="Tabla12.B198" office:value-type="string">
            <text:p text:style-name="P45">1.45e-06</text:p>
          </table:table-cell>
        </table:table-row>
        <table:table-row>
          <table:table-cell table:style-name="Tabla12.A2" office:value-type="float" office:value="985001">
            <text:p text:style-name="P45">985001</text:p>
          </table:table-cell>
          <table:table-cell table:style-name="Tabla12.B22" office:value-type="float" office:value="0.001513">
            <text:p text:style-name="P45">1,51E-003</text:p>
          </table:table-cell>
        </table:table-row>
        <table:table-row>
          <table:table-cell table:style-name="Tabla12.A2" office:value-type="float" office:value="990001">
            <text:p text:style-name="P45">990001</text:p>
          </table:table-cell>
          <table:table-cell table:style-name="Tabla12.B22" office:value-type="float" office:value="0.001091">
            <text:p text:style-name="P45">1,09E-003</text:p>
          </table:table-cell>
        </table:table-row>
        <table:table-row>
          <table:table-cell table:style-name="Tabla12.A2" office:value-type="float" office:value="995001">
            <text:p text:style-name="P45">995001</text:p>
          </table:table-cell>
          <table:table-cell table:style-name="Tabla12.B22" office:value-type="float" office:value="0.001352">
            <text:p text:style-name="P45">1,35E-003</text:p>
          </table:table-cell>
        </table:table-row>
        <table:table-row>
          <table:table-cell table:style-name="Tabla12.A2" office:value-type="float" office:value="1000001">
            <text:p text:style-name="P45">1000001</text:p>
          </table:table-cell>
          <table:table-cell table:style-name="Tabla12.B22" office:value-type="float" office:value="0.001308">
            <text:p text:style-name="P45">1,31E-003</text:p>
          </table:table-cell>
        </table:table-row>
      </table:table>
      <text:p text:style-name="P51"><text:soft-page-break/></text:p>
      <text:p text:style-name="P51"><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51"/>
      <text:p text:style-name="P60">1.1<text:tab/><text:span text:style-name="T17">Comparación entre algoritmos</text:span></text:p>
      <text:p text:style-name="P60"/>
      <text:p text:style-name="P56">Para la comparación nos valdremos de la función logarítmica que hemos ajustado para la primera y la segunda solución DyV planteadas en la resolución del problema. </text:p>
      <text:p text:style-name="P56"/>
      <text:p text:style-name="P56"><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56"><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23:09:26.431604018</dc:date>
    <meta:editing-duration>PT2H30M54S</meta:editing-duration>
    <meta:editing-cycles>59</meta:editing-cycles>
    <meta:generator>LibreOffice/4.2.8.2$Linux_X86_64 LibreOffice_project/420m0$Build-2</meta:generator>
    <meta:document-statistic meta:table-count="12" meta:image-count="15" meta:object-count="0" meta:page-count="99" meta:paragraph-count="6090" meta:word-count="7207" meta:character-count="55772" meta:non-whitespace-character-count="54388"/>
  </office:meta>
</office:document-meta>
</file>